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At Kupiansk direction Russian army shelled Krasne Pershe, Novomlynsk, Dvorichna, Zapadne and ...</text:span>
</text:h>
      <text:p text:style-name="P4">
Authors: liveuamap (Language: en)</text:p>
      <text:p text:style-name="P4">
Time: 2023-04-10T-46:48:00</text:p>
      <text:p text:style-name="P4">
Location: Svatove (Latitude:49.38114 Longtitude:37.85408)</text:p>
      <text:p text:style-name="P4">
Videos: []</text:p>
      <text:p text:style-name="P4">
Images: []</text:p>
      <text:p text:style-name="P4">
Tags: ["Russia"]</text:p>
      <text:p text:style-name="P4">
ID: 22555049</text:p>
      <!--METADATA-->
      <text:p text:style-name="P4">
At Kupiansk direction Russian army shelled Krasne Pershe, Novomlynsk,Dvorichna, Zapadne and Pershotravneve of Kharkiv region, - General Staff ofArmed Forces of Ukraine says in the morning report</text:p>
      <text:p text:style-name="P4">
News Collection Link: <text:a xlink:type="simple" xlink:href="https://liveuamap.com/en/2023/10-april-at-kupiansk-direction-russian-army-shelled-krasne" text:style-name="Internet_20_link" text:visited-style-name="Visited_20_Internet_20_Link">
https://liveuamap.com/en/2023/10-april-at-kupiansk-direction-russian-army-shelled-krasne</text:a>
</text:p>
      <text:p text:style-name="P4">
Source: <text:a xlink:type="simple" xlink:href="https://t.me/lumsrc/4455" text:style-name="Internet_20_link" text:visited-style-name="Visited_20_Internet_20_Link">
https://t.me/lumsrc/4455</text:a>
</text:p>
      <!--NEWS-->
      <text:h text:style-name="P10" text:outline-level="1">
<text:span text:style-name="T4">
At Lyman direction Russian army shelled Novoselivske, Cherneschyna, Makiyivka, Nevske, Yampol...</text:span>
</text:h>
      <text:p text:style-name="P4">
Authors: liveuamap (Language: en)</text:p>
      <text:p text:style-name="P4">
Time: 2023-04-10T-48:48:00</text:p>
      <text:p text:style-name="P4">
Location: Donetsk (Latitude:48.75596 Longtitude:38.23723)</text:p>
      <text:p text:style-name="P4">
Videos: []</text:p>
      <text:p text:style-name="P4">
Images: []</text:p>
      <text:p text:style-name="P4">
Tags: ["Russia"]</text:p>
      <text:p text:style-name="P4">
ID: 22555045</text:p>
      <!--METADATA-->
      <text:p text:style-name="P4">
At Lyman direction Russian army shelled Novoselivske, Cherneschyna, Makiyivka,Nevske, Yampolivka, Bilohorivka of Luhansk region, also Kolodyazi, Torske,Siversk, Spirne and Berestove of Donetsk region, - General Staff of ArmedForces of Ukraine says in the morning report</text:p>
      <text:p text:style-name="P4">
News Collection Link: <text:a xlink:type="simple" xlink:href="https://liveuamap.com/en/2023/10-april-at-lyman-direction-russian-army-shelled-novoselivske" text:style-name="Internet_20_link" text:visited-style-name="Visited_20_Internet_20_Link">
https://liveuamap.com/en/2023/10-april-at-lyman-direction-russian-army-shelled-novoselivske</text:a>
</text:p>
      <text:p text:style-name="P4">
Source: <text:a xlink:type="simple" xlink:href="https://t.me/lumsrc/4456" text:style-name="Internet_20_link" text:visited-style-name="Visited_20_Internet_20_Link">
https://t.me/lumsrc/4456</text:a>
</text:p>
      <!--NEWS-->
      <text:h text:style-name="P10" text:outline-level="1">
<text:span text:style-name="T4">
At Bakhmut direction Russian army shelled Vasukivka, Zaliznyanske, Minkivka, Orikhovo-Vasyliv...</text:span>
</text:h>
      <text:p text:style-name="P4">
Authors: liveuamap (Language: en)</text:p>
      <text:p text:style-name="P4">
Time: 2023-04-10T-50:48:00</text:p>
      <text:p text:style-name="P4">
Location: Donetsk Oblast (Latitude:48.37005 Longtitude:37.88635)</text:p>
      <text:p text:style-name="P4">
Videos: []</text:p>
      <text:p text:style-name="P4">
Images: []</text:p>
      <text:p text:style-name="P4">
Tags: ["Russia"]</text:p>
      <text:p text:style-name="P4">
ID: 22555044</text:p>
      <!--METADATA-->
      <text:p text:style-name="P4">
At Bakhmut direction Russian army shelled Vasukivka, Zaliznyanske, Minkivka,Orikhovo-Vasylivka, Markove, Bakhmut, Khromove, Ivanivske, Chasiv Yar, BilaHora, Ozaryanivka, Druzhba and Zalizne of Donetsk region, - General Staff ofArmed Forces of Ukraine says in the morning report</text:p>
      <text:p text:style-name="P4">
News Collection Link: <text:a xlink:type="simple" xlink:href="https://liveuamap.com/en/2023/10-april-at-bakhmut-direction-russian-army-shelled-vasukivka" text:style-name="Internet_20_link" text:visited-style-name="Visited_20_Internet_20_Link">
https://liveuamap.com/en/2023/10-april-at-bakhmut-direction-russian-army-shelled-vasukivka</text:a>
</text:p>
      <text:p text:style-name="P4">
Source: <text:a xlink:type="simple" xlink:href="https://t.me/lumsrc/4457" text:style-name="Internet_20_link" text:visited-style-name="Visited_20_Internet_20_Link">
https://t.me/lumsrc/4457</text:a>
</text:p>
      <!--NEWS-->
      <text:h text:style-name="P10" text:outline-level="1">
<text:span text:style-name="T4">
At Avdiyivka and Maryinka directions Russian army shelled Novokalynove, Berdychi, Stepove, Av...</text:span>
</text:h>
      <text:p text:style-name="P4">
Authors: liveuamap (Language: en)</text:p>
      <text:p text:style-name="P4">
Time: 2023-04-10T-52:48:00</text:p>
      <text:p text:style-name="P4">
Location: Marinka, Donetsk Oblast (Latitude:47.94395 Longtitude:37.4929)</text:p>
      <text:p text:style-name="P4">
Videos: []</text:p>
      <text:p text:style-name="P4">
Images: []</text:p>
      <text:p text:style-name="P4">
Tags: ["Russia"]</text:p>
      <text:p text:style-name="P4">
ID: 22555043</text:p>
      <!--METADATA-->
      <text:p text:style-name="P4">
At Avdiyivka and Maryinka directions Russian army shelled Novokalynove,Berdychi, Stepove, Avdiyivka, Lastochkyne, Syeverne, Pervomayske,Krasnohorivka, Hostre, Heorhiyivka and Maryinka of Donetsk region, - GeneralStaff of Armed Forces of Ukraine says in the morning report</text:p>
      <text:p text:style-name="P4">
News Collection Link: <text:a xlink:type="simple" xlink:href="https://liveuamap.com/en/2023/10-april-at-avdiyivka-and-maryinka-directions-russian-army" text:style-name="Internet_20_link" text:visited-style-name="Visited_20_Internet_20_Link">
https://liveuamap.com/en/2023/10-april-at-avdiyivka-and-maryinka-directions-russian-army</text:a>
</text:p>
      <text:p text:style-name="P4">
Source: <text:a xlink:type="simple" xlink:href="https://t.me/lumsrc/4458" text:style-name="Internet_20_link" text:visited-style-name="Visited_20_Internet_20_Link">
https://t.me/lumsrc/4458</text:a>
</text:p>
      <!--NEWS-->
      <text:h text:style-name="P10" text:outline-level="1">
<text:span text:style-name="T4">
At Shaktarske direction Russian army shelled Pobyeda, Novomykhaylivka, Bohoyavlenka, Shakhtar...</text:span>
</text:h>
      <text:p text:style-name="P4">
Authors: liveuamap (Language: en)</text:p>
      <text:p text:style-name="P4">
Time: 2023-04-10T-54:48:00</text:p>
      <text:p text:style-name="P4">
Location: Donetsk (Latitude:47.79125 Longtitude:36.98582)</text:p>
      <text:p text:style-name="P4">
Videos: []</text:p>
      <text:p text:style-name="P4">
Images: []</text:p>
      <text:p text:style-name="P4">
Tags: ["Russia"]</text:p>
      <text:p text:style-name="P4">
ID: 22555041</text:p>
      <!--METADATA-->
      <text:p text:style-name="P4">
At Shaktarske direction Russian army shelled Pobyeda, Novomykhaylivka,Bohoyavlenka, Shakhtarske, Novoukrayinka, Velyka Novosilka, Prechystivka andZolota Nyva of Donetsk region, - General Staff of Armed Forces of Ukraine saysin the morning report</text:p>
      <text:p text:style-name="P4">
News Collection Link: <text:a xlink:type="simple" xlink:href="https://liveuamap.com/en/2023/10-april-at-shaktarske-direction-russian-army-shelled-pobyeda" text:style-name="Internet_20_link" text:visited-style-name="Visited_20_Internet_20_Link">
https://liveuamap.com/en/2023/10-april-at-shaktarske-direction-russian-army-shelled-pobyeda</text:a>
</text:p>
      <text:p text:style-name="P4">
Source: <text:a xlink:type="simple" xlink:href="https://t.me/lumsrc/4459" text:style-name="Internet_20_link" text:visited-style-name="Visited_20_Internet_20_Link">
https://t.me/lumsrc/4459</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0T-56:48:00</text:p>
      <text:p text:style-name="P4">
Location: Kherson (Latitude:46.6327 Longtitude:32.60193)</text:p>
      <text:p text:style-name="P4">
Videos: []</text:p>
      <text:p text:style-name="P4">
Images: []</text:p>
      <text:p text:style-name="P4">
Tags: ["Russia"]</text:p>
      <text:p text:style-name="P4">
ID: 22555037</text:p>
      <!--METADATA-->
      <text:p text:style-name="P4">
At Zaporizhzhia and Kherson directions Russian army shelled Vremivka, Novopilof Donetsk region; Zaporizke, Olhivske, Mala Tokmachka, Novoandriyivka andKamyanske of Zaporizhzhia region; Kachkarivka, Mykolayivka, Lvove, Mykilskeand Inzhenerne of Kherson region, also Kherson city, - General Staff of ArmedForces of Ukraine says in the morning report</text:p>
      <text:p text:style-name="P4">
News Collection Link: <text:a xlink:type="simple" xlink:href="https://liveuamap.com/en/2023/10-april-at-zaporizhzhia-and-kherson-directions-russian-army" text:style-name="Internet_20_link" text:visited-style-name="Visited_20_Internet_20_Link">
https://liveuamap.com/en/2023/10-april-at-zaporizhzhia-and-kherson-directions-russian-army</text:a>
</text:p>
      <text:p text:style-name="P4">
Source: <text:a xlink:type="simple" xlink:href="https://t.me/lumsrc/4460" text:style-name="Internet_20_link" text:visited-style-name="Visited_20_Internet_20_Link">
https://t.me/lumsrc/4460</text:a>
</text:p>
      <!--NEWS-->
      <text:h text:style-name="P10" text:outline-level="1">
<text:span text:style-name="T4">
Kharkiv, Kharkivska Oblast(18:06). Red Alert: aerial threat. Sirens sounding. Take cover now!</text:span>
</text:h>
      <text:p text:style-name="P4">
Authors: liveuamap (Language: en)</text:p>
      <text:p text:style-name="P4">
Time: 2023-04-10T12:08:00</text:p>
      <text:p text:style-name="P4">
Location: Kharkiv (Latitude:49.98116 Longtitude:36.25152)</text:p>
      <text:p text:style-name="P4">
Videos: []</text:p>
      <text:p text:style-name="P4">
Images: []</text:p>
      <text:p text:style-name="P4">
Tags: ["Europe", "Central and Eastern Europe"]</text:p>
      <text:p text:style-name="P4">
ID: 22555102</text:p>
      <!--METADATA-->
      <text:p text:style-name="P4">
Kharkiv, Kharkivska Oblast(18:06). Red Alert: aerial threat. Sirens sounding.Take cover now!</text:p>
      <text:p text:style-name="P4">
News Collection Link: <text:a xlink:type="simple" xlink:href="https://liveuamap.com/en/2023/10-april-kharkiv-kharkivska-oblast1806-red-alg" text:style-name="Internet_20_link" text:visited-style-name="Visited_20_Internet_20_Link">
https://liveuamap.com/en/2023/10-april-kharkiv-kharkivska-oblast1806-red-alg</text:a>
</text:p>
      <text:p text:style-name="P4">
Source: <text:a xlink:type="simple" xlink:href="https://t.me/suspilnekharkiv/23764" text:style-name="Internet_20_link" text:visited-style-name="Visited_20_Internet_20_Link">
https://t.me/suspilnekharkiv/23764</text:a>
</text:p>
      <!--NEWS-->
      <text:h text:style-name="P10" text:outline-level="1">
<text:span text:style-name="T4">
Kherson, Khersonska Oblast(18:52). Red Alert: aerial threat. Sirens sounding. Take cover now!</text:span>
</text:h>
      <text:p text:style-name="P4">
Authors: liveuamap (Language: en)</text:p>
      <text:p text:style-name="P4">
Time: 2023-04-10T12:53:00</text:p>
      <text:p text:style-name="P4">
Location: Kherson (Latitude:46.65643 Longtitude:32.61901)</text:p>
      <text:p text:style-name="P4">
Videos: []</text:p>
      <text:p text:style-name="P4">
Images: []</text:p>
      <text:p text:style-name="P4">
Tags: ["Europe", "Central and Eastern Europe"]</text:p>
      <text:p text:style-name="P4">
ID: 22555115</text:p>
      <!--METADATA-->
      <text:p text:style-name="P4">
Kherson, Khersonska Oblast(18:52). Red Alert: aerial threat. Sirens sounding.Take cover now!</text:p>
      <text:p text:style-name="P4">
News Collection Link: <text:a xlink:type="simple" xlink:href="https://liveuamap.com/en/2023/10-april-kherson-khersonska-oblast1852-red-alg" text:style-name="Internet_20_link" text:visited-style-name="Visited_20_Internet_20_Link">
https://liveuamap.com/en/2023/10-april-kherson-khersonska-oblast1852-red-alg</text:a>
</text:p>
      <text:p text:style-name="P4">
Source: <text:a xlink:type="simple" xlink:href="https://t.me/air_alert_ua/42859" text:style-name="Internet_20_link" text:visited-style-name="Visited_20_Internet_20_Link">
https://t.me/air_alert_ua/42859</text:a>
</text:p>
      <!--NEWS-->
      <text:h text:style-name="P10" text:outline-level="1">
<text:span text:style-name="T4">
Donetsk Oblast(20:05). Red Alert: aerial threat. Sirens sounding. Take cover now!</text:span>
</text:h>
      <text:p text:style-name="P4">
Authors: liveuamap (Language: en)</text:p>
      <text:p text:style-name="P4">
Time: 2023-04-10T14:07:00</text:p>
      <text:p text:style-name="P4">
Location: Donetsk Oblast (Latitude:48.72744 Longtitude:37.5781)</text:p>
      <text:p text:style-name="P4">
Videos: []</text:p>
      <text:p text:style-name="P4">
Images: []</text:p>
      <text:p text:style-name="P4">
Tags: ["Europe", "Central and Eastern Europe"]</text:p>
      <text:p text:style-name="P4">
ID: 22555134</text:p>
      <!--METADATA-->
      <text:p text:style-name="P4">
Donetsk Oblast(20:05). Red Alert: aerial threat. Sirens sounding. Take covernow!</text:p>
      <text:p text:style-name="P4">
News Collection Link: <text:a xlink:type="simple" xlink:href="https://liveuamap.com/en/2023/10-april-donetsk-oblast2005-red-alert-aerial-g" text:style-name="Internet_20_link" text:visited-style-name="Visited_20_Internet_20_Link">
https://liveuamap.com/en/2023/10-april-donetsk-oblast2005-red-alert-aerial-g</text:a>
</text:p>
      <text:p text:style-name="P4">
Source: <text:a xlink:type="simple" xlink:href="https://t.me/air_alert_ua/42861" text:style-name="Internet_20_link" text:visited-style-name="Visited_20_Internet_20_Link">
https://t.me/air_alert_ua/42861</text:a>
</text:p>
      <!--NEWS-->
      <text:h text:style-name="P10" text:outline-level="1">
<text:span text:style-name="T4">
Donetsk Oblast(22:38). Red Alert: aerial threat. Sirens sounding. Take cover now!</text:span>
</text:h>
      <text:p text:style-name="P4">
Authors: liveuamap (Language: en)</text:p>
      <text:p text:style-name="P4">
Time: 2023-04-10T16:40:00</text:p>
      <text:p text:style-name="P4">
Location: Donetsk Oblast (Latitude:48.72821 Longtitude:37.57754)</text:p>
      <text:p text:style-name="P4">
Videos: []</text:p>
      <text:p text:style-name="P4">
Images: []</text:p>
      <text:p text:style-name="P4">
Tags: ["Europe", "Central and Eastern Europe"]</text:p>
      <text:p text:style-name="P4">
ID: 22555142</text:p>
      <!--METADATA-->
      <text:p text:style-name="P4">
Donetsk Oblast(22:38). Red Alert: aerial threat. Sirens sounding. Take covernow!</text:p>
      <text:p text:style-name="P4">
News Collection Link: <text:a xlink:type="simple" xlink:href="https://liveuamap.com/en/2023/10-april-donetsk-oblast2238-red-alert-aerial-g" text:style-name="Internet_20_link" text:visited-style-name="Visited_20_Internet_20_Link">
https://liveuamap.com/en/2023/10-april-donetsk-oblast2238-red-alert-aerial-g</text:a>
</text:p>
      <text:p text:style-name="P4">
Source: <text:a xlink:type="simple" xlink:href="https://t.me/air_alert_ua/42864" text:style-name="Internet_20_link" text:visited-style-name="Visited_20_Internet_20_Link">
https://t.me/air_alert_ua/42864</text:a>
</text:p>
      <!--NEWS-->
      <text:h text:style-name="P10" text:outline-level="1">
<text:span text:style-name="T4">
Donetsk Oblast(23:50). Red Alert: aerial threat. Sirens sounding. Take cover now!</text:span>
</text:h>
      <text:p text:style-name="P4">
Authors: liveuamap (Language: en)</text:p>
      <text:p text:style-name="P4">
Time: 2023-04-10T17:50:00</text:p>
      <text:p text:style-name="P4">
Location: Donetsk Oblast (Latitude:48.72702 Longtitude:37.57748)</text:p>
      <text:p text:style-name="P4">
Videos: []</text:p>
      <text:p text:style-name="P4">
Images: []</text:p>
      <text:p text:style-name="P4">
Tags: ["Europe", "Central and Eastern Europe"]</text:p>
      <text:p text:style-name="P4">
ID: 22555144</text:p>
      <!--METADATA-->
      <text:p text:style-name="P4">
Donetsk Oblast(23:50). Red Alert: aerial threat. Sirens sounding. Take covernow!</text:p>
      <text:p text:style-name="P4">
News Collection Link: <text:a xlink:type="simple" xlink:href="https://liveuamap.com/en/2023/10-april-donetsk-oblast2350-red-alert-aerial-g" text:style-name="Internet_20_link" text:visited-style-name="Visited_20_Internet_20_Link">
https://liveuamap.com/en/2023/10-april-donetsk-oblast2350-red-alert-aerial-g</text:a>
</text:p>
      <text:p text:style-name="P4">
Source: <text:a xlink:type="simple" xlink:href="https://t.me/air_alert_ua/42866" text:style-name="Internet_20_link" text:visited-style-name="Visited_20_Internet_20_Link">
https://t.me/air_alert_ua/42866</text:a>
</text:p>
      <!--NEWS-->
      <text:h text:style-name="P10" text:outline-level="1">
<text:span text:style-name="T4">
Zaporizka Oblast(23:52). Red Alert: aerial threat. Sirens sounding. Take cover now!</text:span>
</text:h>
      <text:p text:style-name="P4">
Authors: liveuamap (Language: en)</text:p>
      <text:p text:style-name="P4">
Time: 2023-04-10T17:53:00</text:p>
      <text:p text:style-name="P4">
Location: Zaporizka Oblast (Latitude:47.612311 Longtitude:35.764621)</text:p>
      <text:p text:style-name="P4">
Videos: []</text:p>
      <text:p text:style-name="P4">
Images: []</text:p>
      <text:p text:style-name="P4">
Tags: ["Europe", "Central and Eastern Europe"]</text:p>
      <text:p text:style-name="P4">
ID: 22555145</text:p>
      <!--METADATA-->
      <text:p text:style-name="P4">
Zaporizka Oblast(23:52). Red Alert: aerial threat. Sirens sounding. Take covernow!</text:p>
      <text:p text:style-name="P4">
News Collection Link: <text:a xlink:type="simple" xlink:href="https://liveuamap.com/en/2023/10-april-zaporizka-oblast2352-red-alert-aeriag" text:style-name="Internet_20_link" text:visited-style-name="Visited_20_Internet_20_Link">
https://liveuamap.com/en/2023/10-april-zaporizka-oblast2352-red-alert-aeriag</text:a>
</text:p>
      <text:p text:style-name="P4">
Source: <text:a xlink:type="simple" xlink:href="https://t.me/air_alert_ua/42867" text:style-name="Internet_20_link" text:visited-style-name="Visited_20_Internet_20_Link">
https://t.me/air_alert_ua/42867</text:a>
</text:p>
      <!--NEWS-->
      <text:h text:style-name="P10" text:outline-level="1">
<text:span text:style-name="T4">
Kharkiv, Kharkivska Oblast, Dnipro, Dnipropetrovska Oblast, Poltavska Oblast(23:53). Red Aler...</text:span>
</text:h>
      <text:p text:style-name="P4">
Authors: liveuamap (Language: en)</text:p>
      <text:p text:style-name="P4">
Time: 2023-04-10T17:54:00</text:p>
      <text:p text:style-name="P4">
Location: Kharkiv (Latitude:49.98081000 Longtitude:36.25272000)</text:p>
      <text:p text:style-name="P4">
Videos: []</text:p>
      <text:p text:style-name="P4">
Images: []</text:p>
      <text:p text:style-name="P4">
Tags: ["Europe", "Central and Eastern Europe"]</text:p>
      <text:p text:style-name="P4">
ID: 22555146</text:p>
      <!--METADATA-->
      <text:p text:style-name="P4">
Kharkiv, Kharkivska Oblast, Dnipro, Dnipropetrovska Oblast, PoltavskaOblast(23:53). Red Alert: aerial threat. Sirens sounding. Take cover now!</text:p>
      <text:p text:style-name="P4">
News Collection Link: <text:a xlink:type="simple" xlink:href="https://liveuamap.com/en/2023/10-april-kharkiv-kharkivska-oblast-dnipro-dnig" text:style-name="Internet_20_link" text:visited-style-name="Visited_20_Internet_20_Link">
https://liveuamap.com/en/2023/10-april-kharkiv-kharkivska-oblast-dnipro-dnig</text:a>
</text:p>
      <text:p text:style-name="P4">
Source: <text:a xlink:type="simple" xlink:href="https://t.me/air_alert_ua/42870" text:style-name="Internet_20_link" text:visited-style-name="Visited_20_Internet_20_Link">
https://t.me/air_alert_ua/42870</text:a>
</text:p>
      <!--NEWS-->
      <text:h text:style-name="P10" text:outline-level="1">
<text:span text:style-name="T4">
Donetsk Oblast(01:31). Red Alert: aerial threat. Sirens sounding. Take cover now!</text:span>
</text:h>
      <text:p text:style-name="P4">
Authors: liveuamap (Language: en)</text:p>
      <text:p text:style-name="P4">
Time: 2023-04-10T19:33:00</text:p>
      <text:p text:style-name="P4">
Location: Donetsk Oblast (Latitude:48.72654 Longtitude:37.57765)</text:p>
      <text:p text:style-name="P4">
Videos: []</text:p>
      <text:p text:style-name="P4">
Images: []</text:p>
      <text:p text:style-name="P4">
Tags: ["Europe", "Central and Eastern Europe"]</text:p>
      <text:p text:style-name="P4">
ID: 22555147</text:p>
      <!--METADATA-->
      <text:p text:style-name="P4">
Donetsk Oblast(01:31). Red Alert: aerial threat. Sirens sounding. Take covernow!</text:p>
      <text:p text:style-name="P4">
News Collection Link: <text:a xlink:type="simple" xlink:href="https://liveuamap.com/en/2023/10-april-donetsk-oblast0131-red-alert-aerial-g" text:style-name="Internet_20_link" text:visited-style-name="Visited_20_Internet_20_Link">
https://liveuamap.com/en/2023/10-april-donetsk-oblast0131-red-alert-aerial-g</text:a>
</text:p>
      <text:p text:style-name="P4">
Source: <text:a xlink:type="simple" xlink:href="https://t.me/air_alert_ua/42876" text:style-name="Internet_20_link" text:visited-style-name="Visited_20_Internet_20_Link">
https://t.me/air_alert_ua/42876</text:a>
</text:p>
      <!--NEWS-->
      <text:h text:style-name="P10" text:outline-level="1">
<text:span text:style-name="T4">
Ми готуємося до інтеграції в мирне життя наших захисників і захисниць — Юлія Лапутіна</text:span>
</text:h>
      <text:p text:style-name="P4">
Author: ['АРМІЯINFORM']</text:p>
      <text:p text:style-name="P4">
Time: 2023-04-10T32:00:00-04:00</text:p>
      <text:p text:style-name="P4">
Description: Ми готуємося до інтеграції в мирне життя наших захисників і захисниць. Про це розповіл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2b9de9c5fcab44-yuliya-laputina.jpeg" text:style-name="Internet_20_link" text:visited-style-name="Visited_20_Internet_20_Link">
62b9de9c5fcab44-yuliya-laputina.jpeg</text:a>
']</text:p>
      <text:p text:style-name="P4">
Tags: ['МІНВЕТЕРАНІВ', 'СОЦІАЛЬНИЙ ЗАХИСТ', 'ЮЛІЯ ЛАПУТІНА']</text:p>
      <text:p text:style-name="P4">
Category: News</text:p>
      <!--METADATA-->
      <text:p text:style-name="P4">
<draw:frame draw:style-name="fr1" draw:name="Image2" text:anchor-type="as-char" svg:width="6.9236in" svg:height="4.699123in" draw:z-index="0">
<draw:image xlink:href="../Images/AРМІЯINFORM/2023-04-10T32-00-00-04-00/62b9de9c5fcab44-yuliya-laputina.jpeg" xlink:type="simple" xlink:show="embed" xlink:actuate="onLoad" draw:mime-type="image/jpeg"/>
</draw:frame>
 Юлія Лапутіна</text:p>
      <text:p text:style-name="P4">
Ми готуємося до інтеграції в мирне життя наших захисників і захисниць. Про церозповіла Міністр у справах ветеранів Юлія Лапутіна. Вона повідомила, що Урядпідтвердив і схвалив ініціативу Мінветеранів переходу від військової кар’єридо цивільного життя. Це нормальна практика для країн НАТО, де ця система існуєна практиці. Наші воїни мають отримувати всю необхідну допомогу.</text:p>
      <text:p text:style-name="P4">
Про це йдеться в <text:a xlink:type="simple" xlink:href="https://www.kmu.gov.ua/news/yuliia-laputina-my-hotuiemosia-do-intehratsii-v-myrne-zhyttia-nashykh-zakhysnykiv-i-zakhysnyts" text:style-name="Internet_20_link" text:visited-style-name="Visited_20_Internet_20_Link">
повідомленні</text:a>
 Урядового порталу.</text:p>
      <text:p text:style-name="P4">
«Після перемоги багато людей повернеться до своїх громад і ми маємо створитивсі умови для них. У цей період ми перейдемо до відновлення країни та сталогорозвитку. Тому тут важливо надати людям інструменти власного розвитку щобивони інтегрувалися в родини та економіку громади, отримали цивільнуспеціальність», — зазначила очільниця Мінветеранів.</text:p>
      <text:p text:style-name="P4">
Вона також повідомила, що завдяки створенню декількох пілотних проектівМіністерство у справах ветеранів разом із Міністерством освіти та наукивідпрацьовує Центри ветеранського розвитку в закладах освіти. Це дає змогустворити гнучкі та доступні інструменти опанування цивільної спеціальності.Також планується багато аспектів розвитку ветеранського спорту.</text:p>
      <text:p text:style-name="P4">
«Ми всі живемо в одній країні та знаємо, які реальні проблеми є увійськовослужбовців, але зараз практично щотижнево відбуваються наради підголовуванням Прем’єр-міністра аби пришвидшити процес дебюрократизації задляотримання медичної та психологічної допомоги», — розповіла Юлія Лапутіна.</text:p>
      <text:p text:style-name="P4">
Вона окремо зазначила, що наразі Міністерство працює над пілотним проектомінституту помічника ветеранів у Львівській, Миколаївській, Дніпропетровській,Вінницькій областях. Координувати їх діяльність будуть Сервісні центри дляветеранів.</text:p>
      <text:p text:style-name="P4">
«Ми створюємо екосистему сприяння інтеграції ветеранів у мирне життя.Паралельно із цим ми відкриваємо „ветеранські вікна“ в ЦНАП де будуть доступнівсі наявні послуги», — резюмувала очільниця Мінветеранів.</text:p>
      <text:p text:style-name="P4">
Нагадаємо, 7 квітня Уряд погодив проект Указу Президента України щодовпровадження цього року Стратегії формування системи переходу від військовоїслужби до цивільного життя на період до 2032 року.</text:p>
      <text:p text:style-name="P4">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NEWS-->
      <text:h text:style-name="P10" text:outline-level="1">
<text:span text:style-name="T4">
«Ми — бомжі тут, ми — цуценята кинуті» — перехоплення ГУР</text:span>
</text:h>
      <text:p text:style-name="P4">
Author: ['АРМІЯINFORM']</text:p>
      <text:p text:style-name="P4">
Time: 2023-04-10T33:00:00-04:00</text:p>
      <text:p text:style-name="P4">
Description: https://youtu.be/GtH6G2c57no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 'ГОЛОВНЕ УПРАВЛІННЯ РОЗВІДКИ МО УКРАЇНИ', 'ГУР ПЕРЕХОПЛЕННЯ']</text:p>
      <text:p text:style-name="P4">
Category: News</text:p>
      <!--METADATA-->
      <text:p text:style-name="P4">
Головне управління розвідки Міністерства оборони України<text:a xlink:type="simple" xlink:href="https://gur.gov.ua/content/my---bomzhy-zdes-my---shchenky-broshennye.html" text:style-name="Internet_20_link" text:visited-style-name="Visited_20_Internet_20_Link">
оприлюднило</text:a>
 нове перехоплення розмови, в якій окупант розповідає прототальну відсутність військового обладнання та допомоги.</text:p>
      <text:p text:style-name="P4">
При цьому, за його словами, у них немає ні техніки, ні озброєння. Також немаєна чому гріти їжу, бо немає вогню.</text:p>
      <text:p text:style-name="P4">
Крім того окупант скаржиться своїй співрозмовниці на відсутність ротації середпідрозділів окупаційних військ.</text:p>
      <text:p text:style-name="P4">
Source: <text:a xlink:type="simple" xlink:href="https://armyinform.com.ua/2023/04/10/my-bomzhi-tut-my-czuczenyata-kynuti-perehoplennya-gur/" text:style-name="Internet_20_link" text:visited-style-name="Visited_20_Internet_20_Link">
https://armyinform.com.ua/2023/04/10/my-bomzhi-tut-my-czuczenyata-kynuti-perehoplennya-gur/</text:a>
</text:p>
      <!--NEWS-->
      <text:h text:style-name="P10" text:outline-level="1">
<text:span text:style-name="T4">
Центр протидії дезінформації розвінчує нові російські фейки</text:span>
</text:h>
      <text:p text:style-name="P4">
Author: ['АРМІЯINFORM']</text:p>
      <text:p text:style-name="P4">
Time: 2023-04-10T34:00:00-04:00</text:p>
      <text:p text:style-name="P4">
Description: Центр протидії дезінформації при РНБО України інформує про фейки та дезінформацій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fejky.jpg" text:style-name="Internet_20_link" text:visited-style-name="Visited_20_Internet_20_Link">
fejky.jpg</text:a>
']</text:p>
      <text:p text:style-name="P4">
Tags: ['STOPRUSSIA', 'АГРЕСІЯ РФ', 'ВТОРГНЕННЯ РФ', 'РОСІЙСЬКІ ФЕЙКИ', 'ФЕЙКИ РФ']</text:p>
      <text:p text:style-name="P4">
Category: News</text:p>
      <!--METADATA-->
      <text:p text:style-name="P4">
<draw:frame draw:style-name="fr1" draw:name="Image3" text:anchor-type="as-char" svg:width="6.9236in" svg:height="5.181533in" draw:z-index="0">
<draw:image xlink:href="../Images/AРМІЯINFORM/2023-04-10T34-00-00-04-00/fejky.jpg" xlink:type="simple" xlink:show="embed" xlink:actuate="onLoad" draw:mime-type="image/jpeg"/>
</draw:frame>
</text:p>
      <text:p text:style-name="P4">
<text:a xlink:type="simple" xlink:href="https://www.facebook.com/hashtag/%D1%86%D0%BF%D0%B4_%D1%96%D0%BD%D1%84%D0%BE%D1%80%D0%BC%D1%83%D1%94" text:style-name="Internet_20_link" text:visited-style-name="Visited_20_Internet_20_Link">
Центр протидії дезінформації при РНБО Україниінформує</text:a>
про фейки та дезінформаційні кампанії, виявлені з 3.04 по 9.04</text:p>
      <ul>
        <li>
          <text:p text:style-name="P4">
Відео зі зверненням українських захисників із 53 ОМБр імені князя Володимира Мономаха до Головнокомандувача ЗСУ В. Залужного, у якому йдеться про патову ситуацію на Авдіївському відтинку фронту  * Обкладинка французького тижневика Courrier International із зображенням Президента України В. Зеленського, який зі словами «Україні потрібніше» викрадає Великдень у французів  * Реклама у нью-йоркському метро від МЗС України з агітацією вступати до Інтернаціонального легіону всіх місцевих, хто не має роботи  * Наказ Херсонського управління СБУ щодо вбивства військових ЗСУ, які порушили закон  * Відео навмисного підпалу українськими націоналістами «канонічного храму» УПЦ мп в с. Новополтавка Миколаївської обл.</text:p>
        </li>
        <li>
          <text:p text:style-name="P4">
Обкладинка французької газети Charlie Hebdo із зображенням злющого Ісуса, президента росії в.путіна та переляканого Президента України В. Зеленського  * Стенд у Мілані із фотографією Президента В. Зеленського, яка засмоктує грошові пожертви через отвір у ніздрі</text:p>
        </li>
      </ul>
      <text:p text:style-name="P4">
Source: <text:a xlink:type="simple" xlink:href="https://armyinform.com.ua/2023/04/10/czentr-protydiyi-dezinformacziyi-rozvinchuye-rosijski-fejkovi-video/" text:style-name="Internet_20_link" text:visited-style-name="Visited_20_Internet_20_Link">
https://armyinform.com.ua/2023/04/10/czentr-protydiyi-dezinformacziyi-rozvinchuye-rosijski-fejkovi-video/</text:a>
</text:p>
      <!--NEWS-->
      <text:h text:style-name="P10" text:outline-level="1">
<text:span text:style-name="T4">
Для українців продовжено безоплатний проїзд потягом з Польщі до Німеччини</text:span>
</text:h>
      <text:p text:style-name="P4">
Author: ['АРМІЯINFORM']</text:p>
      <text:p text:style-name="P4">
Time: 2023-04-10T35:00:00-04:00</text:p>
      <text:p text:style-name="P4">
Description: Йдеться про поїзд «Перемишль — Ганновер». Безкоштовний проїзд для українців у нь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_20230409_105155_656.jpg" text:style-name="Internet_20_link" text:visited-style-name="Visited_20_Internet_20_Link">
img_20230409_105155_656.jpg</text:a>
']</text:p>
      <text:p text:style-name="P4">
Tags: ['МІНРЕІНТЕГРАЦІЇ']</text:p>
      <text:p text:style-name="P4">
Category: News</text:p>
      <!--METADATA-->
      <text:p text:style-name="P4">
<draw:frame draw:style-name="fr1" draw:name="Image4" text:anchor-type="as-char" svg:width="6.9236in" svg:height="3.894525in" draw:z-index="0">
<draw:image xlink:href="../Images/AРМІЯINFORM/2023-04-10T35-00-00-04-00/img_20230409_105155_656.jpg" xlink:type="simple" xlink:show="embed" xlink:actuate="onLoad" draw:mime-type="image/jpeg"/>
</draw:frame>
 Ілюстративне фото</text:p>
      <text:p text:style-name="P4">
Йдеться про поїзд «Перемишль — Ганновер». Безкоштовний проїзд для українців уньому продовжено до кінця травня 2023 року,<text:a xlink:type="simple" xlink:href="https://minre.gov.ua/2023/04/09/bezoplatnyj-proyizd-potyagom-z-polshhi-do-nimechchyny-dlya-ukrayincziv-prodovzheno/" text:style-name="Internet_20_link" text:visited-style-name="Visited_20_Internet_20_Link">
повідомляє</text:a>
 Міністерство з питаньреінтеграції тимчасово окупованих територій України.</text:p>
      <text:p text:style-name="P4">
Відправлення з Перемишля відбуватиметься по непарних числах квітня о 22:30.При собі не потрібно мати посадкові талони. Треба лише пред’явити паспортгромадянина України або інший документ, що посвідчує особу.</text:p>
      <text:p text:style-name="P4">
Пріоритет у перевезенні надається людям, які мають браслети від ПольськогоЧервоного Хреста, сім’ям з дітьми, людям похилого віку й особам зінвалідністю. У разі браку вільних місць необхідно звернутися до волонтерівЧервоного Хреста. Вони допоможуть з розміщенням, а також гарантовано потрапитина наступний потяг.</text:p>
      <text:p text:style-name="P4">
У Ганновері пасажирів зустрічають працівники або волонтери, які вкажутьмаршрут до центрів допомоги.</text:p>
      <text:p text:style-name="P4">
Source: <text:a xlink:type="simple" xlink:href="https://armyinform.com.ua/2023/04/10/dlya-ukrayincziv-prodovzheno-bezoplatnyj-proyizd-potyagom-z-polshhi-do-nimechchyny/" text:style-name="Internet_20_link" text:visited-style-name="Visited_20_Internet_20_Link">
https://armyinform.com.ua/2023/04/10/dlya-ukrayincziv-prodovzheno-bezoplatnyj-proyizd-potyagom-z-polshhi-do-nimechchyny/</text:a>
</text:p>
      <!--NEWS-->
      <text:h text:style-name="P10" text:outline-level="1">
<text:span text:style-name="T4">
Якщо ми не вирішуємо питання «росії», всі інші питання будуть для нас вкрай важкими — Олексій Данілов</text:span>
</text:h>
      <text:p text:style-name="P4">
Author: ['АРМІЯINFORM']</text:p>
      <text:p text:style-name="P4">
Time: 2023-04-10T36:00:00-04:00</text:p>
      <text:p text:style-name="P4">
Description: Про це розповів секретар Ради національної безпеки та оборони Олексій Данілов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260004_961995198578812_8596379817614800417_n.jpg" text:style-name="Internet_20_link" text:visited-style-name="Visited_20_Internet_20_Link">
339260004_961995198578812_8596379817614800417_n.jpg</text:a>
']</text:p>
      <text:p text:style-name="P4">
Tags: ['НАЦІОНАЛЬНА ПЛАНФОРМА СТІЙКОСТІ ТА ЗГУРТОВАНОСТІ', 'ОЛЕКСІЙ ДАНІЛОВ', 'РНБО УКРАЇНИ', 'СТІЙКА УКРАЇНА']</text:p>
      <text:p text:style-name="P4">
Category: News</text:p>
      <!--METADATA-->
      <text:p text:style-name="P4">
<draw:frame draw:style-name="fr1" draw:name="Image5" text:anchor-type="as-char" svg:width="6.9236in" svg:height="4.621503in" draw:z-index="0">
<draw:image xlink:href="../Images/AРМІЯINFORM/2023-04-10T36-00-00-04-00/339260004_961995198578812_8596379817614800417_n.jpg" xlink:type="simple" xlink:show="embed" xlink:actuate="onLoad" draw:mime-type="image/jpeg"/>
</draw:frame>
</text:p>
      <text:p text:style-name="P4">
Про це<text:a xlink:type="simple" xlink:href="https://www.facebook.com/events/728634982233066/" text:style-name="Internet_20_link" text:visited-style-name="Visited_20_Internet_20_Link">
розповів</text:a>
 секретарРади національної безпеки та оборони Олексій Данілов під час дискусії «Українаперед обличчям зовнішніх викликів».</text:p>
      <text:p text:style-name="P4">
Він переконаний, що фрагментація росії вже розпочалася, і рішення проповномасштабне вторгнення 24 лютого 2022 року лише прискорило цей процес.</text:p>
      <text:p text:style-name="P4">
«Ця фрагментація відбувається незалежно від бажання якихось країн, у томучислі, західних. Почнеться все з Кавказу. А продовжиться чи ні, залежить вжене від нас», — підкреслив секретар РНБО.</text:p>
      <text:p text:style-name="P4">
Якщо процес фрагментації не завершиться, питання стійкості України постійноперебуватиме на порядку денному.</text:p>
      <text:p text:style-name="P4">
«Країна, яка перебуває в зоні ризику, не приваблює інвесторів. Не варто віритирозмовам, що поллються гроші, незалежно від безпекової ситуації. Є величезнакількість країн у світі, куди можна вкладати гроші без ризику. Тому якщо ми невирішуємо питання росії, то всі інші питання будуть для нас вкрай складними»,— зазначив Олексій Данілов.</text:p>
      <text:p text:style-name="P4">
На його думку, у світі та регіоні формуватимуться нові союзи і завданняУкраїни зробити так, щоб з їх допомогою убезпечити себе від росії.</text:p>
      <text:p text:style-name="P4">
Також секретар РНБО поділився прогнозом щодо розвитку світу. Рада національноїбезпеки розробила п’ять базових сценаріїв, серед них:</text:p>
      <text:p text:style-name="P4">
1. відродження демократій і однополюсний світ під супроводом США</text:p>
      <text:p text:style-name="P4">
2. мінливий світ під впливом Китаю</text:p>
      <text:p text:style-name="P4">
3. двополюсний світ, в якому пануватимуть США та Китай</text:p>
      <text:p text:style-name="P4">
4. багатополюсний світ, або світ, роздроблений на декілька економічних ібезпекових блоків</text:p>
      <text:p text:style-name="P4">
5. коаліція ЄС та Китаю, яка матиме найбільший вплив</text:p>
      <text:p text:style-name="P4">
Олексій Данілов переконаний, що найбільш ймовірним є сценарій переходу додвополюсного світу, або конкурентного співіснування двох країн.</text:p>
      <text:p text:style-name="P4">
Source: <text:a xlink:type="simple" xlink:href="https://armyinform.com.ua/2023/04/10/yakshho-my-ne-vyrishuyemo-pytannya-rosiyi-vsi-inshi-pytannya-budut-dlya-nas-vkraj-vazhkymy-oleksij-danilov/" text:style-name="Internet_20_link" text:visited-style-name="Visited_20_Internet_20_Link">
https://armyinform.com.ua/2023/04/10/yakshho-my-ne-vyrishuyemo-pytannya-rosiyi-vsi-inshi-pytannya-budut-dlya-nas-vkraj-vazhkymy-oleksij-danilov/</text:a>
</text:p>
      <!--NEWS-->
      <text:h text:style-name="P10" text:outline-level="1">
<text:span text:style-name="T4">
Євросоюз обговорює з країнами G7 спецтрибунал щодо злочину агресії росії — єврокомісар</text:span>
</text:h>
      <text:p text:style-name="P4">
Author: ['АРМІЯINFORM']</text:p>
      <text:p text:style-name="P4">
Time: 2023-04-10T37:00:00-04:00</text:p>
      <text:p text:style-name="P4">
Description: Європейський Союз продовжує обговорювати з країнами «Великої сімки» (G7) можлив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546125589-202.jpeg" text:style-name="Internet_20_link" text:visited-style-name="Visited_20_Internet_20_Link">
630_360_1546125589-202.jpeg</text:a>
']</text:p>
      <text:p text:style-name="P4">
Tags: ['G7', 'STOPRUSSIA', 'YES', 'АГРЕСІЯ РФ', 'ВЕЛИКА СІМКА', 'ВТОРГНЕННЯ РФ', 'ЄВРОКОМІСАР', 'СПЕЦТРИБУНАЛ ПРОТИ РФ']</text:p>
      <text:p text:style-name="P4">
Category: News</text:p>
      <!--METADATA-->
      <text:p text:style-name="P4">
<draw:frame draw:style-name="fr1" draw:name="Image6" text:anchor-type="as-char" svg:width="6.9236in" svg:height="3.956343in" draw:z-index="0">
<draw:image xlink:href="../Images/AРМІЯINFORM/2023-04-10T37-00-00-04-00/630_360_1546125589-202.jpeg" xlink:type="simple" xlink:show="embed" xlink:actuate="onLoad" draw:mime-type="image/jpeg"/>
</draw:frame>
</text:p>
      <text:p text:style-name="P4">
Європейський Союз продовжує обговорювати з країнами «Великої сімки» (G7)можливості створення спеціального трибуналу для судового переслідування росіїза злочин агресії проти України. Про це Єврокомісар з питань юстиції ДідьєРейндерс розповів в інтерв’ю <text:a xlink:type="simple" xlink:href="https://english.kyodonews.net/news/2023/04/b59d43b0083a-eu-justice-chief-seeks-g-7-unity-on-tribunal-for-russia-over-ukraine.html" text:style-name="Internet_20_link" text:visited-style-name="Visited_20_Internet_20_Link">
KyodoNews.</text:a>
</text:p>
      <text:p text:style-name="P4">
«Під час головування Японії в G7 ми продовжимо (обговорення з країнами«Великої сімки». — <text:span text:style-name="T5">
Р</text:span>
 <text:span text:style-name="T5">
ед</text:span>
.), щоб побачити, чи можливий такий самий підхід донашої пропозиції. Те, що зараз поставлено на карту, — це злочин агресії», —сказав Дідьє Рейндерс.</text:p>
      <text:p text:style-name="P4">
Він наголосив, що наразі Євросоюз у співпраці з українськими судовими органамита Міжнародним кримінальним судом ООН вивчає можливість створення спеціальноготрибуналу або змішаного трибуналу за участю українських і міжнародних суддівдля судового переслідування росії за злочин агресії проти України.</text:p>
      <text:p text:style-name="P4">
Міністри юстиції країн G7 — Великої Британії, Канади, Франції, Німеччини,Італії, Японії, Сполучених Штатів та Європейського Союзу — під час зустрічі 7липня в Токіо, серед іншого, планують обговорити шляхи притягнення довідповідальності керівництва росії та громадян рф, підозрюваних у воєннихзлочинах, скоєних в Україні під час розв’язаної москвою війни.</text:p>
      <text:p text:style-name="P4">
Нагадаємо, Президент Володимир Зеленський вважає, що спеціальний трибунал дляпритягнення російського керівництва за агресію проти України буде створенийпісля закінчення війни. Наразі триває робота над його форматом і текстомпроєкту відповідної резолюції ООН.</text:p>
      <text:p text:style-name="P4">
Source: <text:a xlink:type="simple" xlink:href="https://armyinform.com.ua/2023/04/10/yevrosoyuz-obgovoryuye-z-krayinamy-g7-specztrybunal-shhodo-zlochynu-agresiyi-rosiyi-yevrokomisar/" text:style-name="Internet_20_link" text:visited-style-name="Visited_20_Internet_20_Link">
https://armyinform.com.ua/2023/04/10/yevrosoyuz-obgovoryuye-z-krayinamy-g7-specztrybunal-shhodo-zlochynu-agresiyi-rosiyi-yevrokomisar/</text:a>
</text:p>
      <!--NEWS-->
      <text:h text:style-name="P10" text:outline-level="1">
<text:span text:style-name="T4">
росіяни використовують артилерію, щоб компенсувати зниження наступального потенціалу — Інститут вивчення війни</text:span>
</text:h>
      <text:p text:style-name="P4">
Author: ['АРМІЯINFORM']</text:p>
      <text:p text:style-name="P4">
Time: 2023-04-10T38:00:00-04:00</text:p>
      <text:p text:style-name="P4">
Description: Попри те, що армія рф веде бої вздовж усієї лінії фронту, її просування загал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artyleriya-rf.jpg" text:style-name="Internet_20_link" text:visited-style-name="Visited_20_Internet_20_Link">
artyleriya-rf.jpg</text:a>
']</text:p>
      <text:p text:style-name="P4">
Tags: ['АРТИЛЕРІЯ РФ', 'ЗВІТ ІНСТИТУТУ ВИВЧЕННЯ ВІЙНИ', 'ІНСТИТУТ ВИВЧЕННЯ ВІЙНИ']</text:p>
      <text:p text:style-name="P4">
Category: News</text:p>
      <!--METADATA-->
      <text:p text:style-name="P4">
<draw:frame draw:style-name="fr1" draw:name="Image7" text:anchor-type="as-char" svg:width="6.9236in" svg:height="3.750283in" draw:z-index="0">
<draw:image xlink:href="../Images/AРМІЯINFORM/2023-04-10T38-00-00-04-00/artyleriya-rf.jpg" xlink:type="simple" xlink:show="embed" xlink:actuate="onLoad" draw:mime-type="image/jpeg"/>
</draw:frame>
Ілюстративне фото</text:p>
      <text:p text:style-name="P4">
Попри те, що армія рф веде бої вздовж усієї лінії фронту, її просуваннязагалом наближається до кульмінації, тому окупанти використовують артилерію,щоб компенсувати знижений наступальний потенціал.</text:p>
      <text:p text:style-name="P4">
Про це у своєму <text:a xlink:type="simple" xlink:href="https://www.understandingwar.org/backgrounder/russian-offensive-campaign-assessment-april-8-2023" text:style-name="Internet_20_link" text:visited-style-name="Visited_20_Internet_20_Link">
звіті</text:a>
 повідомляє Інститут вивчення війни(ISW).</text:p>
      <text:p text:style-name="P4">
Зазначається, що 8 квітня голова Ради резервістів Сухопутних військ УкраїниІван Тимочко повідомив, що російські війська ведуть бої на всій лінії фронту,але наступальний потенціал росії продовжує знижуватися і що нинішні російськіатаки спрямовані на відволікання і розпорошення українських військ вочікуванні контрнаступальних операцій.</text:p>
      <text:p text:style-name="P4">
Також повідомляється, що Іван Тимочко оцінив атаки рф, зокрема в районіБахмута та Авдіївки. Зазначається, що за його словами російські війська недосягають серйозних успіхів на жодній ділянці фронту, зазначивши, що темпиобстрілів у Бахмуті та навколо нього дещо знизилися на одних ділянках, а наінших — повністю зупинилися.</text:p>
      <text:p text:style-name="P4">
А російський наступ на Авдіївку, за оцінкою Тимочка — «захлинувся». Вінпідкреслив, що рф досі не взяла під контроль Мар’їнку, незважаючи на те, щоперетворила місто на руїни.</text:p>
      <text:p text:style-name="P4">
Водночас російські війська використовують артилерію, щоб компенсувати зниженийнаступальний потенціал, повідомляють в ISW.</text:p>
      <text:p text:style-name="P4">
Аналітики вважають, що високий попит на снаряди свідчить, що росія значноюмірою покладається на артилерію, щоб компенсувати ключові недоліки в бойовійспроможності, зокрема погані навички наземного штурму та недоступність авіаціїв Україні.</text:p>
      <text:p text:style-name="P4">
російські війська використовують важкі артилерійські обстріли, щоб повністюзруйнувати населені пункти, перш ніж захопити їх наземними атаками.</text:p>
      <text:p text:style-name="P4">
«Триваючий дефіцит артилерійських боєприпасів у росії підірве здатністьросійських військових продовжувати компенсувати інші свої недоліки таобмеження», — йдеться у зведенні.</text:p>
      <text:p text:style-name="P4">
Source: <text:a xlink:type="simple" xlink:href="https://armyinform.com.ua/2023/04/10/rosiyany-vykorystovuyut-artyleriyu-shhob-kompensuvaty-znyzhennya-nastupalnogo-potenczialu-instytut-vyvchennya-vijny/" text:style-name="Internet_20_link" text:visited-style-name="Visited_20_Internet_20_Link">
https://armyinform.com.ua/2023/04/10/rosiyany-vykorystovuyut-artyleriyu-shhob-kompensuvaty-znyzhennya-nastupalnogo-potenczialu-instytut-vyvchennya-vijny/</text:a>
</text:p>
      <!--NEWS-->
      <text:h text:style-name="P10" text:outline-level="1">
<text:span text:style-name="T4">
Наша авіація протягом доби завдала шість ударів по ворогу</text:span>
</text:h>
      <text:p text:style-name="P4">
Author: ['АРМІЯINFORM']</text:p>
      <text:p text:style-name="P4">
Time: 2023-04-10T39:00:00-04:00</text:p>
      <text:p text:style-name="P4">
Description: Українська авіація за добу завдала 6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8" text:anchor-type="as-char" svg:width="6.9236in" svg:height="4.658699in" draw:z-index="0">
<draw:image xlink:href="../Images/AРМІЯINFORM/2023-04-10T39-00-00-04-00/avicziya_udar-e1680493056934.jpg" xlink:type="simple" xlink:show="embed" xlink:actuate="onLoad" draw:mime-type="image/jpeg"/>
</draw:frame>
 Ілюстративне фото<text:span text:style-name="T4">
🔥 Ситуація щодо російського вторгнення</text:span>
</text:p>
      <text:p text:style-name="P4">
Українська авіація за добу завдала 6 ударів по районах зосередження окупантів,<text:a xlink:type="simple" xlink:href="https://www.facebook.com/GeneralStaff.ua/posts/pfbid0V5TJKFi17GkmUSbrX348ZJ8WdwHhTAXSbpCHsSByVGv7vVKyFnEP4SZHX1sPTiKil" text:style-name="Internet_20_link" text:visited-style-name="Visited_20_Internet_20_Link">
повідомляє</text:a>
Генеральний штаб Збройних Сил України.</text:p>
      <text:p text:style-name="P4">
«Збито 6 ворожих БПЛА: 3 — типу “Ланцет”, 2 — “Зала” та 1 — “Суперкам”», —йдеться у повідомленні.</text:p>
      <text:p text:style-name="P4">
У Генштабі ЗС України зазначають, що інформація щодо втрат ворога постійноуточнюється.</text:p>
      <text:p text:style-name="P4">
Source: <text:a xlink:type="simple" xlink:href="https://armyinform.com.ua/2023/04/10/nasha-aviacziya-protyagom-doby-zavdala-shist-udariv-po-vorogu-2/" text:style-name="Internet_20_link" text:visited-style-name="Visited_20_Internet_20_Link">
https://armyinform.com.ua/2023/04/10/nasha-aviacziya-protyagom-doby-zavdala-shist-udariv-po-vorogu-2/</text:a>
</text:p>
      <!--NEWS-->
      <text:h text:style-name="P10" text:outline-level="1">
<text:span text:style-name="T4">
росіяни знову обстріляли мирні міста на Донеччині, Харківщині, Запоріжжі — є загиблі та поранені</text:span>
</text:h>
      <text:p text:style-name="P4">
Author: ['АРМІЯINFORM']</text:p>
      <text:p text:style-name="P4">
Time: 2023-04-10T40:00:00-04:00</text:p>
      <text:p text:style-name="P4">
Description: Про це повідомляє Генеральний штаб ЗС України.    «Протягом минулої доби проти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У']</text:p>
      <text:p text:style-name="P4">
Category: News</text:p>
      <!--METADATA-->
      <text:p text:style-name="P4">
<draw:frame draw:style-name="fr1" draw:name="Image9" text:anchor-type="as-char" svg:width="6.9236in" svg:height="3.894525in" draw:z-index="0">
<draw:image xlink:href="../Images/AРМІЯINFORM/2023-04-10T40-00-00-04-00/1040728078_0_0_3146_1770_1920x0_80_0_0_1665f11f0531350b041e17426b426c1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Протягом минулої доби противник завдав 26 авіаційних та 4 ракетних удари. 2російські ракети, випущені із ЗРК С-300, влучили в об’єкти цивільноїінфраструктури Запоріжжя, є загиблі і поранені серед цивільних громадян,зруйновано та пошкоджено житлові будівлі. Також 2 ракети із ЗРК С-300російські окупанти випустили по об’єкту цивільної інфраструктуриКостянтинівки, що на Донеччині. Окрім того ворог здійснив 60 обстрілів зреактивних систем залпового вогню по позиціях наших військ та цивільнійінфраструктурі населених пунктів. Внаслідок влучання постраждали об’єктицивільної інфраструктури міст Куп’янськ на Харківщині та Дружківка наДонеччині. Є поранені серед цивільних громадян, пошкоджено житлові будівлі.</text:p>
      <text:p text:style-name="P4">
Ймовірність завдання ракетних та авіаційних ударів і надалі залишаєтьсявисокою по всій території України», — йдеться в повідомленні.</text:p>
      <text:p text:style-name="P4">
Source: <text:a xlink:type="simple" xlink:href="https://armyinform.com.ua/2023/04/10/rosiyany-znovu-obstrilyaly-myrni-mista-na-donechchyni-harkivshhyni-zaporizhzhi-ye-zagybli-ta-poraneni/" text:style-name="Internet_20_link" text:visited-style-name="Visited_20_Internet_20_Link">
https://armyinform.com.ua/2023/04/10/rosiyany-znovu-obstrilyaly-myrni-mista-na-donechchyni-harkivshhyni-zaporizhzhi-ye-zagybli-ta-poraneni/</text:a>
</text:p>
      <!--NEWS-->
      <text:h text:style-name="P10" text:outline-level="1">
<text:span text:style-name="T4">
Сили оборони за добу відбили 58 атак російських військ, 30 із них — у районі Бахмута</text:span>
</text:h>
      <text:p text:style-name="P4">
Author: ['АРМІЯINFORM']</text:p>
      <text:p text:style-name="P4">
Time: 2023-04-10T41:00:00-04:00</text:p>
      <text:p text:style-name="P4">
Description: Про це повідомляє Генеральний штаб ЗС України.    «Противник продовжує зосередж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text:p>
      <text:p text:style-name="P4">
Category: News</text:p>
      <!--METADATA-->
      <text:p text:style-name="P4">
<draw:frame draw:style-name="fr1" draw:name="Image10" text:anchor-type="as-char" svg:width="6.9236in" svg:height="4.543613in" draw:z-index="0">
<draw:image xlink:href="../Images/AРМІЯINFORM/2023-04-10T41-00-00-04-00/viyskovi_ef2a6-1.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Противник продовжує зосереджувати основні зусилля на веденні наступальних дійна Лиманському, Бахмутському, Авдіївському та Мар’їнському напрямках. Заминулу добу, завдяки мужності кожного воїна, було відбито 58 атак противникана зазначених напрямках.</text:p>
      <text:p text:style-name="P4">
<text:span text:style-name="T4">
На Волинському, Поліському, Сіверському та Слобожанському напрямках</text:span>
оперативна обстановка без суттєвих змін, ознак формування наступальнихугруповань противника не виявлено.</text:p>
      <text:p text:style-name="P4">
Ворог надалі зберігає військову присутність у прикордонних з Україною районахКурської та Бєлгородської областей. У прикордонних районах Курської областіпротивник продовжує інженерне обладнання місцевості.</text:p>
      <text:p text:style-name="P4">
Протягом минулої доби ворог здійснив обстріли населених пунктів Ясна Поляна таГрем’яч <text:span text:style-name="T4">
Чернігівської області</text:span>
 ; Баранівка, Волфине, Запсілля та Попівка<text:span text:style-name="T4">
Сумської області</text:span>
 , а також Ветеринарне, Козача Лопань, Мала Данилівка,Гатище, Устинівка, Мілове, Великий Бурлук та Тополі на <text:span text:style-name="T4">
Харківщині</text:span>
.</text:p>
      <text:p text:style-name="P4">
<text:span text:style-name="T4">
На Куп’янському напрямку</text:span>
 ворожих обстрілів зазнали населені пункти КраснеПерше, Новомлинськ, Дворічна, Западне та Першотравневе Харківської області.</text:p>
      <text:p text:style-name="P4">
<text:span text:style-name="T4">
На Лиманському напрямку</text:span>
 минулої доби противник вів безуспішні наступальнідії в районі південніше Діброви. Артилерійських обстрілів зазналиНовоселівське, Чернещина, Макіївка, Невське, Ямполівка, Білогорівка Луганськоїобласті, а також Колодязі, Торське, Сіверськ, Спірне і Берестове Донецькоїобласті.</text:p>
      <text:p text:style-name="P4">
<text:span text:style-name="T4">
На Бахмутському напрямку</text:span>
 ворог продовжує вести наступальні дії,намагається взяти під повний контроль місто Бахмут, тривають запеклі бої.Протягом минулої доби противник вів безуспішні наступальні дії в районісхідніше населеного пункту Богданівка та біля Хромового. Підрозділи силоборони відбили понад 30 ворожих атак на зазначеній ділянці фронту. Відворожих обстрілів постраждали Васюківка, Залізнянське, Міньківка, Оріхово-Василівка, Маркове, Бахмут, Хромове, Іванівське, Часів Яр, Біла Гора,Озарянівка, Дружба та Залізне Донецької області.</text:p>
      <text:p text:style-name="P4">
<text:span text:style-name="T4">
На Авдіївському та Мар’їнському напрямках</text:span>
 противник вів наступальні дії врайонах Новокалинового, Бердичі, Авдіївки, Сєверного, Водяного та Мар’їнки,успіху не мав. Найзапекліші бої на зазначеній ділянці фронту тривають заАвдіївку та Мар’їнку, де було відбито понад 20 ворожих атак. В той же час,ворожих обстрілів зазнали населені пункти Новокалинове, Бердичі, Степове,Авдіївка, Ласточкине, Сєверне, Первомайське, Красногорівка, Гостре, Георгіївката Мар’їнка Донецької області.</text:p>
      <text:p text:style-name="P4">
<text:span text:style-name="T4">
На Шахтарському напрямку</text:span>
 протягом доби ворог наступальних дій не проводив.Здійснив обстріли населених пунктів Побєда, Новомихайлівка, Богоявленка,Шахтарське, Новоукраїнка, Велика Новосілка, Пречистівка та Золота Нива наДонеччині», — йдеться в повідомленні.</text:p>
      <text:p text:style-name="P4">
Source: <text:a xlink:type="simple" xlink:href="https://armyinform.com.ua/2023/04/10/syly-oborony-za-mynulu-dobu-vidbyly-58-atak-rosijskyh-vijsk-30-iz-nyh-v-rajoni-bahmuta/" text:style-name="Internet_20_link" text:visited-style-name="Visited_20_Internet_20_Link">
https://armyinform.com.ua/2023/04/10/syly-oborony-za-mynulu-dobu-vidbyly-58-atak-rosijskyh-vijsk-30-iz-nyh-v-rajoni-bahmuta/</text:a>
</text:p>
      <!--NEWS-->
      <text:h text:style-name="P10" text:outline-level="1">
<text:span text:style-name="T4">
На Запоріжжі окупанти продовжують примусову паспортизацію населення та беруть відбитки пальців</text:span>
</text:h>
      <text:p text:style-name="P4">
Author: ['АРМІЯINFORM']</text:p>
      <text:p text:style-name="P4">
Time: 2023-04-10T42:00:00-04:00</text:p>
      <text:p text:style-name="P4">
Description: Про це повідомляє Генеральний штаб ЗС України.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passports.jpg" text:style-name="Internet_20_link" text:visited-style-name="Visited_20_Internet_20_Link">
passports.jpg</text:a>
']</text:p>
      <text:p text:style-name="P4">
Tags: ['STOPRUSSIA', 'АГРЕСІЯ РФ', 'ВТОРГНЕННЯ РФ', 'ГШ ЗСУ', 'ЗАПОРІЗЬКА ОБЛАСТЬ', 'ПАСПОРТИЗАЦІЯ УКРАЇНЦІВ', 'ПРИМУСОВА ПАСПОРТИЗАЦІЯ']</text:p>
      <text:p text:style-name="P4">
Category: News</text:p>
      <!--METADATA-->
      <text:p text:style-name="P4">
<draw:frame draw:style-name="fr1" draw:name="Image11" text:anchor-type="as-char" svg:width="6.9236in" svg:height="3.894525in" draw:z-index="0">
<draw:image xlink:href="../Images/AРМІЯINFORM/2023-04-10T42-00-00-04-00/passports.jpg" xlink:type="simple" xlink:show="embed" xlink:actuate="onLoad" draw:mime-type="image/jpeg"/>
</draw:frame>
 фотоілюстративне <text:span text:style-name="T4">
🔥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Російські окупанти продовжують примусову паспортизацію населення тимчасовозайнятої території Запорізької області. Зокрема, в місті Токмак російськаокупаційна так звана „влада“ повідомила, що для отримання російського паспортапотрібно подати паспорт громадянина України, свідоцтво про народження тазробити відбитки пальців рук. При цьому зазначається, що начебто будутьповертати назад власникам оригінал паспорта громадянина України та свідоцтвапро народження», — йдеться в повідомленні.</text:p>
      <text:p text:style-name="P4">
Source: <text:a xlink:type="simple" xlink:href="https://armyinform.com.ua/2023/04/10/na-zaporizhzhi-okupanty-prodovzhuyut-prymusovu-pasportyzacziyu-naselennya-ta-berut-vidbytky-palcziv/" text:style-name="Internet_20_link" text:visited-style-name="Visited_20_Internet_20_Link">
https://armyinform.com.ua/2023/04/10/na-zaporizhzhi-okupanty-prodovzhuyut-prymusovu-pasportyzacziyu-naselennya-ta-berut-vidbytky-palcziv/</text:a>
</text:p>
      <!--NEWS-->
      <text:h text:style-name="P10" text:outline-level="1">
<text:span text:style-name="T4">
У мережі з’явився фейковий бот, що маскується під офіційне джерело СЗРУ</text:span>
</text:h>
      <text:p text:style-name="P4">
Author: ['АРМІЯINFORM']</text:p>
      <text:p text:style-name="P4">
Time: 2023-04-10T43:00:00-04:00</text:p>
      <text:p text:style-name="P4">
Description: Служба зовнішньої розвідки України повідомляє, що телеграм-бот szru_govua_bot не м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luzhba-zovnishnoyi-rozvidky-ukrayiny-vazhlyvo.jpg" text:style-name="Internet_20_link" text:visited-style-name="Visited_20_Internet_20_Link">
sluzhba-zovnishnoyi-rozvidky-ukrayiny-vazhlyvo.jpg</text:a>
']</text:p>
      <text:p text:style-name="P4">
Tags: ['СЛУЖБА ЗОВНІШНЬОЇ РОЗВІДКИ УКРАЇНИ']</text:p>
      <text:p text:style-name="P4">
Category: News</text:p>
      <!--METADATA-->
      <text:p text:style-name="P4">
<draw:frame draw:style-name="fr1" draw:name="Image12" text:anchor-type="as-char" svg:width="6.9236in" svg:height="3.894525in" draw:z-index="0">
<draw:image xlink:href="../Images/AРМІЯINFORM/2023-04-10T43-00-00-04-00/sluzhba-zovnishnoyi-rozvidky-ukrayiny-vazhlyvo.jpg" xlink:type="simple" xlink:show="embed" xlink:actuate="onLoad" draw:mime-type="image/jpeg"/>
</draw:frame>
</text:p>
      <text:p text:style-name="P4">
<text:span text:style-name="T4">
Служба зовнішньої розвідкиУкраїни<text:a xlink:type="simple" xlink:href="https://www.facebook.com/SZRUkraine/posts/pfbid0tCzSgpsXCfLUbnuhd1QdQ2SttetGRzyMj9AvcnEoTmagteXLxgLsME4ApGxkifcWl" text:style-name="Internet_20_link" text:visited-style-name="Visited_20_Internet_20_Link">
повідомляє</text:a>
,що телеграм-бот szru_govua_bot не має жодного стосунку до діяльності СЗРУ.Дана програма створена шахраями для заволодіння персональними данимикористувачів.</text:span>
</text:p>
      <text:p text:style-name="P4">
Нагадуємо, що єдиними офіційними сторінками СЗРУ в інтернеті є офіційний сайторганізації та верифікована сторінка у Facebook.</text:p>
      <text:p text:style-name="P4">
Наразі Служба вживає усі необхідні заходи для припинення функціонування боту.</text:p>
      <text:p text:style-name="P4">
Будьте пильні і не повідомляйте свої персональні дані шахраям.</text:p>
      <text:p text:style-name="P4">
Source: <text:a xlink:type="simple" xlink:href="https://armyinform.com.ua/2023/04/10/v-merezhi-zyavyvsya-fejkovyj-bot-shho-maskuyetsya-pid-oficzijne-dzherelo-szru/" text:style-name="Internet_20_link" text:visited-style-name="Visited_20_Internet_20_Link">
https://armyinform.com.ua/2023/04/10/v-merezhi-zyavyvsya-fejkovyj-bot-shho-maskuyetsya-pid-oficzijne-dzherelo-szru/</text:a>
</text:p>
      <!--NEWS-->
      <text:h text:style-name="P10" text:outline-level="1">
<text:span text:style-name="T4">
У прикордонних районах Бєлгородської та Курської областей росіяни зберігають військову присутність</text:span>
</text:h>
      <text:p text:style-name="P4">
Author: ['АРМІЯINFORM']</text:p>
      <text:p text:style-name="P4">
Time: 2023-04-10T44:00:00-04:00</text:p>
      <text:p text:style-name="P4">
Description: Про це повідомляє Генеральний штаб ЗС України.    «Ворог надалі зберігає військ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pryhovana-mobilizacziya.jpg" text:style-name="Internet_20_link" text:visited-style-name="Visited_20_Internet_20_Link">
pryhovana-mobilizacziya.jpg</text:a>
']</text:p>
      <text:p text:style-name="P4">
Tags: ['STOPRUSSIA', 'АГРЕСІЯ РФ', 'БЄЛГОРОДСЬКА ОБЛАСЬ', 'ВТОРГНЕННЯ РФ', 'ГШ ЗСУ', 'КУРСЬКА ОБЛАСТЬ', 'ПРИКОРДОННІ РАЙОНИ', 'СКУПЧЕННЯ РОСІЙСЬКИХ ВІЙСЬК НА КОРДОНІ З УКРАЇНОЮ']</text:p>
      <text:p text:style-name="P4">
Category: News</text:p>
      <!--METADATA-->
      <text:p text:style-name="P4">
<draw:frame draw:style-name="fr1" draw:name="Image13" text:anchor-type="as-char" svg:width="6.9236in" svg:height="3.952222in" draw:z-index="0">
<draw:image xlink:href="../Images/AРМІЯINFORM/2023-04-10T44-00-00-04-00/pryhovana-mobilizacziya.jp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Ворог надалі зберігає військову присутність у прикордонних з Україною районахКурської та Бєлгородської областей. У прикордонних районах Курської областіпротивник продовжує інженерне обладнання місцевості», — йдеться вповідомленні.</text:p>
      <text:p text:style-name="P4">
Source: <text:a xlink:type="simple" xlink:href="https://armyinform.com.ua/2023/04/10/u-prykordonnyh-rajonah-byelgorodskoyi-ta-kurskoyi-oblastej-rosiyany-zberigayut-vijskovu-prysutnist/" text:style-name="Internet_20_link" text:visited-style-name="Visited_20_Internet_20_Link">
https://armyinform.com.ua/2023/04/10/u-prykordonnyh-rajonah-byelgorodskoyi-ta-kurskoyi-oblastej-rosiyany-zberigayut-vijskovu-prysutnist/</text:a>
</text:p>
      <!--NEWS-->
      <text:h text:style-name="P10" text:outline-level="1">
<text:span text:style-name="T4">
На Херсонщині та Запоріжжі росіяни обстріляли понад 45 населених пунктів</text:span>
</text:h>
      <text:p text:style-name="P4">
Author: ['АРМІЯINFORM']</text:p>
      <text:p text:style-name="P4">
Time: 2023-04-10T45:00:00-04:00</text:p>
      <text:p text:style-name="P4">
Description: Про це повідомляє Генеральний штаб ЗС України.    «На Запорізькому та Херсо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630_360_1652906572-170.jpg" text:style-name="Internet_20_link" text:visited-style-name="Visited_20_Internet_20_Link">
630_360_1652906572-170.jpg</text:a>
']</text:p>
      <text:p text:style-name="P4">
Tags: ['STOPRUSSIA', 'АГРЕСІЯ РФ', 'ВТОРГНЕННЯ РФ', 'ГШ ЗСУ', 'ОБСТРІЛ ЗАПОРІЖЖЯ', 'ХЕРСОНЩИНА']</text:p>
      <text:p text:style-name="P4">
Category: News</text:p>
      <!--METADATA-->
      <text:p text:style-name="P4">
<draw:frame draw:style-name="fr1" draw:name="Image14" text:anchor-type="as-char" svg:width="6.9236in" svg:height="3.956343in" draw:z-index="0">
<draw:image xlink:href="../Images/AРМІЯINFORM/2023-04-10T45-00-00-04-00/630_360_1652906572-170.jpg" xlink:type="simple" xlink:show="embed" xlink:actuate="onLoad" draw:mime-type="image/jpeg"/>
</draw:frame>
 Ілюстративне фото <text:span text:style-name="T4">
🔥Ситуація щодо російського вторгнення</text:span>
</text:p>
      <text:p text:style-name="P4">
Про це<text:a xlink:type="simple" xlink:href="https://www.facebook.com/GeneralStaff.ua/posts/pfbid0V5TJKFi17GkmUSbrX348ZJ8WdwHhTAXSbpCHsSByVGv7vVKyFnEP4SZHX1sPTiKil" text:style-name="Internet_20_link" text:visited-style-name="Visited_20_Internet_20_Link">
повідомляє</text:a>
Генеральний штаб ЗС України.</text:p>
      <text:p text:style-name="P4">
«На Запорізькому та Херсонському напрямках противник продовжує нарощувати уфортифікаційному відношенні оборонні рубежі та позиції. Здійснив обстрілипонад 45 населених пунктів, що поряд з лінією бойового зіткнення. Серед них —Времівка, Новопіль Донецької області; Запорізьке, Ольгівське, Мала Токмачка,Новоандріївка та Кам’янське Запорізької області; Качкарівка, Миколаївка,Львове, Микільське та Інженерне Херсонської області, а також Херсон», —йдеться в повідомленні.</text:p>
      <text:p text:style-name="P4">
Source: <text:a xlink:type="simple" xlink:href="https://armyinform.com.ua/2023/04/10/na-hersonshhyni-ta-zaporizhzhi-rosiyany-obstrilyaly-ponad-45-naselenyh-punktiv/" text:style-name="Internet_20_link" text:visited-style-name="Visited_20_Internet_20_Link">
https://armyinform.com.ua/2023/04/10/na-hersonshhyni-ta-zaporizhzhi-rosiyany-obstrilyaly-ponad-45-naselenyh-punktiv/</text:a>
</text:p>
      <!--NEWS-->
      <text:h text:style-name="P10" text:outline-level="1">
<text:span text:style-name="T4">
Сили оборони ліквідували майже 700 окупантів, знищили 10 артсистем та 11 БПЛА</text:span>
</text:h>
      <text:p text:style-name="P4">
Author: ['АРМІЯINFORM']</text:p>
      <text:p text:style-name="P4">
Time: 2023-04-10T46:00:00-04:00</text:p>
      <text:p text:style-name="P4">
Description: Загальні бойові втрати противника з 24.02.22 по 10.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acee527-fc45-49ef-b801-ce068a2b8057-scaled.jpg" text:style-name="Internet_20_link" text:visited-style-name="Visited_20_Internet_20_Link">
8acee527-fc45-49ef-b801-ce068a2b8057-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75527in" draw:z-index="0">
<draw:image xlink:href="../Images/AРМІЯINFORM/2023-04-10T46-00-00-04-00/8acee527-fc45-49ef-b801-ce068a2b8057-scaled.jpg" xlink:type="simple" xlink:show="embed" xlink:actuate="onLoad" draw:mime-type="image/jpeg"/>
</draw:frame>
</text:p>
      <text:p text:style-name="P4">
Загальні бойові втрати противника з 24.02.22 по 10.04.23 орієнтовностановлять:</text:p>
      <ul>
        <li>
<text:span text:style-name="T4">
особового складу ‒</text:span>
 178820 (+670) осіб ліквідовано  * <text:span text:style-name="T4">
танків ‒</text:span>
 3637 (+1)  * <text:span text:style-name="T4">
бойових броньованих машин ‒</text:span>
 7028 (+4)  * <text:span text:style-name="T4">
артилерійських систем ‒</text:span>
 2750 (+10)  * <text:span text:style-name="T4">
РСЗВ ‒</text:span>
 534 (+1)  * <text:span text:style-name="T4">
засоби ППО ‒</text:span>
 282 (0)  * <text:span text:style-name="T4">
літаків ‒</text:span>
 307 (0)  * <text:span text:style-name="T4">
гелікоптерів ‒</text:span>
 292 (0)  * <text:span text:style-name="T4">
БПЛА оперативно-тактичного рівня ‒</text:span>
 2323 (+11)  * <text:span text:style-name="T4">
крилаті ракети ‒</text:span>
 911 (0)  * <text:span text:style-name="T4">
кораблі / катери ‒</text:span>
 18 (0)  * <text:span text:style-name="T4">
автомобільної техніки та автоцистерн ‒</text:span>
 5607 (+5)  * <text:span text:style-name="T4">
спеціальна техніка ‒</text:span>
 311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0.04.23.</text:p>
      <text:p text:style-name="P4">
Source: <text:a xlink:type="simple" xlink:href="https://armyinform.com.ua/2023/04/10/syly-oborony-likviduvaly-majzhe-700-okupantiv-znyshhyly-10-artsystem-ta-11-bpla/" text:style-name="Internet_20_link" text:visited-style-name="Visited_20_Internet_20_Link">
https://armyinform.com.ua/2023/04/10/syly-oborony-likviduvaly-majzhe-700-okupantiv-znyshhyly-10-artsystem-ta-11-bpla/</text:a>
</text:p>
      <!--NEWS-->
      <text:h text:style-name="P10" text:outline-level="1">
<text:span text:style-name="T4">
Гармаші пострілом М777 знищили ворожу РЛС «Реп’яшок»</text:span>
</text:h>
      <text:p text:style-name="P4">
Author: ['АРМІЯINFORM']</text:p>
      <text:p text:style-name="P4">
Time: 2023-04-10T47:00:00-04:00</text:p>
      <text:p text:style-name="P4">
Description: Під час виконання бойового завдання розвідники окремої механізованої бригади імені княз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2.jpg" text:style-name="Internet_20_link" text:visited-style-name="Visited_20_Internet_20_Link">
bez-imeni-2.jpg</text:a>
']</text:p>
      <text:p text:style-name="P4">
Tags: ['STOPRUSSIA', 'АГРЕСІЯ РФ', 'ВТОРГНЕННЯ РФ', 'РЕП’ЯШОК', 'РЛС']</text:p>
      <text:p text:style-name="P4">
Category: News</text:p>
      <!--METADATA-->
      <text:p text:style-name="P4">
<draw:frame draw:style-name="fr1" draw:name="Image16" text:anchor-type="as-char" svg:width="6.9236in" svg:height="4.223396in" draw:z-index="0">
<draw:image xlink:href="../Images/AРМІЯINFORM/2023-04-10T47-00-00-04-00/bez-imeni-2.jpg" xlink:type="simple" xlink:show="embed" xlink:actuate="onLoad" draw:mime-type="image/jpeg"/>
</draw:frame>
</text:p>
      <text:p text:style-name="P4">
Під час виконання бойового завдання розвідники окремої механізованої бригадиімені князя Костянтина Острозького виявили ворожий РЛС «Реп’яшок».</text:p>
      <text:p text:style-name="P4">
Про це <text:a xlink:type="simple" xlink:href="https://fb.watch/jPmLtuusi2/" text:style-name="Internet_20_link" text:visited-style-name="Visited_20_Internet_20_Link">
повідомляє</text:a>
 оперативне командування«Північ».</text:p>
      <text:p text:style-name="P4">
«Розвідники надали координати сусідам з окремої артилерійської бригади. Точнийпостріл М777 — і ціль знищено!» — йдеться в повідомленні.</text:p>
      <text:p text:style-name="P4">
<text:span text:style-name="T4">
РЛС «Реп’яшок»</text:span>
 — сучасна російська радіолокаційна станція виявленнябезпілотників. На озброєнні в окупантів — з 2022 року. За даними на січень2023-го, росіяни виробили лише 11 таких станцій.</text:p>
      <text:p text:style-name="P4">
Source: <text:a xlink:type="simple" xlink:href="https://armyinform.com.ua/2023/04/10/garmashi-postrilom-m777-znyshhyly-vorozhu-rls-repyashok/" text:style-name="Internet_20_link" text:visited-style-name="Visited_20_Internet_20_Link">
https://armyinform.com.ua/2023/04/10/garmashi-postrilom-m777-znyshhyly-vorozhu-rls-repyashok/</text:a>
</text:p>
      <!--NEWS-->
      <text:h text:style-name="P10" text:outline-level="1">
<text:span text:style-name="T4">
Військові Сил тероборони збили російський гелікоптер Мі-24</text:span>
</text:h>
      <text:p text:style-name="P4">
Author: ['АРМІЯINFORM']</text:p>
      <text:p text:style-name="P4">
Time: 2023-04-10T70:00:00-04:00</text:p>
      <text:p text:style-name="P4">
Description: На Авдіївському напрямку військовослужбовці окремої механізованої бригади ім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914877_533051242334251_635209367704627672_n.jpg" text:style-name="Internet_20_link" text:visited-style-name="Visited_20_Internet_20_Link">
340914877_533051242334251_635209367704627672_n.jpg</text:a>
']</text:p>
      <text:p text:style-name="P4">
Tags: ['STOPRUSSIA', 'АГРЕСІЯ РФ', 'ВТОРГНЕННЯ РФ', 'МІ-24', 'СИЛИ ТЕРИТОРІАЛЬНОЇ ОБОРОНИ', 'ХРОНІКА ОБОРОНИ']</text:p>
      <text:p text:style-name="P4">
Category: News</text:p>
      <!--METADATA-->
      <text:p text:style-name="P4">
<draw:frame draw:style-name="fr1" draw:name="Image17" text:anchor-type="as-char" svg:width="6.9236in" svg:height="4.538804in" draw:z-index="0">
<draw:image xlink:href="../Images/AРМІЯINFORM/2023-04-10T70-00-00-04-00/340914877_533051242334251_635209367704627672_n.jpg" xlink:type="simple" xlink:show="embed" xlink:actuate="onLoad" draw:mime-type="image/jpeg"/>
</draw:frame>
</text:p>
      <text:p text:style-name="P4">
На Авдіївському напрямку військовослужбовці окремої механізованої бригадиімені генерал-хорунжого Марка Безручка знищили ворожий гелікоптер Мі-24.</text:p>
      <text:p text:style-name="P4">
Про це<text:a xlink:type="simple" xlink:href="https://www.facebook.com/UALandForces/posts/pfbid02jedWNUhgL2G7kmTGrLmV5n1NecPh4phAuEHVrUCbsYMW1pe8sAnMwWj6owKFNpMsl" text:style-name="Internet_20_link" text:visited-style-name="Visited_20_Internet_20_Link">
повідомляє</text:a>
служба зв’язків з громадськістю Командування Сухопутних військ ЗСУ.</text:p>
      <text:p text:style-name="P4">
«Сьогодні військовослужбовці нашої бригади знищили ворожий гелікоптер Мі-24.Ворог не припиняє спроби наступальних дій на Авдіївському напрямку, протеотримує гідну відсіч, великі втрати в живій силі та знищену техніку», —зазначили в бригаді.</text:p>
      <text:p text:style-name="P4">
Source: <text:a xlink:type="simple" xlink:href="https://armyinform.com.ua/2023/04/10/vijskovi-syl-teroborony-zbyly-rosijskyj-gelikopter-mi-24/" text:style-name="Internet_20_link" text:visited-style-name="Visited_20_Internet_20_Link">
https://armyinform.com.ua/2023/04/10/vijskovi-syl-teroborony-zbyly-rosijskyj-gelikopter-mi-24/</text:a>
</text:p>
      <!--NEWS-->
      <text:h text:style-name="P10" text:outline-level="1">
<text:span text:style-name="T4">
Ліга чемпіонів УЄФА: «Бенфіка» у Лісабоні програла «Інтеру»</text:span>
</text:h>
      <text:p text:style-name="P4">
Authors: Ukrinform (Person)</text:p>
      <text:p text:style-name="P4">
Publisher: Укринформ (Organization)</text:p>
      <text:p text:style-name="P4">
Published Time: 2023-04-11T-10:53:21+03:00</text:p>
      <text:p text:style-name="P4">
Modified Time: 2023-04-11T23:53:21+03:00</text:p>
      <text:p text:style-name="P4">
Description: У Лізі чемпіонів УЄФА завершилися перші матчі 1/4 фіналу. — Укрінформ.</text:p>
      <text:p text:style-name="P4">
Images: ["<text:a xlink:type="simple" xlink:href="https://static.ukrinform.com/photos/2023_04/thumb_files/630_360_1681246121-507.jpg" text:style-name="Internet_20_link" text:visited-style-name="Visited_20_Internet_20_Link">
630_360_16812...</text:a>
"]</text:p>
      <text:p text:style-name="P4">
Tags: ['Футбол', 'Ліга чемпіонів', 'Інтер Мілан']</text:p>
      <text:p text:style-name="P4">
Type: Article</text:p>
      <!--METADATA-->
      <text:p text:style-name="P4">
<draw:frame draw:style-name="fr1" draw:name="Image18" text:anchor-type="as-char" svg:width="6.9236in" svg:height="3.956343in" draw:z-index="0">
<draw:image xlink:href="../Images/yкринформ/2023-04-11T-10-53-21-03-00/630_360_1681246121-507.jpg" xlink:type="simple" xlink:show="embed" xlink:actuate="onLoad" draw:mime-type="image/jpeg"/>
</draw:frame>
 У Лізічемпіонів УЄФА завершилися перші матчі 1/4 фіналу.</text:p>
      <text:p text:style-name="P4">
Футболісти португальської «Бенфіки» на «Ештадіу да Луш» у Лісабоні поступилисяіталійському «Інтеру» - 0:2, передає Укрінформ.</text:p>
      <text:p text:style-name="P4">
Авторами голів стали Ніколо Барелла, якому асистував Алессандро Бастоні на51-й хвилині, та Ромелу Лукаку (82, з пенальті).</text:p>
      <text:p text:style-name="P4">
У паралельному поєдинку футбольного вечора англійський «Манчестер Сіті» надомашній арені «Етіхад» упевнено переміг німецьку «Баварію» - 3:0.</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ext:p>
      <text:p text:style-name="P4">
Нагадаємо, фінальний поєдинок Ліги чемпіонів УЄФА відбудеться 10 червня на«Олімпійському стадіоні Ататюрка» у Стамбулі.</text:p>
      <text:p text:style-name="P4">
Фото: AFP.</text:p>
      <text:p text:style-name="P4">
Source: <text:a xlink:type="simple" xlink:href="https://www.ukrinform.ua/rubric-sports/3694659-liga-cempioniv-uefa-benfika-u-lisaboni-prograla-interu.html" text:style-name="Internet_20_link" text:visited-style-name="Visited_20_Internet_20_Link">
https://www.ukrinform.ua/rubric-sports/3694659-liga-cempioniv-uefa-benfika-u-lisaboni-prograla-interu.html</text:a>
</text:p>
      <!--NEWS-->
      <text:h text:style-name="P10" text:outline-level="1">
<text:span text:style-name="T4">
У Польщі в ДТП з мікроавтобусами постраждали двоє українців</text:span>
</text:h>
      <text:p text:style-name="P4">
Authors: Ukrinform (Person)</text:p>
      <text:p text:style-name="P4">
Publisher: Укринформ (Organization)</text:p>
      <text:p text:style-name="P4">
Published Time: 2023-04-11T-113:20:00+03:00</text:p>
      <text:p text:style-name="P4">
Modified Time: 2023-04-11T18:20:00+03:00</text:p>
      <text:p text:style-name="P4">
Description: На півдні Польщі в районі міста Мисловіце у ніч проти вівторка зіткнулися два мікроавтобуси, в яких перебували українці. — Укрінформ.</text:p>
      <text:p text:style-name="P4">
Images: ["<text:a xlink:type="simple" xlink:href="https://static.ukrinform.com/photos/2023_04/thumb_files/630_360_1681226523-560.png" text:style-name="Internet_20_link" text:visited-style-name="Visited_20_Internet_20_Link">
630_360_16812...</text:a>
"]</text:p>
      <text:p text:style-name="P4">
Tags: ['Аварія', 'ДТП', 'Поліція', 'Польща', 'Транспорт']</text:p>
      <text:p text:style-name="P4">
Type: Article</text:p>
      <!--METADATA-->
      <text:p text:style-name="P4">
<draw:frame draw:style-name="fr1" draw:name="Image19" text:anchor-type="as-char" svg:width="6.9236in" svg:height="3.956343in" draw:z-index="0">
<draw:image xlink:href="../Images/yкринформ/2023-04-11T-113-20-00-03-00/630_360_1681226523-560.png" xlink:type="simple" xlink:show="embed" xlink:actuate="onLoad" draw:mime-type="image/png"/>
</draw:frame>
 Напівдні Польщі в районі міста Мисловіце у ніч проти вівторка зіткнулися двамікроавтобуси, в яких перебували українці.</text:p>
      <text:p text:style-name="P4">
В результаті постраждали двоє чоловіків, які з переломами кінцівок потрапилидо лікарні, повідомляє Укрінформ з посиланням на  <text:a xlink:type="simple" xlink:href="https://myslowice.naszemiasto.pl/wypadek-w-myslowicach-na-a4-zderzyly-sie-dwa-busy-dwojka/ar/c16-9282619" text:style-name="Internet_20_link" text:visited-style-name="Visited_20_Internet_20_Link">
</text:a>
 .</text:p>
      <text:p text:style-name="P4">
ДТП сталася на автомагістралі A4 в м. Мисловіце близько 2-ї години ночі 11квітня. Два мікроавтобуси їхали в одній смузі руху й один транспортний засібзіткнувся з іншим.</text:p>
      <text:p text:style-name="P4">
За інформацією поліції, причиною <text:a xlink:type="simple" xlink:href="https://www.ukrinform.ua/tag-dtp" text:style-name="Internet_20_link" text:visited-style-name="Visited_20_Internet_20_Link">
 </text:a>
 булапогана видимість і недотримання відповідної дистанції між мікроавтобусами вумовах несприятливих погодних умов.</text:p>
      <text:p text:style-name="P4">
<text:span text:style-name="T4">
Читайте також:</text:span>
 <text:a xlink:type="simple" xlink:href="https://www.ukrinform.ua/rubric-society/3693379-u-dtp-v-moldovi-postrazdali-patero-ukrainciv-mzs.html" text:style-name="Internet_20_link" text:visited-style-name="Visited_20_Internet_20_Link">
 <text:span text:style-name="T4">
ДТП</text:span>
 </text:a>
</text:p>
      <text:p text:style-name="P4">
Внаслідок зіткнення постраждали двоє чоловіків, у яких діагностували переломикінцівок.</text:p>
      <text:p text:style-name="P4">
На цьому відрізку дороги через ДТП певний час були проблеми з дорожнім рухом.</text:p>
      <text:p text:style-name="P4">
_ Фото з сайту myslowice.naszemiasto.pl  _</text:p>
      <text:p text:style-name="P4">
Source: <text:a xlink:type="simple" xlink:href="https://www.ukrinform.ua/rubric-world/3694545-u-polsi-v-dtp-z-mikroavtobusami-postrazdali-dvoe-ukrainciv.html" text:style-name="Internet_20_link" text:visited-style-name="Visited_20_Internet_20_Link">
https://www.ukrinform.ua/rubric-world/3694545-u-polsi-v-dtp-z-mikroavtobusami-postrazdali-dvoe-ukrainciv.html</text:a>
</text:p>
      <!--NEWS-->
      <text:h text:style-name="P10" text:outline-level="1">
<text:span text:style-name="T4">
At Kupiansk direction Russian army shelled Kamyanka, Kolodyazne, Krasne Pershe, Novomlynsk, D...</text:span>
</text:h>
      <text:p text:style-name="P4">
Authors: liveuamap (Language: en)</text:p>
      <text:p text:style-name="P4">
Time: 2023-04-11T-12:15:00</text:p>
      <text:p text:style-name="P4">
Location: Svatove (Latitude:49.53824 Longtitude:37.89803)</text:p>
      <text:p text:style-name="P4">
Videos: []</text:p>
      <text:p text:style-name="P4">
Images: []</text:p>
      <text:p text:style-name="P4">
Tags: ["Russia"]</text:p>
      <text:p text:style-name="P4">
ID: 22555236</text:p>
      <!--METADATA-->
      <text:p text:style-name="P4">
At Kupiansk direction Russian army shelled Kamyanka, Kolodyazne, KrasnePershe, Novomlynsk, Dvorichna, Vilshana, Kindrashivka, Kyslivka and Berestoveof Kharkiv region, - General Staff of Armed Forces of Ukraine says in themorning report</text:p>
      <text:p text:style-name="P4">
News Collection Link: <text:a xlink:type="simple" xlink:href="https://liveuamap.com/en/2023/11-april-at-kupiansk-direction-russian-army-shelled-kamyanka" text:style-name="Internet_20_link" text:visited-style-name="Visited_20_Internet_20_Link">
https://liveuamap.com/en/2023/11-april-at-kupiansk-direction-russian-army-shelled-kamyanka</text:a>
</text:p>
      <text:p text:style-name="P4">
Source: <text:a xlink:type="simple" xlink:href="https://t.me/lumsrc/4463" text:style-name="Internet_20_link" text:visited-style-name="Visited_20_Internet_20_Link">
https://t.me/lumsrc/4463</text:a>
</text:p>
      <!--NEWS-->
      <text:h text:style-name="P10" text:outline-level="1">
<text:span text:style-name="T4">
«Манчестер Сіті» переграв «Баварію» у першому матчі 1/4 фіналу Ліги чемпіонів УЄФА</text:span>
</text:h>
      <text:p text:style-name="P4">
Authors: Ukrinform (Person)</text:p>
      <text:p text:style-name="P4">
Publisher: Укринформ (Organization)</text:p>
      <text:p text:style-name="P4">
Published Time: 2023-04-11T-12:47:00+03:00</text:p>
      <text:p text:style-name="P4">
Modified Time: 2023-04-11T23:47:00+03:00</text:p>
      <text:p text:style-name="P4">
Description: У Лізі чемпіонів УЄФА пройшли перші матчі 1/4 фіналу.</text:p>
      <text:p text:style-name="P4">
— Укрінформ.</text:p>
      <text:p text:style-name="P4">
Images: ["<text:a xlink:type="simple" xlink:href="https://static.ukrinform.com/photos/2023_04/thumb_files/630_360_1681245822-113.jpg" text:style-name="Internet_20_link" text:visited-style-name="Visited_20_Internet_20_Link">
630_360_16812...</text:a>
"]</text:p>
      <text:p text:style-name="P4">
Tags: ['Футбол', 'Ліга чемпіонів']</text:p>
      <text:p text:style-name="P4">
Type: Article</text:p>
      <!--METADATA-->
      <text:p text:style-name="P4">
<draw:frame draw:style-name="fr1" draw:name="Image20" text:anchor-type="as-char" svg:width="6.9236in" svg:height="3.956343in" draw:z-index="0">
<draw:image xlink:href="../Images/yкринформ/2023-04-11T-12-47-00-03-00/630_360_1681245822-113.jpg" xlink:type="simple" xlink:show="embed" xlink:actuate="onLoad" draw:mime-type="image/jpeg"/>
</draw:frame>
 У Лізічемпіонів УЄФА пройшли перші матчі 1/4 фіналу.</text:p>
      <text:p text:style-name="P4">
Футболісти англійського «Манчестер Сіті» вдома здобули переконливу перемогунад німецькою «Баварію» з рахунком 3:0, передає Укрінформ.</text:p>
      <text:p text:style-name="P4">
М'ячі на арені «Етіхад» забили Родрі (27-ма хвилина), Бернарду Сілва (70) таЕрлінг Голанд (77).</text:p>
      <text:p text:style-name="P4">
У паралельному поєдинку футбольного вечора португальська «Бенфіка» на «Ештадіуда Луш» у Лісабоні поступилася італійському «Інтеру» - 0:2.</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a>
</text:p>
      <text:p text:style-name="P4">
Нагадаємо, фінальний поєдинок Ліги чемпіонів УЄФА відбудеться 10 червня на«Олімпійському стадіоні Ататюрка» у Стамбулі.</text:p>
      <text:p text:style-name="P4">
Фото: AFP.</text:p>
      <text:p text:style-name="P4">
Source: <text:a xlink:type="simple" xlink:href="https://www.ukrinform.ua/rubric-sports/3694658-mancester-siti-peregrav-bavariu-u-persomu-matci-14-finalu-ligi-cempioniv-uefa.html" text:style-name="Internet_20_link" text:visited-style-name="Visited_20_Internet_20_Link">
https://www.ukrinform.ua/rubric-sports/3694658-mancester-siti-peregrav-bavariu-u-persomu-matci-14-finalu-ligi-cempioniv-uefa.html</text:a>
</text:p>
      <!--NEWS-->
      <text:h text:style-name="P10" text:outline-level="1">
<text:span text:style-name="T4">
At Lyman direction Russian army shelled Novoyehorivka, Makiyivka, Nevske, Bilohorivka of Luha...</text:span>
</text:h>
      <text:p text:style-name="P4">
Authors: liveuamap (Language: en)</text:p>
      <text:p text:style-name="P4">
Time: 2023-04-11T-14:15:00</text:p>
      <text:p text:style-name="P4">
Location: Donetsk (Latitude:48.7537 Longtitude:38.24015)</text:p>
      <text:p text:style-name="P4">
Videos: []</text:p>
      <text:p text:style-name="P4">
Images: []</text:p>
      <text:p text:style-name="P4">
Tags: ["Russia"]</text:p>
      <text:p text:style-name="P4">
ID: 22555235</text:p>
      <!--METADATA-->
      <text:p text:style-name="P4">
At Lyman direction Russian army shelled Novoyehorivka, Makiyivka, Nevske,Bilohorivka of Luhansk region, also Torske, Spirne and Berestove of Donetskregion, - General Staff of Armed Forces of Ukraine says in the morning report</text:p>
      <text:p text:style-name="P4">
News Collection Link: <text:a xlink:type="simple" xlink:href="https://liveuamap.com/en/2023/11-april-at-lyman-direction-russian-army-shelled-novoyehorivka" text:style-name="Internet_20_link" text:visited-style-name="Visited_20_Internet_20_Link">
https://liveuamap.com/en/2023/11-april-at-lyman-direction-russian-army-shelled-novoyehorivka</text:a>
</text:p>
      <text:p text:style-name="P4">
Source: <text:a xlink:type="simple" xlink:href="https://t.me/lumsrc/4464" text:style-name="Internet_20_link" text:visited-style-name="Visited_20_Internet_20_Link">
https://t.me/lumsrc/4464</text:a>
</text:p>
      <!--NEWS-->
      <text:h text:style-name="P10" text:outline-level="1">
<text:span text:style-name="T4">
Війська рф надвечір обстріляли Бериславський район, спалахнула пожежа</text:span>
</text:h>
      <text:p text:style-name="P4">
Authors: Ukrinform (Person)</text:p>
      <text:p text:style-name="P4">
Publisher: Укринформ (Organization)</text:p>
      <text:p text:style-name="P4">
Published Time: 2023-04-11T-14:32:00+03:00</text:p>
      <text:p text:style-name="P4">
Modified Time: 2023-04-11T23:32:00+03:00</text:p>
      <text:p text:style-name="P4">
Description: російські військові вчергове обстріляли території Бериславського района, в місцях влучання спалахнула пожежа. — Укрінформ.</text:p>
      <text:p text:style-name="P4">
Images: ["<text:a xlink:type="simple" xlink:href="https://static.ukrinform.com/photos/2022_12/thumb_files/630_360_1670571938-949.jpg" text:style-name="Internet_20_link" text:visited-style-name="Visited_20_Internet_20_Link">
630_360_16705...</text:a>
"]</text:p>
      <text:p text:style-name="P4">
Tags: ['Херсонщина', 'Обстріл', 'Війна з росією', 'Берислав']</text:p>
      <text:p text:style-name="P4">
Type: Article</text:p>
      <!--METADATA-->
      <text:p text:style-name="P4">
<draw:frame draw:style-name="fr1" draw:name="Image21" text:anchor-type="as-char" svg:width="6.9236in" svg:height="3.956343in" draw:z-index="0">
<draw:image xlink:href="../Images/yкринформ/2023-04-11T-14-32-00-03-00/630_360_1670571938-949.jpg" xlink:type="simple" xlink:show="embed" xlink:actuate="onLoad" draw:mime-type="image/jpeg"/>
</draw:frame>
 російськівійськові вчергове обстріляли території Бериславського района, в місцяхвлучання спалахнула пожежа.</text:p>
      <text:p text:style-name="P4">
Про це <text:a xlink:type="simple" xlink:href="https://www.facebook.com/OperationalCommandSouth/posts/pfbid02xg386oUyYGYZyzizjb8LWssRP3dsH7Bae7NaAu3GPf4Cos9TZmPAjiaFhe8w6UeAl" text:style-name="Internet_20_link" text:visited-style-name="Visited_20_Internet_20_Link">
</text:a>
повідомляє Оперативне командування "Південь", передає Укрінформ.</text:p>
      <text:p text:style-name="P4">
"Продовжуючи обстріли мирного населення, ворог намагається маневруватиартилерією по лівому берегу, і має намір продовжувати застосування авіації ізпуском керованих авіаційних бомб. Надвечір знов, як і минулої ночі, атакованоБериславський район. В місцях влучання спалахнула <text:a xlink:type="simple" xlink:href="https://www.ukrinform.ua/tag-pozeza" text:style-name="Internet_20_link" text:visited-style-name="Visited_20_Internet_20_Link">
</text:a>
 , її приборкують рятувальники" -йдеться у повідомленни.</text:p>
      <text:p text:style-name="P4">
Інформація про руйнування уточнюється, попередньо – без постраждалих.</text:p>
      <text:p text:style-name="P4">
<text:span text:style-name="T4">
Читайте також:</text:span>
 <text:a xlink:type="simple" xlink:href="https://www.ukrinform.ua/rubric-regions/3694366-vorog-iz-aviacii-obstrilav-berislav-cimalo-budinkiv-zrujnovani-vsent.html" text:style-name="Internet_20_link" text:visited-style-name="Visited_20_Internet_20_Link">
 <text:span text:style-name="T4">
Ворог</text:span>
 <text:span text:style-name="T4">
авіації</text:span>
 <text:span text:style-name="T4">
обстріляв</text:span>
 <text:span text:style-name="T4">
Берислав</text:span>
<text:span text:style-name="T4">
чимало</text:span>
 <text:span text:style-name="T4">
будинків</text:span>
 <text:span text:style-name="T4">
зруйновані</text:span>
 <text:span text:style-name="T4">
вщент</text:span>
</text:a>
</text:p>
      <text:p text:style-name="P4">
Водночас, за даними розвідки, було підтверджено ураження одного з ворожихпунктів управління в Скадовському і пункту боєпостачання в Каховськомурайонах.</text:p>
      <text:p text:style-name="P4">
Як повідомляв Укрінформ, на Херсонщині <text:a xlink:type="simple" xlink:href="https://www.ukrinform.ua/rubric-ato/3694158-rosiani-atakuvali-civilnij-coven-na-hersonsini-dvoe-poranenih.html" text:style-name="Internet_20_link" text:visited-style-name="Visited_20_Internet_20_Link">
 </text:a>
 , двоє місцевих жителів отримали важкі поранення.</text:p>
      <text:p text:style-name="P4">
Source: <text:a xlink:type="simple" xlink:href="https://www.ukrinform.ua/rubric-ato/3694657-vijska-rf-nadvecir-obstrilali-berislavskij-rajon-spalahnula-pozeza.html" text:style-name="Internet_20_link" text:visited-style-name="Visited_20_Internet_20_Link">
https://www.ukrinform.ua/rubric-ato/3694657-vijska-rf-nadvecir-obstrilali-berislavskij-rajon-spalahnula-pozeza.html</text:a>
</text:p>
      <!--NEWS-->
      <text:h text:style-name="P10" text:outline-level="1">
<text:span text:style-name="T4">
At Bakhmut direction Russian army shelled Vasukivka, Zaliznyanske, Minkivka, Orikhovo-Vasyliv...</text:span>
</text:h>
      <text:p text:style-name="P4">
Authors: liveuamap (Language: en)</text:p>
      <text:p text:style-name="P4">
Time: 2023-04-11T-16:15:00</text:p>
      <text:p text:style-name="P4">
Location: Donetsk Oblast (Latitude:48.40573 Longtitude:37.91039)</text:p>
      <text:p text:style-name="P4">
Videos: []</text:p>
      <text:p text:style-name="P4">
Images: []</text:p>
      <text:p text:style-name="P4">
Tags: ["Russia"]</text:p>
      <text:p text:style-name="P4">
ID: 22555234</text:p>
      <!--METADATA-->
      <text:p text:style-name="P4">
At Bakhmut direction Russian army shelled Vasukivka, Zaliznyanske, Minkivka,Orikhovo-Vasylivka, Bakhmut, Khromove, Ivanivske, Predtechyne, Chasiv Yar,Ozaryanivka, Druzhba and New York of Donetsk region, - General Staff of ArmedForces of Ukraine says in the morning report</text:p>
      <text:p text:style-name="P4">
News Collection Link: <text:a xlink:type="simple" xlink:href="https://liveuamap.com/en/2023/11-april-at-bakhmut-direction-russian-army-shelled-vasukivka" text:style-name="Internet_20_link" text:visited-style-name="Visited_20_Internet_20_Link">
https://liveuamap.com/en/2023/11-april-at-bakhmut-direction-russian-army-shelled-vasukivka</text:a>
</text:p>
      <text:p text:style-name="P4">
Source: <text:a xlink:type="simple" xlink:href="https://t.me/lumsrc/4465" text:style-name="Internet_20_link" text:visited-style-name="Visited_20_Internet_20_Link">
https://t.me/lumsrc/4465</text:a>
</text:p>
      <!--NEWS-->
      <text:h text:style-name="P10" text:outline-level="1">
<text:span text:style-name="T4">
Зеленський закликав українців не ігнорувати війну та допомагати державі</text:span>
</text:h>
      <text:p text:style-name="P4">
Authors: Ukrinform (Person)</text:p>
      <text:p text:style-name="P4">
Publisher: Укринформ (Organization)</text:p>
      <text:p text:style-name="P4">
Published Time: 2023-04-11T-16:23:00+03:00</text:p>
      <text:p text:style-name="P4">
Modified Time: 2023-04-11T23:23:00+03:00</text:p>
      <text:p text:style-name="P4">
Description: Те, що наразі у багатьох місцях нашої держави тихіше, не означає, що можна десь ігнорувати війну або бути менш сконцентрованими на допомозі державі.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Агресія РФ', 'допомога', 'Зеленський', 'Війна з росією']</text:p>
      <text:p text:style-name="P4">
Type: Article</text:p>
      <!--METADATA-->
      <text:p text:style-name="P4">
<draw:frame draw:style-name="fr1" draw:name="Image22" text:anchor-type="as-char" svg:width="6.9236in" svg:height="3.956343in" draw:z-index="0">
<draw:image xlink:href="../Images/yкринформ/2023-04-11T-16-23-00-03-00/630_360_1678086625-925.png" xlink:type="simple" xlink:show="embed" xlink:actuate="onLoad" draw:mime-type="image/png"/>
</draw:frame>
 Те, щонаразі у багатьох місцях нашої держави тихіше, не означає, що можна десьігнорувати війну або бути менш сконцентрованими на допомозі державі.</text:p>
      <text:p text:style-name="P4">
Про це у своєму <text:a xlink:type="simple" xlink:href="https://www.youtube.com/watch" text:style-name="Internet_20_link" text:visited-style-name="Visited_20_Internet_20_Link">
 </text:a>
 заявивПрезидент України Володимир Зеленський, передає Укрінформ.</text:p>
      <text:p text:style-name="P4">
_Відео:<text:a xlink:type="simple" xlink:href="https://t.me/OP_UA/9212" text:style-name="Internet_20_link" text:visited-style-name="Visited_20_Internet_20_Link">
 </text:a>
 _</text:p>
      <text:p text:style-name="P4">
«Ми зараз на такому етапі війни, коли важливо і нашому суспільству, іпартнерам не втрачати відчуття шляху, яким маємо пройти. Саме шляху. Шляху,який попереду. У порівнянні з минулим роком у багатьох місцях зараз тихіше.Але це не означає, що можна десь там ігнорувати війну чи бути меншсконцентрованими на допомозі державі», - заявив він.</text:p>
      <text:p text:style-name="P4">
<text:span text:style-name="T4">
Читайте також:</text:span>
 <text:span text:style-name="T4">
<text:a xlink:type="simple" xlink:href="https://www.ukrinform.ua/rubric-ato/3694489-situacia-na-fronti-ta-zabezpecenna-boepripasami-zelenskij-proviv-zasidanna-stavki.html" text:style-name="Internet_20_link" text:visited-style-name="Visited_20_Internet_20_Link">
 </text:a>
</text:span>
</text:p>
      <text:p text:style-name="P4">
Зеленський уточнив, що їм вдалося зробити багато разом із партнерами длязахисту людей, України та всієї Європи.</text:p>
      <text:p text:style-name="P4">
«Але це не означає, що зараз час спочивати на лаврах. Шлях – попереду. Рух –попереду. Те, для чого ми потребуємо не меншої єдності, зосередженості, ніжраніше», - сказав Зеленський.</text:p>
      <text:p text:style-name="P4">
На його переконання, так само як і раніше, наші позиції на фронті та всі нашівоїни на позиціях мають підтримуватися українськими позиціями політично таінформаційно, силою зброї та силою нашого суспільного єднання, нашоювнутрішньою стійкістю та міцністю звʼязків України зі світом.</text:p>
      <text:p text:style-name="P4">
«І це те, що є завданням як держави, так і всіх у державі, як України, так івсіх у світі, хто цінує вільне життя й міжнародний порядок, заснований направилах», - переконаний Глава держави.</text:p>
      <text:p text:style-name="P4">
<text:span text:style-name="T4">
Читайте також:</text:span>
 <text:span text:style-name="T4">
<text:a xlink:type="simple" xlink:href="https://www.ukrinform.ua/rubric-ato/3694643-kanada-vze-dopravila-v-ukrainu-ponad-4000-tonn-vijskovoi-dopomogi.html" text:style-name="Internet_20_link" text:visited-style-name="Visited_20_Internet_20_Link">
 </text:a>
 </text:span>
</text:p>
      <text:p text:style-name="P4">
Він зазначив, що нерозумно просто пасивно сподіватися, що перемогу принесехтось інший, той, хто зараз в окопах, у штурмах.</text:p>
      <text:p text:style-name="P4">
"Це спільне завдання. Перемога здобувається всіма. Тими, хто за неї бʼється, ітими, хто дає зброю. Тими, хто скорочує можливості держави-терориста, і тими,хто збільшує можливості України", - нагадав Президент.</text:p>
      <text:p text:style-name="P4">
<text:span text:style-name="T4">
Читайте також:</text:span>
 <text:span text:style-name="T4">
<text:a xlink:type="simple" xlink:href="https://www.ukrinform.ua/rubric-society/3694629-zelenskij-obgovoriv-iz-govardom-baffetom-dopomogu-ukraini.html" text:style-name="Internet_20_link" text:visited-style-name="Visited_20_Internet_20_Link">
 </text:a>
 </text:span>
</text:p>
      <text:p text:style-name="P4">
Як повідомлялося, 11 квітня Зеленський зібрав чергову Ставку: говорили про_<text:span text:style-name="T4">
<text:a xlink:type="simple" xlink:href="https://www.ukrinform.ua/rubric-ato/3694489-situacia-na-fronti-ta-zabezpecenna-boepripasami-zelenskij-proviv-zasidanna-stavki.html" text:style-name="Internet_20_link" text:visited-style-name="Visited_20_Internet_20_Link">
 </text:a>
 </text:span>
 _</text:p>
      <text:p text:style-name="P4">
Source: <text:a xlink:type="simple" xlink:href="https://www.ukrinform.ua/rubric-ato/3694656-zelenskij-zaklikav-ukrainciv-ne-ignoruvati-vijnu-ta-dopomagati-derzavi.html" text:style-name="Internet_20_link" text:visited-style-name="Visited_20_Internet_20_Link">
https://www.ukrinform.ua/rubric-ato/3694656-zelenskij-zaklikav-ukrainciv-ne-ignoruvati-vijnu-ta-dopomagati-derzavi.html</text:a>
</text:p>
      <!--NEWS-->
      <text:h text:style-name="P10" text:outline-level="1">
<text:span text:style-name="T4">
У Молдові порадили захаровій не втручатися у внутрішні справи країни</text:span>
</text:h>
      <text:p text:style-name="P4">
Authors: Ukrinform (Person)</text:p>
      <text:p text:style-name="P4">
Publisher: Укринформ (Organization)</text:p>
      <text:p text:style-name="P4">
Published Time: 2023-04-11T-18:10:00+03:00</text:p>
      <text:p text:style-name="P4">
Modified Time: 2023-04-11T23:10:00+03:00</text:p>
      <text:p text:style-name="P4">
Description: Міністерство закордонних справ Молдови прокоментувало слова представниці мзс рф марії захарової, яка заявила, що НАТО готує з Молдови "полігон для геополітичної конфронтації" з росією. — Укрінформ.</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МЗС', 'НАТО', 'росія']</text:p>
      <text:p text:style-name="P4">
Type: Article</text:p>
      <!--METADATA-->
      <text:p text:style-name="P4">
<draw:frame draw:style-name="fr1" draw:name="Image23" text:anchor-type="as-char" svg:width="6.9236in" svg:height="3.956343in" draw:z-index="0">
<draw:image xlink:href="../Images/yкринформ/2023-04-11T-18-10-00-03-00/630_360_1649857838-528.jpg" xlink:type="simple" xlink:show="embed" xlink:actuate="onLoad" draw:mime-type="image/jpeg"/>
</draw:frame>
Міністерство закордонних справ Молдови прокоментувало слова представниці мзсрф марії захарової, яка заявила, що НАТО готує з Молдови "полігон длягеополітичної конфронтації" з росією.</text:p>
      <text:p text:style-name="P4">
Як передає Укрінформ, про це йдеться у <text:a xlink:type="simple" xlink:href="https://mfa.gov.md/ro/content/comentariul-ministerului-afacerilor-externe-si-integrarii-europene-7" text:style-name="Internet_20_link" text:visited-style-name="Visited_20_Internet_20_Link">
</text:a>
 відомства.</text:p>
      <text:p text:style-name="P4">
"Ми не допускаємо подібних заяв і втручання у внутрішні справи Молдови.Відносини Молдови з міжнародними організаціями, включно з НАТО, - це сувереннеі незалежне рішення країни. Нейтралітет нашої країни не означає ізоляцію.Влада <text:a xlink:type="simple" xlink:href="https://www.ukrinform.ua/tag-moldova" text:style-name="Internet_20_link" text:visited-style-name="Visited_20_Internet_20_Link">
 </text:a>
 розвиває партнерські відносиниз організаціями та державами для збереження миру і безпеки країни. Нагадуємо,Молдова почала співпрацювати з НАТО 1992 року", - йдеться у документі.</text:p>
      <text:p text:style-name="P4">
<text:span text:style-name="T4">
Читайте також:</text:span>
 <text:a xlink:type="simple" xlink:href="https://www.ukrinform.ua/rubric-world/3694314-poblizu-kisineva-pobuduut-sucasnu-vijskovu-bazu.html" text:style-name="Internet_20_link" text:visited-style-name="Visited_20_Internet_20_Link">
 <text:span text:style-name="T4">
Поблизу</text:span>
 <text:span text:style-name="T4">
Кишинева</text:span>
 <text:span text:style-name="T4">
побудують</text:span>
 <text:span text:style-name="T4">
сучасну</text:span>
<text:span text:style-name="T4">
військову</text:span>
 <text:span text:style-name="T4">
базу</text:span>
 </text:a>
</text:p>
      <text:p text:style-name="P4">
У МЗС додали, що співпраця з НАТО приносила і продовжує приносити реальнукористь не тільки країні, а й регіональній безпеці.</text:p>
      <text:p text:style-name="P4">
Як повідомляв Укрінформ, президент Молдови Мая Санду закликала громадянзібратися 21 травня на площі Великого національного зібрання у центрі столиціз метою підтримки європейської інтеграції Молдови.</text:p>
      <text:p text:style-name="P4">
Source: <text:a xlink:type="simple" xlink:href="https://www.ukrinform.ua/rubric-world/3694653-u-moldovi-poradili-zaharovij-ne-vtrucatisa-u-vnutrisni-spravi-kraini.html" text:style-name="Internet_20_link" text:visited-style-name="Visited_20_Internet_20_Link">
https://www.ukrinform.ua/rubric-world/3694653-u-moldovi-poradili-zaharovij-ne-vtrucatisa-u-vnutrisni-spravi-kraini.html</text:a>
</text:p>
      <!--NEWS-->
      <text:h text:style-name="P10" text:outline-level="1">
<text:span text:style-name="T4">
At Avdiyivka and Maryinka directions Russian army shelled Novokalynove, Avdiyivka, Pervomaysk...</text:span>
</text:h>
      <text:p text:style-name="P4">
Authors: liveuamap (Language: en)</text:p>
      <text:p text:style-name="P4">
Time: 2023-04-11T-18:15:00</text:p>
      <text:p text:style-name="P4">
Location: Donetsk Oblast (Latitude:47.91531 Longtitude:37.45874)</text:p>
      <text:p text:style-name="P4">
Videos: []</text:p>
      <text:p text:style-name="P4">
Images: []</text:p>
      <text:p text:style-name="P4">
Tags: ["Russia"]</text:p>
      <text:p text:style-name="P4">
ID: 22555233</text:p>
      <!--METADATA-->
      <text:p text:style-name="P4">
At Avdiyivka and Maryinka directions Russian army shelled Novokalynove,Avdiyivka, Pervomayske, Krasnohorivka, Hostre, Heorhiyivka, Maryinka andPobyeda of Donetsk region, - General Staff of Armed Forces of Ukraine says inthe morning report</text:p>
      <text:p text:style-name="P4">
News Collection Link: <text:a xlink:type="simple" xlink:href="https://liveuamap.com/en/2023/11-april-at-avdiyivka-and-maryinka-directions-russian-army" text:style-name="Internet_20_link" text:visited-style-name="Visited_20_Internet_20_Link">
https://liveuamap.com/en/2023/11-april-at-avdiyivka-and-maryinka-directions-russian-army</text:a>
</text:p>
      <text:p text:style-name="P4">
Source: <text:a xlink:type="simple" xlink:href="https://t.me/lumsrc/4466" text:style-name="Internet_20_link" text:visited-style-name="Visited_20_Internet_20_Link">
https://t.me/lumsrc/4466</text:a>
</text:p>
      <!--NEWS-->
      <text:h text:style-name="P10" text:outline-level="1">
<text:span text:style-name="T4">
At Shaktarske direction Russian army shelled Novomykhaylivka, Vuhledar, Bohoyavlenka and Vely...</text:span>
</text:h>
      <text:p text:style-name="P4">
Authors: liveuamap (Language: en)</text:p>
      <text:p text:style-name="P4">
Time: 2023-04-11T-20:15:00</text:p>
      <text:p text:style-name="P4">
Location: Velyka Novosilka (Latitude:47.84024 Longtitude:36.83475)</text:p>
      <text:p text:style-name="P4">
Videos: []</text:p>
      <text:p text:style-name="P4">
Images: []</text:p>
      <text:p text:style-name="P4">
Tags: ["Russia"]</text:p>
      <text:p text:style-name="P4">
ID: 22555232</text:p>
      <!--METADATA-->
      <text:p text:style-name="P4">
At Shaktarske direction Russian army shelled Novomykhaylivka, Vuhledar,Bohoyavlenka and Velyka Novosilka of Donetsk region, - General Staff of ArmedForces of Ukraine says in the morning report</text:p>
      <text:p text:style-name="P4">
News Collection Link: <text:a xlink:type="simple" xlink:href="https://liveuamap.com/en/2023/11-april-at-shaktarske-direction-russian-army-shelled-novomykhaylivka" text:style-name="Internet_20_link" text:visited-style-name="Visited_20_Internet_20_Link">
https://liveuamap.com/en/2023/11-april-at-shaktarske-direction-russian-army-shelled-novomykhaylivka</text:a>
</text:p>
      <text:p text:style-name="P4">
Source: <text:a xlink:type="simple" xlink:href="https://t.me/lumsrc/4467" text:style-name="Internet_20_link" text:visited-style-name="Visited_20_Internet_20_Link">
https://t.me/lumsrc/4467</text:a>
</text:p>
      <!--NEWS-->
      <text:h text:style-name="P10" text:outline-level="1">
<text:span text:style-name="T4">
Допомога Канади Україні перевищила $6 мільярдів</text:span>
</text:h>
      <text:p text:style-name="P4">
Authors: Ukrinform (Person)</text:p>
      <text:p text:style-name="P4">
Publisher: Укринформ (Organization)</text:p>
      <text:p text:style-name="P4">
Published Time: 2023-04-11T-21:59:00+03:00</text:p>
      <text:p text:style-name="P4">
Modified Time: 2023-04-11T22:59:00+03:00</text:p>
      <text:p text:style-name="P4">
Description: Від початку минулого року уряд Канади надав Україні різноманітної допомоги на понад 8 млрд канадських доларів (понад 6 млрд доларів). — Укрінформ.</text:p>
      <text:p text:style-name="P4">
Images: ["<text:a xlink:type="simple" xlink:href="https://static.ukrinform.com/photos/2023_02/thumb_files/630_360_1676571169-696.jpeg" text:style-name="Internet_20_link" text:visited-style-name="Visited_20_Internet_20_Link">
630_360_16765...</text:a>
"]</text:p>
      <text:p text:style-name="P4">
Tags: ['Канада', 'Україна', 'Гроші', 'допомога']</text:p>
      <text:p text:style-name="P4">
Type: Article</text:p>
      <!--METADATA-->
      <text:p text:style-name="P4">
<draw:frame draw:style-name="fr1" draw:name="Image24" text:anchor-type="as-char" svg:width="6.9236in" svg:height="3.956343in" draw:z-index="0">
<draw:image xlink:href="../Images/yкринформ/2023-04-11T-21-59-00-03-00/630_360_1676571169-696.jpeg" xlink:type="simple" xlink:show="embed" xlink:actuate="onLoad" draw:mime-type="image/jpeg"/>
</draw:frame>
 Відпочатку минулого року уряд Канади надав Україні різноманітної допомоги напонад 8 млрд канадських доларів (понад 6 млрд доларів).</text:p>
      <text:p text:style-name="P4">
Як повідомляє кореспондент Укрінформу, про це  оголосили у <text:a xlink:type="simple" xlink:href="https://pm.gc.ca/en/news/news-releases/2023/04/11/prime-minister-announces-more-support-ukraine" text:style-name="Internet_20_link" text:visited-style-name="Visited_20_Internet_20_Link">
</text:a>
 Джастіна Трюдо по завершенні його зустрічі ізукраїнським колегою Денисом Шмигалем.</text:p>
      <text:p text:style-name="P4">
“З січня 2022 року Канада оголосила про виділення понад 8 млрд доларівфінансової, військової, гуманітарної та імміграційної допомоги, а такожпідтримки розвитку”, - йдеться у поширеному повідомленні.</text:p>
      <text:p text:style-name="P4">
Зазначається, що до цієї суми входить більше 5 млрд канадських доларівфінансової допомоги, більше 1 млрд військової підтримки, 352,5 млн доларівгуманітарної допомоги, 127 млн на підтримку розвитку й більше 102 млн доларівна безпекову та стабілізаційну допомогу.</text:p>
      <text:p text:style-name="P4">
<text:span text:style-name="T4">
Читайте також:</text:span>
 <text:a xlink:type="simple" xlink:href="https://www.ukrinform.ua/rubric-ato/3694589-kanada-ogolosila-pro-novij-paket-oboronnoi-dopomogi-dla-ukraini.html" text:style-name="Internet_20_link" text:visited-style-name="Visited_20_Internet_20_Link">
 <text:span text:style-name="T4">
Канада</text:span>
 <text:span text:style-name="T4">
оголосила</text:span>
 <text:span text:style-name="T4">
про</text:span>
 <text:span text:style-name="T4">
новий</text:span>
 <text:span text:style-name="T4">
пакет</text:span>
<text:span text:style-name="T4">
оборонної</text:span>
 <text:span text:style-name="T4">
допомоги</text:span>
 <text:span text:style-name="T4">
для</text:span>
 <text:span text:style-name="T4">
України</text:span>
</text:a>
</text:p>
      <text:p text:style-name="P4">
Як повідомляв Укрінформ, сьогодні із одноденним візитом у Канаді перебуваєПрем’єр-міністр України Денис Шмигаль. Він вже провів перемовини із <text:a xlink:type="simple" xlink:href="https://www.ukrinform.ua/tag-trudo" text:style-name="Internet_20_link" text:visited-style-name="Visited_20_Internet_20_Link">
</text:a>
 , міністром оборони Анітою Ананд,міністром закордонних справ Мелані Жолі та міністром фінансів Христею Фріланд.Окрім цього глава українського уряду поспілкувався із проводом українськоїгромади Канади.</text:p>
      <text:p text:style-name="P4">
Зауважимо, що в перерахунку на душу населення обсяг допомоги Канади України єодним із найвищих у світі.</text:p>
      <text:p text:style-name="P4">
Source: <text:a xlink:type="simple" xlink:href="https://www.ukrinform.ua/rubric-society/3694650-dopomoga-kanadi-ukraini-perevisila-6-milardiv.html" text:style-name="Internet_20_link" text:visited-style-name="Visited_20_Internet_20_Link">
https://www.ukrinform.ua/rubric-society/3694650-dopomoga-kanadi-ukraini-perevisila-6-milardiv.html</text:a>
</text:p>
      <!--NEWS-->
      <text:h text:style-name="P10" text:outline-level="1">
<text:span text:style-name="T4">
At Zaporizhzhia and Kherson directions Russian army shelled Vremivka of Donetsk region; Novod...</text:span>
</text:h>
      <text:p text:style-name="P4">
Authors: liveuamap (Language: en)</text:p>
      <text:p text:style-name="P4">
Time: 2023-04-11T-22:15:00</text:p>
      <text:p text:style-name="P4">
Location: Kam'yans'ke,Zaporiz'ka oblast (Latitude:47.5383 Longtitude:35.37289)</text:p>
      <text:p text:style-name="P4">
Videos: []</text:p>
      <text:p text:style-name="P4">
Images: []</text:p>
      <text:p text:style-name="P4">
Tags: ["Russia"]</text:p>
      <text:p text:style-name="P4">
ID: 22555231</text:p>
      <!--METADATA-->
      <text:p text:style-name="P4">
At Zaporizhzhia and Kherson directions Russian army shelled Vremivka ofDonetsk region; Novodanylivka, Orikhiv, Novoandriyivka and Kamyanske ofZaporizhzhia region, - General Staff of Armed Forces of Ukraine says in themorning report</text:p>
      <text:p text:style-name="P4">
News Collection Link: <text:a xlink:type="simple" xlink:href="https://liveuamap.com/en/2023/11-april-at-zaporizhzhia-and-kherson-directions-russian-army" text:style-name="Internet_20_link" text:visited-style-name="Visited_20_Internet_20_Link">
https://liveuamap.com/en/2023/11-april-at-zaporizhzhia-and-kherson-directions-russian-army</text:a>
</text:p>
      <text:p text:style-name="P4">
Source: <text:a xlink:type="simple" xlink:href="https://t.me/lumsrc/4468" text:style-name="Internet_20_link" text:visited-style-name="Visited_20_Internet_20_Link">
https://t.me/lumsrc/4468</text:a>
</text:p>
      <!--NEWS-->
      <text:h text:style-name="P10" text:outline-level="1">
<text:span text:style-name="T4">
Розслідування витоку документів у США може тривати кілька місяців</text:span>
</text:h>
      <text:p text:style-name="P4">
Authors: Ukrinform (Person)</text:p>
      <text:p text:style-name="P4">
Publisher: Укринформ (Organization)</text:p>
      <text:p text:style-name="P4">
Published Time: 2023-04-11T-23:46:00+03:00</text:p>
      <text:p text:style-name="P4">
Modified Time: 2023-04-11T22:46:00+03:00</text:p>
      <text:p text:style-name="P4">
Description: Розслідування, яке проводить американський уряд щодо витоку секретних документів Пентагону може зайняти кілька місяців для встановлення всіх фактів та реагування на ситуацію.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Україна', 'Розслідування', 'Війна з росією', 'Контрнаступ', 'Документи']</text:p>
      <text:p text:style-name="P4">
Type: Article</text:p>
      <!--METADATA-->
      <text:p text:style-name="P4">
<draw:frame draw:style-name="fr1" draw:name="Image25" text:anchor-type="as-char" svg:width="6.9236in" svg:height="3.956343in" draw:z-index="0">
<draw:image xlink:href="../Images/yкринформ/2023-04-11T-23-46-00-03-00/630_360_1588051291-728.jpg" xlink:type="simple" xlink:show="embed" xlink:actuate="onLoad" draw:mime-type="image/jpeg"/>
</draw:frame>
Розслідування, яке проводить американський уряд щодо витоку секретнихдокументів Пентагону може зайняти кілька місяців для встановлення всіх фактівта реагування на ситуацію.</text:p>
      <text:p text:style-name="P4">
Про це повідомили у вівторок телеканалу <text:a xlink:type="simple" xlink:href="https://edition.cnn.com/europe/live-news/russia-ukraine-war-news-04-11-23/h_67266ec8c7641ff74c1d498c12c45604" text:style-name="Internet_20_link" text:visited-style-name="Visited_20_Internet_20_Link">
</text:a>
 три джерела в адміністраціїСША, передає Укрінформ.</text:p>
      <text:p text:style-name="P4">
«Пентагон вивчає, як цей витік впливає на національну безпеку СполученихШтатів, а Міністерство юстиції розпочало кримінальне розслідування щодо тих,хто міг стояти за цим»,- зауважується в публікації.</text:p>
      <text:p text:style-name="P4">
<text:span text:style-name="T4">
Читайте також:</text:span>
 <text:span text:style-name="T4">
<text:a xlink:type="simple" xlink:href="https://www.ukrinform.ua/rubric-world/3694184-stati-pereviraut-obmin-informacieu-pisla-vitoku-sekretnih-fajliv.html" text:style-name="Internet_20_link" text:visited-style-name="Visited_20_Internet_20_Link">
 </text:a>
 </text:span>
</text:p>
      <text:p text:style-name="P4">
Міжвідомче розслідування очолює Управління розвідки та безпеки Пентагону, «івоно може тривати впродовж місяців», зауважили представники адміністрації. Прицьому, за їхніми словами, вивчатиметься, чи були викриті джерела й методироботи американської розвідки після того, як грифовані документи булиоприлюднені в відкритому доступі. Розслідування, крім того, намагатиметьсявизначити масштаби витоку, а також чи є інші секретні документи, які досіциркулюють в Інтернеті.</text:p>
      <text:p text:style-name="P4">
За словами одного із джерел, зусилля Пентагону не зосереджені лише на тому,щоби знайти, хто був джерелом витоку. Міноборони вивчатиме також вразливостісистеми циркуляції секретних документів, а також чи потрібно змінювати колоосіб, які отримують цю інформацію щодня.</text:p>
      <text:p text:style-name="P4">
«Надто багато людей мають доступ до глибоко конфіденційної інформації», -зауважив високопоставлений чиновник США. Він підкреслив, що, ймовірно, йдетьсяпро «тисячі» людей, які могли ознайомитися з цими документами.</text:p>
      <text:p text:style-name="P4">
<text:span text:style-name="T4">
Читайте також:</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Витік матеріалів, схожий на фотокопії документів, які були зім’яті, ніби їхпереносили в кишені, зазначається в публікації.</text:p>
      <text:p text:style-name="P4">
Як повідомляв Укрінформ, лідер демократичної більшості в Сенаті США Чак Шумерподав запит адміністрації щодо проведення секретного брифінгу для сенаторівстосовно реагування на витік таємних документів Пентагону.</text:p>
      <text:p text:style-name="P4">
Source: <text:a xlink:type="simple" xlink:href="https://www.ukrinform.ua/rubric-world/3694649-rozsliduvanna-vitoku-dokumentiv-u-ssa-moze-trivati-kilka-misaciv.html" text:style-name="Internet_20_link" text:visited-style-name="Visited_20_Internet_20_Link">
https://www.ukrinform.ua/rubric-world/3694649-rozsliduvanna-vitoku-dokumentiv-u-ssa-moze-trivati-kilka-misaciv.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1T-24:15:00</text:p>
      <text:p text:style-name="P4">
Location: Marinka, Donetsk Oblast (Latitude:47.93969 Longtitude:37.49891)</text:p>
      <text:p text:style-name="P4">
Videos: []</text:p>
      <text:p text:style-name="P4">
Images: []</text:p>
      <text:p text:style-name="P4">
Tags: ["Russia"]</text:p>
      <text:p text:style-name="P4">
ID: 22555230</text:p>
      <!--METADATA-->
      <text:p text:style-name="P4">
Russian forces conducting offensive actions at Lyman, Bakhmut, Avdiivka andMaryinka directions. Ukrainian military repelled over 52 Russian attacks.Russian forces attempting to advance near Makiyivka, Chervonopopivka andBilohorivka, Bakhmut, Hryhorivka and Khromove, Avdiyivka, Syeverne, Nevelskeand Maryinka of Donetsk region, - General Staff of Armed Forces of Ukrainesays in the morning report</text:p>
      <text:p text:style-name="P4">
News Collection Link: <text:a xlink:type="simple" xlink:href="https://liveuamap.com/en/2023/11-april-russian-forces-conducting-offensive-actions-at-lyman" text:style-name="Internet_20_link" text:visited-style-name="Visited_20_Internet_20_Link">
https://liveuamap.com/en/2023/11-april-russian-forces-conducting-offensive-actions-at-lyman</text:a>
</text:p>
      <text:p text:style-name="P4">
Source: <text:a xlink:type="simple" xlink:href="https://t.me/lumsrc/4469" text:style-name="Internet_20_link" text:visited-style-name="Visited_20_Internet_20_Link">
https://t.me/lumsrc/4469</text:a>
</text:p>
      <!--NEWS-->
      <text:h text:style-name="P10" text:outline-level="1">
<text:span text:style-name="T4">
Важливо не втрачати відчуття шляху, яким маємо пройти - Президент</text:span>
</text:h>
      <text:p text:style-name="P4">
Authors: Ukrinform (Person)</text:p>
      <text:p text:style-name="P4">
Publisher: Укринформ (Organization)</text:p>
      <text:p text:style-name="P4">
Published Time: 2023-04-11T-25:39:00+03:00</text:p>
      <text:p text:style-name="P4">
Modified Time: 2023-04-11T22:39:00+03:00</text:p>
      <text:p text:style-name="P4">
Description: Ми зараз на такому етапі війни, коли важливо й нашому суспільству, і партнерам не втрачати відчуття шляху, яким маємо пройти. — Укрінформ.</text:p>
      <text:p text:style-name="P4">
Images: ["<text:a xlink:type="simple" xlink:href="https://static.ukrinform.com/photos/2023_02/thumb_files/630_360_1677264925-963.jpg" text:style-name="Internet_20_link" text:visited-style-name="Visited_20_Internet_20_Link">
630_360_16772...</text:a>
"]</text:p>
      <text:p text:style-name="P4">
Tags: ['Звернення', 'Агресія РФ', 'Зеленський', 'Війна з росією']</text:p>
      <text:p text:style-name="P4">
Type: Article</text:p>
      <!--METADATA-->
      <text:p text:style-name="P4">
<draw:frame draw:style-name="fr1" draw:name="Image26" text:anchor-type="as-char" svg:width="6.9236in" svg:height="3.956343in" draw:z-index="0">
<draw:image xlink:href="../Images/yкринформ/2023-04-11T-25-39-00-03-00/630_360_1677264925-963.jpg" xlink:type="simple" xlink:show="embed" xlink:actuate="onLoad" draw:mime-type="image/jpeg"/>
</draw:frame>
 Ми заразна такому етапі війни, коли важливо й нашому суспільству, і партнерам невтрачати відчуття шляху, яким маємо пройти.</text:p>
      <text:p text:style-name="P4">
Про це у своєму <text:a xlink:type="simple" xlink:href="https://www.youtube.com/watch" text:style-name="Internet_20_link" text:visited-style-name="Visited_20_Internet_20_Link">
 </text:a>
 сказавПрезидент України Володимир Зеленський, передає Укрінформ.</text:p>
      <text:p text:style-name="P4">
_Відео:<text:a xlink:type="simple" xlink:href="https://t.me/OP_UA/9212" text:style-name="Internet_20_link" text:visited-style-name="Visited_20_Internet_20_Link">
 </text:a>
 _</text:p>
      <text:p text:style-name="P4">
<text:span text:style-name="T4">
<text:span text:style-name="T5">
Бажаю здоровʼя, шановні українці!</text:span>
 </text:span>
</text:p>
      <text:p text:style-name="P4">
Провів сьогодні чергове засідання Ставки. Передусім розглянули бойовуситуацію. Те, що вдається на основних напрямках, на тяжких напрямках, таких якБахмут і Авдіївка, Донеччина загалом, таких як Кремінна й Луганщина загалом.</text:p>
      <text:p text:style-name="P4">
Розглянули на Ставці й те, що тільки має вдатися. Те, над чим працюємо.</text:p>
      <text:p text:style-name="P4">
Були доповіді генерала Сирського, генерала Тарнавського, Головкома, ГУР.</text:p>
      <text:p text:style-name="P4">
Генштаб і міністр внутрішніх справ доповіли щодо комплектації новихпідрозділів наших сил оборони – нових бригад.</text:p>
      <text:p text:style-name="P4">
Керівник СБУ генерал Малюк зробив доповідь щодо своєї частини – щодо того, щостосується нашої внутрішньої стійкості, захисту від внутрішнього ворога тапротидії колаборантам.</text:p>
      <text:p text:style-name="P4">
Ми зараз на такому етапі війни, коли важливо й нашому суспільству, і партнерамне втрачати відчуття шляху, яким маємо пройти. Саме шляху. Шляху, якийпопереду.</text:p>
      <text:p text:style-name="P4">
Порівняно з минулим роком у багатьох місцях зараз тихіше. Але це не означає,що можна десь там ігнорувати війну чи бути менш сконцентрованими на допомозідержаві.</text:p>
      <text:p text:style-name="P4">
Нам вдалося зробити багато разом із партнерами для захисту людей, України,всієї Європи. Але це не означає, що зараз час спочивати на лаврах. Шлях –попереду. Рух – попереду. Те, для чого ми потребуємо не меншої єдності, ніжраніше. Не меншої зосередженості, ніж раніше.</text:p>
      <text:p text:style-name="P4">
Так само як і раніше, наші позиції на фронті, всі наші воїни на позиціях маютьпідтримуватися українськими позиціями політично й інформаційно, силою зброї тасилою нашою суспільного єднання, нашою внутрішньою стійкістю та міцністюзвʼязків України зі світом. І це те, що є завданням як держави, так і всіх удержаві, як України, так і всіх у світі, хто цінує вільне життя й міжнароднийпорядок, заснований на правилах.</text:p>
      <text:p text:style-name="P4">
Це нерозумно просто пасивно сподіватися, що перемогу принесе хтось інший, той,хто зараз в окопах, хто зараз у штурмах. Це спільне завдання. Перемогаздобувається всіма. Тими, хто за неї бʼється, і тими, хто дає зброю. Тими, хтоскорочує можливості держави-терориста, і тими, хто збільшує можливостіУкраїни.</text:p>
      <text:p text:style-name="P4">
Так само як у складі Ставки кожен відповідає за свою частину оборони держави,на шляху до перемоги кожному й кожній варто розуміти: а що є вашими кроками доперемоги? Та чи на увесь шлях вистачає цих кроків?</text:p>
      <text:p text:style-name="P4">
Сьогодні в мене була дуже цікава, змістовна зустріч з американськимбізнесменом і благодійником Говардом Баффетом. Він давно й щедро допомагаєУкраїні, нашим людям. Багато проєктів реалізуються за його підтримки.Наприклад, у Бучі почалося будівництво фабрики-кухні, що стане частиноюреформи шкільного харчування в Україні й буде забезпечувати діточок у трьохгромадах Київської області. Цей проєкт буде масштабований також на іншірегіони, зокрема на Харківщину.</text:p>
      <text:p text:style-name="P4">
І коли людина так допомагає, коли особисто дбає про підтримку – а це загаломпроєкти на сотні мільйонів доларів, – то така людина дуже добре бачить, якважливо кожному бути на шляху до перемоги, як важливо кожному бути активним,як важливо всім стати хоч у чомусь героєм, щоб перемогли ми всі.</text:p>
      <text:p text:style-name="P4">
Я дякую за підтримку пану Баффету. Дякую всім нашим партнерам у світі, хто незбавляє активності в допомозі.</text:p>
      <text:p text:style-name="P4">
Дякую всім українцям і українкам, хто розуміє, що маємо пройти цей шлях разом– до перемоги, і у справжній єдності, підтримуючи одне одного й державу.</text:p>
      <text:p text:style-name="P4">
<text:span text:style-name="T4">
<text:span text:style-name="T5">
Слава всім нашим воїнам!</text:span>
 </text:span>
</text:p>
      <text:p text:style-name="P4">
<text:span text:style-name="T4">
<text:span text:style-name="T5">
Слава нашому міцному народу!</text:span>
 </text:span>
</text:p>
      <text:p text:style-name="P4">
<text:span text:style-name="T4">
<text:span text:style-name="T5">
Слава Україні!</text:span>
 </text:span>
</text:p>
      <text:p text:style-name="P4">
Source: <text:a xlink:type="simple" xlink:href="https://www.ukrinform.ua/rubric-ato/3694651-vazlivo-ne-vtracati-vidcutta-slahu-akim-maemo-projti-prezident.html" text:style-name="Internet_20_link" text:visited-style-name="Visited_20_Internet_20_Link">
https://www.ukrinform.ua/rubric-ato/3694651-vazlivo-ne-vtracati-vidcutta-slahu-akim-maemo-projti-prezident.html</text:a>
</text:p>
      <!--NEWS-->
      <text:h text:style-name="P10" text:outline-level="1">
<text:span text:style-name="T4">
Канада вже доправила в Україну понад 4000 тонн військової допомоги</text:span>
</text:h>
      <text:p text:style-name="P4">
Authors: Ukrinform (Person)</text:p>
      <text:p text:style-name="P4">
Publisher: Укринформ (Organization)</text:p>
      <text:p text:style-name="P4">
Published Time: 2023-04-11T-27:33:00+03:00</text:p>
      <text:p text:style-name="P4">
Modified Time: 2023-04-11T22:33:00+03:00</text:p>
      <text:p text:style-name="P4">
Description: З початку російської агресії проти України, літаки Збройних сил Канади доставили понад 4000 тонн призначеної для України військової допомоги. — Укрінформ.</text:p>
      <text:p text:style-name="P4">
Images: ["<text:a xlink:type="simple" xlink:href="https://static.ukrinform.com/photos/2022_05/thumb_files/630_360_1653611231-624.jpg" text:style-name="Internet_20_link" text:visited-style-name="Visited_20_Internet_20_Link">
630_360_16536...</text:a>
"]</text:p>
      <text:p text:style-name="P4">
Tags: ['Канада', 'Україна', 'Зброя', 'ЗСУ', 'Війна з росією']</text:p>
      <text:p text:style-name="P4">
Type: Article</text:p>
      <!--METADATA-->
      <text:p text:style-name="P4">
<draw:frame draw:style-name="fr1" draw:name="Image27" text:anchor-type="as-char" svg:width="6.9236in" svg:height="3.956343in" draw:z-index="0">
<draw:image xlink:href="../Images/yкринформ/2023-04-11T-27-33-00-03-00/630_360_1653611231-624.jpg" xlink:type="simple" xlink:show="embed" xlink:actuate="onLoad" draw:mime-type="image/jpeg"/>
</draw:frame>
 З початкуросійської агресії проти України, літаки Збройних сил Канади доставили понад4000 тонн призначеної для України військової допомоги.</text:p>
      <text:p text:style-name="P4">
Як повідомляє кореспондент Укрінформу, про це <text:a xlink:type="simple" xlink:href="https://pm.gc.ca/en/news/news-releases/2023/04/11/prime-minister-announces-more-support-ukraine" text:style-name="Internet_20_link" text:visited-style-name="Visited_20_Internet_20_Link">
</text:a>
 у офісі прем’єр-міністра Канади Джастіна Трюдо.</text:p>
      <text:p text:style-name="P4">
“Збройні сили Канади продовжать допомагати, доставляючи військову допомогу дляУкраїни від Канади та від союзників та партнерів. З березня 2022 року вже булотранспортовано понад вісім мільйонів фунтів (понад 4000 тонн - ред.)військового обладнання”, - йдеться у поширеному повідомленні.</text:p>
      <text:p text:style-name="P4">
<text:span text:style-name="T4">
Читайте також:</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Зауважимо, що Канада транспортує військову допомогу зі своєї бази в Шотландії,де базується три канадські вантажні літаки та близько 60 військовослужбовців.Звідти канадські ВПС транспортують українську військову допомогу, надану нелише Канадою, а й іншими союзниками по НАТО.</text:p>
      <text:p text:style-name="P4">
<text:span text:style-name="T4">
Читайте також:</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Як повідомляв Укрінформ, сьогодні з одноденним візитом у <text:span text:style-name="T4">
<text:a xlink:type="simple" xlink:href="https://www.ukrinform.ua/tag-kanada" text:style-name="Internet_20_link" text:visited-style-name="Visited_20_Internet_20_Link">
</text:a>
 </text:span>
 перебуває прем’єр-міністр УкраїниДенис Шмигаль. Він вже провів перемовини із Джастіном Трюдо, міністром оборониАнітою Ананд, міністром закордонних справ Мелані Жолі та міністром фінансівХристею Фріланд. Окрім цього глава українського уряду поспілкувався ізпроводом української громади Канади.</text:p>
      <text:p text:style-name="P4">
Source: <text:a xlink:type="simple" xlink:href="https://www.ukrinform.ua/rubric-ato/3694643-kanada-vze-dopravila-v-ukrainu-ponad-4000-tonn-vijskovoi-dopomogi.html" text:style-name="Internet_20_link" text:visited-style-name="Visited_20_Internet_20_Link">
https://www.ukrinform.ua/rubric-ato/3694643-kanada-vze-dopravila-v-ukrainu-ponad-4000-tonn-vijskovoi-dopomogi.html</text:a>
</text:p>
      <!--NEWS-->
      <text:h text:style-name="P10" text:outline-level="1">
<text:span text:style-name="T4">
АПЛ. Матч «Арсенала» Зінченка із «Челсі» Мудрика відбудеться на початку травня</text:span>
</text:h>
      <text:p text:style-name="P4">
Authors: Ukrinform (Person)</text:p>
      <text:p text:style-name="P4">
Publisher: Укринформ (Organization)</text:p>
      <text:p text:style-name="P4">
Published Time: 2023-04-11T-29:30:44+03:00</text:p>
      <text:p text:style-name="P4">
Modified Time: 2023-04-11T22:30:44+03:00</text:p>
      <text:p text:style-name="P4">
Description: В Англійській Прем'єр-лізі (АПЛ) перенесли на 2 травня поєдинок 34-го туру між футболістами лондонських клубів «Арсенал» та «Челсі», які мали зіграти 29 квітня. — Укрінформ.</text:p>
      <text:p text:style-name="P4">
Images: ["<text:a xlink:type="simple" xlink:href="https://static.ukrinform.com/photos/2023_04/thumb_files/630_360_1681241394-615.jpeg" text:style-name="Internet_20_link" text:visited-style-name="Visited_20_Internet_20_Link">
630_360_16812...</text:a>
"]</text:p>
      <text:p text:style-name="P4">
Tags: ['Арсенал', 'Футбол', 'Зінченко', 'АПЛ']</text:p>
      <text:p text:style-name="P4">
Type: Article</text:p>
      <!--METADATA-->
      <text:p text:style-name="P4">
<draw:frame draw:style-name="fr1" draw:name="Image28" text:anchor-type="as-char" svg:width="6.9236in" svg:height="3.956343in" draw:z-index="0">
<draw:image xlink:href="../Images/yкринформ/2023-04-11T-29-30-44-03-00/630_360_1681241394-615.jpeg" xlink:type="simple" xlink:show="embed" xlink:actuate="onLoad" draw:mime-type="image/jpeg"/>
</draw:frame>
 ВАнглійській Прем'єр-лізі (АПЛ) перенесли на 2 травня поєдинок 34-го туру міжфутболістами лондонських клубів «Арсенал» та «Челсі», які мали зіграти 29квітня.</text:p>
      <text:p text:style-name="P4">
Нову дату дирекція АПЛ затвердила після засідання Консультативної групи зпитань безпеки та правопорядку, передає Укрінформ.</text:p>
      <text:p text:style-name="P4">
«Арсенал», за який виступає український захисник Олександр Зінченко, надомашній арені «Емірейтс» 2 травня зустрінеться з «Челсі» українськогонападника Михайла Мудрика. Початок гри - о 22.00 за київським часом.</text:p>
      <text:p text:style-name="P4">
<text:span text:style-name="T4">
Читайте також:</text:span>
 <text:a xlink:type="simple" xlink:href="https://www.ukrinform.ua/rubric-sports/3693684-apl-liverpul-zigrav-vniciu-z-arsenalom.html" text:style-name="Internet_20_link" text:visited-style-name="Visited_20_Internet_20_Link">
 <text:span text:style-name="T4">
АПЛ</text:span>
 </text:a>
</text:p>
      <text:p text:style-name="P4">
Лідирує в АПЛ «Арсенал» (73 очки), який випереджає «Манчестер Сіті» (67).«Челсі» (39) займає 11-ту позицію.</text:p>
      <text:p text:style-name="P4">
Фото: Getty Images.</text:p>
      <text:p text:style-name="P4">
Source: <text:a xlink:type="simple" xlink:href="https://www.ukrinform.ua/rubric-sports/3694647-apl-matc-arsenala-zincenka-iz-celsi-mudrika-vidbudetsa-na-pocatku-travna.html" text:style-name="Internet_20_link" text:visited-style-name="Visited_20_Internet_20_Link">
https://www.ukrinform.ua/rubric-sports/3694647-apl-matc-arsenala-zincenka-iz-celsi-mudrika-vidbudetsa-na-pocatku-travna.html</text:a>
</text:p>
      <!--NEWS-->
      <text:h text:style-name="P10" text:outline-level="1">
<text:span text:style-name="T4">
Загарбники перетворили частину Бахмута на сирійське Алеппо – Маляр</text:span>
</text:h>
      <text:p text:style-name="P4">
Authors: Ukrinform (Person)</text:p>
      <text:p text:style-name="P4">
Publisher: Укринформ (Organization)</text:p>
      <text:p text:style-name="P4">
Published Time: 2023-04-11T-31:25:00+03:00</text:p>
      <text:p text:style-name="P4">
Modified Time: 2023-04-11T22:25:00+03:00</text:p>
      <text:p text:style-name="P4">
Description: Військові рф перетворили частину Бахмута на сирійське місто Алеппо, яке було зруйноване внаслідок бомбардувань. — Укрінформ.</text:p>
      <text:p text:style-name="P4">
Images: ["<text:a xlink:type="simple" xlink:href="https://static.ukrinform.com/photos/2023_03/thumb_files/630_360_1677771209-460.jpg" text:style-name="Internet_20_link" text:visited-style-name="Visited_20_Internet_20_Link">
630_360_16777...</text:a>
"]</text:p>
      <text:p text:style-name="P4">
Tags: ['Бахмут', 'Міноборони', 'Війна з росією', 'Ганна Маляр', 'Єдині новини']</text:p>
      <text:p text:style-name="P4">
Type: Article</text:p>
      <!--METADATA-->
      <text:p text:style-name="P4">
<draw:frame draw:style-name="fr1" draw:name="Image29" text:anchor-type="as-char" svg:width="6.9236in" svg:height="3.956343in" draw:z-index="0">
<draw:image xlink:href="../Images/yкринформ/2023-04-11T-31-25-00-03-00/630_360_1677771209-460.jpg" xlink:type="simple" xlink:show="embed" xlink:actuate="onLoad" draw:mime-type="image/jpeg"/>
</draw:frame>
 Військовірф перетворили частину Бахмута на сирійське місто Алеппо, яке було зруйнованевнаслідок бомбардувань.</text:p>
      <text:p text:style-name="P4">
Як передає Укрінформ, про це в ефірі національного телемарафону «Єдині новини»заявила заступниця міністра оборони Ганна Маляр.</text:p>
      <text:p text:style-name="P4">
«Ворог там концентрує не лише свої регулярні війська, там перебуває приватнаармія «Вагнера», яка великою мірою вже знищена збройними силами України. Ворогне полишає своєї мети – взяти <text:a xlink:type="simple" xlink:href="https://www.ukrinform.ua/tag-bahmut" text:style-name="Internet_20_link" text:visited-style-name="Visited_20_Internet_20_Link">
 </text:a>
 . Насьогодні там точаться запеклі бої. Там серйозна використовується артилерія іавіація з боку ворога. Частину районів міста ворог перетворив на Алеппо. Вонивикористовують тактику повного знищення, руйнації будівель, позицій», –розповіла вона.</text:p>
      <text:p text:style-name="P4">
<text:span text:style-name="T4">
Читайте також:</text:span>
 <text:a xlink:type="simple" xlink:href="https://www.ukrinform.ua/rubric-ato/3694053-rosiani-obstriluut-transport-akij-ruhaetsa-v-bik-bahmuta-malar.html" text:style-name="Internet_20_link" text:visited-style-name="Visited_20_Internet_20_Link">
 <text:span text:style-name="T4">
росіяни</text:span>
 <text:span text:style-name="T4">
обстрілюють</text:span>
 <text:span text:style-name="T4">
транспорт</text:span>
 <text:span text:style-name="T4">
який</text:span>
<text:span text:style-name="T4">
рухається</text:span>
 <text:span text:style-name="T4">
бік</text:span>
 <text:span text:style-name="T4">
Бахмута</text:span>
 <text:span text:style-name="T4">
Маляр</text:span>
 </text:a>
</text:p>
      <text:p text:style-name="P4">
Крім того, за її словами, якби українські захисники не обороняли Бахмут,загарбники просто би йшов вглиб території України.</text:p>
      <text:p text:style-name="P4">
Як повідомляв Укрінформ, бійці Державної прикордонної служби України <text:a xlink:type="simple" xlink:href="https://www.ukrinform.ua/rubric-ato/3694481-bij-u-bahmuti-prikordonniki-vtrimali-pozicii-i-vidbili-ataku-rosian.html" text:style-name="Internet_20_link" text:visited-style-name="Visited_20_Internet_20_Link">
</text:a>
 російських загарбників на містоБахмут Донецької області.</text:p>
      <text:p text:style-name="P4">
<text:span text:style-name="T5">
Фото: Костянтин Ліберов</text:span>
</text:p>
      <text:p text:style-name="P4">
Source: <text:a xlink:type="simple" xlink:href="https://www.ukrinform.ua/rubric-ato/3694645-zagarbniki-peretvorili-castinu-bahmuta-na-sirijske-aleppo-malar.html" text:style-name="Internet_20_link" text:visited-style-name="Visited_20_Internet_20_Link">
https://www.ukrinform.ua/rubric-ato/3694645-zagarbniki-peretvorili-castinu-bahmuta-na-sirijske-aleppo-malar.html</text:a>
</text:p>
      <!--NEWS-->
      <text:h text:style-name="P10" text:outline-level="1">
<text:span text:style-name="T4">
Міноборони Японії підписало контракти з Mitsubishi Heavy Industries на поставку ракет</text:span>
</text:h>
      <text:p text:style-name="P4">
Authors: Ukrinform (Person)</text:p>
      <text:p text:style-name="P4">
Publisher: Укринформ (Organization)</text:p>
      <text:p text:style-name="P4">
Published Time: 2023-04-11T-33:13:00+03:00</text:p>
      <text:p text:style-name="P4">
Modified Time: 2023-04-11T22:13:00+03:00</text:p>
      <text:p text:style-name="P4">
Description: Міністерство оборони Японії підписало чотири контракти на розробку та постачання ракет з найбільшою оборонною фірмою країни Mitsubishi Heavy Industries. — Укрінформ.</text:p>
      <text:p text:style-name="P4">
Images: ["<text:a xlink:type="simple" xlink:href="https://static.ukrinform.com/photos/2023_04/thumb_files/630_360_1681239737-504.jpg" text:style-name="Internet_20_link" text:visited-style-name="Visited_20_Internet_20_Link">
630_360_16812...</text:a>
"]</text:p>
      <text:p text:style-name="P4">
Tags: ['Японія', 'Міноборони', 'Mitsubishi', 'Ракета']</text:p>
      <text:p text:style-name="P4">
Type: Article</text:p>
      <!--METADATA-->
      <text:p text:style-name="P4">
<draw:frame draw:style-name="fr1" draw:name="Image30" text:anchor-type="as-char" svg:width="6.9236in" svg:height="3.956343in" draw:z-index="0">
<draw:image xlink:href="../Images/yкринформ/2023-04-11T-33-13-00-03-00/630_360_1681239737-504.jpg" xlink:type="simple" xlink:show="embed" xlink:actuate="onLoad" draw:mime-type="image/jpeg"/>
</draw:frame>
Міністерство оборони Японії підписало чотири контракти на розробку тапостачання ракет з найбільшою оборонною фірмою країни Mitsubishi HeavyIndustries.</text:p>
      <text:p text:style-name="P4">
Про це заявили в оборонному відомстві Японії, передає Укрінформ із посиланнямна <text:a xlink:type="simple" xlink:href="https://www.bloomberg.com/news/articles/2023-04-11/japan-defense-ministry-to-procure-missiles-from-mitsubishi-heavy" text:style-name="Internet_20_link" text:visited-style-name="Visited_20_Internet_20_Link">
 </text:a>
 .</text:p>
      <text:p text:style-name="P4">
Як зазначається, контракти включають розробку крилатої ракети для підводнихчовнів та серійне виробництво гіперзвукового літального апарата для оборониостровів. Очікується, що озброєння буде поставлено на облік Збройних силкраїни у 2026-2027 роках.</text:p>
      <text:p text:style-name="P4">
Два інші контракти стосуються виробництва зенітно-ракетних комплексів Type 12та розробки досконаліших ракет для них.</text:p>
      <text:p text:style-name="P4">
<text:span text:style-name="T4">
Читайте також:</text:span>
 <text:span text:style-name="T4">
<text:a xlink:type="simple" xlink:href="https://www.ukrinform.ua/rubric-economy/3694411-aponia-na-zustrici-g7-predstavit-model-finansovoi-pidtrimki-ukraini.html" text:style-name="Internet_20_link" text:visited-style-name="Visited_20_Internet_20_Link">
 </text:a>
 </text:span>
</text:p>
      <text:p text:style-name="P4">
На тлі повномасштабного вторгнення росії в Україну Японія оголосила про планизбільшити оборонний бюджет приблизно на 60% протягом наступних п'яти років. Цеозначає відмову від обмеження військових витрат у вигляді 1% від ВВП.</text:p>
      <text:p text:style-name="P4">
У бюджеті цього року міністерство оборони <text:span text:style-name="T4">
<text:a xlink:type="simple" xlink:href="https://www.ukrinform.ua/tag-aponia" text:style-name="Internet_20_link" text:visited-style-name="Visited_20_Internet_20_Link">
 </text:a>
 </text:span>
 передбачило близько $10,5 млрд на розвиток ракетних можливостей.</text:p>
      <text:p text:style-name="P4">
<text:span text:style-name="T4">
Читайте також:</text:span>
 <text:span text:style-name="T4">
<text:a xlink:type="simple" xlink:href="https://www.ukrinform.ua/rubric-world/3691707-aponia-i-nadali-pidtrimuvatime-ukrainu-pered-rosijskou-agresieu-glava-mzs.html" text:style-name="Internet_20_link" text:visited-style-name="Visited_20_Internet_20_Link">
 </text:a>
 </text:span>
</text:p>
      <text:p text:style-name="P4">
Японія також планує придбати ракети Tomahawk від Raytheon Technology Corp. іJoint Air-to-Surface Standoff Missile від Lockheed Martin Corp.</text:p>
      <text:p text:style-name="P4">
Source: <text:a xlink:type="simple" xlink:href="https://www.ukrinform.ua/rubric-world/3694641-minoboroni-aponii-pidpisalo-kontrakti-z-mitsubishi-heavy-industries-na-postavku-raket.html" text:style-name="Internet_20_link" text:visited-style-name="Visited_20_Internet_20_Link">
https://www.ukrinform.ua/rubric-world/3694641-minoboroni-aponii-pidpisalo-kontrakti-z-mitsubishi-heavy-industries-na-postavku-raket.html</text:a>
</text:p>
      <!--NEWS-->
      <text:h text:style-name="P10" text:outline-level="1">
<text:span text:style-name="T4">
Канада запровадила санкцї щодо компанії пригожина і Нацбанку білорусі</text:span>
</text:h>
      <text:p text:style-name="P4">
Authors: Ukrinform (Person)</text:p>
      <text:p text:style-name="P4">
Publisher: Укринформ (Organization)</text:p>
      <text:p text:style-name="P4">
Published Time: 2023-04-11T-35:05:41+03:00</text:p>
      <text:p text:style-name="P4">
Modified Time: 2023-04-11T22:05:41+03:00</text:p>
      <text:p text:style-name="P4">
Description: Канада розширює санкції проти росії та білорусі у зв'язку з повномасштабним вторгненням в Україну. — Укрінформ.</text:p>
      <text:p text:style-name="P4">
Images: ["<text:a xlink:type="simple" xlink:href="https://static.ukrinform.com/photos/2022_10/thumb_files/630_360_1665161074-172.png" text:style-name="Internet_20_link" text:visited-style-name="Visited_20_Internet_20_Link">
630_360_16651...</text:a>
"]</text:p>
      <text:p text:style-name="P4">
Tags: ['Банк', 'білорусь', 'Канада', 'Санкції', 'Пригожин']</text:p>
      <text:p text:style-name="P4">
Type: Article</text:p>
      <!--METADATA-->
      <text:p text:style-name="P4">
<draw:frame draw:style-name="fr1" draw:name="Image31" text:anchor-type="as-char" svg:width="6.9236in" svg:height="3.956343in" draw:z-index="0">
<draw:image xlink:href="../Images/yкринформ/2023-04-11T-35-05-41-03-00/630_360_1665161074-172.png" xlink:type="simple" xlink:show="embed" xlink:actuate="onLoad" draw:mime-type="image/png"/>
</draw:frame>
 Канадарозширює санкції проти росії та білорусі у зв'язку з повномасштабнимвторгненням в Україну.</text:p>
      <text:p text:style-name="P4">
Про це оголосили в <text:a xlink:type="simple" xlink:href="https://pm.gc.ca/en/news/news-releases/2023/04/11/prime-minister-announces-more-support-ukraine" text:style-name="Internet_20_link" text:visited-style-name="Visited_20_Internet_20_Link">
 </text:a>
 ДжастінаТрюдо після його зустрічі з українським колегою Денисом Шмигалем, передаєкореспондент Укрінформу.</text:p>
      <text:p text:style-name="P4">
“З метою підтримки тиску на російський режим прем’єр-міністр Трюдо оголосивпро нові санкції проти 14 російських фізичних та 34 юридичних осіб, причетнихдо війни росії проти України, зокрема кількох, пов’язаних із групою “Вагнер” іросійським авіаційним сектором”, - зазначають в офісі глави канадського уряду.</text:p>
      <text:p text:style-name="P4">
Згідно з його інформацією, санкції запроваджуються щодо компанії “Конкордменеджмент і консалтинг”, яка належить засновнику <text:a xlink:type="simple" xlink:href="https://www.ukrinform.ua/tag-pvk-vagnera" text:style-name="Internet_20_link" text:visited-style-name="Visited_20_Internet_20_Link">
</text:a>
 євгену пригожину, Липецькогомеханічного заводу, авіакомпанії “Волга-Днепр”, науково-дослідногопідприємства “Сапфір” та інших.</text:p>
      <text:p text:style-name="P4">
<text:span text:style-name="T4">
Читайте також:</text:span>
 <text:a xlink:type="simple" xlink:href="https://www.ukrinform.ua/rubric-economy/3694623-smigal-nazvav-kanadu-odnim-iz-lideriv-u-zaprovadzenni-sankcij-proti-rf.html" text:style-name="Internet_20_link" text:visited-style-name="Visited_20_Internet_20_Link">
 <text:span text:style-name="T4">
Канад</text:span>
 </text:a>
</text:p>
      <text:p text:style-name="P4">
Окрім цього, Канада запровадила санкції проти президента Татарстану РустамаМінніханова і його дружини, а також заступника міністра оборони рф МиколиПанкова.</text:p>
      <text:p text:style-name="P4">
Нові санкції стосуються також дев’яти білоруських фінансових установ, середяких Нацбанк білорусі, “Белагропромбанк”, “Статусбанк”, “Пріорбанк”, а такождочірні компанії російських “Сбербанку” та “ВТБ банку”.</text:p>
      <text:p text:style-name="P4">
Усе майно та кошти підсанкційних осіб на території Канади заморожується, афізичним особам забороняється в’їзд у країну.</text:p>
      <text:p text:style-name="P4">
Від часу незаконної окупації росією Криму Канада запровадила санкції протипонад 2400 фізичних та юридичних осіб із росії, білорусі та України.</text:p>
      <text:p text:style-name="P4">
Source: <text:a xlink:type="simple" xlink:href="https://www.ukrinform.ua/rubric-world/3694639-kanada-zaprovadila-sankci-sodo-kompanii-prigozina-i-nacbanku-bilorusi.html" text:style-name="Internet_20_link" text:visited-style-name="Visited_20_Internet_20_Link">
https://www.ukrinform.ua/rubric-world/3694639-kanada-zaprovadila-sankci-sodo-kompanii-prigozina-i-nacbanku-bilorusi.html</text:a>
</text:p>
      <!--NEWS-->
      <text:h text:style-name="P10" text:outline-level="1">
<text:span text:style-name="T4">
На проспекті Георгія Нарбута прорвало водопровід</text:span>
</text:h>
      <text:p text:style-name="P4">
Authors: Ukrinform (Person)</text:p>
      <text:p text:style-name="P4">
Publisher: Укринформ (Organization)</text:p>
      <text:p text:style-name="P4">
Published Time: 2023-04-11T-38:56:00+03:00</text:p>
      <text:p text:style-name="P4">
Modified Time: 2023-04-11T21:56:00+03:00</text:p>
      <text:p text:style-name="P4">
Description: У столиці на проспекті Георгія Нарбута сталася аварія на водопровідній мережі. — Укрінформ.</text:p>
      <text:p text:style-name="P4">
Images: ["<text:a xlink:type="simple" xlink:href="https://static.ukrinform.com/photos/2023_04/thumb_files/630_360_1681233068-317.jpg" text:style-name="Internet_20_link" text:visited-style-name="Visited_20_Internet_20_Link">
630_360_16812...</text:a>
"]</text:p>
      <text:p text:style-name="P4">
Tags: ['Аварія', 'Вода', 'Київ']</text:p>
      <text:p text:style-name="P4">
Type: Article</text:p>
      <!--METADATA-->
      <text:p text:style-name="P4">
<draw:frame draw:style-name="fr1" draw:name="Image32" text:anchor-type="as-char" svg:width="6.9236in" svg:height="3.956343in" draw:z-index="0">
<draw:image xlink:href="../Images/yкринформ/2023-04-11T-38-56-00-03-00/630_360_1681233068-317.jpg" xlink:type="simple" xlink:show="embed" xlink:actuate="onLoad" draw:mime-type="image/jpeg"/>
</draw:frame>
 У столиціна проспекті Георгія Нарбута сталася аварія на водопровідній мережі.</text:p>
      <text:p text:style-name="P4">
Про це у <text:a xlink:type="simple" xlink:href="https://t.me/KyivCityOfficial/6464" text:style-name="Internet_20_link" text:visited-style-name="Visited_20_Internet_20_Link">
 </text:a>
 повідомила пресслужбаКиївської міської державної адміністрації, передає Укрінформ.</text:p>
      <text:p text:style-name="P4">
“На проспекті Георгія Нарбута (Визволителів), 1 сталася аварія наводопровідній мережі. У будівлях Дарницького та частково Деснянського районівможливе зниження тиску <text:a xlink:type="simple" xlink:href="https://www.ukrinform.ua/tag-voda" text:style-name="Internet_20_link" text:visited-style-name="Visited_20_Internet_20_Link">
 </text:a>
 ”, - йдеться вповідомленні.</text:p>
      <text:p text:style-name="P4">
Працівники Київводоканалу локалізували витік води на столичному проспектіГеоргія Нарбута. Про це у <text:a xlink:type="simple" xlink:href="https://t.me/KyivCityOfficial/6465" text:style-name="Internet_20_link" text:visited-style-name="Visited_20_Internet_20_Link">
 </text:a>
 повідомилапресслужба Київської міської державної адміністрації.</text:p>
      <text:p text:style-name="P4">
“Витік води на проспекті Георгія Нарбута (Визволителів), 1 локалізовано, тиску мережі в нормі”, - йдеться в повідомленні.</text:p>
      <text:p text:style-name="P4">
Зазначається, що у житлових будинках водопостачання функціонує у штатномурежимі.</text:p>
      <text:p text:style-name="P4">
Зранку ремонтні роботи продовжать.</text:p>
      <text:p text:style-name="P4">
<text:span text:style-name="T4">
Читайте також:</text:span>
 <text:a xlink:type="simple" xlink:href="https://www.ukrinform.ua/rubric-kyiv/3694150-u-stolici-vimknuli-opalenna-dla-95-zitlovih-bagatopoverhivok.html" text:style-name="Internet_20_link" text:visited-style-name="Visited_20_Internet_20_Link">
 <text:span text:style-name="T4">
опалення</text:span>
 </text:a>
</text:p>
      <text:p text:style-name="P4">
Крім того, рух транспорту проспектом ускладнений.</text:p>
      <text:p text:style-name="P4">
Як повідомляв Укрінформ, <text:a xlink:type="simple" xlink:href="https://www.ukrinform.ua/rubric-regions/3680722-u-mikolaevi-na-remont-poskodzenoi-vodoprovidnoi-merezi-vidilat-12-milarda.html" text:style-name="Internet_20_link" text:visited-style-name="Visited_20_Internet_20_Link">
 </text:a>
 спрямують субвенцію з держбюджету в розмірі 1,2 млрдгрн.</text:p>
      <text:p text:style-name="P4">
<text:span text:style-name="T5">
Фото: Shutterstock</text:span>
</text:p>
      <text:p text:style-name="P4">
Source: <text:a xlink:type="simple" xlink:href="https://www.ukrinform.ua/rubric-kyiv/3694599-u-kievi-na-prospekti-georgia-narbuta-stalasa-avaria-na-vodoprovidnij-merezi.html" text:style-name="Internet_20_link" text:visited-style-name="Visited_20_Internet_20_Link">
https://www.ukrinform.ua/rubric-kyiv/3694599-u-kievi-na-prospekti-georgia-narbuta-stalasa-avaria-na-vodoprovidnij-merezi.html</text:a>
</text:p>
      <!--NEWS-->
      <text:h text:style-name="P10" text:outline-level="1">
<text:span text:style-name="T4">
Контрнаступ ЗСУ може розпочатися влітку – Шмигаль</text:span>
</text:h>
      <text:p text:style-name="P4">
Authors: Ukrinform (Person)</text:p>
      <text:p text:style-name="P4">
Publisher: Укринформ (Organization)</text:p>
      <text:p text:style-name="P4">
Published Time: 2023-04-11T-40:52:00+03:00</text:p>
      <text:p text:style-name="P4">
Modified Time: 2023-04-11T21:52:00+03:00</text:p>
      <text:p text:style-name="P4">
Description: Прем’єр-міністр України Денис Шмигаль заявив, що масштабний контрнаступ українських сил проти російських загарбників може розпочатися вже влітку. — Укрінформ.</text:p>
      <text:p text:style-name="P4">
Images: ["<text:a xlink:type="simple" xlink:href="https://static.ukrinform.com/photos/2023_03/thumb_files/630_360_1678808321-554.jpg" text:style-name="Internet_20_link" text:visited-style-name="Visited_20_Internet_20_Link">
630_360_16788...</text:a>
"]</text:p>
      <text:p text:style-name="P4">
Tags: ['Канада', 'Україна', 'Візит', 'Шмигаль', 'Війна з росією', 'Контрнаступ']</text:p>
      <text:p text:style-name="P4">
Type: Article</text:p>
      <!--METADATA-->
      <text:p text:style-name="P4">
<draw:frame draw:style-name="fr1" draw:name="Image33" text:anchor-type="as-char" svg:width="6.9236in" svg:height="3.956343in" draw:z-index="0">
<draw:image xlink:href="../Images/yкринформ/2023-04-11T-40-52-00-03-00/630_360_1678808321-554.jpg" xlink:type="simple" xlink:show="embed" xlink:actuate="onLoad" draw:mime-type="image/jpeg"/>
</draw:frame>
 Прем’єр-міністр України Денис Шмигаль заявив, що масштабний контрнаступ українськихсил проти російських загарбників може розпочатися вже влітку.</text:p>
      <text:p text:style-name="P4">
Про це він сказав американському виданню <text:a xlink:type="simple" xlink:href="https://thehill.com/policy/international/3942979-ukrainian-prime-minister-arrives-in-dc-at-make-or-break-moment/" text:style-name="Internet_20_link" text:visited-style-name="Visited_20_Internet_20_Link">
</text:a>
 напередодні візиту до СполученихШтатів, передає Укрінформ.</text:p>
      <text:p text:style-name="P4">
«Шмигаль в ексклюзивному інтерв'ю заявив, що контрнаступ може відбутися вжевлітку, зазначивши, що найбільший тиск щодо початку <text:span text:style-name="T4">
<text:a xlink:type="simple" xlink:href="https://www.ukrinform.ua/tag-kontrnastup" text:style-name="Internet_20_link" text:visited-style-name="Visited_20_Internet_20_Link">
</text:a>
 </text:span>
 відбувається зсередини(суспільства – ред.) України», - зазначається в публікації.</text:p>
      <text:p text:style-name="P4">
<text:span text:style-name="T4">
Читайте також:</text:span>
 <text:span text:style-name="T4">
<text:a xlink:type="simple" xlink:href="https://www.ukrinform.ua/rubric-ato/3694340-ukraina-uhvalit-risenna-pro-kontrnastup-v-ostannij-moment-danilov.html" text:style-name="Internet_20_link" text:visited-style-name="Visited_20_Internet_20_Link">
 </text:a>
 </text:span>
</text:p>
      <text:p text:style-name="P4">
Прем’єр також зауважив, що офіційний Київ не відчуває тиску з боку партнерівщодо того, коли краще почати активні операції.</text:p>
      <text:p text:style-name="P4">
«Усі наші друзі та партнери чітко розуміють, що для того, аби йти вконтрнаступ, потрібно бути до цього готовим на всі сто і навіть більшевідсотків», - підкреслив глава уряду України.</text:p>
      <text:p text:style-name="P4">
При цьому зазначається, що візит Шмигаля до Вашингтона відбувається на тлімасштабного витоку розвідданих, який включав оцінки оборонного відомства СШАщодо ситуації в Україні.</text:p>
      <text:p text:style-name="P4">
<text:span text:style-name="T4">
Читайте також:</text:span>
 <text:span text:style-name="T4">
<text:a xlink:type="simple" xlink:href="https://www.ukrinform.ua/rubric-world/3694602-zliti-sekretni-dokumenti-ssa-maut-serjozni-netocnosti-minoboroni-britanii.html" text:style-name="Internet_20_link" text:visited-style-name="Visited_20_Internet_20_Link">
 </text:a>
 </text:span>
</text:p>
      <text:p text:style-name="P4">
На запитання про те, як витік документів може вплинути на плануванняконтрнаступу України, Шмигаль рішуче підкреслив, що Україна звільнить своїземлі.</text:p>
      <text:p text:style-name="P4">
«Ми неодноразово доводили, що можемо це зробити. Від наших міжнароднихпартнерів ми просимо більше військового потенціалу, такого як танки,боєприпаси, літаки, бронетехніку», – зазначив український прем’єр.</text:p>
      <text:p text:style-name="P4">
<text:span text:style-name="T4">
Читайте також:</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Він також підтвердив, що в Україні дійсно відчувають втрати в економічномуплані, в плані людських життів, «і ці втрати дійсно завдають великої шкоди намусім». Однак, за його словами, «це не означає, що в нас не залишилося мужностічи натхнення».</text:p>
      <text:p text:style-name="P4">
Місія Шмигаля у Вашингтоні є частиною української військової стратегії,зазначає видання. Поки ведеться бойова підготовка, Прем’єр-міністру дорученозгуртувати країни-партнери для надання економічної підтримки, що є таким жеключовим для виживання України, як і її військова оборона.</text:p>
      <text:p text:style-name="P4">
<text:span text:style-name="T4">
Читайте також:</text:span>
 <text:span text:style-name="T4">
<text:a xlink:type="simple" xlink:href="https://www.ukrinform.ua/rubric-economy/3694582-kanada-ta-ukraina-rozsirili-ugodu-pro-vilnu-torgivlu.html" text:style-name="Internet_20_link" text:visited-style-name="Visited_20_Internet_20_Link">
 </text:a>
 </text:span>
</text:p>
      <text:p text:style-name="P4">
Як повідомлялося, Прем'єр-міністр України у вівторок відвідав з візитомКанаду. Під час перебування в Вашингтоні запланована його участь у веснянихзборах МВФ і Світового банку. Крім того, як очікується, він проведе зустрічі зпредставниками влади Сполучених Штатів.</text:p>
      <text:p text:style-name="P4">
Source: <text:a xlink:type="simple" xlink:href="https://www.ukrinform.ua/rubric-ato/3694636-kontrnastup-zsu-moze-rozpocatisa-vlitku-smigal.html" text:style-name="Internet_20_link" text:visited-style-name="Visited_20_Internet_20_Link">
https://www.ukrinform.ua/rubric-ato/3694636-kontrnastup-zsu-moze-rozpocatisa-vlitku-smigal.html</text:a>
</text:p>
      <!--NEWS-->
      <text:h text:style-name="P10" text:outline-level="1">
<text:span text:style-name="T4">
росіяни обстріляли дев’ять прикордонних громад Сумщини, є руйнування</text:span>
</text:h>
      <text:p text:style-name="P4">
Authors: Ukrinform (Person)</text:p>
      <text:p text:style-name="P4">
Publisher: Укринформ (Organization)</text:p>
      <text:p text:style-name="P4">
Published Time: 2023-04-11T-42:49:16+03:00</text:p>
      <text:p text:style-name="P4">
Modified Time: 2023-04-11T21:49:16+03:00</text:p>
      <text:p text:style-name="P4">
Description: російські військовослужбовці 11 квітня здійснили обстріли дев’яти прикордонних громад Сумської області, є руйнування.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Сумщина', 'Війна з росією']</text:p>
      <text:p text:style-name="P4">
Type: Article</text:p>
      <!--METADATA-->
      <text:p text:style-name="P4">
<draw:frame draw:style-name="fr1" draw:name="Image34" text:anchor-type="as-char" svg:width="6.9236in" svg:height="3.956343in" draw:z-index="0">
<draw:image xlink:href="../Images/yкринформ/2023-04-11T-42-49-16-03-00/630_360_1667562981-965.jpg" xlink:type="simple" xlink:show="embed" xlink:actuate="onLoad" draw:mime-type="image/jpeg"/>
</draw:frame>
 російськівійськовослужбовці 11 квітня здійснили обстріли дев’яти прикордонних громадСумської області, є руйнування.</text:p>
      <text:p text:style-name="P4">
Як передає Укрінформ, про це Сумська обласна військова адміністраціяповідомляє у  <text:a xlink:type="simple" xlink:href="https://t.me/Sumy_news_ODA/15395" text:style-name="Internet_20_link" text:visited-style-name="Visited_20_Internet_20_Link">
 </text:a>
 .</text:p>
      <text:p text:style-name="P4">
“Протягом дня росіяни здійснили обстріли дев’яти прикордонних громад –Білопільської, Новослобідської, Середино-Будської, Миропільської, Хотінської,Юнаківської, Зноб-Новгородської, Шалигинської, Есманської. Зафіксовано 91прильот – з мінометів, артилерії, скидання з <text:a xlink:type="simple" xlink:href="https://www.ukrinform.ua/tag-bezpilotnik" text:style-name="Internet_20_link" text:visited-style-name="Visited_20_Internet_20_Link">
 </text:a>
 вибухових пристроїв типу ВОГ. На жаль, є руйнування”, - йдеться уповідомленні.</text:p>
      <text:p text:style-name="P4">
У Білопільській громаді внаслідок мінометного обстрілу (дев’ять влучань) збоку російської федерації пошкоджено приватний нежилий будинок.</text:p>
      <text:p text:style-name="P4">
<text:span text:style-name="T4">
Читайте також:</text:span>
 <text:a xlink:type="simple" xlink:href="https://www.ukrinform.ua/rubric-ato/3694563-aviacia-zsu-za-den-zavdala-13-udariv-po-poziciah-voroga.html" text:style-name="Internet_20_link" text:visited-style-name="Visited_20_Internet_20_Link">
 <text:span text:style-name="T4">
ЗСУ</text:span>
 <text:span text:style-name="T4">
день</text:span>
 <text:span text:style-name="T4">
відбили</text:span>
 <text:span text:style-name="T4">
понад</text:span>
 <text:span text:style-name="T4">
пів</text:span>
 <text:span text:style-name="T4">
сотні</text:span>
<text:span text:style-name="T4">
ворожих</text:span>
 <text:span text:style-name="T4">
атак</text:span>
 </text:a>
</text:p>
      <text:p text:style-name="P4">
У Новослобідській громаді через мінометний обстріл (два влучання) пошкодженодва приватних будинки.</text:p>
      <text:p text:style-name="P4">
У Хотінській громаді внаслідок мінометного обстрілу з боку рф пошкодженескладське приміщення місцевої агрофірми.</text:p>
      <text:p text:style-name="P4">
В Сумській ОВА повідомили, що обійшлося без людських жертв.</text:p>
      <text:p text:style-name="P4">
Як повідомляв Укрінформ, 10 квітня від ударів російської армії потерпали п’ятьтериторіальних громад  <text:a xlink:type="simple" xlink:href="https://www.ukrinform.ua/rubric-ato/3694140-rosiani-protagom-dobi-obstrilali-pat-gromad-sumsini.html" text:style-name="Internet_20_link" text:visited-style-name="Visited_20_Internet_20_Link">
 </text:a>
 .</text:p>
      <text:p text:style-name="P4">
Source: <text:a xlink:type="simple" xlink:href="https://www.ukrinform.ua/rubric-ato/3694634-rosiani-obstrilali-devat-prikordonnih-gromad-sumsini-e-rujnuvanna.html" text:style-name="Internet_20_link" text:visited-style-name="Visited_20_Internet_20_Link">
https://www.ukrinform.ua/rubric-ato/3694634-rosiani-obstrilali-devat-prikordonnih-gromad-sumsini-e-rujnuvanna.html</text:a>
</text:p>
      <!--NEWS-->
      <text:h text:style-name="P10" text:outline-level="1">
<text:span text:style-name="T4">
СБУ оголосила Оксану Марченко в розшук</text:span>
</text:h>
      <text:p text:style-name="P4">
Authors: Ukrinform (Person)</text:p>
      <text:p text:style-name="P4">
Publisher: Укринформ (Organization)</text:p>
      <text:p text:style-name="P4">
Published Time: 2023-04-11T-44:47:00+03:00</text:p>
      <text:p text:style-name="P4">
Modified Time: 2023-04-11T21:47:00+03:00</text:p>
      <text:p text:style-name="P4">
Description: Служба безпеки України Івано-Франківської області оголосила у розшук дружину проросійського політика - Оксану Марченко. — Укрінформ.</text:p>
      <text:p text:style-name="P4">
Images: ["<text:a xlink:type="simple" xlink:href="https://static.ukrinform.com/photos/2018_08/thumb_files/630_360_1533766038-5110-oksana-marcenko.jpg" text:style-name="Internet_20_link" text:visited-style-name="Visited_20_Internet_20_Link">
630_360_15337...</text:a>
"]</text:p>
      <text:p text:style-name="P4">
Tags: ['Розшук', 'СБУ', 'Оксана Марченко']</text:p>
      <text:p text:style-name="P4">
Type: Article</text:p>
      <!--METADATA-->
      <text:p text:style-name="P4">
<draw:frame draw:style-name="fr1" draw:name="Image35" text:anchor-type="as-char" svg:width="6.9236in" svg:height="3.956343in" draw:z-index="0">
<draw:image xlink:href="../Images/yкринформ/2023-04-11T-44-47-00-03-00/630_360_1533766038-5110-oksana-marcenko.jpg" xlink:type="simple" xlink:show="embed" xlink:actuate="onLoad" draw:mime-type="image/jpeg"/>
</draw:frame>
 Служба безпеки України Івано-Франківської області оголосила урозшук дружину проросійського політика - Оксану Марченко.</text:p>
      <text:p text:style-name="P4">
Про це свідчать дані, розміщені на  <text:a xlink:type="simple" xlink:href="https://wanted.mvs.gov.ua/searchperson/details/" text:style-name="Internet_20_link" text:visited-style-name="Visited_20_Internet_20_Link">
</text:a>
, передає Укрінформ.</text:p>
      <text:p text:style-name="P4">
«Дата зникнення - 24.03.2023. Місце зникнення: Київ, Солом’янський (район -ред.). Стаття звинувачення: 110-2 ч.3 (Фінансування дій, вчинених з метоюнасильницької зміни чи повалення конституційного ладу або захоплення державноївлади, зміни меж території або державного кордону України – ред.). Запобіжнийзахід: не застосовувався», - уточнюється у повідомленні.</text:p>
      <text:p text:style-name="P4">
<text:span text:style-name="T4">
Читайте також:</text:span>
 <text:a xlink:type="simple" xlink:href="https://www.ukrinform.ua/rubric-society/3674093-sud-arestuvav-majno-oksani-marcenko-na-ponad-56-milarda.html" text:style-name="Internet_20_link" text:visited-style-name="Visited_20_Internet_20_Link">
 <text:span text:style-name="T4">
Оксани</text:span>
 <text:span text:style-name="T4">
Марченко</text:span>
</text:a>
</text:p>
      <text:p text:style-name="P4">
Як повідомлялося, 5 квітня у СБУ заявили, що за матеріалами СБУ і у співпраціз Львівською обласною прокуратурою суд наклав <text:a xlink:type="simple" xlink:href="https://www.ukrinform.ua/tag-arest" text:style-name="Internet_20_link" text:visited-style-name="Visited_20_Internet_20_Link">
</text:a>
 на ще дві земельні ділянки з об’єктаминерухомості, які незаконно перебували у власності Оксани Марченко. Загальнавартість арештованого майна становить майже 17,5 млн грн.</text:p>
      <text:p text:style-name="P4">
Source: <text:a xlink:type="simple" xlink:href="https://www.ukrinform.ua/rubric-society/3694637-sbu-ogolosila-oksanu-marcenko-a-rozsuk.html" text:style-name="Internet_20_link" text:visited-style-name="Visited_20_Internet_20_Link">
https://www.ukrinform.ua/rubric-society/3694637-sbu-ogolosila-oksanu-marcenko-a-rozsuk.html</text:a>
</text:p>
      <!--NEWS-->
      <text:h text:style-name="P10" text:outline-level="1">
<text:span text:style-name="T4">
«Вагнерівців» вистачить на два місяці, якщо не змінять тактику - Череватий</text:span>
</text:h>
      <text:p text:style-name="P4">
Authors: Ukrinform (Person)</text:p>
      <text:p text:style-name="P4">
Publisher: Укринформ (Organization)</text:p>
      <text:p text:style-name="P4">
Published Time: 2023-04-11T-46:40:00+03:00</text:p>
      <text:p text:style-name="P4">
Modified Time: 2023-04-11T21:40:00+03:00</text:p>
      <text:p text:style-name="P4">
Description: Найманців ПВК "Вагнер" на Бахмутському напрямку у разі відсутності змін у тактиці їхніх дій вистачить на 2 місяці. — Укрінформ.</text:p>
      <text:p text:style-name="P4">
Images: ["<text:a xlink:type="simple" xlink:href="https://static.ukrinform.com/photos/2023_03/thumb_files/630_360_1679564904-243.jpg" text:style-name="Internet_20_link" text:visited-style-name="Visited_20_Internet_20_Link">
630_360_16795...</text:a>
"]</text:p>
      <text:p text:style-name="P4">
Tags: ['Бахмут', 'ЗСУ', 'Агресія РФ', 'ПВК "Вагнера"', 'Війна з росією', 'Єдині новини']</text:p>
      <text:p text:style-name="P4">
Type: Article</text:p>
      <!--METADATA-->
      <text:p text:style-name="P4">
<draw:frame draw:style-name="fr1" draw:name="Image36" text:anchor-type="as-char" svg:width="6.9236in" svg:height="3.956343in" draw:z-index="0">
<draw:image xlink:href="../Images/yкринформ/2023-04-11T-46-40-00-03-00/630_360_1679564904-243.jpg" xlink:type="simple" xlink:show="embed" xlink:actuate="onLoad" draw:mime-type="image/jpeg"/>
</draw:frame>
 НайманцівПВК "Вагнер" на Бахмутському напрямку у разі відсутності змін у тактиці їхніхдій вистачить на 2 місяці.</text:p>
      <text:p text:style-name="P4">
Таку думку висловив речник Східного угруповання військ ЗСУ Сергій Череватий вефірі телемарафону «Єдині новини», передає кореспондент Укрінформу.</text:p>
      <text:p text:style-name="P4">
«З такою інтенсивністю, як зараз їх ("вагнерівців" - ред.) знищують, і якщовони не змінять тактику проведення (бойових дій – ред.), то я думаю, щойдеться про місяці 2. Це мій суб’єктивний прогноз. Якщо, знову ж таки, вони неналагодять знову джерело поставки особового складу», - сказав Череватий.</text:p>
      <text:p text:style-name="P4">
<text:span text:style-name="T4">
Читайте також:</text:span>
 <text:span text:style-name="T4">
<text:a xlink:type="simple" xlink:href="https://www.ukrinform.ua/rubric-ato/3694626-na-limanskokupanskomu-napramku-za-dobu-zafiksuvali-ponad-380-obstriliv-rf.html" text:style-name="Internet_20_link" text:visited-style-name="Visited_20_Internet_20_Link">
 </text:a>
</text:span>
</text:p>
      <text:p text:style-name="P4">
За його словами, у <text:span text:style-name="T4">
<text:a xlink:type="simple" xlink:href="https://www.ukrinform.ua/tag-bahmut" text:style-name="Internet_20_link" text:visited-style-name="Visited_20_Internet_20_Link">
 </text:a>
 </text:span>
 й навколонього точаться бої, ситуація дуже важка, оскільки це місто є однією зпріоритетних цілей для рф.</text:p>
      <text:p text:style-name="P4">
«Проте наше командування чітко бачить їхні задуми, ми знаємо, як на нихреагувати. Працюють наші розвідка, аероспостереження», - запевнив представникЗСУ.</text:p>
      <text:p text:style-name="P4">
<text:span text:style-name="T4">
Читайте також:</text:span>
 <text:span text:style-name="T4">
<text:a xlink:type="simple" xlink:href="https://www.ukrinform.ua/rubric-world/3694291-prigozin-pragne-otrimati-kontrol-nad-odnieu-z-politicnih-partij-rosii-isw.html" text:style-name="Internet_20_link" text:visited-style-name="Visited_20_Internet_20_Link">
 </text:a>
 </text:span>
</text:p>
      <text:p text:style-name="P4">
Він додав, що тут зосереджені найагресивніші підрозділи ворога.</text:p>
      <text:p text:style-name="P4">
«Багато місяців оборони показують, що ми виснажуємо ворога, ми вибиваємо йогобойовий дух. Ми виснажуємо його сили у той час, як готуються наші, українськірезерви», - сказав Череватий.</text:p>
      <text:p text:style-name="P4">
<text:span text:style-name="T4">
Читайте також:</text:span>
 <text:span text:style-name="T4">
<text:a xlink:type="simple" xlink:href="https://www.ukrinform.ua/rubric-ato/3691802-u-bahmuti-prikordonniki-vidbili-masnij-sturm-vagnerivciv.html" text:style-name="Internet_20_link" text:visited-style-name="Visited_20_Internet_20_Link">
 </text:a>
 </text:span>
</text:p>
      <text:p text:style-name="P4">
Як повідомлялося, за даними Генштабу ЗСУ, загарбники намагаються взяти підповний контроль місто Бахмут, тривають жорстокі бої.</text:p>
      <text:p text:style-name="P4">
Source: <text:a xlink:type="simple" xlink:href="https://www.ukrinform.ua/rubric-ato/3694630-vagnerivciv-vistacit-na-dva-misaci-akso-ne-zminat-taktiku-cerevatij.html" text:style-name="Internet_20_link" text:visited-style-name="Visited_20_Internet_20_Link">
https://www.ukrinform.ua/rubric-ato/3694630-vagnerivciv-vistacit-na-dva-misaci-akso-ne-zminat-taktiku-cerevatij.html</text:a>
</text:p>
      <!--NEWS-->
      <text:h text:style-name="P10" text:outline-level="1">
<text:span text:style-name="T4">
Зеленський обговорив із Говардом Баффетом допомогу Україні</text:span>
</text:h>
      <text:p text:style-name="P4">
Authors: Ukrinform (Person)</text:p>
      <text:p text:style-name="P4">
Publisher: Укринформ (Organization)</text:p>
      <text:p text:style-name="P4">
Published Time: 2023-04-11T-48:36:00+03:00</text:p>
      <text:p text:style-name="P4">
Modified Time: 2023-04-11T21:36:00+03:00</text:p>
      <text:p text:style-name="P4">
Description: Президент Володимир Зеленський обговорив із американським бізнесменом і філантропом Говардом Баффетом допомогу Україні. — Укрінформ.</text:p>
      <text:p text:style-name="P4">
Images: ["<text:a xlink:type="simple" xlink:href="https://static.ukrinform.com/photos/2023_04/thumb_files/630_360_1681240083-442.jpeg" text:style-name="Internet_20_link" text:visited-style-name="Visited_20_Internet_20_Link">
630_360_16812...</text:a>
", "<text:a xlink:type="simple" xlink:href="https://static.ukrinform.com/photos/2023_04/1681240083-467.jpeg" text:style-name="Internet_20_link" text:visited-style-name="Visited_20_Internet_20_Link">
1681240083-46...</text:a>
"]</text:p>
      <text:p text:style-name="P4">
Tags: ['Баффетт', 'допомога', 'Зеленський']</text:p>
      <text:p text:style-name="P4">
Type: Article</text:p>
      <!--METADATA-->
      <text:p text:style-name="P4">
<draw:frame draw:style-name="fr1" draw:name="Image37" text:anchor-type="as-char" svg:width="6.9236in" svg:height="3.956343in" draw:z-index="0">
<draw:image xlink:href="../Images/yкринформ/2023-04-11T-48-36-00-03-00/630_360_1681240083-442.jpeg" xlink:type="simple" xlink:show="embed" xlink:actuate="onLoad" draw:mime-type="image/jpeg"/>
</draw:frame>
Президент Володимир Зеленський обговорив із американським бізнесменом іфілантропом Говардом Баффетом допомогу Україні.</text:p>
      <text:p text:style-name="P4">
Про це глава держави повідомив у  <text:a xlink:type="simple" xlink:href="https://t.me/V_Zelenskiy_official/5831" text:style-name="Internet_20_link" text:visited-style-name="Visited_20_Internet_20_Link">
 </text:a>
, передає Укрінформ.</text:p>
      <text:p text:style-name="P4">
«Розповів про ситуацію в Україні та про відсіч російській збройній агресії наполі бою. Щодня робимо кроки, які б забезпечували стійкість українськихвоїнів, підтримували суспільство та бізнес. Вдячний Говарду Баффету запідтримку українського народу», - зазначив Зеленський.</text:p>
      <text:p text:style-name="P4">
Він зауважив, що вдячний Баффету за реалізацію проєкту фабрики-кухні, який єчастиною реформи шкільного харчування, а також за допомогу в реалізаціїзернової ініціативи, підтримку розмінування, закупівлі генераторів іліквідації наслідків обстрілів цивільної інфраструктури України.</text:p>
      <text:p text:style-name="P4">
<text:span text:style-name="T4">
Читайте також:</text:span>
 <text:a xlink:type="simple" xlink:href="https://www.ukrinform.ua/rubric-regions/3682790-na-kiivsini-prezentuvali-novitni-avto-dla-kinologiv-policii-aki-peredav-fond-govarda-baffeta.html" text:style-name="Internet_20_link" text:visited-style-name="Visited_20_Internet_20_Link">
 <text:span text:style-name="T4">
Баффет</text:span>
 </text:a>
</text:p>
      <text:p text:style-name="P4">
В Офісі Президента  <text:a xlink:type="simple" xlink:href="https://www.president.gov.ua/news/volodimir-zelenskij-i-govard-baffet-obgovorili-dopomogu-ukra-82201" text:style-name="Internet_20_link" text:visited-style-name="Visited_20_Internet_20_Link">
 </text:a>
 , що під час зустрічі йшлосяпро розмінування, зокрема, території Херсонської області. Президент зауважив,що значна частина Херсонщини була деокупована минулої осені й потребуєрозмінування, адже навесні традиційно розпочинається посівна, а цей край маєдуже розвинутий агропромисловий комплекс.</text:p>
      <text:p text:style-name="P4">
<draw:frame draw:style-name="fr1" draw:name="Image38" text:anchor-type="as-char" svg:width="6.9236in" svg:height="4.617948in" draw:z-index="0">
<draw:image xlink:href="../Images/yкринформ/2023-04-11T-48-36-00-03-00/1681240083-467.jpeg" xlink:type="simple" xlink:show="embed" xlink:actuate="onLoad" draw:mime-type="image/jpeg"/>
</draw:frame>
</text:p>
      <text:p text:style-name="P4">
Своєю чергою американський бізнесмен зазначив, що, крім підтримки низкипроєктів безпосередньо в Україні, він намагається розповідати про країну таукраїнський народ у США на різноманітних публічних майданчиках.</text:p>
      <text:p text:style-name="P4">
Як повідомлялося, у Бучі на <text:a xlink:type="simple" xlink:href="https://www.ukrinform.ua/tag-kiivsina" text:style-name="Internet_20_link" text:visited-style-name="Visited_20_Internet_20_Link">
 </text:a>
стартувало будівництво першої фабрики-кухні, а в Лозовій Харківської областіпідписали меморандум про реалізацію проєкту другої такої кухні.</text:p>
      <text:p text:style-name="P4">
Очікується, що у майбутньому мережу фабрик-кухонь буде поширено на всютериторію України. Кожна з них зможе забезпечувати харчуванням 30 – 40навчальних закладів.</text:p>
      <text:p text:style-name="P4">
_ Фото: Офіс Президента  _</text:p>
      <text:p text:style-name="P4">
Source: <text:a xlink:type="simple" xlink:href="https://www.ukrinform.ua/rubric-society/3694629-zelenskij-obgovoriv-iz-govardom-baffetom-dopomogu-ukraini.html" text:style-name="Internet_20_link" text:visited-style-name="Visited_20_Internet_20_Link">
https://www.ukrinform.ua/rubric-society/3694629-zelenskij-obgovoriv-iz-govardom-baffetom-dopomogu-ukraini.html</text:a>
</text:p>
      <!--NEWS-->
      <text:h text:style-name="P10" text:outline-level="1">
<text:span text:style-name="T4">
«Епіцентр-Подоляни» обіграли «Прометей» на старті фіналу Суперліги України з волейболу</text:span>
</text:h>
      <text:p text:style-name="P4">
Authors: Ukrinform (Person)</text:p>
      <text:p text:style-name="P4">
Publisher: Укринформ (Organization)</text:p>
      <text:p text:style-name="P4">
Published Time: 2023-04-11T-50:35:00+03:00</text:p>
      <text:p text:style-name="P4">
Modified Time: 2023-04-11T21:35:00+03:00</text:p>
      <text:p text:style-name="P4">
Description: Золоті нагороди Суперліги України з волейболу сезону 2022/23 розігрують ВК «Прометей» з Дніпра та «Епіцентр-Подоляни» з міста Городок Хмельницької області. — Укрінформ.</text:p>
      <text:p text:style-name="P4">
Images: ["<text:a xlink:type="simple" xlink:href="https://static.ukrinform.com/photos/2023_04/thumb_files/630_360_1681238102-946.jpg" text:style-name="Internet_20_link" text:visited-style-name="Visited_20_Internet_20_Link">
630_360_16812...</text:a>
"]</text:p>
      <text:p text:style-name="P4">
Tags: ['Волейбол']</text:p>
      <text:p text:style-name="P4">
Type: Article</text:p>
      <!--METADATA-->
      <text:p text:style-name="P4">
<draw:frame draw:style-name="fr1" draw:name="Image39" text:anchor-type="as-char" svg:width="6.9236in" svg:height="3.956343in" draw:z-index="0">
<draw:image xlink:href="../Images/yкринформ/2023-04-11T-50-35-00-03-00/630_360_1681238102-946.jpg" xlink:type="simple" xlink:show="embed" xlink:actuate="onLoad" draw:mime-type="image/jpeg"/>
</draw:frame>
 Золотінагороди Суперліги України з волейболу сезону 2022/23 розігрують ВК «Прометей»з Дніпра та «Епіцентр-Подоляни» з міста Городок Хмельницької області.</text:p>
      <text:p text:style-name="P4">
У першому матчі фінальної серії «Епіцентр-Подоляни» здобув вольову перемогунад «Прометеєм» - 3:1 (18:25, 25:21, 25:23, 25:18), передає Укрінформ.</text:p>
      <text:p text:style-name="P4">
Наступний поєдинок фінальної серії відбудеться 13 квітня.</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У протистоянні за «бронзу» зійдуться житомирський ВК «Житичі-Полісся» та ВСК«Юридична академiя» з Харкова.</text:p>
      <text:p text:style-name="P4">
Перший матч серії до двох перемог пройде 12 квітня.</text:p>
      <text:p text:style-name="P4">
Нагадаємо, переможницями жіночої Суперліги стали волейболістки «Прометея» ізДніпропетровської області, які у фіналі здолали клуб «Добродій-Медуніверситет-ШВСМ» із Вінниці.</text:p>
      <text:p text:style-name="P4">
Фото: ПВЛУ.</text:p>
      <text:p text:style-name="P4">
Source: <text:a xlink:type="simple" xlink:href="https://www.ukrinform.ua/rubric-sports/3694628-epicentrpodolani-obigrali-prometej-na-starti-finalu-superligi-ukraini-z-volejbolu.html" text:style-name="Internet_20_link" text:visited-style-name="Visited_20_Internet_20_Link">
https://www.ukrinform.ua/rubric-sports/3694628-epicentrpodolani-obigrali-prometej-na-starti-finalu-superligi-ukraini-z-volejbolu.html</text:a>
</text:p>
      <!--NEWS-->
      <text:h text:style-name="P10" text:outline-level="1">
<text:span text:style-name="T4">
До Ради внесли проєкт постанови, що блокує підписання закону про доплати військовим</text:span>
</text:h>
      <text:p text:style-name="P4">
Authors: Ukrinform (Person)</text:p>
      <text:p text:style-name="P4">
Publisher: Укринформ (Organization)</text:p>
      <text:p text:style-name="P4">
Published Time: 2023-04-11T-52:30:00+03:00</text:p>
      <text:p text:style-name="P4">
Modified Time: 2023-04-11T21:30:00+03:00</text:p>
      <text:p text:style-name="P4">
Description: У Верховній Раді зареєстровано проєкт постанови, що блокує підписання Головою ВР та Президентом України закону, який серед іншого передбачає повернення щомісячної виплати додаткових 30 тисяч військовослужбовцям, поліцейським та рятувальникам. — Укрінформ.</text:p>
      <text:p text:style-name="P4">
Images: ["<text:a xlink:type="simple" xlink:href="https://static.ukrinform.com/photos/2019_05/thumb_files/630_360_1559148328-156.jpg" text:style-name="Internet_20_link" text:visited-style-name="Visited_20_Internet_20_Link">
630_360_15591...</text:a>
"]</text:p>
      <text:p text:style-name="P4">
Tags: ['Закон', 'Гроші', 'Верховна Рада', 'Військові']</text:p>
      <text:p text:style-name="P4">
Type: Article</text:p>
      <!--METADATA-->
      <text:p text:style-name="P4">
<draw:frame draw:style-name="fr1" draw:name="Image40" text:anchor-type="as-char" svg:width="6.9236in" svg:height="3.956343in" draw:z-index="0">
<draw:image xlink:href="../Images/yкринформ/2023-04-11T-52-30-00-03-00/630_360_1559148328-156.jpg" xlink:type="simple" xlink:show="embed" xlink:actuate="onLoad" draw:mime-type="image/jpeg"/>
</draw:frame>
 УВерховній Раді зареєстровано проєкт постанови, що блокує підписання Головою ВРта Президентом України закону, який серед іншого передбачає поверненнящомісячної виплати додаткових 30 тисяч військовослужбовцям, поліцейським тарятувальникам.</text:p>
      <text:p text:style-name="P4">
Текст відповідного проєкту №8312-П "Про скасування рішення <text:a xlink:type="simple" xlink:href="https://www.ukrinform.ua/tag-verhovna-rada" text:style-name="Internet_20_link" text:visited-style-name="Visited_20_Internet_20_Link">
</text:a>
 від 10.04.2023 про ухвалення вдругому читанні та в цілому проєкту Закону України про внесення змін до деякихзаконів України щодо удосконалення правового регулювання питань, пов'язаних ізздійсненням заходів правового режиму воєнного стану" та супровідні до ньогодокументи наразі не оприлюднені на <text:a xlink:type="simple" xlink:href="https://itd.rada.gov.ua/billInfo/Bills/Card/41763" text:style-name="Internet_20_link" text:visited-style-name="Visited_20_Internet_20_Link">
</text:a>
 парламенту, повідомляєУкрінформ.</text:p>
      <text:p text:style-name="P4">
Ініціатор проєкту постанови — народний депутат із парламентської фракції"Голос" Володимир Цабаль.</text:p>
      <text:p text:style-name="P4">
<text:span text:style-name="T4">
Читайте також:</text:span>
 <text:a xlink:type="simple" xlink:href="https://www.ukrinform.ua/rubric-society/3694029-30-tisac-dla-vijskovih-venislavskij-kaze-so-dla-doplat-potribni-dodatkovi-kosti-v-budzet.html" text:style-name="Internet_20_link" text:visited-style-name="Visited_20_Internet_20_Link">
 <text:span text:style-name="T4">
військових</text:span>
 </text:a>
</text:p>
      <text:p text:style-name="P4">
Відтак підписання закону "Про внесення змін до деяких законів України щодоудосконалення правового регулювання питань, пов'язаних із здійсненням заходівправового режиму воєнного стану" (№8312) Головою Верховної Ради та Президентомстане можливим тільки в разі відхилення проєкту постанови про його скасування.</text:p>
      <text:p text:style-name="P4">
Як повідомлялося, <text:a xlink:type="simple" xlink:href="https://www.ukrinform.ua/tag-verhovna-rada" text:style-name="Internet_20_link" text:visited-style-name="Visited_20_Internet_20_Link">
 </text:a>
 10 квітняпід час розгляду законопроєкту "Про внесення змін до деяких законів Українищодо удосконалення правового регулювання питань, пов'язаних із здійсненнямзаходів правового режиму воєнного стану" (№8312) <text:a xlink:type="simple" xlink:href="https://www.ukrinform.ua/rubric-society/3693963-rada-pidtrimala-povernenna-viplat-30-tisac-dla-vijskovih-deputat.html" text:style-name="Internet_20_link" text:visited-style-name="Visited_20_Internet_20_Link">
</text:a>
 про повернення щомісячнихдодаткових виплат у розмірі 30 тисяч гривень для військовослужбовців,поліцейських та рятувальників незалежно від покладених на них завдань чирайонів проходження служби.</text:p>
      <text:p text:style-name="P4">
Член Комітету <text:a xlink:type="simple" xlink:href="https://www.ukrinform.ua/tag-verhovna-rada" text:style-name="Internet_20_link" text:visited-style-name="Visited_20_Internet_20_Link">
 </text:a>
 з питаньнаціональної безпеки, оборони та розвідки, представник Президента у парламентіФедір Веніславський заявив у коментарі Укрінформу, що для реалізації рішенняпро повернення щомісячної виплати в розмірі 30 тисяч гривень українськимзахисникам необхідно знайти додаткові джерела фінансування державного бюджетуУкраїни. За його словами, такі доплати можуть обійтися державі близькогоодного трильйона гривень на рік.</text:p>
      <text:p text:style-name="P4">
<text:span text:style-name="T4">
Читайте також:</text:span>
 <text:a xlink:type="simple" xlink:href="https://www.ukrinform.ua/rubric-society/3694142-viplati-30-tisac-zahisnikam-stanut-dla-uradu-zadaceu-z-zirockou-deputat.html" text:style-name="Internet_20_link" text:visited-style-name="Visited_20_Internet_20_Link">
 </text:a>
</text:p>
      <text:p text:style-name="P4">
Водночас секретар оборонного парламентського комітету Роман Костенко вкоментарі Укрінформу розповів, що задля забезпечення щомісячної додатковоївиплати в розмірі 30 тисяч гривень українським захисникам, найімовірніше,доведеться ініціювати зміни до державного бюджету України.</text:p>
      <text:p text:style-name="P4">
Source: <text:a xlink:type="simple" xlink:href="https://www.ukrinform.ua/rubric-polytics/3694631-do-radi-vnesli-proekt-postanovi-so-blokue-pidpisanna-zakonu-pro-doplati-vijskovim.html" text:style-name="Internet_20_link" text:visited-style-name="Visited_20_Internet_20_Link">
https://www.ukrinform.ua/rubric-polytics/3694631-do-radi-vnesli-proekt-postanovi-so-blokue-pidpisanna-zakonu-pro-doplati-vijskovim.html</text:a>
</text:p>
      <!--NEWS-->
      <text:h text:style-name="P10" text:outline-level="1">
<text:span text:style-name="T4">
На Лимансько-Куп’янському напрямку за добу зафіксували понад 380 обстрілів рф</text:span>
</text:h>
      <text:p text:style-name="P4">
Authors: Ukrinform (Person)</text:p>
      <text:p text:style-name="P4">
Publisher: Укринформ (Organization)</text:p>
      <text:p text:style-name="P4">
Published Time: 2023-04-11T-54:24:00+03:00</text:p>
      <text:p text:style-name="P4">
Modified Time: 2023-04-11T21:24:00+03:00</text:p>
      <text:p text:style-name="P4">
Description: На Лимансько-Куп’янському напрямку за добу було зафіксовано 384 обстріли з боку росії із застосуванням різних типів артилерії. — Укрінформ.</text:p>
      <text:p text:style-name="P4">
Images: ["<text:a xlink:type="simple" xlink:href="https://static.ukrinform.com/photos/2022_12/thumb_files/630_360_1670247341-640.jpg" text:style-name="Internet_20_link" text:visited-style-name="Visited_20_Internet_20_Link">
630_360_16702...</text:a>
"]</text:p>
      <text:p text:style-name="P4">
Tags: ['Обстріл', 'ЗСУ', 'Агресія РФ', 'Схід України', 'Війна з росією', 'Єдині новини']</text:p>
      <text:p text:style-name="P4">
Type: Article</text:p>
      <!--METADATA-->
      <text:p text:style-name="P4">
<draw:frame draw:style-name="fr1" draw:name="Image41" text:anchor-type="as-char" svg:width="6.9236in" svg:height="3.956343in" draw:z-index="0">
<draw:image xlink:href="../Images/yкринформ/2023-04-11T-54-24-00-03-00/630_360_1670247341-640.jpg" xlink:type="simple" xlink:show="embed" xlink:actuate="onLoad" draw:mime-type="image/jpeg"/>
</draw:frame>
 НаЛимансько-Куп’янському напрямку за добу було зафіксовано 384 обстріли з бокуросії із застосуванням різних типів артилерії.</text:p>
      <text:p text:style-name="P4">
Про це у телемарафоні «Єдині новини» заявив речник східного угруповання військЗСУ Сергій Череватий, передає кореспондент Укрінформу.</text:p>
      <text:p text:style-name="P4">
«Цей напрямок - наступний за активністю ворога (після Бахмутського – ред.).Там діють регулярні війська рф. І він є лідером по обстрілам за цю добу – 384обстріли різними типами артилерії, відбулося 12 боєзіткнень. Було знищено 35окупантів, 88 зазнали поранень, знищено 2 танки, БМП, самохідну установку«МСТА», гаубицю Д-30» і 3 міномети», - заявив він.</text:p>
      <text:p text:style-name="P4">
<text:span text:style-name="T4">
Читайте також:</text:span>
 <text:span text:style-name="T4">
<text:a xlink:type="simple" xlink:href="https://www.ukrinform.ua/rubric-ato/3694605-armia-rf-dvici-obstrilala-gromadu-na-dnipropetrovsini.html" text:style-name="Internet_20_link" text:visited-style-name="Visited_20_Internet_20_Link">
 </text:a>
 </text:span>
</text:p>
      <text:p text:style-name="P4">
Речник східного угруповання військ ЗСУ поінформував, що за добу на цьомунапрямку також було знищено новітню російську станцію спостереження -«Муром-М».</text:p>
      <text:p text:style-name="P4">
Окремо Череватий уточнив, що Бахмут залишається напрямком головного ударупротивника, і там росія зосереджує максимальні зусилля у бажанні заволодітицим українським містом.</text:p>
      <text:p text:style-name="P4">
«За цю добу (тут – ред.) 333 рази він (ворог – ред.) завдав ударів різнимитипами ствольної та реактивної артилерії по місту і околицях, відбулося 17боєзіткнень, знищено 85 окупантів у цих боєзіткненнях, 94 зазнали поранення.Було підбито 2 танки, БМП-1, 2 БМП-3, систему залпового вогню, 3 станції РЕБта 1 радіолокаційну станцію тощо», - сказав він.</text:p>
      <text:p text:style-name="P4">
<text:span text:style-name="T4">
Читайте також:</text:span>
 <text:span text:style-name="T4">
<text:a xlink:type="simple" xlink:href="https://www.ukrinform.ua/rubric-regions/3694366-vorog-iz-aviacii-obstrilav-berislav-cimalo-budinkiv-zrujnovani-vsent.html" text:style-name="Internet_20_link" text:visited-style-name="Visited_20_Internet_20_Link">
 </text:a>
 </text:span>
</text:p>
      <text:p text:style-name="P4">
За його словами, біля Бахмута і надалі залишається головною атакуючою силоюугруповання пвк «вагнера». Речник зазначив, що «вагнерівцям» не вистачаєособового складу.</text:p>
      <text:p text:style-name="P4">
Окремо Череватий заявив, що Бахмут для росіян став кісткою у горлі і вонинамагаються взяти хоча б цей райцентр понад все.</text:p>
      <text:p text:style-name="P4">
<text:span text:style-name="T4">
Читайте також:</text:span>
 <text:span text:style-name="T4">
<text:a xlink:type="simple" xlink:href="https://www.ukrinform.ua/rubric-ato/3694481-bij-u-bahmuti-prikordonniki-vtrimali-pozicii-i-vidbili-ataku-rosian.html" text:style-name="Internet_20_link" text:visited-style-name="Visited_20_Internet_20_Link">
 </text:a>
 </text:span>
</text:p>
      <text:p text:style-name="P4">
Як повідомлялося, 19 березня Череватий сказав, що на Лимансько-Куп’янськомунапрямку рф за добу здійснила 442 обстріли.</text:p>
      <text:p text:style-name="P4">
Source: <text:a xlink:type="simple" xlink:href="https://www.ukrinform.ua/rubric-ato/3694626-na-limanskokupanskomu-napramku-za-dobu-zafiksuvali-ponad-380-obstriliv-rf.html" text:style-name="Internet_20_link" text:visited-style-name="Visited_20_Internet_20_Link">
https://www.ukrinform.ua/rubric-ato/3694626-na-limanskokupanskomu-napramku-za-dobu-zafiksuvali-ponad-380-obstriliv-rf.html</text:a>
</text:p>
      <!--NEWS-->
      <text:h text:style-name="P10" text:outline-level="1">
<text:span text:style-name="T4">
Шмигаль назвав Канаду одним із лідерів у запровадженні санкцій проти рф</text:span>
</text:h>
      <text:p text:style-name="P4">
Authors: Ukrinform (Person)</text:p>
      <text:p text:style-name="P4">
Publisher: Укринформ (Organization)</text:p>
      <text:p text:style-name="P4">
Published Time: 2023-04-11T-56:18:00+03:00</text:p>
      <text:p text:style-name="P4">
Modified Time: 2023-04-11T21:18:00+03:00</text:p>
      <text:p text:style-name="P4">
Description: Прем’єр-міністр України Денис Шмигаль висловив сподівання, що у Канаді дедалі більше російських активів будуть конфісковані і передані для відбудови України. — Укрінформ.</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Канада', 'Україна', 'Шмигаль', 'Війна з росією']</text:p>
      <text:p text:style-name="P4">
Type: Article</text:p>
      <!--METADATA-->
      <text:p text:style-name="P4">
<draw:frame draw:style-name="fr1" draw:name="Image42" text:anchor-type="as-char" svg:width="6.9236in" svg:height="3.956343in" draw:z-index="0">
<draw:image xlink:href="../Images/yкринформ/2023-04-11T-56-18-00-03-00/630_360_1678877484-404.jpg" xlink:type="simple" xlink:show="embed" xlink:actuate="onLoad" draw:mime-type="image/jpeg"/>
</draw:frame>
 Прем’єр-міністр України Денис Шмигаль висловив сподівання, що у Канаді дедалі більшеросійських активів будуть конфісковані і передані для відбудови України.</text:p>
      <text:p text:style-name="P4">
Про це він заявив на спільній із Прем’єр-міністром Канади Джастіном Трюдопресконференції, передає кореспондент Укрінформу.</text:p>
      <text:p text:style-name="P4">
«Канада є одним з лідерів у запровадженні санкцій проти росії. Ця послідовна,принципова політика буде продовжена. Сподіваюся, що завдяки ухваленим минулогороку законам все більше російських активів у Канаді будуть конфісковані тапередані для відбудови зруйнованих міст і домівок в Україні», - наголосивШмигаль.</text:p>
      <text:p text:style-name="P4">
<text:span text:style-name="T4">
Читайте також:</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Він зазначив, що заморожені на Заході активи, суверенні кошти рф та активиросійських олігархів мають стати основою для відбудови України.</text:p>
      <text:p text:style-name="P4">
«росія має понести відповідальність і заплатити за зруйноване. Це правильно, іголовне – це справедливо», - підкреслив Шмигаль.</text:p>
      <text:p text:style-name="P4">
<text:span text:style-name="T4">
Читайте також:</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Глава уряду зауважив, що Україна має особливу історію відносин з Канадою. Цене просто стратегічне партнерство, а справжня дружба між країнами і їхніминародами.</text:p>
      <text:p text:style-name="P4">
« <text:span text:style-name="T4">
<text:a xlink:type="simple" xlink:href="https://www.ukrinform.ua/tag-ukraina" text:style-name="Internet_20_link" text:visited-style-name="Visited_20_Internet_20_Link">
 </text:a>
 </text:span>
 – перша країна західногосвіту, яка визнала незалежність України. Сьогодні Канада – один з лідерівзахідного демократичного Альянсу, який підтримує нашу боротьбу протинеспровокованої російської агресії. І Канада увійшла до п’ятірки нашихпартнерів за обсягами військової та фінансової підтримки», - заявив очільникукраїнського уряду.</text:p>
      <text:p text:style-name="P4">
Шмигаль поінформував, що під час переговорів із канадськими урядовцями сторониузгодили подальші кроки для розбудови проукраїнської коаліції та обговорилинеобхідні швидкі кроки для формування необхідних сил в Україні для здійсненнячергового етапу контрнаступу.</text:p>
      <text:p text:style-name="P4">
<text:span text:style-name="T4">
Читайте також:</text:span>
 <text:span text:style-name="T4">
<text:a xlink:type="simple" xlink:href="https://www.ukrinform.ua/rubric-economy/3694582-kanada-ta-ukraina-rozsirili-ugodu-pro-vilnu-torgivlu.html" text:style-name="Internet_20_link" text:visited-style-name="Visited_20_Internet_20_Link">
 </text:a>
 </text:span>
</text:p>
      <text:p text:style-name="P4">
Він подякував канадському уряду та народу за допомогу українцям у боротьбі засвободу і незалежність, а також демократичні принципи.</text:p>
      <text:p text:style-name="P4">
«Дякую парламенту Канади за одноголосну підтримку численних ініціатив, якіпосилюють українську боротьбу на усіх фронтах. І, безперечно, ми вдячніканадському народу за непохитність і підтримку нашої країни», - додав Прем'єр-міністр.</text:p>
      <text:p text:style-name="P4">
<text:span text:style-name="T4">
Читайте також:</text:span>
 <text:span text:style-name="T4">
<text:a xlink:type="simple" xlink:href="https://www.ukrinform.ua/rubric-economy/3694616-ukraina-zakupovuvatime-aderne-palivo-u-kanadi.html" text:style-name="Internet_20_link" text:visited-style-name="Visited_20_Internet_20_Link">
 </text:a>
 </text:span>
</text:p>
      <text:p text:style-name="P4">
Як повідомлялося, Прем’єр-міністр Канади Джастін Трюдо заявив, що _<text:span text:style-name="T4">
<text:a xlink:type="simple" xlink:href="https://www.ukrinform.ua/rubric-ato/3694589-kanada-ogolosila-pro-novij-paket-oboronnoi-dopomogi-dla-ukraini.html" text:style-name="Internet_20_link" text:visited-style-name="Visited_20_Internet_20_Link">
</text:a>
 </text:span>
 _</text:p>
      <text:p text:style-name="P4">
Source: <text:a xlink:type="simple" xlink:href="https://www.ukrinform.ua/rubric-economy/3694623-smigal-nazvav-kanadu-odnim-iz-lideriv-u-zaprovadzenni-sankcij-proti-rf.html" text:style-name="Internet_20_link" text:visited-style-name="Visited_20_Internet_20_Link">
https://www.ukrinform.ua/rubric-economy/3694623-smigal-nazvav-kanadu-odnim-iz-lideriv-u-zaprovadzenni-sankcij-proti-rf.html</text:a>
</text:p>
      <!--NEWS-->
      <text:h text:style-name="P10" text:outline-level="1">
<text:span text:style-name="T4">
Білий дім прокоментував можливу участь Байдена в президентських перегонах</text:span>
</text:h>
      <text:p text:style-name="P4">
Authors: Ukrinform (Person)</text:p>
      <text:p text:style-name="P4">
Publisher: Укринформ (Organization)</text:p>
      <text:p text:style-name="P4">
Published Time: 2023-04-11T-58:15:00+03:00</text:p>
      <text:p text:style-name="P4">
Modified Time: 2023-04-11T21:15:00+03:00</text:p>
      <text:p text:style-name="P4">
Description: Чинний президент США ще не прийняв остаточного рішення щодо висунення своєї кандидатури для участі в президентських виборах 2024 року, однак це залишається в його планах. — Укрінформ.</text:p>
      <text:p text:style-name="P4">
Images: ["<text:a xlink:type="simple" xlink:href="https://static.ukrinform.com/photos/2022_08/thumb_files/630_360_1661924112-875.jpg" text:style-name="Internet_20_link" text:visited-style-name="Visited_20_Internet_20_Link">
630_360_16619...</text:a>
"]</text:p>
      <text:p text:style-name="P4">
Tags: ['Байден', 'США', 'Вибори Президента', 'Білий дім']</text:p>
      <text:p text:style-name="P4">
Type: Article</text:p>
      <!--METADATA-->
      <text:p text:style-name="P4">
<draw:frame draw:style-name="fr1" draw:name="Image43" text:anchor-type="as-char" svg:width="6.9236in" svg:height="3.956343in" draw:z-index="0">
<draw:image xlink:href="../Images/yкринформ/2023-04-11T-58-15-00-03-00/630_360_1661924112-875.jpg" xlink:type="simple" xlink:show="embed" xlink:actuate="onLoad" draw:mime-type="image/jpeg"/>
</draw:frame>
 Чиннийпрезидент США ще не прийняв остаточного рішення щодо висунення своєїкандидатури для участі в президентських виборах 2024 року, однак цезалишається в його планах.</text:p>
      <text:p text:style-name="P4">
Так прокоментувала останні заяви глави Американської держави під часпресбрифінгу для журналістів у вівторок речниця Білого дому Карін Жан-П’єр,повідомляє власний кореспондент Укрінформу.</text:p>
      <text:p text:style-name="P4">
«Президент багато разів говорив, що має наміри брати участь (у перегонах –ред.)», - зазначила речниця адміністрації <text:a xlink:type="simple" xlink:href="https://www.ukrinform.ua/tag-bajden" text:style-name="Internet_20_link" text:visited-style-name="Visited_20_Internet_20_Link">
 </text:a>
 .</text:p>
      <text:p text:style-name="P4">
Тож, за її словами, в цьому плані нічого не змінилося.</text:p>
      <text:p text:style-name="P4">
<text:span text:style-name="T4">
Читайте також:</text:span>
 <text:a xlink:type="simple" xlink:href="https://www.ukrinform.ua/rubric-world/3692327-pleminnik-dzona-kennedi-podav-zaavku-dla-ucasti-u-prezidentskih-viborah-ssa.html" text:style-name="Internet_20_link" text:visited-style-name="Visited_20_Internet_20_Link">
 <text:span text:style-name="T4">
вибор</text:span>
 </text:a>
</text:p>
      <text:p text:style-name="P4">
Водночас, підкреслила Жан-П’єр, президент Байден ще не прийняв остаточногорішення і дав зрозуміти, що участь у виборах-2024 залишається у його планах.</text:p>
      <text:p text:style-name="P4">
Як повідомляв Укрінформ, напередодні американські ЗМІ поширили інформацію, щочинний глава Білого дому Джо Байден  <text:a xlink:type="simple" xlink:href="https://www.ukrinform.ua/rubric-world/3694178-nbc-bajden-mae-namir-znovu-balotuvatisa-u-prezidenti-ssa.html" text:style-name="Internet_20_link" text:visited-style-name="Visited_20_Internet_20_Link">
 </text:a>
на другий президентський термін. Водночас, виданню NYT Байден <text:a xlink:type="simple" xlink:href="https://www.nytimes.com/2023/04/10/us/politics/biden-2024-election-running.html" text:style-name="Internet_20_link" text:visited-style-name="Visited_20_Internet_20_Link">
</text:a>
 , що поки не готовий офіційно оголосити про свою виборчукампанію.</text:p>
      <text:p text:style-name="P4">
Source: <text:a xlink:type="simple" xlink:href="https://www.ukrinform.ua/rubric-world/3694625-bilij-dim-prokomentuvav-mozlivu-ucasti-bajdena-v-prezidentskih-peregonah.html" text:style-name="Internet_20_link" text:visited-style-name="Visited_20_Internet_20_Link">
https://www.ukrinform.ua/rubric-world/3694625-bilij-dim-prokomentuvav-mozlivu-ucasti-bajdena-v-prezidentskih-peregonah.html</text:a>
</text:p>
      <!--NEWS-->
      <text:h text:style-name="P10" text:outline-level="1">
<text:span text:style-name="T4">
Румунія планує придбати американські винищувачі F-35</text:span>
</text:h>
      <text:p text:style-name="P4">
Authors: Ukrinform (Person)</text:p>
      <text:p text:style-name="P4">
Publisher: Укринформ (Organization)</text:p>
      <text:p text:style-name="P4">
Published Time: 2023-04-11T-60:12:00+03:00</text:p>
      <text:p text:style-name="P4">
Modified Time: 2023-04-11T21:12:00+03:00</text:p>
      <text:p text:style-name="P4">
Description: Румунія має намір придбати американські винищувачі останнього покоління F-35 для посилення своєї протиповітряної оборони. — Укрінформ.</text:p>
      <text:p text:style-name="P4">
Images: ["<text:a xlink:type="simple" xlink:href="https://static.ukrinform.com/photos/2017_05/thumb_files/630_360_1493753198-4534.jpg" text:style-name="Internet_20_link" text:visited-style-name="Visited_20_Internet_20_Link">
630_360_14937...</text:a>
"]</text:p>
      <text:p text:style-name="P4">
Tags: ['Літак', 'Румунія', 'США', 'Винищувач']</text:p>
      <text:p text:style-name="P4">
Type: Article</text:p>
      <!--METADATA-->
      <text:p text:style-name="P4">
<draw:frame draw:style-name="fr1" draw:name="Image44" text:anchor-type="as-char" svg:width="6.9236in" svg:height="3.956343in" draw:z-index="0">
<draw:image xlink:href="../Images/yкринформ/2023-04-11T-60-12-00-03-00/630_360_1493753198-4534.jpg" xlink:type="simple" xlink:show="embed" xlink:actuate="onLoad" draw:mime-type="image/jpeg"/>
</draw:frame>
 Румуніямає намір придбати американські винищувачі останнього покоління F-35 дляпосилення своєї протиповітряної оборони.</text:p>
      <text:p text:style-name="P4">
Про це йдеться у заяві Вищої ради оборони країни (CSAT) у вівторок, передаєУкрінформ із посиланням на <text:a xlink:type="simple" xlink:href="https://www.reuters.com/world/europe/romania-aims-buy-f-35-fighter-planes-boost-air-defences-2023-04-11/" text:style-name="Internet_20_link" text:visited-style-name="Visited_20_Internet_20_Link">
 </text:a>
</text:p>
      <text:p text:style-name="P4">
«Наявність сильних, надійних, сумісних, гнучких і ефективних оперативнихможливостей протиповітряної оборони... як частини наших зобов’язань як державиНАТО та ЄС, є ключовим для досягнення Румунією цілей її оборонної політики.Процес модернізації військово-повітряних сил продовжуватиметься шляхомпридбання реактивних літаків останнього покоління F-35», – йдеться у заяві.</text:p>
      <text:p text:style-name="P4">
CSAT не уточнили кількість винищувачів, яку придбає <text:a xlink:type="simple" xlink:href="https://www.ukrinform.ua/tag-rumunia" text:style-name="Internet_20_link" text:visited-style-name="Visited_20_Internet_20_Link">
</text:a>
</text:p>
      <text:p text:style-name="P4">
Торік президент Клаус Йоганніс заявив, що Румунія розглядає можливістьпридбання літаків F-35, які виробляє американська компанія Lockheed MartinCorp (LMT.N).</text:p>
      <text:p text:style-name="P4">
Держава-член ЄС та НАТО підвищила витрати на оборону до 2,5% ВВП країницьогоріч у відповідь на вторгнення росії в Україну.</text:p>
      <text:p text:style-name="P4">
<text:span text:style-name="T4">
Читайте також:</text:span>
 <text:a xlink:type="simple" xlink:href="https://www.ukrinform.ua/rubric-ato/3693652-u-povitranih-silah-poasnili-comu-tema-f16-ne-mae-shoditi-z-vust.html" text:style-name="Internet_20_link" text:visited-style-name="Visited_20_Internet_20_Link">
 </text:a>
</text:p>
      <text:p text:style-name="P4">
У грудні міністерство оборони Румунії підписало угоду про придбання семибезпілотних літальних систем Watchkeeper X від ізраїльської фірми оборонноїелектроніки Elbit Systems (ESLT.TA) приблизно за 1,89 мільярда леїв (418,02мільйона доларів).</text:p>
      <text:p text:style-name="P4">
У березні оборонне відомство країни заявило, що <text:a xlink:type="simple" xlink:href="https://www.ukrinform.ua/rubric-world/3679436-rumunia-zbiraetsa-kupiti-tanki-abrams.html" text:style-name="Internet_20_link" text:visited-style-name="Visited_20_Internet_20_Link">
</text:a>
 виробництва General Dynamics (GD.N) у рамках ширших планівзакупівель для оборони.</text:p>
      <text:p text:style-name="P4">
Країна має американську систему протиракетної оборони, а з минулого року на їїтериторії розміщена постійна бойова група Альянсу.</text:p>
      <text:p text:style-name="P4">
Source: <text:a xlink:type="simple" xlink:href="https://www.ukrinform.ua/rubric-world/3694425-rumunia-planue-pridbati-amerikanski-vinisuvaci-f35.html" text:style-name="Internet_20_link" text:visited-style-name="Visited_20_Internet_20_Link">
https://www.ukrinform.ua/rubric-world/3694425-rumunia-planue-pridbati-amerikanski-vinisuvaci-f35.html</text:a>
</text:p>
      <!--NEWS-->
      <text:h text:style-name="P10" text:outline-level="1">
<text:span text:style-name="T4">
Україна сподівається на розширення поставок важкої зброї від Канади - Шмигаль</text:span>
</text:h>
      <text:p text:style-name="P4">
Authors: Ukrinform (Person)</text:p>
      <text:p text:style-name="P4">
Publisher: Укринформ (Organization)</text:p>
      <text:p text:style-name="P4">
Published Time: 2023-04-11T-62:10:00+03:00</text:p>
      <text:p text:style-name="P4">
Modified Time: 2023-04-11T21:10:00+03:00</text:p>
      <text:p text:style-name="P4">
Description: Україна сподівається на розширення поставок важкої зброї від Канади, зокрема, танків і броньованих машин. — Укрінформ.</text:p>
      <text:p text:style-name="P4">
Images: ["<text:a xlink:type="simple" xlink:href="https://static.ukrinform.com/photos/2023_04/thumb_files/630_360_1681236083-689.jpeg" text:style-name="Internet_20_link" text:visited-style-name="Visited_20_Internet_20_Link">
630_360_16812...</text:a>
"]</text:p>
      <text:p text:style-name="P4">
Tags: ['Гуманітарна допомога', 'Канада', 'Україна', 'Зброя', 'Шмигаль']</text:p>
      <text:p text:style-name="P4">
Type: Article</text:p>
      <!--METADATA-->
      <text:p text:style-name="P4">
<draw:frame draw:style-name="fr1" draw:name="Image45" text:anchor-type="as-char" svg:width="6.9236in" svg:height="3.956343in" draw:z-index="0">
<draw:image xlink:href="../Images/yкринформ/2023-04-11T-62-10-00-03-00/630_360_1681236083-689.jpeg" xlink:type="simple" xlink:show="embed" xlink:actuate="onLoad" draw:mime-type="image/jpeg"/>
</draw:frame>
 Українасподівається на розширення поставок важкої зброї від Канади, зокрема, танків іброньованих машин.</text:p>
      <text:p text:style-name="P4">
Про це Прем’єр-міністр України Денис Шмигаль сказав на спільній із прем’єр-міністром Канади Джастіном Трюдо <text:a xlink:type="simple" xlink:href="https://www.cpac.ca/episode" text:style-name="Internet_20_link" text:visited-style-name="Visited_20_Internet_20_Link">
</text:a>
 , передає кореспондентУкрінформу.</text:p>
      <text:p text:style-name="P4">
«Наступне важливе питання (яке було обговорено під час зустрічі Шмигаля іканадської делегації – ред.) – це військова допомога Україні. Для того, щобоборонятися – роблю наголос на цьому - і звільняти наші нині окупованітериторії. Ми вдячні уряду Канади за приєднання до «Леопардової коаліції» ісподіваємося на розширення поставок важкої зброї, зокрема, танків, броньованихмашин, а також боєприпасів. Ми сьогодні також обговорили це з паном прем’єр-міністром і з членами уряду», - сказав він.</text:p>
      <text:p text:style-name="P4">
Сторони зустрічі обговорили і питання участі канадських компаній у повоєнномувідновленні України.</text:p>
      <text:p text:style-name="P4">
«Це буде наймасштабніший проєкт у Європі з часів Другої світової війни. Заоцінками Світового банку, сьогодні мова йде про 411 мільярдів доларів руйнаціїі втрат, які росія нанесла Україні… Очікуємо на рішення канадського уряду щодовикористання фінансових інструментів для стимулювання діяльності канадськихкомпаній в Україні», - заявив Шмигаль.</text:p>
      <text:p text:style-name="P4">
<text:span text:style-name="T4">
Читайте також:</text:span>
 <text:a xlink:type="simple" xlink:href="https://www.ukrinform.ua/rubric-ato/3694589-kanada-ogolosila-pro-novij-paket-oboronnoi-dopomogi-dla-ukraini.html" text:style-name="Internet_20_link" text:visited-style-name="Visited_20_Internet_20_Link">
 <text:span text:style-name="T4">
Канад</text:span>
 </text:a>
</text:p>
      <text:p text:style-name="P4">
Прем’єр-міністр України подякував усім канадцям за віддану та непохитнудопомогу Україні та українцям. За його словами, канадська <text:a xlink:type="simple" xlink:href="https://www.ukrinform.ua/tag-zbroa" text:style-name="Internet_20_link" text:visited-style-name="Visited_20_Internet_20_Link">
</text:a>
 дозволяє нам захистити власну землю, афіндопомога Канади дозволяє тримати українську економіку на плаву, зберігатиробочі місця, надавати допомогу тим, хто втратив домівки через російськийтерор.</text:p>
      <text:p text:style-name="P4">
«Гуманітарна допомога Канади дозволяє здійснювати розмінуваннясільськогосподарських земель, зберігати врожай і підтримувати вразливі груписуспільства та розслідувати воєнні злочини. Україна відчуває міцну підтримку іпринципову позицію Канади для того, щоб зупинити агресора», - зазначив він.</text:p>
      <text:p text:style-name="P4">
За його словами, ми всі розуміємо ризики для вільного і демократичного світу,коли агресія, подібна тій, яку зараз вчиняє рф проти України, залишаєтьсябезкарною.</text:p>
      <text:p text:style-name="P4">
«І ми вдячні Канаді та всім нашим союзникам за підтримку нашої країни. Мивдячні за дії. І ми віримо, що канадська підтримка та підтримка нашихсоюзників буде продовжуватися до повної перемоги України», - заявив Шмигаль.</text:p>
      <text:p text:style-name="P4">
<text:span text:style-name="T4">
Читайте також:</text:span>
 <text:a xlink:type="simple" xlink:href="https://www.ukrinform.ua/rubric-polytics/3694531-smigal-razom-iz-friland-proviv-zustric-z-ukrainskou-gromadou-u-kanadi.html" text:style-name="Internet_20_link" text:visited-style-name="Visited_20_Internet_20_Link">
 <text:span text:style-name="T4">
Канад</text:span>
 </text:a>
</text:p>
      <text:p text:style-name="P4">
Крім того, глава уряду констатував, що Україна отримує пряму підтримку відукраїнської громади в Канаді та канадського народу.</text:p>
      <text:p text:style-name="P4">
“Ми отримуємо пряму підтримку від української громади в Канаді, а такожканадського народу. Це надзвичайно тепло сприймається українськими людьми. Ценаповнює нас та дає зрозуміти, що ми не самі у цій боротьбі”, - сказавШмигаль.</text:p>
      <text:p text:style-name="P4">
Він повідомив, Україна отримала від Канади понад 50 мільйонів доларів згуманітарних та соціальних донатів, які були використані на ліки, їжу та іншіпотреби.</text:p>
      <text:p text:style-name="P4">
Як повідомлялося, Канада та Україна розширили угоду про вільну торгівлю.</text:p>
      <text:p text:style-name="P4">
_ Фото: Twitter/Наша Канада  _</text:p>
      <text:p text:style-name="P4">
Source: <text:a xlink:type="simple" xlink:href="https://www.ukrinform.ua/rubric-ato/3694621-ukraina-spodivaetsa-na-rozsirenna-postavok-vazkoi-zbroi-vid-kanadi-smigal.html" text:style-name="Internet_20_link" text:visited-style-name="Visited_20_Internet_20_Link">
https://www.ukrinform.ua/rubric-ato/3694621-ukraina-spodivaetsa-na-rozsirenna-postavok-vazkoi-zbroi-vid-kanadi-smigal.html</text:a>
</text:p>
      <!--NEWS-->
      <text:h text:style-name="P10" text:outline-level="1">
<text:span text:style-name="T4">
У Латвії починаються судові процеси над працівниками російських пропагандистських ЗМІ</text:span>
</text:h>
      <text:p text:style-name="P4">
Authors: Ukrinform (Person)</text:p>
      <text:p text:style-name="P4">
Publisher: Укринформ (Organization)</text:p>
      <text:p text:style-name="P4">
Published Time: 2023-04-11T-64:06:40+03:00</text:p>
      <text:p text:style-name="P4">
Modified Time: 2023-04-11T21:06:40+03:00</text:p>
      <text:p text:style-name="P4">
Description: У столиці Латвії Ризі розпочинається серія судових процесів над місцевими журналістами, які співпрацювали з прокремлівськими виданнями Sputnik і Baltnews. — Укрінформ.</text:p>
      <text:p text:style-name="P4">
Images: ["<text:a xlink:type="simple" xlink:href="https://static.ukrinform.com/photos/2023_04/thumb_files/630_360_1681236313-869.jpg" text:style-name="Internet_20_link" text:visited-style-name="Visited_20_Internet_20_Link">
630_360_16812...</text:a>
"]</text:p>
      <text:p text:style-name="P4">
Tags: ['Латвія', 'Пропаганда', 'Суд', 'росія', 'Війна з росією']</text:p>
      <text:p text:style-name="P4">
Type: Article</text:p>
      <!--METADATA-->
      <text:p text:style-name="P4">
<draw:frame draw:style-name="fr1" draw:name="Image46" text:anchor-type="as-char" svg:width="6.9236in" svg:height="3.956343in" draw:z-index="0">
<draw:image xlink:href="../Images/yкринформ/2023-04-11T-64-06-40-03-00/630_360_1681236313-869.jpg" xlink:type="simple" xlink:show="embed" xlink:actuate="onLoad" draw:mime-type="image/jpeg"/>
</draw:frame>
 У столиціЛатвії Ризі розпочинається серія судових процесів над місцевими журналістами,які співпрацювали з прокремлівськими виданнями Sputnik і Baltnews.</text:p>
      <text:p text:style-name="P4">
Як повідомляє <text:a xlink:type="simple" xlink:href="https://rus.delfi.lv/news/daily/latvia/delo-zhurnalistov-v-rige-nachalas-seriya-processov-nad-sotrudnikami-sputnika.d" text:style-name="Internet_20_link" text:visited-style-name="Visited_20_Internet_20_Link">
 </text:a>
 , 16осіб обвинувачуються у порушенні санкцій Євросоюзу, передає Укрінформ.</text:p>
      <text:p text:style-name="P4">
Зазначається, що 14 справ обвинувачення виділило в окреме провадження. Шістьосіб постануть перед судом у квітні, травні та червні.</text:p>
      <text:p text:style-name="P4">
Сайти Sputnik (заблоковано у Латвії 2016 року, "дзеркала" заблоковано післяпочатку росією повномасштабної війни в Україні 2023 року) та Baltnews(заблоковано 2019 року) пов'язані з російським державним агентством "росіясьогодні" (також заблоковано). Згідно з висновком Національної ради зелектронних ЗМІ (NEPLP), їхня діяльність становить загрозу для безпеки <text:a xlink:type="simple" xlink:href="https://www.ukrinform.ua/tag-latvia" text:style-name="Internet_20_link" text:visited-style-name="Visited_20_Internet_20_Link">
</text:a>
 . Публікації на цих ресурсахпідтримують та виправдовують дії росії у війні проти України та "систематичнорозпалюють національну ненависть".</text:p>
      <text:p text:style-name="P4">
<text:span text:style-name="T4">
Читайте також:</text:span>
 <text:a xlink:type="simple" xlink:href="https://www.ukrinform.ua/rubric-world/3692078-u-latvii-rozpalasa-vibudovana-arhitektura-vplivu-kremla-sluzba-derzbezpeki.html" text:style-name="Internet_20_link" text:visited-style-name="Visited_20_Internet_20_Link">
 <text:span text:style-name="T4">
Латвії</text:span>
 </text:a>
</text:p>
      <text:p text:style-name="P4">
Генеральним директором "росії сьогодні" є пропагандист дмитро кисельов, якийвходить до санкційного списку ЄС. У грудні 2020 року в межах розслідування,ініційованого латвійською Службою держбезпеки (VDD), у співробітників Sputnikта Baltnews було проведено сім обшуків, під час яких вилучено комп'ютери,мобільні телефони, носії інформації з робочими та особистими архівами.Латвійським співробітникам Sputnik та Baltnews були пред'явлені обвинуваченняу порушеннях режиму санкцій (частина 1 статті 84 Кримінального закону Латвії).За цією статтею передбачено покарання у вигляді позбавлення волі на строк дочотирьох років.</text:p>
      <text:p text:style-name="P4">
Згідно з обвинувальним висновком, журналісти "свідомо і з корисливих мотивівнадали господарчий ресурс особі, яка перебуває під санкціями".</text:p>
      <text:p text:style-name="P4">
<text:span text:style-name="T4">
Читайте також:</text:span>
 <text:a xlink:type="simple" xlink:href="https://www.ukrinform.ua/rubric-polytics/3665147-kanada-rozsirila-sankcii-proti-rosijskih-propagandistiv.html" text:style-name="Internet_20_link" text:visited-style-name="Visited_20_Internet_20_Link">
 </text:a>
</text:p>
      <text:p text:style-name="P4">
Серед обвинувачених - колишній головний редактор порталу Baltnews АндрійЯковлєв, латвійські журналісти Алла Березовська, Олена Кириллова, ВолодимирДорофєєв, Олександр Малнач, Андрій Татарчук та Людмила Прибильська,прокремлівськимй активіст Володимир Ліндерман, помічник депутатаЄвропарламенту Сергій Мелконов.</text:p>
      <text:p text:style-name="P4">
Судові засідання для перших шести осіб заплановані на 11 та 13 квітня, 17 та29 травня, 4 та 14 червня. Першим перед судом постав Володимир Дорофєєв.</text:p>
      <text:p text:style-name="P4">
<text:span text:style-name="T4">
Читайте також:</text:span>
 <text:a xlink:type="simple" xlink:href="https://www.ukrinform.ua/rubric-world/3647223-u-latvii-zatrimali-sefredaktora-litovskoi-sluzbi-sputnik.html" text:style-name="Internet_20_link" text:visited-style-name="Visited_20_Internet_20_Link">
 </text:a>
</text:p>
      <text:p text:style-name="P4">
Як повідомляв <text:a xlink:type="simple" xlink:href="https://www.ukrinform.ua/rubric-world/3647223-u-latvii-zatrimali-sefredaktora-litovskoi-sluzbi-sputnik.html" text:style-name="Internet_20_link" text:visited-style-name="Visited_20_Internet_20_Link">
 </text:a>
 , 16 січня 2020 року VDDпочала кримінальний процес щодо ймовірного порушення міжнародних санкцій протикількох латвійців, які створювали контент для інформаційних ресурсів агентства"россия сегодня" Sputnik і Baltnews. Після завершення досудового розслідуванняу вересні 2021 року матеріали справи було передано до прокуратури.</text:p>
      <text:p text:style-name="P4">
Також на початку січня 2023 року латвійська Служба державної безпеки (VDD)затримала громадянина Латвії за співпрацю з кремлівським пропагандистськимресурсом, що перебуває під санкціями ЄС. За даними ЗМІ, йдеться про редакторапорталу "Sputnik Литва" Марата Касема.</text:p>
      <text:p text:style-name="P4">
<text:span text:style-name="T5">
Фото: DELFI</text:span>
</text:p>
      <text:p text:style-name="P4">
Source: <text:a xlink:type="simple" xlink:href="https://www.ukrinform.ua/rubric-world/3694619-u-latvii-pocinautsa-sudovi-procesi-nad-pracivnikami-rosijskih-propagandistskih-zmi.html" text:style-name="Internet_20_link" text:visited-style-name="Visited_20_Internet_20_Link">
https://www.ukrinform.ua/rubric-world/3694619-u-latvii-pocinautsa-sudovi-procesi-nad-pracivnikami-rosijskih-propagandistskih-zmi.html</text:a>
</text:p>
      <!--NEWS-->
      <text:h text:style-name="P10" text:outline-level="1">
<text:span text:style-name="T4">
«Прометей» вийшов до 1/4 фіналу баскетбольного Єврокубка, обігравши «Гамбург»</text:span>
</text:h>
      <text:p text:style-name="P4">
Authors: Ukrinform (Person)</text:p>
      <text:p text:style-name="P4">
Publisher: Укринформ (Organization)</text:p>
      <text:p text:style-name="P4">
Published Time: 2023-04-11T-66:03:04+03:00</text:p>
      <text:p text:style-name="P4">
Modified Time: 2023-04-11T21:03:04+03:00</text:p>
      <text:p text:style-name="P4">
Description: Баскетболісти «Прометея» пробилися до чвертьфіналу Єврокубка.</text:p>
      <text:p text:style-name="P4">
— Укрінформ.</text:p>
      <text:p text:style-name="P4">
Images: ["<text:a xlink:type="simple" xlink:href="https://static.ukrinform.com/photos/2023_04/thumb_files/630_360_1681234802-715.jpg" text:style-name="Internet_20_link" text:visited-style-name="Visited_20_Internet_20_Link">
630_360_16812...</text:a>
"]</text:p>
      <text:p text:style-name="P4">
Tags: ['Баскетбол']</text:p>
      <text:p text:style-name="P4">
Type: Article</text:p>
      <!--METADATA-->
      <text:p text:style-name="P4">
<draw:frame draw:style-name="fr1" draw:name="Image47" text:anchor-type="as-char" svg:width="6.9236in" svg:height="3.956343in" draw:z-index="0">
<draw:image xlink:href="../Images/yкринформ/2023-04-11T-66-03-04-03-00/630_360_1681234802-715.jpg" xlink:type="simple" xlink:show="embed" xlink:actuate="onLoad" draw:mime-type="image/jpeg"/>
</draw:frame>
Баскетболісти «Прометея» пробилися до чвертьфіналу Єврокубка.</text:p>
      <text:p text:style-name="P4">
У матчі 1/8 фіналу турніру команда із Слобожанського (Дніпропетровськаобласть) на «Арені Рига» у Латвії взяла гору над гостями з німецького клубу«Веолiа Тауерс Гамбург» - 87:79 (28:20, 20:20, 21:16, 18:23), передаєУкрінформ.</text:p>
      <text:p text:style-name="P4">
Найрезультативнішим у складі української команди став Ілля Сидоров, якийнабрав 21 очко.</text:p>
      <text:p text:style-name="P4">
Наступний опонент «Прометея» визначиться завтра, 12 квітня.</text:p>
      <text:p text:style-name="P4">
<text:span text:style-name="T4">
Читайте також:</text:span>
 <text:a xlink:type="simple" xlink:href="https://www.ukrinform.ua/rubric-sports/3693356-prometej-vigrav-latvijskoestonsku-basketbolnu-ligu.html" text:style-name="Internet_20_link" text:visited-style-name="Visited_20_Internet_20_Link">
 <text:span text:style-name="T4">
баскетбол</text:span>
 </text:a>
</text:p>
      <text:p text:style-name="P4">
Зазначимо, що всі претенденти на перемогу в Єврокубку просуваються впередтурнірною сіткою, граючи з суперником лише один матч.</text:p>
      <text:p text:style-name="P4">
Фото: prometeybc.com.</text:p>
      <text:p text:style-name="P4">
Source: <text:a xlink:type="simple" xlink:href="https://www.ukrinform.ua/rubric-sports/3694618-prometej-vijsov-do-14-finalu-basketbolnogo-evrokubka-obigravsi-gamburg.html" text:style-name="Internet_20_link" text:visited-style-name="Visited_20_Internet_20_Link">
https://www.ukrinform.ua/rubric-sports/3694618-prometej-vijsov-do-14-finalu-basketbolnogo-evrokubka-obigravsi-gamburg.html</text:a>
</text:p>
      <!--NEWS-->
      <text:h text:style-name="P10" text:outline-level="1">
<text:span text:style-name="T4">
У ЄС більшає симпатиків ідеї Макрона щодо «стратегічної автономії» від США – Мішель</text:span>
</text:h>
      <text:p text:style-name="P4">
Authors: Ukrinform (Person)</text:p>
      <text:p text:style-name="P4">
Publisher: Укринформ (Organization)</text:p>
      <text:p text:style-name="P4">
Published Time: 2023-04-11T-8:54:00+03:00</text:p>
      <text:p text:style-name="P4">
Modified Time: 2023-04-11T23:54:00+03:00</text:p>
      <text:p text:style-name="P4">
Description: Президент Європейської ради Шарль Мішель вважає, що європейські лідери стають все більш прихильними до прагнення президента Франції Емманюеля Макрона до "стратегічної автономії" від Сполучених Штатів. — Укрінформ.</text:p>
      <text:p text:style-name="P4">
Images: ["<text:a xlink:type="simple" xlink:href="https://static.ukrinform.com/photos/2022_11/thumb_files/630_360_1668516893-852.jpg" text:style-name="Internet_20_link" text:visited-style-name="Visited_20_Internet_20_Link">
630_360_16685...</text:a>
"]</text:p>
      <text:p text:style-name="P4">
Tags: ['Євросоюз', 'Макрон', 'США', 'Тайвань', 'Автономія', 'Мішель']</text:p>
      <text:p text:style-name="P4">
Type: Article</text:p>
      <!--METADATA-->
      <text:p text:style-name="P4">
<draw:frame draw:style-name="fr1" draw:name="Image48" text:anchor-type="as-char" svg:width="6.9236in" svg:height="3.956343in" draw:z-index="0">
<draw:image xlink:href="../Images/yкринформ/2023-04-11T-8-54-00-03-00/630_360_1668516893-852.jpg" xlink:type="simple" xlink:show="embed" xlink:actuate="onLoad" draw:mime-type="image/jpeg"/>
</draw:frame>
 ПрезидентЄвропейської ради Шарль Мішель вважає, що європейські лідери стають все більшприхильними до прагнення президента Франції Емманюеля Макрона до "стратегічноїавтономії" від Сполучених Штатів.</text:p>
      <text:p text:style-name="P4">
Про це Мішель сказав в інтерв’ю французькому телешоу La Faute à l'Europe,передає Укрінформ із посиланням на " <text:a xlink:type="simple" xlink:href="https://www.eurointegration.com.ua/news/2023/04/11/7159637/" text:style-name="Internet_20_link" text:visited-style-name="Visited_20_Internet_20_Link">
</text:a>
 ".</text:p>
      <text:p text:style-name="P4">
Очільник Євроради припустив, що позиція французького лідера не є ізольованою вЄС, і хоча Макрон виступав як президент Франції, його погляди відображають усебільше зміни серед європейських лідерів.</text:p>
      <text:p text:style-name="P4">
"Відбувся стрибок вперед у питанні стратегічної автономії, якщо порівняти зтим, що було кілька років тому", – сказав Мішель.</text:p>
      <text:p text:style-name="P4">
<text:span text:style-name="T4">
Читайте також:</text:span>
 <text:span text:style-name="T4">
<text:a xlink:type="simple" xlink:href="https://www.ukrinform.ua/rubric-world/3694606-u-gaazi-protestuvalniki-namagalisa-zirvati-vistup-makrona.html" text:style-name="Internet_20_link" text:visited-style-name="Visited_20_Internet_20_Link">
 </text:a>
</text:span>
</text:p>
      <text:p text:style-name="P4">
"Що стосується питання відносин зі Сполученими Штатами, то зрозуміло, що напереговорах у Європейській раді можуть бути нюанси та делікатні питання. Деякієвропейські лідери не говорили б так, як Емманюель Макрон... Я думаю, щобагато хто справді думає так, як Емманюель Макрон", – додав він.</text:p>
      <text:p text:style-name="P4">
<text:span text:style-name="T4">
Читайте також:</text:span>
 <text:span text:style-name="T4">
<text:a xlink:type="simple" xlink:href="https://www.ukrinform.ua/rubric-world/3694442-u-nimeccini-ta-cehii-rozkritikuvali-zaavi-makrona-sodo-tajvanu.html" text:style-name="Internet_20_link" text:visited-style-name="Visited_20_Internet_20_Link">
 </text:a>
 </text:span>
</text:p>
      <text:p text:style-name="P4">
Президент Європейської ради зазначив, що сам підтримує розбудову тіснішихвідносин ЄС і США, але не якщо цей процес передбачає, що "ми сліпо,систематично будемо слідувати позиції Сполучених Штатів з усіх питань".</text:p>
      <text:p text:style-name="P4">
<text:span text:style-name="T4">
Читайте також:</text:span>
 <text:span text:style-name="T4">
<text:a xlink:type="simple" xlink:href="https://www.ukrinform.ua/rubric-world/3694372-moraveckij-makronu-zamist-strategicnoi-avtonomii-treba-buduvati-strategicnij-souz-iz-ssa.html" text:style-name="Internet_20_link" text:visited-style-name="Visited_20_Internet_20_Link">
 </text:a>
 </text:span>
</text:p>
      <text:p text:style-name="P4">
Нагадаємо: президент Франції Емманюель Макрон після повернення з триденногодержавного візиту до КНР заявив, що Європа не зацікавлена в ескалації кризинавколо Тайваню і повинна дотримуватися власної стратегії у відносинах зостровом, незалежної як від Сполучених Штатів, так і від Китаю.</text:p>
      <text:p text:style-name="P4">
Політики Німеччини та Чехії розкритикували заяви <text:span text:style-name="T4">
<text:a xlink:type="simple" xlink:href="https://www.ukrinform.ua/tag-makron" text:style-name="Internet_20_link" text:visited-style-name="Visited_20_Internet_20_Link">
</text:a>
 </text:span>
 щодо Тайваню, а також залежностікраїн Європи від США.</text:p>
      <text:p text:style-name="P4">
Глава польського уряду Матеуш Моравецький застеріг окремих європейськихлідерів від спроби просувати у Європі політику “стратегічної автономії” відСША, закликавши, навпаки, до розвитку стратегічної співпраці Європи зВашингтоном.</text:p>
      <text:p text:style-name="P4">
Source: <text:a xlink:type="simple" xlink:href="https://www.ukrinform.ua/rubric-world/3694660-u-es-bilsae-simpatikiv-idei-makrona-sodo-strategicnoi-avtonomii-vid-ssa-misel.html" text:style-name="Internet_20_link" text:visited-style-name="Visited_20_Internet_20_Link">
https://www.ukrinform.ua/rubric-world/3694660-u-es-bilsae-simpatikiv-idei-makrona-sodo-strategicnoi-avtonomii-vid-ssa-misel.html</text:a>
</text:p>
      <!--NEWS-->
      <text:h text:style-name="P10" text:outline-level="1">
<text:span text:style-name="T4">
Drone exploded near Belgorod airport</text:span>
</text:h>
      <text:p text:style-name="P4">
Authors: liveuamap (Language: en)</text:p>
      <text:p text:style-name="P4">
Time: 2023-04-11T02:03:59</text:p>
      <text:p text:style-name="P4">
Location: Belgorod (Latitude:50.64246 Longtitude:36.59821)</text:p>
      <text:p text:style-name="P4">
Videos: []</text:p>
      <text:p text:style-name="P4">
Images: []</text:p>
      <text:p text:style-name="P4">
Tags: ["Russia", "Europe"]</text:p>
      <text:p text:style-name="P4">
ID: 22555150</text:p>
      <!--METADATA-->
      <text:p text:style-name="P4">
Drone exploded near Belgorod airport</text:p>
      <text:p text:style-name="P4">
News Collection Link: <text:a xlink:type="simple" xlink:href="https://liveuamap.com/en/2023/11-april-drone-exploded-near-belgorod-airport-" text:style-name="Internet_20_link" text:visited-style-name="Visited_20_Internet_20_Link">
https://liveuamap.com/en/2023/11-april-drone-exploded-near-belgorod-airport-</text:a>
</text:p>
      <text:p text:style-name="P4">
Source: <text:a xlink:type="simple" xlink:href="https://t.me/rusbrief/107882" text:style-name="Internet_20_link" text:visited-style-name="Visited_20_Internet_20_Link">
https://t.me/rusbrief/107882</text:a>
</text:p>
      <!--NEWS-->
      <text:h text:style-name="P10" text:outline-level="1">
<text:span text:style-name="T4">
U.S. Intelligence recent discovered that Egyptian President El-Sisi had the “Top Secret” Prod...</text:span>
</text:h>
      <text:p text:style-name="P4">
Authors: liveuamap (Language: en)</text:p>
      <text:p text:style-name="P4">
Time: 2023-04-11T02:06:54</text:p>
      <text:p text:style-name="P4">
Location: Washington, District of Columbia (Latitude:38.94606 Longtitude:-77.15458)</text:p>
      <text:p text:style-name="P4">
Videos: []</text:p>
      <text:p text:style-name="P4">
Images: []</text:p>
      <text:p text:style-name="P4">
Tags: ["Egypt", "Russia"]</text:p>
      <text:p text:style-name="P4">
ID: 22555151</text:p>
      <!--METADATA-->
      <text:p text:style-name="P4">
U.S. Intelligence recent discovered that Egyptian President El-Sisi had the“Top Secret” Production of up to 40,000 Rockets ordered in February on behalfof the Russia Military for use during their War in Ukraine.</text:p>
      <text:p text:style-name="P4">
News Collection Link: <text:a xlink:type="simple" xlink:href="https://liveuamap.com/en/2023/11-april-us-intelligence-recent-discovered-that-egyptian" text:style-name="Internet_20_link" text:visited-style-name="Visited_20_Internet_20_Link">
https://liveuamap.com/en/2023/11-april-us-intelligence-recent-discovered-that-egyptian</text:a>
</text:p>
      <text:p text:style-name="P4">
Source: <text:a xlink:type="simple" xlink:href="https://twitter.com/sentdefender/status/1645601902317502464" text:style-name="Internet_20_link" text:visited-style-name="Visited_20_Internet_20_Link">
https://twitter.com/sentdefender/status/1645601902317502464</text:a>
</text:p>
      <!--NEWS-->
      <text:h text:style-name="P10" text:outline-level="1">
<text:span text:style-name="T4">
Chernihivska Oblast(09:06). Red Alert: aerial threat. Sirens sounding. Take cover now!</text:span>
</text:h>
      <text:p text:style-name="P4">
Authors: liveuamap (Language: en)</text:p>
      <text:p text:style-name="P4">
Time: 2023-04-11T03:07:00</text:p>
      <text:p text:style-name="P4">
Location: Chernihivska Oblast (Latitude:51.33333000 Longtitude:32.00000000)</text:p>
      <text:p text:style-name="P4">
Videos: []</text:p>
      <text:p text:style-name="P4">
Images: []</text:p>
      <text:p text:style-name="P4">
Tags: ["Europe", "Central and Eastern Europe"]</text:p>
      <text:p text:style-name="P4">
ID: 22555203</text:p>
      <!--METADATA-->
      <text:p text:style-name="P4">
Chernihivska Oblast(09:06). Red Alert: aerial threat. Sirens sounding. Takecover now!</text:p>
      <text:p text:style-name="P4">
News Collection Link: <text:a xlink:type="simple" xlink:href="https://liveuamap.com/en/2023/11-april-chernihivska-oblast0906-red-alert-aeg" text:style-name="Internet_20_link" text:visited-style-name="Visited_20_Internet_20_Link">
https://liveuamap.com/en/2023/11-april-chernihivska-oblast0906-red-alert-aeg</text:a>
</text:p>
      <text:p text:style-name="P4">
Source: <text:a xlink:type="simple" xlink:href="https://t.me/suspilnechernihiv/17500" text:style-name="Internet_20_link" text:visited-style-name="Visited_20_Internet_20_Link">
https://t.me/suspilnechernihiv/17500</text:a>
</text:p>
      <!--NEWS-->
      <text:h text:style-name="P10" text:outline-level="1">
<text:span text:style-name="T4">
Sumska Oblast(09:05). Red Alert: aerial threat. Sirens sounding. Take cover now!</text:span>
</text:h>
      <text:p text:style-name="P4">
Authors: liveuamap (Language: en)</text:p>
      <text:p text:style-name="P4">
Time: 2023-04-11T03:10:00</text:p>
      <text:p text:style-name="P4">
Location: Sumska Oblast (Latitude:50.99975 Longtitude:34.00083)</text:p>
      <text:p text:style-name="P4">
Videos: []</text:p>
      <text:p text:style-name="P4">
Images: []</text:p>
      <text:p text:style-name="P4">
Tags: ["Europe", "Central and Eastern Europe"]</text:p>
      <text:p text:style-name="P4">
ID: 22555206</text:p>
      <!--METADATA-->
      <text:p text:style-name="P4">
Sumska Oblast(09:05). Red Alert: aerial threat. Sirens sounding. Take covernow!</text:p>
      <text:p text:style-name="P4">
News Collection Link: <text:a xlink:type="simple" xlink:href="https://liveuamap.com/en/2023/11-april-sumska-oblast0905-red-alert-aerial-tg" text:style-name="Internet_20_link" text:visited-style-name="Visited_20_Internet_20_Link">
https://liveuamap.com/en/2023/11-april-sumska-oblast0905-red-alert-aerial-tg</text:a>
</text:p>
      <text:p text:style-name="P4">
Source: <text:a xlink:type="simple" xlink:href="https://t.me/air_alert_ua/42879" text:style-name="Internet_20_link" text:visited-style-name="Visited_20_Internet_20_Link">
https://t.me/air_alert_ua/42879</text:a>
</text:p>
      <!--NEWS-->
      <text:h text:style-name="P10" text:outline-level="1">
<text:span text:style-name="T4">
Donetsk Oblast(09:21). Red Alert: aerial threat. Sirens sounding. Take cover now!</text:span>
</text:h>
      <text:p text:style-name="P4">
Authors: liveuamap (Language: en)</text:p>
      <text:p text:style-name="P4">
Time: 2023-04-11T03:24:00</text:p>
      <text:p text:style-name="P4">
Location: Donetsk Oblast (Latitude:48.72662 Longtitude:37.5789)</text:p>
      <text:p text:style-name="P4">
Videos: []</text:p>
      <text:p text:style-name="P4">
Images: []</text:p>
      <text:p text:style-name="P4">
Tags: ["Europe", "Central and Eastern Europe"]</text:p>
      <text:p text:style-name="P4">
ID: 22555227</text:p>
      <!--METADATA-->
      <text:p text:style-name="P4">
Donetsk Oblast(09:21). Red Alert: aerial threat. Sirens sounding. Take covernow!</text:p>
      <text:p text:style-name="P4">
News Collection Link: <text:a xlink:type="simple" xlink:href="https://liveuamap.com/en/2023/11-april-donetsk-oblast0921-red-alert-aerial-g" text:style-name="Internet_20_link" text:visited-style-name="Visited_20_Internet_20_Link">
https://liveuamap.com/en/2023/11-april-donetsk-oblast0921-red-alert-aerial-g</text:a>
</text:p>
      <text:p text:style-name="P4">
Source: <text:a xlink:type="simple" xlink:href="https://t.me/air_alert_ua/42881" text:style-name="Internet_20_link" text:visited-style-name="Visited_20_Internet_20_Link">
https://t.me/air_alert_ua/42881</text:a>
</text:p>
      <!--NEWS-->
      <text:h text:style-name="P10" text:outline-level="1">
<text:span text:style-name="T4">
Hungarian Foreign Minister Szijjarto arrived in Moscow, plans to discuss energy cooperation w...</text:span>
</text:h>
      <text:p text:style-name="P4">
Authors: liveuamap (Language: en)</text:p>
      <text:p text:style-name="P4">
Time: 2023-04-11T03:32:31</text:p>
      <text:p text:style-name="P4">
Location: Vnukovo, Moskva (Latitude:55.59435 Longtitude:37.26425)</text:p>
      <text:p text:style-name="P4">
Videos: []</text:p>
      <text:p text:style-name="P4">
Images: []</text:p>
      <text:p text:style-name="P4">
Tags: ["Russia", "Central and Eastern Europe"]</text:p>
      <text:p text:style-name="P4">
ID: 22555228</text:p>
      <!--METADATA-->
      <text:p text:style-name="P4">
Hungarian Foreign Minister Szijjarto arrived in Moscow, plans to discussenergy cooperation with Novak and Likhachev</text:p>
      <text:p text:style-name="P4">
News Collection Link: <text:a xlink:type="simple" xlink:href="https://liveuamap.com/en/2023/11-april-hungarian-foreign-minister-szijjarto-arrived-in" text:style-name="Internet_20_link" text:visited-style-name="Visited_20_Internet_20_Link">
https://liveuamap.com/en/2023/11-april-hungarian-foreign-minister-szijjarto-arrived-in</text:a>
</text:p>
      <text:p text:style-name="P4">
Source: <text:a xlink:type="simple" xlink:href="https://t.me/rian_ru/199482" text:style-name="Internet_20_link" text:visited-style-name="Visited_20_Internet_20_Link">
https://t.me/rian_ru/199482</text:a>
</text:p>
      <!--NEWS-->
      <text:h text:style-name="P10" text:outline-level="1">
<text:span text:style-name="T4">
Zaporizka Oblast(09:57). Red Alert: aerial threat. Sirens sounding. Take cover now!</text:span>
</text:h>
      <text:p text:style-name="P4">
Authors: liveuamap (Language: en)</text:p>
      <text:p text:style-name="P4">
Time: 2023-04-11T03:57:00</text:p>
      <text:p text:style-name="P4">
Location: Zaporizka Oblast (Latitude:47.612641 Longtitude:35.765521)</text:p>
      <text:p text:style-name="P4">
Videos: []</text:p>
      <text:p text:style-name="P4">
Images: []</text:p>
      <text:p text:style-name="P4">
Tags: ["Europe", "Central and Eastern Europe"]</text:p>
      <text:p text:style-name="P4">
ID: 22555229</text:p>
      <!--METADATA-->
      <text:p text:style-name="P4">
Zaporizka Oblast(09:57). Red Alert: aerial threat. Sirens sounding. Take covernow!</text:p>
      <text:p text:style-name="P4">
News Collection Link: <text:a xlink:type="simple" xlink:href="https://liveuamap.com/en/2023/11-april-zaporizka-oblast0957-red-alert-aeriag" text:style-name="Internet_20_link" text:visited-style-name="Visited_20_Internet_20_Link">
https://liveuamap.com/en/2023/11-april-zaporizka-oblast0957-red-alert-aeriag</text:a>
</text:p>
      <text:p text:style-name="P4">
Source: <text:a xlink:type="simple" xlink:href="https://t.me/air_alert_ua/42885" text:style-name="Internet_20_link" text:visited-style-name="Visited_20_Internet_20_Link">
https://t.me/air_alert_ua/42885</text:a>
</text:p>
      <!--NEWS-->
      <text:h text:style-name="P10" text:outline-level="1">
<text:span text:style-name="T4">
At Sivershchyna and Slobozhanschyna directions Russian army shelled Hremyach and Kamyanska Sl...</text:span>
</text:h>
      <text:p text:style-name="P4">
Authors: liveuamap (Language: en)</text:p>
      <text:p text:style-name="P4">
Time: 2023-04-11T04:15:00</text:p>
      <text:p text:style-name="P4">
Location: Vovchansk (Latitude:50.17844 Longtitude:37.51591)</text:p>
      <text:p text:style-name="P4">
Videos: []</text:p>
      <text:p text:style-name="P4">
Images: []</text:p>
      <text:p text:style-name="P4">
Tags: ["Russia"]</text:p>
      <text:p text:style-name="P4">
ID: 22555237</text:p>
      <!--METADATA-->
      <text:p text:style-name="P4">
At Sivershchyna and Slobozhanschyna directions Russian army shelled Hremyachand Kamyanska Sloboda of Chernihiv region; Katerynivka, Volfyne, Andriyivkaand Popivka of Sumy region, also Veterynarne, Strilecha, Starytsya, Hatysche,Vovchanski Khutory, Okhrimivka, Mala Vovcha and Vilkhuvatka of Kharkiv region,- General Staff of Armed Forces of Ukraine says in the morning report</text:p>
      <text:p text:style-name="P4">
News Collection Link: <text:a xlink:type="simple" xlink:href="https://liveuamap.com/en/2023/11-april-at-sivershchyna-and-slobozhanschyna-directions-russian" text:style-name="Internet_20_link" text:visited-style-name="Visited_20_Internet_20_Link">
https://liveuamap.com/en/2023/11-april-at-sivershchyna-and-slobozhanschyna-directions-russian</text:a>
</text:p>
      <text:p text:style-name="P4">
Source: <text:a xlink:type="simple" xlink:href="https://t.me/lumsrc/4462" text:style-name="Internet_20_link" text:visited-style-name="Visited_20_Internet_20_Link">
https://t.me/lumsrc/4462</text:a>
</text:p>
      <!--NEWS-->
      <text:h text:style-name="P10" text:outline-level="1">
<text:span text:style-name="T4">
Russian aviation conducted airstrikes at Huliaipole and Orikhiv of Zaporizhzhia region</text:span>
</text:h>
      <text:p text:style-name="P4">
Authors: liveuamap (Language: en)</text:p>
      <text:p text:style-name="P4">
Time: 2023-04-11T05:08:27</text:p>
      <text:p text:style-name="P4">
Location: Zaporizhiye (Latitude:47.65822 Longtitude:36.26158)</text:p>
      <text:p text:style-name="P4">
Videos: []</text:p>
      <text:p text:style-name="P4">
Images: []</text:p>
      <text:p text:style-name="P4">
Tags: ["Europe", "Central and Eastern Europe"]</text:p>
      <text:p text:style-name="P4">
ID: 22555249</text:p>
      <!--METADATA-->
      <text:p text:style-name="P4">
Russian aviation conducted airstrikes at Huliaipole and Orikhiv ofZaporizhzhia region</text:p>
      <text:p text:style-name="P4">
News Collection Link: <text:a xlink:type="simple" xlink:href="https://liveuamap.com/en/2023/11-april-russian-aviation-conducted-airstrikes-at-huliaipole" text:style-name="Internet_20_link" text:visited-style-name="Visited_20_Internet_20_Link">
https://liveuamap.com/en/2023/11-april-russian-aviation-conducted-airstrikes-at-huliaipole</text:a>
</text:p>
      <text:p text:style-name="P4">
Source: <text:a xlink:type="simple" xlink:href="https://t.me/babel/30952" text:style-name="Internet_20_link" text:visited-style-name="Visited_20_Internet_20_Link">
https://t.me/babel/30952</text:a>
</text:p>
      <!--NEWS-->
      <text:h text:style-name="P10" text:outline-level="1">
<text:span text:style-name="T4">
Kharkiv, Kharkivska Oblast(11:18). Red Alert: aerial threat. Sirens sounding. Take cover now!</text:span>
</text:h>
      <text:p text:style-name="P4">
Authors: liveuamap (Language: en)</text:p>
      <text:p text:style-name="P4">
Time: 2023-04-11T05:20:00</text:p>
      <text:p text:style-name="P4">
Location: Kharkiv (Latitude:49.98115 Longtitude:36.25298)</text:p>
      <text:p text:style-name="P4">
Videos: []</text:p>
      <text:p text:style-name="P4">
Images: []</text:p>
      <text:p text:style-name="P4">
Tags: ["Europe", "Central and Eastern Europe"]</text:p>
      <text:p text:style-name="P4">
ID: 22555253</text:p>
      <!--METADATA-->
      <text:p text:style-name="P4">
Kharkiv, Kharkivska Oblast(11:18). Red Alert: aerial threat. Sirens sounding.Take cover now!</text:p>
      <text:p text:style-name="P4">
News Collection Link: <text:a xlink:type="simple" xlink:href="https://liveuamap.com/en/2023/11-april-kharkiv-kharkivska-oblast1118-red-alg" text:style-name="Internet_20_link" text:visited-style-name="Visited_20_Internet_20_Link">
https://liveuamap.com/en/2023/11-april-kharkiv-kharkivska-oblast1118-red-alg</text:a>
</text:p>
      <text:p text:style-name="P4">
Source: <text:a xlink:type="simple" xlink:href="https://t.me/suspilnekharkiv/23781" text:style-name="Internet_20_link" text:visited-style-name="Visited_20_Internet_20_Link">
https://t.me/suspilnekharkiv/23781</text:a>
</text:p>
      <!--NEWS-->
      <text:h text:style-name="P10" text:outline-level="1">
<text:span text:style-name="T4">
Donetsk Oblast(11:50). Red Alert: aerial threat. Sirens sounding. Take cover now!</text:span>
</text:h>
      <text:p text:style-name="P4">
Authors: liveuamap (Language: en)</text:p>
      <text:p text:style-name="P4">
Time: 2023-04-11T05:52:00</text:p>
      <text:p text:style-name="P4">
Location: Donetsk Oblast (Latitude:48.72759 Longtitude:37.5769)</text:p>
      <text:p text:style-name="P4">
Videos: []</text:p>
      <text:p text:style-name="P4">
Images: []</text:p>
      <text:p text:style-name="P4">
Tags: ["Europe", "Central and Eastern Europe"]</text:p>
      <text:p text:style-name="P4">
ID: 22555255</text:p>
      <!--METADATA-->
      <text:p text:style-name="P4">
Donetsk Oblast(11:50). Red Alert: aerial threat. Sirens sounding. Take covernow!</text:p>
      <text:p text:style-name="P4">
News Collection Link: <text:a xlink:type="simple" xlink:href="https://liveuamap.com/en/2023/11-april-donetsk-oblast1150-red-alert-aerial-g" text:style-name="Internet_20_link" text:visited-style-name="Visited_20_Internet_20_Link">
https://liveuamap.com/en/2023/11-april-donetsk-oblast1150-red-alert-aerial-g</text:a>
</text:p>
      <text:p text:style-name="P4">
Source: <text:a xlink:type="simple" xlink:href="https://t.me/air_alert_ua/42889" text:style-name="Internet_20_link" text:visited-style-name="Visited_20_Internet_20_Link">
https://t.me/air_alert_ua/42889</text:a>
</text:p>
      <!--NEWS-->
      <text:h text:style-name="P10" text:outline-level="1">
<text:span text:style-name="T4">
Widespread damage in Beryslav after Russian airstrikes yesterday</text:span>
</text:h>
      <text:p text:style-name="P4">
Authors: liveuamap (Language: en)</text:p>
      <text:p text:style-name="P4">
Time: 2023-04-11T05:54:22</text:p>
      <text:p text:style-name="P4">
Location: Kherson (Latitude:46.84502 Longtitude:33.42758)</text:p>
      <text:p text:style-name="P4">
Videos: []</text:p>
      <text:p text:style-name="P4">
Images: ["<text:a xlink:type="simple" xlink:href="https://liveuamap.com/pics/2023/04/11/22555256_0.jpg" text:style-name="Internet_20_link" text:visited-style-name="Visited_20_Internet_20_Link">
22555256_0.jpg</text:a>
", "<text:a xlink:type="simple" xlink:href="https://liveuamap.com/pics/2023/04/11/22555256_1.jpg" text:style-name="Internet_20_link" text:visited-style-name="Visited_20_Internet_20_Link">
22555256_1.jpg</text:a>
", "<text:a xlink:type="simple" xlink:href="https://liveuamap.com/pics/2023/04/11/22555256_2.jpg" text:style-name="Internet_20_link" text:visited-style-name="Visited_20_Internet_20_Link">
22555256_2.jpg</text:a>
", "<text:a xlink:type="simple" xlink:href="https://liveuamap.com/pics/2023/04/11/22555256_3.jpg" text:style-name="Internet_20_link" text:visited-style-name="Visited_20_Internet_20_Link">
22555256_3.jpg</text:a>
", "<text:a xlink:type="simple" xlink:href="https://liveuamap.com/pics/2023/04/11/22555256_4.jpg" text:style-name="Internet_20_link" text:visited-style-name="Visited_20_Internet_20_Link">
22555256_4.jpg</text:a>
", "<text:a xlink:type="simple" xlink:href="https://liveuamap.com/pics/2023/04/11/22555256_5.jpg" text:style-name="Internet_20_link" text:visited-style-name="Visited_20_Internet_20_Link">
22555256_5.jpg</text:a>
", "<text:a xlink:type="simple" xlink:href="https://liveuamap.com/pics/2023/04/11/22555256_6.jpg" text:style-name="Internet_20_link" text:visited-style-name="Visited_20_Internet_20_Link">
22555256_6.jpg</text:a>
", "<text:a xlink:type="simple" xlink:href="https://liveuamap.com/pics/2023/04/11/22555256_7.jpg" text:style-name="Internet_20_link" text:visited-style-name="Visited_20_Internet_20_Link">
22555256_7.jpg</text:a>
", "<text:a xlink:type="simple" xlink:href="https://liveuamap.com/pics/2023/04/11/22555256_8.jpg" text:style-name="Internet_20_link" text:visited-style-name="Visited_20_Internet_20_Link">
22555256_8.jpg</text:a>
", "<text:a xlink:type="simple" xlink:href="https://liveuamap.com/pics/2023/04/11/22555256_9.jpg" text:style-name="Internet_20_link" text:visited-style-name="Visited_20_Internet_20_Link">
22555256_9.jpg</text:a>
"]</text:p>
      <text:p text:style-name="P4">
Tags: ["Europe", "Central and Eastern Europe"]</text:p>
      <text:p text:style-name="P4">
ID: 22555256</text:p>
      <!--METADATA-->
      <text:p text:style-name="P4">
Widespread damage in Beryslav after Russian airstrikes yesterday</text:p>
      <text:p text:style-name="P4">
<draw:frame draw:style-name="fr1" draw:name="Image49" text:anchor-type="as-char" svg:width="6.9236in" svg:height="3.90318in" draw:z-index="0">
<draw:image xlink:href="../Images/liveuamap/2023-04-11T05-54-22/22555256_0.jpg" xlink:type="simple" xlink:show="embed" xlink:actuate="onLoad" draw:mime-type="image/jpeg"/>
</draw:frame>
<draw:frame draw:style-name="fr1" draw:name="Image50" text:anchor-type="as-char" svg:width="6.9236in" svg:height="3.90318in" draw:z-index="0">
<draw:image xlink:href="../Images/liveuamap/2023-04-11T05-54-22/22555256_1.jpg" xlink:type="simple" xlink:show="embed" xlink:actuate="onLoad" draw:mime-type="image/jpeg"/>
</draw:frame>
<draw:frame draw:style-name="fr1" draw:name="Image51" text:anchor-type="as-char" svg:width="6.9236in" svg:height="3.90318in" draw:z-index="0">
<draw:image xlink:href="../Images/liveuamap/2023-04-11T05-54-22/22555256_2.jpg" xlink:type="simple" xlink:show="embed" xlink:actuate="onLoad" draw:mime-type="image/jpeg"/>
</draw:frame>
<draw:frame draw:style-name="fr1" draw:name="Image52" text:anchor-type="as-char" svg:width="6.9236in" svg:height="3.90318in" draw:z-index="0">
<draw:image xlink:href="../Images/liveuamap/2023-04-11T05-54-22/22555256_3.jpg" xlink:type="simple" xlink:show="embed" xlink:actuate="onLoad" draw:mime-type="image/jpeg"/>
</draw:frame>
<draw:frame draw:style-name="fr1" draw:name="Image53" text:anchor-type="as-char" svg:width="6.9236in" svg:height="3.90318in" draw:z-index="0">
<draw:image xlink:href="../Images/liveuamap/2023-04-11T05-54-22/22555256_4.jpg" xlink:type="simple" xlink:show="embed" xlink:actuate="onLoad" draw:mime-type="image/jpeg"/>
</draw:frame>
<draw:frame draw:style-name="fr1" draw:name="Image54" text:anchor-type="as-char" svg:width="6.9236in" svg:height="3.90318in" draw:z-index="0">
<draw:image xlink:href="../Images/liveuamap/2023-04-11T05-54-22/22555256_5.jpg" xlink:type="simple" xlink:show="embed" xlink:actuate="onLoad" draw:mime-type="image/jpeg"/>
</draw:frame>
<draw:frame draw:style-name="fr1" draw:name="Image55" text:anchor-type="as-char" svg:width="6.9236in" svg:height="3.90318in" draw:z-index="0">
<draw:image xlink:href="../Images/liveuamap/2023-04-11T05-54-22/22555256_6.jpg" xlink:type="simple" xlink:show="embed" xlink:actuate="onLoad" draw:mime-type="image/jpeg"/>
</draw:frame>
<draw:frame draw:style-name="fr1" draw:name="Image56" text:anchor-type="as-char" svg:width="6.9236in" svg:height="3.90318in" draw:z-index="0">
<draw:image xlink:href="../Images/liveuamap/2023-04-11T05-54-22/22555256_7.jpg" xlink:type="simple" xlink:show="embed" xlink:actuate="onLoad" draw:mime-type="image/jpeg"/>
</draw:frame>
<draw:frame draw:style-name="fr1" draw:name="Image57" text:anchor-type="as-char" svg:width="6.9236in" svg:height="3.90318in" draw:z-index="0">
<draw:image xlink:href="../Images/liveuamap/2023-04-11T05-54-22/22555256_8.jpg" xlink:type="simple" xlink:show="embed" xlink:actuate="onLoad" draw:mime-type="image/jpeg"/>
</draw:frame>
<draw:frame draw:style-name="fr1" draw:name="Image58" text:anchor-type="as-char" svg:width="6.9236in" svg:height="3.90318in" draw:z-index="0">
<draw:image xlink:href="../Images/liveuamap/2023-04-11T05-54-22/22555256_9.jpg" xlink:type="simple" xlink:show="embed" xlink:actuate="onLoad" draw:mime-type="image/jpeg"/>
</draw:frame>
</text:p>
      <text:p text:style-name="P4">
News Collection Link: <text:a xlink:type="simple" xlink:href="https://liveuamap.com/en/2023/11-april-widespread-damage-in-beryslav-after-russian-airstrikes" text:style-name="Internet_20_link" text:visited-style-name="Visited_20_Internet_20_Link">
https://liveuamap.com/en/2023/11-april-widespread-damage-in-beryslav-after-russian-airstrikes</text:a>
</text:p>
      <text:p text:style-name="P4">
Source: <text:a xlink:type="simple" xlink:href="https://t.me/hueviyherson/37810" text:style-name="Internet_20_link" text:visited-style-name="Visited_20_Internet_20_Link">
https://t.me/hueviyherson/37810</text:a>
</text:p>
      <!--NEWS-->
      <text:h text:style-name="P10" text:outline-level="1">
<text:span text:style-name="T4">
Sumska Oblast, Chernihivska Oblast(12:14). Red Alert: aerial threat. Sirens sounding. Take co...</text:span>
</text:h>
      <text:p text:style-name="P4">
Authors: liveuamap (Language: en)</text:p>
      <text:p text:style-name="P4">
Time: 2023-04-11T06:15:00</text:p>
      <text:p text:style-name="P4">
Location: Sumska Oblast (Latitude:51.00000000 Longtitude:34.00000000)</text:p>
      <text:p text:style-name="P4">
Videos: []</text:p>
      <text:p text:style-name="P4">
Images: []</text:p>
      <text:p text:style-name="P4">
Tags: ["Europe", "Central and Eastern Europe"]</text:p>
      <text:p text:style-name="P4">
ID: 22555265</text:p>
      <!--METADATA-->
      <text:p text:style-name="P4">
Sumska Oblast, Chernihivska Oblast(12:14). Red Alert: aerial threat. Sirenssounding. Take cover now!</text:p>
      <text:p text:style-name="P4">
News Collection Link: <text:a xlink:type="simple" xlink:href="https://liveuamap.com/en/2023/11-april-sumska-oblast-chernihivska-oblast121g" text:style-name="Internet_20_link" text:visited-style-name="Visited_20_Internet_20_Link">
https://liveuamap.com/en/2023/11-april-sumska-oblast-chernihivska-oblast121g</text:a>
</text:p>
      <text:p text:style-name="P4">
Source: <text:a xlink:type="simple" xlink:href="https://t.me/air_alert_ua/42891" text:style-name="Internet_20_link" text:visited-style-name="Visited_20_Internet_20_Link">
https://t.me/air_alert_ua/42891</text:a>
</text:p>
      <!--NEWS-->
      <text:h text:style-name="P10" text:outline-level="1">
<text:span text:style-name="T4">
Kharkiv(13:34). Red Alert: aerial threat. Sirens sounding. Take cover now!</text:span>
</text:h>
      <text:p text:style-name="P4">
Authors: liveuamap (Language: en)</text:p>
      <text:p text:style-name="P4">
Time: 2023-04-11T07:35:00</text:p>
      <text:p text:style-name="P4">
Location: Kharkiv (Latitude:49.98117 Longtitude:36.25179)</text:p>
      <text:p text:style-name="P4">
Videos: []</text:p>
      <text:p text:style-name="P4">
Images: []</text:p>
      <text:p text:style-name="P4">
Tags: ["Europe", "Central and Eastern Europe"]</text:p>
      <text:p text:style-name="P4">
ID: 22555272</text:p>
      <!--METADATA-->
      <text:p text:style-name="P4">
Kharkiv(13:34). Red Alert: aerial threat. Sirens sounding. Take cover now!</text:p>
      <text:p text:style-name="P4">
News Collection Link: <text:a xlink:type="simple" xlink:href="https://liveuamap.com/en/2023/11-april-kharkiv1334-red-alert-aerial-threat-g" text:style-name="Internet_20_link" text:visited-style-name="Visited_20_Internet_20_Link">
https://liveuamap.com/en/2023/11-april-kharkiv1334-red-alert-aerial-threat-g</text:a>
</text:p>
      <text:p text:style-name="P4">
Source: <text:a xlink:type="simple" xlink:href="https://t.me/suspilnekharkiv/23786" text:style-name="Internet_20_link" text:visited-style-name="Visited_20_Internet_20_Link">
https://t.me/suspilnekharkiv/23786</text:a>
</text:p>
      <!--NEWS-->
      <text:h text:style-name="P10" text:outline-level="1">
<text:span text:style-name="T4">
Donetsk Oblast(13:39). Red Alert: aerial threat. Sirens sounding. Take cover now!</text:span>
</text:h>
      <text:p text:style-name="P4">
Authors: liveuamap (Language: en)</text:p>
      <text:p text:style-name="P4">
Time: 2023-04-11T07:41:00</text:p>
      <text:p text:style-name="P4">
Location: Donetsk Oblast (Latitude:48.72759 Longtitude:37.57871)</text:p>
      <text:p text:style-name="P4">
Videos: []</text:p>
      <text:p text:style-name="P4">
Images: []</text:p>
      <text:p text:style-name="P4">
Tags: ["Europe", "Central and Eastern Europe"]</text:p>
      <text:p text:style-name="P4">
ID: 22555273</text:p>
      <!--METADATA-->
      <text:p text:style-name="P4">
Donetsk Oblast(13:39). Red Alert: aerial threat. Sirens sounding. Take covernow!</text:p>
      <text:p text:style-name="P4">
News Collection Link: <text:a xlink:type="simple" xlink:href="https://liveuamap.com/en/2023/11-april-donetsk-oblast1339-red-alert-aerial-g" text:style-name="Internet_20_link" text:visited-style-name="Visited_20_Internet_20_Link">
https://liveuamap.com/en/2023/11-april-donetsk-oblast1339-red-alert-aerial-g</text:a>
</text:p>
      <text:p text:style-name="P4">
Source: <text:a xlink:type="simple" xlink:href="https://t.me/air_alert_ua/42895" text:style-name="Internet_20_link" text:visited-style-name="Visited_20_Internet_20_Link">
https://t.me/air_alert_ua/42895</text:a>
</text:p>
      <!--NEWS-->
      <text:h text:style-name="P10" text:outline-level="1">
<text:span text:style-name="T4">
Kharkivska Oblast(14:01). Red Alert: aerial threat. Sirens sounding. Take cover now!</text:span>
</text:h>
      <text:p text:style-name="P4">
Authors: liveuamap (Language: en)</text:p>
      <text:p text:style-name="P4">
Time: 2023-04-11T08:02:00</text:p>
      <text:p text:style-name="P4">
Location: Kharkivska Oblast (Latitude:49.50000000 Longtitude:36.50000000)</text:p>
      <text:p text:style-name="P4">
Videos: []</text:p>
      <text:p text:style-name="P4">
Images: []</text:p>
      <text:p text:style-name="P4">
Tags: ["Europe", "Central and Eastern Europe"]</text:p>
      <text:p text:style-name="P4">
ID: 22555275</text:p>
      <!--METADATA-->
      <text:p text:style-name="P4">
Kharkivska Oblast(14:01). Red Alert: aerial threat. Sirens sounding. Takecover now!</text:p>
      <text:p text:style-name="P4">
News Collection Link: <text:a xlink:type="simple" xlink:href="https://liveuamap.com/en/2023/11-april-kharkivska-oblast1401-red-alert-aerig" text:style-name="Internet_20_link" text:visited-style-name="Visited_20_Internet_20_Link">
https://liveuamap.com/en/2023/11-april-kharkivska-oblast1401-red-alert-aerig</text:a>
</text:p>
      <text:p text:style-name="P4">
Source: <text:a xlink:type="simple" xlink:href="https://t.me/air_alert_ua/42896" text:style-name="Internet_20_link" text:visited-style-name="Visited_20_Internet_20_Link">
https://t.me/air_alert_ua/42896</text:a>
</text:p>
      <!--NEWS-->
      <text:h text:style-name="P10" text:outline-level="1">
<text:span text:style-name="T4">
Sumska Oblast(14:02). Red Alert: aerial threat. Sirens sounding. Take cover now!</text:span>
</text:h>
      <text:p text:style-name="P4">
Authors: liveuamap (Language: en)</text:p>
      <text:p text:style-name="P4">
Time: 2023-04-11T08:04:00</text:p>
      <text:p text:style-name="P4">
Location: Sumska Oblast (Latitude:51.00118 Longtitude:33.99969)</text:p>
      <text:p text:style-name="P4">
Videos: []</text:p>
      <text:p text:style-name="P4">
Images: []</text:p>
      <text:p text:style-name="P4">
Tags: ["Europe", "Central and Eastern Europe"]</text:p>
      <text:p text:style-name="P4">
ID: 22555276</text:p>
      <!--METADATA-->
      <text:p text:style-name="P4">
Sumska Oblast(14:02). Red Alert: aerial threat. Sirens sounding. Take covernow!</text:p>
      <text:p text:style-name="P4">
News Collection Link: <text:a xlink:type="simple" xlink:href="https://liveuamap.com/en/2023/11-april-sumska-oblast1402-red-alert-aerial-tg" text:style-name="Internet_20_link" text:visited-style-name="Visited_20_Internet_20_Link">
https://liveuamap.com/en/2023/11-april-sumska-oblast1402-red-alert-aerial-tg</text:a>
</text:p>
      <text:p text:style-name="P4">
Source: <text:a xlink:type="simple" xlink:href="https://t.me/air_alert_ua/42897" text:style-name="Internet_20_link" text:visited-style-name="Visited_20_Internet_20_Link">
https://t.me/air_alert_ua/42897</text:a>
</text:p>
      <!--NEWS-->
      <text:h text:style-name="P10" text:outline-level="1">
<text:span text:style-name="T4">
Donetsk Oblast(14:33). Red Alert: aerial threat. Sirens sounding. Take cover now!</text:span>
</text:h>
      <text:p text:style-name="P4">
Authors: liveuamap (Language: en)</text:p>
      <text:p text:style-name="P4">
Time: 2023-04-11T08:35:00</text:p>
      <text:p text:style-name="P4">
Location: Donetsk Oblast (Latitude:48.72853 Longtitude:37.57733)</text:p>
      <text:p text:style-name="P4">
Videos: []</text:p>
      <text:p text:style-name="P4">
Images: []</text:p>
      <text:p text:style-name="P4">
Tags: ["Europe", "Central and Eastern Europe"]</text:p>
      <text:p text:style-name="P4">
ID: 22555277</text:p>
      <!--METADATA-->
      <text:p text:style-name="P4">
Donetsk Oblast(14:33). Red Alert: aerial threat. Sirens sounding. Take covernow!</text:p>
      <text:p text:style-name="P4">
News Collection Link: <text:a xlink:type="simple" xlink:href="https://liveuamap.com/en/2023/11-april-donetsk-oblast1433-red-alert-aerial-g" text:style-name="Internet_20_link" text:visited-style-name="Visited_20_Internet_20_Link">
https://liveuamap.com/en/2023/11-april-donetsk-oblast1433-red-alert-aerial-g</text:a>
</text:p>
      <text:p text:style-name="P4">
Source: <text:a xlink:type="simple" xlink:href="https://t.me/air_alert_ua/42900" text:style-name="Internet_20_link" text:visited-style-name="Visited_20_Internet_20_Link">
https://t.me/air_alert_ua/42900</text:a>
</text:p>
      <!--NEWS-->
      <text:h text:style-name="P10" text:outline-level="1">
<text:span text:style-name="T4">
Kherson, Khersonska Oblast(18:44). Red Alert: aerial threat. Sirens sounding. Take cover now!</text:span>
</text:h>
      <text:p text:style-name="P4">
Authors: liveuamap (Language: en)</text:p>
      <text:p text:style-name="P4">
Time: 2023-04-11T12:45:00</text:p>
      <text:p text:style-name="P4">
Location: Kherson (Latitude:46.65581000 Longtitude:32.61780000)</text:p>
      <text:p text:style-name="P4">
Videos: []</text:p>
      <text:p text:style-name="P4">
Images: []</text:p>
      <text:p text:style-name="P4">
Tags: ["Europe", "Central and Eastern Europe"]</text:p>
      <text:p text:style-name="P4">
ID: 22555342</text:p>
      <!--METADATA-->
      <text:p text:style-name="P4">
Kherson, Khersonska Oblast(18:44). Red Alert: aerial threat. Sirens sounding.Take cover now!</text:p>
      <text:p text:style-name="P4">
News Collection Link: <text:a xlink:type="simple" xlink:href="https://liveuamap.com/en/2023/11-april-kherson-khersonska-oblast1844-red-alg" text:style-name="Internet_20_link" text:visited-style-name="Visited_20_Internet_20_Link">
https://liveuamap.com/en/2023/11-april-kherson-khersonska-oblast1844-red-alg</text:a>
</text:p>
      <text:p text:style-name="P4">
Source: <text:a xlink:type="simple" xlink:href="https://t.me/air_alert_ua/42903" text:style-name="Internet_20_link" text:visited-style-name="Visited_20_Internet_20_Link">
https://t.me/air_alert_ua/42903</text:a>
</text:p>
      <!--NEWS-->
      <text:h text:style-name="P10" text:outline-level="1">
<text:span text:style-name="T4">
Russian army shelled Marhanets community twice today</text:span>
</text:h>
      <text:p text:style-name="P4">
Authors: liveuamap (Language: en)</text:p>
      <text:p text:style-name="P4">
Time: 2023-04-11T13:03:46</text:p>
      <text:p text:style-name="P4">
Location: Marhanets (Latitude:47.64469 Longtitude:34.64521)</text:p>
      <text:p text:style-name="P4">
Videos: []</text:p>
      <text:p text:style-name="P4">
Images: ["<text:a xlink:type="simple" xlink:href="https://liveuamap.com/pics/2023/04/11/22555346_0.jpg" text:style-name="Internet_20_link" text:visited-style-name="Visited_20_Internet_20_Link">
22555346_0.jpg</text:a>
", "<text:a xlink:type="simple" xlink:href="https://liveuamap.com/pics/2023/04/11/22555346_1.jpg" text:style-name="Internet_20_link" text:visited-style-name="Visited_20_Internet_20_Link">
22555346_1.jpg</text:a>
", "<text:a xlink:type="simple" xlink:href="https://liveuamap.com/pics/2023/04/11/22555346_2.jpg" text:style-name="Internet_20_link" text:visited-style-name="Visited_20_Internet_20_Link">
22555346_2.jpg</text:a>
"]</text:p>
      <text:p text:style-name="P4">
Tags: ["Europe", "Central and Eastern Europe"]</text:p>
      <text:p text:style-name="P4">
ID: 22555346</text:p>
      <!--METADATA-->
      <text:p text:style-name="P4">
Russian army shelled Marhanets community twice today</text:p>
      <text:p text:style-name="P4">
<draw:frame draw:style-name="fr1" draw:name="Image59" text:anchor-type="as-char" svg:width="6.9236in" svg:height="6.9236in" draw:z-index="0">
<draw:image xlink:href="../Images/liveuamap/2023-04-11T13-03-46/22555346_0.jpg" xlink:type="simple" xlink:show="embed" xlink:actuate="onLoad" draw:mime-type="image/jpeg"/>
</draw:frame>
<draw:frame draw:style-name="fr1" draw:name="Image60" text:anchor-type="as-char" svg:width="6.9236in" svg:height="6.9236in" draw:z-index="0">
<draw:image xlink:href="../Images/liveuamap/2023-04-11T13-03-46/22555346_1.jpg" xlink:type="simple" xlink:show="embed" xlink:actuate="onLoad" draw:mime-type="image/jpeg"/>
</draw:frame>
<draw:frame draw:style-name="fr1" draw:name="Image61" text:anchor-type="as-char" svg:width="6.9236in" svg:height="6.9236in" draw:z-index="0">
<draw:image xlink:href="../Images/liveuamap/2023-04-11T13-03-46/22555346_2.jpg" xlink:type="simple" xlink:show="embed" xlink:actuate="onLoad" draw:mime-type="image/jpeg"/>
</draw:frame>
</text:p>
      <text:p text:style-name="P4">
News Collection Link: <text:a xlink:type="simple" xlink:href="https://liveuamap.com/en/2023/11-april-russian-army-shelled-marhanets-community-twice-today" text:style-name="Internet_20_link" text:visited-style-name="Visited_20_Internet_20_Link">
https://liveuamap.com/en/2023/11-april-russian-army-shelled-marhanets-community-twice-today</text:a>
</text:p>
      <text:p text:style-name="P4">
Source: <text:a xlink:type="simple" xlink:href="https://t.me/dneproperatyv/60007" text:style-name="Internet_20_link" text:visited-style-name="Visited_20_Internet_20_Link">
https://t.me/dneproperatyv/60007</text:a>
</text:p>
      <!--NEWS-->
      <text:h text:style-name="P10" text:outline-level="1">
<text:span text:style-name="T4">
New Canadian military aid to Ukraine: 21,000 5.56 mm caliber assault rifles, 38 7.62 mm calib...</text:span>
</text:h>
      <text:p text:style-name="P4">
Authors: liveuamap (Language: en)</text:p>
      <text:p text:style-name="P4">
Time: 2023-04-11T13:13:07</text:p>
      <text:p text:style-name="P4">
Location: Ottawa, Ontario (Latitude:45.42237 Longtitude:-75.69992)</text:p>
      <text:p text:style-name="P4">
Videos: []</text:p>
      <text:p text:style-name="P4">
Images: []</text:p>
      <text:p text:style-name="P4">
Tags: ["Russia", "Canada"]</text:p>
      <text:p text:style-name="P4">
ID: 22555348</text:p>
      <!--METADATA-->
      <text:p text:style-name="P4">
New Canadian military aid to Ukraine: 21,000 5.56 mm caliber assault rifles,38 7.62 mm caliber machine guns, and over 2.4 million rounds of ammunition.New sanctions, too: 14 people and 34 Russian entities, including some linkedto the Wagner group</text:p>
      <text:p text:style-name="P4">
News Collection Link: <text:a xlink:type="simple" xlink:href="https://liveuamap.com/en/2023/11-april-new-canadian-military-aid-to-ukraine-21000-556-mm" text:style-name="Internet_20_link" text:visited-style-name="Visited_20_Internet_20_Link">
https://liveuamap.com/en/2023/11-april-new-canadian-military-aid-to-ukraine-21000-556-mm</text:a>
</text:p>
      <text:p text:style-name="P4">
Source: <text:a xlink:type="simple" xlink:href="https://twitter.com/melmarquis/status/1645830640770613253" text:style-name="Internet_20_link" text:visited-style-name="Visited_20_Internet_20_Link">
https://twitter.com/melmarquis/status/1645830640770613253</text:a>
</text:p>
      <!--NEWS-->
      <text:h text:style-name="P10" text:outline-level="1">
<text:span text:style-name="T4">
U.S. National Security Council spokesperson John Kirby said in press statements that there's ...</text:span>
</text:h>
      <text:p text:style-name="P4">
Authors: liveuamap (Language: en)</text:p>
      <text:p text:style-name="P4">
Time: 2023-04-11T13:22:58</text:p>
      <text:p text:style-name="P4">
Location: Washington, District of Columbia (Latitude:38.8987 Longtitude:-77.037)</text:p>
      <text:p text:style-name="P4">
Videos: []</text:p>
      <text:p text:style-name="P4">
Images: []</text:p>
      <text:p text:style-name="P4">
Tags: ["Russia", "Egypt"]</text:p>
      <text:p text:style-name="P4">
ID: 22555353</text:p>
      <!--METADATA-->
      <text:p text:style-name="P4">
U.S. National Security Council spokesperson John Kirby said in pressstatements that there's no indication Egypt is providing lethal weaponrycapabilities to Russia, "Egypt is a significant security partner and remainso," Kirby added. An official Egyptian source denies in statements to@Alqaheranewstv allegations claimed that Egypt had produced 40,000 rockets tobe supplied to Russia</text:p>
      <text:p text:style-name="P4">
News Collection Link: <text:a xlink:type="simple" xlink:href="https://liveuamap.com/en/2023/11-april-us-national-security-council-spokesperson-john-kirby" text:style-name="Internet_20_link" text:visited-style-name="Visited_20_Internet_20_Link">
https://liveuamap.com/en/2023/11-april-us-national-security-council-spokesperson-john-kirby</text:a>
</text:p>
      <text:p text:style-name="P4">
Source: <text:a xlink:type="simple" xlink:href="https://twitter.com/mahmouedgamal44/status/1645838787111419904" text:style-name="Internet_20_link" text:visited-style-name="Visited_20_Internet_20_Link">
https://twitter.com/mahmouedgamal44/status/1645838787111419904</text:a>
</text:p>
      <!--NEWS-->
      <text:h text:style-name="P10" text:outline-level="1">
<text:span text:style-name="T4">
На акторку Лію Ахеджакову написали донос у генпрокуратуру рф</text:span>
</text:h>
      <text:p text:style-name="P4">
Authors: Ukrinform (Person)</text:p>
      <text:p text:style-name="P4">
Publisher: Укринформ (Organization)</text:p>
      <text:p text:style-name="P4">
Published Time: 2023-04-11T15:29:52+03:00</text:p>
      <text:p text:style-name="P4">
Modified Time: 2023-04-11T15:29:52+03:00</text:p>
      <text:p text:style-name="P4">
Description: Прокремлівський активіст Віталій Бородін звернувся до генпрокурора рф із проханням порушити стосовно актриси Лії Ахеджакової справу за кількома статтями Кримінального кодексу, зокрема щодо держзради. — Укрінформ.</text:p>
      <text:p text:style-name="P4">
Images: ["<text:a xlink:type="simple" xlink:href="https://static.ukrinform.com/photos/2017_07/thumb_files/630_360_1500533944-7592.jpg" text:style-name="Internet_20_link" text:visited-style-name="Visited_20_Internet_20_Link">
630_360_15005...</text:a>
"]</text:p>
      <text:p text:style-name="P4">
Tags: ['росія', 'Актор', 'Війна з росією', 'Ахеджакова']</text:p>
      <text:p text:style-name="P4">
Type: Article</text:p>
      <!--METADATA-->
      <text:p text:style-name="P4">
<draw:frame draw:style-name="fr1" draw:name="Image62" text:anchor-type="as-char" svg:width="6.9236in" svg:height="3.946452in" draw:z-index="0">
<draw:image xlink:href="../Images/yкринформ/2023-04-11T15-29-52-03-00/630_360_1500533944-7592.jpg" xlink:type="simple" xlink:show="embed" xlink:actuate="onLoad" draw:mime-type="image/jpeg"/>
</draw:frame>
Прокремлівський активіст Віталій Бородін звернувся до генпрокурора рф ізпроханням порушити стосовно актриси Лії Ахеджакової справу за кількомастаттями Кримінального кодексу, зокрема щодо держзради.</text:p>
      <text:p text:style-name="P4">
Текст звернення опублікований на <text:a xlink:type="simple" xlink:href="https://t.me/bloodysx/27008" text:style-name="Internet_20_link" text:visited-style-name="Visited_20_Internet_20_Link">
 </text:a>
 «Кривавабариня», повідомляє Укрінформ.</text:p>
      <text:p text:style-name="P4">
У своєму "посланні" Бородін заявив, що Ахеджакова критикує «ухваленідержавними органами та президентом <text:a xlink:type="simple" xlink:href="https://www.ukrinform.ua/tag-rosia" text:style-name="Internet_20_link" text:visited-style-name="Visited_20_Internet_20_Link">
 </text:a>
рішення та політику щодо спеціальної військової операції» і нібито фінансуєЗСУ (сама акторка це заперечувала).</text:p>
      <text:p text:style-name="P4">
Автор доносу, датованого 11 квітня, просить порушити стосовно Лії Ахеджаковоїкримінальну справу за статтями про державну зраду, «дискредитацію» армії рф ірозпалювання ненависті або ворожнечі. Також він закликав оголосити артистку«іноземним агентом» та позбавити її державних нагород та звань.</text:p>
      <text:p text:style-name="P4">
Після повномасштабного російського вторгнення в Україну Лія Ахеджакованеодноразово виступала за припинення війни та закликала людей, які маютьантивоєнну позицію, не мовчати.</text:p>
      <text:p text:style-name="P4">
На початку лютого московський театр «Современник» позбавив Лію Ахеджаковуостанньої ролі через «гнівні листи» на її адресу, після чого артистказвільнилася з театру.</text:p>
      <text:p text:style-name="P4">
<text:span text:style-name="T4">
Читайте також:</text:span>
 <text:a xlink:type="simple" xlink:href="https://www.ukrinform.ua/rubric-culture/3414331-ahedzakova-peredala-dla-ukrainskoi-armii-10-tisac.html" text:style-name="Internet_20_link" text:visited-style-name="Visited_20_Internet_20_Link">
 <text:span text:style-name="T4">
Ахеджак</text:span>
 </text:a>
</text:p>
      <text:p text:style-name="P4">
Після того, як у Ахеджакової відібрали останню роль у театрі, режисер КирилоСеребренников провів на її підтримку акцію «Листи для Лії». Артистка отримала15 тисяч листів.</text:p>
      <text:p text:style-name="P4">
Бородін, який керує громадською організацією "Федеральний проєкт з безпеки таборотьби з корупцією", раніше звертався у генпрокуратуру рф щодо перевіркиряда представників російської культури, які висловлювали антивоєнну позицію.Зокрема, 8 квітня стало відомо про його донос на популярного актора, режисера,продюсера Данилу Козловського щодо «дискредитації» армії. Ще раніше подібнідоноси Бородін написав на солістку гурту "Нічні снайпери" Діану Арбеніну таспівака Валерія Меладзе.</text:p>
      <text:p text:style-name="P4">
Source: <text:a xlink:type="simple" xlink:href="https://www.ukrinform.ua/rubric-world/3694449-na-aktorku-liu-ahedzakovu-napisali-donos-u-genprokuraturu-rf.html" text:style-name="Internet_20_link" text:visited-style-name="Visited_20_Internet_20_Link">
https://www.ukrinform.ua/rubric-world/3694449-na-aktorku-liu-ahedzakovu-napisali-donos-u-genprokuraturu-rf.html</text:a>
</text:p>
      <!--NEWS-->
      <text:h text:style-name="P10" text:outline-level="1">
<text:span text:style-name="T4">
Колишні топменеджери Twitter позиваються до компанії через непогашення судових виплат</text:span>
</text:h>
      <text:p text:style-name="P4">
Authors: Ukrinform (Person)</text:p>
      <text:p text:style-name="P4">
Publisher: Укринформ (Organization)</text:p>
      <text:p text:style-name="P4">
Published Time: 2023-04-11T15:38:01+03:00</text:p>
      <text:p text:style-name="P4">
Modified Time: 2023-04-11T15:38:01+03:00</text:p>
      <text:p text:style-name="P4">
Description: Колишній генеральний директор Twitter Параг Агравал, ексголовний юрисконсульт Віджая Гадде та колишній фінансовий директор Нед Сігал подали до суду на компанію, стверджуючи, що вона винна їм понад 1 мільйон доларів за судові витрати. — Укрінформ.</text:p>
      <text:p text:style-name="P4">
Images: ["<text:a xlink:type="simple" xlink:href="https://static.ukrinform.com/photos/2022_10/thumb_files/630_360_1666921831-492.jpg" text:style-name="Internet_20_link" text:visited-style-name="Visited_20_Internet_20_Link">
630_360_16669...</text:a>
"]</text:p>
      <text:p text:style-name="P4">
Tags: ['Ілон Маск', 'Позов', 'Twitter']</text:p>
      <text:p text:style-name="P4">
Type: Article</text:p>
      <!--METADATA-->
      <text:p text:style-name="P4">
<draw:frame draw:style-name="fr1" draw:name="Image63" text:anchor-type="as-char" svg:width="6.9236in" svg:height="3.956343in" draw:z-index="0">
<draw:image xlink:href="../Images/yкринформ/2023-04-11T15-38-01-03-00/630_360_1666921831-492.jpg" xlink:type="simple" xlink:show="embed" xlink:actuate="onLoad" draw:mime-type="image/jpeg"/>
</draw:frame>
 Колишнійгенеральний директор Twitter Параг Агравал, ексголовний юрисконсульт ВіджаяГадде та колишній фінансовий директор Нед Сігал подали до суду на компанію,стверджуючи, що вона винна їм понад 1 мільйон доларів за судові витрати.</text:p>
      <text:p text:style-name="P4">
Про це повідомляє <text:a xlink:type="simple" xlink:href="https://www.businessinsider.com/twitter-sued-former-ceo-alleging-over-1m-unpaid-legal-bills-2023-4" text:style-name="Internet_20_link" text:visited-style-name="Visited_20_Internet_20_Link">
 </text:a>
 із посиланням на судові документи,передає Укрінформ.</text:p>
      <text:p text:style-name="P4">
У позові, поданому в понеділок до Канцелярського суду Делаверу, троє колишніхтопменеджерів стверджують, що мали угоди з <text:a xlink:type="simple" xlink:href="https://www.ukrinform.ua/tag-twitter" text:style-name="Internet_20_link" text:visited-style-name="Visited_20_Internet_20_Link">
 </text:a>
 про те, що компанія покриє їм «значні» судові витрати.</text:p>
      <text:p text:style-name="P4">
У позові стверджується, що Twitter спочатку погодилася покрити витрати, алепізніше «відмовилася визнати свої зобов’язання та оплачувати будь-якірахунки».</text:p>
      <text:p text:style-name="P4">
Зазвичай компанії мають покривати судові витрати керівників у зв'язку з їхнімслужбовим становищем.</text:p>
      <text:p text:style-name="P4">
<text:span text:style-name="T4">
Читайте також:</text:span>
 <text:a xlink:type="simple" xlink:href="https://www.ukrinform.ua/rubric-technology/3693296-twitter-znav-obmezenna-na-oblikovi-zapisi-povazani-z-kremlem-zmi.html" text:style-name="Internet_20_link" text:visited-style-name="Visited_20_Internet_20_Link">
 </text:a>
</text:p>
      <text:p text:style-name="P4">
Крім того, Агравал і Сігал також мали судові витрати у зв'язку із запитамиКомісії з цінних паперів і бірж США у 2022 році. Комісія розслідує, чи порушивІлон Маск законодавство про цінні папери, не надавши своєчасної інформації,коли він придбав 9,2% акцій компанії на початку минулого року.</text:p>
      <text:p text:style-name="P4">
Як повідомлялося, торік Ілон <text:a xlink:type="simple" xlink:href="https://www.ukrinform.ua/rubric-technology/3634598-mask-prodav-akcij-tesla-na-se-blizko-36-milarda.html" text:style-name="Internet_20_link" text:visited-style-name="Visited_20_Internet_20_Link">
 </text:a>
 за 44млрд дол. та звільнив вище керівництво компанії.</text:p>
      <text:p text:style-name="P4">
Source: <text:a xlink:type="simple" xlink:href="https://www.ukrinform.ua/rubric-technology/3694454-kolisni-topmenedzeri-twitter-pozivautsa-do-kompanii-cerez-nepogasenna-sudovih-viplat.html" text:style-name="Internet_20_link" text:visited-style-name="Visited_20_Internet_20_Link">
https://www.ukrinform.ua/rubric-technology/3694454-kolisni-topmenedzeri-twitter-pozivautsa-do-kompanii-cerez-nepogasenna-sudovih-viplat.html</text:a>
</text:p>
      <!--NEWS-->
      <text:h text:style-name="P10" text:outline-level="1">
<text:span text:style-name="T4">
Рада ухвалила закон щодо зареєстрованого місця проживання дітей переселенців</text:span>
</text:h>
      <text:p text:style-name="P4">
Authors: Ukrinform (Person)</text:p>
      <text:p text:style-name="P4">
Publisher: Укринформ (Organization)</text:p>
      <text:p text:style-name="P4">
Published Time: 2023-04-11T15:40:00+03:00</text:p>
      <text:p text:style-name="P4">
Modified Time: 2023-04-11T15:40:00+03:00</text:p>
      <text:p text:style-name="P4">
Description: Верховна Рада ухвалила Закон “Про внесення змін до деяких законів України щодо зареєстрованого місця проживання неповнолітніх осіб на період тимчасової окупації російською федерацією території України”. — Укрінформ.</text:p>
      <text:p text:style-name="P4">
Images: ["<text:a xlink:type="simple" xlink:href="https://static.ukrinform.com/photos/2022_12/thumb_files/630_360_1669880266-370.jpg" text:style-name="Internet_20_link" text:visited-style-name="Visited_20_Internet_20_Link">
630_360_16698...</text:a>
"]</text:p>
      <text:p text:style-name="P4">
Tags: ['Діти', 'Переселенці', 'Закон', 'Верховна Рада']</text:p>
      <text:p text:style-name="P4">
Type: Article</text:p>
      <!--METADATA-->
      <text:p text:style-name="P4">
<draw:frame draw:style-name="fr1" draw:name="Image64" text:anchor-type="as-char" svg:width="6.9236in" svg:height="3.956343in" draw:z-index="0">
<draw:image xlink:href="../Images/yкринформ/2023-04-11T15-40-00-03-00/630_360_1669880266-370.jpg" xlink:type="simple" xlink:show="embed" xlink:actuate="onLoad" draw:mime-type="image/jpeg"/>
</draw:frame>
 ВерховнаРада ухвалила Закон “Про внесення змін до деяких законів України щодозареєстрованого місця проживання неповнолітніх осіб на період тимчасовоїокупації російською федерацією території України”.</text:p>
      <text:p text:style-name="P4">
Про це повідомив народний депутат України від парламентської фракції “Голос”Ярослав Железняк у  <text:a xlink:type="simple" xlink:href="https://web.telegram.org/k/#@yzheleznyak" text:style-name="Internet_20_link" text:visited-style-name="Visited_20_Internet_20_Link">
 </text:a>
 , передаєУкрінформ.</text:p>
      <text:p text:style-name="P4">
За його словами, відповідне рішення підтримали 301 народний депутат.</text:p>
      <text:p text:style-name="P4">
Законодавчим актом вносяться зміни, згідно з якими на період тимчасовоїокупації росією території України зареєстрованим місцем проживання <text:a xlink:type="simple" xlink:href="https://www.ukrinform.ua/tag-diti" text:style-name="Internet_20_link" text:visited-style-name="Visited_20_Internet_20_Link">
</text:a>
 вважається зареєстроване місце проживанняїх батьків або інших законних представників чи одного з них, із ким проживаєнеповнолітня особа.</text:p>
      <text:p text:style-name="P4">
<text:span text:style-name="T4">
Читайте також:</text:span>
 <text:a xlink:type="simple" xlink:href="https://www.ukrinform.ua/rubric-society/3694413-v-ukraini-zbilsili-dopomogu-na-ozdorovlenna-ta-vidpocinok-ditej.html" text:style-name="Internet_20_link" text:visited-style-name="Visited_20_Internet_20_Link">
 <text:span text:style-name="T4">
дітей</text:span>
 </text:a>
</text:p>
      <text:p text:style-name="P4">
Передбачається, що ухвалення документа дозволить захистити неповнолітніх осіб.</text:p>
      <text:p text:style-name="P4">
Як повідомлялося, Верховна Рада 24 лютого ухвалила в першому читанні урядовийпроєкт закону "Про внесення змін до деяких законів України щодозареєстрованого місця проживання неповнолітніх осіб на період тимчасовоїокупації російською федерацією території України" (№8092).</text:p>
      <text:p text:style-name="P4">
Source: <text:a xlink:type="simple" xlink:href="https://www.ukrinform.ua/rubric-society/3694455-rada-uhvalila-zakon-sodo-zareestrovanogo-misca-prozivanna-ditej-vpo.html" text:style-name="Internet_20_link" text:visited-style-name="Visited_20_Internet_20_Link">
https://www.ukrinform.ua/rubric-society/3694455-rada-uhvalila-zakon-sodo-zareestrovanogo-misca-prozivanna-ditej-vpo.html</text:a>
</text:p>
      <!--NEWS-->
      <text:h text:style-name="P10" text:outline-level="1">
<text:span text:style-name="T4">
москалькову виключили із Європейської мережі національних інституцій з прав людини</text:span>
</text:h>
      <text:p text:style-name="P4">
Authors: Ukrinform (Person)</text:p>
      <text:p text:style-name="P4">
Publisher: Укринформ (Organization)</text:p>
      <text:p text:style-name="P4">
Published Time: 2023-04-11T15:42:00+03:00</text:p>
      <text:p text:style-name="P4">
Modified Time: 2023-04-11T15:42:00+03:00</text:p>
      <text:p text:style-name="P4">
Description: Європейська мережа національних інституцій з прав людини (ENNHRI) проголосувала за виключення з організації інституції уповноваженої з прав людини в російській федерації на чолі з омбудсменом тетяною москальковою. — Укрінформ.</text:p>
      <text:p text:style-name="P4">
Images: ["<text:a xlink:type="simple" xlink:href="https://static.ukrinform.com/photos/2019_03/thumb_files/630_360_1553076604-1445.jpeg" text:style-name="Internet_20_link" text:visited-style-name="Visited_20_Internet_20_Link">
630_360_15530...</text:a>
"]</text:p>
      <text:p text:style-name="P4">
Tags: ['Омбудсмен', 'Права людини', 'Москалькова', 'Дмитро Лубінець']</text:p>
      <text:p text:style-name="P4">
Type: Article</text:p>
      <!--METADATA-->
      <text:p text:style-name="P4">
<draw:frame draw:style-name="fr1" draw:name="Image65" text:anchor-type="as-char" svg:width="6.9236in" svg:height="3.956343in" draw:z-index="0">
<draw:image xlink:href="../Images/yкринформ/2023-04-11T15-42-00-03-00/630_360_1553076604-1445.jpeg" xlink:type="simple" xlink:show="embed" xlink:actuate="onLoad" draw:mime-type="image/jpeg"/>
</draw:frame>
Європейська мережа національних інституцій з прав людини (ENNHRI)проголосувала за виключення з організації інституції уповноваженої з правлюдини в російській федерації на чолі з омбудсменом тетяною москальковою.</text:p>
      <text:p text:style-name="P4">
Як передає Укрінформ, про це уповноважений Верховної Ради з прав людини ДмитроЛубінець повідомив у  <text:a xlink:type="simple" xlink:href="https://t.me/dmytro_lubinetzs/2112" text:style-name="Internet_20_link" text:visited-style-name="Visited_20_Internet_20_Link">
 </text:a>
 .</text:p>
      <text:p text:style-name="P4">
"Сьогодні взяв участь в процесі голосування за виключення інституціїуповноваженої з прав людини в російській федерації із членів ENNHRI. Вголосуванні взяли участь члени ENNHRI із статусом А. Наголошую, що це впершеза історію існування об’єднання, коли виключають одного із членів", - зазначивЛубінець.</text:p>
      <text:p text:style-name="P4">
За виключення проголосували 25 осіб, четверо утримались, проти нікого не було.</text:p>
      <text:p text:style-name="P4">
Підставою проведення голосування стало те, що москалькова проводила діяльністьу спосіб та всупереч меті, яка визначена статутом ENNHRI.</text:p>
      <text:p text:style-name="P4">
"Під час свого виступу омбудсмен російської федерації заявила про вихід ізЄвропейської мережі національних інституцій з прав людини, напевнопередчуваючи негативний результат голосування для їхньої інституції. Такожвикористовувала наративи російської пропаганди про біолабораторії США вУкраїні та згадувала про порушення прав людини у Франції під час протестів, щочути від представника країни-агресорки було дуже дивно", - заявив Лубінець.</text:p>
      <text:p text:style-name="P4">
<text:span text:style-name="T4">
Читайте також:</text:span>
 <text:a xlink:type="simple" xlink:href="https://www.ukrinform.ua/rubric-society/3684315-veresuk-zaklikae-moskalkovu-peredati-spiski-vsih-ukrainskih-ditejsirit-aki-perebuvaut-u-rf.html" text:style-name="Internet_20_link" text:visited-style-name="Visited_20_Internet_20_Link">
 <text:span text:style-name="T4">
москальков</text:span>
 </text:a>
</text:p>
      <text:p text:style-name="P4">
За його словами, росія не звертає уваги на порушення прав людини: вбиває,обстрілює ракетами міста, катує, руйнує домівки, викрадає українських дітей,утримує в полоні цивільне населення та не дотримується Женевської конвенціїпро поводження з військовополоненими.</text:p>
      <text:p text:style-name="P4">
"росія чинить <text:a xlink:type="simple" xlink:href="https://www.ukrinform.ua/tag-genocid" text:style-name="Internet_20_link" text:visited-style-name="Visited_20_Internet_20_Link">
 </text:a>
 нашого народу іпорушує всі норми міжнародного гуманітарного права тому і має бути виключеназі всіх міжнародних організацій. Світ бачить правду і робить висновки", -наголосив Лубінець.</text:p>
      <text:p text:style-name="P4">
Він подякував друзям і колегам, які проголосували за виключення інституції,яка "не відповідає меті існування інституції з прав людини в цілому тавикористовує європейські платформи для висловлення політичних гасел ізросійської пропаганди".</text:p>
      <text:p text:style-name="P4">
Як повідомляв Укрінформ, Лубінець  <text:a xlink:type="simple" xlink:href="https://www.ukrinform.ua/rubric-polytics/3682326-lubinec-zaklikav-svitovu-spilnotu-izoluvati-rf-na-vsih-rivnah.html" text:style-name="Internet_20_link" text:visited-style-name="Visited_20_Internet_20_Link">
 </text:a>
 ізолювати росію на всіх рівнях і створити міжнародний трибуналщодо злочину агресії рф.</text:p>
      <text:p text:style-name="P4">
Source: <text:a xlink:type="simple" xlink:href="https://www.ukrinform.ua/rubric-world/3694459-moskalkovu-viklucili-iz-evropejskoi-merezi-nacionalnih-institucij-z-prav-ludini.html" text:style-name="Internet_20_link" text:visited-style-name="Visited_20_Internet_20_Link">
https://www.ukrinform.ua/rubric-world/3694459-moskalkovu-viklucili-iz-evropejskoi-merezi-nacionalnih-institucij-z-prav-ludini.html</text:a>
</text:p>
      <!--NEWS-->
      <text:h text:style-name="P10" text:outline-level="1">
<text:span text:style-name="T4">
Загарбники намагаються замінувати все навколо Енергодара - села та лісосмуги</text:span>
</text:h>
      <text:p text:style-name="P4">
Authors: Ukrinform (Person)</text:p>
      <text:p text:style-name="P4">
Publisher: Укринформ (Organization)</text:p>
      <text:p text:style-name="P4">
Published Time: 2023-04-11T15:50:00+03:00</text:p>
      <text:p text:style-name="P4">
Modified Time: 2023-04-11T15:50:00+03:00</text:p>
      <text:p text:style-name="P4">
Description: Останні два тижні місцеві мешканці тимчасово окупованого Енергодару фіксують, що російські військові намагаються замінувати все навколо міста. — Укрінформ.</text:p>
      <text:p text:style-name="P4">
Images: ["<text:a xlink:type="simple" xlink:href="https://static.ukrinform.com/photos/2022_03/thumb_files/630_360_1648023835-362.jpg" text:style-name="Internet_20_link" text:visited-style-name="Visited_20_Internet_20_Link">
630_360_16480...</text:a>
"]</text:p>
      <text:p text:style-name="P4">
Tags: ['Мінування', 'Війна з росією', 'Енергодар']</text:p>
      <text:p text:style-name="P4">
Type: Article</text:p>
      <!--METADATA-->
      <text:p text:style-name="P4">
<draw:frame draw:style-name="fr1" draw:name="Image66" text:anchor-type="as-char" svg:width="6.9236in" svg:height="3.956343in" draw:z-index="0">
<draw:image xlink:href="../Images/yкринформ/2023-04-11T15-50-00-03-00/630_360_1648023835-362.jpg" xlink:type="simple" xlink:show="embed" xlink:actuate="onLoad" draw:mime-type="image/jpeg"/>
</draw:frame>
 Останнідва тижні місцеві мешканці тимчасово окупованого Енергодару фіксують, щоросійські військові намагаються замінувати все навколо міста.</text:p>
      <text:p text:style-name="P4">
Про це <text:a xlink:type="simple" xlink:href="https://www.youtube.com/watch" text:style-name="Internet_20_link" text:visited-style-name="Visited_20_Internet_20_Link">
 </text:a>
 <text:a xlink:type="simple" xlink:href="https://www.youtube.com/watch" text:style-name="Internet_20_link" text:visited-style-name="Visited_20_Internet_20_Link">
</text:a>
 5 каналу сказав міський головаЕнергодара Дмитро Орлов, передає Укрінформ.</text:p>
      <text:p text:style-name="P4">
"Якщо до цього моменту замінована була виключно берегова лінія і територія попериметру атомної станції, то зараз вони перейшли до мінування навколишніхсел, лісосмуг, посадок. Вони бояться контрнаступу ЗСУ і намагаються себеубезпечити", - сказав він.</text:p>
      <text:p text:style-name="P4">
<text:span text:style-name="T4">
Читайте також:</text:span>
 <text:a xlink:type="simple" xlink:href="https://www.ukrinform.ua/rubric-ato/3679787-zsu-pidirvali-v-energodari-vorozu-tehniku.html" text:style-name="Internet_20_link" text:visited-style-name="Visited_20_Internet_20_Link">
 <text:span text:style-name="T4">
Енергодар</text:span>
 </text:a>
</text:p>
      <text:p text:style-name="P4">
За словами мера, в самому місті військової техніки немає, а у навколишніхселах фіксується її переміщення, як і на атомній станції.</text:p>
      <text:p text:style-name="P4">
Як повідомлялось, 6 квітня загарбники викрали чотирьох працівників <text:a xlink:type="simple" xlink:href="https://www.ukrinform.ua/tag-zaporizka-aes" text:style-name="Internet_20_link" text:visited-style-name="Visited_20_Internet_20_Link">
</text:a>
 .</text:p>
      <text:p text:style-name="P4">
Source: <text:a xlink:type="simple" xlink:href="https://www.ukrinform.ua/rubric-regions/3694464-zagarbniki-namagautsa-zaminuvati-vse-navkolo-energodara-sela-ta-lisosmugi.html" text:style-name="Internet_20_link" text:visited-style-name="Visited_20_Internet_20_Link">
https://www.ukrinform.ua/rubric-regions/3694464-zagarbniki-namagautsa-zaminuvati-vse-navkolo-energodara-sela-ta-lisosmugi.html</text:a>
</text:p>
      <!--NEWS-->
      <text:h text:style-name="P10" text:outline-level="1">
<text:span text:style-name="T4">
Більшість жертв убили свідомо: під час окупації Київщини росіяни розстріляли 717 цивільних</text:span>
</text:h>
      <text:p text:style-name="P4">
Authors: Ukrinform (Person)</text:p>
      <text:p text:style-name="P4">
Publisher: Укринформ (Organization)</text:p>
      <text:p text:style-name="P4">
Published Time: 2023-04-11T15:56:00+03:00</text:p>
      <text:p text:style-name="P4">
Modified Time: 2023-04-11T15:56:00+03:00</text:p>
      <text:p text:style-name="P4">
Description: Під час окупації Київщини загинули 1374 цивільні людини, з яких 717 були вбиті зі стрілецької зброї. — Укрінформ.</text:p>
      <text:p text:style-name="P4">
Images: ["<text:a xlink:type="simple" xlink:href="https://static.ukrinform.com/photos/2022_09/thumb_files/630_360_1663663886-262.jpg" text:style-name="Internet_20_link" text:visited-style-name="Visited_20_Internet_20_Link">
630_360_16636...</text:a>
", "<text:a xlink:type="simple" xlink:href="https://static.ukrinform.com/photos/2023_04/1681210147-159.jpg" text:style-name="Internet_20_link" text:visited-style-name="Visited_20_Internet_20_Link">
1681210147-15...</text:a>
"]</text:p>
      <text:p text:style-name="P4">
Tags: ['Поліція', 'Воєнні злочини', 'Київщина', 'Війна з росією']</text:p>
      <text:p text:style-name="P4">
Type: Article</text:p>
      <!--METADATA-->
      <text:p text:style-name="P4">
<draw:frame draw:style-name="fr1" draw:name="Image67" text:anchor-type="as-char" svg:width="6.9236in" svg:height="3.956343in" draw:z-index="0">
<draw:image xlink:href="../Images/yкринформ/2023-04-11T15-56-00-03-00/630_360_1663663886-262.jpg" xlink:type="simple" xlink:show="embed" xlink:actuate="onLoad" draw:mime-type="image/jpeg"/>
</draw:frame>
 Під часокупації Київщини загинули 1374 цивільні людини, з яких 717 були вбиті зістрілецької зброї.</text:p>
      <text:p text:style-name="P4">
Про це повідомив начальник Головного управління Нацполіції у Київській областіАндрій Нєбитов під час <text:a xlink:type="simple" xlink:href="https://www.ukrinform.ua/rubric-presshall/3694039-rik-pisla-deokupacii-kiivsini-rezultati-roboti-pravoohoronciv-u-rozsliduvanni-zlociniv-okupantiv.html" text:style-name="Internet_20_link" text:visited-style-name="Visited_20_Internet_20_Link">
 </text:a>
 на тему: "Рік післядеокупації <text:a xlink:type="simple" xlink:href="https://www.ukrinform.ua/tag-kiivsina" text:style-name="Internet_20_link" text:visited-style-name="Visited_20_Internet_20_Link">
 </text:a>
 . Результати роботиправоохоронців у розслідуванні злочинів окупантів" у Медіацентрі Україна –Укрінформ.</text:p>
      <text:p text:style-name="P4">
<draw:frame draw:style-name="fr1" draw:name="Image68" text:anchor-type="as-char" svg:width="6.9236in" svg:height="4.968324in" draw:z-index="0">
<draw:image xlink:href="../Images/yкринформ/2023-04-11T15-56-00-03-00/1681210147-159.jpg" xlink:type="simple" xlink:show="embed" xlink:actuate="onLoad" draw:mime-type="image/jpeg"/>
</draw:frame>
</text:p>
      <text:p text:style-name="P4">
"На сьогоднішній день виявлено 1374 тіл загиблих. Це цивільні українці, якихбуло вбито. І тут важливим аспектом є те, що з 1374 тіл 717 було вбито зістрілецької зброї, тобто більшість людей було розстріляно свідомо. 340 людейзагинуло від мінно-вибухових травм і у 317 людей причина смерті неустановлена. Вони могли померти під час окупації як своєю смертю, так івнаслідок ненадання медичної допомоги", – сказав він.</text:p>
      <text:p text:style-name="P4">
<text:span text:style-name="T4">
Читайте також:</text:span>
 <text:a xlink:type="simple" xlink:href="https://www.ukrinform.ua/rubric-ato/3689800-nebitov-na-kiivsini-zagarbniki-vbili-1374-ukrainciv-sered-nih-38-ditej.html" text:style-name="Internet_20_link" text:visited-style-name="Visited_20_Internet_20_Link">
 <text:span text:style-name="T4">
Нєбитов</text:span>
 </text:a>
</text:p>
      <text:p text:style-name="P4">
Крім того, додав Нєбитов, під час окупації Київської області загинули 38дітей, ще 43 отримали поранення.</text:p>
      <text:p text:style-name="P4">
Неопізнаними залишаються 195 тіл, 279 людей вважаються зниклими безвісти.</text:p>
      <text:p text:style-name="P4">
Нєбитов розповів, що за результатом слідчо-оперативних дій на територіїКиївської області було зареєстровано 11 тис. 333 кримінальних провадження.Більшість з них розслідують працівники СБУ за фактом порушення законів тазвичаїв війни (ст. 438 Кримінального кодексу).</text:p>
      <text:p text:style-name="P4">
Водночас поліцейські на даний час повідомили про підозру 41 особі, а 34 справиуже слухаються в судах.</text:p>
      <text:p text:style-name="P4">
Як повідомлялося, <text:a xlink:type="simple" xlink:href="https://www.ukrinform.ua/rubric-regions/3690529-pid-okupacieu-buli-15-gromad-ova-opriludnila-rolik-do-ricnici-vizvolenna-kiivsini.html" text:style-name="Internet_20_link" text:visited-style-name="Visited_20_Internet_20_Link">
 </text:a>
 . Ворог ішов на українську столицю з півночі, несучи смерть іруйнування.</text:p>
      <text:p text:style-name="P4">
<text:span text:style-name="T4">
Читайте також:</text:span>
 <text:a xlink:type="simple" xlink:href="https://www.ukrinform.ua/rubric-regions/3694440-na-kiivsini-postavili-na-oblik-ponad-3-tisaci-odinic-trofejnoi-zbroi-policia.html" text:style-name="Internet_20_link" text:visited-style-name="Visited_20_Internet_20_Link">
 </text:a>
</text:p>
      <text:p text:style-name="P4">
Військові дії в регіоні тривали понад місяць. 15 громад Вишгородського,Бучанського та Броварського районів виявилися захопленими російською армією.</text:p>
      <text:p text:style-name="P4">
Сили оборони України дали гідну відсіч ворогу. У результаті вже 2 квітня 2022року стало відомо, що область звільнена від російських загарбників.</text:p>
      <text:p text:style-name="P4">
За даними Нацполіції, <text:a xlink:type="simple" xlink:href="https://www.ukrinform.ua/rubric-ato/3689800-nebitov-na-kiivsini-zagarbniki-vbili-1374-ukrainciv-sered-nih-38-ditej.html" text:style-name="Internet_20_link" text:visited-style-name="Visited_20_Internet_20_Link">
 </text:a>
 .</text:p>
      <text:p text:style-name="P4">
Source: <text:a xlink:type="simple" xlink:href="https://www.ukrinform.ua/rubric-regions/3694467-bilsist-zertv-ubili-svidomo-pid-cas-okupacii-kiivsini-rosiani-rozstrilali-717-civilnih.html" text:style-name="Internet_20_link" text:visited-style-name="Visited_20_Internet_20_Link">
https://www.ukrinform.ua/rubric-regions/3694467-bilsist-zertv-ubili-svidomo-pid-cas-okupacii-kiivsini-rosiani-rozstrilali-717-civilnih.html</text:a>
</text:p>
      <!--NEWS-->
      <text:h text:style-name="P10" text:outline-level="1">
<text:span text:style-name="T4">
Романчук: На турнір у Стокгольмі їду за олімпійською ліцензією</text:span>
</text:h>
      <text:p text:style-name="P4">
Authors: Ukrinform (Person)</text:p>
      <text:p text:style-name="P4">
Publisher: Укринформ (Organization)</text:p>
      <text:p text:style-name="P4">
Published Time: 2023-04-11T16:01:05+03:00</text:p>
      <text:p text:style-name="P4">
Modified Time: 2023-04-11T16:01:05+03:00</text:p>
      <text:p text:style-name="P4">
Description: Турнір Swim Open Stockholm стартує 13 квітня. — Укрінформ.</text:p>
      <text:p text:style-name="P4">
Images: ["<text:a xlink:type="simple" xlink:href="https://static.ukrinform.com/photos/2023_04/thumb_files/630_360_1681217923-297.jpg" text:style-name="Internet_20_link" text:visited-style-name="Visited_20_Internet_20_Link">
630_360_16812...</text:a>
"]</text:p>
      <text:p text:style-name="P4">
Tags: ['Романчук', 'плавання']</text:p>
      <text:p text:style-name="P4">
Type: Article</text:p>
      <!--METADATA-->
      <text:p text:style-name="P4">
<draw:frame draw:style-name="fr1" draw:name="Image69" text:anchor-type="as-char" svg:width="6.9236in" svg:height="3.956343in" draw:z-index="0">
<draw:image xlink:href="../Images/yкринформ/2023-04-11T16-01-05-03-00/630_360_1681217923-297.jpg" xlink:type="simple" xlink:show="embed" xlink:actuate="onLoad" draw:mime-type="image/jpeg"/>
</draw:frame>
 ТурнірSwim Open Stockholm стартує 13 квітня.</text:p>
      <text:p text:style-name="P4">
Український плавець Михайло Романчук планує виконати олімпійський норматив наІгри-2024 у Парижі на турнірі Swim Open Stockholm, <text:a xlink:type="simple" xlink:href="https://suspilne.media/438978-idu-za-licenzieu-i-horosim-rezultatom-mihajlo-romancuk-pro-zbir-v-ispanii-vidbir-na-olimpiadu-ta-plani-na-sezon/" text:style-name="Internet_20_link" text:visited-style-name="Visited_20_Internet_20_Link">
</text:a>
 СуспільнеСпорт, передає Укрінформ.</text:p>
      <text:p text:style-name="P4">
«У першу чергу, для мене важливо показати гарний результат. Відкрити лікукраїнським ліцензіям в плаванні для того, щоб це більше спонукало нашихатлетів виконувати їх. Тому в першу чергу їду туди за ліцензією і хорошимрезультатом. Вже після нього виконаємо роботу над помилками і вирішимо, уякому руслі рухатися далі. Знаю, що до Стокгольму приїде основа збірноїУкраїни. Також і вони намагатимуться, думаю, виконувати олімпійські ліцензії.Це про те, що я говорив зі своїм тренером Петром Нагорним, який зараз євиконувачем обов’язків головного тренера», - сказав Романчук.</text:p>
      <text:p text:style-name="P4">
Призер Олімпійських ігор у Токіо також поділився думкою про рішення WorldAquatics щодо повернення атлетів з росії та білорусі на міжнародні змагання.</text:p>
      <text:p text:style-name="P4">
«Нещодавно говорив з Андрієм Говоровим, який виконав квоти на чемпіонат світу— ліцензії на 50 метрів вільним стилем та батерфляєм. Ми з ним комунікуємостосовно недопуску російських та білоруських спортсменів. Він є членомкомітету атлетів Європейської ліги плавання. Майже всі російські плавці маютьвідношення до армії, до ЦСКА, мені здається. На зборі в горах були йпредставники збірної Литви, всі вони проти допуску спортсменів з країн-агресорок. Але всі ми маємо прекрасно розуміти, що від спортсменів, на жаль,нічого не залежить. Якби від спортсменів, щось залежало, то наш КабінетМінстрів, здається, не прийняв би таке поспішне рішення щодо змагань. Меніздається, що в кожному виді спорту вплив російських коштів великий», - пояснивРоманчук.</text:p>
      <text:p text:style-name="P4">
Турнір Swim Open Stockholm відбудеться 13-16 квітня.</text:p>
      <text:p text:style-name="P4">
<text:span text:style-name="T4">
Читайте також:</text:span>
 <text:a xlink:type="simple" xlink:href="https://www.ukrinform.ua/rubric-sports/3600657-mihajlo-romancuk-propustit-cempionat-svitu-z-plavanna-na-korotkij-vodi.html" text:style-name="Internet_20_link" text:visited-style-name="Visited_20_Internet_20_Link">
 <text:span text:style-name="T4">
Романчук</text:span>
 </text:a>
</text:p>
      <text:p text:style-name="P4">
Як повідомляв Укрінформ, у грудні Романчук пропускав чемпіонат світу-2022 накороткій воді в австралійському Мельбурні.</text:p>
      <text:p text:style-name="P4">
Фото: Getty Image</text:p>
      <text:p text:style-name="P4">
Source: <text:a xlink:type="simple" xlink:href="https://www.ukrinform.ua/rubric-sports/3694466-romancuk-na-turnir-u-stokgolmi-idu-za-olimpijskou-licenzieu.html" text:style-name="Internet_20_link" text:visited-style-name="Visited_20_Internet_20_Link">
https://www.ukrinform.ua/rubric-sports/3694466-romancuk-na-turnir-u-stokgolmi-idu-za-olimpijskou-licenzieu.html</text:a>
</text:p>
      <!--NEWS-->
      <text:h text:style-name="P10" text:outline-level="1">
<text:span text:style-name="T4">
У Києві на Великдень додатково чергуватиме понад тисяча поліцейських</text:span>
</text:h>
      <text:p text:style-name="P4">
Authors: Ukrinform (Person)</text:p>
      <text:p text:style-name="P4">
Publisher: Укринформ (Organization)</text:p>
      <text:p text:style-name="P4">
Published Time: 2023-04-11T16:08:00+03:00</text:p>
      <text:p text:style-name="P4">
Modified Time: 2023-04-11T16:08:00+03:00</text:p>
      <text:p text:style-name="P4">
Description: У Києві для підтримання правопорядку під час святкування Великодня додатково будуть задіяні понад 1000 поліцейських та близько 120 представників добровольчого формування тергромади. — Укрінформ.</text:p>
      <text:p text:style-name="P4">
Images: ["<text:a xlink:type="simple" xlink:href="https://static.ukrinform.com/photos/2023_03/thumb_files/630_360_1677824352-861.jpg" text:style-name="Internet_20_link" text:visited-style-name="Visited_20_Internet_20_Link">
630_360_16778...</text:a>
"]</text:p>
      <text:p text:style-name="P4">
Tags: ['Поліція', 'Великдень', 'Київ', 'Безпека']</text:p>
      <text:p text:style-name="P4">
Type: Article</text:p>
      <!--METADATA-->
      <text:p text:style-name="P4">
<draw:frame draw:style-name="fr1" draw:name="Image70" text:anchor-type="as-char" svg:width="6.9236in" svg:height="3.956343in" draw:z-index="0">
<draw:image xlink:href="../Images/yкринформ/2023-04-11T16-08-00-03-00/630_360_1677824352-861.jpg" xlink:type="simple" xlink:show="embed" xlink:actuate="onLoad" draw:mime-type="image/jpeg"/>
</draw:frame>
 У Києвідля підтримання правопорядку під час святкування Великодня додатково будутьзадіяні понад 1000 поліцейських та близько 120 представників добровольчогоформування тергромади.</text:p>
      <text:p text:style-name="P4">
Про це повідомив начальник <text:a xlink:type="simple" xlink:href="https://t.me/VA_Kyiv/1404" text:style-name="Internet_20_link" text:visited-style-name="Visited_20_Internet_20_Link">
 </text:a>
 Сергій Попко,передає Укрінформ.</text:p>
      <text:p text:style-name="P4">
“Під час святкування Воскресіння Господнього у столиці Україні будуть задіяніусі необхідні заходи безпеки. Так, для підтримання правопорядку Національнаполіція України задіє понад 1000 поліцейських та близько 120 представниківДФТГ (добровольче формування територіальної громади)”, - сказав Попко.</text:p>
      <text:p text:style-name="P4">
За його словами, разом із патрульною <text:a xlink:type="simple" xlink:href="https://www.ukrinform.ua/tag-policia" text:style-name="Internet_20_link" text:visited-style-name="Visited_20_Internet_20_Link">
 </text:a>
вони чергуватимуть у місцях проведення богослужінь та зібрання вірян – храми,собори та Національний заповідник "Києво-Печерська лавра".</text:p>
      <text:p text:style-name="P4">
Крім того, працюватимуть спеціальні тимчасові моніторингові центри, яківідслідковуватимуть ситуацію в Києві. Також за дотриманням правопорядкудодатково стежитимуть до 500 співробітників муніципальної охорони.</text:p>
      <text:p text:style-name="P4">
<text:span text:style-name="T4">
Читайте також:</text:span>
 <text:a xlink:type="simple" xlink:href="https://www.ukrinform.ua/rubric-kyiv/3694429-kian-zaklikali-na-velikden-dolucatisa-do-bogosluzin-onlajn.html" text:style-name="Internet_20_link" text:visited-style-name="Visited_20_Internet_20_Link">
 <text:span text:style-name="T4">
Великдень</text:span>
 </text:a>
</text:p>
      <text:p text:style-name="P4">
Попко також закликав жителів і гостей столиці не нехтувати правилами безпеки,адже й у Великдень зберігається загроза провокацій чи ракетних обстрілів.</text:p>
      <text:p text:style-name="P4">
Як повідомляв Укрінформ, <text:a xlink:type="simple" xlink:href="https://www.ukrinform.ua/rubric-kyiv/3691831-u-kievi-komendantsku-godinu-na-velikden-ne-skasuut.html" text:style-name="Internet_20_link" text:visited-style-name="Visited_20_Internet_20_Link">
 </text:a>
</text:p>
      <text:p text:style-name="P4">
Source: <text:a xlink:type="simple" xlink:href="https://www.ukrinform.ua/rubric-kyiv/3694472-u-kievi-na-velikden-dodatkovo-cerguvatime-ponad-tisaca-policejskih.html" text:style-name="Internet_20_link" text:visited-style-name="Visited_20_Internet_20_Link">
https://www.ukrinform.ua/rubric-kyiv/3694472-u-kievi-na-velikden-dodatkovo-cerguvatime-ponad-tisaca-policejskih.html</text:a>
</text:p>
      <!--NEWS-->
      <text:h text:style-name="P10" text:outline-level="1">
<text:span text:style-name="T4">
У рамках Євробачення-2023 стартувала пісенна акція солідарності з Україною</text:span>
</text:h>
      <text:p text:style-name="P4">
Authors: Ukrinform (Person)</text:p>
      <text:p text:style-name="P4">
Publisher: Укринформ (Organization)</text:p>
      <text:p text:style-name="P4">
Published Time: 2023-04-11T16:09:25+03:00</text:p>
      <text:p text:style-name="P4">
Modified Time: 2023-04-11T16:09:25+03:00</text:p>
      <text:p text:style-name="P4">
Description: У рамках Євробачення-2023 стартувала символічна акція солідарності з Україною, ініційована британською креативною компанією Aurora. — Укрінформ.</text:p>
      <text:p text:style-name="P4">
Images: ["<text:a xlink:type="simple" xlink:href="https://static.ukrinform.com/photos/2023_01/thumb_files/630_360_1675165561-505.jpg" text:style-name="Internet_20_link" text:visited-style-name="Visited_20_Internet_20_Link">
630_360_16751...</text:a>
", "<text:a xlink:type="simple" xlink:href="https://static.ukrinform.com/photos/2023_04/1681218276-990.jpeg" text:style-name="Internet_20_link" text:visited-style-name="Visited_20_Internet_20_Link">
1681218276-99...</text:a>
"]</text:p>
      <text:p text:style-name="P4">
Tags: ['Євробачення', 'Конкурс', 'Музика', 'Ткаченко']</text:p>
      <text:p text:style-name="P4">
Type: Article</text:p>
      <!--METADATA-->
      <text:p text:style-name="P4">
<draw:frame draw:style-name="fr1" draw:name="Image71" text:anchor-type="as-char" svg:width="6.9236in" svg:height="3.956343in" draw:z-index="0">
<draw:image xlink:href="../Images/yкринформ/2023-04-11T16-09-25-03-00/630_360_1675165561-505.jpg" xlink:type="simple" xlink:show="embed" xlink:actuate="onLoad" draw:mime-type="image/jpeg"/>
</draw:frame>
 У рамкахЄвробачення-2023 стартувала символічна акція солідарності з Україною,ініційована британською креативною компанією Aurora.</text:p>
      <text:p text:style-name="P4">
Про це міністр культури та інформаційної політики Олександр Ткаченко повідомиву  <text:a xlink:type="simple" xlink:href="https://t.me/otkachenkokyiv/3402" text:style-name="Internet_20_link" text:visited-style-name="Visited_20_Internet_20_Link">
 </text:a>
 , передає Укрінформ.</text:p>
      <text:p text:style-name="P4">
"Кожен охочий може долучитись до акції, як фізично в останній день«Євробачення» о 12:00 за британським часом (14:00 за київським), так і онлайнзаспівавши пісню The Beatles «With A Little Help From My Friends». Відео зісвоєю версією виконання пісні можна завантажити на будь-який канал соцмереж зхештегом #HelpUkraineSong напередодні та в день Євробачення", - зазначивТкаченко.</text:p>
      <text:p text:style-name="P4">
<draw:frame draw:style-name="fr1" draw:name="Image72" text:anchor-type="as-char" svg:width="6.9236in" svg:height="4.615733in" draw:z-index="0">
<draw:image xlink:href="../Images/yкринформ/2023-04-11T16-09-25-03-00/1681218276-990.jpeg" xlink:type="simple" xlink:show="embed" xlink:actuate="onLoad" draw:mime-type="image/jpeg"/>
</draw:frame>
 Фото:Tkachenko.UA</text:p>
      <text:p text:style-name="P4">
За його словами, ініціатива має на меті не тільки створити найбільший у світіфізичний і цифровий флешмоб у Великій Британії під час Євробачення-2023, а йзібрати кошти для українських дітей, які постраждали від війни, через донат наWar Child.</text:p>
      <text:p text:style-name="P4">
<text:span text:style-name="T4">
Читайте також:</text:span>
 <text:a xlink:type="simple" xlink:href="https://www.ukrinform.ua/rubric-culture/3692826-pamatnik-the-beatles-u-liverpuli-odagli-u-visivanki.html" text:style-name="Internet_20_link" text:visited-style-name="Visited_20_Internet_20_Link">
 <text:span text:style-name="T4">
Beatles</text:span>
 </text:a>
</text:p>
      <text:p text:style-name="P4">
"Такі ініціативи не просто об’єднують людей, а й несуть у собі неймовірнуконцентрацію підтримки української культури та нашої мужньої держави, якабореться за цінності свободи у неспровокованій війні", - наголосив міністр.</text:p>
      <text:p text:style-name="P4">
Як повідомлялося, з 1 до 14 травня відбудеться EuroFestival, створений уколаборації України та Великої Британії. Це спеціальна подія перед <text:a xlink:type="simple" xlink:href="https://www.ukrinform.ua/tag-evrobacenna" text:style-name="Internet_20_link" text:visited-style-name="Visited_20_Internet_20_Link">
</text:a>
 , де буде представлено 24унікальні проєкти, з яких 19 створено у співпраці митців двох країн. Зокрема,там відбудеться презентація нового альбому кримських пісень Джамали QIRIM усупроводі Філармонічного оркестру ВВС.</text:p>
      <text:p text:style-name="P4">
Source: <text:a xlink:type="simple" xlink:href="https://www.ukrinform.ua/rubric-culture/3694468-u-ramkah-evrobacenna2023-startuvala-pisenna-akcia-solidarnosti-z-ukrainou.html" text:style-name="Internet_20_link" text:visited-style-name="Visited_20_Internet_20_Link">
https://www.ukrinform.ua/rubric-culture/3694468-u-ramkah-evrobacenna2023-startuvala-pisenna-akcia-solidarnosti-z-ukrainou.html</text:a>
</text:p>
      <!--NEWS-->
      <text:h text:style-name="P10" text:outline-level="1">
<text:span text:style-name="T4">
З Авдіївки евакуювали родину з двома дітьми, яку вмовляли близько пів року</text:span>
</text:h>
      <text:p text:style-name="P4">
Authors: Ukrinform (Person)</text:p>
      <text:p text:style-name="P4">
Publisher: Укринформ (Organization)</text:p>
      <text:p text:style-name="P4">
Published Time: 2023-04-11T16:14:00+03:00</text:p>
      <text:p text:style-name="P4">
Modified Time: 2023-04-11T16:14:00+03:00</text:p>
      <text:p text:style-name="P4">
Description: На Донеччині евакуаційна група поліції «Білий Янгол» евакуювала з Авдіївки в безпечне місце родину з двома дітьми, яку вмовляли близько пів року.  — Укрінформ.</text:p>
      <text:p text:style-name="P4">
Images: ["<text:a xlink:type="simple" xlink:href="https://static.ukrinform.com/photos/2023_04/thumb_files/630_360_1681219097-2442.jpeg" text:style-name="Internet_20_link" text:visited-style-name="Visited_20_Internet_20_Link">
630_360_16812...</text:a>
", "<text:a xlink:type="simple" xlink:href="https://static.ukrinform.com/photos/2023_04/thumb_files/630_360_1681219097-9913.jpeg" text:style-name="Internet_20_link" text:visited-style-name="Visited_20_Internet_20_Link">
630_360_16812...</text:a>
", "<text:a xlink:type="simple" xlink:href="https://static.ukrinform.com/photos/2023_04/thumb_files/630_360_1681219097-3613.jpeg" text:style-name="Internet_20_link" text:visited-style-name="Visited_20_Internet_20_Link">
630_360_16812...</text:a>
", "<text:a xlink:type="simple" xlink:href="https://static.ukrinform.com/photos/2023_04/thumb_files/630_360_1681219098-5349.jpeg" text:style-name="Internet_20_link" text:visited-style-name="Visited_20_Internet_20_Link">
630_360_16812...</text:a>
", "<text:a xlink:type="simple" xlink:href="https://static.ukrinform.com/photos/2023_04/thumb_files/630_360_1681219098-5681.jpeg" text:style-name="Internet_20_link" text:visited-style-name="Visited_20_Internet_20_Link">
630_360_16812...</text:a>
", "<text:a xlink:type="simple" xlink:href="https://static.ukrinform.com/photos/2023_04/thumb_files/630_360_1681219098-8543.jpeg" text:style-name="Internet_20_link" text:visited-style-name="Visited_20_Internet_20_Link">
630_360_16812...</text:a>
", "<text:a xlink:type="simple" xlink:href="https://static.ukrinform.com/photos/2023_04/thumb_files/630_360_1681219098-7938.jpeg" text:style-name="Internet_20_link" text:visited-style-name="Visited_20_Internet_20_Link">
630_360_16812...</text:a>
"]</text:p>
      <text:p text:style-name="P4">
Tags: ['Діти', 'Донеччина', 'Евакуація', 'Авдіївка', 'Війна з росією']</text:p>
      <text:p text:style-name="P4">
Type: Article</text:p>
      <!--METADATA-->
      <text:p text:style-name="P4">
<draw:frame draw:style-name="fr1" draw:name="Image73" text:anchor-type="as-char" svg:width="6.9236in" svg:height="3.956343in" draw:z-index="0">
<draw:image xlink:href="../Images/yкринформ/2023-04-11T16-14-00-03-00/630_360_1681219097-2442.jpeg" xlink:type="simple" xlink:show="embed" xlink:actuate="onLoad" draw:mime-type="image/jpeg"/>
</draw:frame>
 НаДонеччині евакуаційна група поліції «Білий Янгол» евакуювала з Авдіївки вбезпечне місце родину з двома дітьми, яку вмовляли близько пів року.</text:p>
      <text:p text:style-name="P4">
Про це повідомляє  <text:a xlink:type="simple" xlink:href="https://dn.npu.gov.ua/news/bili-ianholy-evakuiuvaly-z-avdiivky-rodynu-z-dvoma-ditmy-iaku-vmovlialy-blyzko-piv-roku" text:style-name="Internet_20_link" text:visited-style-name="Visited_20_Internet_20_Link">
 </text:a>
 , передаєУкрінформ.</text:p>
      <text:p text:style-name="P4">
«Білі янголи» евакуювали з Авдіївки родину з двома дітьми, яку вмовлялиблизько пів року. Дворічний Єгор та 12-річна Арина – тепер у безпеці. Разом змамою, татом і бабусею. У місті, за підрахунками поліції, залишається двоєдітей, ведеться робота щодо їх евакуації», – йдеться у повідомленні.</text:p>
      <text:p text:style-name="P4">
Зазначається, що сім’я, яку нарешті вдалося евакуювати, мешкала біля промзониАвдіївки – місця, де протягом дев’яти років точаться бої, не стихаютьобстріли. Поліцейські постійно відвідували родину та пропонували евакуацію,але батьки не хотіли залишати рідне місто, тому, ховаючись від поліції,переїхали на іншу адресу.</text:p>
      <text:p text:style-name="P4">
<draw:frame draw:style-name="fr1" draw:name="Image74" text:anchor-type="as-char" svg:width="6.9236in" svg:height="3.956343in" draw:z-index="0">
<draw:image xlink:href="../Images/yкринформ/2023-04-11T16-14-00-03-00/630_360_1681219097-9913.jpeg" xlink:type="simple" xlink:show="embed" xlink:actuate="onLoad" draw:mime-type="image/jpeg"/>
</draw:frame>
 ЗАвдіївки евакуювали родину з двома дітьми, яку вмовляли близько пів року /Фото: Національна поліція  <text:a xlink:type="simple" xlink:href="https://static.ukrinform.com/photos/2023_04/1681219097-9913.jpeg" text:style-name="Internet_20_link" text:visited-style-name="Visited_20_Internet_20_Link">
<draw:frame draw:style-name="fr1" draw:name="Image75" text:anchor-type="as-char" svg:width="6.9236in" svg:height="3.956343in" draw:z-index="0">
<draw:image xlink:href="../Images/yкринформ/2023-04-11T16-14-00-03-00/630_360_1681219097-9913.jpeg" xlink:type="simple" xlink:show="embed" xlink:actuate="onLoad" draw:mime-type="image/jpeg"/>
</draw:frame>
</text:a>
 <text:a xlink:type="simple" xlink:href="https://static.ukrinform.com/photos/2023_04/1681219097-3613.jpeg" text:style-name="Internet_20_link" text:visited-style-name="Visited_20_Internet_20_Link">
<draw:frame draw:style-name="fr1" draw:name="Image76" text:anchor-type="as-char" svg:width="6.9236in" svg:height="3.956343in" draw:z-index="0">
<draw:image xlink:href="../Images/yкринформ/2023-04-11T16-14-00-03-00/630_360_1681219097-3613.jpeg" xlink:type="simple" xlink:show="embed" xlink:actuate="onLoad" draw:mime-type="image/jpeg"/>
</draw:frame>
</text:a>
 <text:a xlink:type="simple" xlink:href="https://static.ukrinform.com/photos/2023_04/1681219097-2442.jpeg" text:style-name="Internet_20_link" text:visited-style-name="Visited_20_Internet_20_Link">
<draw:frame draw:style-name="fr1" draw:name="Image77" text:anchor-type="as-char" svg:width="6.9236in" svg:height="3.956343in" draw:z-index="0">
<draw:image xlink:href="../Images/yкринформ/2023-04-11T16-14-00-03-00/630_360_1681219097-2442.jpeg" xlink:type="simple" xlink:show="embed" xlink:actuate="onLoad" draw:mime-type="image/jpeg"/>
</draw:frame>
</text:a>
 <text:a xlink:type="simple" xlink:href="https://static.ukrinform.com/photos/2023_04/1681219098-5349.jpeg" text:style-name="Internet_20_link" text:visited-style-name="Visited_20_Internet_20_Link">
<draw:frame draw:style-name="fr1" draw:name="Image78" text:anchor-type="as-char" svg:width="6.9236in" svg:height="3.956343in" draw:z-index="0">
<draw:image xlink:href="../Images/yкринформ/2023-04-11T16-14-00-03-00/630_360_1681219098-5349.jpeg" xlink:type="simple" xlink:show="embed" xlink:actuate="onLoad" draw:mime-type="image/jpeg"/>
</draw:frame>
</text:a>
 <text:a xlink:type="simple" xlink:href="https://static.ukrinform.com/photos/2023_04/1681219098-5681.jpeg" text:style-name="Internet_20_link" text:visited-style-name="Visited_20_Internet_20_Link">
<draw:frame draw:style-name="fr1" draw:name="Image79" text:anchor-type="as-char" svg:width="6.9236in" svg:height="3.956343in" draw:z-index="0">
<draw:image xlink:href="../Images/yкринформ/2023-04-11T16-14-00-03-00/630_360_1681219098-5681.jpeg" xlink:type="simple" xlink:show="embed" xlink:actuate="onLoad" draw:mime-type="image/jpeg"/>
</draw:frame>
</text:a>
 <text:a xlink:type="simple" xlink:href="https://static.ukrinform.com/photos/2023_04/1681219098-8543.jpeg" text:style-name="Internet_20_link" text:visited-style-name="Visited_20_Internet_20_Link">
<draw:frame draw:style-name="fr1" draw:name="Image80" text:anchor-type="as-char" svg:width="6.9236in" svg:height="3.956343in" draw:z-index="0">
<draw:image xlink:href="../Images/yкринформ/2023-04-11T16-14-00-03-00/630_360_1681219098-8543.jpeg" xlink:type="simple" xlink:show="embed" xlink:actuate="onLoad" draw:mime-type="image/jpeg"/>
</draw:frame>
</text:a>
 <text:a xlink:type="simple" xlink:href="https://static.ukrinform.com/photos/2023_04/1681219098-7938.jpeg" text:style-name="Internet_20_link" text:visited-style-name="Visited_20_Internet_20_Link">
<draw:frame draw:style-name="fr1" draw:name="Image81" text:anchor-type="as-char" svg:width="6.9236in" svg:height="3.956343in" draw:z-index="0">
<draw:image xlink:href="../Images/yкринформ/2023-04-11T16-14-00-03-00/630_360_1681219098-7938.jpeg" xlink:type="simple" xlink:show="embed" xlink:actuate="onLoad" draw:mime-type="image/jpeg"/>
</draw:frame>
</text:a>
</text:p>
      <text:p text:style-name="P4">
Однак «Білі янголи» розшукали цю родину, і наполегливість правоохоронців, якіризикували життям заради порятунку дітей, переконала подружжя в необхідностівиїзду.</text:p>
      <text:p text:style-name="P4">
<text:span text:style-name="T4">
Читайте також:</text:span>
 <text:a xlink:type="simple" xlink:href="https://www.ukrinform.ua/rubric-society/3694398-z-serpna-ponad-60-tisac-ukrainciv-vdalosa-evakuuvati-z-nebezpecnih-teritorij.html" text:style-name="Internet_20_link" text:visited-style-name="Visited_20_Internet_20_Link">
 <text:span text:style-name="T4">
еваку</text:span>
 </text:a>
</text:p>
      <text:p text:style-name="P4">
«Під звуки вибухів екіпаж «Білий Янгол» вивіз сім’ю з-під вогню і передавспівробітникам ДСНС, які доставили евакуйованих до пункту допомоги. Заразродина знайшла прихисток у Мирнограді та планує подальші дії», – уточнилиправоохоронці.</text:p>
      <text:p text:style-name="P4">
Вони наголосили, що місія поліцейських – евакуювати із зони боїв усіх доєдиного дітей. Евакуація з Авдіївки та інших «гарячих точок» дедаліускладнюється, дороги, які проходять біля лінії фронту, – прострілюютьсяворогом. Тому поліція закликала дорослих виконати свій батьківський обов’язокі врятувати малечі життя.</text:p>
      <text:p text:style-name="P4">
Як повідомлялося, на <text:a xlink:type="simple" xlink:href="https://www.ukrinform.ua/tag-doneccina" text:style-name="Internet_20_link" text:visited-style-name="Visited_20_Internet_20_Link">
 </text:a>
 за допомогоюполіції 10 квітня було евакуйовано ще 743 людини, з початку обов’язковоїевакуації – понад 60 840 осіб, серед них 7431 дитина та 2715 людей зінвалідністю.</text:p>
      <text:p text:style-name="P4">
Донецька область, і зокрема місто Авдіївка, перебуває під постійними, щільнимиобстрілами російських військ, щодня ворог вбиває та травмує цивільнихмешканців, руйнує інфраструктурні об’єкти.</text:p>
      <text:p text:style-name="P4">
Source: <text:a xlink:type="simple" xlink:href="https://www.ukrinform.ua/rubric-regions/3694474-z-avdiivki-evakuuvali-rodinu-z-dvoma-ditmi-aku-vmovlali-blizko-piv-roku.html" text:style-name="Internet_20_link" text:visited-style-name="Visited_20_Internet_20_Link">
https://www.ukrinform.ua/rubric-regions/3694474-z-avdiivki-evakuuvali-rodinu-z-dvoma-ditmi-aku-vmovlali-blizko-piv-roku.html</text:a>
</text:p>
      <!--NEWS-->
      <text:h text:style-name="P10" text:outline-level="1">
<text:span text:style-name="T4">
Рада спростила примусове виконання судових рішень на час воєнного стану</text:span>
</text:h>
      <text:p text:style-name="P4">
Authors: Ukrinform (Person)</text:p>
      <text:p text:style-name="P4">
Publisher: Укринформ (Organization)</text:p>
      <text:p text:style-name="P4">
Published Time: 2023-04-11T16:15:03+03:00</text:p>
      <text:p text:style-name="P4">
Modified Time: 2023-04-11T16:15:03+03:00</text:p>
      <text:p text:style-name="P4">
Description: Верховна Рада ухвалила закон "Про внесення змін до деяких законів України щодо окремих особливостей організації примусового виконання судових рішень і рішень інших органів під час дії воєнного стану". — Укрінформ.</text:p>
      <text:p text:style-name="P4">
Images: ["<text:a xlink:type="simple" xlink:href="https://static.ukrinform.com/photos/2022_01/thumb_files/630_360_1643104229-2598.jpeg" text:style-name="Internet_20_link" text:visited-style-name="Visited_20_Internet_20_Link">
630_360_16431...</text:a>
"]</text:p>
      <text:p text:style-name="P4">
Tags: ['Суд', 'Воєнний стан', 'Верховна Рада', 'Приватний виконавець']</text:p>
      <text:p text:style-name="P4">
Type: Article</text:p>
      <!--METADATA-->
      <text:p text:style-name="P4">
<draw:frame draw:style-name="fr1" draw:name="Image82" text:anchor-type="as-char" svg:width="6.9236in" svg:height="3.956343in" draw:z-index="0">
<draw:image xlink:href="../Images/yкринформ/2023-04-11T16-15-03-03-00/630_360_1643104229-2598.jpeg" xlink:type="simple" xlink:show="embed" xlink:actuate="onLoad" draw:mime-type="image/jpeg"/>
</draw:frame>
 ВерховнаРада ухвалила закон "Про внесення змін до деяких законів України щодо окремихособливостей організації примусового виконання судових рішень і рішень іншихорганів під час дії воєнного стану".</text:p>
      <text:p text:style-name="P4">
Про це народний депутат із фракції “Голос” Ярослав Железняк повідомив у <text:a xlink:type="simple" xlink:href="https://t.me/yzheleznyak/3857" text:style-name="Internet_20_link" text:visited-style-name="Visited_20_Internet_20_Link">
</text:a>
 , передає Укрінформ.</text:p>
      <text:p text:style-name="P4">
За його словами, відповідний законодавчий акт ( <text:a xlink:type="simple" xlink:href="https://itd.rada.gov.ua/billInfo/Bills/Card/40510" text:style-name="Internet_20_link" text:visited-style-name="Visited_20_Internet_20_Link">
</text:a>
 ) підтримали 292 народнихдепутати.</text:p>
      <text:p text:style-name="P4">
Документ спрямований на врегулювання проблемних питань, пов’язаних ізорганізацією примусового виконання судових рішень, а також рішень іншихорганів під час дії <text:a xlink:type="simple" xlink:href="https://www.ukrinform.ua/tag-voennij-stan" text:style-name="Internet_20_link" text:visited-style-name="Visited_20_Internet_20_Link">
 </text:a>
 .</text:p>
      <text:p text:style-name="P4">
<text:span text:style-name="T4">
Читайте також:</text:span>
 <text:a xlink:type="simple" xlink:href="https://www.ukrinform.ua/rubric-economy/3684827-torik-vikonavcim-sluzbam-vdalosa-stagnuti-lise-5-sumi-zaborgovanosti-opendatabot.html" text:style-name="Internet_20_link" text:visited-style-name="Visited_20_Internet_20_Link">
 </text:a>
</text:p>
      <text:p text:style-name="P4">
Зокрема, закон передбачає під час дії воєнного стану створення можливостіпередачі виконавчих проваджень приватного виконавця, який зупиняє діяльність,приватному виконавцю, який здійснює заміщення, до іншого виконавчого округу;спрощення порядку зупинення діяльності приватного виконавця на підставі йогозаяви за наявності в нього на виконанні незавершених виконавчих проваджень, атакож за умови попереднього вирішення питання про заміщення; спрощення порядкузміни приватним виконавцем виконавчого округу, територія якого тимчасовоокупована або на якій проводяться активні бойові дії.</text:p>
      <text:p text:style-name="P4">
Крім того, передбачається, що під час воєнного стану фізичні особи зможутьздійснювати видаткові операції з рахунків, на кошти яких накладено арешторганами державної виконавчої служби, приватними виконавцями, але в розмірі небільше трьох мінімальних розмірів заробітної плати на місяць (мінімальноїзахищеної суми), а також сплачувати податки, збори без урахування такогоарешту.</text:p>
      <text:p text:style-name="P4">
Контроль за дотриманням розміру видаткових операцій фізичних осіб, а такожюридичних осіб покладається на обслуговуючий банк.</text:p>
      <text:p text:style-name="P4">
<text:span text:style-name="T4">
Читайте також:</text:span>
 <text:a xlink:type="simple" xlink:href="https://www.ukrinform.ua/rubric-society/3683893-zelenskij-pidpisav-zakon-pro-kompensaciu-za-poskodzene-abo-znisene-zitlo.html" text:style-name="Internet_20_link" text:visited-style-name="Visited_20_Internet_20_Link">
 </text:a>
</text:p>
      <text:p text:style-name="P4">
Очікується, що реалізація закону дозволить забезпечити належну організаціюдіяльності з примусового виконання рішень органами державної виконавчої службита приватними виконавцями під час дії воєнного стану та сприятиме забезпеченнюзаконних інтересів юридичних осіб, конституційних прав і свобод людини тагромадянина, досягнення справедливого балансу інтересів сторін виконавчогопровадження в умовах воєнного стану.</text:p>
      <text:p text:style-name="P4">
Як повідомлялося, Верховна Рада 16 листопада 2022 року в першому читанніухвалила законопроєкт “Про внесення змін до деяких законів України щодоокремих особливостей організації примусового виконання судових рішень і рішеньінших органів під час дії воєнного стану”.</text:p>
      <text:p text:style-name="P4">
Source: <text:a xlink:type="simple" xlink:href="https://www.ukrinform.ua/rubric-society/3694471-rada-sprostila-primusove-vikonanna-sudovih-risen-na-cas-voennogo-stanu.html" text:style-name="Internet_20_link" text:visited-style-name="Visited_20_Internet_20_Link">
https://www.ukrinform.ua/rubric-society/3694471-rada-sprostila-primusove-vikonanna-sudovih-risen-na-cas-voennogo-stanu.html</text:a>
</text:p>
      <!--NEWS-->
      <text:h text:style-name="P10" text:outline-level="1">
<text:span text:style-name="T4">
Для української громади в ОАЕ до Великодня відбудеться низка заходів</text:span>
</text:h>
      <text:p text:style-name="P4">
Authors: Ukrinform (Person)</text:p>
      <text:p text:style-name="P4">
Publisher: Укринформ (Organization)</text:p>
      <text:p text:style-name="P4">
Published Time: 2023-04-11T16:21:08+03:00</text:p>
      <text:p text:style-name="P4">
Modified Time: 2023-04-11T16:21:08+03:00</text:p>
      <text:p text:style-name="P4">
Description: Цього року для українців у різних еміратах ОАЕ заплановано проведення Великодніх служб, а також низки святкових заходів. — Укрінформ.</text:p>
      <text:p text:style-name="P4">
Images: ["<text:a xlink:type="simple" xlink:href="https://static.ukrinform.com/photos/2023_04/thumb_files/630_360_1681219241-526.jpg" text:style-name="Internet_20_link" text:visited-style-name="Visited_20_Internet_20_Link">
630_360_16812...</text:a>
", "<text:a xlink:type="simple" xlink:href="https://static.ukrinform.com/photos/2023_04/1681218346-840.jpg" text:style-name="Internet_20_link" text:visited-style-name="Visited_20_Internet_20_Link">
1681218346-84...</text:a>
", "<text:a xlink:type="simple" xlink:href="https://static.ukrinform.com/photos/2023_04/1681218557-457.jpg" text:style-name="Internet_20_link" text:visited-style-name="Visited_20_Internet_20_Link">
1681218557-45...</text:a>
", "<text:a xlink:type="simple" xlink:href="https://static.ukrinform.com/photos/2023_04/1681218734-158.jpg" text:style-name="Internet_20_link" text:visited-style-name="Visited_20_Internet_20_Link">
1681218734-15...</text:a>
", "<text:a xlink:type="simple" xlink:href="https://static.ukrinform.com/photos/2023_04/1681218903-297.jpg" text:style-name="Internet_20_link" text:visited-style-name="Visited_20_Internet_20_Link">
1681218903-29...</text:a>
", "<text:a xlink:type="simple" xlink:href="https://static.ukrinform.com/photos/2023_04/1681218992-728.jpg" text:style-name="Internet_20_link" text:visited-style-name="Visited_20_Internet_20_Link">
1681218992-72...</text:a>
"]</text:p>
      <text:p text:style-name="P4">
Tags: ['Діаспора', 'ОАЕ', 'Великдень']</text:p>
      <text:p text:style-name="P4">
Type: Article</text:p>
      <!--METADATA-->
      <text:p text:style-name="P4">
<draw:frame draw:style-name="fr1" draw:name="Image83" text:anchor-type="as-char" svg:width="6.9236in" svg:height="3.956343in" draw:z-index="0">
<draw:image xlink:href="../Images/yкринформ/2023-04-11T16-21-08-03-00/630_360_1681219241-526.jpg" xlink:type="simple" xlink:show="embed" xlink:actuate="onLoad" draw:mime-type="image/jpeg"/>
</draw:frame>
 Цього рокудля українців у різних еміратах ОАЕ заплановано проведення Великодніх служб, атакож низки святкових заходів.</text:p>
      <text:p text:style-name="P4">
Як передає Укрінформ, про це пише видання <text:a xlink:type="simple" xlink:href="https://ukrdubai.com/articles/278384/yaki-zahodi-dlya-ukrainskoi-gromadi-zaplanovano-v-oae-do-velikodnya" text:style-name="Internet_20_link" text:visited-style-name="Visited_20_Internet_20_Link">
</text:a>
.</text:p>
      <text:p text:style-name="P4">
«Великдень – одне з найголовніших свят для всіх християн, присвяченевоскресінню Ісуса Христа. І навіть перебуваючи в країні, де домінує іншарелігія, українці в ОАЕ дуже готуються до цього свята, збираються, щоб відчутисвою приналежність до українського роду, бережуть традиції та обов'язкововідвідують Великодні богослужіння. Минулого року на Великодню службу в Дубайз’їхалася рекордна кількість українців, які навіть не могли вміститися увеликому холі церкви Святої Марії», – йдеться в матеріалі.</text:p>
      <text:p text:style-name="P4">
Тож цього року відбудуться наступні заходи та Великодні служби:</text:p>
      <text:p text:style-name="P4">
<text:span text:style-name="T4">
Середа, 12 квітня</text:span>
</text:p>
      <text:p text:style-name="P4">
Майстер-клас з писанкарства від Української жіночої ініціативи в ОАЕ</text:p>
      <text:p text:style-name="P4">
Майстер-клас є безплатним, організатори надають усі необхідні матеріали.</text:p>
      <text:p text:style-name="P4">
Час: з 10:00 до 13:00</text:p>
      <text:p text:style-name="P4">
Місце: кафе <text:a xlink:type="simple" xlink:href="https://www.google.com/maps/place/Jones+The+Grocer+Al+Raha/@24.4326658,54.5644534,17z/data=!3m1!4b1!4m6!3m5!1s0x3e5e45d4c4aabb2f:0x78ddf7f6965669a9!8m2!3d24.4326658!4d54.5666421!16s%2Fg%2F12hntv03x" text:style-name="Internet_20_link" text:visited-style-name="Visited_20_Internet_20_Link">
</text:a>
, Абу-Дабі</text:p>
      <text:p text:style-name="P4">
Обов'язкова попередня реєстрація за <text:a xlink:type="simple" xlink:href="https://docs.google.com/forms/d/e/1FAIpQLScIwgo9dHcrd1GNi9iT8QukO01911M2rS6sxYX_0jNb9-ylfQ/viewform" text:style-name="Internet_20_link" text:visited-style-name="Visited_20_Internet_20_Link">
</text:a>
 .</text:p>
      <text:p text:style-name="P4">
<draw:frame draw:style-name="fr1" draw:name="Image84" text:anchor-type="as-char" svg:width="6.9236in" svg:height="5.576097in" draw:z-index="0">
<draw:image xlink:href="../Images/yкринформ/2023-04-11T16-21-08-03-00/1681218346-840.jpg" xlink:type="simple" xlink:show="embed" xlink:actuate="onLoad" draw:mime-type="image/jpeg"/>
</draw:frame>
 Фото: Українськажіноча ініціатива в ОАЕ</text:p>
      <text:p text:style-name="P4">
<text:span text:style-name="T4">
Майстер-клас з писанкарства від YoY</text:span>
</text:p>
      <text:p text:style-name="P4">
Час: 12:00</text:p>
      <text:p text:style-name="P4">
Місце: <text:a xlink:type="simple" xlink:href="https://goo.gl/maps/oGHW4nkCYGqrwTxw6" text:style-name="Internet_20_link" text:visited-style-name="Visited_20_Internet_20_Link">
 </text:a>
 – Dubai, Palm Jumeirah, ThePointe (West).</text:p>
      <text:p text:style-name="P4">
Для дорослих та дітей від 10 років. Вартість участі: 50 дирхамів. Безплатнібезалкогольні напої.</text:p>
      <text:p text:style-name="P4">
Реєстрація за номером: +971 50 947 26 26.</text:p>
      <text:p text:style-name="P4">
<text:span text:style-name="T4">
Четвер, 13 квітня</text:span>
</text:p>
      <text:p text:style-name="P4">
Хресна дорога за Україну</text:p>
      <text:p text:style-name="P4">
Час: 20:00</text:p>
      <text:p text:style-name="P4">
Місце: <text:a xlink:type="simple" xlink:href="https://www.google.com/maps" text:style-name="Internet_20_link" text:visited-style-name="Visited_20_Internet_20_Link">
</text:a>
</text:p>
      <text:p text:style-name="P4">
<text:span text:style-name="T4">
Субота, 15 квітня</text:span>
</text:p>
      <text:p text:style-name="P4">
<text:span text:style-name="T4">
Майстер-класи із розпису писанок в Українській школі «Софія» (для учнівшколи).</text:span>
</text:p>
      <text:p text:style-name="P4">
Час: з 10:00 до 14:00.</text:p>
      <text:p text:style-name="P4">
Місце: Українська школа в ОАЕ «Софія», Дубай.</text:p>
      <text:p text:style-name="P4">
<draw:frame draw:style-name="fr1" draw:name="Image85" text:anchor-type="as-char" svg:width="6.9236in" svg:height="4.498292in" draw:z-index="0">
<draw:image xlink:href="../Images/yкринформ/2023-04-11T16-21-08-03-00/1681218557-457.jpg" xlink:type="simple" xlink:show="embed" xlink:actuate="onLoad" draw:mime-type="image/jpeg"/>
</draw:frame>
</text:p>
      <text:p text:style-name="P4">
<text:span text:style-name="T4">
Писанкова майстерня в Абу-Дабі</text:span>
</text:p>
      <text:p text:style-name="P4">
Час: з 11:00 до 13:00.</text:p>
      <text:p text:style-name="P4">
Місце: <text:a xlink:type="simple" xlink:href="https://www.google.com/maps/place/Cultural+Foundation+-+Rashid+Bin+Saeed+Al+Maktoum+St(2nd+St)+-+Al+Hisn+-+W3+-+Abu+Dhabi/data=!4m2!3m1!1s0x3e5e67b557f4f3ab:0x1bf118f12283369a" text:style-name="Internet_20_link" text:visited-style-name="Visited_20_Internet_20_Link">
</text:a>
</text:p>
      <text:p text:style-name="P4">
Вартість: 5 дирхамів.</text:p>
      <text:p text:style-name="P4">
Мови: українська та англійська.</text:p>
      <text:p text:style-name="P4">
Реєстрація доступна за <text:a xlink:type="simple" xlink:href="https://www.pysanky.ukraine.ae/" text:style-name="Internet_20_link" text:visited-style-name="Visited_20_Internet_20_Link">
</text:a>
 .</text:p>
      <text:p text:style-name="P4">
<text:span text:style-name="T4">
Великодня Літургія українською мовою і посвячення пасок у Дубаї</text:span>
</text:p>
      <text:p text:style-name="P4">
Час: 20:30</text:p>
      <text:p text:style-name="P4">
Місце: <text:a xlink:type="simple" xlink:href="https://www.google.com/maps" text:style-name="Internet_20_link" text:visited-style-name="Visited_20_Internet_20_Link">
</text:a>
</text:p>
      <text:p text:style-name="P4">
<draw:frame draw:style-name="fr1" draw:name="Image86" text:anchor-type="as-char" svg:width="6.9236in" svg:height="6.9236in" draw:z-index="0">
<draw:image xlink:href="../Images/yкринформ/2023-04-11T16-21-08-03-00/1681218734-158.jpg" xlink:type="simple" xlink:show="embed" xlink:actuate="onLoad" draw:mime-type="image/jpeg"/>
</draw:frame>
 Фото: УГКЦ в ОАЕ</text:p>
      <text:p text:style-name="P4">
<text:span text:style-name="T4">
Неділя, 16 квітня</text:span>
</text:p>
      <text:p text:style-name="P4">
<text:span text:style-name="T4">
Великодня Літургія українською мовою і посвячення пасок в Абу-Дабі</text:span>
</text:p>
      <text:p text:style-name="P4">
Час: з 4:30 ранку до 6:00</text:p>
      <text:p text:style-name="P4">
Місце: <text:a xlink:type="simple" xlink:href="https://www.google.com/maps" text:style-name="Internet_20_link" text:visited-style-name="Visited_20_Internet_20_Link">
</text:a>
</text:p>
      <text:p text:style-name="P4">
<text:span text:style-name="T4">
Великодня Літургія українською мовою та посвячення пасок у Рас-аль-Хеймі</text:span>
</text:p>
      <text:p text:style-name="P4">
Час: 12:00</text:p>
      <text:p text:style-name="P4">
Місце: <text:a xlink:type="simple" xlink:href="https://www.google.com/maps/place/St+Anthony+of+Padua+Catholic+Church,+Ras+Al+Khaimah/@25.6649326,55.8064562,17z/data=!3m1!4b1!4m6!3m5!1s0x3ef5e02b8ca7b447:0x54c47e34cb7eff61!8m2!3d25.6649326!4d55.8064562!16s%2Fg%2F12hpst73x" text:style-name="Internet_20_link" text:visited-style-name="Visited_20_Internet_20_Link">
</text:a>
</text:p>
      <text:p text:style-name="P4">
<text:span text:style-name="T4">
Традиційна Великодня зустріч дубайської громади українців</text:span>
</text:p>
      <text:p text:style-name="P4">
Час: з 15:00 до вечора</text:p>
      <text:p text:style-name="P4">
Місце: <text:a xlink:type="simple" xlink:href="https://www.google.com/maps/place/Dubai+Dolphinarium/@25.2346463,55.3245902,17z/data=!3m1!4b1!4m6!3m5!1s0x3e5f5d39c7589645:0xe80d9e63528c655d!8m2!3d25.2346463!4d55.3267789!16s%2Fm%2F0n52j68" text:style-name="Internet_20_link" text:visited-style-name="Visited_20_Internet_20_Link">
</text:a>
(для GPS – Dubai Dolphinarium)</text:p>
      <text:p text:style-name="P4">
Із собою організатори рекомендують узяти килимочки, смаколики (є можливістьприготувати барбекю), гарний настрій, відкритість до нових знайомств та давніхдрузів. А також дітей, батьків, чоловіків/дружин іноземців.</text:p>
      <text:p text:style-name="P4">
<draw:frame draw:style-name="fr1" draw:name="Image87" text:anchor-type="as-char" svg:width="6.9236in" svg:height="3.884909in" draw:z-index="0">
<draw:image xlink:href="../Images/yкринформ/2023-04-11T16-21-08-03-00/1681218903-297.jpg" xlink:type="simple" xlink:show="embed" xlink:actuate="onLoad" draw:mime-type="image/jpeg"/>
</draw:frame>
 Фото: ЕміратиСьогодні</text:p>
      <text:p text:style-name="P4">
<text:span text:style-name="T4">
Великодня вечеря в ресторані Le Rivage на JBR</text:span>
</text:p>
      <text:p text:style-name="P4">
Час: 18:30</text:p>
      <text:p text:style-name="P4">
Місце: готель Ocean view на JBR, ресторан Le Rivage</text:p>
      <text:p text:style-name="P4">
Вартість вечері (international buffet, страви для Іфтару, безлімітнібезалкогольні напої та 20% знижка на алкогольні напої) – 99 дирхамів.</text:p>
      <text:p text:style-name="P4">
Реєстрація за номером: 0502696211 (WhatsApp).</text:p>
      <text:p text:style-name="P4">
<text:span text:style-name="T4">
Концерт від KRUTЬ на Великдень</text:span>
</text:p>
      <text:p text:style-name="P4">
Час: 20:00</text:p>
      <text:p text:style-name="P4">
Місце: <text:a xlink:type="simple" xlink:href="https://www.google.com/maps/place/YOY+-+Ukrainian+firecooking+restaurant/@25.1248289,55.0839606,14z/data=!3m1!4b1!4m6!3m5!1s0x3e5f158bddb76595:0xc0cc597b297f554!8m2!3d25.1247946!4d55.1208698!16s%2Fg%2F11ryh1m4lr" text:style-name="Internet_20_link" text:visited-style-name="Visited_20_Internet_20_Link">
</text:a>
– Dubai, Palm Jumeirah, The Pointe (West).</text:p>
      <text:p text:style-name="P4">
Бронювання столика обов’язкове (+971 50 947 26 26). Мінімальне замовлення: 400AED (з гостя).</text:p>
      <text:p text:style-name="P4">
Також з 16:00 у ресторані працюватиме куточок з писанкарства.</text:p>
      <text:p text:style-name="P4">
<draw:frame draw:style-name="fr1" draw:name="Image88" text:anchor-type="as-char" svg:width="6.9236in" svg:height="6.9236in" draw:z-index="0">
<draw:image xlink:href="../Images/yкринформ/2023-04-11T16-21-08-03-00/1681218992-728.jpg" xlink:type="simple" xlink:show="embed" xlink:actuate="onLoad" draw:mime-type="image/jpeg"/>
</draw:frame>
 Фото:facebook.com/yoydubai</text:p>
      <text:p text:style-name="P4">
Нагадаємо, цьогорічні Різдвяні богослужіння <text:a xlink:type="simple" xlink:href="https://www.ukrinform.ua/rubric-diaspora/3649643-rizdvani-bogosluzinna-vidbulisa-v-ukrainskih-gromadah-abudabi-ta-dubai.html" text:style-name="Internet_20_link" text:visited-style-name="Visited_20_Internet_20_Link">
</text:a>
 великі українськігромади в Абу-Дабі та Дубаї, для яких літургії провів священник Українськоїгреко-католицької церкви в ОАЕ отець Любомир Филипчак.</text:p>
      <text:p text:style-name="P4">
Source: <text:a xlink:type="simple" xlink:href="https://www.ukrinform.ua/rubric-diaspora/3694475-dla-ukrainskoi-gromadi-v-oae-do-velikodna-vidbudetsa-nizka-zahodiv.html" text:style-name="Internet_20_link" text:visited-style-name="Visited_20_Internet_20_Link">
https://www.ukrinform.ua/rubric-diaspora/3694475-dla-ukrainskoi-gromadi-v-oae-do-velikodna-vidbudetsa-nizka-zahodiv.html</text:a>
</text:p>
      <!--NEWS-->
      <text:h text:style-name="P10" text:outline-level="1">
<text:span text:style-name="T4">
Угорська MOL напряму платитиме Україні за транзит російської нафти – Сіярто</text:span>
</text:h>
      <text:p text:style-name="P4">
Authors: Ukrinform (Person)</text:p>
      <text:p text:style-name="P4">
Publisher: Укринформ (Organization)</text:p>
      <text:p text:style-name="P4">
Published Time: 2023-04-11T16:22:00+03:00</text:p>
      <text:p text:style-name="P4">
Modified Time: 2023-04-11T16:22:00+03:00</text:p>
      <text:p text:style-name="P4">
Description: Міністр закордонних справ та зовнішньоекономічних зв'язків Угорщини Петер Сіярто на переговорах по енергетиці в москві заявив, що угорська компанія MOL безпосередньо розплачуватиметься з Україною за транзит російської нафти трубопроводом "Дружба". — Укрінформ.</text:p>
      <text:p text:style-name="P4">
Images: ["<text:a xlink:type="simple" xlink:href="https://static.ukrinform.com/photos/2020_09/thumb_files/630_360_1600866415-338.jpg" text:style-name="Internet_20_link" text:visited-style-name="Visited_20_Internet_20_Link">
630_360_16008...</text:a>
", "<text:a xlink:type="simple" xlink:href="https://static.ukrinform.com/photos/2023_04/1681221693-428.jpg" text:style-name="Internet_20_link" text:visited-style-name="Visited_20_Internet_20_Link">
1681221693-42...</text:a>
"]</text:p>
      <text:p text:style-name="P4">
Tags: ['нафта', 'Угорщина', 'Сіярто']</text:p>
      <text:p text:style-name="P4">
Type: Article</text:p>
      <!--METADATA-->
      <text:p text:style-name="P4">
<draw:frame draw:style-name="fr1" draw:name="Image89" text:anchor-type="as-char" svg:width="6.9236in" svg:height="3.956343in" draw:z-index="0">
<draw:image xlink:href="../Images/yкринформ/2023-04-11T16-22-00-03-00/630_360_1600866415-338.jpg" xlink:type="simple" xlink:show="embed" xlink:actuate="onLoad" draw:mime-type="image/jpeg"/>
</draw:frame>
 Міністрзакордонних справ та зовнішньоекономічних зв'язків Угорщини Петер Сіярто напереговорах по енергетиці в москві заявив, що угорська компанія MOLбезпосередньо розплачуватиметься з Україною за транзит російської нафтитрубопроводом "Дружба".</text:p>
      <text:p text:style-name="P4">
Про це повідомляє Укрінформ з посиланням на держінформагентство ТАСС.</text:p>
      <text:p text:style-name="P4">
«Вдалося домовитися, що для збереження поставок та транзиту через Українукомпанія MOL розраховуватиметься за транзит безпосередньо з українськимоператором трубопровідної мережі», - сказав Сіярто.</text:p>
      <text:p text:style-name="P4">
<draw:frame draw:style-name="fr1" draw:name="Image90" text:anchor-type="as-char" svg:width="6.9236in" svg:height="5.617598in" draw:z-index="0">
<draw:image xlink:href="../Images/yкринформ/2023-04-11T16-22-00-03-00/1681221693-428.jpg" xlink:type="simple" xlink:show="embed" xlink:actuate="onLoad" draw:mime-type="image/jpeg"/>
</draw:frame>
</text:p>
      <text:p text:style-name="P4">
Також внаслідок переговорів у москві з віцепрем'єром рф Олександром НовакомУгорщина <text:a xlink:type="simple" xlink:href="https://tass.ru/ekonomika/17497209" text:style-name="Internet_20_link" text:visited-style-name="Visited_20_Internet_20_Link">
 </text:a>
 з рф про додаткові постачаннягазу і домовилася про пільговий режим оплати основних обсягів палива, якіотримують від "Газпрому". Крім того, за згодою сторін Угорщина зможеотримувати "відстрочення платежів вище за певну межу у разі екстремальногозростання цін".</text:p>
      <text:p text:style-name="P4">
<text:span text:style-name="T4">
Читайте також:</text:span>
 <text:a xlink:type="simple" xlink:href="https://www.ukrinform.ua/rubric-economy/3694236-nafta-dorozcae-pisla-rizkogo-padinna-cin-naperedodni.html" text:style-name="Internet_20_link" text:visited-style-name="Visited_20_Internet_20_Link">
 <text:span text:style-name="T4">
Нафта</text:span>
 </text:a>
</text:p>
      <text:p text:style-name="P4">
На переговорах з гендиректором росатому Олексієм Ліхачовом Сіярто обговоривподальші кроки щодо реалізації проєкту будівництва АЕС "Пакш-2", а також "іншіаспекти комплексної співпраці в атомній сфері". Після переговорів з ЛіхачовимСіярто заявив, що нові блоки АЕС "Пакш" мають бути добудовані <text:a xlink:type="simple" xlink:href="https://ria.ru/20230411/paksh-1864494386.html" text:style-name="Internet_20_link" text:visited-style-name="Visited_20_Internet_20_Link">
</text:a>
 , незважаючи на різноманітніперешкоди. На порядку денному переговорів в москві також було обговорення <text:a xlink:type="simple" xlink:href="https://ria.ru/20230411/sanktsii-1864437786.html" text:style-name="Internet_20_link" text:visited-style-name="Visited_20_Internet_20_Link">
</text:a>
 санкціям проти російськоїатомної енергетики.</text:p>
      <text:p text:style-name="P4">
Як повідомляв Укрінформ, наприкінці березня міністр закордонних справ ПетерСіярто заявляв, що <text:a xlink:type="simple" xlink:href="https://www.ukrinform.ua/rubric-ato/3685094-ugorsina-ne-bratime-ucast-u-spilnih-postacannah-boepripasiv-ukraini-sijarto.html" text:style-name="Internet_20_link" text:visited-style-name="Visited_20_Internet_20_Link">
 </text:a>
 успільних постачаннях боєприпасів Україні, але й не заважатиме іншим це робити.</text:p>
      <text:p text:style-name="P4">
Source: <text:a xlink:type="simple" xlink:href="https://www.ukrinform.ua/rubric-economy/3694476-ugorska-mol-napramu-platitime-ukraini-za-tranzit-rosijskoi-nafti-siarto.html" text:style-name="Internet_20_link" text:visited-style-name="Visited_20_Internet_20_Link">
https://www.ukrinform.ua/rubric-economy/3694476-ugorska-mol-napramu-platitime-ukraini-za-tranzit-rosijskoi-nafti-siarto.html</text:a>
</text:p>
      <!--NEWS-->
      <text:h text:style-name="P10" text:outline-level="1">
<text:span text:style-name="T4">
Парламент підтримав законопроєкт щодо «перезавантаження» митниці</text:span>
</text:h>
      <text:p text:style-name="P4">
Authors: Ukrinform (Person)</text:p>
      <text:p text:style-name="P4">
Publisher: Укринформ (Organization)</text:p>
      <text:p text:style-name="P4">
Published Time: 2023-04-11T16:25:00+03:00</text:p>
      <text:p text:style-name="P4">
Modified Time: 2023-04-11T16:25:00+03:00</text:p>
      <text:p text:style-name="P4">
Description: Верховна Рада ухвалила у першому читанні законопроєкт №6490, який, зокрема, запроваджує конкурсний відбір на посаду голови Держмитслужби та процедуру атестації посадових осіб митних органів. — Укрінформ.</text:p>
      <text:p text:style-name="P4">
Images: ["<text:a xlink:type="simple" xlink:href="https://static.ukrinform.com/photos/2021_11/thumb_files/630_360_1638277056-325.jpg" text:style-name="Internet_20_link" text:visited-style-name="Visited_20_Internet_20_Link">
630_360_16382...</text:a>
"]</text:p>
      <text:p text:style-name="P4">
Tags: ['Митниця', 'Законопроєкт', 'Верховна Рада']</text:p>
      <text:p text:style-name="P4">
Type: Article</text:p>
      <!--METADATA-->
      <text:p text:style-name="P4">
<draw:frame draw:style-name="fr1" draw:name="Image91" text:anchor-type="as-char" svg:width="6.9236in" svg:height="3.956343in" draw:z-index="0">
<draw:image xlink:href="../Images/yкринформ/2023-04-11T16-25-00-03-00/630_360_1638277056-325.jpg" xlink:type="simple" xlink:show="embed" xlink:actuate="onLoad" draw:mime-type="image/jpeg"/>
</draw:frame>
 ВерховнаРада ухвалила у першому читанні законопроєкт №6490, який, зокрема, запроваджуєконкурсний відбір на посаду голови Держмитслужби та процедуру атестаціїпосадових осіб митних органів.</text:p>
      <text:p text:style-name="P4">
Про це повідомив голова Комітету з питань податків та фінансової політикиДанила Гетманцев у <text:a xlink:type="simple" xlink:href="https://t.me/getmantsevdanil/4533" text:style-name="Internet_20_link" text:visited-style-name="Visited_20_Internet_20_Link">
 </text:a>
 , передає Укрінформ.</text:p>
      <text:p text:style-name="P4">
«Рада прийняла законопроєкт №6490 про перезавантаження <text:a xlink:type="simple" xlink:href="https://www.ukrinform.ua/tag-mitnica" text:style-name="Internet_20_link" text:visited-style-name="Visited_20_Internet_20_Link">
</text:a>
 у першому читанні», - йдеться вповідомленні.</text:p>
      <text:p text:style-name="P4">
Гетманцев нагадав, що передбачено чинною редакцією проєкту закону.</text:p>
      <text:p text:style-name="P4">
По-перше, пропонується запровадити прозорий конкурс на посаду головиДержмитслужби за прикладом кращих практик НАБУ, САП, НАЗК із залученнямміжнародних експертів.</text:p>
      <text:p text:style-name="P4">
По-друге, встановлюється чіткий алгоритм ухвалення рішень конкурсною комісією,яка вносить подання Прем’єр-міністру України лише на одну кандидатуру(переможця конкурсу).</text:p>
      <text:p text:style-name="P4">
По-третє, новому очільнику установи надається право формувати кадровийпотенціал митних органів, у тому числі шляхом призначеннях заступниківвиключно за погодженням з головою, а також скасування необхідності погодженняз міністром фінансів України призначення на посади та/або звільнення з посадкерівників середньої ланки (зокрема, начальників митниць та директорівдепартаментів центрального апарату) та положень про територіальні органи.</text:p>
      <text:p text:style-name="P4">
<text:span text:style-name="T4">
Читайте також:</text:span>
 <text:a xlink:type="simple" xlink:href="https://www.ukrinform.ua/rubric-society/3694471-rada-sprostila-primusove-vikonanna-sudovih-risen-na-cas-voennogo-stanu.html" text:style-name="Internet_20_link" text:visited-style-name="Visited_20_Internet_20_Link">
 <text:span text:style-name="T4">
Рада</text:span>
 </text:a>
</text:p>
      <text:p text:style-name="P4">
Для контролю та незаангажованої належності реалізації головою Держмитслужбисвоїх повноважень запроваджується щорічний зовнішній незалежний аудитефективності діяльності митних органів. Негативний висновок аудиту станепідставою для звільнення голови.</text:p>
      <text:p text:style-name="P4">
Для посадових осіб митних органів передбачено проведення одноразової атестаціїз метою встановлення відповідності займаній посаді.</text:p>
      <text:p text:style-name="P4">
Також безпосередньо в законі визначаються розміри окладів посадових осібмитних органів.</text:p>
      <text:p text:style-name="P4">
Як повідомлялося, <text:a xlink:type="simple" xlink:href="https://www.ukrinform.ua/rubric-economy/3663483-urad-priznaciv-timcasovih-kerivnikiv-mitnoi-sluzbi-ta-derzprodspozivsluzbi.html" text:style-name="Internet_20_link" text:visited-style-name="Visited_20_Internet_20_Link">
 </text:a>
 .Правоохоронці проводять роботу щодо виявлення тіньових схем на митниці. Запопередніми оцінками, щомісячно оборудки на митниці "вимивали" з державногобюджету орієнтовно до десяти мільярдів гривень.</text:p>
      <text:p text:style-name="P4">
За словами Премʼєр-міністра України Дениса Шмигаля, <text:a xlink:type="simple" xlink:href="https://forbes.ua/money/koli-chekati-reformu-uryadu-yak-pokrashchiti-robotu-mitnitsi-shcho-robiti-z-obshukami-u-biznesu-perspektivi-podatkovoi-reformi-ta-de-znayti-groshi-na-vidbudovu-velike-intervyu-denisa-shmigalya-24022023-11936" text:style-name="Internet_20_link" text:visited-style-name="Visited_20_Internet_20_Link">
</text:a>
</text:p>
      <text:p text:style-name="P4">
Source: <text:a xlink:type="simple" xlink:href="https://www.ukrinform.ua/rubric-polytics/3694478-parlament-pidtrimav-zakonoproekt-sodo-perezavantazenna-mitnici.html" text:style-name="Internet_20_link" text:visited-style-name="Visited_20_Internet_20_Link">
https://www.ukrinform.ua/rubric-polytics/3694478-parlament-pidtrimav-zakonoproekt-sodo-perezavantazenna-mitnici.html</text:a>
</text:p>
      <!--NEWS-->
      <text:h text:style-name="P10" text:outline-level="1">
<text:span text:style-name="T4">
Синякова не зіграє проти України у Кубку Біллі Джин Кінг</text:span>
</text:h>
      <text:p text:style-name="P4">
Authors: Ukrinform (Person)</text:p>
      <text:p text:style-name="P4">
Publisher: Укринформ (Organization)</text:p>
      <text:p text:style-name="P4">
Published Time: 2023-04-11T16:27:35+03:00</text:p>
      <text:p text:style-name="P4">
Modified Time: 2023-04-11T16:27:35+03:00</text:p>
      <text:p text:style-name="P4">
Description: Її місце займе Сара Бейлек. — Укрінформ.</text:p>
      <text:p text:style-name="P4">
Images: ["<text:a xlink:type="simple" xlink:href="https://static.ukrinform.com/photos/2023_04/thumb_files/630_360_1681219612-687.jpg" text:style-name="Internet_20_link" text:visited-style-name="Visited_20_Internet_20_Link">
630_360_16812...</text:a>
"]</text:p>
      <text:p text:style-name="P4">
Tags: ['Теніс']</text:p>
      <text:p text:style-name="P4">
Type: Article</text:p>
      <!--METADATA-->
      <text:p text:style-name="P4">
<draw:frame draw:style-name="fr1" draw:name="Image92" text:anchor-type="as-char" svg:width="6.9236in" svg:height="3.956343in" draw:z-index="0">
<draw:image xlink:href="../Images/yкринформ/2023-04-11T16-27-35-03-00/630_360_1681219612-687.jpg" xlink:type="simple" xlink:show="embed" xlink:actuate="onLoad" draw:mime-type="image/jpeg"/>
</draw:frame>
 Її місцезайме Сара Бейлек.</text:p>
      <text:p text:style-name="P4">
Жіноча збірна Чехії з тенісу оголосила про заміну у своєму складі на матчКубку Біллі Джин Кінг проти команди України, <text:a xlink:type="simple" xlink:href="https://t.me/tennisukraine/1990" text:style-name="Internet_20_link" text:visited-style-name="Visited_20_Internet_20_Link">
</text:a>
 пресслужба федерації тенісу України,передає Укрінформ.</text:p>
      <text:p text:style-name="P4">
Замість Катерини Синякової у матчі візьме участь 17-річна Сара Бейлек, якапосідає 155 місце у рейтингу WTA у одиночному розряді та 713 – у парному.</text:p>
      <text:p text:style-name="P4">
Бейлек цього сезону пройшла кваліфікацію на Australian Open, але в першомуколі основи програла своїй співвітчизниці Барборі Крейчиковій.</text:p>
      <text:p text:style-name="P4">
<text:span text:style-name="T4">
Читайте також:</text:span>
 <text:a xlink:type="simple" xlink:href="https://www.ukrinform.ua/rubric-sports/3694083-olga-savcuk-u-nas-duze-horosa-komanda-a-b-nazvala-cej-sklad-idealnim.html" text:style-name="Internet_20_link" text:visited-style-name="Visited_20_Internet_20_Link">
 </text:a>
</text:p>
      <text:p text:style-name="P4">
Як повідомляв Укрінформ, матчева зустріч відбудеться 14-15 квітня у Туреччиніна кортах готелю Mega Saray у місті Белек.</text:p>
      <text:p text:style-name="P4">
Фото: btu.org.ua</text:p>
      <text:p text:style-name="P4">
Source: <text:a xlink:type="simple" xlink:href="https://www.ukrinform.ua/rubric-sports/3694479-sinakova-ne-zigrae-proti-ukraini-u-kubku-billi-dzin-king.html" text:style-name="Internet_20_link" text:visited-style-name="Visited_20_Internet_20_Link">
https://www.ukrinform.ua/rubric-sports/3694479-sinakova-ne-zigrae-proti-ukraini-u-kubku-billi-dzin-king.html</text:a>
</text:p>
      <!--NEWS-->
      <text:h text:style-name="P10" text:outline-level="1">
<text:span text:style-name="T4">
Рада ухвалила закон про контроль над коштами на підтримку України</text:span>
</text:h>
      <text:p text:style-name="P4">
Authors: Ukrinform (Person)</text:p>
      <text:p text:style-name="P4">
Publisher: Укринформ (Organization)</text:p>
      <text:p text:style-name="P4">
Published Time: 2023-04-11T16:27:48+03:00</text:p>
      <text:p text:style-name="P4">
Modified Time: 2023-04-11T16:27:48+03:00</text:p>
      <text:p text:style-name="P4">
Description: Верховна Рада ухвалила в цілому законопроєкт, яким вносяться зміни до Бюджетного кодексу України стосовно використання коштів з рахунків на підтримку України. — Укрінформ.</text:p>
      <text:p text:style-name="P4">
Images: ["<text:a xlink:type="simple" xlink:href="https://static.ukrinform.com/photos/2021_06/thumb_files/630_360_1623144009-889.jpg" text:style-name="Internet_20_link" text:visited-style-name="Visited_20_Internet_20_Link">
630_360_16231...</text:a>
"]</text:p>
      <text:p text:style-name="P4">
Tags: ['Бюджет', 'Верховна Рада', 'допомога']</text:p>
      <text:p text:style-name="P4">
Type: Article</text:p>
      <!--METADATA-->
      <text:p text:style-name="P4">
<draw:frame draw:style-name="fr1" draw:name="Image93" text:anchor-type="as-char" svg:width="6.9236in" svg:height="3.956343in" draw:z-index="0">
<draw:image xlink:href="../Images/yкринформ/2023-04-11T16-27-48-03-00/630_360_1623144009-889.jpg" xlink:type="simple" xlink:show="embed" xlink:actuate="onLoad" draw:mime-type="image/jpeg"/>
</draw:frame>
 ВерховнаРада ухвалила в цілому законопроєкт, яким вносяться зміни до Бюджетногокодексу України стосовно використання коштів з рахунків на підтримку України.</text:p>
      <text:p text:style-name="P4">
Як передає Укрінформ, про це повідомляє <text:a xlink:type="simple" xlink:href="https://www.mof.gov.ua/uk/news/parlament_priiniav_propozitsiiu_minfinu_vreguliuvati_pitannia_vikoristannia_koshtiv_z_rakhunkiv_nbu_dlia_pidtrimki_ukraini-3937" text:style-name="Internet_20_link" text:visited-style-name="Visited_20_Internet_20_Link">
</text:a>
.</text:p>
      <text:p text:style-name="P4">
Документ передбачає щомісячне звітування про надходження та використаннякоштів щодо кожного з відкритих в НБУ рахунків та контроль за їх використаннямвідповідно до бюджетного законодавства.</text:p>
      <text:p text:style-name="P4">
Також передбачається розподіл та витрачання таких коштів за чіткими бюджетнимиправилами в межах <text:a xlink:type="simple" xlink:href="https://www.ukrinform.ua/tag-budzet" text:style-name="Internet_20_link" text:visited-style-name="Visited_20_Internet_20_Link">
 </text:a>
 програмспеціального фонду державного бюджету.</text:p>
      <text:p text:style-name="P4">
Окрім цього, на офіційних сайтах головних розпорядників коштівоприлюднюватимуть суми отриманих добровільних внесків, перелік придбанихтоварів і послуг.</text:p>
      <text:p text:style-name="P4">
«Прийнятий Верховною Радою законопроєкт дозволяє у більш скоординований тапідзвітний спосіб використовувати добровільні внески від фізичних та юридичнихосіб, які акумулюються на рахунках окремих міністерств у НБУ. Цей крок також єдуже важливим для наших міжнародних партнерів, про що свідчить його включеннядо нової програми співпраці з Міжнародним валютним фондом», - зазначив першийзаступник міністра фінансів Денис Улютін.</text:p>
      <text:p text:style-name="P4">
<text:span text:style-name="T4">
Читайте також:</text:span>
 <text:a xlink:type="simple" xlink:href="https://www.ukrinform.ua/rubric-polytics/3694478-parlament-pidtrimav-zakonoproekt-sodo-perezavantazenna-mitnici.html" text:style-name="Internet_20_link" text:visited-style-name="Visited_20_Internet_20_Link">
 </text:a>
</text:p>
      <text:p text:style-name="P4">
Він наголосив, що підзвітність, прозорість та ефективність використання коштівна підтримку України є важливою запорукою їх подальшого надходження як відофіційних донорів, так і від бізнесу, благодійних організацій і громадян.</text:p>
      <text:p text:style-name="P4">
Як повідомляв Укрінформ, у березні 2023 року Верховна Рада ухвалила закон,який передбачає збільшення видатків державного бюджету на 537,2 млрд грн; зних 96,5% спрямовуються на сектор національної безпеки і оборони.</text:p>
      <text:p text:style-name="P4">
Source: <text:a xlink:type="simple" xlink:href="https://www.ukrinform.ua/rubric-economy/3694480-rada-uhvalila-zakon-pro-kontrol-nad-kostami-na-pidtrimku-ukraini.html" text:style-name="Internet_20_link" text:visited-style-name="Visited_20_Internet_20_Link">
https://www.ukrinform.ua/rubric-economy/3694480-rada-uhvalila-zakon-pro-kontrol-nad-kostami-na-pidtrimku-ukraini.html</text:a>
</text:p>
      <!--NEWS-->
      <text:h text:style-name="P10" text:outline-level="1">
<text:span text:style-name="T4">
Бій у Бахмуті: прикордонники втримали позиції і відбили атаку росіян</text:span>
</text:h>
      <text:p text:style-name="P4">
Authors: Ukrinform (Person)</text:p>
      <text:p text:style-name="P4">
Publisher: Укринформ (Organization)</text:p>
      <text:p text:style-name="P4">
Published Time: 2023-04-11T16:29:00+03:00</text:p>
      <text:p text:style-name="P4">
Modified Time: 2023-04-11T16:29:00+03:00</text:p>
      <text:p text:style-name="P4">
Description: Бійці Державної прикордонної служби України відбили чергову спробу наступу російських загарбників на місто Бахмут Донецької області. — Укрінформ.</text:p>
      <text:p text:style-name="P4">
Images: ["<text:a xlink:type="simple" xlink:href="https://static.ukrinform.com/photos/2023_04/thumb_files/630_360_1681219584-952.jpg" text:style-name="Internet_20_link" text:visited-style-name="Visited_20_Internet_20_Link">
630_360_16812...</text:a>
"]</text:p>
      <text:p text:style-name="P4">
Tags: ['Бахмут', 'Донеччина', 'Прикордонники', 'Війна з росією']</text:p>
      <text:p text:style-name="P4">
Type: Article</text:p>
      <!--METADATA-->
      <text:p text:style-name="P4">
<draw:frame draw:style-name="fr1" draw:name="Image94" text:anchor-type="as-char" svg:width="6.9236in" svg:height="3.956343in" draw:z-index="0">
<draw:image xlink:href="../Images/yкринформ/2023-04-11T16-29-00-03-00/630_360_1681219584-952.jpg" xlink:type="simple" xlink:show="embed" xlink:actuate="onLoad" draw:mime-type="image/jpeg"/>
</draw:frame>
 БійціДержавної прикордонної служби України відбили чергову спробу наступуросійських загарбників на місто Бахмут Донецької області.</text:p>
      <text:p text:style-name="P4">
Про це ДПСУ повідомила в <text:a xlink:type="simple" xlink:href="https://t.me/DPSUkr/10502" text:style-name="Internet_20_link" text:visited-style-name="Visited_20_Internet_20_Link">
 </text:a>
 , оприлюднивши кадрибою, передає Укрінформ.</text:p>
      <text:p text:style-name="P4">
Як зазначається, сили ворога в бою переважали. Шестеро прикордонниківЛуганського загону протягом трьох годин тримали позиції й відбивали атакиросіян.</text:p>
      <text:p text:style-name="P4">
Через небезпеку повного оточення прибуло підкріплення — група вогневоїпідтримки.</text:p>
      <text:p text:style-name="P4">
<text:span text:style-name="T4">
Читайте також:</text:span>
 <text:a xlink:type="simple" xlink:href="https://www.ukrinform.ua/rubric-ato/3694053-rosiani-obstriluut-transport-akij-ruhaetsa-v-bik-bahmuta-malar.html" text:style-name="Internet_20_link" text:visited-style-name="Visited_20_Internet_20_Link">
 <text:span text:style-name="T4">
Бахмут</text:span>
 </text:a>
</text:p>
      <text:p text:style-name="P4">
"Завдяки вмілому використанню гранатометів та стрілецької зброї наступокупантів відбили, а поранених евакуювали до безпечної зони", — зазначили в <text:a xlink:type="simple" xlink:href="https://www.ukrinform.ua/tag-prikordonniki" text:style-name="Internet_20_link" text:visited-style-name="Visited_20_Internet_20_Link">
</text:a>
 .</text:p>
      <text:p text:style-name="P4">
Як повідомляв Укрінформ, у <text:a xlink:type="simple" xlink:href="https://www.ukrinform.ua/rubric-ato/3693766-u-boah-za-bahmut-rosiani-perejsli-do-sirijskoi-taktiki-sirskij.html" text:style-name="Internet_20_link" text:visited-style-name="Visited_20_Internet_20_Link">
 </text:a>
 російські загарбники перейшли до "сирійської" тактики випаленоїземлі, оборона міста триває.</text:p>
      <text:p text:style-name="P4">
<text:span text:style-name="T5">
Фото: ДПСУ</text:span>
</text:p>
      <text:p text:style-name="P4">
Source: <text:a xlink:type="simple" xlink:href="https://www.ukrinform.ua/rubric-ato/3694481-bij-u-bahmuti-prikordonniki-vtrimali-pozicii-i-vidbili-ataku-rosian.html" text:style-name="Internet_20_link" text:visited-style-name="Visited_20_Internet_20_Link">
https://www.ukrinform.ua/rubric-ato/3694481-bij-u-bahmuti-prikordonniki-vtrimali-pozicii-i-vidbili-ataku-rosian.html</text:a>
</text:p>
      <!--NEWS-->
      <text:h text:style-name="P10" text:outline-level="1">
<text:span text:style-name="T4">
Японія передала техніку для здійснення обробки будівельних відходів в Ірпені</text:span>
</text:h>
      <text:p text:style-name="P4">
Authors: Ukrinform (Person)</text:p>
      <text:p text:style-name="P4">
Publisher: Укринформ (Organization)</text:p>
      <text:p text:style-name="P4">
Published Time: 2023-04-11T16:33:00+03:00</text:p>
      <text:p text:style-name="P4">
Modified Time: 2023-04-11T16:33:00+03:00</text:p>
      <text:p text:style-name="P4">
Description: Японія передала першу партію техніки з 7 екскаваторів, які необхідні для реалізації пілотного проєкту з будівництва в Ірпені Київської області майданчика для тимчасового зберігання будівельних відходів та їхнього сортування з подальшим використанням. — Укрінформ.</text:p>
      <text:p text:style-name="P4">
Images: ["<text:a xlink:type="simple" xlink:href="https://static.ukrinform.com/photos/2023_04/thumb_files/630_360_1681220382-634.jpg" text:style-name="Internet_20_link" text:visited-style-name="Visited_20_Internet_20_Link">
630_360_16812...</text:a>
", "<text:a xlink:type="simple" xlink:href="https://static.ukrinform.com/photos/2023_04/thumb_files/630_360_1681219914-6871.jpeg" text:style-name="Internet_20_link" text:visited-style-name="Visited_20_Internet_20_Link">
630_360_16812...</text:a>
", "<text:a xlink:type="simple" xlink:href="https://static.ukrinform.com/photos/2023_04/thumb_files/630_360_1681219913-5046.jpeg" text:style-name="Internet_20_link" text:visited-style-name="Visited_20_Internet_20_Link">
630_360_16812...</text:a>
", "<text:a xlink:type="simple" xlink:href="https://static.ukrinform.com/photos/2023_04/thumb_files/630_360_1681219914-5613.jpeg" text:style-name="Internet_20_link" text:visited-style-name="Visited_20_Internet_20_Link">
630_360_16812...</text:a>
", "<text:a xlink:type="simple" xlink:href="https://static.ukrinform.com/photos/2023_04/thumb_files/630_360_1681219914-9654.jpeg" text:style-name="Internet_20_link" text:visited-style-name="Visited_20_Internet_20_Link">
630_360_16812...</text:a>
", "<text:a xlink:type="simple" xlink:href="https://static.ukrinform.com/photos/2023_04/thumb_files/630_360_1681219914-6407.jpeg" text:style-name="Internet_20_link" text:visited-style-name="Visited_20_Internet_20_Link">
630_360_16812...</text:a>
"]</text:p>
      <text:p text:style-name="P4">
Tags: ['Японія', 'Ірпінь', 'Київщина', 'Відбудова']</text:p>
      <text:p text:style-name="P4">
Type: Article</text:p>
      <!--METADATA-->
      <text:p text:style-name="P4">
<draw:frame draw:style-name="fr1" draw:name="Image95" text:anchor-type="as-char" svg:width="6.9236in" svg:height="3.956343in" draw:z-index="0">
<draw:image xlink:href="../Images/yкринформ/2023-04-11T16-33-00-03-00/630_360_1681220382-634.jpg" xlink:type="simple" xlink:show="embed" xlink:actuate="onLoad" draw:mime-type="image/jpeg"/>
</draw:frame>
 Японіяпередала першу партію техніки з 7 екскаваторів, які необхідні для реалізаціїпілотного проєкту з будівництва в Ірпені Київської області майданчика длятимчасового зберігання будівельних відходів та їхнього сортування з подальшимвикористанням.</text:p>
      <text:p text:style-name="P4">
Про це повідомляє кореспондент Укрінформу.</text:p>
      <text:p text:style-name="P4">
«Ми дуже добре розуміємо необхідність у відновленні та реконструкціїпошкодженої інфраструктури України та міста Ірпінь зокрема. Сьогодні мипередаємо 7 одиниць техніки від японської сторони, яка допомагатиме з <text:a xlink:type="simple" xlink:href="https://www.ukrinform.ua/rubric-vidbudova" text:style-name="Internet_20_link" text:visited-style-name="Visited_20_Internet_20_Link">
</text:a>
 . Це перша партія. Далі плануємопривезти ще 10 відповідних машин. Вони будуть використанні в Ірпені таКиївській області», - зазначив Надзвичайний і Повноважний Посол Японії вУкраїні Мацуда Кунінорі.</text:p>
      <text:p text:style-name="P4">
Загалом у межах програми екстреного відновлення між Україною та Японськимагентством міжнародного співробітництва (JICA) планується виділення 39 одиницьтехніки для здійснення обробки будівельних відходів. Наразі в Ірпені вжевизначено земельну ділянку, де відбудеться будівництво майданчика тимчасовогозберігання відходів за допомогою іноземної техніки.</text:p>
      <text:p text:style-name="P4">
<draw:frame draw:style-name="fr1" draw:name="Image96" text:anchor-type="as-char" svg:width="6.9236in" svg:height="3.956343in" draw:z-index="0">
<draw:image xlink:href="../Images/yкринформ/2023-04-11T16-33-00-03-00/630_360_1681219914-6871.jpeg" xlink:type="simple" xlink:show="embed" xlink:actuate="onLoad" draw:mime-type="image/jpeg"/>
</draw:frame>
 Японіяпередала техніку для здійснення обробки будівельних відходів в Ірпені / Фото:Міністерство розвитку громад, територій та інфраструктури України  <text:a xlink:type="simple" xlink:href="https://static.ukrinform.com/photos/2023_04/1681219914-6871.jpeg" text:style-name="Internet_20_link" text:visited-style-name="Visited_20_Internet_20_Link">
<draw:frame draw:style-name="fr1" draw:name="Image97" text:anchor-type="as-char" svg:width="6.9236in" svg:height="3.956343in" draw:z-index="0">
<draw:image xlink:href="../Images/yкринформ/2023-04-11T16-33-00-03-00/630_360_1681219914-6871.jpeg" xlink:type="simple" xlink:show="embed" xlink:actuate="onLoad" draw:mime-type="image/jpeg"/>
</draw:frame>
</text:a>
 <text:a xlink:type="simple" xlink:href="https://static.ukrinform.com/photos/2023_04/1681219913-5046.jpeg" text:style-name="Internet_20_link" text:visited-style-name="Visited_20_Internet_20_Link">
<draw:frame draw:style-name="fr1" draw:name="Image98" text:anchor-type="as-char" svg:width="6.9236in" svg:height="3.956343in" draw:z-index="0">
<draw:image xlink:href="../Images/yкринформ/2023-04-11T16-33-00-03-00/630_360_1681219913-5046.jpeg" xlink:type="simple" xlink:show="embed" xlink:actuate="onLoad" draw:mime-type="image/jpeg"/>
</draw:frame>
</text:a>
 <text:a xlink:type="simple" xlink:href="https://static.ukrinform.com/photos/2023_04/1681219914-5613.jpeg" text:style-name="Internet_20_link" text:visited-style-name="Visited_20_Internet_20_Link">
<draw:frame draw:style-name="fr1" draw:name="Image99" text:anchor-type="as-char" svg:width="6.9236in" svg:height="3.956343in" draw:z-index="0">
<draw:image xlink:href="../Images/yкринформ/2023-04-11T16-33-00-03-00/630_360_1681219914-5613.jpeg" xlink:type="simple" xlink:show="embed" xlink:actuate="onLoad" draw:mime-type="image/jpeg"/>
</draw:frame>
</text:a>
 <text:a xlink:type="simple" xlink:href="https://static.ukrinform.com/photos/2023_04/1681219914-9654.jpeg" text:style-name="Internet_20_link" text:visited-style-name="Visited_20_Internet_20_Link">
<draw:frame draw:style-name="fr1" draw:name="Image100" text:anchor-type="as-char" svg:width="6.9236in" svg:height="3.956343in" draw:z-index="0">
<draw:image xlink:href="../Images/yкринформ/2023-04-11T16-33-00-03-00/630_360_1681219914-9654.jpeg" xlink:type="simple" xlink:show="embed" xlink:actuate="onLoad" draw:mime-type="image/jpeg"/>
</draw:frame>
</text:a>
 <text:a xlink:type="simple" xlink:href="https://static.ukrinform.com/photos/2023_04/1681219914-6407.jpeg" text:style-name="Internet_20_link" text:visited-style-name="Visited_20_Internet_20_Link">
<draw:frame draw:style-name="fr1" draw:name="Image101" text:anchor-type="as-char" svg:width="6.9236in" svg:height="3.956343in" draw:z-index="0">
<draw:image xlink:href="../Images/yкринформ/2023-04-11T16-33-00-03-00/630_360_1681219914-6407.jpeg" xlink:type="simple" xlink:show="embed" xlink:actuate="onLoad" draw:mime-type="image/jpeg"/>
</draw:frame>
</text:a>
</text:p>
      <text:p text:style-name="P4">
«Щойно ми успішно реалізуємо цей проєкт в Ірпені, ми плануємо продовжити нашуспівпрацю в інших регіонах України, зокрема щодо Донецької та Херсонськоїобласті. Цей проєкт є лише першим етапом, другий полягає у допомозі зінвестиціями, розвитком торгівлі та відкриттям дверей для японських компаній»,- додав Мацуда Кунінорі.</text:p>
      <text:p text:style-name="P4">
<text:span text:style-name="T4">
Читайте також:</text:span>
 <text:a xlink:type="simple" xlink:href="https://www.ukrinform.ua/rubric-vidbudova/3693995-na-cernigivsini-vidkrili-mist-cerez-desnu-zrujnovanij-na-pocatku-vtorgnenna-rf.html" text:style-name="Internet_20_link" text:visited-style-name="Visited_20_Internet_20_Link">
 </text:a>
</text:p>
      <text:p text:style-name="P4">
Як повідомлялось, Японія виділить 30 млн доларів на постачання Українінелетального озброєння через трастовий фонд НАТО і <text:a xlink:type="simple" xlink:href="https://www.ukrinform.ua/rubric-ato/3685621-aponia-vidilit-30-miljoniv-na-neletalne-ozbroenna-dla-ukraini.html" text:style-name="Internet_20_link" text:visited-style-name="Visited_20_Internet_20_Link">
</text:a>
</text:p>
      <text:p text:style-name="P4">
<text:span text:style-name="T5">
Фото: Міністерство розвитку громад, територій та інфраструктури України</text:span>
</text:p>
      <text:p text:style-name="P4">
Source: <text:a xlink:type="simple" xlink:href="https://www.ukrinform.ua/rubric-vidbudova/3694487-aponia-peredala-tehniku-dla-zdijsnenna-obrobki-budivelnih-vidhodiv-v-irpeni.html" text:style-name="Internet_20_link" text:visited-style-name="Visited_20_Internet_20_Link">
https://www.ukrinform.ua/rubric-vidbudova/3694487-aponia-peredala-tehniku-dla-zdijsnenna-obrobki-budivelnih-vidhodiv-v-irpeni.html</text:a>
</text:p>
      <!--NEWS-->
      <text:h text:style-name="P10" text:outline-level="1">
<text:span text:style-name="T4">
МВФ погіршив прогноз зростання глобальної економіки до 2,8%</text:span>
</text:h>
      <text:p text:style-name="P4">
Authors: Ukrinform (Person)</text:p>
      <text:p text:style-name="P4">
Publisher: Укринформ (Organization)</text:p>
      <text:p text:style-name="P4">
Published Time: 2023-04-11T16:35:00+03:00</text:p>
      <text:p text:style-name="P4">
Modified Time: 2023-04-11T16:35:00+03:00</text:p>
      <text:p text:style-name="P4">
Description: Міжнародний валютний фонд погіршив очікування щодо глобального економічного зростання в 2023 році до 2,8 відсотка – в порівнянні з 2,9 відсотка в попередньому прогнозі, що вийшов три місяці тому. — Укрінформ.</text:p>
      <text:p text:style-name="P4">
Images: ["<text:a xlink:type="simple" xlink:href="https://static.ukrinform.com/photos/2020_11/thumb_files/630_360_1606382332-862.jpg" text:style-name="Internet_20_link" text:visited-style-name="Visited_20_Internet_20_Link">
630_360_16063...</text:a>
"]</text:p>
      <text:p text:style-name="P4">
Tags: ['Економіка', 'МВФ', 'Прогноз']</text:p>
      <text:p text:style-name="P4">
Type: Article</text:p>
      <!--METADATA-->
      <text:p text:style-name="P4">
<draw:frame draw:style-name="fr1" draw:name="Image102" text:anchor-type="as-char" svg:width="6.9236in" svg:height="3.956343in" draw:z-index="0">
<draw:image xlink:href="../Images/yкринформ/2023-04-11T16-35-00-03-00/630_360_1606382332-862.jpg" xlink:type="simple" xlink:show="embed" xlink:actuate="onLoad" draw:mime-type="image/jpeg"/>
</draw:frame>
Міжнародний валютний фонд погіршив очікування щодо глобального економічногозростання в 2023 році до 2,8 відсотка – в порівнянні з 2,9 відсотка впопередньому прогнозі, що вийшов три місяці тому.</text:p>
      <text:p text:style-name="P4">
Про це заявив під час презентації нового огляду «Перспективи світовоїекономіки» (WEO) у вівторок головний економіст МВФ П’єр-Олів’є Горінчас,передає власний кореспондент Укрінформу.</text:p>
      <text:p text:style-name="P4">
«Відповідно до нашого останнього прогнозу, цього року глобальне зростаннязнизиться до рівня 2,8 відсотка, а наступного року помірно підніметься до 3відсотків», - зауважив представник Фонду.</text:p>
      <text:p text:style-name="P4">
Водночас він зазначив, що глобальна інфляція знижуватиметься. Хоча, за йогословами, це відбуватиметься повільніше, ніж передбачалося спочатку.Очікується, що її показник впаде з 8,7% минулого року до 7% цього року та 4,9%наступного.</text:p>
      <text:p text:style-name="P4">
Загалом, як зазначив представник <text:a xlink:type="simple" xlink:href="https://www.ukrinform.ua/tag-mvf" text:style-name="Internet_20_link" text:visited-style-name="Visited_20_Internet_20_Link">
 </text:a>
 ,уповільнення нинішнього року відчуватиметься більше в економічних показникахрозвинутих країн. Тим часом у країнах з ринками, що розвиваються, і економік,що розвиваються, по багатьох напрямах відзначається більш позитивна динаміка.</text:p>
      <text:p text:style-name="P4">
«Глобальна економіка продовжує переживати період невизначеності, коли сукупнінаслідки несприятливих потрясінь за останні три роки, зокрема пандеміяCOVID-19 і вторгнення рф в Україну, проявляються непередбачуваниминаслідками», - зазначається у презентованому у вівторок WEO.</text:p>
      <text:p text:style-name="P4">
<text:span text:style-name="T4">
Читайте також:</text:span>
 <text:a xlink:type="simple" xlink:href="https://www.ukrinform.ua/rubric-economy/3694301-marcenko-proviv-zustrici-z-predstavnikami-mvf.html" text:style-name="Internet_20_link" text:visited-style-name="Visited_20_Internet_20_Link">
 <text:span text:style-name="T4">
МВФ</text:span>
 </text:a>
</text:p>
      <text:p text:style-name="P4">
У цьому зв’язку увага звертається на збереження незадовільного попиту, триваліперебої з постачанням, стрибки цін на сировину, що призвело до максимальнихпоказників інфляції в багатьох економіках по всьому світу. Це також спонукалоцентробанки до агресивної політики, що відобразилося, в тому числі, назростанні процентних ставок за кредитами.</text:p>
      <text:p text:style-name="P4">
При цьому також згадуються <text:a xlink:type="simple" xlink:href="https://www.ukrinform.ua/rubric-economy/3680974-u-statah-zbankrutuvav-bank-akij-kredituvav-startapi-kremnievoi-dolini.html" text:style-name="Internet_20_link" text:visited-style-name="Visited_20_Internet_20_Link">
 </text:a>
 <text:a xlink:type="simple" xlink:href="https://www.ukrinform.ua/rubric-economy/3680974-u-statah-zbankrutuvav-bank-akij-kredituvav-startapi-kremnievoi-dolini.html" text:style-name="Internet_20_link" text:visited-style-name="Visited_20_Internet_20_Link">
 </text:a>
 в середині березня двох крупних банків у СполученихШтатах, а також падіння довіри до фінансової установи Credit Suisse. Цесколихнуло фінансові ринки, внаслідок чого вкладники та інвестори переглянулибезпеку своїх активів і не поспішають робити подальші інвестиції. Своєю чергоюце вплинуло на індекси акцій на основних ринках, а також поставило під ризикакції банків.</text:p>
      <text:p text:style-name="P4">
Як повідомляв Укрінформ, у січні цього року МВФ <text:a xlink:type="simple" xlink:href="https://www.ukrinform.ua/rubric-economy/3662440-mvf-nesuttevo-pokrasiv-prognoz-dla-globalnoi-ekonomiki-v-2023-roci.html" text:style-name="Internet_20_link" text:visited-style-name="Visited_20_Internet_20_Link">
</text:a>
 <text:a xlink:type="simple" xlink:href="https://www.ukrinform.ua/rubric-economy/3662440-mvf-nesuttevo-pokrasiv-prognoz-dla-globalnoi-ekonomiki-v-2023-roci.html" text:style-name="Internet_20_link" text:visited-style-name="Visited_20_Internet_20_Link">
</text:a>
 <text:a xlink:type="simple" xlink:href="https://www.ukrinform.ua/rubric-economy/3662440-mvf-nesuttevo-pokrasiv-prognoz-dla-globalnoi-ekonomiki-v-2023-roci.html" text:style-name="Internet_20_link" text:visited-style-name="Visited_20_Internet_20_Link">
</text:a>
 огляду «Перспективи світовоїекономіки» (WEO), у якому вказав, що очікує глобальне зростання в 2023 році нарівні 2,9 відсотка, а в 2024 – 3,1 відсотка. Для порівняння, в 2021 роціпоказник зростання світової економіки становив 6,2 відсотка.</text:p>
      <text:p text:style-name="P4">
Source: <text:a xlink:type="simple" xlink:href="https://www.ukrinform.ua/rubric-economy/3694488-mvf-pogirsiv-prognoz-zrostanna-globalnoi-ekonomiki-do-28.html" text:style-name="Internet_20_link" text:visited-style-name="Visited_20_Internet_20_Link">
https://www.ukrinform.ua/rubric-economy/3694488-mvf-pogirsiv-prognoz-zrostanna-globalnoi-ekonomiki-do-28.html</text:a>
</text:p>
      <!--NEWS-->
      <text:h text:style-name="P10" text:outline-level="1">
<text:span text:style-name="T4">
Ситуація на фронті та забезпечення боєприпасами: Зеленський провів засідання Ставки</text:span>
</text:h>
      <text:p text:style-name="P4">
Authors: Ukrinform (Person)</text:p>
      <text:p text:style-name="P4">
Publisher: Укринформ (Organization)</text:p>
      <text:p text:style-name="P4">
Published Time: 2023-04-11T16:37:00+03:00</text:p>
      <text:p text:style-name="P4">
Modified Time: 2023-04-11T16:37:00+03:00</text:p>
      <text:p text:style-name="P4">
Description: Президент Володимир Зеленський у вівторок провів чергове засідання Ставки Верховного Головнокомандувача.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Засідання', 'Боєприпаси', 'Зеленський', 'Війна з росією']</text:p>
      <text:p text:style-name="P4">
Type: Article</text:p>
      <!--METADATA-->
      <text:p text:style-name="P4">
<draw:frame draw:style-name="fr1" draw:name="Image103" text:anchor-type="as-char" svg:width="6.9236in" svg:height="3.956343in" draw:z-index="0">
<draw:image xlink:href="../Images/yкринформ/2023-04-11T16-37-00-03-00/630_360_1679682020-565.jpeg" xlink:type="simple" xlink:show="embed" xlink:actuate="onLoad" draw:mime-type="image/jpeg"/>
</draw:frame>
 ПрезидентВолодимир Зеленський у вівторок провів чергове засідання Ставки ВерховногоГоловнокомандувача.</text:p>
      <text:p text:style-name="P4">
Учасники заслухали доповіді щодо загальної оперативної обстановки на передовійта ситуації на ділянках фронту в межах зон відповідальності оперативно-стратегічних угруповань військ, повідомляє Укрінформ із посиланням на <text:a xlink:type="simple" xlink:href="https://www.president.gov.ua/news/pid-golovuvannyam-volodimira-zelenskogo-vidbulosya-zasidanny-82193" text:style-name="Internet_20_link" text:visited-style-name="Visited_20_Internet_20_Link">
</text:a>
 .</text:p>
      <text:p text:style-name="P4">
Крім того, керівництво розвідки поінформувало про ймовірні дії держави-агресора в найближчій перспективі.</text:p>
      <text:p text:style-name="P4">
Учасники засідання також проаналізували стан забезпечення підрозділівбоєприпасами.</text:p>
      <text:p text:style-name="P4">
За даними ОП, було продовжено і розгляд питання щодо комплектування особовимскладом, озброєнням та військовою технікою новостворених бригад Сил оборони.</text:p>
      <text:p text:style-name="P4">
<text:span text:style-name="T4">
Читайте також:</text:span>
 <text:a xlink:type="simple" xlink:href="https://www.ukrinform.ua/rubric-ato/3693983-droni-boepripasi-ta-anteni-nimeccina-peredala-ukraini-cergovij-paket-vijskovoi-dopomogi.html" text:style-name="Internet_20_link" text:visited-style-name="Visited_20_Internet_20_Link">
 <text:span text:style-name="T4">
боєприпас</text:span>
 </text:a>
</text:p>
      <text:p text:style-name="P4">
Члени Ставки також обговорили питання підвищення ефективності системикерування та взаємодії різних угруповань сил безпеки й оборони України під часвиконання бойових завдань.</text:p>
      <text:p text:style-name="P4">
У засіданні взяли участь Головнокомандувач <text:a xlink:type="simple" xlink:href="https://www.ukrinform.ua/tag-zsu" text:style-name="Internet_20_link" text:visited-style-name="Visited_20_Internet_20_Link">
 </text:a>
 Валерій Залужний, Прем’єр-міністр Денис Шмигаль, начальник Головногоуправління розвідки Міноборони Кирило Буданов, секретар Ради національноїбезпеки і оборони Олексій Данілов, командувачі родів військ та оперативнихнапрямків, керівник ОП Андрій Єрмак.</text:p>
      <text:p text:style-name="P4">
До засідання Ставки також долучилися члени уряду, очільники силових відомств іправоохоронних органів.</text:p>
      <text:p text:style-name="P4">
Source: <text:a xlink:type="simple" xlink:href="https://www.ukrinform.ua/rubric-ato/3694489-situacia-na-fronti-ta-zabezpecenna-boepripasami-zelenskij-proviv-zasidanna-stavki.html" text:style-name="Internet_20_link" text:visited-style-name="Visited_20_Internet_20_Link">
https://www.ukrinform.ua/rubric-ato/3694489-situacia-na-fronti-ta-zabezpecenna-boepripasami-zelenskij-proviv-zasidanna-stavki.html</text:a>
</text:p>
      <!--NEWS-->
      <text:h text:style-name="P10" text:outline-level="1">
<text:span text:style-name="T4">
Педагоги надаватимуть психологічну підтримку: Рада ухвалила закон про підвищення кваліфікації</text:span>
</text:h>
      <text:p text:style-name="P4">
Authors: Ukrinform (Person)</text:p>
      <text:p text:style-name="P4">
Publisher: Укринформ (Organization)</text:p>
      <text:p text:style-name="P4">
Published Time: 2023-04-11T16:38:18+03:00</text:p>
      <text:p text:style-name="P4">
Modified Time: 2023-04-11T16:38:18+03:00</text:p>
      <text:p text:style-name="P4">
Description: Верховна Рада ухвалила закон, який передбачає підвищення кваліфікації педагогічних працівників у питанні надання психологічної підтримки учасникам освітнього процесу. — Укрінформ.</text:p>
      <text:p text:style-name="P4">
Images: ["<text:a xlink:type="simple" xlink:href="https://static.ukrinform.com/photos/2021_02/thumb_files/630_360_1614399292-340.jpg" text:style-name="Internet_20_link" text:visited-style-name="Visited_20_Internet_20_Link">
630_360_16143...</text:a>
"]</text:p>
      <text:p text:style-name="P4">
Tags: ['Діти', 'Верховна Рада', 'Вчителі', 'Психолог']</text:p>
      <text:p text:style-name="P4">
Type: Article</text:p>
      <!--METADATA-->
      <text:p text:style-name="P4">
<draw:frame draw:style-name="fr1" draw:name="Image104" text:anchor-type="as-char" svg:width="6.9236in" svg:height="3.956343in" draw:z-index="0">
<draw:image xlink:href="../Images/yкринформ/2023-04-11T16-38-18-03-00/630_360_1614399292-340.jpg" xlink:type="simple" xlink:show="embed" xlink:actuate="onLoad" draw:mime-type="image/jpeg"/>
</draw:frame>
 ВерховнаРада ухвалила закон, який передбачає підвищення кваліфікації педагогічнихпрацівників у питанні надання психологічної підтримки учасникам освітньогопроцесу.</text:p>
      <text:p text:style-name="P4">
Про це народний депутат Ярослав Железняк ("Голос") повідомив у  <text:a xlink:type="simple" xlink:href="https://t.me/yzheleznyak/3857" text:style-name="Internet_20_link" text:visited-style-name="Visited_20_Internet_20_Link">
</text:a>
 , передає Укрінформ.</text:p>
      <text:p text:style-name="P4">
За даними парламентарія, за ухвалення Закону "Про внесення змін до статті 51Закону України "Про повну загальну середню освіту" щодо підвищеннякваліфікації педагогічних працівників у питанні надання психологічноїпідтримки учасникам освітнього процесу" (  <text:a xlink:type="simple" xlink:href="https://itd.rada.gov.ua/billinfo/Bills/CardByRn" text:style-name="Internet_20_link" text:visited-style-name="Visited_20_Internet_20_Link">
</text:a>
 )проголосували 299 народних депутатів.</text:p>
      <text:p text:style-name="P4">
Згідно з документом, не менше 10% від загальної кількості академічних годин,передбачених законодавством для підвищення кваліфікації педагогічнихпрацівників, мають бути спрямовані на вдосконалення знань, умінь і практичнихнавичок у питанні надання психологічної підтримки учасникам освітньогопроцесу.</text:p>
      <text:p text:style-name="P4">
<text:span text:style-name="T4">
Читайте також:</text:span>
 <text:a xlink:type="simple" xlink:href="https://www.ukrinform.ua/rubric-society/3692216-v-ukraini-startue-cergovij-etap-sertifikacii-vciteliv-mon.html" text:style-name="Internet_20_link" text:visited-style-name="Visited_20_Internet_20_Link">
 </text:a>
</text:p>
      <text:p text:style-name="P4">
На думку авторів, це сприятиме ранньому виявленню ознак психологічної травмита інших психологічних станів, запобіганню появі вторинної психологічноїтравми, посттравматичного стресового розладу, тривожних розладів і депресій,девіантної поведінки, а також профілактиці суїциду серед дітей, які пережилипсихотравмуючі події.</text:p>
      <text:p text:style-name="P4">
Як повідомлялося, у межах Всеукраїнської програми ментального здоров'я зініціативи <text:a xlink:type="simple" xlink:href="https://www.ukrinform.ua/tag-olena-zelenska" text:style-name="Internet_20_link" text:visited-style-name="Visited_20_Internet_20_Link">
 </text:a>
 стартувалакомунікаційна кампанія, мета якої – сприяти формуванню в суспільстві культурипіклування про ментальне здоров'я, дати розуміння та показати інструменти, якідопоможуть українцям дбати про свій внутрішній стан.</text:p>
      <text:p text:style-name="P4">
Source: <text:a xlink:type="simple" xlink:href="https://www.ukrinform.ua/rubric-society/3694486-pedagogi-nadavatimut-psihologicnu-pidtrimku-rada-uhvalila-zakon-pro-pidvisenna-kvalifikacii.html" text:style-name="Internet_20_link" text:visited-style-name="Visited_20_Internet_20_Link">
https://www.ukrinform.ua/rubric-society/3694486-pedagogi-nadavatimut-psihologicnu-pidtrimku-rada-uhvalila-zakon-pro-pidvisenna-kvalifikacii.html</text:a>
</text:p>
      <!--NEWS-->
      <text:h text:style-name="P10" text:outline-level="1">
<text:span text:style-name="T4">
Україна розраховує за 5-7 років отримати до $100 мільярдів із заарештованих у світі активів рф</text:span>
</text:h>
      <text:p text:style-name="P4">
Authors: Ukrinform (Person)</text:p>
      <text:p text:style-name="P4">
Publisher: Укринформ (Organization)</text:p>
      <text:p text:style-name="P4">
Published Time: 2023-04-11T16:44:20+03:00</text:p>
      <text:p text:style-name="P4">
Modified Time: 2023-04-11T16:44:20+03:00</text:p>
      <text:p text:style-name="P4">
Description: Україна розраховує за 5-7 років отримати приблизно 100 млрд доларів за рахунок заарештованих по всьому світу російських суверенних активів. — Укрінформ.</text:p>
      <text:p text:style-name="P4">
Images: ["<text:a xlink:type="simple" xlink:href="https://static.ukrinform.com/photos/2018_12/thumb_files/630_360_1545154481-916.jpg" text:style-name="Internet_20_link" text:visited-style-name="Visited_20_Internet_20_Link">
630_360_15451...</text:a>
", "<text:a xlink:type="simple" xlink:href="https://static.ukrinform.com/photos/2023_04/1681220295-944.jpg" text:style-name="Internet_20_link" text:visited-style-name="Visited_20_Internet_20_Link">
1681220295-94...</text:a>
"]</text:p>
      <text:p text:style-name="P4">
Tags: ['Україна', 'росія', 'Конфіскація активів']</text:p>
      <text:p text:style-name="P4">
Type: Article</text:p>
      <!--METADATA-->
      <text:p text:style-name="P4">
<draw:frame draw:style-name="fr1" draw:name="Image105" text:anchor-type="as-char" svg:width="6.9236in" svg:height="3.956343in" draw:z-index="0">
<draw:image xlink:href="../Images/yкринформ/2023-04-11T16-44-20-03-00/630_360_1545154481-916.jpg" xlink:type="simple" xlink:show="embed" xlink:actuate="onLoad" draw:mime-type="image/jpeg"/>
</draw:frame>
 Українарозраховує за 5-7 років отримати приблизно 100 млрд доларів за рахунокзаарештованих по всьому світу російських суверенних активів.</text:p>
      <text:p text:style-name="P4">
Про це на брифінгу в Медіацентрі Україна - Укрінформ сказав головнийконсультант відділу організаційної роботи Кабінету керівника Офісу ПрезидентаУкраїни Олег Гавриш.</text:p>
      <text:p text:style-name="P4">
Він нагадав, що наразі наша держава оцінює заподіяні російською агресієюматеріальні збитки у 700-800 млрд дол. І з кожним днем війни ця сума зростає.</text:p>
      <text:p text:style-name="P4">
<draw:frame draw:style-name="fr1" draw:name="Image106" text:anchor-type="as-char" svg:width="6.9236in" svg:height="5.154236in" draw:z-index="0">
<draw:image xlink:href="../Images/yкринформ/2023-04-11T16-44-20-03-00/1681220295-944.jpg" xlink:type="simple" xlink:show="embed" xlink:actuate="onLoad" draw:mime-type="image/jpeg"/>
</draw:frame>
</text:p>
      <text:p text:style-name="P4">
“За даними Офісу генпрокурора, за час повномасштабного вторгнення ворог знищиві серйозно пошкодив 74,4 тис. житлових будинків, майже 2,5 тис. навчальнихзакладів, 500 лікарень, 400 культурних і 120 релігійних споруд, 4,5 тис.об’єктів мереж та комунікацій, а також 12 тис. інших об’єктів. Якщо говоритипро енергетичну інфраструктуру, то рф зруйнувала 114 об’єктів, завдавшизагалом 279 ударів. Найбільше таких атак здійснено на Дніпропетровщину (34) іна Харківщину (30)”, - розповів Гавриш.</text:p>
      <text:p text:style-name="P4">
<text:span text:style-name="T4">
Читайте також:</text:span>
 <text:a xlink:type="simple" xlink:href="https://www.ukrinform.ua/rubric-vidbudova/3694441-u-reestri-poskodzenogo-ta-znisenogo-majna-vze-ponad-36-tisac-obektiv.html" text:style-name="Internet_20_link" text:visited-style-name="Visited_20_Internet_20_Link">
 <text:span text:style-name="T4">
Реєстрі</text:span>
 </text:a>
</text:p>
      <text:p text:style-name="P4">
Для компенсації Україна передовсім розраховує отримати заарештовані по всьомусвіту російські суверенні (ті, що належать державі-агресору та держкомпаніямрф) активи.</text:p>
      <text:p text:style-name="P4">
"Це складний і тривалий процес. Але він просувається. Є відповідні рішення ООНта багатьох країн. І ці гроші — приблизно 100 млрд дол. - ми сподіваємосяповернути за 5-7 років, хоча в деяких випадках може йтися і про 10 років", -уточнив посадовець.</text:p>
      <text:p text:style-name="P4">
Готуються й механізми вилучення інших російських активів за кордоном —приміром, нерухомості чи промислових об’єктів та бізнесу, що належатьросійським державним компаніям та олігархам, які перебувають під <text:a xlink:type="simple" xlink:href="https://www.ukrinform.ua/tag-sankcii" text:style-name="Internet_20_link" text:visited-style-name="Visited_20_Internet_20_Link">
</text:a>
 .</text:p>
      <text:p text:style-name="P4">
Вже є успішний досвід вилучення активів російського бізнесу на територіїУкраїни. Як приклад Гавриш навів рішення Вищого антикорупційного суду <text:a xlink:type="simple" xlink:href="https://www.ukrinform.ua/rubric-kyiv/3684783-vaks-konfiskuvav-castku-rotenbergiv-u-ocean-plaza.html" text:style-name="Internet_20_link" text:visited-style-name="Visited_20_Internet_20_Link">
</text:a>
 <text:span text:style-name="T5">
,</text:span>
 що належала російському олігархуротенбергу.</text:p>
      <text:p text:style-name="P4">
<text:span text:style-name="T4">
Читайте також:</text:span>
 <text:a xlink:type="simple" xlink:href="https://www.ukrinform.ua/rubric-economy/3694412-arma-za-misac-rozsukalo-aktiviv-majze-na-13-milarda.html" text:style-name="Internet_20_link" text:visited-style-name="Visited_20_Internet_20_Link">
 <text:span text:style-name="T4">
АРМА</text:span>
 </text:a>
</text:p>
      <text:p text:style-name="P4">
“Але ми розуміємо, що навіть якщо вдасться заарештувати всі активи росії посвіту, повністю залучити на повоєнну відбудову ці кошти, можливо, не вдасться.Тоді ми підемо до судів і переслідуватимемо росію стільки, скільки будепотрібно, щоб забрати все те, що вона винна Україні”, - запевнив Гавриш.</text:p>
      <text:p text:style-name="P4">
Як повідомлялося, за два роки до початку повномасштабного вторгнення в Україніпрацювали 13 тис. компаній, прямо чи опосередковано пов’язаних із державою-агресором. За даними YouControl, у 2021 році загальний обсяг українськихактивів з російською часткою чи бенефіціарами оцінювали у 9 млрд дол.</text:p>
      <text:p text:style-name="P4">
Source: <text:a xlink:type="simple" xlink:href="https://www.ukrinform.ua/rubric-economy/3694491-ukraina-rozrahovue-za-57-rokiv-otrimati-do-100-milardiv-iz-zaarestovanih-u-sviti-aktiviv-rf.html" text:style-name="Internet_20_link" text:visited-style-name="Visited_20_Internet_20_Link">
https://www.ukrinform.ua/rubric-economy/3694491-ukraina-rozrahovue-za-57-rokiv-otrimati-do-100-milardiv-iz-zaarestovanih-u-sviti-aktiviv-rf.html</text:a>
</text:p>
      <!--NEWS-->
      <text:h text:style-name="P10" text:outline-level="1">
<text:span text:style-name="T4">
В Україні скасували податки на пошкоджену або зруйновану нерухомість під час війни</text:span>
</text:h>
      <text:p text:style-name="P4">
Authors: Ukrinform (Person)</text:p>
      <text:p text:style-name="P4">
Publisher: Укринформ (Organization)</text:p>
      <text:p text:style-name="P4">
Published Time: 2023-04-11T16:55:00+03:00</text:p>
      <text:p text:style-name="P4">
Modified Time: 2023-04-11T16:55:00+03:00</text:p>
      <text:p text:style-name="P4">
Description: Верховна Рада ухвалила закон, яким припиняється нарахування та сплата податку на нерухоме майно, що було знищене чи пошкоджене внаслідок російської агресії. — Укрінформ.</text:p>
      <text:p text:style-name="P4">
Images: ["<text:a xlink:type="simple" xlink:href="https://static.ukrinform.com/photos/2023_02/thumb_files/630_360_1675602162-720.jpeg" text:style-name="Internet_20_link" text:visited-style-name="Visited_20_Internet_20_Link">
630_360_16756...</text:a>
"]</text:p>
      <text:p text:style-name="P4">
Tags: ['Нерухомість', 'Податки', 'Верховна Рада', 'Майно', 'Війна з росією', 'Пошкодження']</text:p>
      <text:p text:style-name="P4">
Type: Article</text:p>
      <!--METADATA-->
      <text:p text:style-name="P4">
<draw:frame draw:style-name="fr1" draw:name="Image107" text:anchor-type="as-char" svg:width="6.9236in" svg:height="3.956343in" draw:z-index="0">
<draw:image xlink:href="../Images/yкринформ/2023-04-11T16-55-00-03-00/630_360_1675602162-720.jpeg" xlink:type="simple" xlink:show="embed" xlink:actuate="onLoad" draw:mime-type="image/jpeg"/>
</draw:frame>
 ВерховнаРада ухвалила закон, яким припиняється нарахування та сплата податку нанерухоме майно, що було знищене чи пошкоджене внаслідок російської агресії.</text:p>
      <text:p text:style-name="P4">
Відповідний законопроєкт №7632 народні депутати підтримали у другому читанні,передає Укрінформ із посиланням на <text:a xlink:type="simple" xlink:href="https://www.rada.gov.ua/news/razom/235336.html" text:style-name="Internet_20_link" text:visited-style-name="Visited_20_Internet_20_Link">
</text:a>
</text:p>
      <text:p text:style-name="P4">
Ухвалений <text:a xlink:type="simple" xlink:href="https://itd.rada.gov.ua/billinfo/Bills/Card/40183" text:style-name="Internet_20_link" text:visited-style-name="Visited_20_Internet_20_Link">
 </text:a>
 вносить змінидо Податкового кодексу України, яким скасовує нарахування та сплату <text:a xlink:type="simple" xlink:href="https://www.ukrinform.ua/tag-podatki" text:style-name="Internet_20_link" text:visited-style-name="Visited_20_Internet_20_Link">
</text:a>
 за об’єкти житлової та нежитловоїнерухомості, що були зруйновані чи пошкоджені внаслідок збройної агресіїросійської федерації.</text:p>
      <text:p text:style-name="P4">
На переконання авторів документу, закон сприятиме налагодженню партнерськихвідносин між бізнесом та контролюючими органами, а також забезпечить соціальнусправедливість при врегулюванні податкових процесів.</text:p>
      <text:p text:style-name="P4">
<text:span text:style-name="T4">
Читайте також:</text:span>
 <text:a xlink:type="simple" xlink:href="https://www.ukrinform.ua/rubric-polytics/3694478-parlament-pidtrimav-zakonoproekt-sodo-perezavantazenna-mitnici.html" text:style-name="Internet_20_link" text:visited-style-name="Visited_20_Internet_20_Link">
 <text:span text:style-name="T4">
Парламент</text:span>
 </text:a>
</text:p>
      <text:p text:style-name="P4">
Як повідомлялось, Президент України підписав закон, який визначає правові таорганізаційні засади надання державою <text:a xlink:type="simple" xlink:href="https://www.ukrinform.ua/rubric-society/3683893-zelenskij-pidpisav-zakon-pro-kompensaciu-za-poskodzene-abo-znisene-zitlo.html" text:style-name="Internet_20_link" text:visited-style-name="Visited_20_Internet_20_Link">
 </text:a>
 внаслідок бойових дій, починаючи з 24 лютого.</text:p>
      <text:p text:style-name="P4">
Source: <text:a xlink:type="simple" xlink:href="https://www.ukrinform.ua/rubric-economy/3694496-v-ukraini-skasuvali-podatki-na-poskodzenu-abo-zrujnovanu-neruhomist-pid-cas-vijni.html" text:style-name="Internet_20_link" text:visited-style-name="Visited_20_Internet_20_Link">
https://www.ukrinform.ua/rubric-economy/3694496-v-ukraini-skasuvali-podatki-na-poskodzenu-abo-zrujnovanu-neruhomist-pid-cas-vijni.html</text:a>
</text:p>
      <!--NEWS-->
      <text:h text:style-name="P10" text:outline-level="1">
<text:span text:style-name="T4">
держдума рф запровадила електронні повістки та частково закрила кордон</text:span>
</text:h>
      <text:p text:style-name="P4">
Authors: Ukrinform (Person)</text:p>
      <text:p text:style-name="P4">
Publisher: Укринформ (Organization)</text:p>
      <text:p text:style-name="P4">
Published Time: 2023-04-11T16:55:36+03:00</text:p>
      <text:p text:style-name="P4">
Modified Time: 2023-04-11T16:55:36+03:00</text:p>
      <text:p text:style-name="P4">
Description: держдума рф ухвалила у другому та третьому читаннях поправки, які узаконюють електронні повістки, їх відправлятимуть в особисті кабінети на «Держпослугах». — Укрінформ.</text:p>
      <text:p text:style-name="P4">
Images: ["<text:a xlink:type="simple" xlink:href="https://static.ukrinform.com/photos/2015_10/thumb_files/630_360_1446199062-9786-gosduma-rf.jpg" text:style-name="Internet_20_link" text:visited-style-name="Visited_20_Internet_20_Link">
630_360_14461...</text:a>
"]</text:p>
      <text:p text:style-name="P4">
Tags: ['Мобілізація', 'Держдума РФ', 'Кордон', 'Повістка', 'Війна з росією']</text:p>
      <text:p text:style-name="P4">
Type: Article</text:p>
      <!--METADATA-->
      <text:p text:style-name="P4">
<draw:frame draw:style-name="fr1" draw:name="Image108" text:anchor-type="as-char" svg:width="6.9236in" svg:height="3.956343in" draw:z-index="0">
<draw:image xlink:href="../Images/yкринформ/2023-04-11T16-55-36-03-00/630_360_1446199062-9786-gosduma-rf.jpg" xlink:type="simple" xlink:show="embed" xlink:actuate="onLoad" draw:mime-type="image/jpeg"/>
</draw:frame>
 держдума рф ухвалила у другому та третьому читаннях поправки, якіузаконюють електронні повістки, їх відправлятимуть в особисті кабінети на«Держпослугах».</text:p>
      <text:p text:style-name="P4">
Про це повідомляє Укрінформ з посиланням на <text:a xlink:type="simple" xlink:href="https://meduza.io/news/2023/04/11/gosduma-odobrila-vo-vtorom-chtenii-popravki-ob-elektronnyh-povestkah-v-armiyu-i-o-tselom-ryade-zapretov-dlya-uklonistov" text:style-name="Internet_20_link" text:visited-style-name="Visited_20_Internet_20_Link">
</text:a>
</text:p>
      <text:p text:style-name="P4">
Такі повістки матимуть таку ж силу, що й повістки, які розсилаютьсярекомендованими листами, та оповіщення через роботодавця. Електронна повісткабуде вважатися врученою з моменту розміщення в особистому кабінеті на«Держпослугах».</text:p>
      <text:p text:style-name="P4">
Після отримання повістки (у тому числі на «Держпослугах») необхідно будез'явитися до військкомату протягом 20 календарних днів. Інакше «ухилянтам»заборонять керування транспортними засобами, продаж та купівлю нерухомості, атакож оформлення кредитів.</text:p>
      <text:p text:style-name="P4">
Крім того, поправки забороняють «громадянам, які підлягають призову навійськову службу», виїзд із росії з моменту отримання повістки і до явки довійськкомату.</text:p>
      <text:p text:style-name="P4">
Також ухвалений пакет поправок передбачає створення в рф єдиного реєструвійськовозобов'язаних. Дані про військовозобов'язаних будуть передавати, середінших, Федеральна податкова служба, органи дізнання та слідства, суди, медичніустанови, Фонд пенсійного та соціального страхування, ЦВК, федеральні тамісцеві органи влади, а також вищі навчальні заклади.</text:p>
      <text:p text:style-name="P4">
<text:span text:style-name="T4">
Читайте також:</text:span>
 <text:a xlink:type="simple" xlink:href="https://www.ukrinform.ua/rubric-crimea/3693951-desatki-tisac-krimskih-tatar-cerez-mobilizaciu-rosii-viihali-z-krimu-taseva.html" text:style-name="Internet_20_link" text:visited-style-name="Visited_20_Internet_20_Link">
 <text:span text:style-name="T4">
мобілізацію</text:span>
 </text:a>
</text:p>
      <text:p text:style-name="P4">
Серед даних про військовозобов'язаних, які збиратимуться: відомості про станздоров'я та освіту, місце проживання та роботи, про наявність іноземногогромадянства або посвідку на проживання в іншій країні, а також СНІОР(страховий номер індивідуального особового рахунку) та ІПН (ідентифікаційнийномер платника податків).</text:p>
      <text:p text:style-name="P4">
Тепер закон має схвалити рада федерації (її найближче засідання відбудеться усереду, 12 квітня) та підписати президент <text:a xlink:type="simple" xlink:href="https://www.ukrinform.ua/tag-rosia" text:style-name="Internet_20_link" text:visited-style-name="Visited_20_Internet_20_Link">
 </text:a>
 .</text:p>
      <text:p text:style-name="P4">
Source: <text:a xlink:type="simple" xlink:href="https://www.ukrinform.ua/rubric-world/3694497-derzduma-rf-zaprovadila-elektronni-povistki-ta-castkovo-zakrila-kordon.html" text:style-name="Internet_20_link" text:visited-style-name="Visited_20_Internet_20_Link">
https://www.ukrinform.ua/rubric-world/3694497-derzduma-rf-zaprovadila-elektronni-povistki-ta-castkovo-zakrila-kordon.html</text:a>
</text:p>
      <!--NEWS-->
      <text:h text:style-name="P10" text:outline-level="1">
<text:span text:style-name="T4">
МВФ прогнозує цьогоріч в Україні «мінус» 3% ВВП</text:span>
</text:h>
      <text:p text:style-name="P4">
Authors: Ukrinform (Person)</text:p>
      <text:p text:style-name="P4">
Publisher: Укринформ (Organization)</text:p>
      <text:p text:style-name="P4">
Published Time: 2023-04-11T17:01:22+03:00</text:p>
      <text:p text:style-name="P4">
Modified Time: 2023-04-11T17:01:22+03:00</text:p>
      <text:p text:style-name="P4">
Description: МВФ прогнозує, що зростання ВВП України в 2023 році все ж збереже негативну тенденцію та становитиме «мінус» 3 відсотки, що, тим не менше, значно відрізняється від «мінус» 30,3 відсотка за підсумками 2022 року. — Укрінформ.</text:p>
      <text:p text:style-name="P4">
Images: ["<text:a xlink:type="simple" xlink:href="https://static.ukrinform.com/photos/2023_04/thumb_files/630_360_1680538218-164.jpg" text:style-name="Internet_20_link" text:visited-style-name="Visited_20_Internet_20_Link">
630_360_16805...</text:a>
", "<text:a xlink:type="simple" xlink:href="https://static.ukrinform.com/photos/2023_04/1681221425-504.jpg" text:style-name="Internet_20_link" text:visited-style-name="Visited_20_Internet_20_Link">
1681221425-50...</text:a>
"]</text:p>
      <text:p text:style-name="P4">
Tags: ['МВФ', 'Україна', 'ВВП', 'Прогноз']</text:p>
      <text:p text:style-name="P4">
Type: Article</text:p>
      <!--METADATA-->
      <text:p text:style-name="P4">
<draw:frame draw:style-name="fr1" draw:name="Image109" text:anchor-type="as-char" svg:width="6.9236in" svg:height="3.956343in" draw:z-index="0">
<draw:image xlink:href="../Images/yкринформ/2023-04-11T17-01-22-03-00/630_360_1680538218-164.jpg" xlink:type="simple" xlink:show="embed" xlink:actuate="onLoad" draw:mime-type="image/jpeg"/>
</draw:frame>
 МВФпрогнозує, що зростання ВВП України в 2023 році все ж збереже негативнутенденцію та становитиме «мінус» 3 відсотки, що, тим не менше, значновідрізняється від «мінус» 30,3 відсотка за підсумками 2022 року.</text:p>
      <text:p text:style-name="P4">
Про це йдеться в огляді «Перспективи світової економіки» (WEO), якийпредставив на пресконференції у Вашингтоні головний економіст МВФ П’єр-Олів’єГорінчас, передає кореспондент Укрінформу.</text:p>
      <text:p text:style-name="P4">
У документі, зокрема, зазначається, що економічне зростання Україниполіпшиться до «мінус» 3 відсотка в поточному році. Це суттєво відрізняєтьсявід результатів попереднього року, однак все ще не досягає позитивноїдинаміки, <text:a xlink:type="simple" xlink:href="https://www.ukrinform.ua/rubric-economy/3692505-svitovij-bank-prognozue-pozitivne-zrostanna-vvp-ukraini-cogoric-na-tli-vijni.html" text:style-name="Internet_20_link" text:visited-style-name="Visited_20_Internet_20_Link">
 </text:a>
 .</text:p>
      <text:p text:style-name="P4">
У МВФ також розрахували, що індекс споживчих цін в Україні може зрости з 20,2у 2022 році до 21,1 у 2023-му. Крім того, очікується скорочення балансупоточного рахунку з 5,7 минулого року до «мінус» 4,4 нинішнього. Зазначаєтьсятакож, що показник безробіття в Україні дещо зменшиться з 24,5 до 20,9порівняно з 2022 роком, однак це все ж вважається дуже високим рівнем,характерним для країни, охопленої <text:a xlink:type="simple" xlink:href="https://www.ukrinform.ua/tag-vijna" text:style-name="Internet_20_link" text:visited-style-name="Visited_20_Internet_20_Link">
 </text:a>
 .</text:p>
      <text:p text:style-name="P4">
<draw:frame draw:style-name="fr1" draw:name="Image110" text:anchor-type="as-char" svg:width="6.9236in" svg:height="7.750586in" draw:z-index="0">
<draw:image xlink:href="../Images/yкринформ/2023-04-11T17-01-22-03-00/1681221425-504.jpg" xlink:type="simple" xlink:show="embed" xlink:actuate="onLoad" draw:mime-type="image/jpeg"/>
</draw:frame>
</text:p>
      <text:p text:style-name="P4">
Водночас оцінка економічного зростання в Україні за підсумками 2022 рокустановить «мінус» 30,3 відсотка – порівняно з січневим прогнозом, де цейпоказник очікувався на рівні «мінус» 35 відсотків. Останні дані засвідчуютьбільшу стійкість української економіки в умовах активних бойових дій таруйнування загарбниками критично важливої інфраструктури.</text:p>
      <text:p text:style-name="P4">
<text:span text:style-name="T4">
Читайте також:</text:span>
 <text:a xlink:type="simple" xlink:href="https://www.ukrinform.ua/rubric-economy/3694301-marcenko-proviv-zustrici-z-predstavnikami-mvf.html" text:style-name="Internet_20_link" text:visited-style-name="Visited_20_Internet_20_Link">
 <text:span text:style-name="T4">
МВФ</text:span>
 </text:a>
</text:p>
      <text:p text:style-name="P4">
Зауважується, що війна, розв’язана росією, спричинила вкрай негативний вплив углобальному вимірі. При цьому можлива ескалація може спровокувати новуенергетичну кризу в Європі та загострити продовольчу безпеку в країнах знизьким рівнем доходу, а провал Чорноморської зернової ініціативи можепризвести до підвищення цін на продовольство у світі.</text:p>
      <text:p text:style-name="P4">
Як повідомляв Укрінформ, в останньому огляді «Перспективи світової економіки»(WEO) <text:a xlink:type="simple" xlink:href="https://www.ukrinform.ua/rubric-economy/3694488-mvf-pogirsiv-prognoz-zrostanna-globalnoi-ekonomiki-do-28.html" text:style-name="Internet_20_link" text:visited-style-name="Visited_20_Internet_20_Link">
 </text:a>
 . При цьому в аналізі Фондувказується на високий рівень невизначеності, який спричинили, зокрема,наслідки пандемії, а також війна рф проти України.</text:p>
      <text:p text:style-name="P4">
Source: <text:a xlink:type="simple" xlink:href="https://www.ukrinform.ua/rubric-economy/3694498-mvf-prognozue-cogoric-v-ukraini-minus-3-vvp.html" text:style-name="Internet_20_link" text:visited-style-name="Visited_20_Internet_20_Link">
https://www.ukrinform.ua/rubric-economy/3694498-mvf-prognozue-cogoric-v-ukraini-minus-3-vvp.html</text:a>
</text:p>
      <!--NEWS-->
      <text:h text:style-name="P10" text:outline-level="1">
<text:span text:style-name="T4">
У столиці цвітуть магнолії та сакури</text:span>
</text:h>
      <text:p text:style-name="P4">
Authors: Ukrinform (Person)</text:p>
      <text:p text:style-name="P4">
Publisher: Укринформ (Organization)</text:p>
      <text:p text:style-name="P4">
Published Time: 2023-04-11T17:02:00+03:00</text:p>
      <text:p text:style-name="P4">
Modified Time: 2023-04-11T17:02:00+03:00</text:p>
      <text:p text:style-name="P4">
Description: У Києві розквітли перші магнолії та сакури, їх можна побачити у кожному районі столиці. — Укрінформ.</text:p>
      <text:p text:style-name="P4">
Images: ["<text:a xlink:type="simple" xlink:href="https://static.ukrinform.com/photos/2023_04/thumb_files/630_360_1681220908-413.jpg" text:style-name="Internet_20_link" text:visited-style-name="Visited_20_Internet_20_Link">
630_360_16812...</text:a>
", "<text:a xlink:type="simple" xlink:href="https://static.ukrinform.com/photos/2023_04/thumb_files/630_360_1681220808-8044.jpeg" text:style-name="Internet_20_link" text:visited-style-name="Visited_20_Internet_20_Link">
630_360_16812...</text:a>
", "<text:a xlink:type="simple" xlink:href="https://static.ukrinform.com/photos/2023_04/thumb_files/630_360_1681220806-8433.jpeg" text:style-name="Internet_20_link" text:visited-style-name="Visited_20_Internet_20_Link">
630_360_16812...</text:a>
", "<text:a xlink:type="simple" xlink:href="https://static.ukrinform.com/photos/2023_04/thumb_files/630_360_1681220808-4178.jpeg" text:style-name="Internet_20_link" text:visited-style-name="Visited_20_Internet_20_Link">
630_360_16812...</text:a>
", "<text:a xlink:type="simple" xlink:href="https://static.ukrinform.com/photos/2023_04/thumb_files/630_360_1681220809-9817.jpeg" text:style-name="Internet_20_link" text:visited-style-name="Visited_20_Internet_20_Link">
630_360_16812...</text:a>
", "<text:a xlink:type="simple" xlink:href="https://static.ukrinform.com/photos/2023_04/thumb_files/630_360_1681220810-3180.jpeg" text:style-name="Internet_20_link" text:visited-style-name="Visited_20_Internet_20_Link">
630_360_16812...</text:a>
", "<text:a xlink:type="simple" xlink:href="https://static.ukrinform.com/photos/2023_04/thumb_files/630_360_1681220810-5548.jpeg" text:style-name="Internet_20_link" text:visited-style-name="Visited_20_Internet_20_Link">
630_360_16812...</text:a>
", "<text:a xlink:type="simple" xlink:href="https://static.ukrinform.com/photos/2023_04/thumb_files/630_360_1681221368-3355.jpeg" text:style-name="Internet_20_link" text:visited-style-name="Visited_20_Internet_20_Link">
630_360_16812...</text:a>
"]</text:p>
      <text:p text:style-name="P4">
Tags: ['Парк', 'Київ', 'Весна', 'Квіти', 'Дерева']</text:p>
      <text:p text:style-name="P4">
Type: Article</text:p>
      <!--METADATA-->
      <text:p text:style-name="P4">
<draw:frame draw:style-name="fr1" draw:name="Image111" text:anchor-type="as-char" svg:width="6.9236in" svg:height="3.956343in" draw:z-index="0">
<draw:image xlink:href="../Images/yкринформ/2023-04-11T17-02-00-03-00/630_360_1681220908-413.jpg" xlink:type="simple" xlink:show="embed" xlink:actuate="onLoad" draw:mime-type="image/jpeg"/>
</draw:frame>
 У Києвірозквітли перші магнолії та сакури, їх можна побачити у кожному районістолиці.</text:p>
      <text:p text:style-name="P4">
Як передає Укрінформ, про це повідомляє <text:a xlink:type="simple" xlink:href="https://kyivcity.gov.ua/news/u_kiyevi_rozkvitli_pershi_magnoli_ta_sakuri_foto_perelik_lokatsiy/" text:style-name="Internet_20_link" text:visited-style-name="Visited_20_Internet_20_Link">
</text:a>
</text:p>
      <text:p text:style-name="P4">
“У Києві розквітли магнолії та сакури. Крім ботанічного саду імені академікаФоміна та Національного ботанічного саду імені М. М. Гришка, вони ростуть упарках та скверах Києва. Як повідомляє КО “Київзеленбуд”, ці квітучі дереваможна побачити в кожному районі Києва”, - ідеться в повідомленні.</text:p>
      <text:p text:style-name="P4">
В КМДА опублікували список місць цвітіння магнолій та сакур.</text:p>
      <text:p text:style-name="P4">
<draw:frame draw:style-name="fr1" draw:name="Image112" text:anchor-type="as-char" svg:width="6.9236in" svg:height="3.956343in" draw:z-index="0">
<draw:image xlink:href="../Images/yкринформ/2023-04-11T17-02-00-03-00/630_360_1681220808-8044.jpeg" xlink:type="simple" xlink:show="embed" xlink:actuate="onLoad" draw:mime-type="image/jpeg"/>
</draw:frame>
 Устолиці цвітуть магнолії та сакури / Фото: Михайло Криволапов, КМДА  <text:a xlink:type="simple" xlink:href="https://static.ukrinform.com/photos/2023_04/1681220808-8044.jpeg" text:style-name="Internet_20_link" text:visited-style-name="Visited_20_Internet_20_Link">
<draw:frame draw:style-name="fr1" draw:name="Image113" text:anchor-type="as-char" svg:width="6.9236in" svg:height="3.956343in" draw:z-index="0">
<draw:image xlink:href="../Images/yкринформ/2023-04-11T17-02-00-03-00/630_360_1681220808-8044.jpeg" xlink:type="simple" xlink:show="embed" xlink:actuate="onLoad" draw:mime-type="image/jpeg"/>
</draw:frame>
</text:a>
 <text:a xlink:type="simple" xlink:href="https://static.ukrinform.com/photos/2023_04/1681220806-8433.jpeg" text:style-name="Internet_20_link" text:visited-style-name="Visited_20_Internet_20_Link">
<draw:frame draw:style-name="fr1" draw:name="Image114" text:anchor-type="as-char" svg:width="6.9236in" svg:height="3.956343in" draw:z-index="0">
<draw:image xlink:href="../Images/yкринформ/2023-04-11T17-02-00-03-00/630_360_1681220806-8433.jpeg" xlink:type="simple" xlink:show="embed" xlink:actuate="onLoad" draw:mime-type="image/jpeg"/>
</draw:frame>
</text:a>
 <text:a xlink:type="simple" xlink:href="https://static.ukrinform.com/photos/2023_04/1681220808-4178.jpeg" text:style-name="Internet_20_link" text:visited-style-name="Visited_20_Internet_20_Link">
<draw:frame draw:style-name="fr1" draw:name="Image115" text:anchor-type="as-char" svg:width="6.9236in" svg:height="3.956343in" draw:z-index="0">
<draw:image xlink:href="../Images/yкринформ/2023-04-11T17-02-00-03-00/630_360_1681220808-4178.jpeg" xlink:type="simple" xlink:show="embed" xlink:actuate="onLoad" draw:mime-type="image/jpeg"/>
</draw:frame>
</text:a>
 <text:a xlink:type="simple" xlink:href="https://static.ukrinform.com/photos/2023_04/1681220809-9817.jpeg" text:style-name="Internet_20_link" text:visited-style-name="Visited_20_Internet_20_Link">
<draw:frame draw:style-name="fr1" draw:name="Image116" text:anchor-type="as-char" svg:width="6.9236in" svg:height="3.956343in" draw:z-index="0">
<draw:image xlink:href="../Images/yкринформ/2023-04-11T17-02-00-03-00/630_360_1681220809-9817.jpeg" xlink:type="simple" xlink:show="embed" xlink:actuate="onLoad" draw:mime-type="image/jpeg"/>
</draw:frame>
</text:a>
 <text:a xlink:type="simple" xlink:href="https://static.ukrinform.com/photos/2023_04/1681220810-3180.jpeg" text:style-name="Internet_20_link" text:visited-style-name="Visited_20_Internet_20_Link">
<draw:frame draw:style-name="fr1" draw:name="Image117" text:anchor-type="as-char" svg:width="6.9236in" svg:height="3.956343in" draw:z-index="0">
<draw:image xlink:href="../Images/yкринформ/2023-04-11T17-02-00-03-00/630_360_1681220810-3180.jpeg" xlink:type="simple" xlink:show="embed" xlink:actuate="onLoad" draw:mime-type="image/jpeg"/>
</draw:frame>
</text:a>
 <text:a xlink:type="simple" xlink:href="https://static.ukrinform.com/photos/2023_04/1681220810-5548.jpeg" text:style-name="Internet_20_link" text:visited-style-name="Visited_20_Internet_20_Link">
<draw:frame draw:style-name="fr1" draw:name="Image118" text:anchor-type="as-char" svg:width="6.9236in" svg:height="3.956343in" draw:z-index="0">
<draw:image xlink:href="../Images/yкринформ/2023-04-11T17-02-00-03-00/630_360_1681220810-5548.jpeg" xlink:type="simple" xlink:show="embed" xlink:actuate="onLoad" draw:mime-type="image/jpeg"/>
</draw:frame>
</text:a>
 <text:a xlink:type="simple" xlink:href="https://static.ukrinform.com/photos/2023_04/1681221368-3355.jpeg" text:style-name="Internet_20_link" text:visited-style-name="Visited_20_Internet_20_Link">
<draw:frame draw:style-name="fr1" draw:name="Image119" text:anchor-type="as-char" svg:width="6.9236in" svg:height="3.956343in" draw:z-index="0">
<draw:image xlink:href="../Images/yкринформ/2023-04-11T17-02-00-03-00/630_360_1681221368-3355.jpeg" xlink:type="simple" xlink:show="embed" xlink:actuate="onLoad" draw:mime-type="image/jpeg"/>
</draw:frame>
</text:a>
</text:p>
      <text:p text:style-name="P4">
Так, магнолії висаджені у <text:span text:style-name="T4">
Шевченківському районі</text:span>
 на Пейзажній алеї, впарку імені Тараса Шевченка та Сирецькому парку.</text:p>
      <text:p text:style-name="P4">
У <text:span text:style-name="T4">
Подільському районі</text:span>
 ці дерева є на площі Щекавицькій, в <text:span text:style-name="T4">
Оболонському</text:span>
- парк “Наталка” та сквері на проспекті Степана Бандери, 26-В-28.</text:p>
      <text:p text:style-name="P4">
У <text:span text:style-name="T4">
Деснянському районі</text:span>
 магнолії квітнуть у парку із водними об’єктами напроспекті Шухевича та парку “Кіото”, у <text:span text:style-name="T4">
Дарницькому</text:span>
 - парках Партизанськоїслави, Воїнів-інтернаціоналістів та сквері на вулиці Вербицького, 12.</text:p>
      <text:p text:style-name="P4">
У <text:span text:style-name="T4">
Дніпровському районі</text:span>
 споглядати цвітіння цих <text:a xlink:type="simple" xlink:href="https://www.ukrinform.ua/tag-dereva" text:style-name="Internet_20_link" text:visited-style-name="Visited_20_Internet_20_Link">
</text:a>
 можна у парку “Перемога”, скверах навул. Івана Миколайчука та вул. Шумського і на бульварі Амвросія Бучми.</text:p>
      <text:p text:style-name="P4">
У <text:span text:style-name="T4">
Солом’янському районі</text:span>
 цвіт магнолій можна побачити у парках “Відрадний”та “Орлятко”, а <text:span text:style-name="T4">
Голосіївському</text:span>
 - у Голосіївському парку імені МаксимаРильського.</text:p>
      <text:p text:style-name="P4">
<text:span text:style-name="T4">
Читайте також:</text:span>
 <text:a xlink:type="simple" xlink:href="https://www.ukrinform.ua/rubric-regions/3686040-na-zakarpatti-rozkvitli-odnocasno-dolina-narcisiv-ta-skansen-u-kolocavi.html" text:style-name="Internet_20_link" text:visited-style-name="Visited_20_Internet_20_Link">
 </text:a>
</text:p>
      <text:p text:style-name="P4">
У КМДА зазначили, що різні типи магнолій мають різний час цвітіння. Пишнецвітіння зазвичай триває близько 14 днів. Усього у світі налічують близько 240видів рослин родини магнолієвих. Кожен із них унікальний вигляд і маєнеповторні квіти, які відрізняються за формою, будовою, фактурою, кольором,розташуванням на гілках.</text:p>
      <text:p text:style-name="P4">
Також у столиці розпочалося цвітіння сакури (японська вишня). У Києвівисаджена найдовша в Україні алея цих дерев – на бульварі Верховної Радидовжиною 1402 м (240 рослин).</text:p>
      <text:p text:style-name="P4">
Загалом помилуватися сакурами можна у <text:span text:style-name="T4">
Дніпровському районі</text:span>
 на б-ріВерховної Ради та парках Андрія Малишка і “Перемога”.</text:p>
      <text:p text:style-name="P4">
У <text:span text:style-name="T4">
Деснянському районі</text:span>
 сакури цвітуть у парках “Кіото”, ім. АрхітектораНіколаєва та ім. Сержа Лифаря, а також у сквері на вул. Олександри Екстер.</text:p>
      <text:p text:style-name="P4">
У <text:span text:style-name="T4">
Дарницькому районі</text:span>
 сакури квітнуть у парку Партизанської слави, а уШевченківському - біля Національної опери України, на Володимирській гірці тасквері біля Золотих воріт.</text:p>
      <text:p text:style-name="P4">
У <text:span text:style-name="T4">
Печерському районі</text:span>
 цвітінням можна помилуватися на бульварі Липський, усквері Бастіонний та площі Івана Франка.</text:p>
      <text:p text:style-name="P4">
У <text:span text:style-name="T4">
Подільському районі</text:span>
 в Куренівському парку та сквері біля кінотеатру“Жовтень”, в <text:span text:style-name="T4">
Оболонському</text:span>
 - у парку “Наталка”.</text:p>
      <text:p text:style-name="P4">
У <text:span text:style-name="T4">
Дарницькому районі</text:span>
 сакури є у сквері на Дарницькій площі та у паркуПартизанської слави.</text:p>
      <text:p text:style-name="P4">
У <text:span text:style-name="T4">
Солом’янському районі</text:span>
 сакури цвітуть у парку ім. Миколи Зерова.</text:p>
      <text:p text:style-name="P4">
У <text:span text:style-name="T4">
Святошинському районі</text:span>
 цвітінням можна помилуватися у сквері на бульваріАкадеміка Вернадського та парках “Совки” і “Інтернаціональний”.</text:p>
      <text:p text:style-name="P4">
Тривалість цвітіння сакури становить близько двох тижнів залежно від виду.</text:p>
      <text:p text:style-name="P4">
Як повідомляв Укрінформ, у Києві цього року з’явиться велика рекреаційна зона,влада продовжить і оновлення парків і скверів міста.</text:p>
      <text:p text:style-name="P4">
Source: <text:a xlink:type="simple" xlink:href="https://www.ukrinform.ua/rubric-kyiv/3694493-u-stolici-cvitut-magnolii-ta-sakuri.html" text:style-name="Internet_20_link" text:visited-style-name="Visited_20_Internet_20_Link">
https://www.ukrinform.ua/rubric-kyiv/3694493-u-stolici-cvitut-magnolii-ta-sakuri.html</text:a>
</text:p>
      <!--NEWS-->
      <text:h text:style-name="P10" text:outline-level="1">
<text:span text:style-name="T4">
Рада планує внести зміни до закону про імміграцію</text:span>
</text:h>
      <text:p text:style-name="P4">
Authors: Ukrinform (Person)</text:p>
      <text:p text:style-name="P4">
Publisher: Укринформ (Organization)</text:p>
      <text:p text:style-name="P4">
Published Time: 2023-04-11T17:09:35+03:00</text:p>
      <text:p text:style-name="P4">
Modified Time: 2023-04-11T17:09:35+03:00</text:p>
      <text:p text:style-name="P4">
Description: Верховна Рада ухвалила у першому читанні законопроєкт "Про внесення змін до Закону України "Про імміграцію" (№6516) щодо удосконалення механізмів надання дозволу на імміграцію та посвідки на постійне проживання. — Укрінформ.</text:p>
      <text:p text:style-name="P4">
Images: ["<text:a xlink:type="simple" xlink:href="https://static.ukrinform.com/photos/2021_04/thumb_files/630_360_1618309405-616.jpg" text:style-name="Internet_20_link" text:visited-style-name="Visited_20_Internet_20_Link">
630_360_16183...</text:a>
"]</text:p>
      <text:p text:style-name="P4">
Tags: ['Мігранти', 'Законопроєкт', 'Верховна Рада']</text:p>
      <text:p text:style-name="P4">
Type: Article</text:p>
      <!--METADATA-->
      <text:p text:style-name="P4">
<draw:frame draw:style-name="fr1" draw:name="Image120" text:anchor-type="as-char" svg:width="6.9236in" svg:height="3.956343in" draw:z-index="0">
<draw:image xlink:href="../Images/yкринформ/2023-04-11T17-09-35-03-00/630_360_1618309405-616.jpg" xlink:type="simple" xlink:show="embed" xlink:actuate="onLoad" draw:mime-type="image/jpeg"/>
</draw:frame>
 ВерховнаРада ухвалила у першому читанні законопроєкт "Про внесення змін до ЗаконуУкраїни "Про імміграцію" (№6516) щодо удосконалення механізмів надання дозволуна імміграцію та посвідки на постійне проживання.</text:p>
      <text:p text:style-name="P4">
Про це народний депутат із парламентської фракції "Слуга народу" Павло Фроловповідомив у <text:a xlink:type="simple" xlink:href="https://t.me/frolovProParliament/508" text:style-name="Internet_20_link" text:visited-style-name="Visited_20_Internet_20_Link">
 </text:a>
 , передає Укрінформ.</text:p>
      <text:p text:style-name="P4">
Зазначається, що ухвалення проєкту закону підтримали 285 парламентаріїв.</text:p>
      <text:p text:style-name="P4">
Зокрема, <text:a xlink:type="simple" xlink:href="https://itd.rada.gov.ua/billInfo/Bills/Card/38767" text:style-name="Internet_20_link" text:visited-style-name="Visited_20_Internet_20_Link">
 </text:a>
 передбачаєвдосконалення підстав надання дозволу на імміграцію. Також пропонуєтьсявизначити обставини, за яких факт перебування у шлюбі з громадянином Україниабо іммігрантом не визнається підставою для надання цього дозволу.</text:p>
      <text:p text:style-name="P4">
Окрім того, планується зменшити строк розгляду заяви про надання дозволу наімміграцію з 1 року до 6 місяців.</text:p>
      <text:p text:style-name="P4">
<text:span text:style-name="T4">
Читайте також:</text:span>
 <text:a xlink:type="simple" xlink:href="https://www.ukrinform.ua/rubric-ato/3651375-inozemcam-dozvolili-prohoditi-sluzbu-za-kontraktom-u-vsih-vijskovih-formuvannah-ukraini.html" text:style-name="Internet_20_link" text:visited-style-name="Visited_20_Internet_20_Link">
 </text:a>
</text:p>
      <text:p text:style-name="P4">
Водночас запропоновано уточнити наслідки вилучення посвідки на постійнепроживання (примусове повернення чи примусове видворення особи) та врегулюватипитання отримання посвідки на постійне проживання особами, які, будучинеповнолітніми дітьми, прибули до України разом із батьками та не моглиотримати паспорт громадянина СРСР, але були прописані разом з ними.</text:p>
      <text:p text:style-name="P4">
Як повідомлялося, 13 січня 2022 року Кабінет Міністрів зареєстрував уВерховній Раді законопроект № 6516 "Про внесення змін до Закону "Проімміграцію".</text:p>
      <text:p text:style-name="P4">
Source: <text:a xlink:type="simple" xlink:href="https://www.ukrinform.ua/rubric-society/3694500-rada-planue-vnesti-zmini-do-zakonu-pro-immigraciu.html" text:style-name="Internet_20_link" text:visited-style-name="Visited_20_Internet_20_Link">
https://www.ukrinform.ua/rubric-society/3694500-rada-planue-vnesti-zmini-do-zakonu-pro-immigraciu.html</text:a>
</text:p>
      <!--NEWS-->
      <text:h text:style-name="P10" text:outline-level="1">
<text:span text:style-name="T4">
На Харківщині почали діяти «чорні» сапери – ДСНС</text:span>
</text:h>
      <text:p text:style-name="P4">
Authors: Ukrinform (Person)</text:p>
      <text:p text:style-name="P4">
Publisher: Укринформ (Organization)</text:p>
      <text:p text:style-name="P4">
Published Time: 2023-04-11T17:11:00+03:00</text:p>
      <text:p text:style-name="P4">
Modified Time: 2023-04-11T17:11:00+03:00</text:p>
      <text:p text:style-name="P4">
Description: На Харківщині почали діяти так звані «чорні» сапери, які пропонують, зокрема, сільськогосподарським підприємствам послуги з розмінування територій. — Укрінформ.</text:p>
      <text:p text:style-name="P4">
Images: ["<text:a xlink:type="simple" xlink:href="https://static.ukrinform.com/photos/2023_03/thumb_files/630_360_1678725501-826.jpg" text:style-name="Internet_20_link" text:visited-style-name="Visited_20_Internet_20_Link">
630_360_16787...</text:a>
"]</text:p>
      <text:p text:style-name="P4">
Tags: ['ДСНС', 'Розмінування', 'Харківщина']</text:p>
      <text:p text:style-name="P4">
Type: Article</text:p>
      <!--METADATA-->
      <text:p text:style-name="P4">
<draw:frame draw:style-name="fr1" draw:name="Image121" text:anchor-type="as-char" svg:width="6.9236in" svg:height="3.956343in" draw:z-index="0">
<draw:image xlink:href="../Images/yкринформ/2023-04-11T17-11-00-03-00/630_360_1678725501-826.jpg" xlink:type="simple" xlink:show="embed" xlink:actuate="onLoad" draw:mime-type="image/jpeg"/>
</draw:frame>
 НаХарківщині почали діяти так звані «чорні» сапери, які пропонують, зокрема,сільськогосподарським підприємствам послуги з розмінування територій.</text:p>
      <text:p text:style-name="P4">
Про це повідомив на брифінгу речник ГУ ДСНС у Харківській області ЄвгенВасиленко, передає кореспондент Укрінформу.</text:p>
      <text:p text:style-name="P4">
«Стосовно «чорних» саперів. З неофіційних джерел надходить інформація, що такішукачі активізувалися на території Харківської області. Ми не знаємо, де самевони працюють. Напевне, правоохоронні органи це з’ясовуватимуть. Ми лишеможемо попереджати, що їхня діяльність несе ризики. Якщо вони проводять роботиз розмінування для когось, відповідно ніякі акти, ніякі документи (пророзмінування територій, - ред.) вони не видають. А якщо щось і видають, товоно не має юридичної сили», - сказав Василенко.</text:p>
      <text:p text:style-name="P4">
Він припустив, що такою діяльністю займаються люди, які раніше були «чорними»археологами, і під час пошуку артефактів стикалися і з вибухонебезпечнимипредметами часів Другої світової війни.</text:p>
      <text:p text:style-name="P4">
<text:span text:style-name="T4">
Читайте також:</text:span>
 <text:a xlink:type="simple" xlink:href="https://www.ukrinform.ua/rubric-regions/3692093-na-harkivsini-16ricnij-hlopec-pidirvavsa-na-vibuhivci.html" text:style-name="Internet_20_link" text:visited-style-name="Visited_20_Internet_20_Link">
 <text:span text:style-name="T4">
підірвався</text:span>
 </text:a>
</text:p>
      <text:p text:style-name="P4">
«Вони їх знаходили, складали в купу, а потім уже викликали ДСНС. Буваливипадки, що це вже було до сотні <text:a xlink:type="simple" xlink:href="https://www.ukrinform.ua/tag-vibuhivka" text:style-name="Internet_20_link" text:visited-style-name="Visited_20_Internet_20_Link">
 </text:a>
предметів. І наші фахівці виїздили це знешкоджувати», - розповів Василенко.</text:p>
      <text:p text:style-name="P4">
Він закликав власників сільськогосподарських підприємств не ризикувати та неприставати на пропозиції неліцензованих саперів чи організацій.</text:p>
      <text:p text:style-name="P4">
Як повідомлялося, на Харківщині потребують розмінування 500 тис. га полів.</text:p>
      <text:p text:style-name="P4">
Source: <text:a xlink:type="simple" xlink:href="https://www.ukrinform.ua/rubric-regions/3694504-na-harkivsini-pocali-diati-corni-saperi-dsns.html" text:style-name="Internet_20_link" text:visited-style-name="Visited_20_Internet_20_Link">
https://www.ukrinform.ua/rubric-regions/3694504-na-harkivsini-pocali-diati-corni-saperi-dsns.html</text:a>
</text:p>
      <!--NEWS-->
      <text:h text:style-name="P10" text:outline-level="1">
<text:span text:style-name="T4">
На відеолистівках учасників Євробачення будуть локації з України</text:span>
</text:h>
      <text:p text:style-name="P4">
Authors: Ukrinform (Person)</text:p>
      <text:p text:style-name="P4">
Publisher: Укринформ (Organization)</text:p>
      <text:p text:style-name="P4">
Published Time: 2023-04-11T17:14:00+03:00</text:p>
      <text:p text:style-name="P4">
Modified Time: 2023-04-11T17:14:00+03:00</text:p>
      <text:p text:style-name="P4">
Description: Відеоролики, з якими кожен виконавець виходитиме на сцену «Євробачення», цього року відображатимуть локації з усієї України. — Укрінформ.</text:p>
      <text:p text:style-name="P4">
Images: ["<text:a xlink:type="simple" xlink:href="https://static.ukrinform.com/photos/2023_02/thumb_files/630_360_1675352996-430.png" text:style-name="Internet_20_link" text:visited-style-name="Visited_20_Internet_20_Link">
630_360_16753...</text:a>
"]</text:p>
      <text:p text:style-name="P4">
Tags: ['Євробачення', 'Конкурс', 'Пісня']</text:p>
      <text:p text:style-name="P4">
Type: Article</text:p>
      <!--METADATA-->
      <text:p text:style-name="P4">
<draw:frame draw:style-name="fr1" draw:name="Image122" text:anchor-type="as-char" svg:width="6.9236in" svg:height="3.956343in" draw:z-index="0">
<draw:image xlink:href="../Images/yкринформ/2023-04-11T17-14-00-03-00/630_360_1675352996-430.png" xlink:type="simple" xlink:show="embed" xlink:actuate="onLoad" draw:mime-type="image/png"/>
</draw:frame>
Відеоролики, з якими кожен виконавець виходитиме на сцену «Євробачення», цьогороку відображатимуть локації з усієї України.</text:p>
      <text:p text:style-name="P4">
Як передає Укрінформ, про це повідомляє <text:a xlink:type="simple" xlink:href="https://news.sky.com/story/ukraine-war-latest-russian-general-sacked-in-most-senior-military-dismissal-of-2023-macron-in-china-for-talks-12541713" text:style-name="Internet_20_link" text:visited-style-name="Visited_20_Internet_20_Link">
</text:a>
</text:p>
      <text:p text:style-name="P4">
Йдеться про короткі ролики, які дають коментаторам можливість представитиглядачам країну-учасника та її виконавця перед виходом на сцену.</text:p>
      <text:p text:style-name="P4">
Цьогоріч кожен такий ролик показуватиме певне місце в Україні та йогоеквівалент у Великій Британії та країні-учасниці.</text:p>
      <text:p text:style-name="P4">
На 37 листівках буде представлено 111 місць, від монумента Незалежності вКиєві до Стоунхенджа у Великій Британії.</text:p>
      <text:p text:style-name="P4">
Кожен ролик також буде покладено на музику Дмитром Шуровим, українськиммузикантом та композитором з Києва, який був суддею вітчизняної версії«Х-фактору».</text:p>
      <text:p text:style-name="P4">
<text:span text:style-name="T4">
Читайте також:</text:span>
 <text:a xlink:type="simple" xlink:href="https://www.ukrinform.ua/rubric-culture/3694468-u-ramkah-evrobacenna2023-startuvala-pisenna-akcia-solidarnosti-z-ukrainou.html" text:style-name="Internet_20_link" text:visited-style-name="Visited_20_Internet_20_Link">
 <text:span text:style-name="T4">
Євробачення</text:span>
 </text:a>
</text:p>
      <text:p text:style-name="P4">
Як повідомляв Укрінформ, пісенний конкурс « <text:a xlink:type="simple" xlink:href="https://www.ukrinform.ua/tag-evrobacenna" text:style-name="Internet_20_link" text:visited-style-name="Visited_20_Internet_20_Link">
 </text:a>
 -2023» пройде у Ліверпулі у Великій Британії після того, якУкраїна, яка перемогла на конкурсі 2022 року з піснею «Stefania» гурту «KalushOrchestra», не змогла задовольнити вимоги щодо проведення конкурсу черезбезпекові побоювання, викликані російським вторгненням.</text:p>
      <text:p text:style-name="P4">
Півфінали конкурсу відбудуться 9 та 11 травня, а фінал – 13 травня. Україну наконкурсі представлятиме гурт TVORCHI з піснею Heart of Steel.</text:p>
      <text:p text:style-name="P4">
<text:span text:style-name="T5">
Фото: ВВС</text:span>
</text:p>
      <text:p text:style-name="P4">
Source: <text:a xlink:type="simple" xlink:href="https://www.ukrinform.ua/rubric-culture/3694473-na-videolistivkah-ucasnikiv-evrobacenna-budut-lokacii-z-ukraini.html" text:style-name="Internet_20_link" text:visited-style-name="Visited_20_Internet_20_Link">
https://www.ukrinform.ua/rubric-culture/3694473-na-videolistivkah-ucasnikiv-evrobacenna-budut-lokacii-z-ukraini.html</text:a>
</text:p>
      <!--NEWS-->
      <text:h text:style-name="P10" text:outline-level="1">
<text:span text:style-name="T4">
На зібрані через United24 гроші закуплять іще 40 «швидких»</text:span>
</text:h>
      <text:p text:style-name="P4">
Authors: Ukrinform (Person)</text:p>
      <text:p text:style-name="P4">
Publisher: Укринформ (Organization)</text:p>
      <text:p text:style-name="P4">
Published Time: 2023-04-11T17:14:40+03:00</text:p>
      <text:p text:style-name="P4">
Modified Time: 2023-04-11T17:14:40+03:00</text:p>
      <text:p text:style-name="P4">
Description: Медичні закупівлі України уклали контракти на придбання 40 автомобілів швидкої допомоги за кошти, зібрані через платформу United24. — Укрінформ.</text:p>
      <text:p text:style-name="P4">
Images: ["<text:a xlink:type="simple" xlink:href="https://static.ukrinform.com/photos/2023_04/thumb_files/630_360_1681222203-756.jpg" text:style-name="Internet_20_link" text:visited-style-name="Visited_20_Internet_20_Link">
630_360_16812...</text:a>
"]</text:p>
      <text:p text:style-name="P4">
Tags: ['МОЗ', 'Благодійність', 'Швидка', 'United24']</text:p>
      <text:p text:style-name="P4">
Type: Article</text:p>
      <!--METADATA-->
      <text:p text:style-name="P4">
<draw:frame draw:style-name="fr1" draw:name="Image123" text:anchor-type="as-char" svg:width="6.9236in" svg:height="3.956343in" draw:z-index="0">
<draw:image xlink:href="../Images/yкринформ/2023-04-11T17-14-40-03-00/630_360_1681222203-756.jpg" xlink:type="simple" xlink:show="embed" xlink:actuate="onLoad" draw:mime-type="image/jpeg"/>
</draw:frame>
 Медичнізакупівлі України уклали контракти на придбання 40 автомобілів швидкоїдопомоги за кошти, зібрані через платформу United24.</text:p>
      <text:p text:style-name="P4">
Як передає Укрінформ, про це повідомляє <text:a xlink:type="simple" xlink:href="https://moz.gov.ua/article/news/na-104-mln-grn-ukladeno-kontrakti-na-zakupivlju-sche-40-shvidkih-za-koshti-zibrani-cherez-united24" text:style-name="Internet_20_link" text:visited-style-name="Visited_20_Internet_20_Link">
</text:a>
 .</text:p>
      <text:p text:style-name="P4">
“Відповідно до рішення комісії з питань розподілу коштів для задоволенняпотреб охорони здоров’я Медичні закупівлі України уклали контракти напридбання 40 автівок швидкої допомоги загальною вартістю 104 000 000 грн дляпотреб медичної сфери за кошти, зібрані через фандрейзингову платформуUnited24”, - йдеться у повідомленні.</text:p>
      <text:p text:style-name="P4">
У МОЗ зазначили, що це автомобілі швидкої допомоги типу С, які облаштованівсім необхідним. Зокрема, кисневими балонами, кардіомоніторами,дефібриляторами, електрокардіографами та апаратами штучної вентиляції легень.У них можна рятувати людину у разі кардіогенного шоку, надавати допомогу підчас пологів, проводити реанімацію пацієнтів, здійснювати загальне знеболення,первинну хірургічну обробку ран.</text:p>
      <text:p text:style-name="P4">
<text:span text:style-name="T4">
Читайте також:</text:span>
 <text:a xlink:type="simple" xlink:href="https://www.ukrinform.ua/rubric-society/3692794-cerez-united24-zibrali-ponad-300-miljoniv-zelenskij.html" text:style-name="Internet_20_link" text:visited-style-name="Visited_20_Internet_20_Link">
 <text:span text:style-name="T4">
UNITED24</text:span>
 </text:a>
</text:p>
      <text:p text:style-name="P4">
“Поповнення автопарків центрів екстреної медичної допомоги та медициникатастроф є вкрай важливим. Адже зараз в умовах війни 103 <text:a xlink:type="simple" xlink:href="https://www.ukrinform.ua/tag-svidka" text:style-name="Internet_20_link" text:visited-style-name="Visited_20_Internet_20_Link">
</text:a>
 пошкоджено, 250 - знищено, 125захоплено. Нові автівки допоможуть нашим бригадам Е(Ш)МД навіть у складнихумовах воєнного часу успішно виконувати виклики до хворих і потерпілих”, –підкреслила заступник міністра охорони здоров’я з питань цифрового розвиткуМарія Карчевич.</text:p>
      <text:p text:style-name="P4">
Загалом уже закуплено або укладено контракти на 176 одиниць.</text:p>
      <text:p text:style-name="P4">
Як повідомляв Укрінформ, донори з усього світу за 11 місяців <text:a xlink:type="simple" xlink:href="https://www.ukrinform.ua/rubric-society/3692472-united24-donori-z-usogo-svitu-pozertvuvali-na-pidtrimku-medicini-v-ukraini-ponad-13-milarda.html" text:style-name="Internet_20_link" text:visited-style-name="Visited_20_Internet_20_Link">
</text:a>
 .</text:p>
      <text:p text:style-name="P4">
<text:span text:style-name="T5">
Фото: МОЗ</text:span>
</text:p>
      <text:p text:style-name="P4">
Source: <text:a xlink:type="simple" xlink:href="https://www.ukrinform.ua/rubric-society/3694505-na-zibrani-cerez-united24-grosi-zakuplat-ise-40-svidkih.html" text:style-name="Internet_20_link" text:visited-style-name="Visited_20_Internet_20_Link">
https://www.ukrinform.ua/rubric-society/3694505-na-zibrani-cerez-united24-grosi-zakuplat-ise-40-svidkih.html</text:a>
</text:p>
      <!--NEWS-->
      <text:h text:style-name="P10" text:outline-level="1">
<text:span text:style-name="T4">
У Львові відкрили сучасний корпус Національного реабілітаційного центру «Незламні»</text:span>
</text:h>
      <text:p text:style-name="P4">
Authors: Ukrinform (Person)</text:p>
      <text:p text:style-name="P4">
Publisher: Укринформ (Organization)</text:p>
      <text:p text:style-name="P4">
Published Time: 2023-04-11T17:18:00+03:00</text:p>
      <text:p text:style-name="P4">
Modified Time: 2023-04-11T17:18:00+03:00</text:p>
      <text:p text:style-name="P4">
Description: У Національному реабілітаційному центрі «Незламні» відкрили сучасний семиповерховий корпус, де щороку зможуть надавати допомогу 10 тисячам українців. — Укрінформ.</text:p>
      <text:p text:style-name="P4">
Images: ["<text:a xlink:type="simple" xlink:href="https://static.ukrinform.com/photos/2023_04/thumb_files/630_360_1681223108-159.jpg" text:style-name="Internet_20_link" text:visited-style-name="Visited_20_Internet_20_Link">
630_360_16812...</text:a>
", "<text:a xlink:type="simple" xlink:href="https://static.ukrinform.com/photos/2023_04/thumb_files/630_360_1681221978-4165.jpeg" text:style-name="Internet_20_link" text:visited-style-name="Visited_20_Internet_20_Link">
630_360_16812...</text:a>
", "<text:a xlink:type="simple" xlink:href="https://static.ukrinform.com/photos/2023_04/thumb_files/630_360_1681221978-7357.jpeg" text:style-name="Internet_20_link" text:visited-style-name="Visited_20_Internet_20_Link">
630_360_16812...</text:a>
", "<text:a xlink:type="simple" xlink:href="https://static.ukrinform.com/photos/2023_04/thumb_files/630_360_1681221978-8025.jpeg" text:style-name="Internet_20_link" text:visited-style-name="Visited_20_Internet_20_Link">
630_360_16812...</text:a>
", "<text:a xlink:type="simple" xlink:href="https://static.ukrinform.com/photos/2023_04/thumb_files/630_360_1681221978-9793.jpeg" text:style-name="Internet_20_link" text:visited-style-name="Visited_20_Internet_20_Link">
630_360_16812...</text:a>
", "<text:a xlink:type="simple" xlink:href="https://static.ukrinform.com/photos/2023_04/thumb_files/630_360_1681221978-4599.jpeg" text:style-name="Internet_20_link" text:visited-style-name="Visited_20_Internet_20_Link">
630_360_16812...</text:a>
", "<text:a xlink:type="simple" xlink:href="https://static.ukrinform.com/photos/2023_04/thumb_files/630_360_1681221978-8737.jpeg" text:style-name="Internet_20_link" text:visited-style-name="Visited_20_Internet_20_Link">
630_360_16812...</text:a>
", "<text:a xlink:type="simple" xlink:href="https://static.ukrinform.com/photos/2023_04/thumb_files/630_360_1681221978-5333.jpeg" text:style-name="Internet_20_link" text:visited-style-name="Visited_20_Internet_20_Link">
630_360_16812...</text:a>
", "<text:a xlink:type="simple" xlink:href="https://static.ukrinform.com/photos/2023_04/thumb_files/630_360_1681221978-8459.jpeg" text:style-name="Internet_20_link" text:visited-style-name="Visited_20_Internet_20_Link">
630_360_16812...</text:a>
", "<text:a xlink:type="simple" xlink:href="https://static.ukrinform.com/photos/2023_04/thumb_files/630_360_1681221978-6777.jpeg" text:style-name="Internet_20_link" text:visited-style-name="Visited_20_Internet_20_Link">
630_360_16812...</text:a>
", "<text:a xlink:type="simple" xlink:href="https://static.ukrinform.com/photos/2023_04/thumb_files/630_360_1681221978-3234.jpeg" text:style-name="Internet_20_link" text:visited-style-name="Visited_20_Internet_20_Link">
630_360_16812...</text:a>
"]</text:p>
      <text:p text:style-name="P4">
Tags: ['Центр реабілітації', 'Львів', 'Реабілітація']</text:p>
      <text:p text:style-name="P4">
Type: Article</text:p>
      <!--METADATA-->
      <text:p text:style-name="P4">
<draw:frame draw:style-name="fr1" draw:name="Image124" text:anchor-type="as-char" svg:width="6.9236in" svg:height="3.956343in" draw:z-index="0">
<draw:image xlink:href="../Images/yкринформ/2023-04-11T17-18-00-03-00/630_360_1681223108-159.jpg" xlink:type="simple" xlink:show="embed" xlink:actuate="onLoad" draw:mime-type="image/jpeg"/>
</draw:frame>
 УНаціональному реабілітаційному центрі «Незламні» відкрили сучаснийсемиповерховий корпус, де щороку зможуть надавати допомогу 10 тисячамукраїнців.</text:p>
      <text:p text:style-name="P4">
Про це повідомляє кореспондент Укрінформу.</text:p>
      <text:p text:style-name="P4">
«Тут продумані до метра всі реабілітаційні площі і палати. Щороку тут зможутьотримувати допомогу 10 тисяч українців. Цей корпус створений великою командоюлюдей із різних міст України і світу для того, щоб це місце стало не простогарним, а максимально функціональним у допомозі людям, які після операцій тапротезування мають повернутися до нормального життя і бути повноціннимичленами суспільства», - сказав генеральний директор Першого медичногооб'єднання Львова Олег Самчук.</text:p>
      <text:p text:style-name="P4">
<draw:frame draw:style-name="fr1" draw:name="Image125" text:anchor-type="as-char" svg:width="6.9236in" svg:height="3.956343in" draw:z-index="0">
<draw:image xlink:href="../Images/yкринформ/2023-04-11T17-18-00-03-00/630_360_1681221978-4165.jpeg" xlink:type="simple" xlink:show="embed" xlink:actuate="onLoad" draw:mime-type="image/jpeg"/>
</draw:frame>
 У Львовівідкрили сучасний корпус Національного реабілітаційного центру «Незламні» /Фото: Людмила Гринюк, Укрінформ  <text:a xlink:type="simple" xlink:href="https://static.ukrinform.com/photos/2023_04/1681221978-4165.jpeg" text:style-name="Internet_20_link" text:visited-style-name="Visited_20_Internet_20_Link">
<draw:frame draw:style-name="fr1" draw:name="Image126" text:anchor-type="as-char" svg:width="6.9236in" svg:height="3.956343in" draw:z-index="0">
<draw:image xlink:href="../Images/yкринформ/2023-04-11T17-18-00-03-00/630_360_1681221978-4165.jpeg" xlink:type="simple" xlink:show="embed" xlink:actuate="onLoad" draw:mime-type="image/jpeg"/>
</draw:frame>
</text:a>
 <text:a xlink:type="simple" xlink:href="https://static.ukrinform.com/photos/2023_04/1681221978-7357.jpeg" text:style-name="Internet_20_link" text:visited-style-name="Visited_20_Internet_20_Link">
<draw:frame draw:style-name="fr1" draw:name="Image127" text:anchor-type="as-char" svg:width="6.9236in" svg:height="3.956343in" draw:z-index="0">
<draw:image xlink:href="../Images/yкринформ/2023-04-11T17-18-00-03-00/630_360_1681221978-7357.jpeg" xlink:type="simple" xlink:show="embed" xlink:actuate="onLoad" draw:mime-type="image/jpeg"/>
</draw:frame>
</text:a>
 <text:a xlink:type="simple" xlink:href="https://static.ukrinform.com/photos/2023_04/1681221978-8025.jpeg" text:style-name="Internet_20_link" text:visited-style-name="Visited_20_Internet_20_Link">
<draw:frame draw:style-name="fr1" draw:name="Image128" text:anchor-type="as-char" svg:width="6.9236in" svg:height="3.956343in" draw:z-index="0">
<draw:image xlink:href="../Images/yкринформ/2023-04-11T17-18-00-03-00/630_360_1681221978-8025.jpeg" xlink:type="simple" xlink:show="embed" xlink:actuate="onLoad" draw:mime-type="image/jpeg"/>
</draw:frame>
</text:a>
 <text:a xlink:type="simple" xlink:href="https://static.ukrinform.com/photos/2023_04/1681221978-9793.jpeg" text:style-name="Internet_20_link" text:visited-style-name="Visited_20_Internet_20_Link">
<draw:frame draw:style-name="fr1" draw:name="Image129" text:anchor-type="as-char" svg:width="6.9236in" svg:height="3.956343in" draw:z-index="0">
<draw:image xlink:href="../Images/yкринформ/2023-04-11T17-18-00-03-00/630_360_1681221978-9793.jpeg" xlink:type="simple" xlink:show="embed" xlink:actuate="onLoad" draw:mime-type="image/jpeg"/>
</draw:frame>
</text:a>
 <text:a xlink:type="simple" xlink:href="https://static.ukrinform.com/photos/2023_04/1681221978-4599.jpeg" text:style-name="Internet_20_link" text:visited-style-name="Visited_20_Internet_20_Link">
<draw:frame draw:style-name="fr1" draw:name="Image130" text:anchor-type="as-char" svg:width="6.9236in" svg:height="3.956343in" draw:z-index="0">
<draw:image xlink:href="../Images/yкринформ/2023-04-11T17-18-00-03-00/630_360_1681221978-4599.jpeg" xlink:type="simple" xlink:show="embed" xlink:actuate="onLoad" draw:mime-type="image/jpeg"/>
</draw:frame>
</text:a>
 <text:a xlink:type="simple" xlink:href="https://static.ukrinform.com/photos/2023_04/1681221978-8737.jpeg" text:style-name="Internet_20_link" text:visited-style-name="Visited_20_Internet_20_Link">
<draw:frame draw:style-name="fr1" draw:name="Image131" text:anchor-type="as-char" svg:width="6.9236in" svg:height="3.956343in" draw:z-index="0">
<draw:image xlink:href="../Images/yкринформ/2023-04-11T17-18-00-03-00/630_360_1681221978-8737.jpeg" xlink:type="simple" xlink:show="embed" xlink:actuate="onLoad" draw:mime-type="image/jpeg"/>
</draw:frame>
</text:a>
 <text:a xlink:type="simple" xlink:href="https://static.ukrinform.com/photos/2023_04/1681221978-5333.jpeg" text:style-name="Internet_20_link" text:visited-style-name="Visited_20_Internet_20_Link">
<draw:frame draw:style-name="fr1" draw:name="Image132" text:anchor-type="as-char" svg:width="6.9236in" svg:height="3.956343in" draw:z-index="0">
<draw:image xlink:href="../Images/yкринформ/2023-04-11T17-18-00-03-00/630_360_1681221978-5333.jpeg" xlink:type="simple" xlink:show="embed" xlink:actuate="onLoad" draw:mime-type="image/jpeg"/>
</draw:frame>
</text:a>
 <text:a xlink:type="simple" xlink:href="https://static.ukrinform.com/photos/2023_04/1681221978-8459.jpeg" text:style-name="Internet_20_link" text:visited-style-name="Visited_20_Internet_20_Link">
<draw:frame draw:style-name="fr1" draw:name="Image133" text:anchor-type="as-char" svg:width="6.9236in" svg:height="3.956343in" draw:z-index="0">
<draw:image xlink:href="../Images/yкринформ/2023-04-11T17-18-00-03-00/630_360_1681221978-8459.jpeg" xlink:type="simple" xlink:show="embed" xlink:actuate="onLoad" draw:mime-type="image/jpeg"/>
</draw:frame>
</text:a>
 <text:a xlink:type="simple" xlink:href="https://static.ukrinform.com/photos/2023_04/1681221978-6777.jpeg" text:style-name="Internet_20_link" text:visited-style-name="Visited_20_Internet_20_Link">
<draw:frame draw:style-name="fr1" draw:name="Image134" text:anchor-type="as-char" svg:width="6.9236in" svg:height="3.956343in" draw:z-index="0">
<draw:image xlink:href="../Images/yкринформ/2023-04-11T17-18-00-03-00/630_360_1681221978-6777.jpeg" xlink:type="simple" xlink:show="embed" xlink:actuate="onLoad" draw:mime-type="image/jpeg"/>
</draw:frame>
</text:a>
 <text:a xlink:type="simple" xlink:href="https://static.ukrinform.com/photos/2023_04/1681221978-3234.jpeg" text:style-name="Internet_20_link" text:visited-style-name="Visited_20_Internet_20_Link">
<draw:frame draw:style-name="fr1" draw:name="Image135" text:anchor-type="as-char" svg:width="6.9236in" svg:height="3.956343in" draw:z-index="0">
<draw:image xlink:href="../Images/yкринформ/2023-04-11T17-18-00-03-00/630_360_1681221978-3234.jpeg" xlink:type="simple" xlink:show="embed" xlink:actuate="onLoad" draw:mime-type="image/jpeg"/>
</draw:frame>
</text:a>
</text:p>
      <text:p text:style-name="P4">
Переобладнане приміщення поліклініки на сім поверхів призначене для <text:a xlink:type="simple" xlink:href="https://www.ukrinform.ua/tag-reabilitacia" text:style-name="Internet_20_link" text:visited-style-name="Visited_20_Internet_20_Link">
</text:a>
 тут є моделі квартири та навітьмагазину, аби пацієнт міг максимально підготуватися до нових умов життя. Длязручності пацієнтів і медперсоналу побудували перехід з головного корпусулікарні. Тренажерні зали облаштовані найсучаснішою технікою, зокремароботизованою системою ходьби.</text:p>
      <text:p text:style-name="P4">
Реконструкція корпусу здійснювалася за підтримки Червоного Хреста України,міст-партнерів Фрайбурга та Вільнюса. Обладнання для залів надали посольствоШвейцарії в Україні та міжнародний фонд Direct Relief.</text:p>
      <text:p text:style-name="P4">
<text:span text:style-name="T4">
Читайте також:</text:span>
 <text:a xlink:type="simple" xlink:href="https://www.ukrinform.ua/rubric-society/3694341-amerikanska-gumanitarna-organizacia-nadast-ukraini-10-miljoniv-na-rozvitok-reabilitacii.html" text:style-name="Internet_20_link" text:visited-style-name="Visited_20_Internet_20_Link">
 <text:span text:style-name="T4">
реабілітації</text:span>
 </text:a>
</text:p>
      <text:p text:style-name="P4">
Серед присутніх на відкритті були й пацієнти. Один із них - Ілля Пилипенко,який дивом врятувався з охопленого вогнем танка, що підірвався на міні під часдеокупації Херсонщини. Чоловік дістав опіки обличчя та шиї, втратив ногу.Зараз він очікує на протезування та проходить реабілітацію. Після завершеннялікування планує залишитися в центрі «Незламні» та стати протезистом.</text:p>
      <text:p text:style-name="P4">
«Мені тут дуже подобається, я почуваюся як удома. Я отримав пропозицію, відякої не можна було відмовитися: залишитися в команді «незламних». Працюватимув майстерні протезування на 3D-принтері», - розповів Пилипенко.</text:p>
      <text:p text:style-name="P4">
На стінах корпусу розміщено фотографії захисників - пацієнтів реабілітаційногоцентру. Автором виставки “Незламні люди” є захисник Маріуполя, фотограф«Азовсталі» Дмитро Козацький.</text:p>
      <text:p text:style-name="P4">
Як повідомляв Укрінформ, у Національному реабілітаційному центрі «Незламні» <text:a xlink:type="simple" xlink:href="https://www.ukrinform.ua/rubric-society/3504194-lasko-prezentuvav-nacionalnij-reabilitacijnij-centr-nezlamni.html" text:style-name="Internet_20_link" text:visited-style-name="Visited_20_Internet_20_Link">
</text:a>
</text:p>
      <text:p text:style-name="P4">
Source: <text:a xlink:type="simple" xlink:href="https://www.ukrinform.ua/rubric-regions/3694508-u-lvovi-vidkrili-sucasnij-korpus-nacionalnogo-reabilitacijnogo-centru-nezlamni.html" text:style-name="Internet_20_link" text:visited-style-name="Visited_20_Internet_20_Link">
https://www.ukrinform.ua/rubric-regions/3694508-u-lvovi-vidkrili-sucasnij-korpus-nacionalnogo-reabilitacijnogo-centru-nezlamni.html</text:a>
</text:p>
      <!--NEWS-->
      <text:h text:style-name="P10" text:outline-level="1">
<text:span text:style-name="T4">
Київський ТРЦ Ocean Plaza перейшов у власність держави</text:span>
</text:h>
      <text:p text:style-name="P4">
Authors: Ukrinform (Person)</text:p>
      <text:p text:style-name="P4">
Publisher: Укринформ (Organization)</text:p>
      <text:p text:style-name="P4">
Published Time: 2023-04-11T17:24:00+03:00</text:p>
      <text:p text:style-name="P4">
Modified Time: 2023-04-11T17:24:00+03:00</text:p>
      <text:p text:style-name="P4">
Description: Рішення Вищого антикорупційного суду про конфіскацію на користь держави двох третин столичного торговельного центру Ocean Plaza набрало чинності. — Укрінформ.</text:p>
      <text:p text:style-name="P4">
Images: ["<text:a xlink:type="simple" xlink:href="https://static.ukrinform.com/photos/2020_01/thumb_files/630_360_1579168381-518.jpeg" text:style-name="Internet_20_link" text:visited-style-name="Visited_20_Internet_20_Link">
630_360_15791...</text:a>
"]</text:p>
      <text:p text:style-name="P4">
Tags: ['Ротенберг', 'Київ', 'ТРЦ', 'Ocean Plaza', 'Конфіскація активів']</text:p>
      <text:p text:style-name="P4">
Type: Article</text:p>
      <!--METADATA-->
      <text:p text:style-name="P4">
<draw:frame draw:style-name="fr1" draw:name="Image136" text:anchor-type="as-char" svg:width="6.9236in" svg:height="3.956343in" draw:z-index="0">
<draw:image xlink:href="../Images/yкринформ/2023-04-11T17-24-00-03-00/630_360_1579168381-518.jpeg" xlink:type="simple" xlink:show="embed" xlink:actuate="onLoad" draw:mime-type="image/jpeg"/>
</draw:frame>
 РішенняВищого антикорупційного суду про конфіскацію на користь держави двох третинстоличного торговельного центру Ocean Plaza набрало чинності.</text:p>
      <text:p text:style-name="P4">
Про це свідчить <text:a xlink:type="simple" xlink:href="https://reyestr.court.gov.ua/Review/109937417" text:style-name="Internet_20_link" text:visited-style-name="Visited_20_Internet_20_Link">
 </text:a>
 ,оприлюднена в єдиному реєстрі судових рішень, передає Укрінформ.</text:p>
      <text:p text:style-name="P4">
Як зазначається, колегія суддів постановила відмовити у відкритті апеляційногопровадження за скаргою директора компанії Jupiter Nine Trust Company Limitedна рішення ВАКС від 20 березня 2023 року у справі про конфіскацію вросійського олігарха Аркадія Ротенберга та його сина Ігоря їхніх українськихактивів, серед яких — частка в ТРЦ Ocean Plaza.</text:p>
      <text:p text:style-name="P4">
<text:span text:style-name="T4">
Читайте також:</text:span>
 <text:a xlink:type="simple" xlink:href="https://www.ukrinform.ua/rubric-kyiv/3684783-vaks-konfiskuvav-castku-rotenbergiv-u-ocean-plaza.html" text:style-name="Internet_20_link" text:visited-style-name="Visited_20_Internet_20_Link">
 <text:span text:style-name="T4">
Ocean</text:span>
 <text:span text:style-name="T4">
Plaza</text:span>
 </text:a>
</text:p>
      <text:p text:style-name="P4">
Апеляція відхилена на підставі того, що компанія Jupiter Nine Trust CompanyLimited в особі директора не була стороною в адміністративній справі запозовом Міністерства юстиції України про застосування санкції, а отже не маєправо на подання апеляційної скарги на рішення <text:a xlink:type="simple" xlink:href="https://www.ukrinform.ua/tag-sud" text:style-name="Internet_20_link" text:visited-style-name="Visited_20_Internet_20_Link">
</text:a>
 .</text:p>
      <text:p text:style-name="P4">
Як повідомляв Укрінформ, 20 березня Вищий антикорупційний суд <text:a xlink:type="simple" xlink:href="https://www.ukrinform.ua/rubric-kyiv/3684783-vaks-konfiskuvav-castku-rotenbergiv-u-ocean-plaza.html" text:style-name="Internet_20_link" text:visited-style-name="Visited_20_Internet_20_Link">
</text:a>
 Міністерства юстиції щодо конфіскації частокросійського олігарха Ротенберга та його сина в київському ТРЦ Ocean Plazа.</text:p>
      <text:p text:style-name="P4">
<text:span text:style-name="T5">
Фото: оceanрlazа.com</text:span>
</text:p>
      <text:p text:style-name="P4">
Source: <text:a xlink:type="simple" xlink:href="https://www.ukrinform.ua/rubric-kyiv/3694509-kiivskij-trc-ocean-plaza-perejsov-u-vlasnist-derzavi.html" text:style-name="Internet_20_link" text:visited-style-name="Visited_20_Internet_20_Link">
https://www.ukrinform.ua/rubric-kyiv/3694509-kiivskij-trc-ocean-plaza-perejsov-u-vlasnist-derzavi.html</text:a>
</text:p>
      <!--NEWS-->
      <text:h text:style-name="P10" text:outline-level="1">
<text:span text:style-name="T4">
У Каховці росіяни захопили банк та організували там «паспортний стіл»</text:span>
</text:h>
      <text:p text:style-name="P4">
Authors: Ukrinform (Person)</text:p>
      <text:p text:style-name="P4">
Publisher: Укринформ (Organization)</text:p>
      <text:p text:style-name="P4">
Published Time: 2023-04-11T17:27:00+03:00</text:p>
      <text:p text:style-name="P4">
Modified Time: 2023-04-11T17:27:00+03:00</text:p>
      <text:p text:style-name="P4">
Description: У Каховці російські військові захопили приміщення «Альфа-Банку» та організували там «паспортний стіл». — Укрінформ.</text:p>
      <text:p text:style-name="P4">
Images: ["<text:a xlink:type="simple" xlink:href="https://static.ukrinform.com/photos/2023_04/thumb_files/630_360_1681223190-165.jpeg" text:style-name="Internet_20_link" text:visited-style-name="Visited_20_Internet_20_Link">
630_360_16812...</text:a>
"]</text:p>
      <text:p text:style-name="P4">
Tags: ['Банк', 'Паспорт', 'Каховка', 'Війна з росією']</text:p>
      <text:p text:style-name="P4">
Type: Article</text:p>
      <!--METADATA-->
      <text:p text:style-name="P4">
<draw:frame draw:style-name="fr1" draw:name="Image137" text:anchor-type="as-char" svg:width="6.9236in" svg:height="3.945292in" draw:z-index="0">
<draw:image xlink:href="../Images/yкринформ/2023-04-11T17-27-00-03-00/630_360_1681223190-165.jpeg" xlink:type="simple" xlink:show="embed" xlink:actuate="onLoad" draw:mime-type="image/jpeg"/>
</draw:frame>
 У Каховціросійські військові захопили приміщення «Альфа-Банку» та організували там«паспортний стіл».</text:p>
      <text:p text:style-name="P4">
Як передає Укрінформ, про це повідомляє у <text:a xlink:type="simple" xlink:href="https://t.me/kakhovskamva/218" text:style-name="Internet_20_link" text:visited-style-name="Visited_20_Internet_20_Link">
 </text:a>
Каховська міська військова адміністрація.</text:p>
      <text:p text:style-name="P4">
«У Каховці російські окупанти захопили приміщення «Альфа-Банку». У приміщеннібанку загарбники організували паспортний стіл», - йдеться у повідомленні.</text:p>
      <text:p text:style-name="P4">
Як зазначається, таким чином російські агресори посилюють паспортизаціюнаселення Каховки і Нової Каховки.</text:p>
      <text:p text:style-name="P4">
<text:span text:style-name="T4">
Читайте також:</text:span>
 <text:a xlink:type="simple" xlink:href="https://www.ukrinform.ua/rubric-regions/3682172-u-novij-kahovci-partizani-pidirvali-kolaboranta-socmerezi.html" text:style-name="Internet_20_link" text:visited-style-name="Visited_20_Internet_20_Link">
 </text:a>
</text:p>
      <text:p text:style-name="P4">
Як повідомляв Укрінформ, на захопленій території Херсонщини російські <text:a xlink:type="simple" xlink:href="https://www.ukrinform.ua/rubric-regions/3693112-na-zahoplenih-teritoriah-hersonsini-rosiani-posilili-primusovu-pasportizaciu-hlan.html" text:style-name="Internet_20_link" text:visited-style-name="Visited_20_Internet_20_Link">
</text:a>
 і тому заразчинять шалений тиск на населення для її проведення.</text:p>
      <text:p text:style-name="P4">
ЗСУ визволили правобережну частину Херсонської області, зокрема і містоХерсон. Частина області, розташована на лівому березі Дніпра, тимчасовозахоплена російськими військами.</text:p>
      <text:p text:style-name="P4">
<text:span text:style-name="T5">
Фото: Каховська міська військова адміністрація</text:span>
</text:p>
      <text:p text:style-name="P4">
Source: <text:a xlink:type="simple" xlink:href="https://www.ukrinform.ua/rubric-regions/3694513-u-kahovci-rosiani-zahopili-primisenna-banku-ta-organizuvali-pasportnij-stil.html" text:style-name="Internet_20_link" text:visited-style-name="Visited_20_Internet_20_Link">
https://www.ukrinform.ua/rubric-regions/3694513-u-kahovci-rosiani-zahopili-primisenna-banku-ta-organizuvali-pasportnij-stil.html</text:a>
</text:p>
      <!--NEWS-->
      <text:h text:style-name="P10" text:outline-level="1">
<text:span text:style-name="T4">
Світоліна зіграє на турнірі у Римі</text:span>
</text:h>
      <text:p text:style-name="P4">
Authors: Ukrinform (Person)</text:p>
      <text:p text:style-name="P4">
Publisher: Укринформ (Organization)</text:p>
      <text:p text:style-name="P4">
Published Time: 2023-04-11T17:31:47+03:00</text:p>
      <text:p text:style-name="P4">
Modified Time: 2023-04-11T17:31:47+03:00</text:p>
      <text:p text:style-name="P4">
Description: Українка скористається захищеним рейтингом. — Укрінформ.</text:p>
      <text:p text:style-name="P4">
Images: ["<text:a xlink:type="simple" xlink:href="https://static.ukrinform.com/photos/2023_04/thumb_files/630_360_1681223452-721.jpg" text:style-name="Internet_20_link" text:visited-style-name="Visited_20_Internet_20_Link">
630_360_16812...</text:a>
"]</text:p>
      <text:p text:style-name="P4">
Tags: ['Світоліна', 'Теніс']</text:p>
      <text:p text:style-name="P4">
Type: Article</text:p>
      <!--METADATA-->
      <text:p text:style-name="P4">
<draw:frame draw:style-name="fr1" draw:name="Image138" text:anchor-type="as-char" svg:width="6.9236in" svg:height="3.956343in" draw:z-index="0">
<draw:image xlink:href="../Images/yкринформ/2023-04-11T17-31-47-03-00/630_360_1681223452-721.jpg" xlink:type="simple" xlink:show="embed" xlink:actuate="onLoad" draw:mime-type="image/jpeg"/>
</draw:frame>
 Українкаскористається захищеним рейтингом.</text:p>
      <text:p text:style-name="P4">
28-річна українська тенісистка Еліна Світоліна зможе взяти участь у турніріWTA 1000 у Римі, <text:a xlink:type="simple" xlink:href="https://twitter.com/InteBNLdItalia" text:style-name="Internet_20_link" text:visited-style-name="Visited_20_Internet_20_Link">
</text:a>
пресслужба турніру, передає Укрінформ.</text:p>
      <text:p text:style-name="P4">
Будучи дворазовою переможницею цього турніру (2017, 2018), Світоліна зможескористатися захищеним рейтингом.</text:p>
      <text:p text:style-name="P4">
Турнір у Римі відбудеться з 9 по 20 травня.</text:p>
      <text:p text:style-name="P4">
Цього тижня Еліна Світоліна виступає на турнірі ITF у Кьяссо (Швейцарія).</text:p>
      <text:p text:style-name="P4">
<text:span text:style-name="T4">
Читайте також:</text:span>
 <text:a xlink:type="simple" xlink:href="https://www.ukrinform.ua/rubric-sports/3694123-svitolina-zigrae-na-turniri-itf-u-svejcarii.html" text:style-name="Internet_20_link" text:visited-style-name="Visited_20_Internet_20_Link">
 <text:span text:style-name="T4">
Світоліна</text:span>
 </text:a>
</text:p>
      <text:p text:style-name="P4">
Як повідомляв Укрінформ, Еліна Світоліна зіграє із сьомою сіяною румункоюЄленою-Габріелою Русе у першому колі турніру ITF60 у швейцарському К’яссо.</text:p>
      <text:p text:style-name="P4">
Фото: Getty Image</text:p>
      <text:p text:style-name="P4">
Source: <text:a xlink:type="simple" xlink:href="https://www.ukrinform.ua/rubric-sports/3694514-svitolina-zigrae-na-turniri-u-rimi.html" text:style-name="Internet_20_link" text:visited-style-name="Visited_20_Internet_20_Link">
https://www.ukrinform.ua/rubric-sports/3694514-svitolina-zigrae-na-turniri-u-rimi.html</text:a>
</text:p>
      <!--NEWS-->
      <text:h text:style-name="P10" text:outline-level="1">
<text:span text:style-name="T4">
В Афінах відбувся український фестиваль «Colors of Pysanka»</text:span>
</text:h>
      <text:p text:style-name="P4">
Authors: Ukrinform (Person)</text:p>
      <text:p text:style-name="P4">
Publisher: Укринформ (Organization)</text:p>
      <text:p text:style-name="P4">
Published Time: 2023-04-11T17:34:00+03:00</text:p>
      <text:p text:style-name="P4">
Modified Time: 2023-04-11T17:34:00+03:00</text:p>
      <text:p text:style-name="P4">
Description: На площі Сінтагма в самому серці Афін за підтримки Посольства України, Об'єднаної української діаспори у Греції, мерії Афін та за участі громадських організацій, товариств і об'єднань відбувся Міжнародний фестиваль «Colors of Pysanka». — Укрінформ.</text:p>
      <text:p text:style-name="P4">
Images: ["<text:a xlink:type="simple" xlink:href="https://static.ukrinform.com/photos/2023_04/thumb_files/630_360_1681219969-797.jpg" text:style-name="Internet_20_link" text:visited-style-name="Visited_20_Internet_20_Link">
630_360_16812...</text:a>
", "<text:a xlink:type="simple" xlink:href="https://static.ukrinform.com/photos/2023_04/1681219995-362.jpg" text:style-name="Internet_20_link" text:visited-style-name="Visited_20_Internet_20_Link">
1681219995-36...</text:a>
", "<text:a xlink:type="simple" xlink:href="https://static.ukrinform.com/photos/2023_04/1681219995-682.jpg" text:style-name="Internet_20_link" text:visited-style-name="Visited_20_Internet_20_Link">
1681219995-68...</text:a>
", "<text:a xlink:type="simple" xlink:href="https://static.ukrinform.com/photos/2023_04/1681219996-880.jpg" text:style-name="Internet_20_link" text:visited-style-name="Visited_20_Internet_20_Link">
1681219996-88...</text:a>
"]</text:p>
      <text:p text:style-name="P4">
Tags: ['Діаспора', 'Фестиваль', 'Греція', 'Посольство', 'Великдень', 'Писанка', 'Афіни']</text:p>
      <text:p text:style-name="P4">
Type: Article</text:p>
      <!--METADATA-->
      <text:p text:style-name="P4">
<draw:frame draw:style-name="fr1" draw:name="Image139" text:anchor-type="as-char" svg:width="6.9236in" svg:height="3.956343in" draw:z-index="0">
<draw:image xlink:href="../Images/yкринформ/2023-04-11T17-34-00-03-00/630_360_1681219969-797.jpg" xlink:type="simple" xlink:show="embed" xlink:actuate="onLoad" draw:mime-type="image/jpeg"/>
</draw:frame>
 На площіСінтагма в самому серці Афін за підтримки Посольства України, Об'єднаноїукраїнської діаспори у Греції, мерії Афін та за участі громадськихорганізацій, товариств і об'єднань відбувся Міжнародний фестиваль «Colors ofPysanka».</text:p>
      <text:p text:style-name="P4">
Як передає Укрінформ, про це у <text:a xlink:type="simple" xlink:href="https://www.facebook.com/permalink.php" text:style-name="Internet_20_link" text:visited-style-name="Visited_20_Internet_20_Link">
</text:a>
повідомило Посольство України у Грецькій Республіці.</text:p>
      <text:p text:style-name="P4">
Зауважується, що головна мета події – показати грекам та гостям містаукраїнське народне мистецтво розпису пасхальних яєць – писанкарство.</text:p>
      <text:p text:style-name="P4">
<draw:frame draw:style-name="fr1" draw:name="Image140" text:anchor-type="as-char" svg:width="6.9236in" svg:height="9.231467in" draw:z-index="0">
<draw:image xlink:href="../Images/yкринформ/2023-04-11T17-34-00-03-00/1681219995-362.jpg" xlink:type="simple" xlink:show="embed" xlink:actuate="onLoad" draw:mime-type="image/jpeg"/>
</draw:frame>
</text:p>
      <text:p text:style-name="P4">
У рамках заходу відбулися майстер-класи з розпису яєць з використаннямспеціального інструменту для малювання воском – писачка.</text:p>
      <text:p text:style-name="P4">
Учні суботніх шкіл «Трембіта» та «Берегиня» заспівали та виконали народнітанки для присутніх гостей.</text:p>
      <text:p text:style-name="P4">
<draw:frame draw:style-name="fr1" draw:name="Image141" text:anchor-type="as-char" svg:width="6.9236in" svg:height="5.1927in" draw:z-index="0">
<draw:image xlink:href="../Images/yкринформ/2023-04-11T17-34-00-03-00/1681219995-682.jpg" xlink:type="simple" xlink:show="embed" xlink:actuate="onLoad" draw:mime-type="image/jpeg"/>
</draw:frame>
</text:p>
      <text:p text:style-name="P4">
На завершення великоднє «писанкове дерево» прикрасили писанками, яке будевстановлене на площі Сінтагма цілий тиждень.</text:p>
      <text:p text:style-name="P4">
<draw:frame draw:style-name="fr1" draw:name="Image142" text:anchor-type="as-char" svg:width="6.9236in" svg:height="4.923449in" draw:z-index="0">
<draw:image xlink:href="../Images/yкринформ/2023-04-11T17-34-00-03-00/1681219996-880.jpg" xlink:type="simple" xlink:show="embed" xlink:actuate="onLoad" draw:mime-type="image/jpeg"/>
</draw:frame>
</text:p>
      <text:p text:style-name="P4">
У Посольстві нагадали, що Міжнародний фестиваль «Colors of Pysanka» вперше буворганізований Товариством культурної спадщини «Трембіта» у 2017 році.</text:p>
      <text:p text:style-name="P4">
Нагадаємо, українська діаспора <text:a xlink:type="simple" xlink:href="https://www.ukrinform.ua/rubric-diaspora/3692069-u-grecii-ukrainska-diaspora-provela-blagodijnij-armarok.html" text:style-name="Internet_20_link" text:visited-style-name="Visited_20_Internet_20_Link">
 </text:a>
в мальовничому куточку грецької столиці на набережній у Варкізі благодійнийярмарок «Ольвія», на який завітали тисячі людей.</text:p>
      <text:p text:style-name="P4">
<text:span text:style-name="T5">
Фото: Embassy of Ukraine to the Hellenic Republic / Фейсбук</text:span>
</text:p>
      <text:p text:style-name="P4">
Source: <text:a xlink:type="simple" xlink:href="https://www.ukrinform.ua/rubric-diaspora/3694485-v-afinah-vidbuvsa-ukrainskij-festival-colors-of-pysanka.html" text:style-name="Internet_20_link" text:visited-style-name="Visited_20_Internet_20_Link">
https://www.ukrinform.ua/rubric-diaspora/3694485-v-afinah-vidbuvsa-ukrainskij-festival-colors-of-pysanka.html</text:a>
</text:p>
      <!--NEWS-->
      <text:h text:style-name="P10" text:outline-level="1">
<text:span text:style-name="T4">
У Британії медики почали чотириденний страйк</text:span>
</text:h>
      <text:p text:style-name="P4">
Authors: Ukrinform (Person)</text:p>
      <text:p text:style-name="P4">
Publisher: Укринформ (Organization)</text:p>
      <text:p text:style-name="P4">
Published Time: 2023-04-11T17:38:00+03:00</text:p>
      <text:p text:style-name="P4">
Modified Time: 2023-04-11T17:38:00+03:00</text:p>
      <text:p text:style-name="P4">
Description: Сьогодні молодші лікарі у Великій Британії розпочали чотириденний страйк, який може призвести до безпрецедентних збоїв у роботі фінансованої державою Національної служби охорони здоров'я. — Укрінформ.</text:p>
      <text:p text:style-name="P4">
Images: ["<text:a xlink:type="simple" xlink:href="https://static.ukrinform.com/photos/2023_04/thumb_files/630_360_1681223587-934.jpg" text:style-name="Internet_20_link" text:visited-style-name="Visited_20_Internet_20_Link">
630_360_16812...</text:a>
"]</text:p>
      <text:p text:style-name="P4">
Tags: ['Британія', 'Медики', 'Страйк']</text:p>
      <text:p text:style-name="P4">
Type: Article</text:p>
      <!--METADATA-->
      <text:p text:style-name="P4">
<draw:frame draw:style-name="fr1" draw:name="Image143" text:anchor-type="as-char" svg:width="6.9236in" svg:height="3.956343in" draw:z-index="0">
<draw:image xlink:href="../Images/yкринформ/2023-04-11T17-38-00-03-00/630_360_1681223587-934.jpg" xlink:type="simple" xlink:show="embed" xlink:actuate="onLoad" draw:mime-type="image/jpeg"/>
</draw:frame>
 Сьогоднімолодші лікарі у Великій Британії розпочали чотириденний страйк, який можепризвести до безпрецедентних збоїв у роботі фінансованої державою Національноїслужби охорони здоров'я.</text:p>
      <text:p text:style-name="P4">
Як передає Укрінформ, про це повідомляє агенція <text:a xlink:type="simple" xlink:href="https://www.reuters.com/world/uk/british-doctors-strikes-risk-patient-safety-minister-says-2023-04-10/" text:style-name="Internet_20_link" text:visited-style-name="Visited_20_Internet_20_Link">
</text:a>
 .</text:p>
      <text:p text:style-name="P4">
Британська медична асоціація (BMA), профспілка, що представляє інтересилікарів, вимагає підвищення зарплат на 35%, стверджуючи, що медики зазналискорочення реальної зарплати на 26% упродовж 15 років. Нинішній страйкрозпочався після триденного страйку лікарів минулого місяця.</text:p>
      <text:p text:style-name="P4">
Директор Національної служби охорони здоров’я (NHS) Стівен Повіс заявив, щоцей страйк <text:a xlink:type="simple" xlink:href="https://www.ukrinform.ua/tag-mediki" text:style-name="Internet_20_link" text:visited-style-name="Visited_20_Internet_20_Link">
 </text:a>
 призведе до«безпрецедентного рівня збоїв», та висловив занепокоєння щодо «потенційноїтяжкості впливу на пацієнтів по всій країні».</text:p>
      <text:p text:style-name="P4">
<text:span text:style-name="T4">
Читайте також:</text:span>
 <text:a xlink:type="simple" xlink:href="https://www.ukrinform.ua/rubric-world/3692663-u-francii-ponad-piv-miljona-ludej-znovu-protestuut-proti-pensijnoi-reformi.html" text:style-name="Internet_20_link" text:visited-style-name="Visited_20_Internet_20_Link">
 </text:a>
</text:p>
      <text:p text:style-name="P4">
Влада попросила лікарні якнайшвидше перенести процедури та амбулаторні прийомиу зв’язку зі страйком.</text:p>
      <text:p text:style-name="P4">
NHS зараз працює над тим, щоб служби екстреної допомоги працювали й надалі,зазначив Повіс.</text:p>
      <text:p text:style-name="P4">
У Конфедерації NHS, що представляє організації всієї галузі охорони здоров'я,прогнозують, що через страйк будуть скасовані до 350 тисяч прийомів пацієнтів.</text:p>
      <text:p text:style-name="P4">
Нагадаємо: у Франції кілька місяців <text:a xlink:type="simple" xlink:href="https://www.ukrinform.ua/rubric-world/3692424-urad-francii-ne-zbiraetsa-vidstupati-vid-pensijnoi-reformi-popri-vimogi-profspilok.html" text:style-name="Internet_20_link" text:visited-style-name="Visited_20_Internet_20_Link">
 </text:a>
</text:p>
      <text:p text:style-name="P4">
Фото: EPA-EFE</text:p>
      <text:p text:style-name="P4">
Source: <text:a xlink:type="simple" xlink:href="https://www.ukrinform.ua/rubric-world/3694521-u-britanii-mediki-pocali-cotiridennij-strajk.html" text:style-name="Internet_20_link" text:visited-style-name="Visited_20_Internet_20_Link">
https://www.ukrinform.ua/rubric-world/3694521-u-britanii-mediki-pocali-cotiridennij-strajk.html</text:a>
</text:p>
      <!--NEWS-->
      <text:h text:style-name="P10" text:outline-level="1">
<text:span text:style-name="T4">
Україна і Світовий банк обговорили можливості залучення додаткових коштів для відбудови</text:span>
</text:h>
      <text:p text:style-name="P4">
Authors: Ukrinform (Person)</text:p>
      <text:p text:style-name="P4">
Publisher: Укринформ (Organization)</text:p>
      <text:p text:style-name="P4">
Published Time: 2023-04-11T17:39:02+03:00</text:p>
      <text:p text:style-name="P4">
Modified Time: 2023-04-11T17:39:02+03:00</text:p>
      <text:p text:style-name="P4">
Description: Україна та Світовий банк обговорили можливості розширеного фінансування на 2023 рік з метою залучення додаткових фінансових ресурсів для термінового відновлення інфраструктури. — Укрінформ.</text:p>
      <text:p text:style-name="P4">
Images: ["<text:a xlink:type="simple" xlink:href="https://static.ukrinform.com/photos/2023_04/thumb_files/630_360_1681223844-241.jpg" text:style-name="Internet_20_link" text:visited-style-name="Visited_20_Internet_20_Link">
630_360_16812...</text:a>
"]</text:p>
      <text:p text:style-name="P4">
Tags: ['Мінфін', 'Гроші', 'Світовий банк', 'Сергій Марченко', 'Відбудова']</text:p>
      <text:p text:style-name="P4">
Type: Article</text:p>
      <!--METADATA-->
      <text:p text:style-name="P4">
<draw:frame draw:style-name="fr1" draw:name="Image144" text:anchor-type="as-char" svg:width="6.9236in" svg:height="3.956343in" draw:z-index="0">
<draw:image xlink:href="../Images/yкринформ/2023-04-11T17-39-02-03-00/630_360_1681223844-241.jpg" xlink:type="simple" xlink:show="embed" xlink:actuate="onLoad" draw:mime-type="image/jpeg"/>
</draw:frame>
 Україна таСвітовий банк обговорили можливості розширеного фінансування на 2023 рік зметою залучення додаткових фінансових ресурсів для термінового відновленняінфраструктури.</text:p>
      <text:p text:style-name="P4">
Як передає Укрінформ, про це повідомляє <text:a xlink:type="simple" xlink:href="https://www.mof.gov.ua/uk/news/sergii_marchenko_met_with_wb_vice_president_of_development_finance_ida-3938" text:style-name="Internet_20_link" text:visited-style-name="Visited_20_Internet_20_Link">
</text:a>
за підсумками зустрічі міністра фінансів України Сергія Марченка звіцепрезидентом <text:a xlink:type="simple" xlink:href="https://www.ukrinform.ua/tag-svitovij-bank" text:style-name="Internet_20_link" text:visited-style-name="Visited_20_Internet_20_Link">
 </text:a>
 з питаньфінансування розвитку від Міжнародної асоціації розвитку (МАР) та Міжнародногобанку реконструкції та розвитку (МБРР) Акіхіко Нішіо.</text:p>
      <text:p text:style-name="P4">
Під час зустрічі міністр фінансів України наголосив на потребі швидкоговідновлення.</text:p>
      <text:p text:style-name="P4">
<text:span text:style-name="T4">
Читайте також:</text:span>
 <text:a xlink:type="simple" xlink:href="https://www.ukrinform.ua/rubric-vidbudova/3694298-vidbudova-ta-pidtrimka-biznesu-marcenko-u-vasingtoni-zustrivsa-iz-glavou-ifc.html" text:style-name="Internet_20_link" text:visited-style-name="Visited_20_Internet_20_Link">
 </text:a>
</text:p>
      <text:p text:style-name="P4">
Сторони обговорили можливості розширеного фінансування на 2023 рік з метоюзалучення додаткових фінансових ресурсів для термінового відновленнякритичної, соціальної та транспортної інфраструктури, завдяки запровадженнюспеціальної програми відновлення України та реагування на кризу (SpecialProgram for Ukraine's Recovery and Crisis Response, SPURR).</text:p>
      <text:p text:style-name="P4">
Цього року вартість швидкого відновлення сягає 14,1 млрд дол., з них 3,3 млрддол. уже мобілізовано з держбюджету України.</text:p>
      <text:p text:style-name="P4">
"Наразі ми налаштовані на конструктивну співпрацю з міжнародними партнерамидля залучення решти необхідного фінансування, згідно з п’ятьма ключовимипріоритетами, що зазначені в звіті RDNA2, а саме: відновлення енергетичноїінфраструктури, пошкодженого та зруйнованого житла, гуманітарне розмінування,відновлення критичної та соціальної інфраструктури, а також підтримка малогота середнього бізнесу в Україні", - зазначив Марченко.</text:p>
      <text:p text:style-name="P4">
<text:span text:style-name="T4">
Читайте також:</text:span>
 <text:a xlink:type="simple" xlink:href="https://www.ukrinform.ua/rubric-economy/3694301-marcenko-proviv-zustrici-z-predstavnikami-mvf.html" text:style-name="Internet_20_link" text:visited-style-name="Visited_20_Internet_20_Link">
 <text:span text:style-name="T4">
Марченко</text:span>
 </text:a>
</text:p>
      <text:p text:style-name="P4">
Як повідомлялося, Світовий банк презентував оновлений звіт «Швидка оцінкашкоди та потреб в Україні» (Ukraine Rapid Damage and Needs Assessment, RDNA2),в якому досліджено завдану шкоду, збитки та потреби відновлення України,спричинені повномасштабним вторгненням росії.</text:p>
      <text:p text:style-name="P4">
За даними Прем'єр-міністра Дениса Шмигаля, росія внаслідок повномасштабноїагресії завдала Україні збитків та руйнувань на 600-750 млрд дол. станом напочаток 2023 року.</text:p>
      <text:p text:style-name="P4">
<text:span text:style-name="T5">
Фото: Мінфін</text:span>
</text:p>
      <text:p text:style-name="P4">
Source: <text:a xlink:type="simple" xlink:href="https://www.ukrinform.ua/rubric-vidbudova/3694519-ukraina-i-svitovij-bank-obgovorili-mozlivosti-zalucenna-dodatkovih-kostiv-dla-vidbudovi.html" text:style-name="Internet_20_link" text:visited-style-name="Visited_20_Internet_20_Link">
https://www.ukrinform.ua/rubric-vidbudova/3694519-ukraina-i-svitovij-bank-obgovorili-mozlivosti-zalucenna-dodatkovih-kostiv-dla-vidbudovi.html</text:a>
</text:p>
      <!--NEWS-->
      <text:h text:style-name="P10" text:outline-level="1">
<text:span text:style-name="T4">
Рада планує спростити умови погашення кредитів – кого стосуватиметься</text:span>
</text:h>
      <text:p text:style-name="P4">
Authors: Ukrinform (Person)</text:p>
      <text:p text:style-name="P4">
Publisher: Укринформ (Organization)</text:p>
      <text:p text:style-name="P4">
Published Time: 2023-04-11T17:45:56+03:00</text:p>
      <text:p text:style-name="P4">
Modified Time: 2023-04-11T17:45:56+03:00</text:p>
      <text:p text:style-name="P4">
Description: </text:p>
      <text:p text:style-name="P4">
Верховна Рада ухвалила у першому читанні два урядові законопроєкти, спрямовані на спрощення умов погашення споживчих кредитів для внутрішньо переміщених осіб та осіб, що проживають на уражених війною територіях. — Укрінформ.</text:p>
      <text:p text:style-name="P4">
Images: ["<text:a xlink:type="simple" xlink:href="https://static.ukrinform.com/photos/2020_12/thumb_files/630_360_1608662067-933.jpg" text:style-name="Internet_20_link" text:visited-style-name="Visited_20_Internet_20_Link">
630_360_16086...</text:a>
"]</text:p>
      <text:p text:style-name="P4">
Tags: ['Кредит', 'Законопроєкт', 'Верховна Рада']</text:p>
      <text:p text:style-name="P4">
Type: Article</text:p>
      <!--METADATA-->
      <text:p text:style-name="P4">
<draw:frame draw:style-name="fr1" draw:name="Image145" text:anchor-type="as-char" svg:width="6.9236in" svg:height="3.956343in" draw:z-index="0">
<draw:image xlink:href="../Images/yкринформ/2023-04-11T17-45-56-03-00/630_360_1608662067-933.jpg" xlink:type="simple" xlink:show="embed" xlink:actuate="onLoad" draw:mime-type="image/jpeg"/>
</draw:frame>
 ВерховнаРада ухвалила у першому читанні два урядові законопроєкти, спрямовані наспрощення умов погашення споживчих кредитів для внутрішньо переміщених осіб таосіб, що проживають на уражених війною територіях.</text:p>
      <text:p text:style-name="P4">
Про це повідомляє <text:a xlink:type="simple" xlink:href="https://minre.gov.ua/2023/04/11/parlament-pidtrymav-u-pershomu-chytanni-zakonoproyekty-shhodo-sproshhennya-umov-pogashennya-spozhyvchyh-kredytiv/" text:style-name="Internet_20_link" text:visited-style-name="Visited_20_Internet_20_Link">
 </text:a>
 , передає Укрінформ.</text:p>
      <text:p text:style-name="P4">
Йдеться про проєкти законів <text:a xlink:type="simple" xlink:href="https://itd.rada.gov.ua/billInfo/Bills/Card/41427" text:style-name="Internet_20_link" text:visited-style-name="Visited_20_Internet_20_Link">
</text:a>
 "Про внесення змін дорозділу ІV "Прикінцеві та перехідні положення" Закону України "Про споживчекредитування" щодо особливостей нарахування процентів за споживчими кредитамипід час воєнного стану" та і <text:a xlink:type="simple" xlink:href="https://itd.rada.gov.ua/billInfo/Bills/Card/41428" text:style-name="Internet_20_link" text:visited-style-name="Visited_20_Internet_20_Link">
</text:a>
 "Про внесення зміни допункту 165.1 статті 165 Податкового кодексу України щодо особливостейнарахування процентів за споживчими кредитами під час воєнного стану".</text:p>
      <text:p text:style-name="P4">
У Мініреінтеграції наголосили, що насамперед йдеться про позики на лікування,ремонт житла, придбання побутової техніки, навчання тощо.</text:p>
      <text:p text:style-name="P4">
"Вони не передбачають заставу, але мають надвисоку процентну ставку – 50-100%річних. Виплата таких кредитів для позичальників, які проживають або виїхали зтериторій ведення бойових дій чи ТОТ, є надскладною", - підкреслили увідомстві.</text:p>
      <text:p text:style-name="P4">
<text:span text:style-name="T4">
Читайте також:</text:span>
 <text:a xlink:type="simple" xlink:href="https://www.ukrinform.ua/rubric-economy/3689542-programa-dostupni-krediti-579-zapracuvala-dla-pidpriemciv-iz-deokupovanih-teritorij.html" text:style-name="Internet_20_link" text:visited-style-name="Visited_20_Internet_20_Link">
 </text:a>
</text:p>
      <text:p text:style-name="P4">
Законопроєктами пропонується на період воєнного стану і протягом 30 днів післянього запровадити механізм обов’язкової реструктуризації.</text:p>
      <text:p text:style-name="P4">
<text:span text:style-name="T4">
Він діятиме за таких умов:</text:span>
</text:p>
      <ul>
        <li>
якщо державна та соціальна матеріальна допомога та/або пенсійне забезпечення, благодійна допомога є єдиним джерелом доходу споживача і членів його сім’ї;   * якщо споживач або член його сім’ї є особою з інвалідністю внаслідок війни й сукупний розмір доходу не перевищує дві мінімальні зарплати.</li>
      </ul>
      <text:p text:style-name="P4">
При цьому позичальники повинні перебувати на обліку ВПО, постійно проживатиабо виїхати з території, на якій ведуться (велися) бойові дії чи ТОТ, не матипростроченої заборгованості станом на 24 лютого 2022 року.</text:p>
      <text:p text:style-name="P4">
Законопроєкти також встановлюють заборону вимагати прострочену заборгованість<text:a xlink:type="simple" xlink:href="https://www.ukrinform.ua/tag-kredit" text:style-name="Internet_20_link" text:visited-style-name="Visited_20_Internet_20_Link">
 </text:a>
 та колекторській компанії на періодвоєнного стану і протягом 30 днів після нього.</text:p>
      <text:p text:style-name="P4">
Source: <text:a xlink:type="simple" xlink:href="https://www.ukrinform.ua/rubric-economy/3694524-rada-planue-sprostiti-umovi-pogasenna-kreditiv-kogo-stosuvatimetsa.html" text:style-name="Internet_20_link" text:visited-style-name="Visited_20_Internet_20_Link">
https://www.ukrinform.ua/rubric-economy/3694524-rada-planue-sprostiti-umovi-pogasenna-kreditiv-kogo-stosuvatimetsa.html</text:a>
</text:p>
      <!--NEWS-->
      <text:h text:style-name="P10" text:outline-level="1">
<text:span text:style-name="T4">
Трамп повернеться до Нью-Йорка, щоб свідчити у справі про шахрайство</text:span>
</text:h>
      <text:p text:style-name="P4">
Authors: Ukrinform (Person)</text:p>
      <text:p text:style-name="P4">
Publisher: Укринформ (Organization)</text:p>
      <text:p text:style-name="P4">
Published Time: 2023-04-11T17:48:00+03:00</text:p>
      <text:p text:style-name="P4">
Modified Time: 2023-04-11T17:48:00+03:00</text:p>
      <text:p text:style-name="P4">
Description: Колишній президент США Дональд Трамп у четвер повернеться до Нью-Йорка, де даватиме свідчення у справі про шахрайство, в якому прокуратура штату підозрює його компанію, його самого та членів його родини. — Укрінформ.</text:p>
      <text:p text:style-name="P4">
Images: ["<text:a xlink:type="simple" xlink:href="https://static.ukrinform.com/photos/2020_04/thumb_files/630_360_1587533138-677.jpg" text:style-name="Internet_20_link" text:visited-style-name="Visited_20_Internet_20_Link">
630_360_15875...</text:a>
"]</text:p>
      <text:p text:style-name="P4">
Tags: ['Нью-Йорк', 'Шахрайство', 'Суд', 'Трамп']</text:p>
      <text:p text:style-name="P4">
Type: Article</text:p>
      <!--METADATA-->
      <text:p text:style-name="P4">
<draw:frame draw:style-name="fr1" draw:name="Image146" text:anchor-type="as-char" svg:width="6.9236in" svg:height="3.956343in" draw:z-index="0">
<draw:image xlink:href="../Images/yкринформ/2023-04-11T17-48-00-03-00/630_360_1587533138-677.jpg" xlink:type="simple" xlink:show="embed" xlink:actuate="onLoad" draw:mime-type="image/jpeg"/>
</draw:frame>
 Колишнійпрезидент США Дональд Трамп у четвер повернеться до Нью-Йорка, де даватимесвідчення у справі про шахрайство, в якому прокуратура штату підозрює йогокомпанію, його самого та членів його родини.</text:p>
      <text:p text:style-name="P4">
Як передає Укрінформ, про це повідомляє <text:a xlink:type="simple" xlink:href="https://nypost.com/2023/04/10/trump-returns-to-nyc-this-week-for-state-fraud-case-sources/" text:style-name="Internet_20_link" text:visited-style-name="Visited_20_Internet_20_Link">
</text:a>
</text:p>
      <text:p text:style-name="P4">
Востаннє Трамп був на суді 4 квітня — тоді йому було висунуто звинувачення у34 кримінальних злочинах, пов’язаних із ймовірними прихованими виплатамигрошей, зокрема порнозірці Стормі Деніелс та колишній моделі журналу PlayboyКарен Макдугал.</text:p>
      <text:p text:style-name="P4">
Дональд Трамп не визнав себе винним.</text:p>
      <text:p text:style-name="P4">
Цього разу <text:a xlink:type="simple" xlink:href="https://www.ukrinform.ua/tag-tramp" text:style-name="Internet_20_link" text:visited-style-name="Visited_20_Internet_20_Link">
 </text:a>
 даватиме свідчення уцивільній справі, де він, троє його дітей та компанія Trump Organizationзвинувачуються в організації шахрайської схеми, пов’язаної з завищеннямвартості активів для отримання кредитів на кращих умовах.</text:p>
      <text:p text:style-name="P4">
<text:span text:style-name="T4">
Читайте також:</text:span>
 <text:a xlink:type="simple" xlink:href="https://www.ukrinform.ua/rubric-world/3691761-nujorkskij-voaz-trampa-sou-provalilosa-ale-zvinuvacenna-must-go-on.html" text:style-name="Internet_20_link" text:visited-style-name="Visited_20_Internet_20_Link">
 <text:span text:style-name="T4">
Нью</text:span>
 <text:span text:style-name="T4">
Йоркський</text:span>
 <text:span text:style-name="T4">
вояж</text:span>
 <text:span text:style-name="T4">
Трампа</text:span>
 <text:span text:style-name="T4">
шоу</text:span>
<text:span text:style-name="T4">
провалилося</text:span>
 <text:span text:style-name="T4">
але</text:span>
 <text:span text:style-name="T4">
звинувачення</text:span>
 <text:span text:style-name="T4">
must</text:span>
</text:a>
</text:p>
      <text:p text:style-name="P4">
Прокурор штату Нью-Йорк Летиція Джеймс, яка подала позов, вимагає оштрафуватиусіх фігурантів разом на 250 мільйонів доларів.</text:p>
      <text:p text:style-name="P4">
Як повідомляв Укрінформ, <text:a xlink:type="simple" xlink:href="https://www.ukrinform.ua/rubric-world/3691663-obvinuvacenna-trampu-mistit-tri-epizodi-pidkupu-za-movcanna.html" text:style-name="Internet_20_link" text:visited-style-name="Visited_20_Internet_20_Link">
 </text:a>
 . Справа стосується таємних грошових виплат Трампа порнозірціСтормі Деніелс за її мовчання під час виборчої кампанії 2016 року.Обвинувальний висновок ще не розсекречений, однак попередньо йдеться про те,що викуп порнозірці був зроблений з коштів виборчої кампанії без зазначення уподаткових документах.</text:p>
      <text:p text:style-name="P4">
Фото: The White House</text:p>
      <text:p text:style-name="P4">
Source: <text:a xlink:type="simple" xlink:href="https://www.ukrinform.ua/rubric-world/3694525-tramp-povernetsa-do-nujorka-sob-svidciti-u-spravi-pro-sahrajstvo.html" text:style-name="Internet_20_link" text:visited-style-name="Visited_20_Internet_20_Link">
https://www.ukrinform.ua/rubric-world/3694525-tramp-povernetsa-do-nujorka-sob-svidciti-u-spravi-pro-sahrajstvo.html</text:a>
</text:p>
      <!--NEWS-->
      <text:h text:style-name="P10" text:outline-level="1">
<text:span text:style-name="T4">
Укрзалізниця зменшила вартість перевезення зернових</text:span>
</text:h>
      <text:p text:style-name="P4">
Authors: Ukrinform (Person)</text:p>
      <text:p text:style-name="P4">
Publisher: Укринформ (Organization)</text:p>
      <text:p text:style-name="P4">
Published Time: 2023-04-11T17:59:24+03:00</text:p>
      <text:p text:style-name="P4">
Modified Time: 2023-04-11T17:59:24+03:00</text:p>
      <text:p text:style-name="P4">
Description: У квітні вартість перевезення зернових залізницею зменшилася на 8-32% залежно від сполучення. — Укрінформ.</text:p>
      <text:p text:style-name="P4">
Images: ["<text:a xlink:type="simple" xlink:href="https://static.ukrinform.com/photos/2023_01/thumb_files/630_360_1674044884-685.jpg" text:style-name="Internet_20_link" text:visited-style-name="Visited_20_Internet_20_Link">
630_360_16740...</text:a>
"]</text:p>
      <text:p text:style-name="P4">
Tags: ['Тариф', 'Зерно', 'Укрзалізниця']</text:p>
      <text:p text:style-name="P4">
Type: Article</text:p>
      <!--METADATA-->
      <text:p text:style-name="P4">
<draw:frame draw:style-name="fr1" draw:name="Image147" text:anchor-type="as-char" svg:width="6.9236in" svg:height="3.956343in" draw:z-index="0">
<draw:image xlink:href="../Images/yкринформ/2023-04-11T17-59-24-03-00/630_360_1674044884-685.jpg" xlink:type="simple" xlink:show="embed" xlink:actuate="onLoad" draw:mime-type="image/jpeg"/>
</draw:frame>
 У квітнівартість перевезення зернових залізницею зменшилася на 8-32% залежно відсполучення.</text:p>
      <text:p text:style-name="P4">
Як передає Укрінформ, про це повідомив заступник директора департаментукомерційної роботи АТ «Укрзалізниця» Валерій Ткачов у <text:a xlink:type="simple" xlink:href="https://www.facebook.com/permalink.php" text:style-name="Internet_20_link" text:visited-style-name="Visited_20_Internet_20_Link">
</text:a>
.</text:p>
      <text:p text:style-name="P4">
«Інформуємо про зменшення вартості перевезення зернових вантажів у зерновозахАТ «Укрзалізниця» в квітні 2023 на 7,67-31,62% (в залежності від сполучення)»,- йдеться в повідомленні.</text:p>
      <text:p text:style-name="P4">
<text:span text:style-name="T4">
Читайте також:</text:span>
 <text:a xlink:type="simple" xlink:href="https://www.ukrinform.ua/rubric-economy/3669952-ukrzaliznica-zrobila-krok-do-znizenna-stavok-na-vikoristanna-zernovoziv.html" text:style-name="Internet_20_link" text:visited-style-name="Visited_20_Internet_20_Link">
 <text:span text:style-name="T4">
зерновозів</text:span>
 </text:a>
</text:p>
      <text:p text:style-name="P4">
За інформацією Ткачова, загальна вартість перевезення зерна у вагонах УЗ теперстановить:</text:p>
      <ul>
        <li>
в експортному сполученні в напрямку морських портів – 22,1-23,6 дол./т без ПДВ (-10,4%);   * у внутрішньому та імпортному сполученні – 22,9-23,6 дол./т без ПДВ (-31,62%);   * в експортному сполученні в напрямку західних переходів - 38,5 дол./т без ПДВ (-7,67%).</li>
      </ul>
      <text:p text:style-name="P4">
Представник УЗ закликає відправників збільшувати обсяги відвантаження <text:a xlink:type="simple" xlink:href="https://www.ukrinform.ua/tag-zerno" text:style-name="Internet_20_link" text:visited-style-name="Visited_20_Internet_20_Link">
</text:a>
 і запевняє, що ресурсів достатньо длязадоволення потреб аграріїв у транспортуванні вантажів.</text:p>
      <text:p text:style-name="P4">
Як повідомлялося, у березні 2023 року Укрзалізниця перевезла 12,2 млн твантажів, що стало найвищим показником місячного обсягу перевезення з початкуповномасштабного вторгнення. У структурі експортних перевезень перше місцепосідають зернові вантажі — 2,5 млн т (47%).</text:p>
      <text:p text:style-name="P4">
<text:span text:style-name="T5">
Фото: cfts.org.ua</text:span>
</text:p>
      <text:p text:style-name="P4">
Source: <text:a xlink:type="simple" xlink:href="https://www.ukrinform.ua/rubric-economy/3694529-ukrzaliznica-zmensila-vartist-perevezenna-zernovih.html" text:style-name="Internet_20_link" text:visited-style-name="Visited_20_Internet_20_Link">
https://www.ukrinform.ua/rubric-economy/3694529-ukrzaliznica-zmensila-vartist-perevezenna-zernovih.html</text:a>
</text:p>
      <!--NEWS-->
      <text:h text:style-name="P10" text:outline-level="1">
<text:span text:style-name="T4">
Шмигаль разом із Фріланд провів зустріч з українською громадою у Канаді</text:span>
</text:h>
      <text:p text:style-name="P4">
Authors: Ukrinform (Person)</text:p>
      <text:p text:style-name="P4">
Publisher: Укринформ (Organization)</text:p>
      <text:p text:style-name="P4">
Published Time: 2023-04-11T18:03:18+03:00</text:p>
      <text:p text:style-name="P4">
Modified Time: 2023-04-11T18:03:18+03:00</text:p>
      <text:p text:style-name="P4">
Description: Мета України залишається незмінною — це перемога над агресором та відбудова сильної, демократичної України у складі Європейського Союзу і НАТО. — Укрінформ.</text:p>
      <text:p text:style-name="P4">
Images: ["<text:a xlink:type="simple" xlink:href="https://static.ukrinform.com/photos/2023_04/thumb_files/630_360_1681225242-652.png" text:style-name="Internet_20_link" text:visited-style-name="Visited_20_Internet_20_Link">
630_360_16812...</text:a>
"]</text:p>
      <text:p text:style-name="P4">
Tags: ['Діаспора', 'Фріланд', 'Канада', 'Шмигаль']</text:p>
      <text:p text:style-name="P4">
Type: Article</text:p>
      <!--METADATA-->
      <text:p text:style-name="P4">
<draw:frame draw:style-name="fr1" draw:name="Image148" text:anchor-type="as-char" svg:width="6.9236in" svg:height="3.956343in" draw:z-index="0">
<draw:image xlink:href="../Images/yкринформ/2023-04-11T18-03-18-03-00/630_360_1681225242-652.png" xlink:type="simple" xlink:show="embed" xlink:actuate="onLoad" draw:mime-type="image/png"/>
</draw:frame>
 МетаУкраїни залишається незмінною — це перемога над агресором та відбудовасильної, демократичної України у складі Європейського Союзу і НАТО.</text:p>
      <text:p text:style-name="P4">
Як написав Прем'єр-міністр Денис Шмигаль у <text:a xlink:type="simple" xlink:href="https://t.me/Denys_Smyhal/4919" text:style-name="Internet_20_link" text:visited-style-name="Visited_20_Internet_20_Link">
 </text:a>
, на цьому він наголосив під час спільної з віцепрем’єркою Канади ХристеюФріланд зустрічі з представниками української громади в цій країні, передаєУкрінформ.</text:p>
      <text:p text:style-name="P4">
"Подякував за відстоювання інтересів України. Наша мета незмінна. Це перемоганад агресором та відбудова сильної, демократичної України у складі ЄС та <text:a xlink:type="simple" xlink:href="https://www.ukrinform.ua/tag-nato" text:style-name="Internet_20_link" text:visited-style-name="Visited_20_Internet_20_Link">
</text:a>
 . Наша країна потребує солідарностікожного українця у світі", - підкреслив Шмигаль.</text:p>
      <text:p text:style-name="P4">
Глава уряду додав, що Канада багато дала українцям. Але так само українцібагато дали Канаді.</text:p>
      <text:p text:style-name="P4">
"Зараз усі українці максимально об’єднані. Кожен працює на своєму фронті. Нампотрібно говорити єдиним сильним голосом і закликати світ до солідарності зУкраїною. Вдячний лідерам Конгресу українців Канади та Канадсько-українськійфундації (CUF), а також пані Фріланд за системну підтримку. Завдяки всім ікожному Канада була, є і буде надійним стратегічним партнером і другомУкраїни", - наголосив Шмигаль.</text:p>
      <text:p text:style-name="P4">
<text:span text:style-name="T4">
Читайте також:</text:span>
 <text:a xlink:type="simple" xlink:href="https://www.ukrinform.ua/rubric-polytics/3691737-kanada-krainam-nato-ukraini-potribni-garantii-bezpeki-pisla-vijni-bo-v-nei-agresivnij-susid.html" text:style-name="Internet_20_link" text:visited-style-name="Visited_20_Internet_20_Link">
 <text:span text:style-name="T4">
Канад</text:span>
 </text:a>
</text:p>
      <text:p text:style-name="P4">
Як повідомляв Укрінформ, Прем’єр-міністр України цього тижня <text:a xlink:type="simple" xlink:href="https://www.ukrinform.ua/rubric-polytics/3694199-denis-smigal-pribuv-iz-vizitom-do-kanadi.html" text:style-name="Internet_20_link" text:visited-style-name="Visited_20_Internet_20_Link">
</text:a>
 Там він планує зустрітися з Прем’єр-міністром КанадиДжастіном Трюдо та провів зустріч віцепрем’єр-міністром — міністром фінансівКанади Христею Фріланд.</text:p>
      <text:p text:style-name="P4">
Source: <text:a xlink:type="simple" xlink:href="https://www.ukrinform.ua/rubric-polytics/3694531-smigal-razom-iz-friland-proviv-zustric-z-ukrainskou-gromadou-u-kanadi.html" text:style-name="Internet_20_link" text:visited-style-name="Visited_20_Internet_20_Link">
https://www.ukrinform.ua/rubric-polytics/3694531-smigal-razom-iz-friland-proviv-zustric-z-ukrainskou-gromadou-u-kanadi.html</text:a>
</text:p>
      <!--NEWS-->
      <text:h text:style-name="P10" text:outline-level="1">
<text:span text:style-name="T4">
На Черкащині журналісти газети «Колос» обурені  - чиновник РВА забороняє статті з критикою УПЦ МП</text:span>
</text:h>
      <text:p text:style-name="P4">
Authors: Ukrinform (Person)</text:p>
      <text:p text:style-name="P4">
Publisher: Укринформ (Organization)</text:p>
      <text:p text:style-name="P4">
Published Time: 2023-04-11T18:04:00+03:00</text:p>
      <text:p text:style-name="P4">
Modified Time: 2023-04-11T18:04:00+03:00</text:p>
      <text:p text:style-name="P4">
Description: Заступник голови Звенигородської районної державної адміністрації Черкаської області Олександр Дубовий забороняє місцевим газетам будь-які критичні статті про Українську православну церкву московського патріархату. — Укрінформ.</text:p>
      <text:p text:style-name="P4">
Images: ["<text:a xlink:type="simple" xlink:href="https://static.ukrinform.com/photos/2023_04/thumb_files/630_360_1680610780-609.jpg" text:style-name="Internet_20_link" text:visited-style-name="Visited_20_Internet_20_Link">
630_360_16806...</text:a>
"]</text:p>
      <text:p text:style-name="P4">
Tags: ['Черкащина', 'УПЦ МП', 'Журналіст']</text:p>
      <text:p text:style-name="P4">
Type: Article</text:p>
      <!--METADATA-->
      <text:p text:style-name="P4">
<draw:frame draw:style-name="fr1" draw:name="Image149" text:anchor-type="as-char" svg:width="6.9236in" svg:height="3.956343in" draw:z-index="0">
<draw:image xlink:href="../Images/yкринформ/2023-04-11T18-04-00-03-00/630_360_1680610780-609.jpg" xlink:type="simple" xlink:show="embed" xlink:actuate="onLoad" draw:mime-type="image/jpeg"/>
</draw:frame>
 Заступникголови Звенигородської районної державної адміністрації Черкаської областіОлександр Дубовий забороняє місцевим газетам будь-які критичні статті проУкраїнську православну церкву московського патріархату.</text:p>
      <text:p text:style-name="P4">
Про це кореспонденту Укрінформу розповіла редактор тальнівської газети “Колос”Ірина Рогова.</text:p>
      <text:p text:style-name="P4">
“Під час дії воєнного стану макет газети відправляємо на вичитку вЗвенигородську військову адміністрацію. Однак заступник начальникаЗвенигородської РВА Олександр Дубовий регулярно знімає матеріали з критикоюмосковської церкви. Так було минулого року, коли ми передали на вичиткузамітку про перехід Веселокутської церковної громади з підпорядкування УПЦ МПдо лав ПЦУ. Так було і вчора, коли наш читач, колишній голова районної радиАнатолій Кравчук, прислав нам листа з критикою дій керівників УПЦ МПмитрополитів Онуфрія та Павла. Обидва рази пан Дубовий сказав, що статтірозпалюють релігійну ворожнечу в країні”, – сказала Рогова.</text:p>
      <text:p text:style-name="P4">
У розмові з кореспондентом Укрінформу керівник церковної громади ПЦУ в селіБужанка Звенигородського району Олексій Багателя розповів, що заступник головиЗвенигородської РВА Олександр Дубовий – запеклий прихильник московськоїцеркви. Зі слів Багателі, Дубовий є старостою церкви УПЦ МП в селищі Лисянка.</text:p>
      <text:p text:style-name="P4">
“Коли громада нашого села вирішила перейти із підпорядкування УПЦ МП до ПЦУ,Олександр Дубовий особисто привозив сюди тітушок і погрожував селянам карою вразі зміни церковного підпорядкування”, – розповів Багателя.</text:p>
      <text:p text:style-name="P4">
Сам Олександр Дубовий вважає, що діє в рамках чинного законодавства.</text:p>
      <text:p text:style-name="P4">
<text:span text:style-name="T4">
Читайте також:</text:span>
 <text:a xlink:type="simple" xlink:href="https://www.ukrinform.ua/rubric-regions/3677816-cerkaska-oblrada-prosit-zaboroniti-moskovsku-cerkvu.html" text:style-name="Internet_20_link" text:visited-style-name="Visited_20_Internet_20_Link">
 </text:a>
</text:p>
      <text:p text:style-name="P4">
“Під час ухвалення рішень я завжди керуюся законом й інтересами громади тазаймаю неупереджену позицію. Названі вами матеріали, на мою думку, порушувализакон, тому пропозиції про їх друк були відхилені. Голова Звенигородської РВАЮрій Піковський поділяє мою думку”, – заявив кореспондентові УкрінформуДубовий.</text:p>
      <text:p text:style-name="P4">
Голова Звенигородської РВА Юрій Піковський у коментарі Укрінформу запевнив, щойого заступник лукавить.</text:p>
      <text:p text:style-name="P4">
“Олександр Васильович блефує. Частину рішень він узгоджував зі мною, а іншучастину ухвалював самостійно. Мені відома його позиція щодо церкви <text:a xlink:type="simple" xlink:href="https://www.ukrinform.ua/tag-upc-mp" text:style-name="Internet_20_link" text:visited-style-name="Visited_20_Internet_20_Link">
</text:a>
 . Так само мені відомо і про радикальнінастрої щодо московської церкви у Тальному. Очевидно, після Великодня будемозмушені вжити певних заходів, щоби ця ситуація не повторилася”, –прокоментував ситуацію для Укрінформу Піковський.</text:p>
      <text:p text:style-name="P4">
В Черкаській ОВА стверджують, що вичитка макетів газет передбачена законом"Про правовий режим воєнного стану".</text:p>
      <text:p text:style-name="P4">
"Редакції надсилають нам макети газет, а ми їх погоджуємо в контекстідотримання безпекових обмежень. Це передбачено Законом України "Про правовийрежим воєнного стану". п.11 ч.1 ст.8, щоби не було витоку інформації, що можезавдати шкоди безпеці області та держави в цілому. Обласні газети шлють макетиу Черкаську ОВА, районні – до РВА", – розповіла кореспондентові Укрінформуначальник пресслужби Черкаської ОВА Вікторія Курченко.</text:p>
      <text:p text:style-name="P4">
Звенигородський район – один із чотирьох районів Черкаської області. Сюдиувійшли колишні Звенигородський, Лисянський, Шполянський, Тальнівський,Катеринопільський, та частина Корсунь-Шевченківського району.</text:p>
      <text:p text:style-name="P4">
Як повідомлялося, депутати Волинської обласної ради <text:a xlink:type="simple" xlink:href="https://www.ukrinform.ua/rubric-regions/3694393-na-volini-zaboronili-dialnist-upc-mp.html" text:style-name="Internet_20_link" text:visited-style-name="Visited_20_Internet_20_Link">
</text:a>
 на території області.</text:p>
      <text:p text:style-name="P4">
Source: <text:a xlink:type="simple" xlink:href="https://www.ukrinform.ua/rubric-regions/3694532-na-cerkasini-zurnalisti-gazeti-kolos-obureni-cinovnik-rva-zaboronae-statti-z-kritikou-upc-mp.html" text:style-name="Internet_20_link" text:visited-style-name="Visited_20_Internet_20_Link">
https://www.ukrinform.ua/rubric-regions/3694532-na-cerkasini-zurnalisti-gazeti-kolos-obureni-cinovnik-rva-zaboronae-statti-z-kritikou-upc-mp.html</text:a>
</text:p>
      <!--NEWS-->
      <text:h text:style-name="P10" text:outline-level="1">
<text:span text:style-name="T4">
У Нацбанку пропонують розділити на два етапи страхування воєнно-політичних ризиків</text:span>
</text:h>
      <text:p text:style-name="P4">
Authors: Ukrinform (Person)</text:p>
      <text:p text:style-name="P4">
Publisher: Укринформ (Organization)</text:p>
      <text:p text:style-name="P4">
Published Time: 2023-04-11T18:05:08+03:00</text:p>
      <text:p text:style-name="P4">
Modified Time: 2023-04-11T18:05:08+03:00</text:p>
      <text:p text:style-name="P4">
Description: Створення комплексної системи страхування воєнно-політичних ризиків - тривалий процес, який можна розділити на два етапи. — Укрінформ.</text:p>
      <text:p text:style-name="P4">
Images: ["<text:a xlink:type="simple" xlink:href="https://static.ukrinform.com/photos/2023_04/thumb_files/630_360_1681225352-445.jpg" text:style-name="Internet_20_link" text:visited-style-name="Visited_20_Internet_20_Link">
630_360_16812...</text:a>
", "<text:a xlink:type="simple" xlink:href="https://static.ukrinform.com/photos/2023_04/1681225352-810.jpg" text:style-name="Internet_20_link" text:visited-style-name="Visited_20_Internet_20_Link">
1681225352-81...</text:a>
"]</text:p>
      <text:p text:style-name="P4">
Tags: ['Інвестиції', 'Нацбанк', 'Страхування']</text:p>
      <text:p text:style-name="P4">
Type: Article</text:p>
      <!--METADATA-->
      <text:p text:style-name="P4">
<draw:frame draw:style-name="fr1" draw:name="Image150" text:anchor-type="as-char" svg:width="6.9236in" svg:height="3.956343in" draw:z-index="0">
<draw:image xlink:href="../Images/yкринформ/2023-04-11T18-05-08-03-00/630_360_1681225352-445.jpg" xlink:type="simple" xlink:show="embed" xlink:actuate="onLoad" draw:mime-type="image/jpeg"/>
</draw:frame>
 Створеннякомплексної системи страхування воєнно-політичних ризиків - тривалий процес,який можна розділити на два етапи.</text:p>
      <text:p text:style-name="P4">
Як передає Укрінформ, про це розповіла перший заступник голови Національногобанку Катерина Рожкова під час круглого столу "Створення механізму страхуваннявійськово-політичних ризиків в Україні", повідомляє пресслужба НБУ у <text:a xlink:type="simple" xlink:href="https://www.facebook.com/NationalBankOfUkraine/posts/pfbid03Udn1VFUWmdBusgtGGytBpvv1k5axeBStikMxZBooNqL6qQpRq3Lotm3yiWYmXVul" text:style-name="Internet_20_link" text:visited-style-name="Visited_20_Internet_20_Link">
</text:a>
</text:p>
      <text:p text:style-name="P4">
"Система страхування воєнно-політичних ризиків потрібна Україні вже зараз длястворення передумов для відновлення економіки", - йдеться в повідомленні.</text:p>
      <text:p text:style-name="P4">
<draw:frame draw:style-name="fr1" draw:name="Image151" text:anchor-type="as-char" svg:width="6.9236in" svg:height="4.615733in" draw:z-index="0">
<draw:image xlink:href="../Images/yкринформ/2023-04-11T18-05-08-03-00/1681225352-810.jpg" xlink:type="simple" xlink:show="embed" xlink:actuate="onLoad" draw:mime-type="image/jpeg"/>
</draw:frame>
</text:p>
      <text:p text:style-name="P4">
Зазначається, що через повномасштабну війну інвестори в Україні, крімрегуляторних та правових ризиків, стикнулися з ризиками фізичного знищенняактивів та втрати <text:a xlink:type="simple" xlink:href="https://www.ukrinform.ua/tag-investicii" text:style-name="Internet_20_link" text:visited-style-name="Visited_20_Internet_20_Link">
 </text:a>
 , зускладненням експорту й імпорту, логістики. Вони потребують покриття поточнихризиків зараз та захисту в перспективі.</text:p>
      <text:p text:style-name="P4">
Створення комплексної системи страхування – тривалий процес, але його можнарозділити на два етапи. На першому – запустити перехідну модель для швидкогостарту страхування воєнно-політичних ризиків, в основу якої можуть бутизакладені ключові пропозиції USAID про створення фонду за участю міжнароднихпартнерів та донорів. На цьому етапі Міністерство економіки спільно з НБУвизначать критерії значущих проєктів для економіки, які матимуть доступ дофонду, та вимоги до вітчизняних страхових компаній, а також узгодять зміжнародними партнерами та донорами організаційні аспекти нової системи,підходи до ціноутворення та принципи андерайтингу.</text:p>
      <text:p text:style-name="P4">
<text:span text:style-name="T4">
Читайте також:</text:span>
 <text:a xlink:type="simple" xlink:href="https://www.ukrinform.ua/rubric-economy/3680799-ukraina-sukae-trastovi-fondi-dla-strahuvanna-voennih-rizikiv-minekonomiki.html" text:style-name="Internet_20_link" text:visited-style-name="Visited_20_Internet_20_Link">
 </text:a>
</text:p>
      <text:p text:style-name="P4">
Другий етап передбачатиме створення довгострокової та повноцінної вітчизняноїсистеми страхування воєнно-політичних ризиків або Воєнного страхового пулуУкраїни. Його призначення – накопичення коштів для майбутніх виплат тацентралізоване перестрахування ризиків на міжнародному ринку. Національнийбанк розробив концепцію створення системи страхування воєнно-політичнихризиків, ураховуючи досвід міжнародних експертів з Великої Британії, США танизки країн Європейського Союзу, і вже працює з міжнародними партнерами над їїудосконаленням. Ця концепція має стати основою відповідного законопроєкту.</text:p>
      <text:p text:style-name="P4">
<text:span text:style-name="T4">
Читайте також:</text:span>
 <text:a xlink:type="simple" xlink:href="https://www.ukrinform.ua/rubric-economy/3616623-mehanizm-strahuvanna-voennih-rizikiv-mae-diati-dla-zovnisnogo-i-vnutrisnogo-investora-sviridenko.html" text:style-name="Internet_20_link" text:visited-style-name="Visited_20_Internet_20_Link">
 </text:a>
</text:p>
      <text:p text:style-name="P4">
Як повідомляв Укрінформ, <text:a xlink:type="simple" xlink:href="https://www.ukrinform.ua/rubric-economy/3692848-v-ukraini-stvorat-trastovij-fond-akij-rozdilatime-riziki-investoriv.html" text:style-name="Internet_20_link" text:visited-style-name="Visited_20_Internet_20_Link">
 </text:a>
 щодо створення і наповнення цільового Трастового фонду, якийби міг виступити перестраховим потенціалом для того, аби підвищити інтересінвесторів.</text:p>
      <text:p text:style-name="P4">
Source: <text:a xlink:type="simple" xlink:href="https://www.ukrinform.ua/rubric-economy/3694533-u-nacbanku-proponuut-rozdiliti-na-dva-etapi-strahuvanna-voennopoliticnih-rizikiv.html" text:style-name="Internet_20_link" text:visited-style-name="Visited_20_Internet_20_Link">
https://www.ukrinform.ua/rubric-economy/3694533-u-nacbanku-proponuut-rozdiliti-na-dva-etapi-strahuvanna-voennopoliticnih-rizikiv.html</text:a>
</text:p>
      <!--NEWS-->
      <text:h text:style-name="P10" text:outline-level="1">
<text:span text:style-name="T4">
Глави МЗС України та Польщі обговорили потреби ЗСУ</text:span>
</text:h>
      <text:p text:style-name="P4">
Authors: Ukrinform (Person)</text:p>
      <text:p text:style-name="P4">
Publisher: Укринформ (Organization)</text:p>
      <text:p text:style-name="P4">
Published Time: 2023-04-11T18:06:31+03:00</text:p>
      <text:p text:style-name="P4">
Modified Time: 2023-04-11T18:06:31+03:00</text:p>
      <text:p text:style-name="P4">
Description: Міністри закордонних справ України та Польщі Дмитро Кулеба і Збігнєв Рау обговорили потреби Збройних сил України та погодилися щодо необхідності рішучих кроків на саміті НАТО у Вільнюсі. — Укрінформ.</text:p>
      <text:p text:style-name="P4">
Images: ["<text:a xlink:type="simple" xlink:href="https://static.ukrinform.com/photos/2023_02/thumb_files/630_360_1677425770-936.jpg" text:style-name="Internet_20_link" text:visited-style-name="Visited_20_Internet_20_Link">
630_360_16774...</text:a>
"]</text:p>
      <text:p text:style-name="P4">
Tags: ['Кулеба', 'Польща', 'ЗСУ', 'Війна з росією']</text:p>
      <text:p text:style-name="P4">
Type: Article</text:p>
      <!--METADATA-->
      <text:p text:style-name="P4">
<draw:frame draw:style-name="fr1" draw:name="Image152" text:anchor-type="as-char" svg:width="6.9236in" svg:height="3.956343in" draw:z-index="0">
<draw:image xlink:href="../Images/yкринформ/2023-04-11T18-06-31-03-00/630_360_1677425770-936.jpg" xlink:type="simple" xlink:show="embed" xlink:actuate="onLoad" draw:mime-type="image/jpeg"/>
</draw:frame>
 Міністризакордонних справ України та Польщі Дмитро Кулеба і Збігнєв Рау обговорилипотреби Збройних сил України та погодилися щодо необхідності рішучих кроків насаміті НАТО у Вільнюсі.</text:p>
      <text:p text:style-name="P4">
Про це глава української дипломатії повідомив у <text:a xlink:type="simple" xlink:href="https://twitter.com/DmytroKuleba/status/1645779819592835072" text:style-name="Internet_20_link" text:visited-style-name="Visited_20_Internet_20_Link">
</text:a>
 <text:a xlink:type="simple" xlink:href="https://twitter.com/DmytroKuleba/status/1645779819592835072" text:style-name="Internet_20_link" text:visited-style-name="Visited_20_Internet_20_Link">
</text:a>
 , передаєУкрінформ.</text:p>
      <text:p text:style-name="P4">
«Я розмовляв зі Збігнєвом Рау, щоб подякувати нашим польським друзям запідтримку. Ми розглянули найближчі та довгострокові потреби Збройних силУкраїни, які може покрити Польща. Ми обоє згодні з необхідністю рішучих кроківщодо України на саміті <text:a xlink:type="simple" xlink:href="https://www.ukrinform.ua/tag-nato" text:style-name="Internet_20_link" text:visited-style-name="Visited_20_Internet_20_Link">
 </text:a>
 у Вільнюсі», –зазначив Кулеба.</text:p>
      <text:p text:style-name="P4">
<text:span text:style-name="T4">
Читайте також:</text:span>
 <text:a xlink:type="simple" xlink:href="https://www.ukrinform.ua/rubric-world/3694324-u-polsi-pobuduut-skladi-nato-z-tisacami-odinic-ozbroenna-moraveckij.html" text:style-name="Internet_20_link" text:visited-style-name="Visited_20_Internet_20_Link">
 <text:span text:style-name="T4">
НАТО</text:span>
 </text:a>
</text:p>
      <text:p text:style-name="P4">
Як повідомлялося, саміт країн НАТО відбудеться у Вільнюсі 11-12 липня.Генеральний секретар НАТО Єнс Столтенберг запросив Президента ВолодимираЗеленського на цей саміт.</text:p>
      <text:p text:style-name="P4">
Source: <text:a xlink:type="simple" xlink:href="https://www.ukrinform.ua/rubric-polytics/3694534-glavi-mzs-ukraini-ta-polsi-obgovorili-potrebi-zsu.html" text:style-name="Internet_20_link" text:visited-style-name="Visited_20_Internet_20_Link">
https://www.ukrinform.ua/rubric-polytics/3694534-glavi-mzs-ukraini-ta-polsi-obgovorili-potrebi-zsu.html</text:a>
</text:p>
      <!--NEWS-->
      <text:h text:style-name="P10" text:outline-level="1">
<text:span text:style-name="T4">
У Харкові почалася процедура банкрутства міського зоопарку</text:span>
</text:h>
      <text:p text:style-name="P4">
Authors: Ukrinform (Person)</text:p>
      <text:p text:style-name="P4">
Publisher: Укринформ (Organization)</text:p>
      <text:p text:style-name="P4">
Published Time: 2023-04-11T18:10:00+03:00</text:p>
      <text:p text:style-name="P4">
Modified Time: 2023-04-11T18:10:00+03:00</text:p>
      <text:p text:style-name="P4">
Description: АТ «Харківобленерго» ініціювало у Харківському господарському суді процедуру банкрутства міського зоопарку, який є комунальним підприємством. — Укрінформ.</text:p>
      <text:p text:style-name="P4">
Images: ["<text:a xlink:type="simple" xlink:href="https://static.ukrinform.com/photos/2023_04/thumb_files/630_360_1681224928-269.jpg" text:style-name="Internet_20_link" text:visited-style-name="Visited_20_Internet_20_Link">
630_360_16812...</text:a>
"]</text:p>
      <text:p text:style-name="P4">
Tags: ['Зоопарк', 'Харків', 'Банкрутство']</text:p>
      <text:p text:style-name="P4">
Type: Article</text:p>
      <!--METADATA-->
      <text:p text:style-name="P4">
<draw:frame draw:style-name="fr1" draw:name="Image153" text:anchor-type="as-char" svg:width="6.9236in" svg:height="3.956343in" draw:z-index="0">
<draw:image xlink:href="../Images/yкринформ/2023-04-11T18-10-00-03-00/630_360_1681224928-269.jpg" xlink:type="simple" xlink:show="embed" xlink:actuate="onLoad" draw:mime-type="image/jpeg"/>
</draw:frame>
 АТ«Харківобленерго» ініціювало у Харківському господарському суді процедурубанкрутства міського зоопарку, який є комунальним підприємством.</text:p>
      <text:p text:style-name="P4">
Про це повідомила пресслужба зоопарку у <text:a xlink:type="simple" xlink:href="https://www.facebook.com/zookharkov1895/posts/pfbid02F3jGSRZJ5ARmQKmtPyMV49Gas4cTdxECrHRkqUoxFXbUm7zSAxzTC2LB38rQDHjJl" text:style-name="Internet_20_link" text:visited-style-name="Visited_20_Internet_20_Link">
</text:a>
передає Укрінформ.</text:p>
      <text:p text:style-name="P4">
«Масштабне вторгнення, розпочате 24 лютого минулого року, стало викликом длявсіх, і зоопарк не виняток. Зважаючи на складну ситуацію, у зоопаркуутворилася заборгованість за спожиту електроенергію перед АТ«Харківобленерго». Заборгованість було погашено. Та попри всі домовленості, АТ«Харківобленерго» ініціювало банкрутство Харківського зоопарку, що викликалоповне нерозуміння такого вчинку», - йдеться в повідомленні.</text:p>
      <text:p text:style-name="P4">
У <text:a xlink:type="simple" xlink:href="https://www.ukrinform.ua/tag-zoopark" text:style-name="Internet_20_link" text:visited-style-name="Visited_20_Internet_20_Link">
 </text:a>
 також запевнили, що розпочатаюридична процедура «ніяким чином не впливає на роботу зоопарку, йогоспівробітників та підопічних». Працівники зоологічних відділів здійснюютьщоденний ретельний догляд за тваринами, аби вони почувалися максимальнокомфортно, раціони тварин різноманітні та збалансовані, заявили в зоопарку.</text:p>
      <text:p text:style-name="P4">
У компанії «Харківобленерго» ситуацію поки що не коментують.</text:p>
      <text:p text:style-name="P4">
<text:span text:style-name="T4">
Читайте також:</text:span>
 <text:a xlink:type="simple" xlink:href="https://www.ukrinform.ua/rubric-regions/3682580-odesiti-dopomagaut-oblastovuvati-zoopark-ta-pidtrimuut-tvarin-grosima.html" text:style-name="Internet_20_link" text:visited-style-name="Visited_20_Internet_20_Link">
 <text:span text:style-name="T4">
зоопарк</text:span>
 </text:a>
</text:p>
      <text:p text:style-name="P4">
«Справа зараз у суді. Щоб не здійснювати тиску на суд, ми утримуємося відкоментарів», - зазначив Укрінформу керівник пресслужби акціонерного товаристваВолодимир Скічко.</text:p>
      <text:p text:style-name="P4">
Як стало відомо з тексту судової <text:a xlink:type="simple" xlink:href="https://reyestr.court.gov.ua/Review/109932168" text:style-name="Internet_20_link" text:visited-style-name="Visited_20_Internet_20_Link">
</text:a>
 , заява «Харківобленерго» провідкриття провадження у справі про банкрутство комунальної організації«Харківський зоологічний парк» прийнята до розгляду наприкінці березня.Підготовче засідання в цій справі призначено на 12 квітня.</text:p>
      <text:p text:style-name="P4">
Як повідомлялося, у столиці заступнику директора та начальнику відділу КПЖитлоінвестбуд-УКБ, а також керівнику підрядної організації повідомили про <text:a xlink:type="simple" xlink:href="https://www.ukrinform.ua/rubric-kyiv/3677256-zbitki-na-2-miljoni-u-spravi-pro-rekonstrukciu-kiivskogo-zooparku-ogolosili-pidozri.html" text:style-name="Internet_20_link" text:visited-style-name="Visited_20_Internet_20_Link">
</text:a>
</text:p>
      <text:p text:style-name="P4">
<text:span text:style-name="T5">
Фото: Фейсбук Харківський зоопарк</text:span>
</text:p>
      <text:p text:style-name="P4">
Source: <text:a xlink:type="simple" xlink:href="https://www.ukrinform.ua/rubric-regions/3694528-u-harkovi-pocalasa-procedura-bankrutstva-miskogo-zooparku.html" text:style-name="Internet_20_link" text:visited-style-name="Visited_20_Internet_20_Link">
https://www.ukrinform.ua/rubric-regions/3694528-u-harkovi-pocalasa-procedura-bankrutstva-miskogo-zooparku.html</text:a>
</text:p>
      <!--NEWS-->
      <text:h text:style-name="P10" text:outline-level="1">
<text:span text:style-name="T4">
Епіфаній освятив паски для українських захисників</text:span>
</text:h>
      <text:p text:style-name="P4">
Authors: Ukrinform (Person)</text:p>
      <text:p text:style-name="P4">
Publisher: Укринформ (Organization)</text:p>
      <text:p text:style-name="P4">
Published Time: 2023-04-11T18:14:40+03:00</text:p>
      <text:p text:style-name="P4">
Modified Time: 2023-04-11T18:14:40+03:00</text:p>
      <text:p text:style-name="P4">
Description: Митрополит Київський і всієї України Епіфаній у Свято-Михайлівському Золотоверхому соборі освятив три тисячі пасок, які будуть відправлені українським військовим. — Укрінформ.</text:p>
      <text:p text:style-name="P4">
Images: ["<text:a xlink:type="simple" xlink:href="https://static.ukrinform.com/photos/2023_04/thumb_files/630_360_1681225835-546.jpg" text:style-name="Internet_20_link" text:visited-style-name="Visited_20_Internet_20_Link">
630_360_16812...</text:a>
", "<text:a xlink:type="simple" xlink:href="https://static.ukrinform.com/photos/2023_04/1681225836-384.jpg" text:style-name="Internet_20_link" text:visited-style-name="Visited_20_Internet_20_Link">
1681225836-38...</text:a>
", "<text:a xlink:type="simple" xlink:href="https://static.ukrinform.com/photos/2023_04/1681225836-743.jpg" text:style-name="Internet_20_link" text:visited-style-name="Visited_20_Internet_20_Link">
1681225836-74...</text:a>
", "<text:a xlink:type="simple" xlink:href="https://static.ukrinform.com/photos/2023_04/1681225836-299.jpg" text:style-name="Internet_20_link" text:visited-style-name="Visited_20_Internet_20_Link">
1681225836-29...</text:a>
", "<text:a xlink:type="simple" xlink:href="https://static.ukrinform.com/photos/2023_04/1681225835-234.jpg" text:style-name="Internet_20_link" text:visited-style-name="Visited_20_Internet_20_Link">
1681225835-23...</text:a>
"]</text:p>
      <text:p text:style-name="P4">
Tags: ['Великдень', 'Епіфаній', 'Паска']</text:p>
      <text:p text:style-name="P4">
Type: Article</text:p>
      <!--METADATA-->
      <text:p text:style-name="P4">
<draw:frame draw:style-name="fr1" draw:name="Image154" text:anchor-type="as-char" svg:width="6.9236in" svg:height="3.956343in" draw:z-index="0">
<draw:image xlink:href="../Images/yкринформ/2023-04-11T18-14-40-03-00/630_360_1681225835-546.jpg" xlink:type="simple" xlink:show="embed" xlink:actuate="onLoad" draw:mime-type="image/jpeg"/>
</draw:frame>
 МитрополитКиївський і всієї України Епіфаній у Свято-Михайлівському Золотоверхому соборіосвятив три тисячі пасок, які будуть відправлені українським військовим.</text:p>
      <text:p text:style-name="P4">
Про це повідомляє <text:a xlink:type="simple" xlink:href="https://www.pomisna.info/uk/vsi-novyny/predstoyatel-osvyatyv-velykodni-pasky-dlya-zahysnykiv-batkivshhyny/" text:style-name="Internet_20_link" text:visited-style-name="Visited_20_Internet_20_Link">
 </text:a>
 Православної церквиУкраїни, передає Укрінформ.</text:p>
      <text:p text:style-name="P4">
<draw:frame draw:style-name="fr1" draw:name="Image155" text:anchor-type="as-char" svg:width="6.9236in" svg:height="4.269553in" draw:z-index="0">
<draw:image xlink:href="../Images/yкринформ/2023-04-11T18-14-40-03-00/1681225836-384.jpg" xlink:type="simple" xlink:show="embed" xlink:actuate="onLoad" draw:mime-type="image/jpeg"/>
</draw:frame>
</text:p>
      <text:p text:style-name="P4">
«Ми молимося за наше доблесне військо і хочемо через ці паски поділитисяВеликодньою радістю з нашими захисниками», – сказав предстоятель ПЦУ.</text:p>
      <text:p text:style-name="P4">
<draw:frame draw:style-name="fr1" draw:name="Image156" text:anchor-type="as-char" svg:width="6.9236in" svg:height="4.609323in" draw:z-index="0">
<draw:image xlink:href="../Images/yкринформ/2023-04-11T18-14-40-03-00/1681225836-743.jpg" xlink:type="simple" xlink:show="embed" xlink:actuate="onLoad" draw:mime-type="image/jpeg"/>
</draw:frame>
</text:p>
      <text:p text:style-name="P4">
Він наголосив, що церква прагне, щоб військові відчули, що про них незабувають.</text:p>
      <text:p text:style-name="P4">
<draw:frame draw:style-name="fr1" draw:name="Image157" text:anchor-type="as-char" svg:width="6.9236in" svg:height="4.609323in" draw:z-index="0">
<draw:image xlink:href="../Images/yкринформ/2023-04-11T18-14-40-03-00/1681225836-299.jpg" xlink:type="simple" xlink:show="embed" xlink:actuate="onLoad" draw:mime-type="image/jpeg"/>
</draw:frame>
</text:p>
      <text:p text:style-name="P4">
«Дякуємо всім, хто долучається до цієї доброї справи. Через згуртованість минеодмінно переможемо, бо ми захищаємо тих, кого любимо, і Господь благословляєнашу справедливу боротьбу», –додав Епіфаній.</text:p>
      <text:p text:style-name="P4">
<draw:frame draw:style-name="fr1" draw:name="Image158" text:anchor-type="as-char" svg:width="6.9236in" svg:height="4.609323in" draw:z-index="0">
<draw:image xlink:href="../Images/yкринформ/2023-04-11T18-14-40-03-00/1681225835-234.jpg" xlink:type="simple" xlink:show="embed" xlink:actuate="onLoad" draw:mime-type="image/jpeg"/>
</draw:frame>
</text:p>
      <text:p text:style-name="P4">
<text:span text:style-name="T4">
Читайте також:</text:span>
 <text:a xlink:type="simple" xlink:href="https://www.ukrinform.ua/rubric-kyiv/3694472-u-kievi-na-velikden-dodatkovo-cerguvatime-ponad-tisaca-policejskih.html" text:style-name="Internet_20_link" text:visited-style-name="Visited_20_Internet_20_Link">
 <text:span text:style-name="T4">
Великд</text:span>
 </text:a>
</text:p>
      <text:p text:style-name="P4">
Як повідомлялося, у Київській міській державній адміністрації закликали киянна Великдень <text:a xlink:type="simple" xlink:href="https://www.ukrinform.ua/rubric-kyiv/3694429-kian-zaklikali-na-velikden-dolucatisa-do-bogosluzin-onlajn.html" text:style-name="Internet_20_link" text:visited-style-name="Visited_20_Internet_20_Link">
 </text:a>
</text:p>
      <text:p text:style-name="P4">
<text:span text:style-name="T5">
Фото: ПЦУ</text:span>
</text:p>
      <text:p text:style-name="P4">
Source: <text:a xlink:type="simple" xlink:href="https://www.ukrinform.ua/rubric-society/3694538-epifanij-osvativ-paski-dla-ukrainskih-zahisnikiv.html" text:style-name="Internet_20_link" text:visited-style-name="Visited_20_Internet_20_Link">
https://www.ukrinform.ua/rubric-society/3694538-epifanij-osvativ-paski-dla-ukrainskih-zahisnikiv.html</text:a>
</text:p>
      <!--NEWS-->
      <text:h text:style-name="P10" text:outline-level="1">
<text:span text:style-name="T4">
Саладуха: Томас Бах робить все, щоб російські та білоруські спортсмени були на Олімпіаді у Парижі</text:span>
</text:h>
      <text:p text:style-name="P4">
Authors: Ukrinform (Person)</text:p>
      <text:p text:style-name="P4">
Publisher: Укринформ (Organization)</text:p>
      <text:p text:style-name="P4">
Published Time: 2023-04-11T18:17:00+03:00</text:p>
      <text:p text:style-name="P4">
Modified Time: 2023-04-11T18:17:00+03:00</text:p>
      <text:p text:style-name="P4">
Description: Народна депутатка України та колишня легкоатлетка Ольга Саладуха розкритикувала дії президента Міжнародного олімпійського комітету Томаса Баха на рахунок України і можливого допуску спортсменів з рф і рб до Олімпійських ігор. — Укрінформ.</text:p>
      <text:p text:style-name="P4">
Images: ["<text:a xlink:type="simple" xlink:href="https://static.ukrinform.com/photos/2023_04/thumb_files/630_360_1681226092-779.jpg" text:style-name="Internet_20_link" text:visited-style-name="Visited_20_Internet_20_Link">
630_360_16812...</text:a>
"]</text:p>
      <text:p text:style-name="P4">
Tags: ['МОК', 'Олімпійські ігри']</text:p>
      <text:p text:style-name="P4">
Type: Article</text:p>
      <!--METADATA-->
      <text:p text:style-name="P4">
<draw:frame draw:style-name="fr1" draw:name="Image159" text:anchor-type="as-char" svg:width="6.9236in" svg:height="3.956343in" draw:z-index="0">
<draw:image xlink:href="../Images/yкринформ/2023-04-11T18-17-00-03-00/630_360_1681226092-779.jpg" xlink:type="simple" xlink:show="embed" xlink:actuate="onLoad" draw:mime-type="image/jpeg"/>
</draw:frame>
 Народнадепутатка України та колишня легкоатлетка Ольга Саладуха розкритикувала діїпрезидента Міжнародного олімпійського комітету Томаса Баха на рахунок Україниі можливого допуску спортсменів з рф і рб до Олімпійських ігор.</text:p>
      <text:p text:style-name="P4">
Вона розповіла про це ексклюзивно в коментарі кореспонденту Укрінформу.</text:p>
      <text:p text:style-name="P4">
«Томас Бах показує, що він привідкрив дверці для того, щоб повертатиросійських та білоруських спортсменів на світову арену - це те, щовідбувається у світовому спорті. Ми бачимо, що все більше і більше федераційдозволяють цим спортсменам брати участь у змаганнях. Чесно кажучи, я не знаю,про що вони думають. Рік тому Томас Бах сказав, що ми з вами солідарні, що вУкраїні гинуть люди. За рік ми втратили ще більше людей, ми бачимо зруйновануінфраструктуру, а солідарність кудись поділась… Вони з нами умовно солідарні,але дозволяють собі робити те, роблять. Днями я повернулась із Донеччини, булапід Часовим Яром. Я бачила як руйнують міста, і написала пост: будь ласка,приїдьте і подивіться, що тут відбувається. Наші спортсмени замість того, щобзавойовувати трофеї, захищають рідну країну, стоять і гинуть за рідну землю. Язакликаю Томаса Баха почути наших спортсменів», - сказала Саладуха.</text:p>
      <text:p text:style-name="P4">
Окрім того, колишня чемпіонка світу в потрійному стрибку наголосила, що миповинні зробити все можливе, щоб російських та білоруських спортсменів недопускали до міжнародних змагань, у тому числі до Олімпійських ігор.</text:p>
      <text:p text:style-name="P4">
«Уряд зараз забороняє нашим спортсменам виступати на змаганнях, де будутьвиступати росіяни та білоруси. Треба зробити все можливе, щоб не допустити цихспортсменів, щоб наші атлети могли їхати, виступати, щоб підіймався нашпрапор, лунав гімн і чули про нашу країну. Робота міністра, президентаНаціонального олімпійського комітету триває. Нещодавно була зустріч світовоїкомісії атлетів. Ми розповідали там про свою біль. Я, як депутат ВерховноїРади, від комітету зверталась до Томаса Баха щодо недопуску російських табілоруських спортсменів до міжнародних змагань. Він каже, що він нас чує, алепотім вони кажуть нашим спортсменам, що, якщо уряд вас не допустить дозмагань, то МОК вас підтримає, ви зможете виступати на змаганнях. Я навіть неуявляю як це буде відбуватися», - розповіла Саладуха.</text:p>
      <text:p text:style-name="P4">
Вона також підкреслила, що українські спортсмени зараз не розуміють, що робитидалі, адже в майбутньому росіян і білорусів можуть допустити до змагань.</text:p>
      <text:p text:style-name="P4">
«Я як спортсменка розумію біль наших атлетів, тому що це десятиріччя важкоїпраці. Спортсмени зараз не знають що їм робити: тренуватись чи ні. Йдедемотивація, тому що вони розуміють, що будуть викладатися на тренуваннях, ачерез рік їм можуть сказати, що ми не можемо туди їхати, бо там є російські ібілоруські спортсмени. А це може бути. Ми бачимо дії покроково: Томас Бахробить все можливе, щоб вони там були. Як людина я розумію, що стояти поруч зцими вбивцями – це неможливо. Ми маємо тиснути з усіх боків, ми маємооб’єднуватися. З нами солідарні поляки, країни Балтії, Скандинавії. Требаоб’єднуватись, робити найбільшу коаліцію, звертатись до уряду Франції, щоб вінскасовував візи, щоб ці спортсмени просто фізично не могли потрапити назмагання. Треба зробити все можливе, і лиш потім говорити про бойкот», -підсумувала Саладуха.</text:p>
      <text:p text:style-name="P4">
Нещодавно МОК оприлюднив рекомендації для міжнародних федерацій щодопоступового допуску росіян і білорусів до міжнародних змагань у нейтральномустатусі без національних символів. Комітет планує прийняти окреме рішення зцього питання трохи пізніше.</text:p>
      <text:p text:style-name="P4">
<text:span text:style-name="T4">
Читайте також:</text:span>
 <text:a xlink:type="simple" xlink:href="https://www.ukrinform.ua/rubric-sports/3692579-mok-perekladae-vidpovidalnist-na-miznarodni-federacii-abramenko.html" text:style-name="Internet_20_link" text:visited-style-name="Visited_20_Internet_20_Link">
 <text:span text:style-name="T4">
Абраменко</text:span>
 </text:a>
</text:p>
      <text:p text:style-name="P4">
Як повідомляв Укрінформ, Кабінет Міністрів ухвалив, що українські спортсменине змагатимуться на міжнародних турнірах, де будуть представлені атлети зросії та білорусі.</text:p>
      <text:p text:style-name="P4">
Фото: rada.gov.ua</text:p>
      <text:p text:style-name="P4">
Source: <text:a xlink:type="simple" xlink:href="https://www.ukrinform.ua/rubric-sports/3694539-saladuha-tomas-bah-robit-vse-sob-rosijski-ta-biloruski-sportsmeni-buli-na-olimpiadi-u-parizi.html" text:style-name="Internet_20_link" text:visited-style-name="Visited_20_Internet_20_Link">
https://www.ukrinform.ua/rubric-sports/3694539-saladuha-tomas-bah-robit-vse-sob-rosijski-ta-biloruski-sportsmeni-buli-na-olimpiadi-u-parizi.html</text:a>
</text:p>
      <!--NEWS-->
      <text:h text:style-name="P10" text:outline-level="1">
<text:span text:style-name="T4">
Укрзалізниця відновила третину залізничних мостів, зруйнованих від початку повномасштабної війни</text:span>
</text:h>
      <text:p text:style-name="P4">
Authors: Ukrinform (Person)</text:p>
      <text:p text:style-name="P4">
Publisher: Укринформ (Organization)</text:p>
      <text:p text:style-name="P4">
Published Time: 2023-04-11T18:20:00+03:00</text:p>
      <text:p text:style-name="P4">
Modified Time: 2023-04-11T18:20:00+03:00</text:p>
      <text:p text:style-name="P4">
Description: З початку повномасштабного вторгнення рф в Україні пошкоджено близько 70 залізничних мостів, третину з них АТ «Укрзалізниця» вже вдалось відбудувати. — Укрінформ.</text:p>
      <text:p text:style-name="P4">
Images: ["<text:a xlink:type="simple" xlink:href="https://static.ukrinform.com/photos/2023_04/thumb_files/630_360_1681226351-994.jpg" text:style-name="Internet_20_link" text:visited-style-name="Visited_20_Internet_20_Link">
630_360_16812...</text:a>
"]</text:p>
      <text:p text:style-name="P4">
Tags: ['Укрзалізниця', 'Міст', 'Війна з росією', 'Відбудова']</text:p>
      <text:p text:style-name="P4">
Type: Article</text:p>
      <!--METADATA-->
      <text:p text:style-name="P4">
<draw:frame draw:style-name="fr1" draw:name="Image160" text:anchor-type="as-char" svg:width="6.9236in" svg:height="3.956343in" draw:z-index="0">
<draw:image xlink:href="../Images/yкринформ/2023-04-11T18-20-00-03-00/630_360_1681226351-994.jpg" xlink:type="simple" xlink:show="embed" xlink:actuate="onLoad" draw:mime-type="image/jpeg"/>
</draw:frame>
 З початкуповномасштабного вторгнення рф в Україні пошкоджено близько 70 залізничнихмостів, третину з них АТ «Укрзалізниця» вже вдалось відбудувати.</text:p>
      <text:p text:style-name="P4">
Про це повідомив голова правління залізничної компанії Євген Лященко, передаєУкрінформ із посиланням на <text:a xlink:type="simple" xlink:href="https://www.uz.gov.ua/press_center/up_to_date_topic/602838/" text:style-name="Internet_20_link" text:visited-style-name="Visited_20_Internet_20_Link">
</text:a>
</text:p>
      <text:p text:style-name="P4">
«Внаслідок бойових дій на території України було пошкоджено близько 70залізничних <text:a xlink:type="simple" xlink:href="https://www.ukrinform.ua/tag-mist" text:style-name="Internet_20_link" text:visited-style-name="Visited_20_Internet_20_Link">
 </text:a>
 , з яких третину ми вжевідбудували. Розуміючи всю важливість залізниці для населення та економікикраїни, залізничники докладають максимум зусиль, щоб уся пошкодженаінфраструктура була відновлена в найкоротші терміни та поїзди курсували», -зазначив Лященко.</text:p>
      <text:p text:style-name="P4">
Він нагадав, що УЗ вже завершила капітальний ремонт залізничного мосту черезрічку Ірпінь, що на Київщині. Рух поїздів через об’єкт відкрито двома коліями,це дозволить найближчим часом збільшити кількість пасажирських поїздів унапрямку Коростеня та міст-сателітів Києва.</text:p>
      <text:p text:style-name="P4">
<text:span text:style-name="T4">
Читайте також:</text:span>
 <text:a xlink:type="simple" xlink:href="https://www.ukrinform.ua/rubric-vidbudova/3686488-na-mikolaivsini-vidbuduvali-sist-mostiv-se-na-sesti-vidkritij-timcasovij-proizd.html" text:style-name="Internet_20_link" text:visited-style-name="Visited_20_Internet_20_Link">
 <text:span text:style-name="T4">
відбудували</text:span>
 </text:a>
</text:p>
      <text:p text:style-name="P4">
Як повідомлялося, Державне агентство відновлення та розвитку інфраструктуривідкрило <text:a xlink:type="simple" xlink:href="https://www.ukrinform.ua/rubric-vidbudova/3693995-na-cernigivsini-vidkrili-mist-cerez-desnu-zrujnovanij-na-pocatku-vtorgnenna-rf.html" text:style-name="Internet_20_link" text:visited-style-name="Visited_20_Internet_20_Link">
 </text:a>
 , який росіяни зруйнували на початку повномасштабного вторгнення.</text:p>
      <text:p text:style-name="P4">
<text:span text:style-name="T5">
Фото з відкритих джерел</text:span>
</text:p>
      <text:p text:style-name="P4">
Source: <text:a xlink:type="simple" xlink:href="https://www.ukrinform.ua/rubric-vidbudova/3694542-ukrzaliznica-vidnovila-tretinu-zaliznicnih-mostiv-zrujnovanih-z-pocatku-povnomasstabnoi-vijni.html" text:style-name="Internet_20_link" text:visited-style-name="Visited_20_Internet_20_Link">
https://www.ukrinform.ua/rubric-vidbudova/3694542-ukrzaliznica-vidnovila-tretinu-zaliznicnih-mostiv-zrujnovanih-z-pocatku-povnomasstabnoi-vijni.html</text:a>
</text:p>
      <!--NEWS-->
      <text:h text:style-name="P10" text:outline-level="1">
<text:span text:style-name="T4">
Схеми на 260 мільйонів: до суду направили справу щодо брата ексголови Держінвестпроєкту</text:span>
</text:h>
      <text:p text:style-name="P4">
Authors: Ukrinform (Person)</text:p>
      <text:p text:style-name="P4">
Publisher: Укринформ (Organization)</text:p>
      <text:p text:style-name="P4">
Published Time: 2023-04-11T18:20:24+03:00</text:p>
      <text:p text:style-name="P4">
Modified Time: 2023-04-11T18:20:24+03:00</text:p>
      <text:p text:style-name="P4">
Description: НАБУ і САП скерували до суду обвинувальний акт стосовно одного з учасників схеми із заволодіння 259,2 млн грн, призначених для реалізації низки національних проєктів - йдеться про рідного брата колишнього голови Держінвестпроєкту. — Укрінформ.</text:p>
      <text:p text:style-name="P4">
Images: ["<text:a xlink:type="simple" xlink:href="https://static.ukrinform.com/photos/2018_10/thumb_files/630_360_1540839872-223.jpg" text:style-name="Internet_20_link" text:visited-style-name="Visited_20_Internet_20_Link">
630_360_15408...</text:a>
"]</text:p>
      <text:p text:style-name="P4">
Tags: ['Інвестиції', 'Суд', 'Корупція']</text:p>
      <text:p text:style-name="P4">
Type: Article</text:p>
      <!--METADATA-->
      <text:p text:style-name="P4">
<draw:frame draw:style-name="fr1" draw:name="Image161" text:anchor-type="as-char" svg:width="6.9236in" svg:height="3.956343in" draw:z-index="0">
<draw:image xlink:href="../Images/yкринформ/2023-04-11T18-20-24-03-00/630_360_1540839872-223.jpg" xlink:type="simple" xlink:show="embed" xlink:actuate="onLoad" draw:mime-type="image/jpeg"/>
</draw:frame>
 НАБУ і САПскерували до суду обвинувальний акт стосовно одного з учасників схеми іззаволодіння 259,2 млн грн, призначених для реалізації низки національнихпроєктів - йдеться про рідного брата колишнього голови Держінвестпроєкту.</text:p>
      <text:p text:style-name="P4">
Як передає Укрінформ, про це повідомляє <text:a xlink:type="simple" xlink:href="https://nabu.gov.ua/novyny/sprava-derzhinvestproektu-obvynuvalnyy-akt-stosovno-brata-eksgolovy-skerovano-do-sudu" text:style-name="Internet_20_link" text:visited-style-name="Visited_20_Internet_20_Link">
 </text:a>
 .</text:p>
      <text:p text:style-name="P4">
Як зазначили в НАБУ, у зв’язку із тим, що особа перебуває на територіїСловацької Республіки, Вищий антикорупційний суд надав дозвіл на спеціальнедосудове розслідування, що дозволило вручити обвинувальний акт її захиснику.</text:p>
      <text:p text:style-name="P4">
НАБУ і САП вживають заходів для екстрадиції обвинуваченого в Україну.</text:p>
      <text:p text:style-name="P4">
Слідство встановило, що впродовж 2012-2014 років “Державна інвестиційнакомпанія”, яка перебувала у сфері управління “Держінвестпроєкту”, надала 259,2млн грн позики двом приватним компаніям нібито для реалізації національнихпроєктів “Якісна вода” та “Олімпійська надія-2022”. Ці компанії мали ознакифіктивності та були підконтрольні керівництву “Держінвестпроєкту”.</text:p>
      <text:p text:style-name="P4">
Отримані кошти ці структури перераховували іншим компаніям-нерезидентам. Укінці ланцюга кошти опинилися на рахунках закордонних компаній на <text:a xlink:type="simple" xlink:href="https://www.ukrinform.ua/tag-kipr" text:style-name="Internet_20_link" text:visited-style-name="Visited_20_Internet_20_Link">
</text:a>
 , бенефіціарним власником яких виявивсярідний брат колишнього голови “Держінвестпроєкту”.</text:p>
      <text:p text:style-name="P4">
Згодом, ці кіпрські компанії придбали частки у статутних капіталах українськихТОВ, які впродовж 2013-2015 років скупили у громадян України понад 700земельних ділянок у Закарпатській та Волинській областях загальною площеюблизько 1000 га.</text:p>
      <text:p text:style-name="P4">
У липні 2020 року на ці земельні ділянки за клопотанням НАБУ і САП суд наклаварешт.</text:p>
      <text:p text:style-name="P4">
<text:span text:style-name="T4">
Читайте також:</text:span>
 <text:a xlink:type="simple" xlink:href="https://www.ukrinform.ua/rubric-culture/3682805-nabu-i-sap-zaversili-rozsliduvanna-sodo-rozkradanna-44-miljona-dla-kinostudii-dovzenka.html" text:style-name="Internet_20_link" text:visited-style-name="Visited_20_Internet_20_Link">
 <text:span text:style-name="T4">
розкрадання</text:span>
 </text:a>
</text:p>
      <text:p text:style-name="P4">
У Бюро нагадали, що у травні 2019 року НАБУ і САП скерували до суду справу заобвинуваченням 10 осіб у заволодінні 259,2 млн грн, виділених на реалізаціюнаціональних проєктів. На той момент слідство мало докази легалізаціївиведених із “Держінвестпроєкту” коштів через переведення їх на рахункикомпаній-нерезидентів, придбання гвинтокрила Robinson R44 та літака Viper SD4, якими користувався колишній керівник “Держінвестпроєкту”. Скерувавши справудо суду, детективи НАБУ продовжували досліджувати ланцюг легалізації коштів ізгодом виявили нові докази легалізації коштів через придбання 700 земельнихділянок.</text:p>
      <text:p text:style-name="P4">
НАБУ і САП встановлюють інших учасників злочинної організації.</text:p>
      <text:p text:style-name="P4">
Як повідомлялось, у травні 2021 року <text:a xlink:type="simple" xlink:href="https://www.ukrinform.ua/rubric-society/3253765-sprava-derzinvestproektu-bratu-eksgolovi-povidomili-pro-pidozru.html" text:style-name="Internet_20_link" text:visited-style-name="Visited_20_Internet_20_Link">
 </text:a>
 у створенні злочинної організації та легалізації коштів,одержаних злочинним шляхом.</text:p>
      <text:p text:style-name="P4">
Source: <text:a xlink:type="simple" xlink:href="https://www.ukrinform.ua/rubric-economy/3694541-shemi-na-260-miljoniv-do-sudu-napravili-spravu-sodo-brata-eksgolovi-derzinvestproektu.html" text:style-name="Internet_20_link" text:visited-style-name="Visited_20_Internet_20_Link">
https://www.ukrinform.ua/rubric-economy/3694541-shemi-na-260-miljoniv-do-sudu-napravili-spravu-sodo-brata-eksgolovi-derzinvestproektu.html</text:a>
</text:p>
      <!--NEWS-->
      <text:h text:style-name="P10" text:outline-level="1">
<text:span text:style-name="T4">
Мінфін розмістив ОВДП на ₴2,4 мільярда</text:span>
</text:h>
      <text:p text:style-name="P4">
Authors: Ukrinform (Person)</text:p>
      <text:p text:style-name="P4">
Publisher: Укринформ (Organization)</text:p>
      <text:p text:style-name="P4">
Published Time: 2023-04-11T18:21:39+03:00</text:p>
      <text:p text:style-name="P4">
Modified Time: 2023-04-11T18:21:39+03:00</text:p>
      <text:p text:style-name="P4">
Description: Міністерство фінансів 11 квітня 2023 року на аукціоні з розміщення облігацій внутрішньої державної позики (ОВДП) залучило до державного бюджету 2,373 мільярда гривень в еквіваленті. — Укрінформ.</text:p>
      <text:p text:style-name="P4">
Images: ["<text:a xlink:type="simple" xlink:href="https://static.ukrinform.com/photos/2019_02/thumb_files/630_360_1550144984-323.jpg" text:style-name="Internet_20_link" text:visited-style-name="Visited_20_Internet_20_Link">
630_360_15501...</text:a>
"]</text:p>
      <text:p text:style-name="P4">
Tags: ['Мінфін', 'Облігації', 'Війна з росією']</text:p>
      <text:p text:style-name="P4">
Type: Article</text:p>
      <!--METADATA-->
      <text:p text:style-name="P4">
<draw:frame draw:style-name="fr1" draw:name="Image162" text:anchor-type="as-char" svg:width="6.9236in" svg:height="3.956343in" draw:z-index="0">
<draw:image xlink:href="../Images/yкринформ/2023-04-11T18-21-39-03-00/630_360_1550144984-323.jpg" xlink:type="simple" xlink:show="embed" xlink:actuate="onLoad" draw:mime-type="image/jpeg"/>
</draw:frame>
Міністерство фінансів 11 квітня 2023 року на аукціоні з розміщення облігаційвнутрішньої державної позики (ОВДП) залучило до державного бюджету 2,373мільярда гривень в еквіваленті.</text:p>
      <text:p text:style-name="P4">
Як передає Укрінформ, про це повідомляє пресслужба міністерства у <text:a xlink:type="simple" xlink:href="https://www.facebook.com/minfin.gov.ua/posts/pfbid02Vphejzbtq9zgWFYNbMZVfQ5LwL3riQNSPYH8N7zbxF4nVjJ7CwjRwRnDewAeKhHxl" text:style-name="Internet_20_link" text:visited-style-name="Visited_20_Internet_20_Link">
</text:a>
<text:a xlink:type="simple" xlink:href="https://www.facebook.com/minfin.gov.ua/posts/pfbid02Vphejzbtq9zgWFYNbMZVfQ5LwL3riQNSPYH8N7zbxF4nVjJ7CwjRwRnDewAeKhHxl" text:style-name="Internet_20_link" text:visited-style-name="Visited_20_Internet_20_Link">
</text:a>
</text:p>
      <text:p text:style-name="P4">
"Мінфін сьогодні розмістив державні <text:a xlink:type="simple" xlink:href="https://www.ukrinform.ua/tag-obligacii" text:style-name="Internet_20_link" text:visited-style-name="Visited_20_Internet_20_Link">
 </text:a>
 на суму майже 2,4 млрд грн в еквіваленті", - йдеться вповідомленні.</text:p>
      <text:p text:style-name="P4">
Міністерство фінансів запропонувало інвесторам гривневі ОВДП: 95 млн грн під18,5% з погашенням через 1 рік; 697 млн грн під 19,5% з погашенням через 1,2роки; 738 млн грн під 19,6% з погашенням через 2 роки.</text:p>
      <text:p text:style-name="P4">
Також було запропоновано ОВДП в доларах на $23 млн під 4,85% з погашеннямчерез 1 рік.</text:p>
      <text:p text:style-name="P4">
<text:span text:style-name="T4">
Читайте також:</text:span>
 <text:a xlink:type="simple" xlink:href="https://www.ukrinform.ua/rubric-economy/3692056-u-zastosunku-dia-zapustili-prodaz-vijskovi-obligacii-alta.html" text:style-name="Internet_20_link" text:visited-style-name="Visited_20_Internet_20_Link">
 <text:span text:style-name="T4">
облігац</text:span>
 </text:a>
</text:p>
      <text:p text:style-name="P4">
Як повідомляв Укрінформ, у зв’язку з російською <text:a xlink:type="simple" xlink:href="https://www.ukrinform.ua/tag-russian-aggression" text:style-name="Internet_20_link" text:visited-style-name="Visited_20_Internet_20_Link">
</text:a>
 український уряд ухваливрішення про поетапний випуск військових облігацій в обсязі до 400 млрд грн.Мінфін проводить аукціони з продажу ОВДП щовівторка, починаючи з 1 березня2022 року. За словами Прем'єр-міністра України Дениса Шмигаля, торік зарахунок випуску військових облігацій було отримано майже 600 млрд грн.</text:p>
      <text:p text:style-name="P4">
Source: <text:a xlink:type="simple" xlink:href="https://www.ukrinform.ua/rubric-economy/3694543-minfin-rozmistiv-ovdp-na-24-milarda.html" text:style-name="Internet_20_link" text:visited-style-name="Visited_20_Internet_20_Link">
https://www.ukrinform.ua/rubric-economy/3694543-minfin-rozmistiv-ovdp-na-24-milarda.html</text:a>
</text:p>
      <!--NEWS-->
      <text:h text:style-name="P10" text:outline-level="1">
<text:span text:style-name="T4">
У законопроєкті про регулювання бізнесу збережені гарантії для фермерів - Мінагрополітики</text:span>
</text:h>
      <text:p text:style-name="P4">
Authors: Ukrinform (Person)</text:p>
      <text:p text:style-name="P4">
Publisher: Укринформ (Organization)</text:p>
      <text:p text:style-name="P4">
Published Time: 2023-04-11T18:25:56+03:00</text:p>
      <text:p text:style-name="P4">
Modified Time: 2023-04-11T18:25:56+03:00</text:p>
      <text:p text:style-name="P4">
Description: У проєкті закону “Про особливості регулювання підприємницької діяльності у перехідний період” (№6013) всі гарантії для фермерських господарства зберігаються. — Укрінформ.</text:p>
      <text:p text:style-name="P4">
Images: ["<text:a xlink:type="simple" xlink:href="https://static.ukrinform.com/photos/2020_07/thumb_files/630_360_1595421032-112.jpg" text:style-name="Internet_20_link" text:visited-style-name="Visited_20_Internet_20_Link">
630_360_15954...</text:a>
"]</text:p>
      <text:p text:style-name="P4">
Tags: ['Законопроєкт', 'Верховна Рада', 'Аграрії']</text:p>
      <text:p text:style-name="P4">
Type: Article</text:p>
      <!--METADATA-->
      <text:p text:style-name="P4">
<draw:frame draw:style-name="fr1" draw:name="Image163" text:anchor-type="as-char" svg:width="6.9236in" svg:height="3.956343in" draw:z-index="0">
<draw:image xlink:href="../Images/yкринформ/2023-04-11T18-25-56-03-00/630_360_1595421032-112.jpg" xlink:type="simple" xlink:show="embed" xlink:actuate="onLoad" draw:mime-type="image/jpeg"/>
</draw:frame>
 У проєктізакону “Про особливості регулювання підприємницької діяльності у перехіднийперіод” (№6013) всі гарантії для фермерських господарства зберігаються.</text:p>
      <text:p text:style-name="P4">
Про це повідомила заступниця міністра аграрної політики та продовольстваУкраїни Людмила Шемелинець, передає Укрінформ з посиланням на <text:a xlink:type="simple" xlink:href="https://minagro.gov.ua/news/u-zakonoproekti-pro-regulyuvannya-pidpriyemnickoyi-diyalnosti-zberezheni-garantiyi-dlya-agrariyiv-lyudmila-shemelinec" text:style-name="Internet_20_link" text:visited-style-name="Visited_20_Internet_20_Link">
</text:a>
</text:p>
      <text:p text:style-name="P4">
Вона зазначила, що законопроєктом передбачається усунення суперечностей, якііснують між діючими Господарським та Цивільним кодексами, щоб позбутисязастарілих форм на майно, які є рудиментами радянського союзу.</text:p>
      <text:p text:style-name="P4">
Зокрема, таку організаційно-правову форму як Фермерське господарство (ФГ)законопроєктом пропонується реорганізувати на пільгових умовах.</text:p>
      <text:p text:style-name="P4">
За словами Шемелинець, законопроєкт пропонує застосувати однаковий підхід довсіх суб'єктів господарювання. Зокрема, суб'єкти підприємництва в залежностівід кількості працюючих та доходів від будь-якої діяльності за рік можутьналежати до суб'єктів мікропідприємництва, суб'єктів малого підприємництва,суб'єктів середнього або великого підприємництва. Фермерських господарств якорганізаційно-правової форми не існуватиме.</text:p>
      <text:p text:style-name="P4">
“У законопроєкті визначені перехідні положення, які гарантують фермерськимгосподарствам безболісний перехід до нової організаційно-правової форми.Протягом 5 років з дня набрання чинності закону ФГ матимуть можливістьприйняти рішення щодо перетворення в господарські товариства або об'єднання зіншими”, - підкреслила заступниця міністра.</text:p>
      <text:p text:style-name="P4">
<text:span text:style-name="T4">
Читайте також:</text:span>
 <text:a xlink:type="simple" xlink:href="https://www.ukrinform.ua/rubric-economy/3689770-minagropolitiki-pogodilo-vidacu-grantiv-dla-stvorenna-sadiv-i-teplic-majze-na-500-miljoniv.html" text:style-name="Internet_20_link" text:visited-style-name="Visited_20_Internet_20_Link">
 </text:a>
</text:p>
      <text:p text:style-name="P4">
Крім цього, на час перехідного періоду при реорганізації господарствакредитори не зможуть вимагати забезпечення виконання зобов’язань шляхомукладення договорів застави чи поруки, дострокового припинення або виконаннязобов’язань перед кредитором та відшкодування збитків.</text:p>
      <text:p text:style-name="P4">
Також, господарське товариство (правонаступник ФГ) зможе використовуватиліцензії та інші документи дозвільного характеру, що отримані на ФГ, дозакінчення їх строку дії. Разом з цим, право постійного користуванняземельними ділянками, набуте підприємствами на момент вступу закону в дію,переходитиме до господарського товариства - правонаступника.</text:p>
      <text:p text:style-name="P4">
Реєстраційні дії щодо перетворення ФГ у господарське товариство таадміністративні послуги, пов’язані із переоформлення документів дозвільногохарактеру та речових прав на майно будуть проведені безоплатно.</text:p>
      <text:p text:style-name="P4">
Шемелинець зауважила, що процес реорганізації ФГ у господарські товариства маєпройти без додаткових проблем та значних фінансових витрат для їх власників.</text:p>
      <text:p text:style-name="P4">
Як повідомлялось, <text:a xlink:type="simple" xlink:href="https://www.ukrinform.ua/tag-verhovna-rada" text:style-name="Internet_20_link" text:visited-style-name="Visited_20_Internet_20_Link">
 </text:a>
 прийняла заоснову із продовженням строку підготовки законопроєкт “Про особливостірегулювання підприємницької діяльності у перехідний період” (№6013) 12 січня2023 року.</text:p>
      <text:p text:style-name="P4">
Source: <text:a xlink:type="simple" xlink:href="https://www.ukrinform.ua/rubric-economy/3694546-u-zakonoproekti-pro-reguluvanna-biznesu-zberezeni-garantii-dla-fermeriv-minagropolitiki.html" text:style-name="Internet_20_link" text:visited-style-name="Visited_20_Internet_20_Link">
https://www.ukrinform.ua/rubric-economy/3694546-u-zakonoproekti-pro-reguluvanna-biznesu-zberezeni-garantii-dla-fermeriv-minagropolitiki.html</text:a>
</text:p>
      <!--NEWS-->
      <text:h text:style-name="P10" text:outline-level="1">
<text:span text:style-name="T4">
Укргазбанк завершив квартал з прибутком ₴1,4 мільярда</text:span>
</text:h>
      <text:p text:style-name="P4">
Authors: Ukrinform (Person)</text:p>
      <text:p text:style-name="P4">
Publisher: Укринформ (Organization)</text:p>
      <text:p text:style-name="P4">
Published Time: 2023-04-11T18:29:20+03:00</text:p>
      <text:p text:style-name="P4">
Modified Time: 2023-04-11T18:29:20+03:00</text:p>
      <text:p text:style-name="P4">
Description: Укргазбанк за січень-березень 2023 року отримав чистий прибуток у розмірі 1,4 млрд грн. — Укрінформ.</text:p>
      <text:p text:style-name="P4">
Images: ["<text:a xlink:type="simple" xlink:href="https://static.ukrinform.com/photos/2015_05/thumb_files/630_360_1431703249.jpg" text:style-name="Internet_20_link" text:visited-style-name="Visited_20_Internet_20_Link">
630_360_14317...</text:a>
"]</text:p>
      <text:p text:style-name="P4">
Tags: ['Гроші', 'Укргазбанк']</text:p>
      <text:p text:style-name="P4">
Type: Article</text:p>
      <!--METADATA-->
      <text:p text:style-name="P4">
<draw:frame draw:style-name="fr1" draw:name="Image164" text:anchor-type="as-char" svg:width="6.9236in" svg:height="3.956343in" draw:z-index="0">
<draw:image xlink:href="../Images/yкринформ/2023-04-11T18-29-20-03-00/630_360_1431703249.jpg" xlink:type="simple" xlink:show="embed" xlink:actuate="onLoad" draw:mime-type="image/jpeg"/>
</draw:frame>
 Укргазбанк засічень-березень 2023 року отримав чистий прибуток у розмірі 1,4 млрд грн.</text:p>
      <text:p text:style-name="P4">
Як передає Укрінформ, про це повідомляє <text:a xlink:type="simple" xlink:href="https://www.ukrgasbank.com/press_center/news/13465-" text:style-name="Internet_20_link" text:visited-style-name="Visited_20_Internet_20_Link">
</text:a>
</text:p>
      <text:p text:style-name="P4">
"За результатами роботи в першому кварталі 2023 року Укргазбанк отримав чистийприбуток 1,4 млрд грн", - йдеться в повідомленні.</text:p>
      <text:p text:style-name="P4">
Із початку 2023 року активи банку збільшились на 14 млрд грн або 10% до 146млрд грн на початок квітня (без урахування курсових різниць). Обсяг <text:a xlink:type="simple" xlink:href="https://www.ukrinform.ua/tag-grosi" text:style-name="Internet_20_link" text:visited-style-name="Visited_20_Internet_20_Link">
</text:a>
 клієнтів за підсумками першого кварталузріс на 15 млрд грн або на 13% і становить 127 млрд грн. Обсяг непроцентнихдоходів у першому кварталі склав 736 млн грн, що на 213 млн грн або 40% більшеніж за аналогічний період минулого року.</text:p>
      <text:p text:style-name="P4">
<text:span text:style-name="T4">
Читайте також:</text:span>
 <text:a xlink:type="simple" xlink:href="https://www.ukrinform.ua/rubric-economy/3691482-torik-kilkist-klientiv-bankiv-zrosla-majze-na-10.html" text:style-name="Internet_20_link" text:visited-style-name="Visited_20_Internet_20_Link">
 </text:a>
</text:p>
      <text:p text:style-name="P4">
Показник достатності регулятивного капіталу на початок квітня 2023 рокустановить 12,38%, що більш ніж на 2 п.п. перевищує цей показник на початокроку. Банк дотримується всіх обов'язкових нормативів Національного банкуУкраїни.</text:p>
      <text:p text:style-name="P4">
Як повідомляв Укрінформ, АБ "Укргазбанк" у січні-лютому 2023 року отримав 489млн грн чистого прибутку, що в 4 рази більше, ніж у січні-лютому минулогороку.</text:p>
      <text:p text:style-name="P4">
Source: <text:a xlink:type="simple" xlink:href="https://www.ukrinform.ua/rubric-economy/3694547-ukrgazbank-zaversiv-kvartal-z-pributkom-14-milarda.html" text:style-name="Internet_20_link" text:visited-style-name="Visited_20_Internet_20_Link">
https://www.ukrinform.ua/rubric-economy/3694547-ukrgazbank-zaversiv-kvartal-z-pributkom-14-milarda.html</text:a>
</text:p>
      <!--NEWS-->
      <text:h text:style-name="P10" text:outline-level="1">
<text:span text:style-name="T4">
Кримчанина Гафарова у російській колонії помістили у ШІЗО</text:span>
</text:h>
      <text:p text:style-name="P4">
Authors: Ukrinform (Person)</text:p>
      <text:p text:style-name="P4">
Publisher: Укринформ (Organization)</text:p>
      <text:p text:style-name="P4">
Published Time: 2023-04-11T18:33:00+03:00</text:p>
      <text:p text:style-name="P4">
Modified Time: 2023-04-11T18:33:00+03:00</text:p>
      <text:p text:style-name="P4">
Description: Засудженого на 10 років позбавлення волі у справі про "кримськотатарський батальйон імені Номана Челебіджихана" Ділявера Гафарова помістили у штрафний ізолятор у колонії в рф. — Укрінформ.</text:p>
      <text:p text:style-name="P4">
Images: ["<text:a xlink:type="simple" xlink:href="https://static.ukrinform.com/photos/2023_04/thumb_files/630_360_1681227163-445.jpg" text:style-name="Internet_20_link" text:visited-style-name="Visited_20_Internet_20_Link">
630_360_16812...</text:a>
"]</text:p>
      <text:p text:style-name="P4">
Tags: ['Кримські татари', "В'язниця", 'росія']</text:p>
      <text:p text:style-name="P4">
Type: Article</text:p>
      <!--METADATA-->
      <text:p text:style-name="P4">
<draw:frame draw:style-name="fr1" draw:name="Image165" text:anchor-type="as-char" svg:width="6.9236in" svg:height="3.956343in" draw:z-index="0">
<draw:image xlink:href="../Images/yкринформ/2023-04-11T18-33-00-03-00/630_360_1681227163-445.jpg" xlink:type="simple" xlink:show="embed" xlink:actuate="onLoad" draw:mime-type="image/jpeg"/>
</draw:frame>
Засудженого на 10 років позбавлення волі у справі про "кримськотатарськийбатальйон імені Номана Челебіджихана" Ділявера Гафарова помістили у штрафнийізолятор у колонії в рф.</text:p>
      <text:p text:style-name="P4">
Про це повідомляє <text:a xlink:type="simple" xlink:href="https://crimean-solidarity.org/news/2023/04/11/dilyavera-gafarova-iz-kryma-osuzhdennogo-na--let-kolonii-pomestili-v-shizo-v-stavropole-2540" text:style-name="Internet_20_link" text:visited-style-name="Visited_20_Internet_20_Link">
 </text:a>
із посиланням на дружину Гафарова Діляру, передає Укрінформ.</text:p>
      <text:p text:style-name="P4">
«Зараз перебуває на території рф у виправній колонії №1 по Ставропольськомукраю села Кочубеєвське и провів в ув’язненні майже половину призначеногостроку», — сказала жінка.</text:p>
      <text:p text:style-name="P4">
За її словами, чоловік зателефонував 4 квітня і сказав, що його відправляють уштрафний ізолятор на 5 діб. Згодом його співкамерник у розмові з дружиноюпередав, що Гафарову продовжили утримання у ШІЗО ще на 10 діб.</text:p>
      <text:p text:style-name="P4">
З якої причини політв’язня помістили у штрафний ізолятор, дружині невідомо.</text:p>
      <text:p text:style-name="P4">
<text:span text:style-name="T4">
Читайте також:</text:span>
 <text:a xlink:type="simple" xlink:href="https://www.ukrinform.ua/rubric-crimea/3694381-sudda-iz-krimu-otrimav-12-rokiv-vaznici-za-pricetnist-do-peresliduvanna-cijgoza.html" text:style-name="Internet_20_link" text:visited-style-name="Visited_20_Internet_20_Link">
 </text:a>
</text:p>
      <text:p text:style-name="P4">
Як повідомляв Укрінформ, 30 жовтня 2018 року в будинку кримського татаринаДілявера Гафарова в селі Жемчужина Кіровського району було проведено обшук. <text:a xlink:type="simple" xlink:href="https://www.ukrinform.ua/rubric-crimea/2768702-sud-dav-gafarovu-10-rokiv-za-krimskotatarskij-bataljon.html" text:style-name="Internet_20_link" text:visited-style-name="Visited_20_Internet_20_Link">
</text:a>
 та оголосили йому підозру у скоєнні злочину зач. 2 ст. 208 КК рф (участь у незаконному збройному формуванні).</text:p>
      <text:p text:style-name="P4">
28 серпня 2019 року Гафарова засудили до позбавлення волі на строк 10 років.</text:p>
      <text:p text:style-name="P4">
<text:span text:style-name="T5">
Фото з сайту Кримська солідарність</text:span>
</text:p>
      <text:p text:style-name="P4">
Source: <text:a xlink:type="simple" xlink:href="https://www.ukrinform.ua/rubric-crimea/3694553-krimcanina-gafarova-u-rosijskij-kolonii-pomistili-u-sizo.html" text:style-name="Internet_20_link" text:visited-style-name="Visited_20_Internet_20_Link">
https://www.ukrinform.ua/rubric-crimea/3694553-krimcanina-gafarova-u-rosijskij-kolonii-pomistili-u-sizo.html</text:a>
</text:p>
      <!--NEWS-->
      <text:h text:style-name="P10" text:outline-level="1">
<text:span text:style-name="T4">
росія два місяці відмовляється забирати полонених, яких запропонувала Україна - Лубінець</text:span>
</text:h>
      <text:p text:style-name="P4">
Authors: Ukrinform (Person)</text:p>
      <text:p text:style-name="P4">
Publisher: Укринформ (Organization)</text:p>
      <text:p text:style-name="P4">
Published Time: 2023-04-11T18:34:00+03:00</text:p>
      <text:p text:style-name="P4">
Modified Time: 2023-04-11T18:34:00+03:00</text:p>
      <text:p text:style-name="P4">
Description: росія упродовж двох місяців не погоджується на повернення запропонованих Києвом для обміну російських громадян. — Укрінформ.</text:p>
      <text:p text:style-name="P4">
Images: ["<text:a xlink:type="simple" xlink:href="https://static.ukrinform.com/photos/2022_10/thumb_files/630_360_1666946580-643.jpg" text:style-name="Internet_20_link" text:visited-style-name="Visited_20_Internet_20_Link">
630_360_16669...</text:a>
"]</text:p>
      <text:p text:style-name="P4">
Tags: ['Обмін', 'росія', 'Полонені', 'Дмитро Лубінець']</text:p>
      <text:p text:style-name="P4">
Type: Article</text:p>
      <!--METADATA-->
      <text:p text:style-name="P4">
<draw:frame draw:style-name="fr1" draw:name="Image166" text:anchor-type="as-char" svg:width="6.9236in" svg:height="3.956343in" draw:z-index="0">
<draw:image xlink:href="../Images/yкринформ/2023-04-11T18-34-00-03-00/630_360_1666946580-643.jpg" xlink:type="simple" xlink:show="embed" xlink:actuate="onLoad" draw:mime-type="image/jpeg"/>
</draw:frame>
 росіяупродовж двох місяців не погоджується на повернення запропонованих Києвом дляобміну російських громадян.</text:p>
      <text:p text:style-name="P4">
Про це у  <text:a xlink:type="simple" xlink:href="https://t.me/dmytro_lubinetzs/2115" text:style-name="Internet_20_link" text:visited-style-name="Visited_20_Internet_20_Link">
 </text:a>
 повідомив уповноваженийВерховної Ради з прав людини Дмитро Лубінець, передає Укрінформ.</text:p>
      <text:p text:style-name="P4">
«Упродовж 2-ох місяців російська сторона не погоджується на поверненнязапропонованих Києвом для <text:a xlink:type="simple" xlink:href="https://www.ukrinform.ua/tag-obmin" text:style-name="Internet_20_link" text:visited-style-name="Visited_20_Internet_20_Link">
 </text:a>
 російськихгромадян. Ось кілька прізвищ людей, яких не чекають у своїй країні: Будка ІгорОлексійович, Єлетін Денис Олександрович, Олійников Олександр Олексійович таТаксюр Яков Ілліч», - зазначив омбудсмен.</text:p>
      <text:p text:style-name="P4">
За словами Лубінця, росія вирішила їхню долю самостійно – власні громадяни їйнецікаві і вона не прагне їх повернути додому.</text:p>
      <text:p text:style-name="P4">
Він закликав батьків та родичів громадян рф, які перебувають в Україні,звертатися до нього. «Ми працюємо над тим, аби громадяни поверталися натериторію своєї країни, тож за вашим запитом працюватимемо над поверненнямваших рідних на територію росії», - додав омбудсмен.</text:p>
      <text:p text:style-name="P4">
<text:span text:style-name="T4">
Читайте також:</text:span>
 <text:a xlink:type="simple" xlink:href="https://www.ukrinform.ua/rubric-ato/3694368-rosia-ne-reague-navit-na-zapiti-miznarodnih-organizacij-pro-polonenih-azovciv-koordstab.html" text:style-name="Internet_20_link" text:visited-style-name="Visited_20_Internet_20_Link">
 <text:span text:style-name="T4">
полон</text:span>
 </text:a>
</text:p>
      <text:p text:style-name="P4">
До уповноваженого ВР із прав людини можна звернутися за адресою: вулицяІнститутська, 21/8, м. Київ, 01008; на електронну пошту:hotline@ombudsman.gov.ua, або на гарячу лінію: 0800501720.</text:p>
      <text:p text:style-name="P4">
Як повідомляв Укрінформ, 10 квітня з російського полону визволили ще 100українців: 80 чоловіків і 20 жінок. Деякі люди отримали серйозні поранення,мають захворювання.</text:p>
      <text:p text:style-name="P4">
Серед тих, кого повернули в Україну, - оборонці Маріуполя, Азовсталі,Гостомеля, Чонгара, острова Зміїний, ЗАЕС та ЧАЕС.</text:p>
      <text:p text:style-name="P4">
Source: <text:a xlink:type="simple" xlink:href="https://www.ukrinform.ua/rubric-ato/3694552-rosia-dva-misaci-vidmovlaetsa-zabirati-polonenih-akih-zaproponuvala-ukraina-lubinec.html" text:style-name="Internet_20_link" text:visited-style-name="Visited_20_Internet_20_Link">
https://www.ukrinform.ua/rubric-ato/3694552-rosia-dva-misaci-vidmovlaetsa-zabirati-polonenih-akih-zaproponuvala-ukraina-lubinec.html</text:a>
</text:p>
      <!--NEWS-->
      <text:h text:style-name="P10" text:outline-level="1">
<text:span text:style-name="T4">
Україна зможе експортувати свинину до ЄС – в уряді назвали умову</text:span>
</text:h>
      <text:p text:style-name="P4">
Authors: Ukrinform (Person)</text:p>
      <text:p text:style-name="P4">
Publisher: Укринформ (Organization)</text:p>
      <text:p text:style-name="P4">
Published Time: 2023-04-11T18:34:03+03:00</text:p>
      <text:p text:style-name="P4">
Modified Time: 2023-04-11T18:34:03+03:00</text:p>
      <text:p text:style-name="P4">
Description: Для експорту української свинини на європейські ринки потрібно адаптувати вітчизняне законодавство до європейського. — Укрінформ.</text:p>
      <text:p text:style-name="P4">
Images: ["<text:a xlink:type="simple" xlink:href="https://static.ukrinform.com/photos/2016_09/thumb_files/630_360_1472738053-9725.jpg" text:style-name="Internet_20_link" text:visited-style-name="Visited_20_Internet_20_Link">
630_360_14727...</text:a>
"]</text:p>
      <text:p text:style-name="P4">
Tags: ['Експорт', 'Євросоюз', 'Мінагро', "М'ясо"]</text:p>
      <text:p text:style-name="P4">
Type: Article</text:p>
      <!--METADATA-->
      <text:p text:style-name="P4">
<draw:frame draw:style-name="fr1" draw:name="Image167" text:anchor-type="as-char" svg:width="6.9236in" svg:height="3.956343in" draw:z-index="0">
<draw:image xlink:href="../Images/yкринформ/2023-04-11T18-34-03-03-00/630_360_1472738053-9725.jpg" xlink:type="simple" xlink:show="embed" xlink:actuate="onLoad" draw:mime-type="image/jpeg"/>
</draw:frame>
 Дляекспорту української свинини на європейські ринки потрібно адаптувативітчизняне законодавство до європейського.</text:p>
      <text:p text:style-name="P4">
Про це сказав перший заступник міністра аграрної політики та продовольстваУкраїни Тарас Висоцький на засіданні робочої групи з питань розвитку м’ясноїгалузі, передає Укрінформ з посиланням на <text:a xlink:type="simple" xlink:href="https://minagro.gov.ua/news/adaptaciya-ukrayinskogo-zakonodavstva-do-yevropejskogo-vidkriye-mozhlivist-eksportu-svinini-na-rinki-yes-taras-visockij" text:style-name="Internet_20_link" text:visited-style-name="Visited_20_Internet_20_Link">
</text:a>
</text:p>
      <text:p text:style-name="P4">
«Для відкриття європейського ринку для експорту свинини необхідна адаптаціяукраїнського законодавства до європейського. За нашої ініціативи з липня 2022року відновлені переговори з ЄС щодо перевірки українського законодавства напредмет відповідності нормам і стандартам європейського», - зазначив він.</text:p>
      <text:p text:style-name="P4">
Крім того, учасники наради обговорили питання вакцинації проти африканськоїчуми свиней. Поки жодна з країн світу не зареєструвала вакцину проти цієїхвороби, наразі тривають випробування в деяких країнах.</text:p>
      <text:p text:style-name="P4">
У травні відбудеться генеральна сесія Асамблеї делегатів Всесвітньоїорганізації охорони здоров’я тварин, яка встановлює правила міжнародноїторгівлі й правила вакцинації, де братиме участь і Україна. На сесії будутьпредставлені результати тестувань вакцин проти АЧС і винесено їх на загальнеобговорення.</text:p>
      <text:p text:style-name="P4">
<text:span text:style-name="T4">
Читайте також:</text:span>
 <text:a xlink:type="simple" xlink:href="https://www.ukrinform.ua/rubric-economy/3691376-ukraina-u-berezni-zbilsila-eksport-agroprodukcii-na-12-ukab.html" text:style-name="Internet_20_link" text:visited-style-name="Visited_20_Internet_20_Link">
 <text:span text:style-name="T4">
агропродукції</text:span>
 </text:a>
</text:p>
      <text:p text:style-name="P4">
З липня 2022 року вакцина проти АЧС, розроблена компанією AVAC Vietnam,проходила випробування у В’єтнамі. Згідно зі звітами, наприкінці грудня 2022року В’єтнамське акціонерне товариство AVAC вакцинувало від АЧС 1800 свиней на13 фермах. Результати відбору показали, що 94,4% відповідали вимогам щодоімунітету. У лютому 2023 року оголошено про комерційне використання вакцинпроти АЧС.</text:p>
      <text:p text:style-name="P4">
У міністерстві нагадують, що в Україні торік офіційно було зареєстровано 7випадків АЧС, фактична цифра може бути більшою.</text:p>
      <text:p text:style-name="P4">
Як повідомлялося, у травні 2022 Єврокомісія та країни-члени ЄС дозволилитранзит українського м'яса свинини та яловичини через територію <text:a xlink:type="simple" xlink:href="https://www.ukrinform.ua/tag-evrosouz" text:style-name="Internet_20_link" text:visited-style-name="Visited_20_Internet_20_Link">
</text:a>
 . Для цього було оновлено умовитранзиту українських товарів.</text:p>
      <text:p text:style-name="P4">
На час воєнного стану і до деблокади українських портів Україна можездійснювати транзит свинини та яловичини виключно через порти Румунії.</text:p>
      <text:p text:style-name="P4">
Source: <text:a xlink:type="simple" xlink:href="https://www.ukrinform.ua/rubric-economy/3694551-ukraina-zmoze-eksportuvati-svininu-do-es-v-uradi-nazvali-umovu.html" text:style-name="Internet_20_link" text:visited-style-name="Visited_20_Internet_20_Link">
https://www.ukrinform.ua/rubric-economy/3694551-ukraina-zmoze-eksportuvati-svininu-do-es-v-uradi-nazvali-umovu.html</text:a>
</text:p>
      <!--NEWS-->
      <text:h text:style-name="P10" text:outline-level="1">
<text:span text:style-name="T4">
Жіноча збірна України U-19 з футболу завершила відбір на Євро-2023</text:span>
</text:h>
      <text:p text:style-name="P4">
Authors: Ukrinform (Person)</text:p>
      <text:p text:style-name="P4">
Publisher: Укринформ (Organization)</text:p>
      <text:p text:style-name="P4">
Published Time: 2023-04-11T18:41:53+03:00</text:p>
      <text:p text:style-name="P4">
Modified Time: 2023-04-11T18:41:53+03:00</text:p>
      <text:p text:style-name="P4">
Description: Українки зіграли внічию з Ісландією. — Укрінформ.</text:p>
      <text:p text:style-name="P4">
Images: ["<text:a xlink:type="simple" xlink:href="https://static.ukrinform.com/photos/2023_04/thumb_files/630_360_1681227627-946.jpg" text:style-name="Internet_20_link" text:visited-style-name="Visited_20_Internet_20_Link">
630_360_16812...</text:a>
"]</text:p>
      <text:p text:style-name="P4">
Tags: ['Футбол']</text:p>
      <text:p text:style-name="P4">
Type: Article</text:p>
      <!--METADATA-->
      <text:p text:style-name="P4">
<draw:frame draw:style-name="fr1" draw:name="Image168" text:anchor-type="as-char" svg:width="6.9236in" svg:height="3.956343in" draw:z-index="0">
<draw:image xlink:href="../Images/yкринформ/2023-04-11T18-41-53-03-00/630_360_1681227627-946.jpg" xlink:type="simple" xlink:show="embed" xlink:actuate="onLoad" draw:mime-type="image/jpeg"/>
</draw:frame>
 Українкизіграли внічию з Ісландією.</text:p>
      <text:p text:style-name="P4">
Жіноча збірна України U-19 у заключному матчі другого раунду відбору наЄвро-2023 зіграла внічию з Ісландією – 2:2, передає Укрінформ.</text:p>
      <text:p text:style-name="P4">
Перший тайм завершився нічиєю 1:1 – на гол Хедінсдоттір «синьо-жовті»відповіли м’ячем Молодюк.</text:p>
      <text:p text:style-name="P4">
Після перерви Україна повела в рахунку зусиллями Янієвої, проте Ісландія звелазустріч до нічиєї завдяки голу Йорунсдоттір.</text:p>
      <text:p text:style-name="P4">
Україна у відборі зазнала двох поразок. «Синьо-жовті» розгромно поступилисяШвецією (0:5) та Данії (1:5).</text:p>
      <text:p text:style-name="P4">
Команда Валерія Паламарчука з одним очком в активі посіла четверте місце угрупі 5. На Євро-2023 із квартету вийшла Ісландія, яка на одне очко випередилаДанію.</text:p>
      <text:p text:style-name="P4">
<text:span text:style-name="T4">
Читайте також:</text:span>
 <text:a xlink:type="simple" xlink:href="https://www.ukrinform.ua/rubric-sports/3694219-sogodni-rozpocinaetsa-cvertfinalna-stadia-ligi-cempioniv-uefa.html" text:style-name="Internet_20_link" text:visited-style-name="Visited_20_Internet_20_Link">
 </text:a>
</text:p>
      <text:p text:style-name="P4">
Як повідомляв Укрінформ, фінальна частина чемпіонату Європи-2023 серед жіночихкоманд U-19 запланована з 18 по 30 липня у Бельгії.</text:p>
      <text:p text:style-name="P4">
Фото: uaf.ua</text:p>
      <text:p text:style-name="P4">
Source: <text:a xlink:type="simple" xlink:href="https://www.ukrinform.ua/rubric-sports/3694554-zinoca-zbirna-ukraini-u19-z-futbolu-zaversila-vidbir-na-evro2023.html" text:style-name="Internet_20_link" text:visited-style-name="Visited_20_Internet_20_Link">
https://www.ukrinform.ua/rubric-sports/3694554-zinoca-zbirna-ukraini-u19-z-futbolu-zaversila-vidbir-na-evro2023.html</text:a>
</text:p>
      <!--NEWS-->
      <text:h text:style-name="P10" text:outline-level="1">
<text:span text:style-name="T4">
У «Гвардії наступу» з’явиться ще одна бригада</text:span>
</text:h>
      <text:p text:style-name="P4">
Authors: Ukrinform (Person)</text:p>
      <text:p text:style-name="P4">
Publisher: Укринформ (Organization)</text:p>
      <text:p text:style-name="P4">
Published Time: 2023-04-11T18:42:00+03:00</text:p>
      <text:p text:style-name="P4">
Modified Time: 2023-04-11T18:42:00+03:00</text:p>
      <text:p text:style-name="P4">
Description: У складі «Гвардії наступу» формується ще одна бригада, вона називатиметься «Хартія». — Укрінформ.</text:p>
      <text:p text:style-name="P4">
Images: ["<text:a xlink:type="simple" xlink:href="https://static.ukrinform.com/photos/2023_02/thumb_files/630_360_1675495715-453.jpg" text:style-name="Internet_20_link" text:visited-style-name="Visited_20_Internet_20_Link">
630_360_16754...</text:a>
"]</text:p>
      <text:p text:style-name="P4">
Tags: ['МВС', 'Нацгвардія', 'Гвардія наступу', 'Єдині новини']</text:p>
      <text:p text:style-name="P4">
Type: Article</text:p>
      <!--METADATA-->
      <text:p text:style-name="P4">
<draw:frame draw:style-name="fr1" draw:name="Image169" text:anchor-type="as-char" svg:width="6.9236in" svg:height="3.956343in" draw:z-index="0">
<draw:image xlink:href="../Images/yкринформ/2023-04-11T18-42-00-03-00/630_360_1675495715-453.jpg" xlink:type="simple" xlink:show="embed" xlink:actuate="onLoad" draw:mime-type="image/jpeg"/>
</draw:frame>
 У складі«Гвардії наступу» формується ще одна бригада, вона називатиметься «Хартія».</text:p>
      <text:p text:style-name="P4">
Про це в ефірі телемарафону «Єдині новини» заявила заступниця міністравнутрішніх справ Катерина Павліченко, передає кореспондент Укрінформу.</text:p>
      <text:p text:style-name="P4">
«Оскільки ми побачили досить великий запит суспільства щодо того, щоб вступитидо тих чи інших підрозділів («Гвардії наступу» - ред.), ми продовжилиможливість подати анкети. І, окрім того, зараз ми також формуємо нову бригаду,яка буде називатися «Хартія». Вона буде формуватися у складі <text:a xlink:type="simple" xlink:href="https://www.ukrinform.ua/tag-nacgvardia" text:style-name="Internet_20_link" text:visited-style-name="Visited_20_Internet_20_Link">
</text:a>
 України», - сказала заступницяміністра.</text:p>
      <text:p text:style-name="P4">
<text:span text:style-name="T4">
Читайте також:</text:span>
 <text:a xlink:type="simple" xlink:href="https://www.ukrinform.ua/rubric-ato/3690072-pidrozdili-gvardii-nastupu-majze-sformovani-ale-jde-nabir-u-rezerv.html" text:style-name="Internet_20_link" text:visited-style-name="Visited_20_Internet_20_Link">
 <text:span text:style-name="T4">
Гвардії</text:span>
 </text:a>
</text:p>
      <text:p text:style-name="P4">
Вона зазначила, що «Хартія» буде дев'ятою бригадою «Гвардії наступу» та сьомою- у НГУ. Набір уже розпочато.</text:p>
      <text:p text:style-name="P4">
Як повідомлялося, Міністерство внутрішніх справ України 2 лютого розпочалоформування 8 штурмових бригад «Гвардія наступу». Основою підрозділів є чинніполіцейські, прикордонники та бійці Національної гвардії.</text:p>
      <text:p text:style-name="P4">
Станом на кінець березня бригади були сформовані, однак тривав набір урезервні підрозділи.</text:p>
      <text:p text:style-name="P4">
Source: <text:a xlink:type="simple" xlink:href="https://www.ukrinform.ua/rubric-ato/3694555-u-gvardii-nastupu-zavitsa-se-odna-brigada.html" text:style-name="Internet_20_link" text:visited-style-name="Visited_20_Internet_20_Link">
https://www.ukrinform.ua/rubric-ato/3694555-u-gvardii-nastupu-zavitsa-se-odna-brigada.html</text:a>
</text:p>
      <!--NEWS-->
      <text:h text:style-name="P10" text:outline-level="1">
<text:span text:style-name="T4">
Українці через «Дію» вже придбали облігацій на ₴670 мільйонів</text:span>
</text:h>
      <text:p text:style-name="P4">
Authors: Ukrinform (Person)</text:p>
      <text:p text:style-name="P4">
Publisher: Укринформ (Organization)</text:p>
      <text:p text:style-name="P4">
Published Time: 2023-04-11T18:42:14+03:00</text:p>
      <text:p text:style-name="P4">
Modified Time: 2023-04-11T18:42:14+03:00</text:p>
      <text:p text:style-name="P4">
Description: За допомогою застосунку «Дія» українці придбали вже на понад 670 млн грн військових облігацій, що є потужною підтримкою української економіки. — Укрінформ.</text:p>
      <text:p text:style-name="P4">
Images: ["<text:a xlink:type="simple" xlink:href="https://static.ukrinform.com/photos/2022_12/thumb_files/630_360_1670147772-486.jpg" text:style-name="Internet_20_link" text:visited-style-name="Visited_20_Internet_20_Link">
630_360_16701...</text:a>
"]</text:p>
      <text:p text:style-name="P4">
Tags: ['Додаток “ДІЯ”', 'Військові облігації']</text:p>
      <text:p text:style-name="P4">
Type: Article</text:p>
      <!--METADATA-->
      <text:p text:style-name="P4">
<draw:frame draw:style-name="fr1" draw:name="Image170" text:anchor-type="as-char" svg:width="6.9236in" svg:height="3.956343in" draw:z-index="0">
<draw:image xlink:href="../Images/yкринформ/2023-04-11T18-42-14-03-00/630_360_1670147772-486.jpg" xlink:type="simple" xlink:show="embed" xlink:actuate="onLoad" draw:mime-type="image/jpeg"/>
</draw:frame>
 Задопомогою застосунку «Дія» українці придбали вже на понад 670 млн грнвійськових облігацій, що є потужною підтримкою української економіки.</text:p>
      <text:p text:style-name="P4">
Про це повідомляє пресслужба <text:a xlink:type="simple" xlink:href="https://t.me/diia_gov/2839" text:style-name="Internet_20_link" text:visited-style-name="Visited_20_Internet_20_Link">
 </text:a>
 , передаєУкрінформ.</text:p>
      <text:p text:style-name="P4">
«Звісно, постійно підтримуєте державу з Дією – понад 670 мільйонів гривеньукраїнці вже вклали в економіку країни, купуючи військові облігації взастосунку», - йдеться в повідомленні.</text:p>
      <text:p text:style-name="P4">
Як повідомлялося, з жовтня 2022 року в застосунку "Дія" доступна нова послуга– купівля військових облігацій. Це цінні папери, що випускає держава під часвоєнного стану. Військові ОВДП вже стали дієвим інструментом для підтримкиекономіки України та Збройних Сил.</text:p>
      <text:p text:style-name="P4">
<text:span text:style-name="T4">
Читайте також:</text:span>
 <text:a xlink:type="simple" xlink:href="https://www.ukrinform.ua/rubric-economy/3694543-minfin-rozmistiv-ovdp-na-24-milarda.html" text:style-name="Internet_20_link" text:visited-style-name="Visited_20_Internet_20_Link">
 <text:span text:style-name="T4">
ОВДП</text:span>
 </text:a>
</text:p>
      <text:p text:style-name="P4">
Вартість однієї ОВДП стартує від 900 грн. Вони різняться за: датами виплат –на строк до 1,5 року; відсотками доходу – від 11% до 16% річних; назвами начесть тимчасово окупованих міст та територій: Мелітополь, <text:a xlink:type="simple" xlink:href="https://www.ukrinform.ua/tag-mariupol" text:style-name="Internet_20_link" text:visited-style-name="Visited_20_Internet_20_Link">
</text:a>
 , Крим тощо.</text:p>
      <text:p text:style-name="P4">
<text:span text:style-name="T5">
Фото: Мінцифри</text:span>
</text:p>
      <text:p text:style-name="P4">
Source: <text:a xlink:type="simple" xlink:href="https://www.ukrinform.ua/rubric-economy/3694556-ukrainci-cerez-diu-vze-pridbali-obligacij-na-670-miljoniv.html" text:style-name="Internet_20_link" text:visited-style-name="Visited_20_Internet_20_Link">
https://www.ukrinform.ua/rubric-economy/3694556-ukrainci-cerez-diu-vze-pridbali-obligacij-na-670-miljoniv.html</text:a>
</text:p>
      <!--NEWS-->
      <text:h text:style-name="P10" text:outline-level="1">
<text:span text:style-name="T4">
росія почала експортувати паливо до Ірану залізницею – Reuters</text:span>
</text:h>
      <text:p text:style-name="P4">
Authors: Ukrinform (Person)</text:p>
      <text:p text:style-name="P4">
Publisher: Укринформ (Organization)</text:p>
      <text:p text:style-name="P4">
Published Time: 2023-04-11T18:43:07+03:00</text:p>
      <text:p text:style-name="P4">
Modified Time: 2023-04-11T18:43:07+03:00</text:p>
      <text:p text:style-name="P4">
Description: росія цьогоріч вперше почала експорт палива до Ірану залізницею після того, як традиційні покупці відмовилися від торгівлі з москвою. — Укрінформ.</text:p>
      <text:p text:style-name="P4">
Images: ["<text:a xlink:type="simple" xlink:href="https://static.ukrinform.com/photos/2022_02/thumb_files/630_360_1645186208-290.jpg" text:style-name="Internet_20_link" text:visited-style-name="Visited_20_Internet_20_Link">
630_360_16451...</text:a>
"]</text:p>
      <text:p text:style-name="P4">
Tags: ['Бензин', 'Іран', 'нафта', 'росія', 'Дизпаливо']</text:p>
      <text:p text:style-name="P4">
Type: Article</text:p>
      <!--METADATA-->
      <text:p text:style-name="P4">
<draw:frame draw:style-name="fr1" draw:name="Image171" text:anchor-type="as-char" svg:width="6.9236in" svg:height="3.956343in" draw:z-index="0">
<draw:image xlink:href="../Images/yкринформ/2023-04-11T18-43-07-03-00/630_360_1645186208-290.jpg" xlink:type="simple" xlink:show="embed" xlink:actuate="onLoad" draw:mime-type="image/jpeg"/>
</draw:frame>
 росіяцьогоріч вперше почала експорт палива до Ірану залізницею після того, яктрадиційні покупці відмовилися від торгівлі з москвою.</text:p>
      <text:p text:style-name="P4">
Про це повідомляє <text:a xlink:type="simple" xlink:href="https://www.reuters.com/business/energy/russia-starts-fuel-supplies-iran-by-rail-sources-2023-04-11/" text:style-name="Internet_20_link" text:visited-style-name="Visited_20_Internet_20_Link">
 </text:a>
 із посиланням на три галузевіджерела та дані про експорт, передає Укрінформ.</text:p>
      <text:p text:style-name="P4">
За даними джерел, восени минулого року віцепрем'єр-міністр рф олександр новакоголосив про початок своп-поставок <text:a xlink:type="simple" xlink:href="https://www.ukrinform.ua/tag-nafta" text:style-name="Internet_20_link" text:visited-style-name="Visited_20_Internet_20_Link">
 </text:a>
 зІраном, але фактичні поставки почалися тільки цього року.</text:p>
      <text:p text:style-name="P4">
У лютому та березні росія поставила до Ірану до 30 тисяч тонн бензину ідизельного палива, повідомили Reuters два обізнані джерела. Третє джерелопідтвердило факт торгівлі, але не змогло підтвердити обсяги.</text:p>
      <text:p text:style-name="P4">
Усі обсяги були поставлені залізницею з росії через Казахстан і Туркменістан.Одне з джерел повідомило, що деякі партії бензину були відправлені з Ірану досусідніх країн, зокрема до Іраку, вантажівками.</text:p>
      <text:p text:style-name="P4">
Іран є виробником нафти і має власні нафтопереробні заводи, однак останнімчасом його споживання перевищує внутрішнє виробництво палива, особливо упівнічних провінціях.</text:p>
      <text:p text:style-name="P4">
росія постачала невеликі обсяги палива до Ірану танкерами через Каспійськеморе, як це було у 2018 році, повідомили два трейдери.</text:p>
      <text:p text:style-name="P4">
російські нафтові компанії наразі зацікавлені в експорті дизельного палива ібензину до Ірану залізницею, оскільки експорт морським транспортом стикаєтьсяз високими фрахтовими ставками і ціновим обмеженням, встановленим країнами G7.</text:p>
      <text:p text:style-name="P4">
<text:span text:style-name="T4">
Читайте також:</text:span>
 <text:a xlink:type="simple" xlink:href="https://www.ukrinform.ua/rubric-economy/3694476-ugorska-mol-napramu-platitime-ukraini-za-tranzit-rosijskoi-nafti-siarto.html" text:style-name="Internet_20_link" text:visited-style-name="Visited_20_Internet_20_Link">
 <text:span text:style-name="T4">
нафт</text:span>
 </text:a>
</text:p>
      <text:p text:style-name="P4">
Як зазначається, росія та Іран, які перебувають під санкціями Заходу,налагоджують тісніші стосунки, щоб підтримати свої економіки та підірватисанкції, які обидві країни вважають невиправданими.</text:p>
      <text:p text:style-name="P4">
Агентство зазначає, що західні санкції щодо російських нафтопродуктів черезповномасштабне вторгнення рф в Україну переформатували світові ринки палива:танкери стали ходити довшими маршрутами, а постачальники обирають екзотичнінапрямки і способи транспортування.</text:p>
      <text:p text:style-name="P4">
Source: <text:a xlink:type="simple" xlink:href="https://www.ukrinform.ua/rubric-world/3694557-rosia-pocala-eksportuvati-palivo-do-iranu-zalizniceu-reuters.html" text:style-name="Internet_20_link" text:visited-style-name="Visited_20_Internet_20_Link">
https://www.ukrinform.ua/rubric-world/3694557-rosia-pocala-eksportuvati-palivo-do-iranu-zalizniceu-reuters.html</text:a>
</text:p>
      <!--NEWS-->
      <text:h text:style-name="P10" text:outline-level="1">
<text:span text:style-name="T4">
В Україні запрацює фонд для реалізації проєктів енергоефективності - Кубраков</text:span>
</text:h>
      <text:p text:style-name="P4">
Authors: Ukrinform (Person)</text:p>
      <text:p text:style-name="P4">
Publisher: Укринформ (Organization)</text:p>
      <text:p text:style-name="P4">
Published Time: 2023-04-11T18:49:02+03:00</text:p>
      <text:p text:style-name="P4">
Modified Time: 2023-04-11T18:49:02+03:00</text:p>
      <text:p text:style-name="P4">
Description: В Україні працюють над створенням Державного фонду декарбонізації та енергоефективної трансформації, який сприятиме впровадженню проєктів з енергоефективності. — Укрінформ.</text:p>
      <text:p text:style-name="P4">
Images: ["<text:a xlink:type="simple" xlink:href="https://static.ukrinform.com/photos/2023_03/thumb_files/630_360_1677948452-275.jpg" text:style-name="Internet_20_link" text:visited-style-name="Visited_20_Internet_20_Link">
630_360_16779...</text:a>
"]</text:p>
      <text:p text:style-name="P4">
Tags: ['Фонд енергоефективності', 'Кубраков', 'Відбудова']</text:p>
      <text:p text:style-name="P4">
Type: Article</text:p>
      <!--METADATA-->
      <text:p text:style-name="P4">
<draw:frame draw:style-name="fr1" draw:name="Image172" text:anchor-type="as-char" svg:width="6.9236in" svg:height="3.956343in" draw:z-index="0">
<draw:image xlink:href="../Images/yкринформ/2023-04-11T18-49-02-03-00/630_360_1677948452-275.jpg" xlink:type="simple" xlink:show="embed" xlink:actuate="onLoad" draw:mime-type="image/jpeg"/>
</draw:frame>
 В Україніпрацюють над створенням Державного фонду декарбонізації та енергоефективноїтрансформації, який сприятиме впровадженню проєктів з енергоефективності.</text:p>
      <text:p text:style-name="P4">
Про це повідомив віцепрем’єр-міністр з відновлення – міністр розвитку громад,територій та інфраструктури Олександр Кубраков, передає Укрінформ ізпосиланням на пресслужбу <text:a xlink:type="simple" xlink:href="https://mtu.gov.ua/news/34196.html" text:style-name="Internet_20_link" text:visited-style-name="Visited_20_Internet_20_Link">
 </text:a>
 .</text:p>
      <text:p text:style-name="P4">
«У 2021 році був ухвалений Національний план дій з енергоефективності до 2030року. Виконання положень Плану потребувало визначення сталих фінансових джерелдосягнення цілей і виконання заходів. Сьогодні це питання стало ще більшактуальним з огляду на необхідність реалізації проєктів відбудови, якінеможливі без урахування принципів енергоефективності. Саме на це і будутьспрямовані кошти новоствореного Фонду», - зазначив міністр.</text:p>
      <text:p text:style-name="P4">
Кубраков уточнив, що кошти Фонду будуть спрямовані на виконання програм, якімають підвищити енергоефективність домогосподарств, комунальних підприємств,громадських будівель, мікро-, малого та середнього <text:a xlink:type="simple" xlink:href="https://www.ukrinform.ua/tag-biznes" text:style-name="Internet_20_link" text:visited-style-name="Visited_20_Internet_20_Link">
</text:a>
 .</text:p>
      <text:p text:style-name="P4">
Ще один напрямок – впровадження енергосервісу та розвиток децентралізованихсистем виробництва та зберігання енергії.</text:p>
      <text:p text:style-name="P4">
<text:span text:style-name="T4">
Читайте також:</text:span>
 <text:a xlink:type="simple" xlink:href="https://www.ukrinform.ua/rubric-vidbudova/3688562-derzenergoefektivnosti-ta-giz-spivpracuvatimut-u-vidnovlenni-ukraini.html" text:style-name="Internet_20_link" text:visited-style-name="Visited_20_Internet_20_Link">
 </text:a>
</text:p>
      <text:p text:style-name="P4">
Фонд запрацює вже з 1 січня 2024 року. Він буде наповнюватися за рахуноккоштів від екологічного податку. Наразі Міністерство розвитку громад,територій та інфраструктури працює над розробкою порядку його функціонування.</text:p>
      <text:p text:style-name="P4">
Як повідомлялось, 3 квітня <text:a xlink:type="simple" xlink:href="https://www.ukrinform.ua/rubric-vidbudova/3691131-v-ukraini-startuvala-programa-energoefektivnosti-gromadskih-budivel.html" text:style-name="Internet_20_link" text:visited-style-name="Visited_20_Internet_20_Link">
 </text:a>
 з бюджетом у 300 млн євро. Йдеться про комплекснеенергоефективне відновлення майже тисячі громадських будівель по всій країні.</text:p>
      <text:p text:style-name="P4">
<text:span text:style-name="T5">
Фото: ОП</text:span>
</text:p>
      <text:p text:style-name="P4">
Source: <text:a xlink:type="simple" xlink:href="https://www.ukrinform.ua/rubric-vidbudova/3694558-v-ukraini-zapracue-fond-dla-realizacii-proektiv-energoefektivnosti-kubrakov.html" text:style-name="Internet_20_link" text:visited-style-name="Visited_20_Internet_20_Link">
https://www.ukrinform.ua/rubric-vidbudova/3694558-v-ukraini-zapracue-fond-dla-realizacii-proektiv-energoefektivnosti-kubrakov.html</text:a>
</text:p>
      <!--NEWS-->
      <text:h text:style-name="P10" text:outline-level="1">
<text:span text:style-name="T4">
У Міноборони створили Офіс з підтримки змін</text:span>
</text:h>
      <text:p text:style-name="P4">
Authors: Ukrinform (Person)</text:p>
      <text:p text:style-name="P4">
Publisher: Укринформ (Organization)</text:p>
      <text:p text:style-name="P4">
Published Time: 2023-04-11T18:50:53+03:00</text:p>
      <text:p text:style-name="P4">
Modified Time: 2023-04-11T18:50:53+03:00</text:p>
      <text:p text:style-name="P4">
Description: У системі Міністерства оборони України створений консультативно-дорадчий орган — Офіс з підтримки змін, очільницею його призначена громадська й політична діячка Юлія Марушевська. — Укрінформ.</text:p>
      <text:p text:style-name="P4">
Images: ["<text:a xlink:type="simple" xlink:href="https://static.ukrinform.com/photos/2023_02/thumb_files/630_360_1675274147-718.jpeg" text:style-name="Internet_20_link" text:visited-style-name="Visited_20_Internet_20_Link">
630_360_16752...</text:a>
"]</text:p>
      <text:p text:style-name="P4">
Tags: ['Міноборони', 'Оборона', 'Реформа']</text:p>
      <text:p text:style-name="P4">
Type: Article</text:p>
      <!--METADATA-->
      <text:p text:style-name="P4">
<draw:frame draw:style-name="fr1" draw:name="Image173" text:anchor-type="as-char" svg:width="6.9236in" svg:height="3.956343in" draw:z-index="0">
<draw:image xlink:href="../Images/yкринформ/2023-04-11T18-50-53-03-00/630_360_1675274147-718.jpeg" xlink:type="simple" xlink:show="embed" xlink:actuate="onLoad" draw:mime-type="image/jpeg"/>
</draw:frame>
 У системіМіністерства оборони України створений консультативно-дорадчий орган — Офіс зпідтримки змін, очільницею його призначена громадська й політична діячка ЮліяМарушевська.</text:p>
      <text:p text:style-name="P4">
Як передає Укрінформ, про це повідомило  <text:a xlink:type="simple" xlink:href="https://www.mil.gov.ua/news/2023/04/11/vdoskonalyuvati-oboronnij-menedzhment-u-sistemi-minoboroni-ukraini-stvoreno-ofis-z-pidtrimki-zmin/" text:style-name="Internet_20_link" text:visited-style-name="Visited_20_Internet_20_Link">
</text:a>
 .</text:p>
      <text:p text:style-name="P4">
До команди Офісу також увійшли Арсен Жумаділов, Сергій Карпенко, АртурПереверзєв, Тетяна Харченко й Олег Шиманський. Положення про нього затверджененаказом міністра оборони Олексія Резнікова.</text:p>
      <text:p text:style-name="P4">
Зазначається, що Офіс з підтримки змін – це команда незалежних експертів, якібудуть флагманом у врегулюванні, спрощенні та втіленні в Міноборонипріоритетних реформ.</text:p>
      <text:p text:style-name="P4">
Основними завданнями новоствореного органу визначені наступні:</text:p>
      <ul>
        <li>
підготовка пропозицій до проєктів нормативно-правових актів з питань впровадження змін для вдосконалення процесів оборонного менеджменту в системі Міноборони та планів заходів з їх реалізації;   * надання пропозицій щодо визначення пріоритетів використання/спрямування донорської та технічної допомоги, що надається для впровадження змін;   * методологічна підтримка та залучення партнерів у виконанні заходів, спрямованих на впровадження змін;   * надання пропозицій щодо організації моніторингу результатів імплементації змін тощо.</li>
      </ul>
      <text:p text:style-name="P4">
<text:span text:style-name="T4">
Читайте також:</text:span>
 <text:a xlink:type="simple" xlink:href="https://www.ukrinform.ua/rubric-society/3694196-u-minoboroni-zatverdili-sklad-gromadskoi-antikorupcijnoi-radi.html" text:style-name="Internet_20_link" text:visited-style-name="Visited_20_Internet_20_Link">
 <text:span text:style-name="T4">
Міноборон</text:span>
 </text:a>
</text:p>
      <text:p text:style-name="P4">
"Створення Офісу – це про транспарентність. Як для громадянського суспільства,так і для органів місцевого самоврядування, бізнесу, донорів", – зауважили вМіноборони.</text:p>
      <text:p text:style-name="P4">
За словами глави міністерства, до діяльності органу залучатимуться кращіексперти й фахівці, які надаватимуть комплексну підтримку Міноборони та <text:a xlink:type="simple" xlink:href="https://www.ukrinform.ua/tag-zsu" text:style-name="Internet_20_link" text:visited-style-name="Visited_20_Internet_20_Link">
</text:a>
 , супроводжуючи заходи із впровадженнязмін.</text:p>
      <text:p text:style-name="P4">
"В Україні неймовірно багато фахівців, які можуть допомогти державі вибудуватиправильні напрямки розвитку. І я вірю, що ініціатива створення Офісу сприятимеякісним та успішним трансформаціям в Міноборони", – наголосив Резніков.</text:p>
      <text:p text:style-name="P4">
Діяльність Офісу з підтримки змін буде відкритою. Про свою роботу командаінформуватиме громадськість публічно.</text:p>
      <text:p text:style-name="P4">
Як повідомляв Укрінформ, у березні Міноборони  <text:a xlink:type="simple" xlink:href="https://www.ukrinform.ua/rubric-polytics/3682681-u-minoboroni-stvorili-antikorupcijnij-departament.html" text:style-name="Internet_20_link" text:visited-style-name="Visited_20_Internet_20_Link">
</text:a>
 Департамент з питань запобігання тавиявлення корупції у разі виявлення зловживань чи корупційних ризиків у сферіоборонних закупівель і закликало громадськість звертатися до цього органу.</text:p>
      <text:p text:style-name="P4">
Source: <text:a xlink:type="simple" xlink:href="https://www.ukrinform.ua/rubric-society/3694562-u-minoboroni-stvorili-ofis-z-pidtrimki-zmin.html" text:style-name="Internet_20_link" text:visited-style-name="Visited_20_Internet_20_Link">
https://www.ukrinform.ua/rubric-society/3694562-u-minoboroni-stvorili-ofis-z-pidtrimki-zmin.html</text:a>
</text:p>
      <!--NEWS-->
      <text:h text:style-name="P10" text:outline-level="1">
<text:span text:style-name="T4">
ЗСУ за день відбили понад пів сотні ворожих атак</text:span>
</text:h>
      <text:p text:style-name="P4">
Authors: Ukrinform (Person)</text:p>
      <text:p text:style-name="P4">
Publisher: Укринформ (Organization)</text:p>
      <text:p text:style-name="P4">
Published Time: 2023-04-11T18:56:00+03:00</text:p>
      <text:p text:style-name="P4">
Modified Time: 2023-04-11T18:56:00+03:00</text:p>
      <text:p text:style-name="P4">
Description: Українська авіація за день здійснила 13 ударів по районах зосередження особового складу та військової техніки російських загарбників, Силами оборони на чотирьох напрямках відбиті понад пів сотні ворожих атак. — Укрінформ.</text:p>
      <text:p text:style-name="P4">
Images: ["<text:a xlink:type="simple" xlink:href="https://static.ukrinform.com/photos/2023_03/thumb_files/630_360_1678804858-897.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74" text:anchor-type="as-char" svg:width="6.9236in" svg:height="3.956343in" draw:z-index="0">
<draw:image xlink:href="../Images/yкринформ/2023-04-11T18-56-00-03-00/630_360_1678804858-897.jpg" xlink:type="simple" xlink:show="embed" xlink:actuate="onLoad" draw:mime-type="image/jpeg"/>
</draw:frame>
 Українськаавіація за день здійснила 13 ударів по районах зосередження особового складута військової техніки російських загарбників, Силами оборони на чотирьохнапрямках відбиті понад пів сотні ворожих атак.</text:p>
      <text:p text:style-name="P4">
Про це Генеральний штаб Збройних сил України повідомив у <text:a xlink:type="simple" xlink:href="https://www.facebook.com/GeneralStaff.ua/posts/pfbid02XF3dNofxpZF7uXvQ4bDtVpxecCa9oiBfVbskkyUfQTHiPrnh6Gp1tktxfU3TTvoLl" text:style-name="Internet_20_link" text:visited-style-name="Visited_20_Internet_20_Link">
</text:a>
, оприлюднивши оперативну інформацію станом на 18:00 вівторка, 11 квітня,передає Укрінформ.</text:p>
      <text:p text:style-name="P4">
Як зазначили в Генштабі, ідеться про Лиманський, Бахмутський, Авдіївський таМар’їнський напрямки. Попри численні втрати в техніці та живій силі, росіянипродовжують зосереджувати зусилля на веденні там наступальних дій.</text:p>
      <text:p text:style-name="P4">
Загалом протягом доби війська російської федерації здійснили один ракетний ідесять авіаційних ударів та понад 18 <text:a xlink:type="simple" xlink:href="https://www.ukrinform.ua/tag-obstril" text:style-name="Internet_20_link" text:visited-style-name="Visited_20_Internet_20_Link">
 </text:a>
з реактивних систем залпового вогню.</text:p>
      <text:p text:style-name="P4">
<text:span text:style-name="T4">
Читайте також:</text:span>
 <text:a xlink:type="simple" xlink:href="https://www.ukrinform.ua/rubric-ato/3694410-na-harkivsini-zsu-zbili-rosijskij-bezpilotnik.html" text:style-name="Internet_20_link" text:visited-style-name="Visited_20_Internet_20_Link">
 </text:a>
</text:p>
      <text:p text:style-name="P4">
Наголошується, що ймовірність здійснення загарбниками ракетних й авіаційнихударів залишається високою по всій території України.</text:p>
      <text:p text:style-name="P4">
Українськими захисниками впродовж доби збиті два російські безпілотники типу"Орлан – 10". Підрозділами ракетних військ й артилерії ЗСУ уражені чотирирайони зосередження живої сили, озброєння та військової техніки, а також двістанції радіоелектронної боротьби ворога.</text:p>
      <text:p text:style-name="P4">
_<text:span text:style-name="T4">
На Волинському, Поліському, Сіверському та Слобожанському напрямках,</text:span>
 _ заданими Генштабу, оперативна обстановка суттєвих змін не зазнала. Визначеніпідрозділи територіальних військ збройних сил рф продовжують перебувати натериторії республіки білорусь. У прикордонних з Україною районах Курської йБєлгородської областей росіяни й надалі утримують визначені підрозділи, такожпродовжують інженерне обладнання місцевості.</text:p>
      <text:p text:style-name="P4">
Від ворожих обстрілів протягом доби потерпали Блешня, Кам'янська Слобода таГрем’яч Чернігівської області, Волфине й Катеринівка Сумської області,Ветеринарне, Глибоке, Гатище, Вовчанськ, Зибине, Волохівка, Охрімівка,Черняків, Комісарове, Бударки та Довжанка Харківської області.</text:p>
      <text:p text:style-name="P4">
_<text:span text:style-name="T4">
На Куп’янському напрямку</text:span>
 _ російських обстрілів зазнали Колодязне,Кам'янка, Тополі, Красне Перше, Рідкодуб, Новомлинськ, Дворічна, Кіндрашівка,Піщане й Берестове Харківської області та Новоселівське Луганської області.</text:p>
      <text:p text:style-name="P4">
_<text:span text:style-name="T4">
На Лиманському напрямку</text:span>
 _ протягом доби загарбники вели безуспішнінаступальні дії в районі, що південніше від Білогорівки та Спірного.Артилерійських ударів російської армії зазнали Макіївка, Невське, БілогорівкаЛуганської області та Ямполівка, Торське й Спірне Донецької області.</text:p>
      <text:p text:style-name="P4">
_<text:span text:style-name="T4">
На Бахмутському напрямку</text:span>
 _ росіяни продовжують вести наступальні дії,намагаються взяти під повний контроль місто Бахмут, тривають жорстокі бої.Протягом доби ворог вдавався до безуспішних спроб наступу в районі Богданівки.Підрозділи Сил оборони на зазначеній ділянці фронту відбили близько 20російських атак.</text:p>
      <text:p text:style-name="P4">
Від ворожих обстрілів постраждали Никифорівка, Васюківка, Міньківка, Оріхово-Василівка, Новомаркове, Маркове, Бахмут, Хромове, Часів Яр, Іванівське,Ступочки, Предтечине, Олександро-Шультине, Курдюмівка, Озарянівка, Дружба,Торецьк і Нью-Йорк Донецької області.</text:p>
      <text:p text:style-name="P4">
_<text:span text:style-name="T4">
На Авдіївському та Мар’їнському напрямках</text:span>
 _ війська рф вели наступальнідії в районах Авдіївки, Первомайського, Невельського й Мар’їнки, однак успіхуне мали.</text:p>
      <text:p text:style-name="P4">
"Найзапекліші бої на зазначеній ділянці фронту тривають за Мар’їнку, де буловідбито понад 15 ворожих атак", — зауважили в Генштабі.</text:p>
      <text:p text:style-name="P4">
Під ворожими ударами перебували Новокалинове, Орлівка, Авдіївка, Тоненьке,Сєверне, Первомайське, Нетайлове, Карлівка, Красногорівка, Георгіївка,Мар’їнка та Побєда Донецької області.</text:p>
      <text:p text:style-name="P4">
_<text:span text:style-name="T4">
На Шахтарському напрямку</text:span>
 _ протягом доби наступальних дій російська арміяне проводила. Натомість загарбники обстрілювали населені пункти, а саме:Новомихайлівку, Шахтарське, Новоукраїнку, Велику Новосілку, Вугледар іПречистівку Донецької області.</text:p>
      <text:p text:style-name="P4">
_<text:span text:style-name="T4">
На Запорізькому та Херсонському напрямках</text:span>
 _ війська рф продовжують вестиоборонні дії. Водночас ворог завдавав ударів по населених пунктах,розташованих поряд із лінією бойового зіткнення. Серед них – Времівка,Новопіль Донецької області, Новосілка, Ольгівське, Малинівка, Червоне,Гуляйполе, Чарівне, Мала Токмачка й Оріхів Запорізької області, а такожХерсон, Золота Балка, Качкарівка, Берислав, Козацьке, Бургунка, Іванівка,Микільське та Дніпровське Херсонської області.</text:p>
      <text:p text:style-name="P4">
<text:span text:style-name="T4">
Читайте також:</text:span>
 <text:a xlink:type="simple" xlink:href="https://www.ukrinform.ua/rubric-ato/3694213-zsu-znisili-vze-179-320-rosijskih-zagarbnikiv.html" text:style-name="Internet_20_link" text:visited-style-name="Visited_20_Internet_20_Link">
 <text:span text:style-name="T4">
знищ</text:span>
 </text:a>
</text:p>
      <text:p text:style-name="P4">
Встановлено, що на тимчасово захоплених територіях російські загарбникипродовжують використовувати медичні заклади у власних цілях. Зокрема, будівлюцентру первинної медико-санітарної допомоги у Новопскові й фельдшерсько-акушерський пункт у Кряківці Луганської області росіяни використовують яквійськовий шпиталь.</text:p>
      <text:p text:style-name="P4">
Водночас у Кряківці з метою збільшення кількості ліжкомісць загарбникидодатково розгорнули наметове містечко. Отримати медичну допомогу в цихцивільних медзакладах можуть винятково представники російських військ.</text:p>
      <text:p text:style-name="P4">
Як повідомляв Укрінформ, штаб Головнокомандувача Збройних сил Україниухвалюватиме рішення про <text:a xlink:type="simple" xlink:href="https://www.ukrinform.ua/rubric-ato/3694340-ukraina-uhvalit-risenna-pro-kontrnastup-v-ostannij-moment-danilov.html" text:style-name="Internet_20_link" text:visited-style-name="Visited_20_Internet_20_Link">
 </text:a>
 в останній момент.</text:p>
      <text:p text:style-name="P4">
Source: <text:a xlink:type="simple" xlink:href="https://www.ukrinform.ua/rubric-ato/3694563-aviacia-zsu-za-den-zavdala-13-udariv-po-poziciah-voroga.html" text:style-name="Internet_20_link" text:visited-style-name="Visited_20_Internet_20_Link">
https://www.ukrinform.ua/rubric-ato/3694563-aviacia-zsu-za-den-zavdala-13-udariv-po-poziciah-voroga.html</text:a>
</text:p>
      <!--NEWS-->
      <text:h text:style-name="P10" text:outline-level="1">
<text:span text:style-name="T4">
Наступна зустріч «Рамштайн» відбудеться 21 квітня - Повітряні сили США</text:span>
</text:h>
      <text:p text:style-name="P4">
Authors: Ukrinform (Person)</text:p>
      <text:p text:style-name="P4">
Publisher: Укринформ (Organization)</text:p>
      <text:p text:style-name="P4">
Published Time: 2023-04-11T18:57:00+03:00</text:p>
      <text:p text:style-name="P4">
Modified Time: 2023-04-11T18:57:00+03:00</text:p>
      <text:p text:style-name="P4">
Description: Наступна зустріч Контактної групи з оборони України відбудеться на військово-повітряній базі «Рамштайн» 21 квітня. — Укрінформ.</text:p>
      <text:p text:style-name="P4">
Images: ["<text:a xlink:type="simple" xlink:href="https://static.ukrinform.com/photos/2023_02/thumb_files/630_360_1676172725-302.jpg" text:style-name="Internet_20_link" text:visited-style-name="Visited_20_Internet_20_Link">
630_360_16761...</text:a>
"]</text:p>
      <text:p text:style-name="P4">
Tags: ['США', 'Остін', 'Війна з росією', 'Зустріч Рамштайн']</text:p>
      <text:p text:style-name="P4">
Type: Article</text:p>
      <!--METADATA-->
      <text:p text:style-name="P4">
<draw:frame draw:style-name="fr1" draw:name="Image175" text:anchor-type="as-char" svg:width="6.9236in" svg:height="3.956343in" draw:z-index="0">
<draw:image xlink:href="../Images/yкринформ/2023-04-11T18-57-00-03-00/630_360_1676172725-302.jpg" xlink:type="simple" xlink:show="embed" xlink:actuate="onLoad" draw:mime-type="image/jpeg"/>
</draw:frame>
 Наступназустріч Контактної групи з оборони України відбудеться на військово-повітрянійбазі «Рамштайн» 21 квітня.</text:p>
      <text:p text:style-name="P4">
Про це заявили Військово-повітряні сили США в Європі, передає Укрінформ зпосиланням на <text:a xlink:type="simple" xlink:href="https://www.radiosvoboda.org/a/news-povitraiani-syly-ssha-nastupnyi-ramshtain/32359189.html" text:style-name="Internet_20_link" text:visited-style-name="Visited_20_Internet_20_Link">
 </text:a>
 .</text:p>
      <text:p text:style-name="P4">
«Міністр оборони <text:a xlink:type="simple" xlink:href="https://www.ukrinform.ua/tag-ssa" text:style-name="Internet_20_link" text:visited-style-name="Visited_20_Internet_20_Link">
 </text:a>
 Ллойд Остін ІІІ плануєочолити особисту зустріч Контактної групи з оборони України на військово-повітряній базі «Рамштайн», Німеччина, 21 квітня 2023 року», – цитує виданняамериканських посадовців.</text:p>
      <text:p text:style-name="P4">
<text:span text:style-name="T4">
Читайте також:</text:span>
 <text:a xlink:type="simple" xlink:href="https://www.ukrinform.ua/rubric-ato/3682948-kraini-nato-gotovi-nadati-ukraini-bilse-ppo-bronetehniki-ta-boepripasiv-stoltenberg.html" text:style-name="Internet_20_link" text:visited-style-name="Visited_20_Internet_20_Link">
 </text:a>
</text:p>
      <text:p text:style-name="P4">
Очікується участь міністрів оборони та представників командувань з усьогосвіту, які обговорять «кризу, що триває в Україні, а також різноманітніпроблеми у сфері безпеки, які постали перед союзниками й партнерами СШ».</text:p>
      <text:p text:style-name="P4">
Як повідомляв Укрінформ, <text:a xlink:type="simple" xlink:href="https://www.ukrinform.ua/rubric-ato/3683470-golovne-pro-ramstajn10-ukrainu-prodovzuut-gotuvati-do-kontrnastupu.html" text:style-name="Internet_20_link" text:visited-style-name="Visited_20_Internet_20_Link">
 </text:a>
 .</text:p>
      <text:p text:style-name="P4">
Source: <text:a xlink:type="simple" xlink:href="https://www.ukrinform.ua/rubric-ato/3694565-nastupna-zustric-ramstajn-vidbudetsa-21-kvitna-povitrani-sili-ssa.html" text:style-name="Internet_20_link" text:visited-style-name="Visited_20_Internet_20_Link">
https://www.ukrinform.ua/rubric-ato/3694565-nastupna-zustric-ramstajn-vidbudetsa-21-kvitna-povitrani-sili-ssa.html</text:a>
</text:p>
      <!--NEWS-->
      <text:h text:style-name="P10" text:outline-level="1">
<text:span text:style-name="T4">
Джапарова передала премʼєру Індії листа від Зеленського</text:span>
</text:h>
      <text:p text:style-name="P4">
Authors: Ukrinform (Person)</text:p>
      <text:p text:style-name="P4">
Publisher: Укринформ (Organization)</text:p>
      <text:p text:style-name="P4">
Published Time: 2023-04-11T19:00:32+03:00</text:p>
      <text:p text:style-name="P4">
Modified Time: 2023-04-11T19:00:32+03:00</text:p>
      <text:p text:style-name="P4">
Description: Перша заступниця міністра закордонних справ України Еміне Джапарова передала лист Президента Володимира Зеленського до премʼєр-міністра Індії Нарендри Моді. — Укрінформ.</text:p>
      <text:p text:style-name="P4">
Images: ["<text:a xlink:type="simple" xlink:href="https://static.ukrinform.com/photos/2023_04/thumb_files/630_360_1681228379-719.jpg" text:style-name="Internet_20_link" text:visited-style-name="Visited_20_Internet_20_Link">
630_360_16812...</text:a>
"]</text:p>
      <text:p text:style-name="P4">
Tags: ['Джапарова', 'Індія', "Прем'єр", 'Лист', 'Зеленський']</text:p>
      <text:p text:style-name="P4">
Type: Article</text:p>
      <!--METADATA-->
      <text:p text:style-name="P4">
<draw:frame draw:style-name="fr1" draw:name="Image176" text:anchor-type="as-char" svg:width="6.9236in" svg:height="3.956343in" draw:z-index="0">
<draw:image xlink:href="../Images/yкринформ/2023-04-11T19-00-32-03-00/630_360_1681228379-719.jpg" xlink:type="simple" xlink:show="embed" xlink:actuate="onLoad" draw:mime-type="image/jpeg"/>
</draw:frame>
 Першазаступниця міністра закордонних справ України Еміне Джапарова передала листПрезидента Володимира Зеленського до премʼєр-міністра Індії Нарендри Моді.</text:p>
      <text:p text:style-name="P4">
Про це вона повідомила у <text:a xlink:type="simple" xlink:href="https://twitter.com/EmineDzheppar/status/1645810376905478150" text:style-name="Internet_20_link" text:visited-style-name="Visited_20_Internet_20_Link">
</text:a>
 , передаєУкрінформ.</text:p>
      <text:p text:style-name="P4">
«Я була рада передати (міністерці внутрішніх справ та культури Індії) МінакшіЛехі лист від Президента України Зеленського до прем’єр-міністра <text:a xlink:type="simple" xlink:href="https://www.ukrinform.ua/tag-india" text:style-name="Internet_20_link" text:visited-style-name="Visited_20_Internet_20_Link">
</text:a>
 Нарендри Моді. Оскільки наші країнимають спільні інтереси та бачення, посилений діалог на найвищому рівні будеплідним для наших людей і безпеки у світі», - зазначила вона.</text:p>
      <text:p text:style-name="P4">
<text:span text:style-name="T4">
Читайте також:</text:span>
 <text:a xlink:type="simple" xlink:href="https://www.ukrinform.ua/rubric-polytics/3694048-prezident-hoce-provesti-telefonni-peregovori-z-premerom-indii-dzaparova.html" text:style-name="Internet_20_link" text:visited-style-name="Visited_20_Internet_20_Link">
 <text:span text:style-name="T4">
Джапарова</text:span>
 </text:a>
</text:p>
      <text:p text:style-name="P4">
Як повідомляв Укрінформ, у понеділок <text:a xlink:type="simple" xlink:href="https://www.ukrinform.ua/rubric-polytics/3693777-dzaparova-rozpocala-vizit-do-indii.html" text:style-name="Internet_20_link" text:visited-style-name="Visited_20_Internet_20_Link">
 </text:a>
 .</text:p>
      <text:p text:style-name="P4">
<text:span text:style-name="T5">
Фото: Еміне Джапарова, Твіттер</text:span>
</text:p>
      <text:p text:style-name="P4">
Source: <text:a xlink:type="simple" xlink:href="https://www.ukrinform.ua/rubric-polytics/3694566-dzaparova-peredala-premeru-indii-lista-vid-zelenskogo.html" text:style-name="Internet_20_link" text:visited-style-name="Visited_20_Internet_20_Link">
https://www.ukrinform.ua/rubric-polytics/3694566-dzaparova-peredala-premeru-indii-lista-vid-zelenskogo.html</text:a>
</text:p>
      <!--NEWS-->
      <text:h text:style-name="P10" text:outline-level="1">
<text:span text:style-name="T4">
Світові ціни на продукти можуть зрости на 15% через блокаду «зернової угоди» росією</text:span>
</text:h>
      <text:p text:style-name="P4">
Authors: Ukrinform (Person)</text:p>
      <text:p text:style-name="P4">
Publisher: Укринформ (Organization)</text:p>
      <text:p text:style-name="P4">
Published Time: 2023-04-11T19:03:33+03:00</text:p>
      <text:p text:style-name="P4">
Modified Time: 2023-04-11T19:03:33+03:00</text:p>
      <text:p text:style-name="P4">
Description: Світові ціни на продукти харчування можуть зрости на 15% через блокування росією «зернової угоди», укладеної за посередництва ООН і яка дозволяє Україні експортувати зерно через Чорне море. — Укрінформ.</text:p>
      <text:p text:style-name="P4">
Images: ["<text:a xlink:type="simple" xlink:href="https://static.ukrinform.com/photos/2023_04/thumb_files/630_360_1680511197-485.jpg" text:style-name="Internet_20_link" text:visited-style-name="Visited_20_Internet_20_Link">
630_360_16805...</text:a>
"]</text:p>
      <text:p text:style-name="P4">
Tags: ['Ціни', 'Продукти', ' Чорне море', 'росія', 'зерновий коридор']</text:p>
      <text:p text:style-name="P4">
Type: Article</text:p>
      <!--METADATA-->
      <text:p text:style-name="P4">
<draw:frame draw:style-name="fr1" draw:name="Image177" text:anchor-type="as-char" svg:width="6.9236in" svg:height="3.956343in" draw:z-index="0">
<draw:image xlink:href="../Images/yкринформ/2023-04-11T19-03-33-03-00/630_360_1680511197-485.jpg" xlink:type="simple" xlink:show="embed" xlink:actuate="onLoad" draw:mime-type="image/jpeg"/>
</draw:frame>
 Світовіціни на продукти харчування можуть зрости на 15% через блокування росією«зернової угоди», укладеної за посередництва ООН і яка дозволяє Україніекспортувати зерно через Чорне море.</text:p>
      <text:p text:style-name="P4">
Про це заявив заступник міністра інфраструктури України Юрій Васьков вінтерв’ю  <text:a xlink:type="simple" xlink:href="https://www.theguardian.com/world/live/2023/apr/11/russia-ukraine-war-live-ukrainian-pm-arrives-in-canada-gershkovich-wrongfully-detained-says-us" text:style-name="Internet_20_link" text:visited-style-name="Visited_20_Internet_20_Link">
 </text:a>
 ,передає Укрінформ.</text:p>
      <text:p text:style-name="P4">
Як зазначається, в межах Чорноморської зернової ініціативи представники рф,Туреччини та ООН інспектують кораблі на шляху до та з українських портів.Спільна комісія узгоджує назви кораблів, які підлягають перевірці. Однак, засловами Васькова, у вівторок жодних перевірок не відбулося.</text:p>
      <text:p text:style-name="P4">
Українська сторона подала назви трьох суховантажів, як і передбачено угодою.Але росіяни викреслили ці назви і подали інші судна з поточної черги, яканалічує 50 кораблів. У результаті жодному судну не вдалося продовжити свійшлях, що є фактичною блокадою з боку москви.</text:p>
      <text:p text:style-name="P4">
<text:span text:style-name="T4">
Читайте також:</text:span>
 <text:a xlink:type="simple" xlink:href="https://www.ukrinform.ua/rubric-economy/3694379-eksport-zernovim-koridorom-za-tizden-skorotivsa-na-23-ukab.html" text:style-name="Internet_20_link" text:visited-style-name="Visited_20_Internet_20_Link">
 <text:span text:style-name="T4">
зернов</text:span>
 </text:a>
</text:p>
      <text:p text:style-name="P4">
«Сьогодні ми маємо критичну ситуацію. росіяни порушили умови Чорноморськоїзернової ініціативи. Вони вирішили в односторонньому порядку змінити планиукраїнських портів. Це неприйнятно», – підкреслив Васьков.</text:p>
      <text:p text:style-name="P4">
Якщо росія продовжить свої дії, світові ціни на <text:a xlink:type="simple" xlink:href="https://www.ukrinform.ua/tag-produkti" text:style-name="Internet_20_link" text:visited-style-name="Visited_20_Internet_20_Link">
</text:a>
 харчування, ймовірно, зростуть на15%, попередив Васьков. За його словами, українські фермери знову будутьзмушені робити запаси зерна, як минулого літа, і зіткнуться з серйознимифінансовими труднощами. Він додав, що Київ терміново порушив питання про діїрф у вівторок з ООН і Туреччиною.</text:p>
      <text:p text:style-name="P4">
<text:span text:style-name="T4">
Читайте також:</text:span>
 <text:a xlink:type="simple" xlink:href="https://www.ukrinform.ua/rubric-economy/3693021-kubrakov-obgovoriv-robotu-zernovogo-koridoru-z-ministrom-oboroni-tureccini.html" text:style-name="Internet_20_link" text:visited-style-name="Visited_20_Internet_20_Link">
 <text:span text:style-name="T4">
зернов</text:span>
 </text:a>
</text:p>
      <text:p text:style-name="P4">
Як повідомляв Укрінформ, "зернову угоду" було укладено у Стамбулі 22 липня2022 року за участю ООН, України, Туреччини та росії. Перше судно зукраїнським продовольством вийшло з порту Одеси 1 серпня. 17 листопада 2022року угоду продовжили ще на 120 днів, до 18 березня 2023 року.</text:p>
      <text:p text:style-name="P4">
18 березня віцепрем'єр-міністр із відновлення України Олександр Кубраковповідомив, що "зернову угоду" продовжать знову на 120 днів. Своєю чергою росіязаявляла, що продовження угоди можливе лише на 60 днів. В ООН підтвердилипродовження договору, але не назвали термін, який було узгоджено.</text:p>
      <text:p text:style-name="P4">
Source: <text:a xlink:type="simple" xlink:href="https://www.ukrinform.ua/rubric-economy/3694567-svitovi-cini-na-produkti-mozut-zrosti-na-15-cerez-blokadu-zernovoi-ugodi-rosieu.html" text:style-name="Internet_20_link" text:visited-style-name="Visited_20_Internet_20_Link">
https://www.ukrinform.ua/rubric-economy/3694567-svitovi-cini-na-produkti-mozut-zrosti-na-15-cerez-blokadu-zernovoi-ugodi-rosieu.html</text:a>
</text:p>
      <!--NEWS-->
      <text:h text:style-name="P10" text:outline-level="1">
<text:span text:style-name="T4">
У київському метро запрацювала дитяча локація від ЮНІСЕФ</text:span>
</text:h>
      <text:p text:style-name="P4">
Authors: Ukrinform (Person)</text:p>
      <text:p text:style-name="P4">
Publisher: Укринформ (Organization)</text:p>
      <text:p text:style-name="P4">
Published Time: 2023-04-11T19:04:00+03:00</text:p>
      <text:p text:style-name="P4">
Modified Time: 2023-04-11T19:04:00+03:00</text:p>
      <text:p text:style-name="P4">
Description: На станції київського метрополітену «Кловська» встановили дитячу локацію за підтримки ЮНІСЕФ. — Укрінформ.</text:p>
      <text:p text:style-name="P4">
Images: ["<text:a xlink:type="simple" xlink:href="https://static.ukrinform.com/photos/2023_04/thumb_files/630_360_1681228829-405.jpg" text:style-name="Internet_20_link" text:visited-style-name="Visited_20_Internet_20_Link">
630_360_16812...</text:a>
", "<text:a xlink:type="simple" xlink:href="https://static.ukrinform.com/photos/2023_04/thumb_files/630_360_1681228934-9129.jpeg" text:style-name="Internet_20_link" text:visited-style-name="Visited_20_Internet_20_Link">
630_360_16812...</text:a>
", "<text:a xlink:type="simple" xlink:href="https://static.ukrinform.com/photos/2023_04/thumb_files/630_360_1681228934-5157.jpeg" text:style-name="Internet_20_link" text:visited-style-name="Visited_20_Internet_20_Link">
630_360_16812...</text:a>
", "<text:a xlink:type="simple" xlink:href="https://static.ukrinform.com/photos/2023_04/thumb_files/630_360_1681228935-7135.jpeg" text:style-name="Internet_20_link" text:visited-style-name="Visited_20_Internet_20_Link">
630_360_16812...</text:a>
", "<text:a xlink:type="simple" xlink:href="https://static.ukrinform.com/photos/2023_04/thumb_files/630_360_1681228935-2443.jpeg" text:style-name="Internet_20_link" text:visited-style-name="Visited_20_Internet_20_Link">
630_360_16812...</text:a>
", "<text:a xlink:type="simple" xlink:href="https://static.ukrinform.com/photos/2023_04/thumb_files/630_360_1681228935-2442.jpeg" text:style-name="Internet_20_link" text:visited-style-name="Visited_20_Internet_20_Link">
630_360_16812...</text:a>
", "<text:a xlink:type="simple" xlink:href="https://static.ukrinform.com/photos/2023_04/thumb_files/630_360_1681228935-4995.jpeg" text:style-name="Internet_20_link" text:visited-style-name="Visited_20_Internet_20_Link">
630_360_16812...</text:a>
", "<text:a xlink:type="simple" xlink:href="https://static.ukrinform.com/photos/2023_04/thumb_files/630_360_1681228935-5654.jpeg" text:style-name="Internet_20_link" text:visited-style-name="Visited_20_Internet_20_Link">
630_360_16812...</text:a>
", "<text:a xlink:type="simple" xlink:href="https://static.ukrinform.com/photos/2023_04/thumb_files/630_360_1681228936-7136.jpeg" text:style-name="Internet_20_link" text:visited-style-name="Visited_20_Internet_20_Link">
630_360_16812...</text:a>
", "<text:a xlink:type="simple" xlink:href="https://static.ukrinform.com/photos/2023_04/thumb_files/630_360_1681228937-7401.jpeg" text:style-name="Internet_20_link" text:visited-style-name="Visited_20_Internet_20_Link">
630_360_16812...</text:a>
", "<text:a xlink:type="simple" xlink:href="https://static.ukrinform.com/photos/2023_04/thumb_files/630_360_1681228937-3820.jpeg" text:style-name="Internet_20_link" text:visited-style-name="Visited_20_Internet_20_Link">
630_360_16812...</text:a>
", "<text:a xlink:type="simple" xlink:href="https://static.ukrinform.com/photos/2023_04/thumb_files/630_360_1681228938-3786.jpeg" text:style-name="Internet_20_link" text:visited-style-name="Visited_20_Internet_20_Link">
630_360_16812...</text:a>
", "<text:a xlink:type="simple" xlink:href="https://static.ukrinform.com/photos/2023_04/thumb_files/630_360_1681228938-8699.jpeg" text:style-name="Internet_20_link" text:visited-style-name="Visited_20_Internet_20_Link">
630_360_16812...</text:a>
"]</text:p>
      <text:p text:style-name="P4">
Tags: ['Діти', 'Метро', 'ЮНІСЕФ', 'Київ']</text:p>
      <text:p text:style-name="P4">
Type: Article</text:p>
      <!--METADATA-->
      <text:p text:style-name="P4">
<draw:frame draw:style-name="fr1" draw:name="Image178" text:anchor-type="as-char" svg:width="6.9236in" svg:height="3.956343in" draw:z-index="0">
<draw:image xlink:href="../Images/yкринформ/2023-04-11T19-04-00-03-00/630_360_1681228829-405.jpg" xlink:type="simple" xlink:show="embed" xlink:actuate="onLoad" draw:mime-type="image/jpeg"/>
</draw:frame>
 На станціїкиївського метрополітену «Кловська» встановили дитячу локацію за підтримкиЮНІСЕФ.</text:p>
      <text:p text:style-name="P4">
Як передає Укрінформ, про це повідомила <text:a xlink:type="simple" xlink:href="https://kyivcity.gov.ua/news/na_stantsi_metro_klovska_zapratsyuvala_dityacha_tochka_spilno_vid_yunisef_de_batki_razom_iz_ditmi_mozhut_perechekati_povitryanu_trivogu_foto/" text:style-name="Internet_20_link" text:visited-style-name="Visited_20_Internet_20_Link">
</text:a>
</text:p>
      <text:p text:style-name="P4">
“На станції метрополітену «Кловська» за підтримки Представництва Дитячогофонду ООН (ЮНІСЕФ) у рамках всеукраїнської програми «Спільно Дитячі Точки»встановлено дитячу локацію. Створений простір допоможе покращити умовиперебування батьків із дітьми на станції метро під час повітряної тривоги івдень і вночі”, - йдеться в повідомленні.</text:p>
      <text:p text:style-name="P4">
Начальник КП «Київський метрополітен» Віктор Брагінський зазначив, що у першідні повномасштабного вторгнення на станціях <text:a xlink:type="simple" xlink:href="https://www.ukrinform.ua/tag-metro" text:style-name="Internet_20_link" text:visited-style-name="Visited_20_Internet_20_Link">
 </text:a>
 перебували близько 2 тисяч дітей абсолютно різного віку.</text:p>
      <text:p text:style-name="P4">
“Разом із волонтерами, громадськими та міжнародними організаціями минамагалися відволікти дітей від тих подій, що відбувалися і відбуваються досів нашій державі. На жаль, небезпека досі триває, і дитячий простір, який мипрезентуємо на станції «Кловська», – це місце, де батьки разом із дітьмиможуть перечекати повітряну тривогу”, - сказав Брагінський.</text:p>
      <text:p text:style-name="P4">
<draw:frame draw:style-name="fr1" draw:name="Image179" text:anchor-type="as-char" svg:width="6.9236in" svg:height="3.956343in" draw:z-index="0">
<draw:image xlink:href="../Images/yкринформ/2023-04-11T19-04-00-03-00/630_360_1681228934-9129.jpeg" xlink:type="simple" xlink:show="embed" xlink:actuate="onLoad" draw:mime-type="image/jpeg"/>
</draw:frame>
 Настанції метро «Кловська» запрацювала дитяча точка «Спільно» від ЮНІСЕФ / Фото:КМДА  <text:a xlink:type="simple" xlink:href="https://static.ukrinform.com/photos/2023_04/1681228934-9129.jpeg" text:style-name="Internet_20_link" text:visited-style-name="Visited_20_Internet_20_Link">
 <draw:frame draw:style-name="fr1" draw:name="Image180" text:anchor-type="as-char" svg:width="6.9236in" svg:height="3.956343in" draw:z-index="0">
<draw:image xlink:href="../Images/yкринформ/2023-04-11T19-04-00-03-00/630_360_1681228934-9129.jpeg" xlink:type="simple" xlink:show="embed" xlink:actuate="onLoad" draw:mime-type="image/jpeg"/>
</draw:frame>
</text:a>
 <text:a xlink:type="simple" xlink:href="https://static.ukrinform.com/photos/2023_04/1681228934-5157.jpeg" text:style-name="Internet_20_link" text:visited-style-name="Visited_20_Internet_20_Link">
<draw:frame draw:style-name="fr1" draw:name="Image181" text:anchor-type="as-char" svg:width="6.9236in" svg:height="3.956343in" draw:z-index="0">
<draw:image xlink:href="../Images/yкринформ/2023-04-11T19-04-00-03-00/630_360_1681228934-5157.jpeg" xlink:type="simple" xlink:show="embed" xlink:actuate="onLoad" draw:mime-type="image/jpeg"/>
</draw:frame>
</text:a>
 <text:a xlink:type="simple" xlink:href="https://static.ukrinform.com/photos/2023_04/1681228935-7135.jpeg" text:style-name="Internet_20_link" text:visited-style-name="Visited_20_Internet_20_Link">
<draw:frame draw:style-name="fr1" draw:name="Image182" text:anchor-type="as-char" svg:width="6.9236in" svg:height="3.956343in" draw:z-index="0">
<draw:image xlink:href="../Images/yкринформ/2023-04-11T19-04-00-03-00/630_360_1681228935-7135.jpeg" xlink:type="simple" xlink:show="embed" xlink:actuate="onLoad" draw:mime-type="image/jpeg"/>
</draw:frame>
</text:a>
 <text:a xlink:type="simple" xlink:href="https://static.ukrinform.com/photos/2023_04/1681228935-2443.jpeg" text:style-name="Internet_20_link" text:visited-style-name="Visited_20_Internet_20_Link">
<draw:frame draw:style-name="fr1" draw:name="Image183" text:anchor-type="as-char" svg:width="6.9236in" svg:height="3.956343in" draw:z-index="0">
<draw:image xlink:href="../Images/yкринформ/2023-04-11T19-04-00-03-00/630_360_1681228935-2443.jpeg" xlink:type="simple" xlink:show="embed" xlink:actuate="onLoad" draw:mime-type="image/jpeg"/>
</draw:frame>
</text:a>
 <text:a xlink:type="simple" xlink:href="https://static.ukrinform.com/photos/2023_04/1681228935-2442.jpeg" text:style-name="Internet_20_link" text:visited-style-name="Visited_20_Internet_20_Link">
<draw:frame draw:style-name="fr1" draw:name="Image184" text:anchor-type="as-char" svg:width="6.9236in" svg:height="3.956343in" draw:z-index="0">
<draw:image xlink:href="../Images/yкринформ/2023-04-11T19-04-00-03-00/630_360_1681228935-2442.jpeg" xlink:type="simple" xlink:show="embed" xlink:actuate="onLoad" draw:mime-type="image/jpeg"/>
</draw:frame>
</text:a>
 <text:a xlink:type="simple" xlink:href="https://static.ukrinform.com/photos/2023_04/1681228935-4995.jpeg" text:style-name="Internet_20_link" text:visited-style-name="Visited_20_Internet_20_Link">
<draw:frame draw:style-name="fr1" draw:name="Image185" text:anchor-type="as-char" svg:width="6.9236in" svg:height="3.956343in" draw:z-index="0">
<draw:image xlink:href="../Images/yкринформ/2023-04-11T19-04-00-03-00/630_360_1681228935-4995.jpeg" xlink:type="simple" xlink:show="embed" xlink:actuate="onLoad" draw:mime-type="image/jpeg"/>
</draw:frame>
</text:a>
 <text:a xlink:type="simple" xlink:href="https://static.ukrinform.com/photos/2023_04/1681228935-5654.jpeg" text:style-name="Internet_20_link" text:visited-style-name="Visited_20_Internet_20_Link">
<draw:frame draw:style-name="fr1" draw:name="Image186" text:anchor-type="as-char" svg:width="6.9236in" svg:height="3.956343in" draw:z-index="0">
<draw:image xlink:href="../Images/yкринформ/2023-04-11T19-04-00-03-00/630_360_1681228935-5654.jpeg" xlink:type="simple" xlink:show="embed" xlink:actuate="onLoad" draw:mime-type="image/jpeg"/>
</draw:frame>
</text:a>
 <text:a xlink:type="simple" xlink:href="https://static.ukrinform.com/photos/2023_04/1681228936-7136.jpeg" text:style-name="Internet_20_link" text:visited-style-name="Visited_20_Internet_20_Link">
<draw:frame draw:style-name="fr1" draw:name="Image187" text:anchor-type="as-char" svg:width="6.9236in" svg:height="3.956343in" draw:z-index="0">
<draw:image xlink:href="../Images/yкринформ/2023-04-11T19-04-00-03-00/630_360_1681228936-7136.jpeg" xlink:type="simple" xlink:show="embed" xlink:actuate="onLoad" draw:mime-type="image/jpeg"/>
</draw:frame>
</text:a>
 <text:a xlink:type="simple" xlink:href="https://static.ukrinform.com/photos/2023_04/1681228937-7401.jpeg" text:style-name="Internet_20_link" text:visited-style-name="Visited_20_Internet_20_Link">
<draw:frame draw:style-name="fr1" draw:name="Image188" text:anchor-type="as-char" svg:width="6.9236in" svg:height="3.956343in" draw:z-index="0">
<draw:image xlink:href="../Images/yкринформ/2023-04-11T19-04-00-03-00/630_360_1681228937-7401.jpeg" xlink:type="simple" xlink:show="embed" xlink:actuate="onLoad" draw:mime-type="image/jpeg"/>
</draw:frame>
</text:a>
 <text:a xlink:type="simple" xlink:href="https://static.ukrinform.com/photos/2023_04/1681228937-3820.jpeg" text:style-name="Internet_20_link" text:visited-style-name="Visited_20_Internet_20_Link">
<draw:frame draw:style-name="fr1" draw:name="Image189" text:anchor-type="as-char" svg:width="6.9236in" svg:height="3.956343in" draw:z-index="0">
<draw:image xlink:href="../Images/yкринформ/2023-04-11T19-04-00-03-00/630_360_1681228937-3820.jpeg" xlink:type="simple" xlink:show="embed" xlink:actuate="onLoad" draw:mime-type="image/jpeg"/>
</draw:frame>
</text:a>
 <text:a xlink:type="simple" xlink:href="https://static.ukrinform.com/photos/2023_04/1681228938-3786.jpeg" text:style-name="Internet_20_link" text:visited-style-name="Visited_20_Internet_20_Link">
<draw:frame draw:style-name="fr1" draw:name="Image190" text:anchor-type="as-char" svg:width="6.9236in" svg:height="3.956343in" draw:z-index="0">
<draw:image xlink:href="../Images/yкринформ/2023-04-11T19-04-00-03-00/630_360_1681228938-3786.jpeg" xlink:type="simple" xlink:show="embed" xlink:actuate="onLoad" draw:mime-type="image/jpeg"/>
</draw:frame>
</text:a>
 <text:a xlink:type="simple" xlink:href="https://static.ukrinform.com/photos/2023_04/1681228938-8699.jpeg" text:style-name="Internet_20_link" text:visited-style-name="Visited_20_Internet_20_Link">
<draw:frame draw:style-name="fr1" draw:name="Image191" text:anchor-type="as-char" svg:width="6.9236in" svg:height="3.956343in" draw:z-index="0">
<draw:image xlink:href="../Images/yкринформ/2023-04-11T19-04-00-03-00/630_360_1681228938-8699.jpeg" xlink:type="simple" xlink:show="embed" xlink:actuate="onLoad" draw:mime-type="image/jpeg"/>
</draw:frame>
</text:a>
</text:p>
      <text:p text:style-name="P4">
Зазначається, що дитяча точка укомплектована всім необхідним для розваг тарозвитку дітей, дитячими книжками та ігровими наборами. Крім цього, доспівпраці залучені професійні педагоги, лікарі, аніматори та психологи, якіпроводять майстер-класи для дітей, грають із ними в розвивальні ігри.</text:p>
      <text:p text:style-name="P4">
<text:span text:style-name="T4">
Читайте також:</text:span>
 <text:a xlink:type="simple" xlink:href="https://www.ukrinform.ua/rubric-regions/3690449-skolari-z-vizvolenoi-hersonsini-otrimali-pat-tisac-noutbukiv-vid-unisef.html" text:style-name="Internet_20_link" text:visited-style-name="Visited_20_Internet_20_Link">
 <text:span text:style-name="T4">
ЮНІСЕФ</text:span>
 </text:a>
</text:p>
      <text:p text:style-name="P4">
На дитячій локації щодня працюватимуть два адміністратори – із 8:00 до 20:00.Проте у разі оголошення повітряної тривоги простір функціонуватиме уцілодобовому режимі.</text:p>
      <text:p text:style-name="P4">
Як повідомлялося, з березня 2022 до березня 2023 року понад 150 точок«Спільно» у 20 областях прийняли понад 775 000 відвідувачів, із них 480 000дітей. Дитячі точки «Спільно» надають підтримку та послуги дітям, підліткам таїхнім опікунам, у тому числі тим, які проживають на територіях, де нещодавновелися бойові дії.</text:p>
      <text:p text:style-name="P4">
<text:span text:style-name="T5">
Фото: Олексій Самсонов, КМДА</text:span>
</text:p>
      <text:p text:style-name="P4">
Source: <text:a xlink:type="simple" xlink:href="https://www.ukrinform.ua/rubric-kyiv/3694568-u-kiivskomu-metro-zapracuvala-ditaca-lokacia-vid-unisef.html" text:style-name="Internet_20_link" text:visited-style-name="Visited_20_Internet_20_Link">
https://www.ukrinform.ua/rubric-kyiv/3694568-u-kiivskomu-metro-zapracuvala-ditaca-lokacia-vid-unisef.html</text:a>
</text:p>
      <!--NEWS-->
      <text:h text:style-name="P10" text:outline-level="1">
<text:span text:style-name="T4">
Кулеба після розмови з Блінкеном: у США впевнені, що Україна здатна перемагати на полі бою</text:span>
</text:h>
      <text:p text:style-name="P4">
Authors: Ukrinform (Person)</text:p>
      <text:p text:style-name="P4">
Publisher: Укринформ (Organization)</text:p>
      <text:p text:style-name="P4">
Published Time: 2023-04-11T19:10:00+03:00</text:p>
      <text:p text:style-name="P4">
Modified Time: 2023-04-11T19:10:00+03:00</text:p>
      <text:p text:style-name="P4">
Description: Державний секретар США Ентоні Блінкен у розмові з міністром закордонних справ України Дмитром Кулебою рішуче відкинув будь-які спроби поставити під сумнів здатність нашої країни перемагати на полі бою. — Укрінформ.</text:p>
      <text:p text:style-name="P4">
Images: ["<text:a xlink:type="simple" xlink:href="https://static.ukrinform.com/photos/2022_11/thumb_files/630_360_1668440631-706.jpeg" text:style-name="Internet_20_link" text:visited-style-name="Visited_20_Internet_20_Link">
630_360_16684...</text:a>
"]</text:p>
      <text:p text:style-name="P4">
Tags: ['Кулеба', 'США', 'Блінкен', 'Війна з росією']</text:p>
      <text:p text:style-name="P4">
Type: Article</text:p>
      <!--METADATA-->
      <text:p text:style-name="P4">
<draw:frame draw:style-name="fr1" draw:name="Image192" text:anchor-type="as-char" svg:width="6.9236in" svg:height="3.956343in" draw:z-index="0">
<draw:image xlink:href="../Images/yкринформ/2023-04-11T19-10-00-03-00/630_360_1668440631-706.jpeg" xlink:type="simple" xlink:show="embed" xlink:actuate="onLoad" draw:mime-type="image/jpeg"/>
</draw:frame>
 Державнийсекретар США Ентоні Блінкен у розмові з міністром закордонних справ УкраїниДмитром Кулебою рішуче відкинув будь-які спроби поставити під сумнів здатністьнашої країни перемагати на полі бою.</text:p>
      <text:p text:style-name="P4">
Про це глава української дипломатії заявив у Твіттері, передає Укрінформ.</text:p>
      <text:p text:style-name="P4">
«Під час нашої сьогоднішньої телефонної розмови секретар Блінкен підтвердивзалізну підтримку США та рішуче відкинув будь-які спроби поставити під сумнівздатність України перемагати на полі бою. <text:a xlink:type="simple" xlink:href="https://www.ukrinform.ua/tag-ssa" text:style-name="Internet_20_link" text:visited-style-name="Visited_20_Internet_20_Link">
 </text:a>
 залишаються надійним партнером України, зосередженим на просуванні нашоїперемоги та забезпеченні справедливого миру», - зазначив Кулеба.</text:p>
      <text:p text:style-name="P4">
<text:span text:style-name="T4">
Читайте також:</text:span>
 <text:a xlink:type="simple" xlink:href="https://www.ukrinform.ua/rubric-polytics/3692073-ssa-pidtrimuut-zusilla-zadla-miru-v-ukraini-ale-ne-budakogo-miru-blinken.html" text:style-name="Internet_20_link" text:visited-style-name="Visited_20_Internet_20_Link">
 <text:span text:style-name="T4">
Блінкен</text:span>
 </text:a>
</text:p>
      <text:p text:style-name="P4">
Як повідомлялося, глава Держдепартаменту США <text:a xlink:type="simple" xlink:href="https://www.ukrinform.ua/rubric-world/3694059-blinken-virusae-do-zahidnoi-evropi-ta-azii-govoritime-j-pro-ukrainu.html" text:style-name="Internet_20_link" text:visited-style-name="Visited_20_Internet_20_Link">
</text:a>
 , під час якого відвідає разоміз президентом Джо Байденом Британію й Ірландію, після чого вирушить до країнАзії, де візьме участь, зокрема, в засіданні G7 у Японії.</text:p>
      <text:p text:style-name="P4">
<text:span text:style-name="T5">
Фото: МЗС</text:span>
</text:p>
      <text:p text:style-name="P4">
Source: <text:a xlink:type="simple" xlink:href="https://www.ukrinform.ua/rubric-polytics/3694569-kuleba-pisla-rozmovi-z-blinkenom-u-ssa-vpevneni-so-ukraina-zdatna-peremagati-na-poli-bou.html" text:style-name="Internet_20_link" text:visited-style-name="Visited_20_Internet_20_Link">
https://www.ukrinform.ua/rubric-polytics/3694569-kuleba-pisla-rozmovi-z-blinkenom-u-ssa-vpevneni-so-ukraina-zdatna-peremagati-na-poli-bou.html</text:a>
</text:p>
      <!--NEWS-->
      <text:h text:style-name="P10" text:outline-level="1">
<text:span text:style-name="T4">
Уряд звільнив директора Бюро економічної безпеки</text:span>
</text:h>
      <text:p text:style-name="P4">
Authors: Ukrinform (Person)</text:p>
      <text:p text:style-name="P4">
Publisher: Укринформ (Organization)</text:p>
      <text:p text:style-name="P4">
Published Time: 2023-04-11T19:22:00+03:00</text:p>
      <text:p text:style-name="P4">
Modified Time: 2023-04-11T19:22:00+03:00</text:p>
      <text:p text:style-name="P4">
Description: На своєму засіданні 11 квітня Кабінет Міністрів України ухвалив рішення про звільнення Вадима Мельника з посади Директора Бюро економічної безпеки. — Укрінформ.</text:p>
      <text:p text:style-name="P4">
Images: ["<text:a xlink:type="simple" xlink:href="https://static.ukrinform.com/photos/2021_07/thumb_files/630_360_1627484558-796.jpg" text:style-name="Internet_20_link" text:visited-style-name="Visited_20_Internet_20_Link">
630_360_16274...</text:a>
"]</text:p>
      <text:p text:style-name="P4">
Tags: ['Кабмін', 'Звільнення', 'Бюро економічної безпеки']</text:p>
      <text:p text:style-name="P4">
Type: Article</text:p>
      <!--METADATA-->
      <text:p text:style-name="P4">
<draw:frame draw:style-name="fr1" draw:name="Image193" text:anchor-type="as-char" svg:width="6.9236in" svg:height="3.956343in" draw:z-index="0">
<draw:image xlink:href="../Images/yкринформ/2023-04-11T19-22-00-03-00/630_360_1627484558-796.jpg" xlink:type="simple" xlink:show="embed" xlink:actuate="onLoad" draw:mime-type="image/jpeg"/>
</draw:frame>
 На своємузасіданні 11 квітня Кабінет Міністрів України ухвалив рішення про звільненняВадима Мельника з посади Директора Бюро економічної безпеки.</text:p>
      <text:p text:style-name="P4">
Про це у <text:a xlink:type="simple" xlink:href="https://t.me/tmelnychuk/2063" text:style-name="Internet_20_link" text:visited-style-name="Visited_20_Internet_20_Link">
 </text:a>
 повідомив постійний представникКабміну у Верховній Раді Тарас Мельничук, передає Укрінформ.</text:p>
      <text:p text:style-name="P4">
"Звільнено: Мельника Вадима Івановича з посади директора Бюро економічноїбезпеки України; Вашеку Галину Володимирівну з посади заступника головиДержавної аудиторської служби України", - написав Мельничук.</text:p>
      <text:p text:style-name="P4">
<text:span text:style-name="T4">
Читайте також:</text:span>
 <text:a xlink:type="simple" xlink:href="https://www.ukrinform.ua/rubric-economy/3672695-beb-ta-rada-nacbezpeki-posilat-sankcijnu-politiku-sodo-rosii-ta-bilorusi.html" text:style-name="Internet_20_link" text:visited-style-name="Visited_20_Internet_20_Link">
 </text:a>
</text:p>
      <text:p text:style-name="P4">
Як повідомлялося, Кабінет Міністрів у серпні 2021 року <text:a xlink:type="simple" xlink:href="https://www.ukrinform.ua/rubric-polytics/3301772-kabmin-obrav-glavu-dfs-direktorom-buro-ekonomicnoi-bezpeki.html" text:style-name="Internet_20_link" text:visited-style-name="Visited_20_Internet_20_Link">
</text:a>
 на посаду директора Бюро економічноїбезпеки Вадима Мельника, який очолював Державну фіскальну службу.</text:p>
      <text:p text:style-name="P4">
Полковник податкової міліції Мельник очолював ДФС з кінця 2020 року, до цьогопрацював на різних посадах у податковій поліції. Верховна Рада ухвалила Закон“Про Бюро економічної безпеки України” 28 січня 2021 року.</text:p>
      <text:p text:style-name="P4">
<text:span text:style-name="T4">
Читайте також:</text:span>
 <text:a xlink:type="simple" xlink:href="https://www.ukrinform.ua/rubric-economy/3685990-pidpriemci-najbilse-skarzatsa-na-sbu-i-policiu-biznesombudsmen.html" text:style-name="Internet_20_link" text:visited-style-name="Visited_20_Internet_20_Link">
 </text:a>
</text:p>
      <text:p text:style-name="P4">
12 травня <text:a xlink:type="simple" xlink:href="https://www.ukrinform.ua/tag-kabmin" text:style-name="Internet_20_link" text:visited-style-name="Visited_20_Internet_20_Link">
 </text:a>
 утворив Бюро економічноїбезпеки, на яке покладаються завдання із протидії правопорушенням, щопосягають на функціонування економіки держави.</text:p>
      <text:p text:style-name="P4">
Source: <text:a xlink:type="simple" xlink:href="https://www.ukrinform.ua/rubric-economy/3694573-urad-zvilniv-direktora-buro-ekonomicnoi-bezpeki.html" text:style-name="Internet_20_link" text:visited-style-name="Visited_20_Internet_20_Link">
https://www.ukrinform.ua/rubric-economy/3694573-urad-zvilniv-direktora-buro-ekonomicnoi-bezpeki.html</text:a>
</text:p>
      <!--NEWS-->
      <text:h text:style-name="P10" text:outline-level="1">
<text:span text:style-name="T4">
Украерорух прокоментував прогноз Євроконтролю щодо «закритого неба» до 2029 року</text:span>
</text:h>
      <text:p text:style-name="P4">
Authors: Ukrinform (Person)</text:p>
      <text:p text:style-name="P4">
Publisher: Укринформ (Organization)</text:p>
      <text:p text:style-name="P4">
Published Time: 2023-04-11T19:26:00+03:00</text:p>
      <text:p text:style-name="P4">
Modified Time: 2023-04-11T19:26:00+03:00</text:p>
      <text:p text:style-name="P4">
Description: Оприлюднений прогноз Євроконтролю про ймовірність відновлення польотів в Україні лише у 2029 році є припущенням. Повітряний простір України буде відкрито одразу після припинення бойових дій. — Укрінформ.</text:p>
      <text:p text:style-name="P4">
Images: ["<text:a xlink:type="simple" xlink:href="https://static.ukrinform.com/photos/2020_09/thumb_files/630_360_1599213360-287.jpg" text:style-name="Internet_20_link" text:visited-style-name="Visited_20_Internet_20_Link">
630_360_15992...</text:a>
"]</text:p>
      <text:p text:style-name="P4">
Tags: ['Літак', 'Україна', 'Війна', 'Украерорух']</text:p>
      <text:p text:style-name="P4">
Type: Article</text:p>
      <!--METADATA-->
      <text:p text:style-name="P4">
<draw:frame draw:style-name="fr1" draw:name="Image194" text:anchor-type="as-char" svg:width="6.9236in" svg:height="3.956343in" draw:z-index="0">
<draw:image xlink:href="../Images/yкринформ/2023-04-11T19-26-00-03-00/630_360_1599213360-287.jpg" xlink:type="simple" xlink:show="embed" xlink:actuate="onLoad" draw:mime-type="image/jpeg"/>
</draw:frame>
Оприлюднений прогноз Євроконтролю про ймовірність відновлення польотів вУкраїні лише у 2029 році є припущенням. Повітряний простір України будевідкрито одразу після припинення бойових дій.</text:p>
      <text:p text:style-name="P4">
Про це повідомляє  <text:a xlink:type="simple" xlink:href="https://www.facebook.com/UkSATSE.official/posts/pfbid0bVyFw2PTTKSSmddx6bi61bpESbNLeM7PTZhjtix4kJ4JxfEUrp2qzE7MHdFFjoS6l" text:style-name="Internet_20_link" text:visited-style-name="Visited_20_Internet_20_Link">
</text:a>
 , передає Укрінформ.</text:p>
      <text:p text:style-name="P4">
«Український повітряний простір буде відкрито відразу після завершення воєннихдій та перемоги України», - йдеться у повідомленні.</text:p>
      <text:p text:style-name="P4">
Як пояснили в Украерорусі, прогноз Європейської організації з безпекиаеронавігації (Євроконтролю) по відновленню польотів в європейському регіоніробиться двічі на рік і оновлює 7-річні прогнози щодо повітряного руху загаломпо регіону. Він базується на поточній ситуації в авіаційній галузі таконфігурації маршрутів, а саме: закриття повітряного простору <text:a xlink:type="simple" xlink:href="https://www.ukrinform.ua/tag-ukraina" text:style-name="Internet_20_link" text:visited-style-name="Visited_20_Internet_20_Link">
</text:a>
 для цивільних польотів через воєннідії, суттєві обмеження польотів у повітряному просторі Молдови (також зміркувань безпеки), росії та білорусі (санкційні заборони), суттєве зменшенняпольотів у Польщі, балтійських, скандинавських країнах, та відповіднезбільшення інтенсивності польотів у південно-східній частині Європи (з метоюобльоту закритих зон).</text:p>
      <text:p text:style-name="P4">
Ці фактори вважаються такими, що діятимуть до кінця горизонту планування,тобто до 2029 року, "через відсутність на сьогодні інших підтверджених вхіднихданих для прогнозування".</text:p>
      <text:p text:style-name="P4">
<text:span text:style-name="T4">
Читайте також:</text:span>
 <text:a xlink:type="simple" xlink:href="https://www.ukrinform.ua/rubric-world/3677136-premer-moldovi-vvazae-neobgruntovanim-risenna-wizz-air-prizupiniti-rejsi.html" text:style-name="Internet_20_link" text:visited-style-name="Visited_20_Internet_20_Link">
 <text:span text:style-name="T4">
Прем</text:span>
 <text:span text:style-name="T4">
Молдови</text:span>
 <text:span text:style-name="T4">
вважає</text:span>
 <text:span text:style-name="T4">
необґрунтованим</text:span>
<text:span text:style-name="T4">
рішення</text:span>
 <text:span text:style-name="T4">
Wizz</text:span>
 <text:span text:style-name="T4">
Air</text:span>
 <text:span text:style-name="T4">
призупинити</text:span>
 <text:span text:style-name="T4">
рейси</text:span>
</text:a>
</text:p>
      <text:p text:style-name="P4">
На основі цих актуальних вхідних даних фахівці Євроконтролю зробили припущеннядо кінця горизонту планування – до 2029 року.</text:p>
      <text:p text:style-name="P4">
Після появи нових об’єктивних факторів – завершення війни та переформатуваннямережі маршрутів – прогноз Євроконтролю буде оновлено з використанням новихданих.</text:p>
      <text:p text:style-name="P4">
Також в Украерорусі запевнили, що Україна повноцінно готується до відновленняпольотів у своєму повітряному просторі. Спільно з Євроконтролем розробленоПлан заходів з відновлення аеронавігаційного обслуговування у повітряномупросторі України, який охоплює повний спектр необхідних складових процесу:відновлення інфраструктури, операційні процедури, авіаційну безпеку,підготовку персоналу, сертифікацію, взаємодію з міжнародними партнерами,фінансування тощо.</text:p>
      <text:p text:style-name="P4">
Як повідомляв Укрінформ, у  <text:a xlink:type="simple" xlink:href="https://www.eurocontrol.int/sites/default/files/2023-03/eurocontrol-seven-year-forecast-2023-2029-spring-2023.pdf" text:style-name="Internet_20_link" text:visited-style-name="Visited_20_Internet_20_Link">
</text:a>
 Європейської організації безпекиповітряної навігації (Євроконтролю) прогнозується, що обмеження на польотицивільної авіації у повітряному просторі України, рф та білорусі можутьзберегтися до 2029 року.</text:p>
      <text:p text:style-name="P4">
Source: <text:a xlink:type="simple" xlink:href="https://www.ukrinform.ua/rubric-society/3694572-ukraeroruh-prokomentuvav-prognoz-evrokontrolu-sodo-zakritogo-neba-do-2029-roku.html" text:style-name="Internet_20_link" text:visited-style-name="Visited_20_Internet_20_Link">
https://www.ukrinform.ua/rubric-society/3694572-ukraeroruh-prokomentuvav-prognoz-evrokontrolu-sodo-zakritogo-neba-do-2029-roku.html</text:a>
</text:p>
      <!--NEWS-->
      <text:h text:style-name="P10" text:outline-level="1">
<text:span text:style-name="T4">
Литовські інструктори вирушили до ФРН для навчання українських військових</text:span>
</text:h>
      <text:p text:style-name="P4">
Authors: Ukrinform (Person)</text:p>
      <text:p text:style-name="P4">
Publisher: Укринформ (Organization)</text:p>
      <text:p text:style-name="P4">
Published Time: 2023-04-11T19:30:00+03:00</text:p>
      <text:p text:style-name="P4">
Modified Time: 2023-04-11T19:30:00+03:00</text:p>
      <text:p text:style-name="P4">
Description: У вівторок перша група литовських інструкторів з піхотної бригади Zemaitija ("Жемайтія") Збройних сил Литви вирушила до Німеччини для участі у Місії Європейського Союзу з надання військової допомоги Україні (EUMAM Ukraine). — Укрінформ.</text:p>
      <text:p text:style-name="P4">
Images: ["<text:a xlink:type="simple" xlink:href="https://static.ukrinform.com/photos/2023_04/thumb_files/630_360_1681230427-825.jpg" text:style-name="Internet_20_link" text:visited-style-name="Visited_20_Internet_20_Link">
630_360_16812...</text:a>
"]</text:p>
      <text:p text:style-name="P4">
Tags: ['Литва', 'Німеччина', 'Україна', 'Військові навчання']</text:p>
      <text:p text:style-name="P4">
Type: Article</text:p>
      <!--METADATA-->
      <text:p text:style-name="P4">
<draw:frame draw:style-name="fr1" draw:name="Image195" text:anchor-type="as-char" svg:width="6.9236in" svg:height="3.956343in" draw:z-index="0">
<draw:image xlink:href="../Images/yкринформ/2023-04-11T19-30-00-03-00/630_360_1681230427-825.jpg" xlink:type="simple" xlink:show="embed" xlink:actuate="onLoad" draw:mime-type="image/jpeg"/>
</draw:frame>
 У вівторокперша група литовських інструкторів з піхотної бригади Zemaitija ("Жемайтія")Збройних сил Литви вирушила до Німеччини для участі у Місії ЄвропейськогоСоюзу з надання військової допомоги Україні (EUMAM Ukraine).</text:p>
      <text:p text:style-name="P4">
Як передає Укрінформ про це повідомляє національний  <text:a xlink:type="simple" xlink:href="https://www.lrt.lt/ru/novosti/17/1960207/pervye-litovskie-instruktory-otpravilis-v-missiiu-po-obucheniiu-ukrainskikh-voennykh-v-frg" text:style-name="Internet_20_link" text:visited-style-name="Visited_20_Internet_20_Link">
</text:a>
 з посиланням наЗС Литви.</text:p>
      <text:p text:style-name="P4">
До 15 травня литовські інструктори разом із німецькими та бельгійськимиколегами братимуть участь у багатонаціональній програмі навчання українськихвійськових під керівництвом Німеччини.</text:p>
      <text:p text:style-name="P4">
Місія включатиме навчання з базового управління <text:a xlink:type="simple" xlink:href="https://www.ukrinform.ua/tag-zbroa" text:style-name="Internet_20_link" text:visited-style-name="Visited_20_Internet_20_Link">
</text:a>
 , влучної стрільби, медичну та інженернупідготовку, а також колективну підготовку підрозділів на різних рівнях,зосереджуючись на наступальних та оборонних операціях у населених пунктах тана лісистих територіях.</text:p>
      <text:p text:style-name="P4">
<text:span text:style-name="T4">
Читайте також:</text:span>
 <text:a xlink:type="simple" xlink:href="https://www.ukrinform.ua/rubric-ato/3694309-komanduvanna-bojovou-grupou-ak-instruktori-z-finlandii-navcali-ukrainskih-prikordonnikiv.html" text:style-name="Internet_20_link" text:visited-style-name="Visited_20_Internet_20_Link">
 <text:span text:style-name="T4">
навча</text:span>
 </text:a>
</text:p>
      <text:p text:style-name="P4">
За даними ЗС Литви, її інструктори навчають українців у рамках різнихдвосторонніх та міжнародних ініціатив. У 2023 році ЗС Литви підготують до 2тис. українських солдатів в ході тренінгів та курсів.</text:p>
      <text:p text:style-name="P4">
Метою місії EUMAM Ukraine, організованої Європейським Союзом, є зміцненнявійськового потенціалу Збройних сил України для захисту територіальноїцілісності та суверенітету України, а також захисту цивільного населення.</text:p>
      <text:p text:style-name="P4">
_ Фото: Vyr. srž. sp. I. Budzeikaitės nuotr  _</text:p>
      <text:p text:style-name="P4">
Source: <text:a xlink:type="simple" xlink:href="https://www.ukrinform.ua/rubric-ato/3694578-litovski-instruktori-virusili-do-frn-dla-navcanna-ukrainskih-vijskovih.html" text:style-name="Internet_20_link" text:visited-style-name="Visited_20_Internet_20_Link">
https://www.ukrinform.ua/rubric-ato/3694578-litovski-instruktori-virusili-do-frn-dla-navcanna-ukrainskih-vijskovih.html</text:a>
</text:p>
      <!--NEWS-->
      <text:h text:style-name="P10" text:outline-level="1">
<text:span text:style-name="T4">
На кордоні Азербайджану та Вірменії сталася перестрілка</text:span>
</text:h>
      <text:p text:style-name="P4">
Authors: Ukrinform (Person)</text:p>
      <text:p text:style-name="P4">
Publisher: Укринформ (Organization)</text:p>
      <text:p text:style-name="P4">
Published Time: 2023-04-11T19:34:00+03:00</text:p>
      <text:p text:style-name="P4">
Modified Time: 2023-04-11T19:34:00+03:00</text:p>
      <text:p text:style-name="P4">
Description: На кордоні Азербайджану та Вірменії у вівторок, 11 квітня, сталася стрілянина. — Укрінформ.</text:p>
      <text:p text:style-name="P4">
Images: ["<text:a xlink:type="simple" xlink:href="https://static.ukrinform.com/photos/2020_07/thumb_files/630_360_1594746153-963.jpg" text:style-name="Internet_20_link" text:visited-style-name="Visited_20_Internet_20_Link">
630_360_15947...</text:a>
"]</text:p>
      <text:p text:style-name="P4">
Tags: ['Азербайджан', 'Стрілянина', 'Вірменія', 'Заморожені конфлікти']</text:p>
      <text:p text:style-name="P4">
Type: Article</text:p>
      <!--METADATA-->
      <text:p text:style-name="P4">
<draw:frame draw:style-name="fr1" draw:name="Image196" text:anchor-type="as-char" svg:width="6.9236in" svg:height="3.956343in" draw:z-index="0">
<draw:image xlink:href="../Images/yкринформ/2023-04-11T19-34-00-03-00/630_360_1594746153-963.jpg" xlink:type="simple" xlink:show="embed" xlink:actuate="onLoad" draw:mime-type="image/jpeg"/>
</draw:frame>
 На кордоніАзербайджану та Вірменії у вівторок, 11 квітня, сталася стрілянина.</text:p>
      <text:p text:style-name="P4">
Про це повідомляє <text:a xlink:type="simple" xlink:href="https://www.trend.az/azerbaijan/politics/3733995.html" text:style-name="Internet_20_link" text:visited-style-name="Visited_20_Internet_20_Link">
 </text:a>
із посиланням на міноборони Азербайджану, передає Укрінформ.</text:p>
      <text:p text:style-name="P4">
«11 квітня підрозділи збройних сил Вірменії піддали інтенсивному обстрілупозиції азербайджанської армії в Лачинському напрямку з метою провокації... Урезультаті заходів у відповідь, вжитих нашими підрозділами, підрозділизбройних сил Вірменії зазнали значних втрат. Наразі наші позиції обстрілюютьсявірменами з мінометів та великокаліберної зброї», - йдеться у повідомленні.</text:p>
      <text:p text:style-name="P4">
Іранські ЗМІ <text:a xlink:type="simple" xlink:href="https://m.haqqin.az/news/280277" text:style-name="Internet_20_link" text:visited-style-name="Visited_20_Internet_20_Link">
 </text:a>
 , що безпілотники КВІРвилетіли у бік північно-західного кордону для виконання розвідувальнихзавдань.</text:p>
      <text:p text:style-name="P4">
<text:span text:style-name="T4">
Читайте також:</text:span>
 <text:a xlink:type="simple" xlink:href="https://www.ukrinform.ua/rubric-world/3678638-virmeni-ta-azerbajdzanci-obminalisa-vognem-u-nagirnomu-karabahu-patero-zagiblih.html" text:style-name="Internet_20_link" text:visited-style-name="Visited_20_Internet_20_Link">
 <text:span text:style-name="T4">
Карабах</text:span>
 </text:a>
</text:p>
      <text:p text:style-name="P4">
Також повідомляється, що всі армійські сили Ірану на кордоні з Вірменією таАзербайджаном були приведені у бойову готовність.</text:p>
      <text:p text:style-name="P4">
Уповноважений з прав людини Азербайджанської Республіки (омбудсмен) СабінаАлієва <text:a xlink:type="simple" xlink:href="https://www.trend.az/azerbaijan/politics/3734008.html" text:style-name="Internet_20_link" text:visited-style-name="Visited_20_Internet_20_Link">
 </text:a>
 , що«провокація, яка призвела до загибелі та поранення військовослужбовцівЗбройних сил Азербайджанської Республіки, продовжується і зараз».</text:p>
      <text:p text:style-name="P4">
<text:span text:style-name="T4">
Читайте також:</text:span>
 <text:a xlink:type="simple" xlink:href="https://www.ukrinform.ua/rubric-world/3679003-zbrojne-zitknenna-v-nagirnomu-karabahu-es-zaklikav-do-rozsliduvanna-incidentu.html" text:style-name="Internet_20_link" text:visited-style-name="Visited_20_Internet_20_Link">
 <text:span text:style-name="T4">
Карабах</text:span>
 </text:a>
</text:p>
      <text:p text:style-name="P4">
Водночас вірменська сторона <text:a xlink:type="simple" xlink:href="https://armenpress.am/ukr/news/1108447.html" text:style-name="Internet_20_link" text:visited-style-name="Visited_20_Internet_20_Link">
 </text:a>
 ,що підрозділи ЗС Азербайджану відкрили вогонь по військовослужбовцях ЗСВірменії, які проводять інженерні роботи у напрямку громади Тех.</text:p>
      <text:p text:style-name="P4">
«У районі 17:30 (за місцевим часом - ред.) у тому ж напрямку підрозділи ЗСАзербайджану використали мінометні засоби. Підрозділи ЗС Вірменії вживаютьнеобхідні оборонні заходи», - йдеться у повідомленні.</text:p>
      <text:p text:style-name="P4">
У пресслужбі МО Вірменії зазначили, що станом на 19:00 за місцевим часомінтенсивність стрілянини суттєво знизилася.</text:p>
      <text:p text:style-name="P4">
«Поширені в азербайджанських ЗМІ відомості про те, що вірменська сторонанібито використовує іранські БПЛА, не відповідає дійсності. На озброєнні ЗСВірменії немає іранських безпілотних літальних апаратів», - зазначили увірменському міноборони.</text:p>
      <text:p text:style-name="P4">
Як повідомлялося, <text:a xlink:type="simple" xlink:href="https://www.ukrinform.ua/rubric-world/3687473-oficijnij-baku-vidreaguvav-na-novi-zakidi-rf-u-porusenni-domovlenostej-sodo-nagarnogo-karabahu.html" text:style-name="Internet_20_link" text:visited-style-name="Visited_20_Internet_20_Link">
 </text:a>
 у порушенні домовленостей щодо Нагарного Карабаху.</text:p>
      <text:p text:style-name="P4">
Source: <text:a xlink:type="simple" xlink:href="https://www.ukrinform.ua/rubric-world/3694584-na-kordoni-azerbajdzanu-ta-virmenii-stalasa-perestrilka.html" text:style-name="Internet_20_link" text:visited-style-name="Visited_20_Internet_20_Link">
https://www.ukrinform.ua/rubric-world/3694584-na-kordoni-azerbajdzanu-ta-virmenii-stalasa-perestrilka.html</text:a>
</text:p>
      <!--NEWS-->
      <text:h text:style-name="P10" text:outline-level="1">
<text:span text:style-name="T4">
Жіноча збірна України з гандболу пробилася на чемпіонат світу-2023</text:span>
</text:h>
      <text:p text:style-name="P4">
Authors: Ukrinform (Person)</text:p>
      <text:p text:style-name="P4">
Publisher: Укринформ (Organization)</text:p>
      <text:p text:style-name="P4">
Published Time: 2023-04-11T19:38:00+03:00</text:p>
      <text:p text:style-name="P4">
Modified Time: 2023-04-11T19:38:00+03:00</text:p>
      <text:p text:style-name="P4">
Description: Гандболістки збірної України зіграють у фінальному турнірі XXVI чемпіонату світу. — Укрінформ.</text:p>
      <text:p text:style-name="P4">
Images: ["<text:a xlink:type="simple" xlink:href="https://static.ukrinform.com/photos/2023_04/thumb_files/630_360_1681228887-280.jpg" text:style-name="Internet_20_link" text:visited-style-name="Visited_20_Internet_20_Link">
630_360_16812...</text:a>
"]</text:p>
      <text:p text:style-name="P4">
Tags: ['Збірна України', 'гандбол', 'Жінки']</text:p>
      <text:p text:style-name="P4">
Type: Article</text:p>
      <!--METADATA-->
      <text:p text:style-name="P4">
<draw:frame draw:style-name="fr1" draw:name="Image197" text:anchor-type="as-char" svg:width="6.9236in" svg:height="3.956343in" draw:z-index="0">
<draw:image xlink:href="../Images/yкринформ/2023-04-11T19-38-00-03-00/630_360_1681228887-280.jpg" xlink:type="simple" xlink:show="embed" xlink:actuate="onLoad" draw:mime-type="image/jpeg"/>
</draw:frame>
Гандболістки збірної України зіграють у фінальному турнірі XXVI чемпіонатусвіту.</text:p>
      <text:p text:style-name="P4">
В матчі у відповідь плей-офф кваліфікації в угорському місті Кішварда «синьо-жовті» вдруге перемогли команду Північної Македонії - 31:22, передаєУкрінформ.</text:p>
      <text:p text:style-name="P4">
У першій відбірковій зустрічі українки взяли гору над балканками з рахунком24:22.</text:p>
      <text:p text:style-name="P4">
<text:span text:style-name="T4">
Читайте також:</text:span>
 <text:a xlink:type="simple" xlink:href="https://www.ukrinform.ua/rubric-sports/3693203-ukrainski-gandbolistki-zigraut-matc-plejoff-cs-z-pivnicnou-makedonieu.html" text:style-name="Internet_20_link" text:visited-style-name="Visited_20_Internet_20_Link">
 <text:span text:style-name="T4">
гандбол</text:span>
 </text:a>
</text:p>
      <text:p text:style-name="P4">
Як повідомляв Укрінформ, українки востаннє брали участь у чемпіонаті світу у2009 році в Китаї, де посіли, де посіли 17-те місце.</text:p>
      <text:p text:style-name="P4">
Нагадаємо, чемпіонат світу-2023 серед жіночих команд пройде з 29 листопада по17 грудня в Норвегії, Данії та Швеції.</text:p>
      <text:p text:style-name="P4">
Source: <text:a xlink:type="simple" xlink:href="https://www.ukrinform.ua/rubric-sports/3694581-zinoca-zbirna-ukraini-z-gandbolu-probilasa-na-cempionat-svitu2023.html" text:style-name="Internet_20_link" text:visited-style-name="Visited_20_Internet_20_Link">
https://www.ukrinform.ua/rubric-sports/3694581-zinoca-zbirna-ukraini-z-gandbolu-probilasa-na-cempionat-svitu2023.html</text:a>
</text:p>
      <!--NEWS-->
      <text:h text:style-name="P10" text:outline-level="1">
<text:span text:style-name="T4">
Канада та Україна розширили угоду про вільну торгівлю</text:span>
</text:h>
      <text:p text:style-name="P4">
Authors: Ukrinform (Person)</text:p>
      <text:p text:style-name="P4">
Publisher: Укринформ (Organization)</text:p>
      <text:p text:style-name="P4">
Published Time: 2023-04-11T19:39:00+03:00</text:p>
      <text:p text:style-name="P4">
Modified Time: 2023-04-11T19:39:00+03:00</text:p>
      <text:p text:style-name="P4">
Description: Україна та Канада домовилися розширити Угоду про вільну торгівлю.  — Укрінформ.</text:p>
      <text:p text:style-name="P4">
Images: ["<text:a xlink:type="simple" xlink:href="https://static.ukrinform.com/photos/2017_12/thumb_files/630_360_1513887422-4763.jpeg" text:style-name="Internet_20_link" text:visited-style-name="Visited_20_Internet_20_Link">
630_360_15138...</text:a>
"]</text:p>
      <text:p text:style-name="P4">
Tags: ['Канада', 'Торгівля', 'Україна']</text:p>
      <text:p text:style-name="P4">
Type: Article</text:p>
      <!--METADATA-->
      <text:p text:style-name="P4">
<draw:frame draw:style-name="fr1" draw:name="Image198" text:anchor-type="as-char" svg:width="6.9236in" svg:height="3.956343in" draw:z-index="0">
<draw:image xlink:href="../Images/yкринформ/2023-04-11T19-39-00-03-00/630_360_1513887422-4763.jpeg" xlink:type="simple" xlink:show="embed" xlink:actuate="onLoad" draw:mime-type="image/jpeg"/>
</draw:frame>
 Україната Канада домовилися розширити Угоду про вільну торгівлю.</text:p>
      <text:p text:style-name="P4">
Як повідомляє кореспондент Укрінформу, участь у офіційній церемонії підписанняу Торонто взяли прем’єр-міністри Канада й України Джастін Трюдо та ДенисШмигаль.</text:p>
      <text:p text:style-name="P4">
«Зокрема, було погоджено 18 глав, 9 з яких були абсолютно новими. Вонистосуються торгівлі послугами, фінансових та телекомунікаційних послуг,інвестицій, торгівлі та гендерної рівності, корінних народів, належноїрегуляторної політики, розроблення та адміністрування заходів малих тасередніх підприємств», - заявив очільник українського уряду.</text:p>
      <text:p text:style-name="P4">
За його словами, очікується, що модернізована угода сприятиме збільшеннюдвосторонньої торгівлі та відкриє нові економічні можливості для підприємств.</text:p>
      <text:p text:style-name="P4">
Окрім цього Канада та Україна уклали Угоду про мобільність молоді, якаполегшить молодим людям з обох держав подорожі та працевлаштування.</text:p>
      <text:p text:style-name="P4">
Як повідомляв Укрінформ, Денис <text:a xlink:type="simple" xlink:href="https://www.ukrinform.ua/tag-smigal" text:style-name="Internet_20_link" text:visited-style-name="Visited_20_Internet_20_Link">
 </text:a>
сьогодні перебуває із одноденним візитом у Канаді. Він вже провів перемовиниіз Джастіном Трюдо, міністром оборони Анітою Ананд, міністром закордоннихсправ Мелані Жолі та міністром фінансів Христею Фріланд.</text:p>
      <text:p text:style-name="P4">
<text:span text:style-name="T4">
Читайте також:</text:span>
 <text:a xlink:type="simple" xlink:href="https://www.ukrinform.ua/rubric-polytics/3691737-kanada-krainam-nato-ukraini-potribni-garantii-bezpeki-pisla-vijni-bo-v-nei-agresivnij-susid.html" text:style-name="Internet_20_link" text:visited-style-name="Visited_20_Internet_20_Link">
 <text:span text:style-name="T4">
Канад</text:span>
 </text:a>
</text:p>
      <text:p text:style-name="P4">
Нагадаємо: Меморандум про взаєморозуміння між Кабінетом Міністрів України таурядом Канади стосовно молодіжних обмінів був підписаний восени 2010 рокутодішнім прем'єр-міністром Канади Стівеном Гарпером під час його першоговізиту до України. Документом пропонувалося запровадити спрощений режим длявзаємних подорожей молоді обох країн з метою навчання і працевлаштування.Меморандум, однак, так і не набув повної законної сили і через кілька роківйого дія була офіційно припинена. Сьогодні дію цієї угоди було відновлено.</text:p>
      <text:p text:style-name="P4">
Як відомо, Угода про вільну торгівлю між Канадою та Україною набула чинностіпершого серпня 2017-го року й дозволила взаємно скасувати або знизити імпортнімита на більшість товарних позицій. Ще в час укладення оригінальної угоди булодомовлено, що в майбутньому її буде розширено на сферу послуг та інвестицій.</text:p>
      <text:p text:style-name="P4">
Source: <text:a xlink:type="simple" xlink:href="https://www.ukrinform.ua/rubric-economy/3694582-kanada-ta-ukraina-rozsirili-ugodu-pro-vilnu-torgivlu.html" text:style-name="Internet_20_link" text:visited-style-name="Visited_20_Internet_20_Link">
https://www.ukrinform.ua/rubric-economy/3694582-kanada-ta-ukraina-rozsirili-ugodu-pro-vilnu-torgivlu.html</text:a>
</text:p>
      <!--NEWS-->
      <text:h text:style-name="P10" text:outline-level="1">
<text:span text:style-name="T4">
У Сенаті США ініціюють секретний брифінг щодо реагування на витік документів Пентагону - CNN</text:span>
</text:h>
      <text:p text:style-name="P4">
Authors: Ukrinform (Person)</text:p>
      <text:p text:style-name="P4">
Publisher: Укринформ (Organization)</text:p>
      <text:p text:style-name="P4">
Published Time: 2023-04-11T19:48:00+03:00</text:p>
      <text:p text:style-name="P4">
Modified Time: 2023-04-11T19:48:00+03:00</text:p>
      <text:p text:style-name="P4">
Description: Лідер демократичної більшості в Сенаті США Чак Шумер подав запит адміністрації щодо проведення секретного брифінгу для сенаторів стосовно реагування на витік таємнних документів Пентагону, які містять інформацію про війну в Україні. — Укрінформ.</text:p>
      <text:p text:style-name="P4">
Images: ["<text:a xlink:type="simple" xlink:href="https://static.ukrinform.com/photos/2018_07/thumb_files/630_360_1530693133-3633.jpg" text:style-name="Internet_20_link" text:visited-style-name="Visited_20_Internet_20_Link">
630_360_15306...</text:a>
"]</text:p>
      <text:p text:style-name="P4">
Tags: ['Пентагон', 'США', 'Сенат', 'Війна з росією', 'Документи']</text:p>
      <text:p text:style-name="P4">
Type: Article</text:p>
      <!--METADATA-->
      <text:p text:style-name="P4">
<draw:frame draw:style-name="fr1" draw:name="Image199" text:anchor-type="as-char" svg:width="6.9236in" svg:height="3.956343in" draw:z-index="0">
<draw:image xlink:href="../Images/yкринформ/2023-04-11T19-48-00-03-00/630_360_1530693133-3633.jpg" xlink:type="simple" xlink:show="embed" xlink:actuate="onLoad" draw:mime-type="image/jpeg"/>
</draw:frame>
 Лідердемократичної більшості в Сенаті США Чак Шумер подав запит адміністрації щодопроведення секретного брифінгу для сенаторів стосовно реагування на витіктаємнних документів Пентагону, які містять інформацію про війну в Україні.</text:p>
      <text:p text:style-name="P4">
Про це повідомляє телеканал <text:a xlink:type="simple" xlink:href="https://www.cnn.com/europe/live-news/russia-ukraine-war-news-04-11-23/h_8da77ed6020d237701259654d55f7027" text:style-name="Internet_20_link" text:visited-style-name="Visited_20_Internet_20_Link">
 </text:a>
 із посиланням наречника сенатора Шумера, передає Укрінформ.</text:p>
      <text:p text:style-name="P4">
«У той час як <text:a xlink:type="simple" xlink:href="https://www.ukrinform.ua/tag-pentagon" text:style-name="Internet_20_link" text:visited-style-name="Visited_20_Internet_20_Link">
 </text:a>
 задіяв «міжвідомчізусилля» для оцінки впливу витоку, офіційні особи США та їхні близькі союзникивже побоюються, що витік може поставити під загрозу конфіденційні джерела таскомпрометувати важливі зовнішні відносини», - йдеться у повідомленні.</text:p>
      <text:p text:style-name="P4">
Зазначається також, що Пентагон обмежив обіг секретних документів, якізазвичай доступні сотням людей в уряді.</text:p>
      <text:p text:style-name="P4">
<text:span text:style-name="T4">
Читайте також:</text:span>
 <text:a xlink:type="simple" xlink:href="https://www.ukrinform.ua/rubric-world/3694189-deaki-zi-zlitih-dokumentiv-pentagonu-buli-pidrobleni-bilij-dim.html" text:style-name="Internet_20_link" text:visited-style-name="Visited_20_Internet_20_Link">
 <text:span text:style-name="T4">
Пентагон</text:span>
 </text:a>
</text:p>
      <text:p text:style-name="P4">
Як повідомляв Укрінформ, після розмови міністрів оборони США і Південної Кореїстало відомо, що <text:a xlink:type="simple" xlink:href="https://www.ukrinform.ua/rubric-world/3694434-vitik-dokumentiv-pentagonu-u-pivdennij-korei-kazut-so-znacna-castina-danih-sfabrikovana.html" text:style-name="Internet_20_link" text:visited-style-name="Visited_20_Internet_20_Link">
 </text:a>
</text:p>
      <text:p text:style-name="P4">
Минулого тижня видання The New York Times повідомило, що <text:a xlink:type="simple" xlink:href="https://www.ukrinform.ua/rubric-ato/3692686-nyt-pentagon-rozslidue-vitik-taemnih-dokumentiv-pro-pidgotovku-kontrnastupu-zsu.html" text:style-name="Internet_20_link" text:visited-style-name="Visited_20_Internet_20_Link">
</text:a>
 , які стосуютьсяпланів США та НАТО щодо запланованого контрнаступу ЗСУ.</text:p>
      <text:p text:style-name="P4">
Source: <text:a xlink:type="simple" xlink:href="https://www.ukrinform.ua/rubric-world/3694588-u-senati-ssa-iniciuut-sekretnij-brifing-sodo-reaguvanna-na-vitik-dokumentiv-pentagona-cnn.html" text:style-name="Internet_20_link" text:visited-style-name="Visited_20_Internet_20_Link">
https://www.ukrinform.ua/rubric-world/3694588-u-senati-ssa-iniciuut-sekretnij-brifing-sodo-reaguvanna-na-vitik-dokumentiv-pentagona-cnn.html</text:a>
</text:p>
      <!--NEWS-->
      <text:h text:style-name="P10" text:outline-level="1">
<text:span text:style-name="T4">
У Маріуполі після дощу затопило квартири і дороги, прорвало каналізацію</text:span>
</text:h>
      <text:p text:style-name="P4">
Authors: Ukrinform (Person)</text:p>
      <text:p text:style-name="P4">
Publisher: Укринформ (Organization)</text:p>
      <text:p text:style-name="P4">
Published Time: 2023-04-11T19:48:29+03:00</text:p>
      <text:p text:style-name="P4">
Modified Time: 2023-04-11T19:48:29+03:00</text:p>
      <text:p text:style-name="P4">
Description: У тимчасово захопленому російською армією Маріуполі після дощу затопило квартири в будинках і дороги, прорвало каналізацію. — Укрінформ.</text:p>
      <text:p text:style-name="P4">
Images: ["<text:a xlink:type="simple" xlink:href="https://static.ukrinform.com/photos/2023_04/thumb_files/630_360_1681231427-177.jpeg" text:style-name="Internet_20_link" text:visited-style-name="Visited_20_Internet_20_Link">
630_360_16812...</text:a>
"]</text:p>
      <text:p text:style-name="P4">
Tags: ['Дощ', 'Маріуполь', 'Негода']</text:p>
      <text:p text:style-name="P4">
Type: Article</text:p>
      <!--METADATA-->
      <text:p text:style-name="P4">
<draw:frame draw:style-name="fr1" draw:name="Image200" text:anchor-type="as-char" svg:width="6.9236in" svg:height="3.956343in" draw:z-index="0">
<draw:image xlink:href="../Images/yкринформ/2023-04-11T19-48-29-03-00/630_360_1681231427-177.jpeg" xlink:type="simple" xlink:show="embed" xlink:actuate="onLoad" draw:mime-type="image/jpeg"/>
</draw:frame>
 Утимчасово захопленому російською армією Маріуполі після дощу затопило квартирив будинках і дороги, прорвало каналізацію.</text:p>
      <text:p text:style-name="P4">
Про це у  <text:a xlink:type="simple" xlink:href="https://t.me/mariupolrada/13653" text:style-name="Internet_20_link" text:visited-style-name="Visited_20_Internet_20_Link">
 </text:a>
 повідомляє Маріупольська міськарада, передає Укрінформ.</text:p>
      <text:p text:style-name="P4">
«У місті пройшли дощі. У квартирах, які нібито «відремонтували», протікає дах.Жителі будинку по проспекту Металургів, 35 зібрали відро води», - йдеться уповідомленні.</text:p>
      <text:p text:style-name="P4">
За інформацією міськради, на вулиці Флотській, де після <text:a xlink:type="simple" xlink:href="https://www.ukrinform.ua/tag-dos" text:style-name="Internet_20_link" text:visited-style-name="Visited_20_Internet_20_Link">
</text:a>
 утворилося «озеро», люди не можутьнормально пересуватися. Водночас окупаційна «влада» ігнорує усі скарги.</text:p>
      <text:p text:style-name="P4">
<text:span text:style-name="T4">
Читайте також:</text:span>
 <text:a xlink:type="simple" xlink:href="https://www.ukrinform.ua/rubric-regions/3693895-pid-mariupolem-cile-selo-viselaut-zaradi-rozmisenna-vijskovih-rf.html" text:style-name="Internet_20_link" text:visited-style-name="Visited_20_Internet_20_Link">
 <text:span text:style-name="T4">
Маріупол</text:span>
 </text:a>
</text:p>
      <text:p text:style-name="P4">
Повідомляється також, що у Приморському районі міста прорвало каналізацію.</text:p>
      <text:p text:style-name="P4">
Як повідомляв Укрінформ, агресія росії спричинила у Маріуполі одну знайбільших гуманітарних катастроф. Місто майже на 90% зруйноване внаслідокворожих обстрілів. Загарбники зносять пошкоджені ними будинки, щоб сховатисліди свого злочину.</text:p>
      <text:p text:style-name="P4">
<text:span text:style-name="T5">
Фото: Маріупольська міська рада</text:span>
</text:p>
      <text:p text:style-name="P4">
Source: <text:a xlink:type="simple" xlink:href="https://www.ukrinform.ua/rubric-regions/3694587-u-mariupoli-pisla-dosu-zatopilo-kvartiri-i-dorogi-prorvalo-kanalizaciu.html" text:style-name="Internet_20_link" text:visited-style-name="Visited_20_Internet_20_Link">
https://www.ukrinform.ua/rubric-regions/3694587-u-mariupoli-pisla-dosu-zatopilo-kvartiri-i-dorogi-prorvalo-kanalizaciu.html</text:a>
</text:p>
      <!--NEWS-->
      <text:h text:style-name="P10" text:outline-level="1">
<text:span text:style-name="T4">
Польща проситиме Єврокомісію про відновлення мита на українську агропродукцію</text:span>
</text:h>
      <text:p text:style-name="P4">
Authors: Ukrinform (Person)</text:p>
      <text:p text:style-name="P4">
Publisher: Укринформ (Organization)</text:p>
      <text:p text:style-name="P4">
Published Time: 2023-04-11T19:50:00+03:00</text:p>
      <text:p text:style-name="P4">
Modified Time: 2023-04-11T19:50:00+03:00</text:p>
      <text:p text:style-name="P4">
Description: Польща самостійно або з групою кількох інших країн ЄС звертатиметься до Єврокомісії, аби у Брюсселі переглянули питання щодо відновлення мита на українську сільськогосподарську продукцію. — Укрінформ.</text:p>
      <text:p text:style-name="P4">
Images: ["<text:a xlink:type="simple" xlink:href="https://static.ukrinform.com/photos/2022_07/thumb_files/630_360_1658506115-342.jpg" text:style-name="Internet_20_link" text:visited-style-name="Visited_20_Internet_20_Link">
630_360_16585...</text:a>
"]</text:p>
      <text:p text:style-name="P4">
Tags: ['Євросоюз', 'Мито', 'Польща', 'Україна', 'Зерно']</text:p>
      <text:p text:style-name="P4">
Type: Article</text:p>
      <!--METADATA-->
      <text:p text:style-name="P4">
<draw:frame draw:style-name="fr1" draw:name="Image201" text:anchor-type="as-char" svg:width="6.9236in" svg:height="3.956343in" draw:z-index="0">
<draw:image xlink:href="../Images/yкринформ/2023-04-11T19-50-00-03-00/630_360_1658506115-342.jpg" xlink:type="simple" xlink:show="embed" xlink:actuate="onLoad" draw:mime-type="image/jpeg"/>
</draw:frame>
 Польщасамостійно або з групою кількох інших країн ЄС звертатиметься до Єврокомісії,аби у Брюсселі переглянули питання щодо відновлення мита на українськусільськогосподарську продукцію.</text:p>
      <text:p text:style-name="P4">
Про це під час брифінгу для ЗМІ після зустрічі з представниками асоціаційаграріїв з <text:a xlink:type="simple" xlink:href="https://www.ukrinform.ua/tag-polsa" text:style-name="Internet_20_link" text:visited-style-name="Visited_20_Internet_20_Link">
 </text:a>
 , Чехії, Румунії, Болгаріїі Словаччини на тему експорту сільгосппродукції з України у населеному пунктіРаколупи Дуже Люблінського воєводства (поблизу кордону з Україною – ред.)заявив міністр сільського господарства і розвитку села РП Роберт Телус,передає кореспондент Укрінформу.</text:p>
      <text:p text:style-name="P4">
“Після цієї зустрічі я звернуся до моїх колег з цих країн (Чехії, Румунії,Болгарії, Словаччини - ред.), щоб ми разом закликали ЄС дуже рішучепереглянути з червня питання мит”, - заявив Телус.</text:p>
      <text:p text:style-name="P4">
<text:span text:style-name="T4">
Читайте також:</text:span>
 <text:a xlink:type="simple" xlink:href="https://www.ukrinform.ua/rubric-economy/3693494-u-polsi-kazut-so-import-ukrainskogo-zbizza-prizupinili-sonajmense-do-lipna.html" text:style-name="Internet_20_link" text:visited-style-name="Visited_20_Internet_20_Link">
 </text:a>
</text:p>
      <text:p text:style-name="P4">
Він підкреслив, що дуже важливо зробити це разом таким чином, щоб розподілагропродукції з України рівномірно відбувався по всій Європі.</text:p>
      <text:p text:style-name="P4">
За інформацією польського міністерства, Телус звернеться до аграрних міністрівз чотирьох країн у середу і хоче, щоб ця зустріч відбулася якомога швидше,наприклад у відеоформаті.</text:p>
      <text:p text:style-name="P4">
Міністр зауважив: якщо інші міністри з різних причин не хотітимутьпідтримувати його ініціативу, то він сам звернеться до ЄС "у найближчі дні".</text:p>
      <text:p text:style-name="P4">
Він поінформував, що у вівторок відбудеться засідання кризового штабу уВаршаві, присвячене ситуації з українським збіжжям. Найважливішим завданнямвін назвав те, щоб польське збіжжя, яке має йти на експорт, якомога швидшебуло вивезено з країни.</text:p>
      <text:p text:style-name="P4">
Торкаючись питання транзиту збіжжя з України через територію Польщі до третіхкраїн польський міністр зазначив, що поки що з Києвом діє усна домовленістьпро перевірку і контроль.</text:p>
      <text:p text:style-name="P4">
<text:span text:style-name="T4">
Читайте також:</text:span>
 <text:a xlink:type="simple" xlink:href="https://www.ukrinform.ua/rubric-economy/3692648-duda-priznaciv-novogo-ministra-silskogo-gospodarstva-na-tli-problem-z-ukrainskim-zbizzam-u-polsi.html" text:style-name="Internet_20_link" text:visited-style-name="Visited_20_Internet_20_Link">
 </text:a>
</text:p>
      <text:p text:style-name="P4">
“Сподіваюся, що у п'ятницю буде підписано угоду з українською стороною. Миразом будемо моніторити ситуацію, але саме Україна буде контролювати танадавати ліцензії на експорт збіжжя тим компаніям, які вивозитимуть його лишетранзитом”, - повідомив Телус.</text:p>
      <text:p text:style-name="P4">
Голова профспілкового об’єднання індивідуальних фермерів “Солідарність” ТомашОбшанський зазначив, що на зустрічі з міністром обговорювалися конкретнірішення, які потім буде передано міністерству. За його словами, мито наукраїнську агропродукцію має бути запроваджено для того, щоб стабілізувалисяринки збіжжя чи м’яких фруктів.</text:p>
      <text:p text:style-name="P4">
Своєю чергою лідер організації Аgrounia Міхал Колодзєйчик повідомив, що відсереди польські аграрії блокуватимуть залізничний пункт пропуску у Грубешовіна кордоні з Україною, через який українське збіжжя потрапляє до Польщі.</text:p>
      <text:p text:style-name="P4">
Як повідомлялося, польські аграрії упродовж останніх кількох місяців проводилимасові акції протесту, зокрема, виступаючи проти перевезення через територіюПольщі до третіх країн української агропродукції. Вони підкреслювали, щозначна частина українського зерна не перевозиться транзитом далі, а осідає вПольщі, знижуючи тим самим закупівельні ціни в РП на збіжжя польськихаграріїв. Під тиском фермерів уряд Польщі звернувся до Єврокомісії про відмовувід нульового мита на українську агропродукцію. Утім, Єврокомісія не виконалаголовну вимогу польських аграріїв про введення мита на українські товарисільськогосподарського призначення і продовжила ще на рік, до 5 червня 2024року, угоду про безмитне ввезення товарів з України.</text:p>
      <text:p text:style-name="P4">
У середу, 5 квітня, на тлі кризи з українським збіжжям у відставку подавпопередній міністр сільського господарства Польщі Генрик Ковальчик. У четверна його місце було призначено Роберта Телуса, який того ж дня зібравміжвідомчий кризовий штаб щодо вирішення проблеми з напливом на польськийринок українського збіжжя.</text:p>
      <text:p text:style-name="P4">
Президент України Володимир Зеленський під час офіційного візиту до Польщі 5квітня обговорив це питання з прем'єр-міністром Польщі Матеушем Моравецьким.Після цього під час брифінгу для ЗМІ він заявив, що цю проблему буде вирішенонайближчим часом</text:p>
      <text:p text:style-name="P4">
Під час зустрічі 7 квітня на кордоні з польським міністром Телусом міністраграрної політики та продовольства України Микола Сольський заявив, що Українапризупинить до нового сезону експорт у Польщу пшениці, кукурудзи, ріпаку ісоняшнику. Тоді ж польський заявив, що, ймовірно, через тиждень, 14 квітня,він знову зустрінеться з українським міністром для підписання угоди щодорозв’язання проблеми з українським збіжжям.</text:p>
      <text:p text:style-name="P4">
Source: <text:a xlink:type="simple" xlink:href="https://www.ukrinform.ua/rubric-economy/3694591-polsa-prositime-evrokomisiu-pro-vidnovlenna-mita-na-ukrainsku-agroprodukciu.html" text:style-name="Internet_20_link" text:visited-style-name="Visited_20_Internet_20_Link">
https://www.ukrinform.ua/rubric-economy/3694591-polsa-prositime-evrokomisiu-pro-vidnovlenna-mita-na-ukrainsku-agroprodukciu.html</text:a>
</text:p>
      <!--NEWS-->
      <text:h text:style-name="P10" text:outline-level="1">
<text:span text:style-name="T4">
Канада оголосила про новий пакет оборонної допомоги для України</text:span>
</text:h>
      <text:p text:style-name="P4">
Authors: Ukrinform (Person)</text:p>
      <text:p text:style-name="P4">
Publisher: Укринформ (Organization)</text:p>
      <text:p text:style-name="P4">
Published Time: 2023-04-11T19:52:00+03:00</text:p>
      <text:p text:style-name="P4">
Modified Time: 2023-04-11T19:52:00+03:00</text:p>
      <text:p text:style-name="P4">
Description: Канада негайно передасть Україні десятки тисяч одиниць стрілецької зброї та мільйон боєприпаси.  — Укрінформ.</text:p>
      <text:p text:style-name="P4">
Images: ["<text:a xlink:type="simple" xlink:href="https://static.ukrinform.com/photos/2023_04/thumb_files/630_360_1681231746-105.jpg" text:style-name="Internet_20_link" text:visited-style-name="Visited_20_Internet_20_Link">
630_360_16812...</text:a>
"]</text:p>
      <text:p text:style-name="P4">
Tags: ['Канада', 'Трюдо', 'Україна', 'допомога', 'Війна з росією']</text:p>
      <text:p text:style-name="P4">
Type: Article</text:p>
      <!--METADATA-->
      <text:p text:style-name="P4">
<draw:frame draw:style-name="fr1" draw:name="Image202" text:anchor-type="as-char" svg:width="6.9236in" svg:height="3.956343in" draw:z-index="0">
<draw:image xlink:href="../Images/yкринформ/2023-04-11T19-52-00-03-00/630_360_1681231746-105.jpg" xlink:type="simple" xlink:show="embed" xlink:actuate="onLoad" draw:mime-type="image/jpeg"/>
</draw:frame>
 Канаданегайно передасть Україні десятки тисяч одиниць стрілецької зброї та мільйонбоєприпаси.</text:p>
      <text:p text:style-name="P4">
Як повідомляє кореспондент Укрінформу, про це під час пресконференції уТоронто оголосив прем’єр-міністр Канади Джастін Трюдо.</text:p>
      <text:p text:style-name="P4">
За його словами, зі складів Збройних сил Канади до України буде надісланонаступальні гвинтівки, автоматичну <text:a xlink:type="simple" xlink:href="https://www.ukrinform.ua/tag-zbroa" text:style-name="Internet_20_link" text:visited-style-name="Visited_20_Internet_20_Link">
 </text:a>
 тамільйон набоїв.</text:p>
      <text:p text:style-name="P4">
Окрім цього Канада оголосила про розширення санкцій проти росії, додавши досанкційного переліку 14 фізичних та 34 юридичних осіб. Також під канадськісанкції потрапили дев'ять білоруських фінансових компаній.</text:p>
      <text:p text:style-name="P4">
<text:span text:style-name="T4">
Читайте також:</text:span>
 <text:a xlink:type="simple" xlink:href="https://www.ukrinform.ua/rubric-ato/3692283-viziti-na-poli-bou-kanadski-saperi-navcaut-vijskovih-zsu-u-polsi.html" text:style-name="Internet_20_link" text:visited-style-name="Visited_20_Internet_20_Link">
 <text:span text:style-name="T4">
канад</text:span>
 </text:a>
</text:p>
      <text:p text:style-name="P4">
Як повідомляв Укрінформ, Денис Шмигаль сьогодні перебуває із одноденнимвізитом у Канаді. Він вже провів перемовини із Джастіном Трюдо, міністромоборони Анітою Ананд, міністром закордонних справ Мелані Жолі та міністромфінансів Христею Фріланд.</text:p>
      <text:p text:style-name="P4">
Source: <text:a xlink:type="simple" xlink:href="https://www.ukrinform.ua/rubric-ato/3694589-kanada-ogolosila-pro-novij-paket-oboronnoi-dopomogi-dla-ukraini.html" text:style-name="Internet_20_link" text:visited-style-name="Visited_20_Internet_20_Link">
https://www.ukrinform.ua/rubric-ato/3694589-kanada-ogolosila-pro-novij-paket-oboronnoi-dopomogi-dla-ukraini.html</text:a>
</text:p>
      <!--NEWS-->
      <text:h text:style-name="P10" text:outline-level="1">
<text:span text:style-name="T4">
Уряд погодив призначення голів Луганської та Сумської ОДА</text:span>
</text:h>
      <text:p text:style-name="P4">
Authors: Ukrinform (Person)</text:p>
      <text:p text:style-name="P4">
Publisher: Укринформ (Organization)</text:p>
      <text:p text:style-name="P4">
Published Time: 2023-04-11T20:00:00+03:00</text:p>
      <text:p text:style-name="P4">
Modified Time: 2023-04-11T20:00:00+03:00</text:p>
      <text:p text:style-name="P4">
Description: Кабінет Міністрів погодив призначення нових голів Луганської та Сумської обласних державних адміністрацій. — Укрінформ.</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Луганщина', 'Сумщина']</text:p>
      <text:p text:style-name="P4">
Type: Article</text:p>
      <!--METADATA-->
      <text:p text:style-name="P4">
<draw:frame draw:style-name="fr1" draw:name="Image203" text:anchor-type="as-char" svg:width="6.9236in" svg:height="3.956343in" draw:z-index="0">
<draw:image xlink:href="../Images/yкринформ/2023-04-11T20-00-00-03-00/630_360_1678738628-217.jpg" xlink:type="simple" xlink:show="embed" xlink:actuate="onLoad" draw:mime-type="image/jpeg"/>
</draw:frame>
 КабінетМіністрів погодив призначення нових голів Луганської та Сумської обласнихдержавних адміністрацій.</text:p>
      <text:p text:style-name="P4">
Про це повідомив постійний представник <text:a xlink:type="simple" xlink:href="https://www.ukrinform.ua/tag-kabmin" text:style-name="Internet_20_link" text:visited-style-name="Visited_20_Internet_20_Link">
 </text:a>
 у Верховній Раді Тарас Мельничук у <text:a xlink:type="simple" xlink:href="https://t.me/tmelnychuk/2063" text:style-name="Internet_20_link" text:visited-style-name="Visited_20_Internet_20_Link">
 </text:a>
 ,передає Укрінформ.</text:p>
      <text:p text:style-name="P4">
"Погоджено призначення Лисогора Артема Володимировича головою Луганськоїобласної державної адміністрації; Артюха Володимира Миколайовича головоюСумської обласної державної адміністрації", - написав Мельничук.</text:p>
      <text:p text:style-name="P4">
<text:span text:style-name="T4">
Читайте також:</text:span>
 <text:a xlink:type="simple" xlink:href="https://www.ukrinform.ua/rubric-polytics/3683639-gajdaj-prokomentuvav-informaciu-pro-priznacenna-poslom-u-kazahstani.html" text:style-name="Internet_20_link" text:visited-style-name="Visited_20_Internet_20_Link">
 <text:span text:style-name="T4">
Гайдай</text:span>
 </text:a>
</text:p>
      <text:p text:style-name="P4">
Як повідомлялося, Президент 24 січня звільнив Дмитра Живицького з посадиголови Сумської обласної державної адміністрації <text:a xlink:type="simple" xlink:href="https://www.president.gov.ua/documents/392023-45645" text:style-name="Internet_20_link" text:visited-style-name="Visited_20_Internet_20_Link">
</text:a>
 , а Сергія Гайдая зпосади голови Луганської ОДА - <text:a xlink:type="simple" xlink:href="https://www.president.gov.ua/documents/1492023-46105" text:style-name="Internet_20_link" text:visited-style-name="Visited_20_Internet_20_Link">
</text:a>
 .</text:p>
      <text:p text:style-name="P4">
Source: <text:a xlink:type="simple" xlink:href="https://www.ukrinform.ua/rubric-regions/3694594-urad-pogodiv-priznacenna-goliv-luganskoi-ta-sumskoi-oda.html" text:style-name="Internet_20_link" text:visited-style-name="Visited_20_Internet_20_Link">
https://www.ukrinform.ua/rubric-regions/3694594-urad-pogodiv-priznacenna-goliv-luganskoi-ta-sumskoi-oda.html</text:a>
</text:p>
      <!--NEWS-->
      <text:h text:style-name="P10" text:outline-level="1">
<text:span text:style-name="T4">
НБУ та Держдеп обговорили посилення санкційного тиску на рф</text:span>
</text:h>
      <text:p text:style-name="P4">
Authors: Ukrinform (Person)</text:p>
      <text:p text:style-name="P4">
Publisher: Укринформ (Organization)</text:p>
      <text:p text:style-name="P4">
Published Time: 2023-04-11T20:05:29+03:00</text:p>
      <text:p text:style-name="P4">
Modified Time: 2023-04-11T20:05:29+03:00</text:p>
      <text:p text:style-name="P4">
Description: Національний банк та Держдепартамент США обговорили дії, необхідні для посилення санкційного тиску на рф. Пріоритетними цілями є ключові фінустанови на ринку капіталу рф та російські банки. — Укрінформ.</text:p>
      <text:p text:style-name="P4">
Images: ["<text:a xlink:type="simple" xlink:href="https://static.ukrinform.com/photos/2020_06/thumb_files/630_360_1591893289-695.jpg" text:style-name="Internet_20_link" text:visited-style-name="Visited_20_Internet_20_Link">
630_360_15918...</text:a>
", "<text:a xlink:type="simple" xlink:href="https://static.ukrinform.com/photos/2023_04/1681232498-892.jpg" text:style-name="Internet_20_link" text:visited-style-name="Visited_20_Internet_20_Link">
1681232498-89...</text:a>
"]</text:p>
      <text:p text:style-name="P4">
Tags: ['Нацбанк', 'Санкції', 'Держдеп', 'росія', 'Андрій Пишний']</text:p>
      <text:p text:style-name="P4">
Type: Article</text:p>
      <!--METADATA-->
      <text:p text:style-name="P4">
<draw:frame draw:style-name="fr1" draw:name="Image204" text:anchor-type="as-char" svg:width="6.9236in" svg:height="3.956343in" draw:z-index="0">
<draw:image xlink:href="../Images/yкринформ/2023-04-11T20-05-29-03-00/630_360_1591893289-695.jpg" xlink:type="simple" xlink:show="embed" xlink:actuate="onLoad" draw:mime-type="image/jpeg"/>
</draw:frame>
Національний банк та Держдепартамент США обговорили дії, необхідні дляпосилення санкційного тиску на рф. Пріоритетними цілями є ключові фінустановина ринку капіталу рф та російські банки.</text:p>
      <text:p text:style-name="P4">
Як передає Укрінформ, про це повідомив <text:a xlink:type="simple" xlink:href="https://www.facebook.com/pyshnyy/posts/pfbid02FUdV9sH1agXgqUQJ8mGjqLAYEJzjTiaamWTRb9Suih1RksoiWEaLM5joobUjn1mWl" text:style-name="Internet_20_link" text:visited-style-name="Visited_20_Internet_20_Link">
</text:a>
голова Національного банку Андрій Пишний за підсумками зустрічі з керівникомОфісу з координації санкцій Державного департаменту США Джеймсом О’Браєном.</text:p>
      <text:p text:style-name="P4">
"Держави санкційної коаліції доклали значних зусиль для запровадження санкційпроти російських фінустанов. І роль США в цьому результаті надзвичайно вагома.Розповів про окремий напрям НБУ з підтримання санкційної політики України,робота за яким у останні 6 місяців була систематизована та відчутно посилена.Маємо реальні напрацювання і будемо нарощувати нашу експертність та важелівпливу", - сказав Пишний.</text:p>
      <text:p text:style-name="P4">
Він висловив упевненість, що Держдепартамент є надійним партнером на цьомушляху, тому регулятор буде формувати пряму комунікацію з ним, щоб забезпечитишвидке прийняття рішень та їх максимальну ефективність.</text:p>
      <text:p text:style-name="P4">
<text:span text:style-name="T4">
Читайте також:</text:span>
 <text:a xlink:type="simple" xlink:href="https://www.ukrinform.ua/rubric-world/3693120-bajden-prodovziv-sankcii-proti-rosii-se-na-rik.html" text:style-name="Internet_20_link" text:visited-style-name="Visited_20_Internet_20_Link">
 <text:span text:style-name="T4">
санкці</text:span>
 </text:a>
</text:p>
      <text:p text:style-name="P4">
"Обговорили з паном О’Браєном конкретні дії, необхідні вже зараз для посиленнясанкційного тиску на рф. Пріоритетними цілями, які мають потрапити підобмеження, є ключові фінустанови на ринку капіталу рф, а також російськібанки, у першу чергу ті, які обслуговують російський ВПК", - підкресливПишний.</text:p>
      <text:p text:style-name="P4">
<draw:frame draw:style-name="fr1" draw:name="Image205" text:anchor-type="as-char" svg:width="6.602564in" svg:height="10.0in" draw:z-index="0">
<draw:image xlink:href="../Images/yкринформ/2023-04-11T20-05-29-03-00/1681232498-892.jpg" xlink:type="simple" xlink:show="embed" xlink:actuate="onLoad" draw:mime-type="image/jpeg"/>
</draw:frame>
 Фото: АндрійПишний</text:p>
      <text:p text:style-name="P4">
Він зазначив, що кожна з цих фінустанов так чи інакше є активом кремля, а цеавтоматично прирівнює їх до «гаманців», з яких фінансується війна, або задопомогою яких створюються інструменти для обходу уже існуючих санкцій. Маютьдіяти й персональні обмеження проти керівників банківського та фінансовогосектору.</text:p>
      <text:p text:style-name="P4">
<text:span text:style-name="T4">
Читайте також:</text:span>
 <text:a xlink:type="simple" xlink:href="https://www.ukrinform.ua/rubric-polytics/3693104-rnbo-ta-urad-gotuut-sankcii-proti-osib-aki-pracuut-na-rosijsku-agresiu-zelenskij.html" text:style-name="Internet_20_link" text:visited-style-name="Visited_20_Internet_20_Link">
 <text:span text:style-name="T4">
санкці</text:span>
 </text:a>
</text:p>
      <text:p text:style-name="P4">
За словами голови НБУ, Україна також підтримує комунікацію з FATF. Головнамета – внесення росії до країн «чорного списку FATF». Для цього є всіпідстави, вважає Пишний.</text:p>
      <text:p text:style-name="P4">
"Достатньо лише подивитися на те, як стрімко розвивається співпраця росії зІраном, як лунають повідомлення про інтеграцію їхніх систем міжбанківськогозв’язку та потенційну інтеграцію платіжних систем МІР та Шетаб. Такий сценарійозначає тільки одне – Іран отримає доступ до світової фінансової системи таресурсів, які можуть спрямовуватися на фінансування розроблення зброї масовогознищення, терористичної діяльності та постачання озброєння", - зауваживочільник <text:a xlink:type="simple" xlink:href="https://www.ukrinform.ua/tag-nacbank" text:style-name="Internet_20_link" text:visited-style-name="Visited_20_Internet_20_Link">
 </text:a>
 .</text:p>
      <text:p text:style-name="P4">
Він виокремив іще один напрямок спільної роботи – забезпечення виходу з ринкурф міжнародних банківських груп.</text:p>
      <text:p text:style-name="P4">
"В умовах запроваджених росією обмежень процедура виходу стала складнішою, алезалишатися там неприйнятно. Саме тому закликаємо партнерів долучатися доколективного пошуку механізму для стимулювання міжнародних банків вийти зросійського ринку", - підсумував Пишний.</text:p>
      <text:p text:style-name="P4">
Як повідомляв Укрінформ, голова Нацбанку відбув до Вашингтона для участі ущорічних Весняних зборах Міжнародного валютного фонду та Групи Світовогобанку.</text:p>
      <text:p text:style-name="P4">
Source: <text:a xlink:type="simple" xlink:href="https://www.ukrinform.ua/rubric-economy/3694595-nbu-ta-derzdep-obgovorili-posilenna-sankcijnogo-tisku-na-rf.html" text:style-name="Internet_20_link" text:visited-style-name="Visited_20_Internet_20_Link">
https://www.ukrinform.ua/rubric-economy/3694595-nbu-ta-derzdep-obgovorili-posilenna-sankcijnogo-tisku-na-rf.html</text:a>
</text:p>
      <!--NEWS-->
      <text:h text:style-name="P10" text:outline-level="1">
<text:span text:style-name="T4">
«Репортери без кордонів» розкритикували обмеження для ЗМІ на лінії фронту в Україні</text:span>
</text:h>
      <text:p text:style-name="P4">
Authors: Ukrinform (Person)</text:p>
      <text:p text:style-name="P4">
Publisher: Укринформ (Organization)</text:p>
      <text:p text:style-name="P4">
Published Time: 2023-04-11T20:10:00+03:00</text:p>
      <text:p text:style-name="P4">
Modified Time: 2023-04-11T20:10:00+03:00</text:p>
      <text:p text:style-name="P4">
Description: Організація «Репортери без кордонів» висловила невдоволення щодо запровадження з кінця березня заборони на відвідання представниками ЗМІ 52 прифронтових міст і сіл на сході України. — Укрінформ.</text:p>
      <text:p text:style-name="P4">
Images: ["<text:a xlink:type="simple" xlink:href="https://static.ukrinform.com/photos/2021_12/thumb_files/630_360_1639647342-625.jpg" text:style-name="Internet_20_link" text:visited-style-name="Visited_20_Internet_20_Link">
630_360_16396...</text:a>
"]</text:p>
      <text:p text:style-name="P4">
Tags: ['ЗМІ', 'Репортери без кордонів', 'Війна з росією']</text:p>
      <text:p text:style-name="P4">
Type: Article</text:p>
      <!--METADATA-->
      <text:p text:style-name="P4">
<draw:frame draw:style-name="fr1" draw:name="Image206" text:anchor-type="as-char" svg:width="6.9236in" svg:height="3.956343in" draw:z-index="0">
<draw:image xlink:href="../Images/yкринформ/2023-04-11T20-10-00-03-00/630_360_1639647342-625.jpg" xlink:type="simple" xlink:show="embed" xlink:actuate="onLoad" draw:mime-type="image/jpeg"/>
</draw:frame>
Організація «Репортери без кордонів» висловила невдоволення щодо запровадженняз кінця березня заборони на відвідання представниками ЗМІ 52 прифронтових місті сіл на сході України.</text:p>
      <text:p text:style-name="P4">
Про це йдеться у <text:a xlink:type="simple" xlink:href="https://www.reporter-ohne-grenzen.de/pressemitteilungen/meldung/front-verbot-fuer-medienschaffende" text:style-name="Internet_20_link" text:visited-style-name="Visited_20_Internet_20_Link">
 </text:a>
 насайті організації, передає Укрінформ.</text:p>
      <text:p text:style-name="P4">
«Ми вважаємо, що нові заходи є надмірними. Вони роблять інформування з фронтупрактично неможливими», - заявив виконавчий директор «Репортерів без кордонів»Крістіан Мір.</text:p>
      <text:p text:style-name="P4">
Як зазначається, військові регіональні командування поділили район бойових дійна зони - "червону", "жовту" та "зелену". Представникам ЗМІ заборонений вхід у"червону зону". У "жовтій зоні" репортерам дозволено перебувати лише всупроводі пресофіцера або іншої особи, визначеної військовими. Робота в"зеленій зоні" дозволена без обмежень.</text:p>
      <text:p text:style-name="P4">
<text:span text:style-name="T4">
Читайте також:</text:span>
 <text:a xlink:type="simple" xlink:href="https://www.ukrinform.ua/rubric-society/3685142-zurnalisti-zaklikaut-virisiti-situaciu-z-dostupom-do-visvitlenna-bojovih-dij.html" text:style-name="Internet_20_link" text:visited-style-name="Visited_20_Internet_20_Link">
 </text:a>
</text:p>
      <text:p text:style-name="P4">
Крім того, військові запроваджують нові прескарти для працівників ЗМІ в зонібойових дій. Ці акредитації дійсні протягом шести місяців, а потім мають бутионовлені. У разі порушення нових правил працівники ЗМІ можуть бути позбавленіакредитації або її можуть тимчасово припинити.</text:p>
      <text:p text:style-name="P4">
Речниця пресцентру Оперативного командування «Південь» Наталія Гуменюк <text:a xlink:type="simple" xlink:href="https://www.ukrinform.ua/rubric-society/3685776-zoni-roboti-zurnalistiv-viznacaut-z-urahuvannam-bezpekovoi-situacii-recniki-zsu.html" text:style-name="Internet_20_link" text:visited-style-name="Visited_20_Internet_20_Link">
</text:a>
 , що новіправила не спрямовані на перешкоджання роботі журналістів.</text:p>
      <text:p text:style-name="P4">
Як повідомлялось, нові умови організації роботи представників медіа в районахведення бойових дій набули чинності <text:a xlink:type="simple" xlink:href="https://armyinform.com.ua/2023/03/01/v-ukrayini-zminyuyutsya-pravyla-otrymannya-preskarty-dlya-mediaspilnoty/" text:style-name="Internet_20_link" text:visited-style-name="Visited_20_Internet_20_Link">
</text:a>
 Головнокомандувача Збройних силУкраїни № 73 від 03.03.2022 року «Про організацію взаємодії між Збройнимисилами України, іншими складовими Сил оборони та представниками засобівмасової інформації на час дії правового режиму воєнного стану». Відповідно доних передбачене визначення «червоної», «жовтої» та «зеленої» зон дляперебування представників <text:a xlink:type="simple" xlink:href="https://www.ukrinform.ua/tag-zmi" text:style-name="Internet_20_link" text:visited-style-name="Visited_20_Internet_20_Link">
 </text:a>
 . Рішення проподіл на зони ухвалюють командувачі оперативно-стратегічних угрупованьтерміном на тиждень, тому щотижня зонування може змінюватися.</text:p>
      <text:p text:style-name="P4">
<text:span text:style-name="T4">
Читайте також:</text:span>
 <text:a xlink:type="simple" xlink:href="https://www.ukrinform.ua/rubric-regions/3684800-zelena-zovta-cervona-dla-zurnalistiv-na-doneccini-viznacili-tri-zoni.html" text:style-name="Internet_20_link" text:visited-style-name="Visited_20_Internet_20_Link">
 </text:a>
</text:p>
      <text:p text:style-name="P4">
У листопаді 2022 року шість українських та іноземних ЗМІ втратили акредитаціючерез репортажі з деокупованого Херсона без дозволу місцевого командування.Згодом їм повернули акредитації.</text:p>
      <text:p text:style-name="P4">
Source: <text:a xlink:type="simple" xlink:href="https://www.ukrinform.ua/rubric-society/3694598-reporteri-bez-kordoniv-rozkritikuvali-obmezenna-dla-zmi-na-linii-frontu-v-ukraini.html" text:style-name="Internet_20_link" text:visited-style-name="Visited_20_Internet_20_Link">
https://www.ukrinform.ua/rubric-society/3694598-reporteri-bez-kordoniv-rozkritikuvali-obmezenna-dla-zmi-na-linii-frontu-v-ukraini.html</text:a>
</text:p>
      <!--NEWS-->
      <text:h text:style-name="P10" text:outline-level="1">
<text:span text:style-name="T4">
Рада планує спростити умови виробництва вина та крафтових алкогольних напоїв</text:span>
</text:h>
      <text:p text:style-name="P4">
Authors: Ukrinform (Person)</text:p>
      <text:p text:style-name="P4">
Publisher: Укринформ (Organization)</text:p>
      <text:p text:style-name="P4">
Published Time: 2023-04-11T20:17:35+03:00</text:p>
      <text:p text:style-name="P4">
Modified Time: 2023-04-11T20:17:35+03:00</text:p>
      <text:p text:style-name="P4">
Description: Верховна Рада на засіданні 11 квітня прийняла у першому читанні законопроєкти, які спрямовані на підтримку малих виробників крафтових спиртних напоїв та виноробів. — Укрінформ.</text:p>
      <text:p text:style-name="P4">
Images: ["<text:a xlink:type="simple" xlink:href="https://static.ukrinform.com/photos/2021_04/thumb_files/630_360_1617432258-754.jpg" text:style-name="Internet_20_link" text:visited-style-name="Visited_20_Internet_20_Link">
630_360_16174...</text:a>
"]</text:p>
      <text:p text:style-name="P4">
Tags: ['Алкоголь', 'Верховна Рада', 'Вино', 'Виробництво']</text:p>
      <text:p text:style-name="P4">
Type: Article</text:p>
      <!--METADATA-->
      <text:p text:style-name="P4">
<draw:frame draw:style-name="fr1" draw:name="Image207" text:anchor-type="as-char" svg:width="6.9236in" svg:height="3.956343in" draw:z-index="0">
<draw:image xlink:href="../Images/yкринформ/2023-04-11T20-17-35-03-00/630_360_1617432258-754.jpg" xlink:type="simple" xlink:show="embed" xlink:actuate="onLoad" draw:mime-type="image/jpeg"/>
</draw:frame>
 ВерховнаРада на засіданні 11 квітня прийняла у першому читанні законопроєкти, якіспрямовані на підтримку малих виробників крафтових спиртних напоїв тавиноробів.</text:p>
      <text:p text:style-name="P4">
Як передає Укрінформ, про це повідомляє  <text:a xlink:type="simple" xlink:href="https://minagro.gov.ua/news/parlament-v-pershomu-chitanni-uhvaliv-zakonoproekti-spryamovani-na-pidtrimku-vinorobiv-ta-malih-virobnikiv-kraftovih-spirtnih-napoyiv" text:style-name="Internet_20_link" text:visited-style-name="Visited_20_Internet_20_Link">
</text:a>
 пресслужба <text:a xlink:type="simple" xlink:href="https://minagro.gov.ua/news/parlament-v-pershomu-chitanni-uhvaliv-zakonoproekti-spryamovani-na-pidtrimku-vinorobiv-ta-malih-virobnikiv-kraftovih-spirtnih-napoyiv" text:style-name="Internet_20_link" text:visited-style-name="Visited_20_Internet_20_Link">
</text:a>
</text:p>
      <text:p text:style-name="P4">
Зазначається, що парламент ухвалив за основу законопроєкти “Про внесення зміндо деяких законів України щодо спрощення умов виробництва дистилятівсуб’єктами малого підприємництва” (№ 5762) та «Про внесення змін до деякихзаконодавчих актів <text:a xlink:type="simple" xlink:href="https://www.ukrinform.ua/tag-ukraina" text:style-name="Internet_20_link" text:visited-style-name="Visited_20_Internet_20_Link">
 </text:a>
 щодо розвиткувиробництва виноробної продукції та спрощення господарської діяльності малихвиробництв виноробної продукції» (№9030).</text:p>
      <text:p text:style-name="P4">
Законопроєкт №5762: пропонує визнати малими виробниками дистилятів суб’єктівгосподарювання, що виробляють спиртові дистиляти та спиртні напої з власнихдистилятів, спрощує отримання ліцензії на виробництво та знижує її вартість.Крім цього, документ узгоджує норми законодавства щодо ліцензуваннявиробництва та продажу спиртових дистилятів та виключає положення щодообов’язкової сертифікації спирту, дистилятів, біоетанолу і тютюнових виробів.</text:p>
      <text:p text:style-name="P4">
<text:span text:style-name="T4">
Читайте також:</text:span>
 <text:a xlink:type="simple" xlink:href="https://www.ukrinform.ua/rubric-economy/3625867-rada-uhvalila-zakon-pro-geograficni-zaznacenna-spirtnih-napoiv.html" text:style-name="Internet_20_link" text:visited-style-name="Visited_20_Internet_20_Link">
 <text:span text:style-name="T4">
спиртн</text:span>
 </text:a>
</text:p>
      <text:p text:style-name="P4">
Законопроєкт №9030 стосується малих виноробів. Він пропонує скасувати низкубюрократичних процедур та обмежень, в тому числі ліцензії на здійсненнядіяльності з виробництва алкогольних напоїв. Натомість пропонується створитиреєстр малих виробництв виноробної продукції. Також передбачається зменшеннявимог до матеріально-технічної бази малих виробництв та спрощення процедуризвітності.</text:p>
      <text:p text:style-name="P4">
Як повідомлялося, законопроєкт №5762 зареєстровано у Верховній Раді України 14липня 2021 року. Законопроєкт №9030 було зареєстровано 17 лютого 2023 року.</text:p>
      <text:p text:style-name="P4">
Source: <text:a xlink:type="simple" xlink:href="https://www.ukrinform.ua/rubric-economy/3694601-rada-planue-sprostiti-umovi-virobnictva-vina-ta-kraftovih-alkogolnih-napoiv.html" text:style-name="Internet_20_link" text:visited-style-name="Visited_20_Internet_20_Link">
https://www.ukrinform.ua/rubric-economy/3694601-rada-planue-sprostiti-umovi-virobnictva-vina-ta-kraftovih-alkogolnih-napoiv.html</text:a>
</text:p>
      <!--NEWS-->
      <text:h text:style-name="P10" text:outline-level="1">
<text:span text:style-name="T4">
Злиті секретні документи США мають серйозні неточності - міноборони Британії</text:span>
</text:h>
      <text:p text:style-name="P4">
Authors: Ukrinform (Person)</text:p>
      <text:p text:style-name="P4">
Publisher: Укринформ (Organization)</text:p>
      <text:p text:style-name="P4">
Published Time: 2023-04-11T20:22:14+03:00</text:p>
      <text:p text:style-name="P4">
Modified Time: 2023-04-11T20:22:14+03:00</text:p>
      <text:p text:style-name="P4">
Description: Міністерство оборони Великої Британії заявило про «серйозний рівень неточності» у злитих у мережу, ймовірно, секретних документах США. — Укрінформ.</text:p>
      <text:p text:style-name="P4">
Images: ["<text:a xlink:type="simple" xlink:href="https://static.ukrinform.com/photos/2021_04/thumb_files/630_360_1618211624-782.jpg" text:style-name="Internet_20_link" text:visited-style-name="Visited_20_Internet_20_Link">
630_360_16182...</text:a>
"]</text:p>
      <text:p text:style-name="P4">
Tags: ['Британія', 'Пентагон', 'США', 'ЗСУ', 'Документи']</text:p>
      <text:p text:style-name="P4">
Type: Article</text:p>
      <!--METADATA-->
      <text:p text:style-name="P4">
<draw:frame draw:style-name="fr1" draw:name="Image208" text:anchor-type="as-char" svg:width="6.9236in" svg:height="3.956343in" draw:z-index="0">
<draw:image xlink:href="../Images/yкринформ/2023-04-11T20-22-14-03-00/630_360_1618211624-782.jpg" xlink:type="simple" xlink:show="embed" xlink:actuate="onLoad" draw:mime-type="image/jpeg"/>
</draw:frame>
Міністерство оборони Великої Британії заявило про «серйозний рівеньнеточності» у злитих у мережу, ймовірно, секретних документах США.</text:p>
      <text:p text:style-name="P4">
Про це британське відомство повідомило у <text:a xlink:type="simple" xlink:href="https://twitter.com/DefenceHQ/status/1645817692148883456" text:style-name="Internet_20_link" text:visited-style-name="Visited_20_Internet_20_Link">
</text:a>
 , передаєУкрінформ.</text:p>
      <text:p text:style-name="P4">
«Широко відомий витік передбачуваної секретної інформації США продемонструвавсерйозний рівень неточності. Читачі повинні бути обережними і не приймати зачисту монету твердження, які потенційно можуть поширювати дезінформацію», –йдеться у дописі.</text:p>
      <text:p text:style-name="P4">
<text:span text:style-name="T4">
Читайте також:</text:span>
 <text:a xlink:type="simple" xlink:href="https://www.ukrinform.ua/rubric-world/3694588-u-senati-ssa-iniciuut-sekretnij-brifing-sodo-reaguvanna-na-vitik-dokumentiv-pentagona-cnn.html" text:style-name="Internet_20_link" text:visited-style-name="Visited_20_Internet_20_Link">
 <text:span text:style-name="T4">
Пентаг</text:span>
 </text:a>
</text:p>
      <text:p text:style-name="P4">
Як повідомляв Укрінформ, минулого тижня видання The New York Times повідомило,що <text:a xlink:type="simple" xlink:href="https://www.ukrinform.ua/rubric-world/3693664-u-ssa-rozpocali-rozsliduvanna-pisla-novogo-vitoku-sekretnih-vijskovih-dokumentiv.html" text:style-name="Internet_20_link" text:visited-style-name="Visited_20_Internet_20_Link">
 </text:a>
 , якістосуються планів США й НАТО щодо запланованого контрнаступу ЗСУ. Тим часом,група розслідувачів Bellingcat провела власне розслідування щодо пошукупершоджерел злитих документів Пентагону.</text:p>
      <text:p text:style-name="P4">
Радник керівника Офісу Президента Михайло Подоляк заявив, що оприлюднення,нібито, документів про контрнаступ України - <text:a xlink:type="simple" xlink:href="https://www.ukrinform.ua/rubric-other_news/3692956-v-op-nazvali-rosijskim-blefom-publikaciu-nibito-dokumentiv-pro-kontrnastup.html" text:style-name="Internet_20_link" text:visited-style-name="Visited_20_Internet_20_Link">
</text:a>
 .</text:p>
      <text:p text:style-name="P4">
Міністерство юстиції <text:a xlink:type="simple" xlink:href="https://www.ukrinform.ua/tag-ssa" text:style-name="Internet_20_link" text:visited-style-name="Visited_20_Internet_20_Link">
 </text:a>
 оголосило, щорозпочало розслідування витоку документів американської розвідки, які булиопубліковані в соціальних мережах протягом останніх тижнів.</text:p>
      <text:p text:style-name="P4">
Source: <text:a xlink:type="simple" xlink:href="https://www.ukrinform.ua/rubric-world/3694602-zliti-sekretni-dokumenti-ssa-maut-serjozni-netocnosti-minoboroni-britanii.html" text:style-name="Internet_20_link" text:visited-style-name="Visited_20_Internet_20_Link">
https://www.ukrinform.ua/rubric-world/3694602-zliti-sekretni-dokumenti-ssa-maut-serjozni-netocnosti-minoboroni-britanii.html</text:a>
</text:p>
      <!--NEWS-->
      <text:h text:style-name="P10" text:outline-level="1">
<text:span text:style-name="T4">
Армія рф двічі обстріляла громаду на Дніпропетровщині</text:span>
</text:h>
      <text:p text:style-name="P4">
Authors: Ukrinform (Person)</text:p>
      <text:p text:style-name="P4">
Publisher: Укринформ (Organization)</text:p>
      <text:p text:style-name="P4">
Published Time: 2023-04-11T20:27:00+03:00</text:p>
      <text:p text:style-name="P4">
Modified Time: 2023-04-11T20:27:00+03:00</text:p>
      <text:p text:style-name="P4">
Description: російська армія двічі за день обстріляла Марганецьку громаду, що у Нікопольському районі. — Укрінформ.</text:p>
      <text:p text:style-name="P4">
Images: ["<text:a xlink:type="simple" xlink:href="https://static.ukrinform.com/photos/2023_04/thumb_files/630_360_1681233724-269.jpg" text:style-name="Internet_20_link" text:visited-style-name="Visited_20_Internet_20_Link">
630_360_16812...</text:a>
", "<text:a xlink:type="simple" xlink:href="https://static.ukrinform.com/photos/2023_04/1681233700-952.jpg" text:style-name="Internet_20_link" text:visited-style-name="Visited_20_Internet_20_Link">
1681233700-95...</text:a>
", "<text:a xlink:type="simple" xlink:href="https://static.ukrinform.com/photos/2023_04/1681233701-260.jpg" text:style-name="Internet_20_link" text:visited-style-name="Visited_20_Internet_20_Link">
1681233701-26...</text:a>
", "<text:a xlink:type="simple" xlink:href="https://static.ukrinform.com/photos/2023_04/1681233700-978.jpg" text:style-name="Internet_20_link" text:visited-style-name="Visited_20_Internet_20_Link">
1681233700-97...</text:a>
"]</text:p>
      <text:p text:style-name="P4">
Tags: ['Дніпропетровщина', 'Обстріл', 'Війна з росією']</text:p>
      <text:p text:style-name="P4">
Type: Article</text:p>
      <!--METADATA-->
      <text:p text:style-name="P4">
<draw:frame draw:style-name="fr1" draw:name="Image209" text:anchor-type="as-char" svg:width="6.9236in" svg:height="3.956343in" draw:z-index="0">
<draw:image xlink:href="../Images/yкринформ/2023-04-11T20-27-00-03-00/630_360_1681233724-269.jpg" xlink:type="simple" xlink:show="embed" xlink:actuate="onLoad" draw:mime-type="image/jpeg"/>
</draw:frame>
 російськаармія двічі за день обстріляла Марганецьку громаду, що у Нікопольськомурайоні.</text:p>
      <text:p text:style-name="P4">
Про це у <text:a xlink:type="simple" xlink:href="https://t.me/mykola_lukashuk/4077" text:style-name="Internet_20_link" text:visited-style-name="Visited_20_Internet_20_Link">
 </text:a>
 повідомляє головаДніпропетровської обласної ради Микола Лукашук, передає Укрінформ.</text:p>
      <text:p text:style-name="P4">
"росіяни продовжують терор Нікопольщини. Сьогодні ворог двічі <text:a xlink:type="simple" xlink:href="https://www.ukrinform.ua/tag-obstril" text:style-name="Internet_20_link" text:visited-style-name="Visited_20_Internet_20_Link">
</text:a>
 Марганецьку громаду. Працівники ДСНСз‘ясовують наслідки", - йдеться у дописі.</text:p>
      <text:p text:style-name="P4">
<draw:frame draw:style-name="fr1" draw:name="Image210" text:anchor-type="as-char" svg:width="6.9236in" svg:height="6.9236in" draw:z-index="0">
<draw:image xlink:href="../Images/yкринформ/2023-04-11T20-27-00-03-00/1681233700-952.jpg" xlink:type="simple" xlink:show="embed" xlink:actuate="onLoad" draw:mime-type="image/jpeg"/>
</draw:frame>
<draw:frame draw:style-name="fr1" draw:name="Image211" text:anchor-type="as-char" svg:width="6.9236in" svg:height="6.9236in" draw:z-index="0">
<draw:image xlink:href="../Images/yкринформ/2023-04-11T20-27-00-03-00/1681233701-260.jpg" xlink:type="simple" xlink:show="embed" xlink:actuate="onLoad" draw:mime-type="image/jpeg"/>
</draw:frame>
</text:p>
      <text:p text:style-name="P4">
Наразі відомо, що пошкоджено приватний житловий будинок. Люди не постраждали.</text:p>
      <text:p text:style-name="P4">
<draw:frame draw:style-name="fr1" draw:name="Image212" text:anchor-type="as-char" svg:width="6.9236in" svg:height="6.9236in" draw:z-index="0">
<draw:image xlink:href="../Images/yкринформ/2023-04-11T20-27-00-03-00/1681233700-978.jpg" xlink:type="simple" xlink:show="embed" xlink:actuate="onLoad" draw:mime-type="image/jpeg"/>
</draw:frame>
</text:p>
      <text:p text:style-name="P4">
<text:span text:style-name="T4">
Читайте також:</text:span>
 <text:a xlink:type="simple" xlink:href="https://www.ukrinform.ua/rubric-ato/3694436-rosiani-obstrilali-z-minometiv-dva-prikordonni-sela-na-sumsini.html" text:style-name="Internet_20_link" text:visited-style-name="Visited_20_Internet_20_Link">
 <text:span text:style-name="T4">
обстріл</text:span>
 </text:a>
</text:p>
      <text:p text:style-name="P4">
Раніше повідомлялось, що <text:a xlink:type="simple" xlink:href="https://www.ukrinform.ua/rubric-regions/3694435-na-dnipropetrovsini-majze-zaversili-rozminuvanna-silgospzemel.html" text:style-name="Internet_20_link" text:visited-style-name="Visited_20_Internet_20_Link">
 </text:a>
 на території Дніпропетровської області.</text:p>
      <text:p text:style-name="P4">
<text:span text:style-name="T5">
Фото: Телеграм Микола Лукашук – голова ДОР</text:span>
</text:p>
      <text:p text:style-name="P4">
Source: <text:a xlink:type="simple" xlink:href="https://www.ukrinform.ua/rubric-ato/3694605-armia-rf-dvici-obstrilala-gromadu-na-dnipropetrovsini.html" text:style-name="Internet_20_link" text:visited-style-name="Visited_20_Internet_20_Link">
https://www.ukrinform.ua/rubric-ato/3694605-armia-rf-dvici-obstrilala-gromadu-na-dnipropetrovsini.html</text:a>
</text:p>
      <!--NEWS-->
      <text:h text:style-name="P10" text:outline-level="1">
<text:span text:style-name="T4">
У Гаазі протестувальники намагалися зірвати виступ Макрона</text:span>
</text:h>
      <text:p text:style-name="P4">
Authors: Ukrinform (Person)</text:p>
      <text:p text:style-name="P4">
Publisher: Укринформ (Organization)</text:p>
      <text:p text:style-name="P4">
Published Time: 2023-04-11T20:29:02+03:00</text:p>
      <text:p text:style-name="P4">
Modified Time: 2023-04-11T20:29:02+03:00</text:p>
      <text:p text:style-name="P4">
Description: Протестувальники перервали виступ президента Франції Емманюеля Макрона, який перебуває з дводенним державним візитом в Нідерландах. — Укрінформ.</text:p>
      <text:p text:style-name="P4">
Images: ["<text:a xlink:type="simple" xlink:href="https://static.ukrinform.com/photos/2022_04/thumb_files/630_360_1650825731-530.jpg" text:style-name="Internet_20_link" text:visited-style-name="Visited_20_Internet_20_Link">
630_360_16508...</text:a>
", "<text:a xlink:type="simple" xlink:href="https://static.ukrinform.com/photos/2023_04/1681233888-562.jpg" text:style-name="Internet_20_link" text:visited-style-name="Visited_20_Internet_20_Link">
1681233888-56...</text:a>
"]</text:p>
      <text:p text:style-name="P4">
Tags: ['Гаага', 'Макрон', 'Нідерланди']</text:p>
      <text:p text:style-name="P4">
Type: Article</text:p>
      <!--METADATA-->
      <text:p text:style-name="P4">
<draw:frame draw:style-name="fr1" draw:name="Image213" text:anchor-type="as-char" svg:width="6.9236in" svg:height="3.956343in" draw:z-index="0">
<draw:image xlink:href="../Images/yкринформ/2023-04-11T20-29-02-03-00/630_360_1650825731-530.jpg" xlink:type="simple" xlink:show="embed" xlink:actuate="onLoad" draw:mime-type="image/jpeg"/>
</draw:frame>
Протестувальники перервали виступ президента Франції Емманюеля Макрона, якийперебуває з дводенним державним візитом в Нідерландах.</text:p>
      <text:p text:style-name="P4">
Про це повідомляє Укрінформ з посиланням на  <text:a xlink:type="simple" xlink:href="https://nos.nl/artikel/2471032-toespraak-macron-bij-staatsbezoek-verstoord-door-activisten" text:style-name="Internet_20_link" text:visited-style-name="Visited_20_Internet_20_Link">
</text:a>
 .</text:p>
      <text:p text:style-name="P4">
“Президента Франції Макрона під час виступу в Гаазі про майбутнє Європиперервали глядачі, які вигукували гасла з трибун”, - йдеться у повідомленні.</text:p>
      <text:p text:style-name="P4">
Зазначається, що один із демонстрантів вигукнув “Де французька демократія?”,також демонстранти підняли транспарант із написом “Президент насильства талицемірства”, але банер забрала охорона.</text:p>
      <text:p text:style-name="P4">
<draw:frame draw:style-name="fr1" draw:name="Image214" text:anchor-type="as-char" svg:width="6.9236in" svg:height="3.89773in" draw:z-index="0">
<draw:image xlink:href="../Images/yкринформ/2023-04-11T20-29-02-03-00/1681233888-562.jpg" xlink:type="simple" xlink:show="embed" xlink:actuate="onLoad" draw:mime-type="image/jpeg"/>
</draw:frame>
 Фото: Robin vanLonkhuijsen</text:p>
      <text:p text:style-name="P4">
Макрон ненадовго перервав свій виступ і спробував відповістипротестувальникам, але його перекричали.</text:p>
      <text:p text:style-name="P4">
“Я можу відповісти на це питання, якщо ви дасте мені час”, - сказав він.</text:p>
      <text:p text:style-name="P4">
Після того як вивели демонстрантів Макрон продовжив свій виступ.</text:p>
      <text:p text:style-name="P4">
“Дуже важливо вести дебати”, - сказав Макрон, відновлюючи свою промову.</text:p>
      <text:p text:style-name="P4">
<text:span text:style-name="T4">
Читайте також:</text:span>
 <text:a xlink:type="simple" xlink:href="https://www.ukrinform.ua/rubric-world/3694442-u-nimeccini-ta-cehii-rozkritikuvali-zaavi-makrona-sodo-tajvanu.html" text:style-name="Internet_20_link" text:visited-style-name="Visited_20_Internet_20_Link">
 <text:span text:style-name="T4">
Макрон</text:span>
 </text:a>
</text:p>
      <text:p text:style-name="P4">
В останні місяці у Франції не вщухають протести проти пенсійної реформи, якапідвищує пенсійний вік з 62 до 64 років.</text:p>
      <text:p text:style-name="P4">
Як повідомляв Укрінформ, президент Франції Емманюель Макрон із дружиноюприбули до Нідерландів з дводенним державним візитом на тлі критики йогокоментарів стосовно позиції Європи щодо Китаю та Тайваню.</text:p>
      <text:p text:style-name="P4">
Це перший державний візит президента Франції до Нідерландів за 23 роки.</text:p>
      <text:p text:style-name="P4">
Главу Франції привітали салютом із 42 гармат французькі військові кораблі, атакож військово-морські сили Нідерландів.</text:p>
      <text:p text:style-name="P4">
Емманюель Макрон після повернення з триденного державного візиту до КНРзаявив, що <text:a xlink:type="simple" xlink:href="https://www.ukrinform.ua/tag-evropa" text:style-name="Internet_20_link" text:visited-style-name="Visited_20_Internet_20_Link">
 </text:a>
 не зацікавлена в ескалаціїкризи навколо Тайваню і повинна дотримуватися власної стратегії у відносинахіз островом, незалежної як від Сполучених Штатів, так і від Китаю.</text:p>
      <text:p text:style-name="P4">
Політики Німеччини та Чехії розкритикували заяви президента Франції ЕммануеляМакрона щодо Тайваню, а також залежності країн Європи від США.</text:p>
      <text:p text:style-name="P4">
Глава польського уряду Матеуш Моравецький застеріг окремих європейськихлідерів від спроби просувати у Європі політику “стратегічної автономії” відСША, закликавши, навпаки, до розвитку стратегічної співпраці Європи зВашингтоном.</text:p>
      <text:p text:style-name="P4">
Source: <text:a xlink:type="simple" xlink:href="https://www.ukrinform.ua/rubric-world/3694606-u-gaazi-protestuvalniki-namagalisa-zirvati-vistup-makrona.html" text:style-name="Internet_20_link" text:visited-style-name="Visited_20_Internet_20_Link">
https://www.ukrinform.ua/rubric-world/3694606-u-gaazi-protestuvalniki-namagalisa-zirvati-vistup-makrona.html</text:a>
</text:p>
      <!--NEWS-->
      <text:h text:style-name="P10" text:outline-level="1">
<text:span text:style-name="T4">
Під Лиманом українська артилерія знищила два російських танки</text:span>
</text:h>
      <text:p text:style-name="P4">
Authors: Ukrinform (Person)</text:p>
      <text:p text:style-name="P4">
Publisher: Укринформ (Organization)</text:p>
      <text:p text:style-name="P4">
Published Time: 2023-04-11T20:35:08+03:00</text:p>
      <text:p text:style-name="P4">
Modified Time: 2023-04-11T20:35:08+03:00</text:p>
      <text:p text:style-name="P4">
Description: Артилеристи 43-ї окремої артилерійської бригади імені гетьмана Тараса Трясила знищили під Лиманом Донецької області два російських танки, які намагались атакувати українські позиції. — Укрінформ.</text:p>
      <text:p text:style-name="P4">
Images: ["<text:a xlink:type="simple" xlink:href="https://static.ukrinform.com/photos/2022_04/thumb_files/630_360_1649246844-344.jpg" text:style-name="Internet_20_link" text:visited-style-name="Visited_20_Internet_20_Link">
630_360_16492...</text:a>
"]</text:p>
      <text:p text:style-name="P4">
Tags: ['Донеччина', 'Танк', 'Лиман', 'Війна з росією', 'Артилерія']</text:p>
      <text:p text:style-name="P4">
Type: Article</text:p>
      <!--METADATA-->
      <text:p text:style-name="P4">
<draw:frame draw:style-name="fr1" draw:name="Image215" text:anchor-type="as-char" svg:width="6.9236in" svg:height="3.956343in" draw:z-index="0">
<draw:image xlink:href="../Images/yкринформ/2023-04-11T20-35-08-03-00/630_360_1649246844-344.jpg" xlink:type="simple" xlink:show="embed" xlink:actuate="onLoad" draw:mime-type="image/jpeg"/>
</draw:frame>
Артилеристи 43-ї окремої артилерійської бригади імені гетьмана Тараса Трясилазнищили під Лиманом Донецької області два російських танки, які намагалисьатакувати українські позиції.</text:p>
      <text:p text:style-name="P4">
Як передає Укрінформ, про це артилерійська бригада повідомляє у  <text:a xlink:type="simple" xlink:href="https://www.facebook.com/watch/" text:style-name="Internet_20_link" text:visited-style-name="Visited_20_Internet_20_Link">
</text:a>
 .</text:p>
      <text:p text:style-name="P4">
“43 ОАБр мінуснула два російські <text:a xlink:type="simple" xlink:href="https://www.ukrinform.ua/tag-tank" text:style-name="Internet_20_link" text:visited-style-name="Visited_20_Internet_20_Link">
 </text:a>
 , якінамагались атакувати українські позиції під Лиманом”, - йдеться уповідомленні.</text:p>
      <text:p text:style-name="P4">
Відео: <text:a xlink:type="simple" xlink:href="https://www.facebook.com/watch/" text:style-name="Internet_20_link" text:visited-style-name="Visited_20_Internet_20_Link">
 </text:a>
</text:p>
      <text:p text:style-name="P4">
<text:span text:style-name="T4">
Читайте також:</text:span>
 <text:a xlink:type="simple" xlink:href="https://www.ukrinform.ua/rubric-ato/3693898-na-avdiivskomu-napramku-zsu-znisili-rosijskij-mi24.html" text:style-name="Internet_20_link" text:visited-style-name="Visited_20_Internet_20_Link">
 <text:span text:style-name="T4">
знищили</text:span>
 </text:a>
</text:p>
      <text:p text:style-name="P4">
Як повідомляв Укрінформ, за даними Генштабу,  <text:a xlink:type="simple" xlink:href="https://www.ukrinform.ua/rubric-ato/3694563-aviacia-zsu-za-den-zavdala-13-udariv-po-poziciah-voroga.html" text:style-name="Internet_20_link" text:visited-style-name="Visited_20_Internet_20_Link">
</text:a>
 на Лиманському, Бахмутському,Авдіївському та Мар’їнському напрямках відбили понад пів сотні ворожих атак.</text:p>
      <text:p text:style-name="P4">
<text:span text:style-name="T5">
Фото ілюстративне</text:span>
</text:p>
      <text:p text:style-name="P4">
Source: <text:a xlink:type="simple" xlink:href="https://www.ukrinform.ua/rubric-ato/3694608-pid-limanom-ukrainska-artileria-znisila-dva-rosijskih-tanki.html" text:style-name="Internet_20_link" text:visited-style-name="Visited_20_Internet_20_Link">
https://www.ukrinform.ua/rubric-ato/3694608-pid-limanom-ukrainska-artileria-znisila-dva-rosijskih-tanki.html</text:a>
</text:p>
      <!--NEWS-->
      <text:h text:style-name="P10" text:outline-level="1">
<text:span text:style-name="T4">
Звільнені напередодні з полону захисники вже проходять реабілітацію</text:span>
</text:h>
      <text:p text:style-name="P4">
Authors: Ukrinform (Person)</text:p>
      <text:p text:style-name="P4">
Publisher: Укринформ (Organization)</text:p>
      <text:p text:style-name="P4">
Published Time: 2023-04-11T20:38:00+03:00</text:p>
      <text:p text:style-name="P4">
Modified Time: 2023-04-11T20:38:00+03:00</text:p>
      <text:p text:style-name="P4">
Description: Представники Національної гвардії України та прикордонники, яких вчора вдалося повернути з російського полону, проходять медичні обстеження. — Укрінформ.</text:p>
      <text:p text:style-name="P4">
Images: ["<text:a xlink:type="simple" xlink:href="https://static.ukrinform.com/photos/2023_04/thumb_files/630_360_1681234235-953.jpg" text:style-name="Internet_20_link" text:visited-style-name="Visited_20_Internet_20_Link">
630_360_16812...</text:a>
", "<text:a xlink:type="simple" xlink:href="https://static.ukrinform.com/photos/2023_04/thumb_files/630_360_1681234392-3575.jpeg" text:style-name="Internet_20_link" text:visited-style-name="Visited_20_Internet_20_Link">
630_360_16812...</text:a>
", "<text:a xlink:type="simple" xlink:href="https://static.ukrinform.com/photos/2023_04/thumb_files/630_360_1681234392-3798.jpeg" text:style-name="Internet_20_link" text:visited-style-name="Visited_20_Internet_20_Link">
630_360_16812...</text:a>
", "<text:a xlink:type="simple" xlink:href="https://static.ukrinform.com/photos/2023_04/thumb_files/630_360_1681234392-4491.jpeg" text:style-name="Internet_20_link" text:visited-style-name="Visited_20_Internet_20_Link">
630_360_16812...</text:a>
", "<text:a xlink:type="simple" xlink:href="https://static.ukrinform.com/photos/2023_04/thumb_files/630_360_1681234392-8934.jpeg" text:style-name="Internet_20_link" text:visited-style-name="Visited_20_Internet_20_Link">
630_360_16812...</text:a>
", "<text:a xlink:type="simple" xlink:href="https://static.ukrinform.com/photos/2023_04/thumb_files/630_360_1681234392-1965.jpeg" text:style-name="Internet_20_link" text:visited-style-name="Visited_20_Internet_20_Link">
630_360_16812...</text:a>
"]</text:p>
      <text:p text:style-name="P4">
Tags: ['МВС', 'Реабілітація', 'Лікарня', 'Військові']</text:p>
      <text:p text:style-name="P4">
Type: Article</text:p>
      <!--METADATA-->
      <text:p text:style-name="P4">
<draw:frame draw:style-name="fr1" draw:name="Image216" text:anchor-type="as-char" svg:width="6.9236in" svg:height="3.956343in" draw:z-index="0">
<draw:image xlink:href="../Images/yкринформ/2023-04-11T20-38-00-03-00/630_360_1681234235-953.jpg" xlink:type="simple" xlink:show="embed" xlink:actuate="onLoad" draw:mime-type="image/jpeg"/>
</draw:frame>
Представники Національної гвардії України та прикордонники, яких вчора вдалосяповернути з російського полону, проходять медичні обстеження.</text:p>
      <text:p text:style-name="P4">
Як передає Укрінформ, про це заступниця міністра внутрішніх справ КатеринаПавліченко повідомляє у <text:a xlink:type="simple" xlink:href="https://www.facebook.com/katya.pavlichenko/posts/pfbid0Pg8bMWHu8jHMo39DJAei9rtTNwpVrkA5EmPdCjwKFUJWaZWQqJ854Wv9iSfLQtcSl" text:style-name="Internet_20_link" text:visited-style-name="Visited_20_Internet_20_Link">
</text:a>
</text:p>
      <text:p text:style-name="P4">
“Звільнені вчора з полону захисники та захисниці уже проходять перший етапреабілітації. 46 гвардійців та прикордонників, яких вчора вдалося повернути зросійського полону, проходять медичні обстеження. Це лише перший етап процесукомплексної <text:a xlink:type="simple" xlink:href="https://www.ukrinform.ua/tag-reabilitacia" text:style-name="Internet_20_link" text:visited-style-name="Visited_20_Internet_20_Link">
 </text:a>
 та супроводу”, -написала Павліченко.</text:p>
      <text:p text:style-name="P4">
За її словами, кожному захиснику формують індивідуальну програму лікування.Медичні заклади та реабілітаційні центри системи МВС застосовуютьлюдиноцентричний підхід у своїй роботі, тому ретельно досліджують станздоров’я кожного пацієнта.</text:p>
      <text:p text:style-name="P4">
<draw:frame draw:style-name="fr1" draw:name="Image217" text:anchor-type="as-char" svg:width="6.9236in" svg:height="3.956343in" draw:z-index="0">
<draw:image xlink:href="../Images/yкринформ/2023-04-11T20-38-00-03-00/630_360_1681234392-3575.jpeg" xlink:type="simple" xlink:show="embed" xlink:actuate="onLoad" draw:mime-type="image/jpeg"/>
</draw:frame>
Звільнені з полону захисники уже проходять перший етап реабілітації / Фото:Катерина Павліченко  <text:a xlink:type="simple" xlink:href="https://static.ukrinform.com/photos/2023_04/1681234392-3575.jpeg" text:style-name="Internet_20_link" text:visited-style-name="Visited_20_Internet_20_Link">
<draw:frame draw:style-name="fr1" draw:name="Image218" text:anchor-type="as-char" svg:width="6.9236in" svg:height="3.956343in" draw:z-index="0">
<draw:image xlink:href="../Images/yкринформ/2023-04-11T20-38-00-03-00/630_360_1681234392-3575.jpeg" xlink:type="simple" xlink:show="embed" xlink:actuate="onLoad" draw:mime-type="image/jpeg"/>
</draw:frame>
</text:a>
 <text:a xlink:type="simple" xlink:href="https://static.ukrinform.com/photos/2023_04/1681234392-3798.jpeg" text:style-name="Internet_20_link" text:visited-style-name="Visited_20_Internet_20_Link">
<draw:frame draw:style-name="fr1" draw:name="Image219" text:anchor-type="as-char" svg:width="6.9236in" svg:height="3.956343in" draw:z-index="0">
<draw:image xlink:href="../Images/yкринформ/2023-04-11T20-38-00-03-00/630_360_1681234392-3798.jpeg" xlink:type="simple" xlink:show="embed" xlink:actuate="onLoad" draw:mime-type="image/jpeg"/>
</draw:frame>
</text:a>
 <text:a xlink:type="simple" xlink:href="https://static.ukrinform.com/photos/2023_04/1681234392-4491.jpeg" text:style-name="Internet_20_link" text:visited-style-name="Visited_20_Internet_20_Link">
<draw:frame draw:style-name="fr1" draw:name="Image220" text:anchor-type="as-char" svg:width="6.9236in" svg:height="3.956343in" draw:z-index="0">
<draw:image xlink:href="../Images/yкринформ/2023-04-11T20-38-00-03-00/630_360_1681234392-4491.jpeg" xlink:type="simple" xlink:show="embed" xlink:actuate="onLoad" draw:mime-type="image/jpeg"/>
</draw:frame>
</text:a>
 <text:a xlink:type="simple" xlink:href="https://static.ukrinform.com/photos/2023_04/1681234392-8934.jpeg" text:style-name="Internet_20_link" text:visited-style-name="Visited_20_Internet_20_Link">
<draw:frame draw:style-name="fr1" draw:name="Image221" text:anchor-type="as-char" svg:width="6.9236in" svg:height="3.956343in" draw:z-index="0">
<draw:image xlink:href="../Images/yкринформ/2023-04-11T20-38-00-03-00/630_360_1681234392-8934.jpeg" xlink:type="simple" xlink:show="embed" xlink:actuate="onLoad" draw:mime-type="image/jpeg"/>
</draw:frame>
</text:a>
 <text:a xlink:type="simple" xlink:href="https://static.ukrinform.com/photos/2023_04/1681234392-1965.jpeg" text:style-name="Internet_20_link" text:visited-style-name="Visited_20_Internet_20_Link">
<draw:frame draw:style-name="fr1" draw:name="Image222" text:anchor-type="as-char" svg:width="6.9236in" svg:height="3.956343in" draw:z-index="0">
<draw:image xlink:href="../Images/yкринформ/2023-04-11T20-38-00-03-00/630_360_1681234392-1965.jpeg" xlink:type="simple" xlink:show="embed" xlink:actuate="onLoad" draw:mime-type="image/jpeg"/>
</draw:frame>
</text:a>
</text:p>
      <text:p text:style-name="P4">
Вона уточнила, що серед звільнених з полону військових 20 осіб - це жінки, якіслужать в НГУ. “З більшою частиною тих, хто проходить реабілітацію, сьогоднівдалося поспілкуватися. Безцінно було побачити їхні емоції під час зустрічі зрідними та побратимами, з якими не бачились чи не спілкувались з моментупотрапляння в полон”, - додала Павліченко.</text:p>
      <text:p text:style-name="P4">
<text:span text:style-name="T4">
Читайте також:</text:span>
 <text:a xlink:type="simple" xlink:href="https://www.ukrinform.ua/rubric-regions/3694508-u-lvovi-vidkrili-sucasnij-korpus-nacionalnogo-reabilitacijnogo-centru-nezlamni.html" text:style-name="Internet_20_link" text:visited-style-name="Visited_20_Internet_20_Link">
 <text:span text:style-name="T4">
реабілітацій</text:span>
 </text:a>
</text:p>
      <text:p text:style-name="P4">
Заступниця міністра внутрішніх справ зазначила, що “привезли хлопцям тадівчатам трохи солодощів та невеличких презентів. Після десятків місяців вросійській неволі, навіть така дрібниця, як морозиво, змушує усміхнутисьнавіть найсумнішу людину”.</text:p>
      <text:p text:style-name="P4">
За її словами, попереду у звільнених з полону ще тривалий період реабілітації.</text:p>
      <text:p text:style-name="P4">
Як повідомляв Укрінформ, у понеділок, 10 квітня, <text:a xlink:type="simple" xlink:href="https://www.ukrinform.ua/rubric-ato/3694003-velikij-obmin-ukraina-povernula-dodomu-se-100-polonenih.html" text:style-name="Internet_20_link" text:visited-style-name="Visited_20_Internet_20_Link">
</text:a>
</text:p>
      <text:p text:style-name="P4">
Source: <text:a xlink:type="simple" xlink:href="https://www.ukrinform.ua/rubric-society/3694610-zvilneni-z-polonu-zahisniki-prohodat-reabilitaciu.html" text:style-name="Internet_20_link" text:visited-style-name="Visited_20_Internet_20_Link">
https://www.ukrinform.ua/rubric-society/3694610-zvilneni-z-polonu-zahisniki-prohodat-reabilitaciu.html</text:a>
</text:p>
      <!--NEWS-->
      <text:h text:style-name="P10" text:outline-level="1">
<text:span text:style-name="T4">
Україна закуповуватиме ядерне паливо у Канади</text:span>
</text:h>
      <text:p text:style-name="P4">
Authors: Ukrinform (Person)</text:p>
      <text:p text:style-name="P4">
Publisher: Укринформ (Organization)</text:p>
      <text:p text:style-name="P4">
Published Time: 2023-04-11T20:54:00+03:00</text:p>
      <text:p text:style-name="P4">
Modified Time: 2023-04-11T20:54:00+03:00</text:p>
      <text:p text:style-name="P4">
Description: “Енергоатом” домовився із канадською компанією “Camecо” про закупівлю ядерного палива для використання на українських атомних електростанціях. — Укрінформ.</text:p>
      <text:p text:style-name="P4">
Images: ["<text:a xlink:type="simple" xlink:href="https://static.ukrinform.com/photos/2018_07/thumb_files/630_360_1531232936-7890.jpg" text:style-name="Internet_20_link" text:visited-style-name="Visited_20_Internet_20_Link">
630_360_15312...</text:a>
"]</text:p>
      <text:p text:style-name="P4">
Tags: ['Канада', 'Україна', 'Ядерне паливо', 'Угода']</text:p>
      <text:p text:style-name="P4">
Type: Article</text:p>
      <!--METADATA-->
      <text:p text:style-name="P4">
<draw:frame draw:style-name="fr1" draw:name="Image223" text:anchor-type="as-char" svg:width="6.9236in" svg:height="3.975273in" draw:z-index="0">
<draw:image xlink:href="../Images/yкринформ/2023-04-11T20-54-00-03-00/630_360_1531232936-7890.jpg" xlink:type="simple" xlink:show="embed" xlink:actuate="onLoad" draw:mime-type="image/jpeg"/>
</draw:frame>
“Енергоатом” домовився із канадською компанією “Camecо” про закупівлю ядерногопалива для використання на українських атомних електростанціях.</text:p>
      <text:p text:style-name="P4">
Як повідомляє кореспондент Укрінформу, про це заявили в офісі прем’єр-міністраКанади Джастіна Трюдо.</text:p>
      <text:p text:style-name="P4">
“Під час перебування прем’єр-міністра Дениса Шмигаля у Канаді компанія ізСаскатуна “Cameco” та український державний “Енергоатом” уклали велику угодупро постачання, у рамках якої "Cameco" постачатиме уран, аби вдовольнитипотреби України у <text:a xlink:type="simple" xlink:href="https://www.ukrinform.ua/tag-aderne-palivo" text:style-name="Internet_20_link" text:visited-style-name="Visited_20_Internet_20_Link">
 </text:a>
 до 2035-гороку”, - йдеться у поширеному повідомленні.</text:p>
      <text:p text:style-name="P4">
Зазначається, що ця домовленість ґрунтується на угоді про партнерство,підписаній на початку цього року, й “допоможе Україні вироблятиелектроенергію, водночас забезпечуючи роботою середній клас у Канаді”.</text:p>
      <text:p text:style-name="P4">
<text:span text:style-name="T4">
Читайте також:</text:span>
 <text:a xlink:type="simple" xlink:href="https://www.ukrinform.ua/rubric-economy/3694582-kanada-ta-ukraina-rozsirili-ugodu-pro-vilnu-torgivlu.html" text:style-name="Internet_20_link" text:visited-style-name="Visited_20_Internet_20_Link">
 <text:span text:style-name="T4">
Канада</text:span>
 </text:a>
</text:p>
      <text:p text:style-name="P4">
Як повідомляв Укрінформ, <text:a xlink:type="simple" xlink:href="https://www.ukrinform.ua/rubric-polytics/3694199-denis-smigal-pribuv-iz-vizitom-do-kanadi.html" text:style-name="Internet_20_link" text:visited-style-name="Visited_20_Internet_20_Link">
 </text:a>
 Він вже провівперемовини із Джастіном Трюдо, міністром оборони Анітою Ананд, міністромзакордонних справ Мелані Жолі та міністром фінансів Христею Фріланд. Окрімцього, глава українського уряду <text:a xlink:type="simple" xlink:href="https://www.ukrinform.ua/rubric-polytics/3694531-smigal-razom-iz-friland-proviv-zustric-z-ukrainskou-gromadou-u-kanadi.html" text:style-name="Internet_20_link" text:visited-style-name="Visited_20_Internet_20_Link">
 </text:a>
</text:p>
      <text:p text:style-name="P4">
Source: <text:a xlink:type="simple" xlink:href="https://www.ukrinform.ua/rubric-economy/3694616-ukraina-zakupovuvatime-aderne-palivo-u-kanadi.html" text:style-name="Internet_20_link" text:visited-style-name="Visited_20_Internet_20_Link">
https://www.ukrinform.ua/rubric-economy/3694616-ukraina-zakupovuvatime-aderne-palivo-u-kanadi.html</text:a>
</text:p>
      <!--NEWS-->
      <text:h text:style-name="P10" text:outline-level="1">
<text:span text:style-name="T4">
В Україні завтра очікується дощ, вдень до 13° тепла</text:span>
</text:h>
      <text:p text:style-name="P4">
Authors: Ukrinform (Person)</text:p>
      <text:p text:style-name="P4">
Publisher: Укринформ (Organization)</text:p>
      <text:p text:style-name="P4">
Published Time: 2023-04-11T21:02:00+03:00</text:p>
      <text:p text:style-name="P4">
Modified Time: 2023-04-11T21:02:00+03:00</text:p>
      <text:p text:style-name="P4">
Description: В Україні у середу часом ймовірні дощі, в південній частині прогнозується туман, вночі 5-10°, вдень 8-13°. — Укрінформ.</text:p>
      <text:p text:style-name="P4">
Images: ["<text:a xlink:type="simple" xlink:href="https://static.ukrinform.com/photos/2020_08/thumb_files/630_360_1598336933-719.jpg" text:style-name="Internet_20_link" text:visited-style-name="Visited_20_Internet_20_Link">
630_360_15983...</text:a>
"]</text:p>
      <text:p text:style-name="P4">
Tags: ['Дощ', 'Погода', 'Тепло', 'Прогноз', 'Весна']</text:p>
      <text:p text:style-name="P4">
Type: Article</text:p>
      <!--METADATA-->
      <text:p text:style-name="P4">
<draw:frame draw:style-name="fr1" draw:name="Image224" text:anchor-type="as-char" svg:width="6.9236in" svg:height="3.956343in" draw:z-index="0">
<draw:image xlink:href="../Images/yкринформ/2023-04-11T21-02-00-03-00/630_360_1598336933-719.jpg" xlink:type="simple" xlink:show="embed" xlink:actuate="onLoad" draw:mime-type="image/jpeg"/>
</draw:frame>
 В Україніу середу часом ймовірні дощі, в південній частині прогнозується туман, вночі5-10°, вдень 8-13°.</text:p>
      <text:p text:style-name="P4">
Про це Укрінформу повідомили в Українському гідрометцентрі.</text:p>
      <text:p text:style-name="P4">
"Часом дощі (у більшості західних областей вночі без істотних опадів). Упівденній частині вночі та вранці місцями туман. Вітер східний (у західнихобластях - північний), 7-12 м/с. Температура вночі 5-10°, у західних областях2-7° тепла; вдень 8-13°, у південних областях та на Закарпатті до 16°; уКарпатах вночі близько 0°, вдень 2-7° тепла", - йдеться в повідомленні.</text:p>
      <text:p text:style-name="P4">
У Києві та області 12 квітня часом йтиме дощ. Вітер східний, 7-12 м/с. Устолиці температура вночі 7-9° тепла, вдень 10-12°; на Київщині вночі 5-10°тепла, вдень 8-13°.</text:p>
      <text:p text:style-name="P4">
Синоптики прогнозують, що 13-14 квітня в південних, східних та більшостіцентральних областей буде хмарно з проясненнями, часом очкуються дощі; нарешті території мінлива хмарність, без опадів, лише 13 квітня у північнихобластях місцями пройде невеликий дощ.</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span text:style-name="T4">
Україні</text:span>
 <text:span text:style-name="T4">
через</text:span>
 <text:span text:style-name="T4">
потепління</text:span>
 <text:span text:style-name="T4">
активізуються</text:span>
<text:span text:style-name="T4">
грози</text:span>
 <text:span text:style-name="T4">
синоптики</text:span>
 </text:a>
</text:p>
      <text:p text:style-name="P4">
13 квітня в Україні, крім сходу, вночі та вранці місцями туман. Вітер східний,північно-східний, 5-10 м/с.</text:p>
      <text:p text:style-name="P4">
Температура вночі 4-9°, 13 квітня у західних областях 1-6° тепла; вдень11-16°, 14 квітня на заході країни та Одещині до 19°.</text:p>
      <text:p text:style-name="P4">
У Києві та області 13 квітня місцями пройде невеликий дощ, 14 квітня безопадів. 13 квітня вночі та вранці місцями <text:a xlink:type="simple" xlink:href="https://www.ukrinform.ua/tag-tuman" text:style-name="Internet_20_link" text:visited-style-name="Visited_20_Internet_20_Link">
 </text:a>
 . Вітер східний, північно-східний, 5-10 м/с. У столиці температуравночі 7-9° тепла, вдень 14-16°; на Київщині вночі 4-9° тепла, вдень 11-16°.</text:p>
      <text:p text:style-name="P4">
Згідно з прогнозом, 15 квітня в західних, вдень і в більшості північних тацентральних областей, 16 квітня в Україні, крім східної частини, очікуютьсяневеликі та помірні дощі; на решті території без істотних опадів.</text:p>
      <text:p text:style-name="P4">
Температура вночі 3-9°, у східних та північно-східних областях 0-6° тепла;вдень 11-17°, на півдні країни до 19°.</text:p>
      <text:p text:style-name="P4">
У Києві та області 15 квітня вночі без істотних опадів, вдень невеликий дощ,протягом 16 квітня помірні дощі. У столиці температура вночі 5-7° тепла, вдень12-14°; на Київщині вночі 3-8° тепла, вдень 11-16°.</text:p>
      <text:p text:style-name="P4">
Source: <text:a xlink:type="simple" xlink:href="https://www.ukrinform.ua/rubric-regions/3694495-v-ukraini-zavtra-ocikuetsa-dos-vden-do-13-tepla.html" text:style-name="Internet_20_link" text:visited-style-name="Visited_20_Internet_20_Link">
https://www.ukrinform.ua/rubric-regions/3694495-v-ukraini-zavtra-ocikuetsa-dos-vden-do-13-tepla.html</text:a>
</text:p>
      <!--NEWS-->
      <text:h text:style-name="P10" text:outline-level="1">
<text:span text:style-name="T4">
«Прометей» вийшов до 1/4 фіналу баскетбольного Єврокубка, обігравши «Гамбург»</text:span>
</text:h>
      <text:p text:style-name="P4">
Authors: Ukrinform (Person)</text:p>
      <text:p text:style-name="P4">
Publisher: Укринформ (Organization)</text:p>
      <text:p text:style-name="P4">
Published Time: 2023-04-11T21:03:04+03:00</text:p>
      <text:p text:style-name="P4">
Modified Time: 2023-04-11T21:03:04+03:00</text:p>
      <text:p text:style-name="P4">
Description: Баскетболісти «Прометея» пробилися до чвертьфіналу Єврокубка.</text:p>
      <text:p text:style-name="P4">
— Укрінформ.</text:p>
      <text:p text:style-name="P4">
Images: ["<text:a xlink:type="simple" xlink:href="https://static.ukrinform.com/photos/2023_04/thumb_files/630_360_1681234802-715.jpg" text:style-name="Internet_20_link" text:visited-style-name="Visited_20_Internet_20_Link">
630_360_16812...</text:a>
"]</text:p>
      <text:p text:style-name="P4">
Tags: ['Баскетбол']</text:p>
      <text:p text:style-name="P4">
Type: Article</text:p>
      <!--METADATA-->
      <text:p text:style-name="P4">
<draw:frame draw:style-name="fr1" draw:name="Image225" text:anchor-type="as-char" svg:width="6.9236in" svg:height="3.956343in" draw:z-index="0">
<draw:image xlink:href="../Images/yкринформ/2023-04-11T21-03-04-03-00/630_360_1681234802-715.jpg" xlink:type="simple" xlink:show="embed" xlink:actuate="onLoad" draw:mime-type="image/jpeg"/>
</draw:frame>
Баскетболісти «Прометея» пробилися до чвертьфіналу Єврокубка.</text:p>
      <text:p text:style-name="P4">
У матчі 1/8 фіналу турніру команда із Слобожанського (Дніпропетровськаобласть) на «Арені Рига» у Латвії взяла гору над гостями з німецького клубу«Веолiа Тауерс Гамбург» - 87:79 (28:20, 20:20, 21:16, 18:23), передаєУкрінформ.</text:p>
      <text:p text:style-name="P4">
Найрезультативнішим у складі української команди став Ілля Сидоров, якийнабрав 21 очко.</text:p>
      <text:p text:style-name="P4">
Наступний опонент «Прометея» визначиться завтра, 12 квітня.</text:p>
      <text:p text:style-name="P4">
<text:span text:style-name="T4">
Читайте також:</text:span>
 <text:a xlink:type="simple" xlink:href="https://www.ukrinform.ua/rubric-sports/3693356-prometej-vigrav-latvijskoestonsku-basketbolnu-ligu.html" text:style-name="Internet_20_link" text:visited-style-name="Visited_20_Internet_20_Link">
 <text:span text:style-name="T4">
баскетбол</text:span>
 </text:a>
</text:p>
      <text:p text:style-name="P4">
Зазначимо, що всі претенденти на перемогу в Єврокубку просуваються впередтурнірною сіткою, граючи з суперником лише один матч.</text:p>
      <text:p text:style-name="P4">
Фото: prometeybc.com.</text:p>
      <text:p text:style-name="P4">
Source: <text:a xlink:type="simple" xlink:href="https://www.ukrinform.ua/rubric-sports/3694618-prometej-vijsov-do-14-finalu-basketbolnogo-evrokubka-obigravsi-gamburg.html" text:style-name="Internet_20_link" text:visited-style-name="Visited_20_Internet_20_Link">
https://www.ukrinform.ua/rubric-sports/3694618-prometej-vijsov-do-14-finalu-basketbolnogo-evrokubka-obigravsi-gamburg.html</text:a>
</text:p>
      <!--NEWS-->
      <text:h text:style-name="P10" text:outline-level="1">
<text:span text:style-name="T4">
У Латвії починаються судові процеси над працівниками російських пропагандистських ЗМІ</text:span>
</text:h>
      <text:p text:style-name="P4">
Authors: Ukrinform (Person)</text:p>
      <text:p text:style-name="P4">
Publisher: Укринформ (Organization)</text:p>
      <text:p text:style-name="P4">
Published Time: 2023-04-11T21:06:40+03:00</text:p>
      <text:p text:style-name="P4">
Modified Time: 2023-04-11T21:06:40+03:00</text:p>
      <text:p text:style-name="P4">
Description: У столиці Латвії Ризі розпочинається серія судових процесів над місцевими журналістами, які співпрацювали з прокремлівськими виданнями Sputnik і Baltnews. — Укрінформ.</text:p>
      <text:p text:style-name="P4">
Images: ["<text:a xlink:type="simple" xlink:href="https://static.ukrinform.com/photos/2023_04/thumb_files/630_360_1681236313-869.jpg" text:style-name="Internet_20_link" text:visited-style-name="Visited_20_Internet_20_Link">
630_360_16812...</text:a>
"]</text:p>
      <text:p text:style-name="P4">
Tags: ['Латвія', 'Пропаганда', 'Суд', 'росія', 'Війна з росією']</text:p>
      <text:p text:style-name="P4">
Type: Article</text:p>
      <!--METADATA-->
      <text:p text:style-name="P4">
<draw:frame draw:style-name="fr1" draw:name="Image226" text:anchor-type="as-char" svg:width="6.9236in" svg:height="3.956343in" draw:z-index="0">
<draw:image xlink:href="../Images/yкринформ/2023-04-11T21-06-40-03-00/630_360_1681236313-869.jpg" xlink:type="simple" xlink:show="embed" xlink:actuate="onLoad" draw:mime-type="image/jpeg"/>
</draw:frame>
 У столиціЛатвії Ризі розпочинається серія судових процесів над місцевими журналістами,які співпрацювали з прокремлівськими виданнями Sputnik і Baltnews.</text:p>
      <text:p text:style-name="P4">
Як повідомляє <text:a xlink:type="simple" xlink:href="https://rus.delfi.lv/news/daily/latvia/delo-zhurnalistov-v-rige-nachalas-seriya-processov-nad-sotrudnikami-sputnika.d" text:style-name="Internet_20_link" text:visited-style-name="Visited_20_Internet_20_Link">
 </text:a>
 , 16осіб обвинувачуються у порушенні санкцій Євросоюзу, передає Укрінформ.</text:p>
      <text:p text:style-name="P4">
Зазначається, що 14 справ обвинувачення виділило в окреме провадження. Шістьосіб постануть перед судом у квітні, травні та червні.</text:p>
      <text:p text:style-name="P4">
Сайти Sputnik (заблоковано у Латвії 2016 року, "дзеркала" заблоковано післяпочатку росією повномасштабної війни в Україні 2023 року) та Baltnews(заблоковано 2019 року) пов'язані з російським державним агентством "росіясьогодні" (також заблоковано). Згідно з висновком Національної ради зелектронних ЗМІ (NEPLP), їхня діяльність становить загрозу для безпеки <text:a xlink:type="simple" xlink:href="https://www.ukrinform.ua/tag-latvia" text:style-name="Internet_20_link" text:visited-style-name="Visited_20_Internet_20_Link">
</text:a>
 . Публікації на цих ресурсахпідтримують та виправдовують дії росії у війні проти України та "систематичнорозпалюють національну ненависть".</text:p>
      <text:p text:style-name="P4">
<text:span text:style-name="T4">
Читайте також:</text:span>
 <text:a xlink:type="simple" xlink:href="https://www.ukrinform.ua/rubric-world/3692078-u-latvii-rozpalasa-vibudovana-arhitektura-vplivu-kremla-sluzba-derzbezpeki.html" text:style-name="Internet_20_link" text:visited-style-name="Visited_20_Internet_20_Link">
 <text:span text:style-name="T4">
Латвії</text:span>
 </text:a>
</text:p>
      <text:p text:style-name="P4">
Генеральним директором "росії сьогодні" є пропагандист дмитро кисельов, якийвходить до санкційного списку ЄС. У грудні 2020 року в межах розслідування,ініційованого латвійською Службою держбезпеки (VDD), у співробітників Sputnikта Baltnews було проведено сім обшуків, під час яких вилучено комп'ютери,мобільні телефони, носії інформації з робочими та особистими архівами.Латвійським співробітникам Sputnik та Baltnews були пред'явлені обвинуваченняу порушеннях режиму санкцій (частина 1 статті 84 Кримінального закону Латвії).За цією статтею передбачено покарання у вигляді позбавлення волі на строк дочотирьох років.</text:p>
      <text:p text:style-name="P4">
Згідно з обвинувальним висновком, журналісти "свідомо і з корисливих мотивівнадали господарчий ресурс особі, яка перебуває під санкціями".</text:p>
      <text:p text:style-name="P4">
<text:span text:style-name="T4">
Читайте також:</text:span>
 <text:a xlink:type="simple" xlink:href="https://www.ukrinform.ua/rubric-polytics/3665147-kanada-rozsirila-sankcii-proti-rosijskih-propagandistiv.html" text:style-name="Internet_20_link" text:visited-style-name="Visited_20_Internet_20_Link">
 </text:a>
</text:p>
      <text:p text:style-name="P4">
Серед обвинувачених - колишній головний редактор порталу Baltnews АндрійЯковлєв, латвійські журналісти Алла Березовська, Олена Кириллова, ВолодимирДорофєєв, Олександр Малнач, Андрій Татарчук та Людмила Прибильська,прокремлівськимй активіст Володимир Ліндерман, помічник депутатаЄвропарламенту Сергій Мелконов.</text:p>
      <text:p text:style-name="P4">
Судові засідання для перших шести осіб заплановані на 11 та 13 квітня, 17 та29 травня, 4 та 14 червня. Першим перед судом постав Володимир Дорофєєв.</text:p>
      <text:p text:style-name="P4">
<text:span text:style-name="T4">
Читайте також:</text:span>
 <text:a xlink:type="simple" xlink:href="https://www.ukrinform.ua/rubric-world/3647223-u-latvii-zatrimali-sefredaktora-litovskoi-sluzbi-sputnik.html" text:style-name="Internet_20_link" text:visited-style-name="Visited_20_Internet_20_Link">
 </text:a>
</text:p>
      <text:p text:style-name="P4">
Як повідомляв <text:a xlink:type="simple" xlink:href="https://www.ukrinform.ua/rubric-world/3647223-u-latvii-zatrimali-sefredaktora-litovskoi-sluzbi-sputnik.html" text:style-name="Internet_20_link" text:visited-style-name="Visited_20_Internet_20_Link">
 </text:a>
 , 16 січня 2020 року VDDпочала кримінальний процес щодо ймовірного порушення міжнародних санкцій протикількох латвійців, які створювали контент для інформаційних ресурсів агентства"россия сегодня" Sputnik і Baltnews. Після завершення досудового розслідуванняу вересні 2021 року матеріали справи було передано до прокуратури.</text:p>
      <text:p text:style-name="P4">
Також на початку січня 2023 року латвійська Служба державної безпеки (VDD)затримала громадянина Латвії за співпрацю з кремлівським пропагандистськимресурсом, що перебуває під санкціями ЄС. За даними ЗМІ, йдеться про редакторапорталу "Sputnik Литва" Марата Касема.</text:p>
      <text:p text:style-name="P4">
<text:span text:style-name="T5">
Фото: DELFI</text:span>
</text:p>
      <text:p text:style-name="P4">
Source: <text:a xlink:type="simple" xlink:href="https://www.ukrinform.ua/rubric-world/3694619-u-latvii-pocinautsa-sudovi-procesi-nad-pracivnikami-rosijskih-propagandistskih-zmi.html" text:style-name="Internet_20_link" text:visited-style-name="Visited_20_Internet_20_Link">
https://www.ukrinform.ua/rubric-world/3694619-u-latvii-pocinautsa-sudovi-procesi-nad-pracivnikami-rosijskih-propagandistskih-zmi.html</text:a>
</text:p>
      <!--NEWS-->
      <text:h text:style-name="P10" text:outline-level="1">
<text:span text:style-name="T4">
Україна сподівається на розширення поставок важкої зброї від Канади - Шмигаль</text:span>
</text:h>
      <text:p text:style-name="P4">
Authors: Ukrinform (Person)</text:p>
      <text:p text:style-name="P4">
Publisher: Укринформ (Organization)</text:p>
      <text:p text:style-name="P4">
Published Time: 2023-04-11T21:10:00+03:00</text:p>
      <text:p text:style-name="P4">
Modified Time: 2023-04-11T21:10:00+03:00</text:p>
      <text:p text:style-name="P4">
Description: Україна сподівається на розширення поставок важкої зброї від Канади, зокрема, танків і броньованих машин. — Укрінформ.</text:p>
      <text:p text:style-name="P4">
Images: ["<text:a xlink:type="simple" xlink:href="https://static.ukrinform.com/photos/2023_04/thumb_files/630_360_1681236083-689.jpeg" text:style-name="Internet_20_link" text:visited-style-name="Visited_20_Internet_20_Link">
630_360_16812...</text:a>
"]</text:p>
      <text:p text:style-name="P4">
Tags: ['Гуманітарна допомога', 'Канада', 'Україна', 'Зброя', 'Шмигаль']</text:p>
      <text:p text:style-name="P4">
Type: Article</text:p>
      <!--METADATA-->
      <text:p text:style-name="P4">
<draw:frame draw:style-name="fr1" draw:name="Image227" text:anchor-type="as-char" svg:width="6.9236in" svg:height="3.956343in" draw:z-index="0">
<draw:image xlink:href="../Images/yкринформ/2023-04-11T21-10-00-03-00/630_360_1681236083-689.jpeg" xlink:type="simple" xlink:show="embed" xlink:actuate="onLoad" draw:mime-type="image/jpeg"/>
</draw:frame>
 Українасподівається на розширення поставок важкої зброї від Канади, зокрема, танків іброньованих машин.</text:p>
      <text:p text:style-name="P4">
Про це Прем’єр-міністр України Денис Шмигаль сказав на спільній із прем’єр-міністром Канади Джастіном Трюдо <text:a xlink:type="simple" xlink:href="https://www.cpac.ca/episode" text:style-name="Internet_20_link" text:visited-style-name="Visited_20_Internet_20_Link">
</text:a>
 , передає кореспондентУкрінформу.</text:p>
      <text:p text:style-name="P4">
«Наступне важливе питання (яке було обговорено під час зустрічі Шмигаля іканадської делегації – ред.) – це військова допомога Україні. Для того, щобоборонятися – роблю наголос на цьому - і звільняти наші нині окупованітериторії. Ми вдячні уряду Канади за приєднання до «Леопардової коаліції» ісподіваємося на розширення поставок важкої зброї, зокрема, танків, броньованихмашин, а також боєприпасів. Ми сьогодні також обговорили це з паном прем’єр-міністром і з членами уряду», - сказав він.</text:p>
      <text:p text:style-name="P4">
Сторони зустрічі обговорили і питання участі канадських компаній у повоєнномувідновленні України.</text:p>
      <text:p text:style-name="P4">
«Це буде наймасштабніший проєкт у Європі з часів Другої світової війни. Заоцінками Світового банку, сьогодні мова йде про 411 мільярдів доларів руйнаціїі втрат, які росія нанесла Україні… Очікуємо на рішення канадського уряду щодовикористання фінансових інструментів для стимулювання діяльності канадськихкомпаній в Україні», - заявив Шмигаль.</text:p>
      <text:p text:style-name="P4">
<text:span text:style-name="T4">
Читайте також:</text:span>
 <text:a xlink:type="simple" xlink:href="https://www.ukrinform.ua/rubric-ato/3694589-kanada-ogolosila-pro-novij-paket-oboronnoi-dopomogi-dla-ukraini.html" text:style-name="Internet_20_link" text:visited-style-name="Visited_20_Internet_20_Link">
 <text:span text:style-name="T4">
Канад</text:span>
 </text:a>
</text:p>
      <text:p text:style-name="P4">
Прем’єр-міністр України подякував усім канадцям за віддану та непохитнудопомогу Україні та українцям. За його словами, канадська <text:a xlink:type="simple" xlink:href="https://www.ukrinform.ua/tag-zbroa" text:style-name="Internet_20_link" text:visited-style-name="Visited_20_Internet_20_Link">
</text:a>
 дозволяє нам захистити власну землю, афіндопомога Канади дозволяє тримати українську економіку на плаву, зберігатиробочі місця, надавати допомогу тим, хто втратив домівки через російськийтерор.</text:p>
      <text:p text:style-name="P4">
«Гуманітарна допомога Канади дозволяє здійснювати розмінуваннясільськогосподарських земель, зберігати врожай і підтримувати вразливі груписуспільства та розслідувати воєнні злочини. Україна відчуває міцну підтримку іпринципову позицію Канади для того, щоб зупинити агресора», - зазначив він.</text:p>
      <text:p text:style-name="P4">
За його словами, ми всі розуміємо ризики для вільного і демократичного світу,коли агресія, подібна тій, яку зараз вчиняє рф проти України, залишаєтьсябезкарною.</text:p>
      <text:p text:style-name="P4">
«І ми вдячні Канаді та всім нашим союзникам за підтримку нашої країни. Мивдячні за дії. І ми віримо, що канадська підтримка та підтримка нашихсоюзників буде продовжуватися до повної перемоги України», - заявив Шмигаль.</text:p>
      <text:p text:style-name="P4">
<text:span text:style-name="T4">
Читайте також:</text:span>
 <text:a xlink:type="simple" xlink:href="https://www.ukrinform.ua/rubric-polytics/3694531-smigal-razom-iz-friland-proviv-zustric-z-ukrainskou-gromadou-u-kanadi.html" text:style-name="Internet_20_link" text:visited-style-name="Visited_20_Internet_20_Link">
 <text:span text:style-name="T4">
Канад</text:span>
 </text:a>
</text:p>
      <text:p text:style-name="P4">
Крім того, глава уряду констатував, що Україна отримує пряму підтримку відукраїнської громади в Канаді та канадського народу.</text:p>
      <text:p text:style-name="P4">
“Ми отримуємо пряму підтримку від української громади в Канаді, а такожканадського народу. Це надзвичайно тепло сприймається українськими людьми. Ценаповнює нас та дає зрозуміти, що ми не самі у цій боротьбі”, - сказавШмигаль.</text:p>
      <text:p text:style-name="P4">
Він повідомив, Україна отримала від Канади понад 50 мільйонів доларів згуманітарних та соціальних донатів, які були використані на ліки, їжу та іншіпотреби.</text:p>
      <text:p text:style-name="P4">
Як повідомлялося, Канада та Україна розширили угоду про вільну торгівлю.</text:p>
      <text:p text:style-name="P4">
_ Фото: Twitter/Наша Канада  _</text:p>
      <text:p text:style-name="P4">
Source: <text:a xlink:type="simple" xlink:href="https://www.ukrinform.ua/rubric-ato/3694621-ukraina-spodivaetsa-na-rozsirenna-postavok-vazkoi-zbroi-vid-kanadi-smigal.html" text:style-name="Internet_20_link" text:visited-style-name="Visited_20_Internet_20_Link">
https://www.ukrinform.ua/rubric-ato/3694621-ukraina-spodivaetsa-na-rozsirenna-postavok-vazkoi-zbroi-vid-kanadi-smigal.html</text:a>
</text:p>
      <!--NEWS-->
      <text:h text:style-name="P10" text:outline-level="1">
<text:span text:style-name="T4">
Румунія планує придбати американські винищувачі F-35</text:span>
</text:h>
      <text:p text:style-name="P4">
Authors: Ukrinform (Person)</text:p>
      <text:p text:style-name="P4">
Publisher: Укринформ (Organization)</text:p>
      <text:p text:style-name="P4">
Published Time: 2023-04-11T21:12:00+03:00</text:p>
      <text:p text:style-name="P4">
Modified Time: 2023-04-11T21:12:00+03:00</text:p>
      <text:p text:style-name="P4">
Description: Румунія має намір придбати американські винищувачі останнього покоління F-35 для посилення своєї протиповітряної оборони. — Укрінформ.</text:p>
      <text:p text:style-name="P4">
Images: ["<text:a xlink:type="simple" xlink:href="https://static.ukrinform.com/photos/2017_05/thumb_files/630_360_1493753198-4534.jpg" text:style-name="Internet_20_link" text:visited-style-name="Visited_20_Internet_20_Link">
630_360_14937...</text:a>
"]</text:p>
      <text:p text:style-name="P4">
Tags: ['Літак', 'Румунія', 'США', 'Винищувач']</text:p>
      <text:p text:style-name="P4">
Type: Article</text:p>
      <!--METADATA-->
      <text:p text:style-name="P4">
<draw:frame draw:style-name="fr1" draw:name="Image228" text:anchor-type="as-char" svg:width="6.9236in" svg:height="3.956343in" draw:z-index="0">
<draw:image xlink:href="../Images/yкринформ/2023-04-11T21-12-00-03-00/630_360_1493753198-4534.jpg" xlink:type="simple" xlink:show="embed" xlink:actuate="onLoad" draw:mime-type="image/jpeg"/>
</draw:frame>
 Румуніямає намір придбати американські винищувачі останнього покоління F-35 дляпосилення своєї протиповітряної оборони.</text:p>
      <text:p text:style-name="P4">
Про це йдеться у заяві Вищої ради оборони країни (CSAT) у вівторок, передаєУкрінформ із посиланням на <text:a xlink:type="simple" xlink:href="https://www.reuters.com/world/europe/romania-aims-buy-f-35-fighter-planes-boost-air-defences-2023-04-11/" text:style-name="Internet_20_link" text:visited-style-name="Visited_20_Internet_20_Link">
 </text:a>
</text:p>
      <text:p text:style-name="P4">
«Наявність сильних, надійних, сумісних, гнучких і ефективних оперативнихможливостей протиповітряної оборони... як частини наших зобов’язань як державиНАТО та ЄС, є ключовим для досягнення Румунією цілей її оборонної політики.Процес модернізації військово-повітряних сил продовжуватиметься шляхомпридбання реактивних літаків останнього покоління F-35», – йдеться у заяві.</text:p>
      <text:p text:style-name="P4">
CSAT не уточнили кількість винищувачів, яку придбає <text:a xlink:type="simple" xlink:href="https://www.ukrinform.ua/tag-rumunia" text:style-name="Internet_20_link" text:visited-style-name="Visited_20_Internet_20_Link">
</text:a>
</text:p>
      <text:p text:style-name="P4">
Торік президент Клаус Йоганніс заявив, що Румунія розглядає можливістьпридбання літаків F-35, які виробляє американська компанія Lockheed MartinCorp (LMT.N).</text:p>
      <text:p text:style-name="P4">
Держава-член ЄС та НАТО підвищила витрати на оборону до 2,5% ВВП країницьогоріч у відповідь на вторгнення росії в Україну.</text:p>
      <text:p text:style-name="P4">
<text:span text:style-name="T4">
Читайте також:</text:span>
 <text:a xlink:type="simple" xlink:href="https://www.ukrinform.ua/rubric-ato/3693652-u-povitranih-silah-poasnili-comu-tema-f16-ne-mae-shoditi-z-vust.html" text:style-name="Internet_20_link" text:visited-style-name="Visited_20_Internet_20_Link">
 </text:a>
</text:p>
      <text:p text:style-name="P4">
У грудні міністерство оборони Румунії підписало угоду про придбання семибезпілотних літальних систем Watchkeeper X від ізраїльської фірми оборонноїелектроніки Elbit Systems (ESLT.TA) приблизно за 1,89 мільярда леїв (418,02мільйона доларів).</text:p>
      <text:p text:style-name="P4">
У березні оборонне відомство країни заявило, що <text:a xlink:type="simple" xlink:href="https://www.ukrinform.ua/rubric-world/3679436-rumunia-zbiraetsa-kupiti-tanki-abrams.html" text:style-name="Internet_20_link" text:visited-style-name="Visited_20_Internet_20_Link">
</text:a>
 виробництва General Dynamics (GD.N) у рамках ширших планівзакупівель для оборони.</text:p>
      <text:p text:style-name="P4">
Країна має американську систему протиракетної оборони, а з минулого року на їїтериторії розміщена постійна бойова група Альянсу.</text:p>
      <text:p text:style-name="P4">
Source: <text:a xlink:type="simple" xlink:href="https://www.ukrinform.ua/rubric-world/3694425-rumunia-planue-pridbati-amerikanski-vinisuvaci-f35.html" text:style-name="Internet_20_link" text:visited-style-name="Visited_20_Internet_20_Link">
https://www.ukrinform.ua/rubric-world/3694425-rumunia-planue-pridbati-amerikanski-vinisuvaci-f35.html</text:a>
</text:p>
      <!--NEWS-->
      <text:h text:style-name="P10" text:outline-level="1">
<text:span text:style-name="T4">
Білий дім прокоментував можливу участь Байдена в президентських перегонах</text:span>
</text:h>
      <text:p text:style-name="P4">
Authors: Ukrinform (Person)</text:p>
      <text:p text:style-name="P4">
Publisher: Укринформ (Organization)</text:p>
      <text:p text:style-name="P4">
Published Time: 2023-04-11T21:15:00+03:00</text:p>
      <text:p text:style-name="P4">
Modified Time: 2023-04-11T21:15:00+03:00</text:p>
      <text:p text:style-name="P4">
Description: Чинний президент США ще не прийняв остаточного рішення щодо висунення своєї кандидатури для участі в президентських виборах 2024 року, однак це залишається в його планах. — Укрінформ.</text:p>
      <text:p text:style-name="P4">
Images: ["<text:a xlink:type="simple" xlink:href="https://static.ukrinform.com/photos/2022_08/thumb_files/630_360_1661924112-875.jpg" text:style-name="Internet_20_link" text:visited-style-name="Visited_20_Internet_20_Link">
630_360_16619...</text:a>
"]</text:p>
      <text:p text:style-name="P4">
Tags: ['Байден', 'США', 'Вибори Президента', 'Білий дім']</text:p>
      <text:p text:style-name="P4">
Type: Article</text:p>
      <!--METADATA-->
      <text:p text:style-name="P4">
<draw:frame draw:style-name="fr1" draw:name="Image229" text:anchor-type="as-char" svg:width="6.9236in" svg:height="3.956343in" draw:z-index="0">
<draw:image xlink:href="../Images/yкринформ/2023-04-11T21-15-00-03-00/630_360_1661924112-875.jpg" xlink:type="simple" xlink:show="embed" xlink:actuate="onLoad" draw:mime-type="image/jpeg"/>
</draw:frame>
 Чиннийпрезидент США ще не прийняв остаточного рішення щодо висунення своєїкандидатури для участі в президентських виборах 2024 року, однак цезалишається в його планах.</text:p>
      <text:p text:style-name="P4">
Так прокоментувала останні заяви глави Американської держави під часпресбрифінгу для журналістів у вівторок речниця Білого дому Карін Жан-П’єр,повідомляє власний кореспондент Укрінформу.</text:p>
      <text:p text:style-name="P4">
«Президент багато разів говорив, що має наміри брати участь (у перегонах –ред.)», - зазначила речниця адміністрації <text:a xlink:type="simple" xlink:href="https://www.ukrinform.ua/tag-bajden" text:style-name="Internet_20_link" text:visited-style-name="Visited_20_Internet_20_Link">
 </text:a>
 .</text:p>
      <text:p text:style-name="P4">
Тож, за її словами, в цьому плані нічого не змінилося.</text:p>
      <text:p text:style-name="P4">
<text:span text:style-name="T4">
Читайте також:</text:span>
 <text:a xlink:type="simple" xlink:href="https://www.ukrinform.ua/rubric-world/3692327-pleminnik-dzona-kennedi-podav-zaavku-dla-ucasti-u-prezidentskih-viborah-ssa.html" text:style-name="Internet_20_link" text:visited-style-name="Visited_20_Internet_20_Link">
 <text:span text:style-name="T4">
вибор</text:span>
 </text:a>
</text:p>
      <text:p text:style-name="P4">
Водночас, підкреслила Жан-П’єр, президент Байден ще не прийняв остаточногорішення і дав зрозуміти, що участь у виборах-2024 залишається у його планах.</text:p>
      <text:p text:style-name="P4">
Як повідомляв Укрінформ, напередодні американські ЗМІ поширили інформацію, щочинний глава Білого дому Джо Байден  <text:a xlink:type="simple" xlink:href="https://www.ukrinform.ua/rubric-world/3694178-nbc-bajden-mae-namir-znovu-balotuvatisa-u-prezidenti-ssa.html" text:style-name="Internet_20_link" text:visited-style-name="Visited_20_Internet_20_Link">
 </text:a>
на другий президентський термін. Водночас, виданню NYT Байден <text:a xlink:type="simple" xlink:href="https://www.nytimes.com/2023/04/10/us/politics/biden-2024-election-running.html" text:style-name="Internet_20_link" text:visited-style-name="Visited_20_Internet_20_Link">
</text:a>
 , що поки не готовий офіційно оголосити про свою виборчукампанію.</text:p>
      <text:p text:style-name="P4">
Source: <text:a xlink:type="simple" xlink:href="https://www.ukrinform.ua/rubric-world/3694625-bilij-dim-prokomentuvav-mozlivu-ucasti-bajdena-v-prezidentskih-peregonah.html" text:style-name="Internet_20_link" text:visited-style-name="Visited_20_Internet_20_Link">
https://www.ukrinform.ua/rubric-world/3694625-bilij-dim-prokomentuvav-mozlivu-ucasti-bajdena-v-prezidentskih-peregonah.html</text:a>
</text:p>
      <!--NEWS-->
      <text:h text:style-name="P10" text:outline-level="1">
<text:span text:style-name="T4">
Шмигаль назвав Канаду одним із лідерів у запровадженні санкцій проти рф</text:span>
</text:h>
      <text:p text:style-name="P4">
Authors: Ukrinform (Person)</text:p>
      <text:p text:style-name="P4">
Publisher: Укринформ (Organization)</text:p>
      <text:p text:style-name="P4">
Published Time: 2023-04-11T21:18:00+03:00</text:p>
      <text:p text:style-name="P4">
Modified Time: 2023-04-11T21:18:00+03:00</text:p>
      <text:p text:style-name="P4">
Description: Прем’єр-міністр України Денис Шмигаль висловив сподівання, що у Канаді дедалі більше російських активів будуть конфісковані і передані для відбудови України. — Укрінформ.</text:p>
      <text:p text:style-name="P4">
Images: ["<text:a xlink:type="simple" xlink:href="https://static.ukrinform.com/photos/2023_03/thumb_files/630_360_1678877484-404.jpg" text:style-name="Internet_20_link" text:visited-style-name="Visited_20_Internet_20_Link">
630_360_16788...</text:a>
"]</text:p>
      <text:p text:style-name="P4">
Tags: ['Антиросійські санкції', 'Канада', 'Україна', 'Шмигаль', 'Війна з росією']</text:p>
      <text:p text:style-name="P4">
Type: Article</text:p>
      <!--METADATA-->
      <text:p text:style-name="P4">
<draw:frame draw:style-name="fr1" draw:name="Image230" text:anchor-type="as-char" svg:width="6.9236in" svg:height="3.956343in" draw:z-index="0">
<draw:image xlink:href="../Images/yкринформ/2023-04-11T21-18-00-03-00/630_360_1678877484-404.jpg" xlink:type="simple" xlink:show="embed" xlink:actuate="onLoad" draw:mime-type="image/jpeg"/>
</draw:frame>
 Прем’єр-міністр України Денис Шмигаль висловив сподівання, що у Канаді дедалі більшеросійських активів будуть конфісковані і передані для відбудови України.</text:p>
      <text:p text:style-name="P4">
Про це він заявив на спільній із Прем’єр-міністром Канади Джастіном Трюдопресконференції, передає кореспондент Укрінформу.</text:p>
      <text:p text:style-name="P4">
«Канада є одним з лідерів у запровадженні санкцій проти росії. Ця послідовна,принципова політика буде продовжена. Сподіваюся, що завдяки ухваленим минулогороку законам все більше російських активів у Канаді будуть конфісковані тапередані для відбудови зруйнованих міст і домівок в Україні», - наголосивШмигаль.</text:p>
      <text:p text:style-name="P4">
<text:span text:style-name="T4">
Читайте також:</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Він зазначив, що заморожені на Заході активи, суверенні кошти рф та активиросійських олігархів мають стати основою для відбудови України.</text:p>
      <text:p text:style-name="P4">
«росія має понести відповідальність і заплатити за зруйноване. Це правильно, іголовне – це справедливо», - підкреслив Шмигаль.</text:p>
      <text:p text:style-name="P4">
<text:span text:style-name="T4">
Читайте також:</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Глава уряду зауважив, що Україна має особливу історію відносин з Канадою. Цене просто стратегічне партнерство, а справжня дружба між країнами і їхніминародами.</text:p>
      <text:p text:style-name="P4">
« <text:span text:style-name="T4">
<text:a xlink:type="simple" xlink:href="https://www.ukrinform.ua/tag-ukraina" text:style-name="Internet_20_link" text:visited-style-name="Visited_20_Internet_20_Link">
 </text:a>
 </text:span>
 – перша країна західногосвіту, яка визнала незалежність України. Сьогодні Канада – один з лідерівзахідного демократичного Альянсу, який підтримує нашу боротьбу протинеспровокованої російської агресії. І Канада увійшла до п’ятірки нашихпартнерів за обсягами військової та фінансової підтримки», - заявив очільникукраїнського уряду.</text:p>
      <text:p text:style-name="P4">
Шмигаль поінформував, що під час переговорів із канадськими урядовцями сторониузгодили подальші кроки для розбудови проукраїнської коаліції та обговорилинеобхідні швидкі кроки для формування необхідних сил в Україні для здійсненнячергового етапу контрнаступу.</text:p>
      <text:p text:style-name="P4">
<text:span text:style-name="T4">
Читайте також:</text:span>
 <text:span text:style-name="T4">
<text:a xlink:type="simple" xlink:href="https://www.ukrinform.ua/rubric-economy/3694582-kanada-ta-ukraina-rozsirili-ugodu-pro-vilnu-torgivlu.html" text:style-name="Internet_20_link" text:visited-style-name="Visited_20_Internet_20_Link">
 </text:a>
 </text:span>
</text:p>
      <text:p text:style-name="P4">
Він подякував канадському уряду та народу за допомогу українцям у боротьбі засвободу і незалежність, а також демократичні принципи.</text:p>
      <text:p text:style-name="P4">
«Дякую парламенту Канади за одноголосну підтримку численних ініціатив, якіпосилюють українську боротьбу на усіх фронтах. І, безперечно, ми вдячніканадському народу за непохитність і підтримку нашої країни», - додав Прем'єр-міністр.</text:p>
      <text:p text:style-name="P4">
<text:span text:style-name="T4">
Читайте також:</text:span>
 <text:span text:style-name="T4">
<text:a xlink:type="simple" xlink:href="https://www.ukrinform.ua/rubric-economy/3694616-ukraina-zakupovuvatime-aderne-palivo-u-kanadi.html" text:style-name="Internet_20_link" text:visited-style-name="Visited_20_Internet_20_Link">
 </text:a>
 </text:span>
</text:p>
      <text:p text:style-name="P4">
Як повідомлялося, Прем’єр-міністр Канади Джастін Трюдо заявив, що _<text:span text:style-name="T4">
<text:a xlink:type="simple" xlink:href="https://www.ukrinform.ua/rubric-ato/3694589-kanada-ogolosila-pro-novij-paket-oboronnoi-dopomogi-dla-ukraini.html" text:style-name="Internet_20_link" text:visited-style-name="Visited_20_Internet_20_Link">
</text:a>
 </text:span>
 _</text:p>
      <text:p text:style-name="P4">
Source: <text:a xlink:type="simple" xlink:href="https://www.ukrinform.ua/rubric-economy/3694623-smigal-nazvav-kanadu-odnim-iz-lideriv-u-zaprovadzenni-sankcij-proti-rf.html" text:style-name="Internet_20_link" text:visited-style-name="Visited_20_Internet_20_Link">
https://www.ukrinform.ua/rubric-economy/3694623-smigal-nazvav-kanadu-odnim-iz-lideriv-u-zaprovadzenni-sankcij-proti-rf.html</text:a>
</text:p>
      <!--NEWS-->
      <text:h text:style-name="P10" text:outline-level="1">
<text:span text:style-name="T4">
На Лимансько-Куп’янському напрямку за добу зафіксували понад 380 обстрілів рф</text:span>
</text:h>
      <text:p text:style-name="P4">
Authors: Ukrinform (Person)</text:p>
      <text:p text:style-name="P4">
Publisher: Укринформ (Organization)</text:p>
      <text:p text:style-name="P4">
Published Time: 2023-04-11T21:24:00+03:00</text:p>
      <text:p text:style-name="P4">
Modified Time: 2023-04-11T21:24:00+03:00</text:p>
      <text:p text:style-name="P4">
Description: На Лимансько-Куп’янському напрямку за добу було зафіксовано 384 обстріли з боку росії із застосуванням різних типів артилерії. — Укрінформ.</text:p>
      <text:p text:style-name="P4">
Images: ["<text:a xlink:type="simple" xlink:href="https://static.ukrinform.com/photos/2022_12/thumb_files/630_360_1670247341-640.jpg" text:style-name="Internet_20_link" text:visited-style-name="Visited_20_Internet_20_Link">
630_360_16702...</text:a>
"]</text:p>
      <text:p text:style-name="P4">
Tags: ['Обстріл', 'ЗСУ', 'Агресія РФ', 'Схід України', 'Війна з росією', 'Єдині новини']</text:p>
      <text:p text:style-name="P4">
Type: Article</text:p>
      <!--METADATA-->
      <text:p text:style-name="P4">
<draw:frame draw:style-name="fr1" draw:name="Image231" text:anchor-type="as-char" svg:width="6.9236in" svg:height="3.956343in" draw:z-index="0">
<draw:image xlink:href="../Images/yкринформ/2023-04-11T21-24-00-03-00/630_360_1670247341-640.jpg" xlink:type="simple" xlink:show="embed" xlink:actuate="onLoad" draw:mime-type="image/jpeg"/>
</draw:frame>
 НаЛимансько-Куп’янському напрямку за добу було зафіксовано 384 обстріли з бокуросії із застосуванням різних типів артилерії.</text:p>
      <text:p text:style-name="P4">
Про це у телемарафоні «Єдині новини» заявив речник східного угруповання військЗСУ Сергій Череватий, передає кореспондент Укрінформу.</text:p>
      <text:p text:style-name="P4">
«Цей напрямок - наступний за активністю ворога (після Бахмутського – ред.).Там діють регулярні війська рф. І він є лідером по обстрілам за цю добу – 384обстріли різними типами артилерії, відбулося 12 боєзіткнень. Було знищено 35окупантів, 88 зазнали поранень, знищено 2 танки, БМП, самохідну установку«МСТА», гаубицю Д-30» і 3 міномети», - заявив він.</text:p>
      <text:p text:style-name="P4">
<text:span text:style-name="T4">
Читайте також:</text:span>
 <text:span text:style-name="T4">
<text:a xlink:type="simple" xlink:href="https://www.ukrinform.ua/rubric-ato/3694605-armia-rf-dvici-obstrilala-gromadu-na-dnipropetrovsini.html" text:style-name="Internet_20_link" text:visited-style-name="Visited_20_Internet_20_Link">
 </text:a>
 </text:span>
</text:p>
      <text:p text:style-name="P4">
Речник східного угруповання військ ЗСУ поінформував, що за добу на цьомунапрямку також було знищено новітню російську станцію спостереження -«Муром-М».</text:p>
      <text:p text:style-name="P4">
Окремо Череватий уточнив, що Бахмут залишається напрямком головного ударупротивника, і там росія зосереджує максимальні зусилля у бажанні заволодітицим українським містом.</text:p>
      <text:p text:style-name="P4">
«За цю добу (тут – ред.) 333 рази він (ворог – ред.) завдав ударів різнимитипами ствольної та реактивної артилерії по місту і околицях, відбулося 17боєзіткнень, знищено 85 окупантів у цих боєзіткненнях, 94 зазнали поранення.Було підбито 2 танки, БМП-1, 2 БМП-3, систему залпового вогню, 3 станції РЕБта 1 радіолокаційну станцію тощо», - сказав він.</text:p>
      <text:p text:style-name="P4">
<text:span text:style-name="T4">
Читайте також:</text:span>
 <text:span text:style-name="T4">
<text:a xlink:type="simple" xlink:href="https://www.ukrinform.ua/rubric-regions/3694366-vorog-iz-aviacii-obstrilav-berislav-cimalo-budinkiv-zrujnovani-vsent.html" text:style-name="Internet_20_link" text:visited-style-name="Visited_20_Internet_20_Link">
 </text:a>
 </text:span>
</text:p>
      <text:p text:style-name="P4">
За його словами, біля Бахмута і надалі залишається головною атакуючою силоюугруповання пвк «вагнера». Речник зазначив, що «вагнерівцям» не вистачаєособового складу.</text:p>
      <text:p text:style-name="P4">
Окремо Череватий заявив, що Бахмут для росіян став кісткою у горлі і вонинамагаються взяти хоча б цей райцентр понад все.</text:p>
      <text:p text:style-name="P4">
<text:span text:style-name="T4">
Читайте також:</text:span>
 <text:span text:style-name="T4">
<text:a xlink:type="simple" xlink:href="https://www.ukrinform.ua/rubric-ato/3694481-bij-u-bahmuti-prikordonniki-vtrimali-pozicii-i-vidbili-ataku-rosian.html" text:style-name="Internet_20_link" text:visited-style-name="Visited_20_Internet_20_Link">
 </text:a>
 </text:span>
</text:p>
      <text:p text:style-name="P4">
Як повідомлялося, 19 березня Череватий сказав, що на Лимансько-Куп’янськомунапрямку рф за добу здійснила 442 обстріли.</text:p>
      <text:p text:style-name="P4">
Source: <text:a xlink:type="simple" xlink:href="https://www.ukrinform.ua/rubric-ato/3694626-na-limanskokupanskomu-napramku-za-dobu-zafiksuvali-ponad-380-obstriliv-rf.html" text:style-name="Internet_20_link" text:visited-style-name="Visited_20_Internet_20_Link">
https://www.ukrinform.ua/rubric-ato/3694626-na-limanskokupanskomu-napramku-za-dobu-zafiksuvali-ponad-380-obstriliv-rf.html</text:a>
</text:p>
      <!--NEWS-->
      <text:h text:style-name="P10" text:outline-level="1">
<text:span text:style-name="T4">
До Ради внесли проєкт постанови, що блокує підписання закону про доплати військовим</text:span>
</text:h>
      <text:p text:style-name="P4">
Authors: Ukrinform (Person)</text:p>
      <text:p text:style-name="P4">
Publisher: Укринформ (Organization)</text:p>
      <text:p text:style-name="P4">
Published Time: 2023-04-11T21:30:00+03:00</text:p>
      <text:p text:style-name="P4">
Modified Time: 2023-04-11T21:30:00+03:00</text:p>
      <text:p text:style-name="P4">
Description: У Верховній Раді зареєстровано проєкт постанови, що блокує підписання Головою ВР та Президентом України закону, який серед іншого передбачає повернення щомісячної виплати додаткових 30 тисяч військовослужбовцям, поліцейським та рятувальникам. — Укрінформ.</text:p>
      <text:p text:style-name="P4">
Images: ["<text:a xlink:type="simple" xlink:href="https://static.ukrinform.com/photos/2019_05/thumb_files/630_360_1559148328-156.jpg" text:style-name="Internet_20_link" text:visited-style-name="Visited_20_Internet_20_Link">
630_360_15591...</text:a>
"]</text:p>
      <text:p text:style-name="P4">
Tags: ['Закон', 'Гроші', 'Верховна Рада', 'Військові']</text:p>
      <text:p text:style-name="P4">
Type: Article</text:p>
      <!--METADATA-->
      <text:p text:style-name="P4">
<draw:frame draw:style-name="fr1" draw:name="Image232" text:anchor-type="as-char" svg:width="6.9236in" svg:height="3.956343in" draw:z-index="0">
<draw:image xlink:href="../Images/yкринформ/2023-04-11T21-30-00-03-00/630_360_1559148328-156.jpg" xlink:type="simple" xlink:show="embed" xlink:actuate="onLoad" draw:mime-type="image/jpeg"/>
</draw:frame>
 УВерховній Раді зареєстровано проєкт постанови, що блокує підписання Головою ВРта Президентом України закону, який серед іншого передбачає поверненнящомісячної виплати додаткових 30 тисяч військовослужбовцям, поліцейським тарятувальникам.</text:p>
      <text:p text:style-name="P4">
Текст відповідного проєкту №8312-П "Про скасування рішення <text:a xlink:type="simple" xlink:href="https://www.ukrinform.ua/tag-verhovna-rada" text:style-name="Internet_20_link" text:visited-style-name="Visited_20_Internet_20_Link">
</text:a>
 від 10.04.2023 про ухвалення вдругому читанні та в цілому проєкту Закону України про внесення змін до деякихзаконів України щодо удосконалення правового регулювання питань, пов'язаних ізздійсненням заходів правового режиму воєнного стану" та супровідні до ньогодокументи наразі не оприлюднені на <text:a xlink:type="simple" xlink:href="https://itd.rada.gov.ua/billInfo/Bills/Card/41763" text:style-name="Internet_20_link" text:visited-style-name="Visited_20_Internet_20_Link">
</text:a>
 парламенту, повідомляєУкрінформ.</text:p>
      <text:p text:style-name="P4">
Ініціатор проєкту постанови — народний депутат із парламентської фракції"Голос" Володимир Цабаль.</text:p>
      <text:p text:style-name="P4">
<text:span text:style-name="T4">
Читайте також:</text:span>
 <text:a xlink:type="simple" xlink:href="https://www.ukrinform.ua/rubric-society/3694029-30-tisac-dla-vijskovih-venislavskij-kaze-so-dla-doplat-potribni-dodatkovi-kosti-v-budzet.html" text:style-name="Internet_20_link" text:visited-style-name="Visited_20_Internet_20_Link">
 <text:span text:style-name="T4">
військових</text:span>
 </text:a>
</text:p>
      <text:p text:style-name="P4">
Відтак підписання закону "Про внесення змін до деяких законів України щодоудосконалення правового регулювання питань, пов'язаних із здійсненням заходівправового режиму воєнного стану" (№8312) Головою Верховної Ради та Президентомстане можливим тільки в разі відхилення проєкту постанови про його скасування.</text:p>
      <text:p text:style-name="P4">
Як повідомлялося, <text:a xlink:type="simple" xlink:href="https://www.ukrinform.ua/tag-verhovna-rada" text:style-name="Internet_20_link" text:visited-style-name="Visited_20_Internet_20_Link">
 </text:a>
 10 квітняпід час розгляду законопроєкту "Про внесення змін до деяких законів Українищодо удосконалення правового регулювання питань, пов'язаних із здійсненнямзаходів правового режиму воєнного стану" (№8312) <text:a xlink:type="simple" xlink:href="https://www.ukrinform.ua/rubric-society/3693963-rada-pidtrimala-povernenna-viplat-30-tisac-dla-vijskovih-deputat.html" text:style-name="Internet_20_link" text:visited-style-name="Visited_20_Internet_20_Link">
</text:a>
 про повернення щомісячнихдодаткових виплат у розмірі 30 тисяч гривень для військовослужбовців,поліцейських та рятувальників незалежно від покладених на них завдань чирайонів проходження служби.</text:p>
      <text:p text:style-name="P4">
Член Комітету <text:a xlink:type="simple" xlink:href="https://www.ukrinform.ua/tag-verhovna-rada" text:style-name="Internet_20_link" text:visited-style-name="Visited_20_Internet_20_Link">
 </text:a>
 з питаньнаціональної безпеки, оборони та розвідки, представник Президента у парламентіФедір Веніславський заявив у коментарі Укрінформу, що для реалізації рішенняпро повернення щомісячної виплати в розмірі 30 тисяч гривень українськимзахисникам необхідно знайти додаткові джерела фінансування державного бюджетуУкраїни. За його словами, такі доплати можуть обійтися державі близькогоодного трильйона гривень на рік.</text:p>
      <text:p text:style-name="P4">
<text:span text:style-name="T4">
Читайте також:</text:span>
 <text:a xlink:type="simple" xlink:href="https://www.ukrinform.ua/rubric-society/3694142-viplati-30-tisac-zahisnikam-stanut-dla-uradu-zadaceu-z-zirockou-deputat.html" text:style-name="Internet_20_link" text:visited-style-name="Visited_20_Internet_20_Link">
 </text:a>
</text:p>
      <text:p text:style-name="P4">
Водночас секретар оборонного парламентського комітету Роман Костенко вкоментарі Укрінформу розповів, що задля забезпечення щомісячної додатковоївиплати в розмірі 30 тисяч гривень українським захисникам, найімовірніше,доведеться ініціювати зміни до державного бюджету України.</text:p>
      <text:p text:style-name="P4">
Source: <text:a xlink:type="simple" xlink:href="https://www.ukrinform.ua/rubric-polytics/3694631-do-radi-vnesli-proekt-postanovi-so-blokue-pidpisanna-zakonu-pro-doplati-vijskovim.html" text:style-name="Internet_20_link" text:visited-style-name="Visited_20_Internet_20_Link">
https://www.ukrinform.ua/rubric-polytics/3694631-do-radi-vnesli-proekt-postanovi-so-blokue-pidpisanna-zakonu-pro-doplati-vijskovim.html</text:a>
</text:p>
      <!--NEWS-->
      <text:h text:style-name="P10" text:outline-level="1">
<text:span text:style-name="T4">
«Епіцентр-Подоляни» обіграли «Прометей» на старті фіналу Суперліги України з волейболу</text:span>
</text:h>
      <text:p text:style-name="P4">
Authors: Ukrinform (Person)</text:p>
      <text:p text:style-name="P4">
Publisher: Укринформ (Organization)</text:p>
      <text:p text:style-name="P4">
Published Time: 2023-04-11T21:35:00+03:00</text:p>
      <text:p text:style-name="P4">
Modified Time: 2023-04-11T21:35:00+03:00</text:p>
      <text:p text:style-name="P4">
Description: Золоті нагороди Суперліги України з волейболу сезону 2022/23 розігрують ВК «Прометей» з Дніпра та «Епіцентр-Подоляни» з міста Городок Хмельницької області. — Укрінформ.</text:p>
      <text:p text:style-name="P4">
Images: ["<text:a xlink:type="simple" xlink:href="https://static.ukrinform.com/photos/2023_04/thumb_files/630_360_1681238102-946.jpg" text:style-name="Internet_20_link" text:visited-style-name="Visited_20_Internet_20_Link">
630_360_16812...</text:a>
"]</text:p>
      <text:p text:style-name="P4">
Tags: ['Волейбол']</text:p>
      <text:p text:style-name="P4">
Type: Article</text:p>
      <!--METADATA-->
      <text:p text:style-name="P4">
<draw:frame draw:style-name="fr1" draw:name="Image233" text:anchor-type="as-char" svg:width="6.9236in" svg:height="3.956343in" draw:z-index="0">
<draw:image xlink:href="../Images/yкринформ/2023-04-11T21-35-00-03-00/630_360_1681238102-946.jpg" xlink:type="simple" xlink:show="embed" xlink:actuate="onLoad" draw:mime-type="image/jpeg"/>
</draw:frame>
 Золотінагороди Суперліги України з волейболу сезону 2022/23 розігрують ВК «Прометей»з Дніпра та «Епіцентр-Подоляни» з міста Городок Хмельницької області.</text:p>
      <text:p text:style-name="P4">
У першому матчі фінальної серії «Епіцентр-Подоляни» здобув вольову перемогунад «Прометеєм» - 3:1 (18:25, 25:21, 25:23, 25:18), передає Укрінформ.</text:p>
      <text:p text:style-name="P4">
Наступний поєдинок фінальної серії відбудеться 13 квітня.</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text:p>
      <text:p text:style-name="P4">
У протистоянні за «бронзу» зійдуться житомирський ВК «Житичі-Полісся» та ВСК«Юридична академiя» з Харкова.</text:p>
      <text:p text:style-name="P4">
Перший матч серії до двох перемог пройде 12 квітня.</text:p>
      <text:p text:style-name="P4">
Нагадаємо, переможницями жіночої Суперліги стали волейболістки «Прометея» ізДніпропетровської області, які у фіналі здолали клуб «Добродій-Медуніверситет-ШВСМ» із Вінниці.</text:p>
      <text:p text:style-name="P4">
Фото: ПВЛУ.</text:p>
      <text:p text:style-name="P4">
Source: <text:a xlink:type="simple" xlink:href="https://www.ukrinform.ua/rubric-sports/3694628-epicentrpodolani-obigrali-prometej-na-starti-finalu-superligi-ukraini-z-volejbolu.html" text:style-name="Internet_20_link" text:visited-style-name="Visited_20_Internet_20_Link">
https://www.ukrinform.ua/rubric-sports/3694628-epicentrpodolani-obigrali-prometej-na-starti-finalu-superligi-ukraini-z-volejbolu.html</text:a>
</text:p>
      <!--NEWS-->
      <text:h text:style-name="P10" text:outline-level="1">
<text:span text:style-name="T4">
Зеленський обговорив із Говардом Баффетом допомогу Україні</text:span>
</text:h>
      <text:p text:style-name="P4">
Authors: Ukrinform (Person)</text:p>
      <text:p text:style-name="P4">
Publisher: Укринформ (Organization)</text:p>
      <text:p text:style-name="P4">
Published Time: 2023-04-11T21:36:00+03:00</text:p>
      <text:p text:style-name="P4">
Modified Time: 2023-04-11T21:36:00+03:00</text:p>
      <text:p text:style-name="P4">
Description: Президент Володимир Зеленський обговорив із американським бізнесменом і філантропом Говардом Баффетом допомогу Україні. — Укрінформ.</text:p>
      <text:p text:style-name="P4">
Images: ["<text:a xlink:type="simple" xlink:href="https://static.ukrinform.com/photos/2023_04/thumb_files/630_360_1681240083-442.jpeg" text:style-name="Internet_20_link" text:visited-style-name="Visited_20_Internet_20_Link">
630_360_16812...</text:a>
", "<text:a xlink:type="simple" xlink:href="https://static.ukrinform.com/photos/2023_04/1681240083-467.jpeg" text:style-name="Internet_20_link" text:visited-style-name="Visited_20_Internet_20_Link">
1681240083-46...</text:a>
"]</text:p>
      <text:p text:style-name="P4">
Tags: ['Баффетт', 'допомога', 'Зеленський']</text:p>
      <text:p text:style-name="P4">
Type: Article</text:p>
      <!--METADATA-->
      <text:p text:style-name="P4">
<draw:frame draw:style-name="fr1" draw:name="Image234" text:anchor-type="as-char" svg:width="6.9236in" svg:height="3.956343in" draw:z-index="0">
<draw:image xlink:href="../Images/yкринформ/2023-04-11T21-36-00-03-00/630_360_1681240083-442.jpeg" xlink:type="simple" xlink:show="embed" xlink:actuate="onLoad" draw:mime-type="image/jpeg"/>
</draw:frame>
 ПрезидентВолодимир Зеленський обговорив із американським бізнесменом і філантропомГовардом Баффетом допомогу Україні.</text:p>
      <text:p text:style-name="P4">
Про це глава держави повідомив у  <text:a xlink:type="simple" xlink:href="https://t.me/V_Zelenskiy_official/5831" text:style-name="Internet_20_link" text:visited-style-name="Visited_20_Internet_20_Link">
 </text:a>
, передає Укрінформ.</text:p>
      <text:p text:style-name="P4">
«Розповів про ситуацію в Україні та про відсіч російській збройній агресії наполі бою. Щодня робимо кроки, які б забезпечували стійкість українськихвоїнів, підтримували суспільство та бізнес. Вдячний Говарду Баффету запідтримку українського народу», - зазначив Зеленський.</text:p>
      <text:p text:style-name="P4">
Він зауважив, що вдячний Баффету за реалізацію проєкту фабрики-кухні, який єчастиною реформи шкільного харчування, а також за допомогу в реалізаціїзернової ініціативи, підтримку розмінування, закупівлі генераторів іліквідації наслідків обстрілів цивільної інфраструктури України.</text:p>
      <text:p text:style-name="P4">
<text:span text:style-name="T4">
Читайте також:</text:span>
 <text:a xlink:type="simple" xlink:href="https://www.ukrinform.ua/rubric-regions/3682790-na-kiivsini-prezentuvali-novitni-avto-dla-kinologiv-policii-aki-peredav-fond-govarda-baffeta.html" text:style-name="Internet_20_link" text:visited-style-name="Visited_20_Internet_20_Link">
 <text:span text:style-name="T4">
Баффет</text:span>
 </text:a>
</text:p>
      <text:p text:style-name="P4">
В Офісі Президента  <text:a xlink:type="simple" xlink:href="https://www.president.gov.ua/news/volodimir-zelenskij-i-govard-baffet-obgovorili-dopomogu-ukra-82201" text:style-name="Internet_20_link" text:visited-style-name="Visited_20_Internet_20_Link">
 </text:a>
 , що під час зустрічі йшлосяпро розмінування, зокрема, території Херсонської області. Президент зауважив,що значна частина Херсонщини була деокупована минулої осені й потребуєрозмінування, адже навесні традиційно розпочинається посівна, а цей край маєдуже розвинутий агропромисловий комплекс.</text:p>
      <text:p text:style-name="P4">
<draw:frame draw:style-name="fr1" draw:name="Image235" text:anchor-type="as-char" svg:width="6.9236in" svg:height="4.617948in" draw:z-index="0">
<draw:image xlink:href="../Images/yкринформ/2023-04-11T21-36-00-03-00/1681240083-467.jpeg" xlink:type="simple" xlink:show="embed" xlink:actuate="onLoad" draw:mime-type="image/jpeg"/>
</draw:frame>
</text:p>
      <text:p text:style-name="P4">
Своєю чергою американський бізнесмен зазначив, що, крім підтримки низкипроєктів безпосередньо в Україні, він намагається розповідати про країну таукраїнський народ у США на різноманітних публічних майданчиках.</text:p>
      <text:p text:style-name="P4">
Як повідомлялося, у Бучі на <text:a xlink:type="simple" xlink:href="https://www.ukrinform.ua/tag-kiivsina" text:style-name="Internet_20_link" text:visited-style-name="Visited_20_Internet_20_Link">
 </text:a>
стартувало будівництво першої фабрики-кухні, а в Лозовій Харківської областіпідписали меморандум про реалізацію проєкту другої такої кухні.</text:p>
      <text:p text:style-name="P4">
Очікується, що у майбутньому мережу фабрик-кухонь буде поширено на всютериторію України. Кожна з них зможе забезпечувати харчуванням 30 – 40навчальних закладів.</text:p>
      <text:p text:style-name="P4">
_ Фото: Офіс Президента  _</text:p>
      <text:p text:style-name="P4">
Source: <text:a xlink:type="simple" xlink:href="https://www.ukrinform.ua/rubric-society/3694629-zelenskij-obgovoriv-iz-govardom-baffetom-dopomogu-ukraini.html" text:style-name="Internet_20_link" text:visited-style-name="Visited_20_Internet_20_Link">
https://www.ukrinform.ua/rubric-society/3694629-zelenskij-obgovoriv-iz-govardom-baffetom-dopomogu-ukraini.html</text:a>
</text:p>
      <!--NEWS-->
      <text:h text:style-name="P10" text:outline-level="1">
<text:span text:style-name="T4">
«Вагнерівців» вистачить на два місяці, якщо не змінять тактику - Череватий</text:span>
</text:h>
      <text:p text:style-name="P4">
Authors: Ukrinform (Person)</text:p>
      <text:p text:style-name="P4">
Publisher: Укринформ (Organization)</text:p>
      <text:p text:style-name="P4">
Published Time: 2023-04-11T21:40:00+03:00</text:p>
      <text:p text:style-name="P4">
Modified Time: 2023-04-11T21:40:00+03:00</text:p>
      <text:p text:style-name="P4">
Description: Найманців ПВК "Вагнер" на Бахмутському напрямку у разі відсутності змін у тактиці їхніх дій вистачить на 2 місяці. — Укрінформ.</text:p>
      <text:p text:style-name="P4">
Images: ["<text:a xlink:type="simple" xlink:href="https://static.ukrinform.com/photos/2023_03/thumb_files/630_360_1679564904-243.jpg" text:style-name="Internet_20_link" text:visited-style-name="Visited_20_Internet_20_Link">
630_360_16795...</text:a>
"]</text:p>
      <text:p text:style-name="P4">
Tags: ['Бахмут', 'ЗСУ', 'Агресія РФ', 'ПВК "Вагнера"', 'Війна з росією', 'Єдині новини']</text:p>
      <text:p text:style-name="P4">
Type: Article</text:p>
      <!--METADATA-->
      <text:p text:style-name="P4">
<draw:frame draw:style-name="fr1" draw:name="Image236" text:anchor-type="as-char" svg:width="6.9236in" svg:height="3.956343in" draw:z-index="0">
<draw:image xlink:href="../Images/yкринформ/2023-04-11T21-40-00-03-00/630_360_1679564904-243.jpg" xlink:type="simple" xlink:show="embed" xlink:actuate="onLoad" draw:mime-type="image/jpeg"/>
</draw:frame>
 НайманцівПВК "Вагнер" на Бахмутському напрямку у разі відсутності змін у тактиці їхніхдій вистачить на 2 місяці.</text:p>
      <text:p text:style-name="P4">
Таку думку висловив речник Східного угруповання військ ЗСУ Сергій Череватий вефірі телемарафону «Єдині новини», передає кореспондент Укрінформу.</text:p>
      <text:p text:style-name="P4">
«З такою інтенсивністю, як зараз їх ("вагнерівців" - ред.) знищують, і якщовони не змінять тактику проведення (бойових дій – ред.), то я думаю, щойдеться про місяці 2. Це мій суб’єктивний прогноз. Якщо, знову ж таки, вони неналагодять знову джерело поставки особового складу», - сказав Череватий.</text:p>
      <text:p text:style-name="P4">
<text:span text:style-name="T4">
Читайте також:</text:span>
 <text:span text:style-name="T4">
<text:a xlink:type="simple" xlink:href="https://www.ukrinform.ua/rubric-ato/3694626-na-limanskokupanskomu-napramku-za-dobu-zafiksuvali-ponad-380-obstriliv-rf.html" text:style-name="Internet_20_link" text:visited-style-name="Visited_20_Internet_20_Link">
 </text:a>
</text:span>
</text:p>
      <text:p text:style-name="P4">
За його словами, у <text:span text:style-name="T4">
<text:a xlink:type="simple" xlink:href="https://www.ukrinform.ua/tag-bahmut" text:style-name="Internet_20_link" text:visited-style-name="Visited_20_Internet_20_Link">
 </text:a>
 </text:span>
 й навколонього точаться бої, ситуація дуже важка, оскільки це місто є однією зпріоритетних цілей для рф.</text:p>
      <text:p text:style-name="P4">
«Проте наше командування чітко бачить їхні задуми, ми знаємо, як на нихреагувати. Працюють наші розвідка, аероспостереження», - запевнив представникЗСУ.</text:p>
      <text:p text:style-name="P4">
<text:span text:style-name="T4">
Читайте також:</text:span>
 <text:span text:style-name="T4">
<text:a xlink:type="simple" xlink:href="https://www.ukrinform.ua/rubric-world/3694291-prigozin-pragne-otrimati-kontrol-nad-odnieu-z-politicnih-partij-rosii-isw.html" text:style-name="Internet_20_link" text:visited-style-name="Visited_20_Internet_20_Link">
 </text:a>
 </text:span>
</text:p>
      <text:p text:style-name="P4">
Він додав, що тут зосереджені найагресивніші підрозділи ворога.</text:p>
      <text:p text:style-name="P4">
«Багато місяців оборони показують, що ми виснажуємо ворога, ми вибиваємо йогобойовий дух. Ми виснажуємо його сили у той час, як готуються наші, українськірезерви», - сказав Череватий.</text:p>
      <text:p text:style-name="P4">
<text:span text:style-name="T4">
Читайте також:</text:span>
 <text:span text:style-name="T4">
<text:a xlink:type="simple" xlink:href="https://www.ukrinform.ua/rubric-ato/3691802-u-bahmuti-prikordonniki-vidbili-masnij-sturm-vagnerivciv.html" text:style-name="Internet_20_link" text:visited-style-name="Visited_20_Internet_20_Link">
 </text:a>
 </text:span>
</text:p>
      <text:p text:style-name="P4">
Як повідомлялося, за даними Генштабу ЗСУ, загарбники намагаються взяти підповний контроль місто Бахмут, тривають жорстокі бої.</text:p>
      <text:p text:style-name="P4">
Source: <text:a xlink:type="simple" xlink:href="https://www.ukrinform.ua/rubric-ato/3694630-vagnerivciv-vistacit-na-dva-misaci-akso-ne-zminat-taktiku-cerevatij.html" text:style-name="Internet_20_link" text:visited-style-name="Visited_20_Internet_20_Link">
https://www.ukrinform.ua/rubric-ato/3694630-vagnerivciv-vistacit-na-dva-misaci-akso-ne-zminat-taktiku-cerevatij.html</text:a>
</text:p>
      <!--NEWS-->
      <text:h text:style-name="P10" text:outline-level="1">
<text:span text:style-name="T4">
СБУ оголосила Оксану Марченко в розшук</text:span>
</text:h>
      <text:p text:style-name="P4">
Authors: Ukrinform (Person)</text:p>
      <text:p text:style-name="P4">
Publisher: Укринформ (Organization)</text:p>
      <text:p text:style-name="P4">
Published Time: 2023-04-11T21:47:00+03:00</text:p>
      <text:p text:style-name="P4">
Modified Time: 2023-04-11T21:47:00+03:00</text:p>
      <text:p text:style-name="P4">
Description: Служба безпеки України Івано-Франківської області оголосила у розшук дружину проросійського політика - Оксану Марченко. — Укрінформ.</text:p>
      <text:p text:style-name="P4">
Images: ["<text:a xlink:type="simple" xlink:href="https://static.ukrinform.com/photos/2018_08/thumb_files/630_360_1533766038-5110-oksana-marcenko.jpg" text:style-name="Internet_20_link" text:visited-style-name="Visited_20_Internet_20_Link">
630_360_15337...</text:a>
"]</text:p>
      <text:p text:style-name="P4">
Tags: ['Розшук', 'СБУ', 'Оксана Марченко']</text:p>
      <text:p text:style-name="P4">
Type: Article</text:p>
      <!--METADATA-->
      <text:p text:style-name="P4">
<draw:frame draw:style-name="fr1" draw:name="Image237" text:anchor-type="as-char" svg:width="6.9236in" svg:height="3.956343in" draw:z-index="0">
<draw:image xlink:href="../Images/yкринформ/2023-04-11T21-47-00-03-00/630_360_1533766038-5110-oksana-marcenko.jpg" xlink:type="simple" xlink:show="embed" xlink:actuate="onLoad" draw:mime-type="image/jpeg"/>
</draw:frame>
 Служба безпеки України Івано-Франківської області оголосила урозшук дружину проросійського політика - Оксану Марченко.</text:p>
      <text:p text:style-name="P4">
Про це свідчать дані, розміщені на  <text:a xlink:type="simple" xlink:href="https://wanted.mvs.gov.ua/searchperson/details/" text:style-name="Internet_20_link" text:visited-style-name="Visited_20_Internet_20_Link">
</text:a>
, передає Укрінформ.</text:p>
      <text:p text:style-name="P4">
«Дата зникнення - 24.03.2023. Місце зникнення: Київ, Солом’янський (район -ред.). Стаття звинувачення: 110-2 ч.3 (Фінансування дій, вчинених з метоюнасильницької зміни чи повалення конституційного ладу або захоплення державноївлади, зміни меж території або державного кордону України – ред.). Запобіжнийзахід: не застосовувався», - уточнюється у повідомленні.</text:p>
      <text:p text:style-name="P4">
<text:span text:style-name="T4">
Читайте також:</text:span>
 <text:a xlink:type="simple" xlink:href="https://www.ukrinform.ua/rubric-society/3674093-sud-arestuvav-majno-oksani-marcenko-na-ponad-56-milarda.html" text:style-name="Internet_20_link" text:visited-style-name="Visited_20_Internet_20_Link">
 <text:span text:style-name="T4">
Оксани</text:span>
 <text:span text:style-name="T4">
Марченко</text:span>
</text:a>
</text:p>
      <text:p text:style-name="P4">
Як повідомлялося, 5 квітня у СБУ заявили, що за матеріалами СБУ і у співпраціз Львівською обласною прокуратурою суд наклав <text:a xlink:type="simple" xlink:href="https://www.ukrinform.ua/tag-arest" text:style-name="Internet_20_link" text:visited-style-name="Visited_20_Internet_20_Link">
</text:a>
 на ще дві земельні ділянки з об’єктаминерухомості, які незаконно перебували у власності Оксани Марченко. Загальнавартість арештованого майна становить майже 17,5 млн грн.</text:p>
      <text:p text:style-name="P4">
Source: <text:a xlink:type="simple" xlink:href="https://www.ukrinform.ua/rubric-society/3694637-sbu-ogolosila-oksanu-marcenko-a-rozsuk.html" text:style-name="Internet_20_link" text:visited-style-name="Visited_20_Internet_20_Link">
https://www.ukrinform.ua/rubric-society/3694637-sbu-ogolosila-oksanu-marcenko-a-rozsuk.html</text:a>
</text:p>
      <!--NEWS-->
      <text:h text:style-name="P10" text:outline-level="1">
<text:span text:style-name="T4">
росіяни обстріляли дев’ять прикордонних громад Сумщини, є руйнування</text:span>
</text:h>
      <text:p text:style-name="P4">
Authors: Ukrinform (Person)</text:p>
      <text:p text:style-name="P4">
Publisher: Укринформ (Organization)</text:p>
      <text:p text:style-name="P4">
Published Time: 2023-04-11T21:49:16+03:00</text:p>
      <text:p text:style-name="P4">
Modified Time: 2023-04-11T21:49:16+03:00</text:p>
      <text:p text:style-name="P4">
Description: російські військовослужбовці 11 квітня здійснили обстріли дев’яти прикордонних громад Сумської області, є руйнування.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Сумщина', 'Війна з росією']</text:p>
      <text:p text:style-name="P4">
Type: Article</text:p>
      <!--METADATA-->
      <text:p text:style-name="P4">
<draw:frame draw:style-name="fr1" draw:name="Image238" text:anchor-type="as-char" svg:width="6.9236in" svg:height="3.956343in" draw:z-index="0">
<draw:image xlink:href="../Images/yкринформ/2023-04-11T21-49-16-03-00/630_360_1667562981-965.jpg" xlink:type="simple" xlink:show="embed" xlink:actuate="onLoad" draw:mime-type="image/jpeg"/>
</draw:frame>
 російськівійськовослужбовці 11 квітня здійснили обстріли дев’яти прикордонних громадСумської області, є руйнування.</text:p>
      <text:p text:style-name="P4">
Як передає Укрінформ, про це Сумська обласна військова адміністраціяповідомляє у  <text:a xlink:type="simple" xlink:href="https://t.me/Sumy_news_ODA/15395" text:style-name="Internet_20_link" text:visited-style-name="Visited_20_Internet_20_Link">
 </text:a>
 .</text:p>
      <text:p text:style-name="P4">
“Протягом дня росіяни здійснили обстріли дев’яти прикордонних громад –Білопільської, Новослобідської, Середино-Будської, Миропільської, Хотінської,Юнаківської, Зноб-Новгородської, Шалигинської, Есманської. Зафіксовано 91прильот – з мінометів, артилерії, скидання з <text:a xlink:type="simple" xlink:href="https://www.ukrinform.ua/tag-bezpilotnik" text:style-name="Internet_20_link" text:visited-style-name="Visited_20_Internet_20_Link">
 </text:a>
 вибухових пристроїв типу ВОГ. На жаль, є руйнування”, - йдеться уповідомленні.</text:p>
      <text:p text:style-name="P4">
У Білопільській громаді внаслідок мінометного обстрілу (дев’ять влучань) збоку російської федерації пошкоджено приватний нежилий будинок.</text:p>
      <text:p text:style-name="P4">
<text:span text:style-name="T4">
Читайте також:</text:span>
 <text:a xlink:type="simple" xlink:href="https://www.ukrinform.ua/rubric-ato/3694563-aviacia-zsu-za-den-zavdala-13-udariv-po-poziciah-voroga.html" text:style-name="Internet_20_link" text:visited-style-name="Visited_20_Internet_20_Link">
 <text:span text:style-name="T4">
ЗСУ</text:span>
 <text:span text:style-name="T4">
день</text:span>
 <text:span text:style-name="T4">
відбили</text:span>
 <text:span text:style-name="T4">
понад</text:span>
 <text:span text:style-name="T4">
пів</text:span>
 <text:span text:style-name="T4">
сотні</text:span>
<text:span text:style-name="T4">
ворожих</text:span>
 <text:span text:style-name="T4">
атак</text:span>
 </text:a>
</text:p>
      <text:p text:style-name="P4">
У Новослобідській громаді через мінометний обстріл (два влучання) пошкодженодва приватних будинки.</text:p>
      <text:p text:style-name="P4">
У Хотінській громаді внаслідок мінометного обстрілу з боку рф пошкодженескладське приміщення місцевої агрофірми.</text:p>
      <text:p text:style-name="P4">
В Сумській ОВА повідомили, що обійшлося без людських жертв.</text:p>
      <text:p text:style-name="P4">
Як повідомляв Укрінформ, 10 квітня від ударів російської армії потерпали п’ятьтериторіальних громад  <text:a xlink:type="simple" xlink:href="https://www.ukrinform.ua/rubric-ato/3694140-rosiani-protagom-dobi-obstrilali-pat-gromad-sumsini.html" text:style-name="Internet_20_link" text:visited-style-name="Visited_20_Internet_20_Link">
 </text:a>
 .</text:p>
      <text:p text:style-name="P4">
Source: <text:a xlink:type="simple" xlink:href="https://www.ukrinform.ua/rubric-ato/3694634-rosiani-obstrilali-devat-prikordonnih-gromad-sumsini-e-rujnuvanna.html" text:style-name="Internet_20_link" text:visited-style-name="Visited_20_Internet_20_Link">
https://www.ukrinform.ua/rubric-ato/3694634-rosiani-obstrilali-devat-prikordonnih-gromad-sumsini-e-rujnuvanna.html</text:a>
</text:p>
      <!--NEWS-->
      <text:h text:style-name="P10" text:outline-level="1">
<text:span text:style-name="T4">
Контрнаступ ЗСУ може розпочатися влітку – Шмигаль</text:span>
</text:h>
      <text:p text:style-name="P4">
Authors: Ukrinform (Person)</text:p>
      <text:p text:style-name="P4">
Publisher: Укринформ (Organization)</text:p>
      <text:p text:style-name="P4">
Published Time: 2023-04-11T21:52:00+03:00</text:p>
      <text:p text:style-name="P4">
Modified Time: 2023-04-11T21:52:00+03:00</text:p>
      <text:p text:style-name="P4">
Description: Прем’єр-міністр України Денис Шмигаль заявив, що масштабний контрнаступ українських сил проти російських загарбників може розпочатися вже влітку. — Укрінформ.</text:p>
      <text:p text:style-name="P4">
Images: ["<text:a xlink:type="simple" xlink:href="https://static.ukrinform.com/photos/2023_03/thumb_files/630_360_1678808321-554.jpg" text:style-name="Internet_20_link" text:visited-style-name="Visited_20_Internet_20_Link">
630_360_16788...</text:a>
"]</text:p>
      <text:p text:style-name="P4">
Tags: ['Канада', 'Україна', 'Візит', 'Шмигаль', 'Війна з росією', 'Контрнаступ']</text:p>
      <text:p text:style-name="P4">
Type: Article</text:p>
      <!--METADATA-->
      <text:p text:style-name="P4">
<draw:frame draw:style-name="fr1" draw:name="Image239" text:anchor-type="as-char" svg:width="6.9236in" svg:height="3.956343in" draw:z-index="0">
<draw:image xlink:href="../Images/yкринформ/2023-04-11T21-52-00-03-00/630_360_1678808321-554.jpg" xlink:type="simple" xlink:show="embed" xlink:actuate="onLoad" draw:mime-type="image/jpeg"/>
</draw:frame>
 Прем’єр-міністр України Денис Шмигаль заявив, що масштабний контрнаступ українськихсил проти російських загарбників може розпочатися вже влітку.</text:p>
      <text:p text:style-name="P4">
Про це він сказав американському виданню <text:a xlink:type="simple" xlink:href="https://thehill.com/policy/international/3942979-ukrainian-prime-minister-arrives-in-dc-at-make-or-break-moment/" text:style-name="Internet_20_link" text:visited-style-name="Visited_20_Internet_20_Link">
</text:a>
 напередодні візиту до СполученихШтатів, передає Укрінформ.</text:p>
      <text:p text:style-name="P4">
«Шмигаль в ексклюзивному інтерв'ю заявив, що контрнаступ може відбутися вжевлітку, зазначивши, що найбільший тиск щодо початку <text:span text:style-name="T4">
<text:a xlink:type="simple" xlink:href="https://www.ukrinform.ua/tag-kontrnastup" text:style-name="Internet_20_link" text:visited-style-name="Visited_20_Internet_20_Link">
</text:a>
 </text:span>
 відбувається зсередини(суспільства – ред.) України», - зазначається в публікації.</text:p>
      <text:p text:style-name="P4">
<text:span text:style-name="T4">
Читайте також:</text:span>
 <text:span text:style-name="T4">
<text:a xlink:type="simple" xlink:href="https://www.ukrinform.ua/rubric-ato/3694340-ukraina-uhvalit-risenna-pro-kontrnastup-v-ostannij-moment-danilov.html" text:style-name="Internet_20_link" text:visited-style-name="Visited_20_Internet_20_Link">
 </text:a>
 </text:span>
</text:p>
      <text:p text:style-name="P4">
Прем’єр також зауважив, що офіційний Київ не відчуває тиску з боку партнерівщодо того, коли краще почати активні операції.</text:p>
      <text:p text:style-name="P4">
«Усі наші друзі та партнери чітко розуміють, що для того, аби йти вконтрнаступ, потрібно бути до цього готовим на всі сто і навіть більшевідсотків», - підкреслив глава уряду України.</text:p>
      <text:p text:style-name="P4">
При цьому зазначається, що візит Шмигаля до Вашингтона відбувається на тлімасштабного витоку розвідданих, який включав оцінки оборонного відомства СШАщодо ситуації в Україні.</text:p>
      <text:p text:style-name="P4">
<text:span text:style-name="T4">
Читайте також:</text:span>
 <text:span text:style-name="T4">
<text:a xlink:type="simple" xlink:href="https://www.ukrinform.ua/rubric-world/3694602-zliti-sekretni-dokumenti-ssa-maut-serjozni-netocnosti-minoboroni-britanii.html" text:style-name="Internet_20_link" text:visited-style-name="Visited_20_Internet_20_Link">
 </text:a>
 </text:span>
</text:p>
      <text:p text:style-name="P4">
На запитання про те, як витік документів може вплинути на плануванняконтрнаступу України, Шмигаль рішуче підкреслив, що Україна звільнить своїземлі.</text:p>
      <text:p text:style-name="P4">
«Ми неодноразово доводили, що можемо це зробити. Від наших міжнароднихпартнерів ми просимо більше військового потенціалу, такого як танки,боєприпаси, літаки, бронетехніку», – зазначив український прем’єр.</text:p>
      <text:p text:style-name="P4">
<text:span text:style-name="T4">
Читайте також:</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Він також підтвердив, що в Україні дійсно відчувають втрати в економічномуплані, в плані людських життів, «і ці втрати дійсно завдають великої шкоди намусім». Однак, за його словами, «це не означає, що в нас не залишилося мужностічи натхнення».</text:p>
      <text:p text:style-name="P4">
Місія Шмигаля у Вашингтоні є частиною української військової стратегії,зазначає видання. Поки ведеться бойова підготовка, Прем’єр-міністру дорученозгуртувати країни-партнери для надання економічної підтримки, що є таким жеключовим для виживання України, як і її військова оборона.</text:p>
      <text:p text:style-name="P4">
<text:span text:style-name="T4">
Читайте також:</text:span>
 <text:span text:style-name="T4">
<text:a xlink:type="simple" xlink:href="https://www.ukrinform.ua/rubric-economy/3694582-kanada-ta-ukraina-rozsirili-ugodu-pro-vilnu-torgivlu.html" text:style-name="Internet_20_link" text:visited-style-name="Visited_20_Internet_20_Link">
 </text:a>
 </text:span>
</text:p>
      <text:p text:style-name="P4">
Як повідомлялося, Прем'єр-міністр України у вівторок відвідав з візитомКанаду. Під час перебування в Вашингтоні запланована його участь у веснянихзборах МВФ і Світового банку. Крім того, як очікується, він проведе зустрічі зпредставниками влади Сполучених Штатів.</text:p>
      <text:p text:style-name="P4">
Source: <text:a xlink:type="simple" xlink:href="https://www.ukrinform.ua/rubric-ato/3694636-kontrnastup-zsu-moze-rozpocatisa-vlitku-smigal.html" text:style-name="Internet_20_link" text:visited-style-name="Visited_20_Internet_20_Link">
https://www.ukrinform.ua/rubric-ato/3694636-kontrnastup-zsu-moze-rozpocatisa-vlitku-smigal.html</text:a>
</text:p>
      <!--NEWS-->
      <text:h text:style-name="P10" text:outline-level="1">
<text:span text:style-name="T4">
На проспекті Георгія Нарбута прорвало водопровід</text:span>
</text:h>
      <text:p text:style-name="P4">
Authors: Ukrinform (Person)</text:p>
      <text:p text:style-name="P4">
Publisher: Укринформ (Organization)</text:p>
      <text:p text:style-name="P4">
Published Time: 2023-04-11T21:56:00+03:00</text:p>
      <text:p text:style-name="P4">
Modified Time: 2023-04-11T21:56:00+03:00</text:p>
      <text:p text:style-name="P4">
Description: У столиці на проспекті Георгія Нарбута сталася аварія на водопровідній мережі. — Укрінформ.</text:p>
      <text:p text:style-name="P4">
Images: ["<text:a xlink:type="simple" xlink:href="https://static.ukrinform.com/photos/2023_04/thumb_files/630_360_1681233068-317.jpg" text:style-name="Internet_20_link" text:visited-style-name="Visited_20_Internet_20_Link">
630_360_16812...</text:a>
"]</text:p>
      <text:p text:style-name="P4">
Tags: ['Аварія', 'Вода', 'Київ']</text:p>
      <text:p text:style-name="P4">
Type: Article</text:p>
      <!--METADATA-->
      <text:p text:style-name="P4">
<draw:frame draw:style-name="fr1" draw:name="Image240" text:anchor-type="as-char" svg:width="6.9236in" svg:height="3.956343in" draw:z-index="0">
<draw:image xlink:href="../Images/yкринформ/2023-04-11T21-56-00-03-00/630_360_1681233068-317.jpg" xlink:type="simple" xlink:show="embed" xlink:actuate="onLoad" draw:mime-type="image/jpeg"/>
</draw:frame>
 У столиціна проспекті Георгія Нарбута сталася аварія на водопровідній мережі.</text:p>
      <text:p text:style-name="P4">
Про це у <text:a xlink:type="simple" xlink:href="https://t.me/KyivCityOfficial/6464" text:style-name="Internet_20_link" text:visited-style-name="Visited_20_Internet_20_Link">
 </text:a>
 повідомила пресслужбаКиївської міської державної адміністрації, передає Укрінформ.</text:p>
      <text:p text:style-name="P4">
“На проспекті Георгія Нарбута (Визволителів), 1 сталася аварія наводопровідній мережі. У будівлях Дарницького та частково Деснянського районівможливе зниження тиску <text:a xlink:type="simple" xlink:href="https://www.ukrinform.ua/tag-voda" text:style-name="Internet_20_link" text:visited-style-name="Visited_20_Internet_20_Link">
 </text:a>
 ”, - йдеться вповідомленні.</text:p>
      <text:p text:style-name="P4">
Працівники Київводоканалу локалізували витік води на столичному проспектіГеоргія Нарбута. Про це у <text:a xlink:type="simple" xlink:href="https://t.me/KyivCityOfficial/6465" text:style-name="Internet_20_link" text:visited-style-name="Visited_20_Internet_20_Link">
 </text:a>
 повідомилапресслужба Київської міської державної адміністрації.</text:p>
      <text:p text:style-name="P4">
“Витік води на проспекті Георгія Нарбута (Визволителів), 1 локалізовано, тиску мережі в нормі”, - йдеться в повідомленні.</text:p>
      <text:p text:style-name="P4">
Зазначається, що у житлових будинках водопостачання функціонує у штатномурежимі.</text:p>
      <text:p text:style-name="P4">
Зранку ремонтні роботи продовжать.</text:p>
      <text:p text:style-name="P4">
<text:span text:style-name="T4">
Читайте також:</text:span>
 <text:a xlink:type="simple" xlink:href="https://www.ukrinform.ua/rubric-kyiv/3694150-u-stolici-vimknuli-opalenna-dla-95-zitlovih-bagatopoverhivok.html" text:style-name="Internet_20_link" text:visited-style-name="Visited_20_Internet_20_Link">
 <text:span text:style-name="T4">
опалення</text:span>
 </text:a>
</text:p>
      <text:p text:style-name="P4">
Крім того, рух транспорту проспектом ускладнений.</text:p>
      <text:p text:style-name="P4">
Як повідомляв Укрінформ, <text:a xlink:type="simple" xlink:href="https://www.ukrinform.ua/rubric-regions/3680722-u-mikolaevi-na-remont-poskodzenoi-vodoprovidnoi-merezi-vidilat-12-milarda.html" text:style-name="Internet_20_link" text:visited-style-name="Visited_20_Internet_20_Link">
 </text:a>
 спрямують субвенцію з держбюджету в розмірі 1,2 млрдгрн.</text:p>
      <text:p text:style-name="P4">
<text:span text:style-name="T5">
Фото: Shutterstock</text:span>
</text:p>
      <text:p text:style-name="P4">
Source: <text:a xlink:type="simple" xlink:href="https://www.ukrinform.ua/rubric-kyiv/3694599-u-kievi-na-prospekti-georgia-narbuta-stalasa-avaria-na-vodoprovidnij-merezi.html" text:style-name="Internet_20_link" text:visited-style-name="Visited_20_Internet_20_Link">
https://www.ukrinform.ua/rubric-kyiv/3694599-u-kievi-na-prospekti-georgia-narbuta-stalasa-avaria-na-vodoprovidnij-merezi.html</text:a>
</text:p>
      <!--NEWS-->
      <text:h text:style-name="P10" text:outline-level="1">
<text:span text:style-name="T4">
Канада запровадила санкцї щодо компанії пригожина і Нацбанку білорусі</text:span>
</text:h>
      <text:p text:style-name="P4">
Authors: Ukrinform (Person)</text:p>
      <text:p text:style-name="P4">
Publisher: Укринформ (Organization)</text:p>
      <text:p text:style-name="P4">
Published Time: 2023-04-11T22:05:41+03:00</text:p>
      <text:p text:style-name="P4">
Modified Time: 2023-04-11T22:05:41+03:00</text:p>
      <text:p text:style-name="P4">
Description: Канада розширює санкції проти росії та білорусі у зв'язку з повномасштабним вторгненням в Україну. — Укрінформ.</text:p>
      <text:p text:style-name="P4">
Images: ["<text:a xlink:type="simple" xlink:href="https://static.ukrinform.com/photos/2022_10/thumb_files/630_360_1665161074-172.png" text:style-name="Internet_20_link" text:visited-style-name="Visited_20_Internet_20_Link">
630_360_16651...</text:a>
"]</text:p>
      <text:p text:style-name="P4">
Tags: ['Банк', 'білорусь', 'Канада', 'Санкції', 'Пригожин']</text:p>
      <text:p text:style-name="P4">
Type: Article</text:p>
      <!--METADATA-->
      <text:p text:style-name="P4">
<draw:frame draw:style-name="fr1" draw:name="Image241" text:anchor-type="as-char" svg:width="6.9236in" svg:height="3.956343in" draw:z-index="0">
<draw:image xlink:href="../Images/yкринформ/2023-04-11T22-05-41-03-00/630_360_1665161074-172.png" xlink:type="simple" xlink:show="embed" xlink:actuate="onLoad" draw:mime-type="image/png"/>
</draw:frame>
 Канадарозширює санкції проти росії та білорусі у зв'язку з повномасштабнимвторгненням в Україну.</text:p>
      <text:p text:style-name="P4">
Про це оголосили в <text:a xlink:type="simple" xlink:href="https://pm.gc.ca/en/news/news-releases/2023/04/11/prime-minister-announces-more-support-ukraine" text:style-name="Internet_20_link" text:visited-style-name="Visited_20_Internet_20_Link">
 </text:a>
 ДжастінаТрюдо після його зустрічі з українським колегою Денисом Шмигалем, передаєкореспондент Укрінформу.</text:p>
      <text:p text:style-name="P4">
“З метою підтримки тиску на російський режим прем’єр-міністр Трюдо оголосивпро нові санкції проти 14 російських фізичних та 34 юридичних осіб, причетнихдо війни росії проти України, зокрема кількох, пов’язаних із групою “Вагнер” іросійським авіаційним сектором”, - зазначають в офісі глави канадського уряду.</text:p>
      <text:p text:style-name="P4">
Згідно з його інформацією, санкції запроваджуються щодо компанії “Конкордменеджмент і консалтинг”, яка належить засновнику <text:a xlink:type="simple" xlink:href="https://www.ukrinform.ua/tag-pvk-vagnera" text:style-name="Internet_20_link" text:visited-style-name="Visited_20_Internet_20_Link">
</text:a>
 євгену пригожину, Липецькогомеханічного заводу, авіакомпанії “Волга-Днепр”, науково-дослідногопідприємства “Сапфір” та інших.</text:p>
      <text:p text:style-name="P4">
<text:span text:style-name="T4">
Читайте також:</text:span>
 <text:a xlink:type="simple" xlink:href="https://www.ukrinform.ua/rubric-economy/3694623-smigal-nazvav-kanadu-odnim-iz-lideriv-u-zaprovadzenni-sankcij-proti-rf.html" text:style-name="Internet_20_link" text:visited-style-name="Visited_20_Internet_20_Link">
 <text:span text:style-name="T4">
Канад</text:span>
 </text:a>
</text:p>
      <text:p text:style-name="P4">
Окрім цього, Канада запровадила санкції проти президента Татарстану РустамаМінніханова і його дружини, а також заступника міністра оборони рф МиколиПанкова.</text:p>
      <text:p text:style-name="P4">
Нові санкції стосуються також дев’яти білоруських фінансових установ, середяких Нацбанк білорусі, “Белагропромбанк”, “Статусбанк”, “Пріорбанк”, а такождочірні компанії російських “Сбербанку” та “ВТБ банку”.</text:p>
      <text:p text:style-name="P4">
Усе майно та кошти підсанкційних осіб на території Канади заморожується, афізичним особам забороняється в’їзд у країну.</text:p>
      <text:p text:style-name="P4">
Від часу незаконної окупації росією Криму Канада запровадила санкції протипонад 2400 фізичних та юридичних осіб із росії, білорусі та України.</text:p>
      <text:p text:style-name="P4">
Source: <text:a xlink:type="simple" xlink:href="https://www.ukrinform.ua/rubric-world/3694639-kanada-zaprovadila-sankci-sodo-kompanii-prigozina-i-nacbanku-bilorusi.html" text:style-name="Internet_20_link" text:visited-style-name="Visited_20_Internet_20_Link">
https://www.ukrinform.ua/rubric-world/3694639-kanada-zaprovadila-sankci-sodo-kompanii-prigozina-i-nacbanku-bilorusi.html</text:a>
</text:p>
      <!--NEWS-->
      <text:h text:style-name="P10" text:outline-level="1">
<text:span text:style-name="T4">
Міноборони Японії підписало контракти з Mitsubishi Heavy Industries на поставку ракет</text:span>
</text:h>
      <text:p text:style-name="P4">
Authors: Ukrinform (Person)</text:p>
      <text:p text:style-name="P4">
Publisher: Укринформ (Organization)</text:p>
      <text:p text:style-name="P4">
Published Time: 2023-04-11T22:13:00+03:00</text:p>
      <text:p text:style-name="P4">
Modified Time: 2023-04-11T22:13:00+03:00</text:p>
      <text:p text:style-name="P4">
Description: Міністерство оборони Японії підписало чотири контракти на розробку та постачання ракет з найбільшою оборонною фірмою країни Mitsubishi Heavy Industries. — Укрінформ.</text:p>
      <text:p text:style-name="P4">
Images: ["<text:a xlink:type="simple" xlink:href="https://static.ukrinform.com/photos/2023_04/thumb_files/630_360_1681239737-504.jpg" text:style-name="Internet_20_link" text:visited-style-name="Visited_20_Internet_20_Link">
630_360_16812...</text:a>
"]</text:p>
      <text:p text:style-name="P4">
Tags: ['Японія', 'Міноборони', 'Mitsubishi', 'Ракета']</text:p>
      <text:p text:style-name="P4">
Type: Article</text:p>
      <!--METADATA-->
      <text:p text:style-name="P4">
<draw:frame draw:style-name="fr1" draw:name="Image242" text:anchor-type="as-char" svg:width="6.9236in" svg:height="3.956343in" draw:z-index="0">
<draw:image xlink:href="../Images/yкринформ/2023-04-11T22-13-00-03-00/630_360_1681239737-504.jpg" xlink:type="simple" xlink:show="embed" xlink:actuate="onLoad" draw:mime-type="image/jpeg"/>
</draw:frame>
Міністерство оборони Японії підписало чотири контракти на розробку тапостачання ракет з найбільшою оборонною фірмою країни Mitsubishi HeavyIndustries.</text:p>
      <text:p text:style-name="P4">
Про це заявили в оборонному відомстві Японії, передає Укрінформ із посиланнямна <text:a xlink:type="simple" xlink:href="https://www.bloomberg.com/news/articles/2023-04-11/japan-defense-ministry-to-procure-missiles-from-mitsubishi-heavy" text:style-name="Internet_20_link" text:visited-style-name="Visited_20_Internet_20_Link">
 </text:a>
 .</text:p>
      <text:p text:style-name="P4">
Як зазначається, контракти включають розробку крилатої ракети для підводнихчовнів та серійне виробництво гіперзвукового літального апарата для оборониостровів. Очікується, що озброєння буде поставлено на облік Збройних силкраїни у 2026-2027 роках.</text:p>
      <text:p text:style-name="P4">
Два інші контракти стосуються виробництва зенітно-ракетних комплексів Type 12та розробки досконаліших ракет для них.</text:p>
      <text:p text:style-name="P4">
<text:span text:style-name="T4">
Читайте також:</text:span>
 <text:span text:style-name="T4">
<text:a xlink:type="simple" xlink:href="https://www.ukrinform.ua/rubric-economy/3694411-aponia-na-zustrici-g7-predstavit-model-finansovoi-pidtrimki-ukraini.html" text:style-name="Internet_20_link" text:visited-style-name="Visited_20_Internet_20_Link">
 </text:a>
 </text:span>
</text:p>
      <text:p text:style-name="P4">
На тлі повномасштабного вторгнення росії в Україну Японія оголосила про планизбільшити оборонний бюджет приблизно на 60% протягом наступних п'яти років. Цеозначає відмову від обмеження військових витрат у вигляді 1% від ВВП.</text:p>
      <text:p text:style-name="P4">
У бюджеті цього року міністерство оборони <text:span text:style-name="T4">
<text:a xlink:type="simple" xlink:href="https://www.ukrinform.ua/tag-aponia" text:style-name="Internet_20_link" text:visited-style-name="Visited_20_Internet_20_Link">
 </text:a>
 </text:span>
 передбачило близько $10,5 млрд на розвиток ракетних можливостей.</text:p>
      <text:p text:style-name="P4">
<text:span text:style-name="T4">
Читайте також:</text:span>
 <text:span text:style-name="T4">
<text:a xlink:type="simple" xlink:href="https://www.ukrinform.ua/rubric-world/3691707-aponia-i-nadali-pidtrimuvatime-ukrainu-pered-rosijskou-agresieu-glava-mzs.html" text:style-name="Internet_20_link" text:visited-style-name="Visited_20_Internet_20_Link">
 </text:a>
 </text:span>
</text:p>
      <text:p text:style-name="P4">
Японія також планує придбати ракети Tomahawk від Raytheon Technology Corp. іJoint Air-to-Surface Standoff Missile від Lockheed Martin Corp.</text:p>
      <text:p text:style-name="P4">
Source: <text:a xlink:type="simple" xlink:href="https://www.ukrinform.ua/rubric-world/3694641-minoboroni-aponii-pidpisalo-kontrakti-z-mitsubishi-heavy-industries-na-postavku-raket.html" text:style-name="Internet_20_link" text:visited-style-name="Visited_20_Internet_20_Link">
https://www.ukrinform.ua/rubric-world/3694641-minoboroni-aponii-pidpisalo-kontrakti-z-mitsubishi-heavy-industries-na-postavku-raket.html</text:a>
</text:p>
      <!--NEWS-->
      <text:h text:style-name="P10" text:outline-level="1">
<text:span text:style-name="T4">
Загарбники перетворили частину Бахмута на сирійське Алеппо – Маляр</text:span>
</text:h>
      <text:p text:style-name="P4">
Authors: Ukrinform (Person)</text:p>
      <text:p text:style-name="P4">
Publisher: Укринформ (Organization)</text:p>
      <text:p text:style-name="P4">
Published Time: 2023-04-11T22:25:00+03:00</text:p>
      <text:p text:style-name="P4">
Modified Time: 2023-04-11T22:25:00+03:00</text:p>
      <text:p text:style-name="P4">
Description: Військові рф перетворили частину Бахмута на сирійське місто Алеппо, яке було зруйноване внаслідок бомбардувань. — Укрінформ.</text:p>
      <text:p text:style-name="P4">
Images: ["<text:a xlink:type="simple" xlink:href="https://static.ukrinform.com/photos/2023_03/thumb_files/630_360_1677771209-460.jpg" text:style-name="Internet_20_link" text:visited-style-name="Visited_20_Internet_20_Link">
630_360_16777...</text:a>
"]</text:p>
      <text:p text:style-name="P4">
Tags: ['Бахмут', 'Міноборони', 'Війна з росією', 'Ганна Маляр', 'Єдині новини']</text:p>
      <text:p text:style-name="P4">
Type: Article</text:p>
      <!--METADATA-->
      <text:p text:style-name="P4">
<draw:frame draw:style-name="fr1" draw:name="Image243" text:anchor-type="as-char" svg:width="6.9236in" svg:height="3.956343in" draw:z-index="0">
<draw:image xlink:href="../Images/yкринформ/2023-04-11T22-25-00-03-00/630_360_1677771209-460.jpg" xlink:type="simple" xlink:show="embed" xlink:actuate="onLoad" draw:mime-type="image/jpeg"/>
</draw:frame>
 Військовірф перетворили частину Бахмута на сирійське місто Алеппо, яке було зруйнованевнаслідок бомбардувань.</text:p>
      <text:p text:style-name="P4">
Як передає Укрінформ, про це в ефірі національного телемарафону «Єдині новини»заявила заступниця міністра оборони Ганна Маляр.</text:p>
      <text:p text:style-name="P4">
«Ворог там концентрує не лише свої регулярні війська, там перебуває приватнаармія «Вагнера», яка великою мірою вже знищена збройними силами України. Ворогне полишає своєї мети – взяти <text:a xlink:type="simple" xlink:href="https://www.ukrinform.ua/tag-bahmut" text:style-name="Internet_20_link" text:visited-style-name="Visited_20_Internet_20_Link">
 </text:a>
 . Насьогодні там точаться запеклі бої. Там серйозна використовується артилерія іавіація з боку ворога. Частину районів міста ворог перетворив на Алеппо. Вонивикористовують тактику повного знищення, руйнації будівель, позицій», –розповіла вона.</text:p>
      <text:p text:style-name="P4">
<text:span text:style-name="T4">
Читайте також:</text:span>
 <text:a xlink:type="simple" xlink:href="https://www.ukrinform.ua/rubric-ato/3694053-rosiani-obstriluut-transport-akij-ruhaetsa-v-bik-bahmuta-malar.html" text:style-name="Internet_20_link" text:visited-style-name="Visited_20_Internet_20_Link">
 <text:span text:style-name="T4">
росіяни</text:span>
 <text:span text:style-name="T4">
обстрілюють</text:span>
 <text:span text:style-name="T4">
транспорт</text:span>
 <text:span text:style-name="T4">
який</text:span>
<text:span text:style-name="T4">
рухається</text:span>
 <text:span text:style-name="T4">
бік</text:span>
 <text:span text:style-name="T4">
Бахмута</text:span>
 <text:span text:style-name="T4">
Маляр</text:span>
 </text:a>
</text:p>
      <text:p text:style-name="P4">
Крім того, за її словами, якби українські захисники не обороняли Бахмут,загарбники просто би йшов вглиб території України.</text:p>
      <text:p text:style-name="P4">
Як повідомляв Укрінформ, бійці Державної прикордонної служби України <text:a xlink:type="simple" xlink:href="https://www.ukrinform.ua/rubric-ato/3694481-bij-u-bahmuti-prikordonniki-vtrimali-pozicii-i-vidbili-ataku-rosian.html" text:style-name="Internet_20_link" text:visited-style-name="Visited_20_Internet_20_Link">
</text:a>
 російських загарбників на містоБахмут Донецької області.</text:p>
      <text:p text:style-name="P4">
<text:span text:style-name="T5">
Фото: Костянтин Ліберов</text:span>
</text:p>
      <text:p text:style-name="P4">
Source: <text:a xlink:type="simple" xlink:href="https://www.ukrinform.ua/rubric-ato/3694645-zagarbniki-peretvorili-castinu-bahmuta-na-sirijske-aleppo-malar.html" text:style-name="Internet_20_link" text:visited-style-name="Visited_20_Internet_20_Link">
https://www.ukrinform.ua/rubric-ato/3694645-zagarbniki-peretvorili-castinu-bahmuta-na-sirijske-aleppo-malar.html</text:a>
</text:p>
      <!--NEWS-->
      <text:h text:style-name="P10" text:outline-level="1">
<text:span text:style-name="T4">
АПЛ. Матч «Арсенала» Зінченка із «Челсі» Мудрика відбудеться на початку травня</text:span>
</text:h>
      <text:p text:style-name="P4">
Authors: Ukrinform (Person)</text:p>
      <text:p text:style-name="P4">
Publisher: Укринформ (Organization)</text:p>
      <text:p text:style-name="P4">
Published Time: 2023-04-11T22:30:44+03:00</text:p>
      <text:p text:style-name="P4">
Modified Time: 2023-04-11T22:30:44+03:00</text:p>
      <text:p text:style-name="P4">
Description: В Англійській Прем'єр-лізі (АПЛ) перенесли на 2 травня поєдинок 34-го туру між футболістами лондонських клубів «Арсенал» та «Челсі», які мали зіграти 29 квітня. — Укрінформ.</text:p>
      <text:p text:style-name="P4">
Images: ["<text:a xlink:type="simple" xlink:href="https://static.ukrinform.com/photos/2023_04/thumb_files/630_360_1681241394-615.jpeg" text:style-name="Internet_20_link" text:visited-style-name="Visited_20_Internet_20_Link">
630_360_16812...</text:a>
"]</text:p>
      <text:p text:style-name="P4">
Tags: ['Арсенал', 'Футбол', 'Зінченко', 'АПЛ']</text:p>
      <text:p text:style-name="P4">
Type: Article</text:p>
      <!--METADATA-->
      <text:p text:style-name="P4">
<draw:frame draw:style-name="fr1" draw:name="Image244" text:anchor-type="as-char" svg:width="6.9236in" svg:height="3.956343in" draw:z-index="0">
<draw:image xlink:href="../Images/yкринформ/2023-04-11T22-30-44-03-00/630_360_1681241394-615.jpeg" xlink:type="simple" xlink:show="embed" xlink:actuate="onLoad" draw:mime-type="image/jpeg"/>
</draw:frame>
 ВАнглійській Прем'єр-лізі (АПЛ) перенесли на 2 травня поєдинок 34-го туру міжфутболістами лондонських клубів «Арсенал» та «Челсі», які мали зіграти 29квітня.</text:p>
      <text:p text:style-name="P4">
Нову дату дирекція АПЛ затвердила після засідання Консультативної групи зпитань безпеки та правопорядку, передає Укрінформ.</text:p>
      <text:p text:style-name="P4">
«Арсенал», за який виступає український захисник Олександр Зінченко, надомашній арені «Емірейтс» 2 травня зустрінеться з «Челсі» українськогонападника Михайла Мудрика. Початок гри - о 22.00 за київським часом.</text:p>
      <text:p text:style-name="P4">
<text:span text:style-name="T4">
Читайте також:</text:span>
 <text:a xlink:type="simple" xlink:href="https://www.ukrinform.ua/rubric-sports/3693684-apl-liverpul-zigrav-vniciu-z-arsenalom.html" text:style-name="Internet_20_link" text:visited-style-name="Visited_20_Internet_20_Link">
 <text:span text:style-name="T4">
АПЛ</text:span>
 </text:a>
</text:p>
      <text:p text:style-name="P4">
Лідирує в АПЛ «Арсенал» (73 очки), який випереджає «Манчестер Сіті» (67).«Челсі» (39) займає 11-ту позицію.</text:p>
      <text:p text:style-name="P4">
Фото: Getty Images.</text:p>
      <text:p text:style-name="P4">
Source: <text:a xlink:type="simple" xlink:href="https://www.ukrinform.ua/rubric-sports/3694647-apl-matc-arsenala-zincenka-iz-celsi-mudrika-vidbudetsa-na-pocatku-travna.html" text:style-name="Internet_20_link" text:visited-style-name="Visited_20_Internet_20_Link">
https://www.ukrinform.ua/rubric-sports/3694647-apl-matc-arsenala-zincenka-iz-celsi-mudrika-vidbudetsa-na-pocatku-travna.html</text:a>
</text:p>
      <!--NEWS-->
      <text:h text:style-name="P10" text:outline-level="1">
<text:span text:style-name="T4">
Канада вже доправила в Україну понад 4000 тонн військової допомоги</text:span>
</text:h>
      <text:p text:style-name="P4">
Authors: Ukrinform (Person)</text:p>
      <text:p text:style-name="P4">
Publisher: Укринформ (Organization)</text:p>
      <text:p text:style-name="P4">
Published Time: 2023-04-11T22:33:00+03:00</text:p>
      <text:p text:style-name="P4">
Modified Time: 2023-04-11T22:33:00+03:00</text:p>
      <text:p text:style-name="P4">
Description: З початку російської агресії проти України, літаки Збройних сил Канади доставили понад 4000 тонн призначеної для України військової допомоги. — Укрінформ.</text:p>
      <text:p text:style-name="P4">
Images: ["<text:a xlink:type="simple" xlink:href="https://static.ukrinform.com/photos/2022_05/thumb_files/630_360_1653611231-624.jpg" text:style-name="Internet_20_link" text:visited-style-name="Visited_20_Internet_20_Link">
630_360_16536...</text:a>
"]</text:p>
      <text:p text:style-name="P4">
Tags: ['Канада', 'Україна', 'Зброя', 'ЗСУ', 'Війна з росією']</text:p>
      <text:p text:style-name="P4">
Type: Article</text:p>
      <!--METADATA-->
      <text:p text:style-name="P4">
<draw:frame draw:style-name="fr1" draw:name="Image245" text:anchor-type="as-char" svg:width="6.9236in" svg:height="3.956343in" draw:z-index="0">
<draw:image xlink:href="../Images/yкринформ/2023-04-11T22-33-00-03-00/630_360_1653611231-624.jpg" xlink:type="simple" xlink:show="embed" xlink:actuate="onLoad" draw:mime-type="image/jpeg"/>
</draw:frame>
 З початкуросійської агресії проти України, літаки Збройних сил Канади доставили понад4000 тонн призначеної для України військової допомоги.</text:p>
      <text:p text:style-name="P4">
Як повідомляє кореспондент Укрінформу, про це <text:a xlink:type="simple" xlink:href="https://pm.gc.ca/en/news/news-releases/2023/04/11/prime-minister-announces-more-support-ukraine" text:style-name="Internet_20_link" text:visited-style-name="Visited_20_Internet_20_Link">
</text:a>
 у офісі прем’єр-міністра Канади Джастіна Трюдо.</text:p>
      <text:p text:style-name="P4">
“Збройні сили Канади продовжать допомагати, доставляючи військову допомогу дляУкраїни від Канади та від союзників та партнерів. З березня 2022 року вже булотранспортовано понад вісім мільйонів фунтів (понад 4000 тонн - ред.)військового обладнання”, - йдеться у поширеному повідомленні.</text:p>
      <text:p text:style-name="P4">
<text:span text:style-name="T4">
Читайте також:</text:span>
 <text:span text:style-name="T4">
<text:a xlink:type="simple" xlink:href="https://www.ukrinform.ua/rubric-ato/3694589-kanada-ogolosila-pro-novij-paket-oboronnoi-dopomogi-dla-ukraini.html" text:style-name="Internet_20_link" text:visited-style-name="Visited_20_Internet_20_Link">
 </text:a>
 </text:span>
</text:p>
      <text:p text:style-name="P4">
Зауважимо, що Канада транспортує військову допомогу зі своєї бази в Шотландії,де базується три канадські вантажні літаки та близько 60 військовослужбовців.Звідти канадські ВПС транспортують українську військову допомогу, надану нелише Канадою, а й іншими союзниками по НАТО.</text:p>
      <text:p text:style-name="P4">
<text:span text:style-name="T4">
Читайте також:</text:span>
 <text:span text:style-name="T4">
<text:a xlink:type="simple" xlink:href="https://www.ukrinform.ua/rubric-ato/3694621-ukraina-spodivaetsa-na-rozsirenna-postavok-vazkoi-zbroi-vid-kanadi-smigal.html" text:style-name="Internet_20_link" text:visited-style-name="Visited_20_Internet_20_Link">
 </text:a>
 </text:span>
</text:p>
      <text:p text:style-name="P4">
Як повідомляв Укрінформ, сьогодні з одноденним візитом у <text:span text:style-name="T4">
<text:a xlink:type="simple" xlink:href="https://www.ukrinform.ua/tag-kanada" text:style-name="Internet_20_link" text:visited-style-name="Visited_20_Internet_20_Link">
</text:a>
 </text:span>
 перебуває прем’єр-міністр УкраїниДенис Шмигаль. Він вже провів перемовини із Джастіном Трюдо, міністром оборониАнітою Ананд, міністром закордонних справ Мелані Жолі та міністром фінансівХристею Фріланд. Окрім цього глава українського уряду поспілкувався ізпроводом української громади Канади.</text:p>
      <text:p text:style-name="P4">
Source: <text:a xlink:type="simple" xlink:href="https://www.ukrinform.ua/rubric-ato/3694643-kanada-vze-dopravila-v-ukrainu-ponad-4000-tonn-vijskovoi-dopomogi.html" text:style-name="Internet_20_link" text:visited-style-name="Visited_20_Internet_20_Link">
https://www.ukrinform.ua/rubric-ato/3694643-kanada-vze-dopravila-v-ukrainu-ponad-4000-tonn-vijskovoi-dopomogi.html</text:a>
</text:p>
      <!--NEWS-->
      <text:h text:style-name="P10" text:outline-level="1">
<text:span text:style-name="T4">
Важливо не втрачати відчуття шляху, яким маємо пройти - Президент</text:span>
</text:h>
      <text:p text:style-name="P4">
Authors: Ukrinform (Person)</text:p>
      <text:p text:style-name="P4">
Publisher: Укринформ (Organization)</text:p>
      <text:p text:style-name="P4">
Published Time: 2023-04-11T22:39:00+03:00</text:p>
      <text:p text:style-name="P4">
Modified Time: 2023-04-11T22:39:00+03:00</text:p>
      <text:p text:style-name="P4">
Description: Ми зараз на такому етапі війни, коли важливо й нашому суспільству, і партнерам не втрачати відчуття шляху, яким маємо пройти. — Укрінформ.</text:p>
      <text:p text:style-name="P4">
Images: ["<text:a xlink:type="simple" xlink:href="https://static.ukrinform.com/photos/2023_02/thumb_files/630_360_1677264925-963.jpg" text:style-name="Internet_20_link" text:visited-style-name="Visited_20_Internet_20_Link">
630_360_16772...</text:a>
"]</text:p>
      <text:p text:style-name="P4">
Tags: ['Звернення', 'Агресія РФ', 'Зеленський', 'Війна з росією']</text:p>
      <text:p text:style-name="P4">
Type: Article</text:p>
      <!--METADATA-->
      <text:p text:style-name="P4">
<draw:frame draw:style-name="fr1" draw:name="Image246" text:anchor-type="as-char" svg:width="6.9236in" svg:height="3.956343in" draw:z-index="0">
<draw:image xlink:href="../Images/yкринформ/2023-04-11T22-39-00-03-00/630_360_1677264925-963.jpg" xlink:type="simple" xlink:show="embed" xlink:actuate="onLoad" draw:mime-type="image/jpeg"/>
</draw:frame>
 Ми заразна такому етапі війни, коли важливо й нашому суспільству, і партнерам невтрачати відчуття шляху, яким маємо пройти.</text:p>
      <text:p text:style-name="P4">
Про це у своєму <text:a xlink:type="simple" xlink:href="https://www.youtube.com/watch" text:style-name="Internet_20_link" text:visited-style-name="Visited_20_Internet_20_Link">
 </text:a>
 сказавПрезидент України Володимир Зеленський, передає Укрінформ.</text:p>
      <text:p text:style-name="P4">
_Відео:<text:a xlink:type="simple" xlink:href="https://t.me/OP_UA/9212" text:style-name="Internet_20_link" text:visited-style-name="Visited_20_Internet_20_Link">
 </text:a>
 _</text:p>
      <text:p text:style-name="P4">
<text:span text:style-name="T4">
<text:span text:style-name="T5">
Бажаю здоровʼя, шановні українці!</text:span>
 </text:span>
</text:p>
      <text:p text:style-name="P4">
Провів сьогодні чергове засідання Ставки. Передусім розглянули бойовуситуацію. Те, що вдається на основних напрямках, на тяжких напрямках, таких якБахмут і Авдіївка, Донеччина загалом, таких як Кремінна й Луганщина загалом.</text:p>
      <text:p text:style-name="P4">
Розглянули на Ставці й те, що тільки має вдатися. Те, над чим працюємо.</text:p>
      <text:p text:style-name="P4">
Були доповіді генерала Сирського, генерала Тарнавського, Головкома, ГУР.</text:p>
      <text:p text:style-name="P4">
Генштаб і міністр внутрішніх справ доповіли щодо комплектації новихпідрозділів наших сил оборони – нових бригад.</text:p>
      <text:p text:style-name="P4">
Керівник СБУ генерал Малюк зробив доповідь щодо своєї частини – щодо того, щостосується нашої внутрішньої стійкості, захисту від внутрішнього ворога тапротидії колаборантам.</text:p>
      <text:p text:style-name="P4">
Ми зараз на такому етапі війни, коли важливо й нашому суспільству, і партнерамне втрачати відчуття шляху, яким маємо пройти. Саме шляху. Шляху, якийпопереду.</text:p>
      <text:p text:style-name="P4">
Порівняно з минулим роком у багатьох місцях зараз тихіше. Але це не означає,що можна десь там ігнорувати війну чи бути менш сконцентрованими на допомозідержаві.</text:p>
      <text:p text:style-name="P4">
Нам вдалося зробити багато разом із партнерами для захисту людей, України,всієї Європи. Але це не означає, що зараз час спочивати на лаврах. Шлях –попереду. Рух – попереду. Те, для чого ми потребуємо не меншої єдності, ніжраніше. Не меншої зосередженості, ніж раніше.</text:p>
      <text:p text:style-name="P4">
Так само як і раніше, наші позиції на фронті, всі наші воїни на позиціях маютьпідтримуватися українськими позиціями політично й інформаційно, силою зброї тасилою нашою суспільного єднання, нашою внутрішньою стійкістю та міцністюзвʼязків України зі світом. І це те, що є завданням як держави, так і всіх удержаві, як України, так і всіх у світі, хто цінує вільне життя й міжнароднийпорядок, заснований на правилах.</text:p>
      <text:p text:style-name="P4">
Це нерозумно просто пасивно сподіватися, що перемогу принесе хтось інший, той,хто зараз в окопах, хто зараз у штурмах. Це спільне завдання. Перемогаздобувається всіма. Тими, хто за неї бʼється, і тими, хто дає зброю. Тими, хтоскорочує можливості держави-терориста, і тими, хто збільшує можливостіУкраїни.</text:p>
      <text:p text:style-name="P4">
Так само як у складі Ставки кожен відповідає за свою частину оборони держави,на шляху до перемоги кожному й кожній варто розуміти: а що є вашими кроками доперемоги? Та чи на увесь шлях вистачає цих кроків?</text:p>
      <text:p text:style-name="P4">
Сьогодні в мене була дуже цікава, змістовна зустріч з американськимбізнесменом і благодійником Говардом Баффетом. Він давно й щедро допомагаєУкраїні, нашим людям. Багато проєктів реалізуються за його підтримки.Наприклад, у Бучі почалося будівництво фабрики-кухні, що стане частиноюреформи шкільного харчування в Україні й буде забезпечувати діточок у трьохгромадах Київської області. Цей проєкт буде масштабований також на іншірегіони, зокрема на Харківщину.</text:p>
      <text:p text:style-name="P4">
І коли людина так допомагає, коли особисто дбає про підтримку – а це загаломпроєкти на сотні мільйонів доларів, – то така людина дуже добре бачить, якважливо кожному бути на шляху до перемоги, як важливо кожному бути активним,як важливо всім стати хоч у чомусь героєм, щоб перемогли ми всі.</text:p>
      <text:p text:style-name="P4">
Я дякую за підтримку пану Баффету. Дякую всім нашим партнерам у світі, хто незбавляє активності в допомозі.</text:p>
      <text:p text:style-name="P4">
Дякую всім українцям і українкам, хто розуміє, що маємо пройти цей шлях разом– до перемоги, і у справжній єдності, підтримуючи одне одного й державу.</text:p>
      <text:p text:style-name="P4">
<text:span text:style-name="T4">
<text:span text:style-name="T5">
Слава всім нашим воїнам!</text:span>
 </text:span>
</text:p>
      <text:p text:style-name="P4">
<text:span text:style-name="T4">
<text:span text:style-name="T5">
Слава нашому міцному народу!</text:span>
 </text:span>
</text:p>
      <text:p text:style-name="P4">
<text:span text:style-name="T4">
<text:span text:style-name="T5">
Слава Україні!</text:span>
 </text:span>
</text:p>
      <text:p text:style-name="P4">
Source: <text:a xlink:type="simple" xlink:href="https://www.ukrinform.ua/rubric-ato/3694651-vazlivo-ne-vtracati-vidcutta-slahu-akim-maemo-projti-prezident.html" text:style-name="Internet_20_link" text:visited-style-name="Visited_20_Internet_20_Link">
https://www.ukrinform.ua/rubric-ato/3694651-vazlivo-ne-vtracati-vidcutta-slahu-akim-maemo-projti-prezident.html</text:a>
</text:p>
      <!--NEWS-->
      <text:h text:style-name="P10" text:outline-level="1">
<text:span text:style-name="T4">
Розслідування витоку документів у США може тривати кілька місяців</text:span>
</text:h>
      <text:p text:style-name="P4">
Authors: Ukrinform (Person)</text:p>
      <text:p text:style-name="P4">
Publisher: Укринформ (Organization)</text:p>
      <text:p text:style-name="P4">
Published Time: 2023-04-11T22:46:00+03:00</text:p>
      <text:p text:style-name="P4">
Modified Time: 2023-04-11T22:46:00+03:00</text:p>
      <text:p text:style-name="P4">
Description: Розслідування, яке проводить американський уряд щодо витоку секретних документів Пентагону може зайняти кілька місяців для встановлення всіх фактів та реагування на ситуацію.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Україна', 'Розслідування', 'Війна з росією', 'Контрнаступ', 'Документи']</text:p>
      <text:p text:style-name="P4">
Type: Article</text:p>
      <!--METADATA-->
      <text:p text:style-name="P4">
<draw:frame draw:style-name="fr1" draw:name="Image247" text:anchor-type="as-char" svg:width="6.9236in" svg:height="3.956343in" draw:z-index="0">
<draw:image xlink:href="../Images/yкринформ/2023-04-11T22-46-00-03-00/630_360_1588051291-728.jpg" xlink:type="simple" xlink:show="embed" xlink:actuate="onLoad" draw:mime-type="image/jpeg"/>
</draw:frame>
Розслідування, яке проводить американський уряд щодо витоку секретнихдокументів Пентагону може зайняти кілька місяців для встановлення всіх фактівта реагування на ситуацію.</text:p>
      <text:p text:style-name="P4">
Про це повідомили у вівторок телеканалу <text:a xlink:type="simple" xlink:href="https://edition.cnn.com/europe/live-news/russia-ukraine-war-news-04-11-23/h_67266ec8c7641ff74c1d498c12c45604" text:style-name="Internet_20_link" text:visited-style-name="Visited_20_Internet_20_Link">
</text:a>
 три джерела в адміністраціїСША, передає Укрінформ.</text:p>
      <text:p text:style-name="P4">
«Пентагон вивчає, як цей витік впливає на національну безпеку СполученихШтатів, а Міністерство юстиції розпочало кримінальне розслідування щодо тих,хто міг стояти за цим»,- зауважується в публікації.</text:p>
      <text:p text:style-name="P4">
<text:span text:style-name="T4">
Читайте також:</text:span>
 <text:span text:style-name="T4">
<text:a xlink:type="simple" xlink:href="https://www.ukrinform.ua/rubric-world/3694184-stati-pereviraut-obmin-informacieu-pisla-vitoku-sekretnih-fajliv.html" text:style-name="Internet_20_link" text:visited-style-name="Visited_20_Internet_20_Link">
 </text:a>
 </text:span>
</text:p>
      <text:p text:style-name="P4">
Міжвідомче розслідування очолює Управління розвідки та безпеки Пентагону, «івоно може тривати впродовж місяців», зауважили представники адміністрації. Прицьому, за їхніми словами, вивчатиметься, чи були викриті джерела й методироботи американської розвідки після того, як грифовані документи булиоприлюднені в відкритому доступі. Розслідування, крім того, намагатиметьсявизначити масштаби витоку, а також чи є інші секретні документи, які досіциркулюють в Інтернеті.</text:p>
      <text:p text:style-name="P4">
За словами одного із джерел, зусилля Пентагону не зосереджені лише на тому,щоби знайти, хто був джерелом витоку. Міноборони вивчатиме також вразливостісистеми циркуляції секретних документів, а також чи потрібно змінювати колоосіб, які отримують цю інформацію щодня.</text:p>
      <text:p text:style-name="P4">
«Надто багато людей мають доступ до глибоко конфіденційної інформації», -зауважив високопоставлений чиновник США. Він підкреслив, що, ймовірно, йдетьсяпро «тисячі» людей, які могли ознайомитися з цими документами.</text:p>
      <text:p text:style-name="P4">
<text:span text:style-name="T4">
Читайте також:</text:span>
 <text:span text:style-name="T4">
<text:a xlink:type="simple" xlink:href="https://www.ukrinform.ua/rubric-world/3694588-u-senati-ssa-iniciuut-sekretnij-brifing-sodo-reaguvanna-na-vitik-dokumentiv-pentagona-cnn.html" text:style-name="Internet_20_link" text:visited-style-name="Visited_20_Internet_20_Link">
 </text:a>
 </text:span>
</text:p>
      <text:p text:style-name="P4">
Витік матеріалів, схожий на фотокопії документів, які були зім’яті, ніби їхпереносили в кишені, зазначається в публікації.</text:p>
      <text:p text:style-name="P4">
Як повідомляв Укрінформ, лідер демократичної більшості в Сенаті США Чак Шумерподав запит адміністрації щодо проведення секретного брифінгу для сенаторівстосовно реагування на витік таємних документів Пентагону.</text:p>
      <text:p text:style-name="P4">
Source: <text:a xlink:type="simple" xlink:href="https://www.ukrinform.ua/rubric-world/3694649-rozsliduvanna-vitoku-dokumentiv-u-ssa-moze-trivati-kilka-misaciv.html" text:style-name="Internet_20_link" text:visited-style-name="Visited_20_Internet_20_Link">
https://www.ukrinform.ua/rubric-world/3694649-rozsliduvanna-vitoku-dokumentiv-u-ssa-moze-trivati-kilka-misaciv.html</text:a>
</text:p>
      <!--NEWS-->
      <text:h text:style-name="P10" text:outline-level="1">
<text:span text:style-name="T4">
Допомога Канади Україні перевищила $6 мільярдів</text:span>
</text:h>
      <text:p text:style-name="P4">
Authors: Ukrinform (Person)</text:p>
      <text:p text:style-name="P4">
Publisher: Укринформ (Organization)</text:p>
      <text:p text:style-name="P4">
Published Time: 2023-04-11T22:59:00+03:00</text:p>
      <text:p text:style-name="P4">
Modified Time: 2023-04-11T22:59:00+03:00</text:p>
      <text:p text:style-name="P4">
Description: Від початку минулого року уряд Канади надав Україні різноманітної допомоги на понад 8 млрд канадських доларів (понад 6 млрд доларів). — Укрінформ.</text:p>
      <text:p text:style-name="P4">
Images: ["<text:a xlink:type="simple" xlink:href="https://static.ukrinform.com/photos/2023_02/thumb_files/630_360_1676571169-696.jpeg" text:style-name="Internet_20_link" text:visited-style-name="Visited_20_Internet_20_Link">
630_360_16765...</text:a>
"]</text:p>
      <text:p text:style-name="P4">
Tags: ['Канада', 'Україна', 'Гроші', 'допомога']</text:p>
      <text:p text:style-name="P4">
Type: Article</text:p>
      <!--METADATA-->
      <text:p text:style-name="P4">
<draw:frame draw:style-name="fr1" draw:name="Image248" text:anchor-type="as-char" svg:width="6.9236in" svg:height="3.956343in" draw:z-index="0">
<draw:image xlink:href="../Images/yкринформ/2023-04-11T22-59-00-03-00/630_360_1676571169-696.jpeg" xlink:type="simple" xlink:show="embed" xlink:actuate="onLoad" draw:mime-type="image/jpeg"/>
</draw:frame>
 Відпочатку минулого року уряд Канади надав Україні різноманітної допомоги напонад 8 млрд канадських доларів (понад 6 млрд доларів).</text:p>
      <text:p text:style-name="P4">
Як повідомляє кореспондент Укрінформу, про це  оголосили у <text:a xlink:type="simple" xlink:href="https://pm.gc.ca/en/news/news-releases/2023/04/11/prime-minister-announces-more-support-ukraine" text:style-name="Internet_20_link" text:visited-style-name="Visited_20_Internet_20_Link">
</text:a>
 Джастіна Трюдо по завершенні його зустрічі ізукраїнським колегою Денисом Шмигалем.</text:p>
      <text:p text:style-name="P4">
“З січня 2022 року Канада оголосила про виділення понад 8 млрд доларівфінансової, військової, гуманітарної та імміграційної допомоги, а такожпідтримки розвитку”, - йдеться у поширеному повідомленні.</text:p>
      <text:p text:style-name="P4">
Зазначається, що до цієї суми входить більше 5 млрд канадських доларівфінансової допомоги, більше 1 млрд військової підтримки, 352,5 млн доларівгуманітарної допомоги, 127 млн на підтримку розвитку й більше 102 млн доларівна безпекову та стабілізаційну допомогу.</text:p>
      <text:p text:style-name="P4">
<text:span text:style-name="T4">
Читайте також:</text:span>
 <text:a xlink:type="simple" xlink:href="https://www.ukrinform.ua/rubric-ato/3694589-kanada-ogolosila-pro-novij-paket-oboronnoi-dopomogi-dla-ukraini.html" text:style-name="Internet_20_link" text:visited-style-name="Visited_20_Internet_20_Link">
 <text:span text:style-name="T4">
Канада</text:span>
 <text:span text:style-name="T4">
оголосила</text:span>
 <text:span text:style-name="T4">
про</text:span>
 <text:span text:style-name="T4">
новий</text:span>
 <text:span text:style-name="T4">
пакет</text:span>
<text:span text:style-name="T4">
оборонної</text:span>
 <text:span text:style-name="T4">
допомоги</text:span>
 <text:span text:style-name="T4">
для</text:span>
 <text:span text:style-name="T4">
України</text:span>
</text:a>
</text:p>
      <text:p text:style-name="P4">
Як повідомляв Укрінформ, сьогодні із одноденним візитом у Канаді перебуваєПрем’єр-міністр України Денис Шмигаль. Він вже провів перемовини із <text:a xlink:type="simple" xlink:href="https://www.ukrinform.ua/tag-trudo" text:style-name="Internet_20_link" text:visited-style-name="Visited_20_Internet_20_Link">
</text:a>
 , міністром оборони Анітою Ананд,міністром закордонних справ Мелані Жолі та міністром фінансів Христею Фріланд.Окрім цього глава українського уряду поспілкувався із проводом українськоїгромади Канади.</text:p>
      <text:p text:style-name="P4">
Зауважимо, що в перерахунку на душу населення обсяг допомоги Канади України єодним із найвищих у світі.</text:p>
      <text:p text:style-name="P4">
Source: <text:a xlink:type="simple" xlink:href="https://www.ukrinform.ua/rubric-society/3694650-dopomoga-kanadi-ukraini-perevisila-6-milardiv.html" text:style-name="Internet_20_link" text:visited-style-name="Visited_20_Internet_20_Link">
https://www.ukrinform.ua/rubric-society/3694650-dopomoga-kanadi-ukraini-perevisila-6-milardiv.html</text:a>
</text:p>
      <!--NEWS-->
      <text:h text:style-name="P10" text:outline-level="1">
<text:span text:style-name="T4">
У Молдові порадили захаровій не втручатися у внутрішні справи країни</text:span>
</text:h>
      <text:p text:style-name="P4">
Authors: Ukrinform (Person)</text:p>
      <text:p text:style-name="P4">
Publisher: Укринформ (Organization)</text:p>
      <text:p text:style-name="P4">
Published Time: 2023-04-11T23:10:00+03:00</text:p>
      <text:p text:style-name="P4">
Modified Time: 2023-04-11T23:10:00+03:00</text:p>
      <text:p text:style-name="P4">
Description: Міністерство закордонних справ Молдови прокоментувало слова представниці мзс рф марії захарової, яка заявила, що НАТО готує з Молдови "полігон для геополітичної конфронтації" з росією. — Укрінформ.</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МЗС', 'НАТО', 'росія']</text:p>
      <text:p text:style-name="P4">
Type: Article</text:p>
      <!--METADATA-->
      <text:p text:style-name="P4">
<draw:frame draw:style-name="fr1" draw:name="Image249" text:anchor-type="as-char" svg:width="6.9236in" svg:height="3.956343in" draw:z-index="0">
<draw:image xlink:href="../Images/yкринформ/2023-04-11T23-10-00-03-00/630_360_1649857838-528.jpg" xlink:type="simple" xlink:show="embed" xlink:actuate="onLoad" draw:mime-type="image/jpeg"/>
</draw:frame>
Міністерство закордонних справ Молдови прокоментувало слова представниці мзсрф марії захарової, яка заявила, що НАТО готує з Молдови "полігон длягеополітичної конфронтації" з росією.</text:p>
      <text:p text:style-name="P4">
Як передає Укрінформ, про це йдеться у <text:a xlink:type="simple" xlink:href="https://mfa.gov.md/ro/content/comentariul-ministerului-afacerilor-externe-si-integrarii-europene-7" text:style-name="Internet_20_link" text:visited-style-name="Visited_20_Internet_20_Link">
</text:a>
 відомства.</text:p>
      <text:p text:style-name="P4">
"Ми не допускаємо подібних заяв і втручання у внутрішні справи Молдови.Відносини Молдови з міжнародними організаціями, включно з НАТО, - це сувереннеі незалежне рішення країни. Нейтралітет нашої країни не означає ізоляцію.Влада <text:a xlink:type="simple" xlink:href="https://www.ukrinform.ua/tag-moldova" text:style-name="Internet_20_link" text:visited-style-name="Visited_20_Internet_20_Link">
 </text:a>
 розвиває партнерські відносиниз організаціями та державами для збереження миру і безпеки країни. Нагадуємо,Молдова почала співпрацювати з НАТО 1992 року", - йдеться у документі.</text:p>
      <text:p text:style-name="P4">
<text:span text:style-name="T4">
Читайте також:</text:span>
 <text:a xlink:type="simple" xlink:href="https://www.ukrinform.ua/rubric-world/3694314-poblizu-kisineva-pobuduut-sucasnu-vijskovu-bazu.html" text:style-name="Internet_20_link" text:visited-style-name="Visited_20_Internet_20_Link">
 <text:span text:style-name="T4">
Поблизу</text:span>
 <text:span text:style-name="T4">
Кишинева</text:span>
 <text:span text:style-name="T4">
побудують</text:span>
 <text:span text:style-name="T4">
сучасну</text:span>
<text:span text:style-name="T4">
військову</text:span>
 <text:span text:style-name="T4">
базу</text:span>
 </text:a>
</text:p>
      <text:p text:style-name="P4">
У МЗС додали, що співпраця з НАТО приносила і продовжує приносити реальнукористь не тільки країні, а й регіональній безпеці.</text:p>
      <text:p text:style-name="P4">
Як повідомляв Укрінформ, президент Молдови Мая Санду закликала громадянзібратися 21 травня на площі Великого національного зібрання у центрі столиціз метою підтримки європейської інтеграції Молдови.</text:p>
      <text:p text:style-name="P4">
Source: <text:a xlink:type="simple" xlink:href="https://www.ukrinform.ua/rubric-world/3694653-u-moldovi-poradili-zaharovij-ne-vtrucatisa-u-vnutrisni-spravi-kraini.html" text:style-name="Internet_20_link" text:visited-style-name="Visited_20_Internet_20_Link">
https://www.ukrinform.ua/rubric-world/3694653-u-moldovi-poradili-zaharovij-ne-vtrucatisa-u-vnutrisni-spravi-kraini.html</text:a>
</text:p>
      <!--NEWS-->
      <text:h text:style-name="P10" text:outline-level="1">
<text:span text:style-name="T4">
Зеленський закликав українців не ігнорувати війну та допомагати державі</text:span>
</text:h>
      <text:p text:style-name="P4">
Authors: Ukrinform (Person)</text:p>
      <text:p text:style-name="P4">
Publisher: Укринформ (Organization)</text:p>
      <text:p text:style-name="P4">
Published Time: 2023-04-11T23:23:00+03:00</text:p>
      <text:p text:style-name="P4">
Modified Time: 2023-04-11T23:23:00+03:00</text:p>
      <text:p text:style-name="P4">
Description: Те, що наразі у багатьох місцях нашої держави тихіше, не означає, що можна десь ігнорувати війну або бути менш сконцентрованими на допомозі державі.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Агресія РФ', 'допомога', 'Зеленський', 'Війна з росією']</text:p>
      <text:p text:style-name="P4">
Type: Article</text:p>
      <!--METADATA-->
      <text:p text:style-name="P4">
<draw:frame draw:style-name="fr1" draw:name="Image250" text:anchor-type="as-char" svg:width="6.9236in" svg:height="3.956343in" draw:z-index="0">
<draw:image xlink:href="../Images/yкринформ/2023-04-11T23-23-00-03-00/630_360_1678086625-925.png" xlink:type="simple" xlink:show="embed" xlink:actuate="onLoad" draw:mime-type="image/png"/>
</draw:frame>
 Те, щонаразі у багатьох місцях нашої держави тихіше, не означає, що можна десьігнорувати війну або бути менш сконцентрованими на допомозі державі.</text:p>
      <text:p text:style-name="P4">
Про це у своєму <text:a xlink:type="simple" xlink:href="https://www.youtube.com/watch" text:style-name="Internet_20_link" text:visited-style-name="Visited_20_Internet_20_Link">
 </text:a>
 заявивПрезидент України Володимир Зеленський, передає Укрінформ.</text:p>
      <text:p text:style-name="P4">
_Відео:<text:a xlink:type="simple" xlink:href="https://t.me/OP_UA/9212" text:style-name="Internet_20_link" text:visited-style-name="Visited_20_Internet_20_Link">
 </text:a>
 _</text:p>
      <text:p text:style-name="P4">
«Ми зараз на такому етапі війни, коли важливо і нашому суспільству, іпартнерам не втрачати відчуття шляху, яким маємо пройти. Саме шляху. Шляху,який попереду. У порівнянні з минулим роком у багатьох місцях зараз тихіше.Але це не означає, що можна десь там ігнорувати війну чи бути меншсконцентрованими на допомозі державі», - заявив він.</text:p>
      <text:p text:style-name="P4">
<text:span text:style-name="T4">
Читайте також:</text:span>
 <text:span text:style-name="T4">
<text:a xlink:type="simple" xlink:href="https://www.ukrinform.ua/rubric-ato/3694489-situacia-na-fronti-ta-zabezpecenna-boepripasami-zelenskij-proviv-zasidanna-stavki.html" text:style-name="Internet_20_link" text:visited-style-name="Visited_20_Internet_20_Link">
 </text:a>
</text:span>
</text:p>
      <text:p text:style-name="P4">
Зеленський уточнив, що їм вдалося зробити багато разом із партнерами длязахисту людей, України та всієї Європи.</text:p>
      <text:p text:style-name="P4">
«Але це не означає, що зараз час спочивати на лаврах. Шлях – попереду. Рух –попереду. Те, для чого ми потребуємо не меншої єдності, зосередженості, ніжраніше», - сказав Зеленський.</text:p>
      <text:p text:style-name="P4">
На його переконання, так само як і раніше, наші позиції на фронті та всі нашівоїни на позиціях мають підтримуватися українськими позиціями політично таінформаційно, силою зброї та силою нашого суспільного єднання, нашоювнутрішньою стійкістю та міцністю звʼязків України зі світом.</text:p>
      <text:p text:style-name="P4">
«І це те, що є завданням як держави, так і всіх у державі, як України, так івсіх у світі, хто цінує вільне життя й міжнародний порядок, заснований направилах», - переконаний Глава держави.</text:p>
      <text:p text:style-name="P4">
<text:span text:style-name="T4">
Читайте також:</text:span>
 <text:span text:style-name="T4">
<text:a xlink:type="simple" xlink:href="https://www.ukrinform.ua/rubric-ato/3694643-kanada-vze-dopravila-v-ukrainu-ponad-4000-tonn-vijskovoi-dopomogi.html" text:style-name="Internet_20_link" text:visited-style-name="Visited_20_Internet_20_Link">
 </text:a>
 </text:span>
</text:p>
      <text:p text:style-name="P4">
Він зазначив, що нерозумно просто пасивно сподіватися, що перемогу принесехтось інший, той, хто зараз в окопах, у штурмах.</text:p>
      <text:p text:style-name="P4">
"Це спільне завдання. Перемога здобувається всіма. Тими, хто за неї бʼється, ітими, хто дає зброю. Тими, хто скорочує можливості держави-терориста, і тими,хто збільшує можливості України", - нагадав Президент.</text:p>
      <text:p text:style-name="P4">
<text:span text:style-name="T4">
Читайте також:</text:span>
 <text:span text:style-name="T4">
<text:a xlink:type="simple" xlink:href="https://www.ukrinform.ua/rubric-society/3694629-zelenskij-obgovoriv-iz-govardom-baffetom-dopomogu-ukraini.html" text:style-name="Internet_20_link" text:visited-style-name="Visited_20_Internet_20_Link">
 </text:a>
 </text:span>
</text:p>
      <text:p text:style-name="P4">
Як повідомлялося, 11 квітня Зеленський зібрав чергову Ставку: говорили про_<text:span text:style-name="T4">
<text:a xlink:type="simple" xlink:href="https://www.ukrinform.ua/rubric-ato/3694489-situacia-na-fronti-ta-zabezpecenna-boepripasami-zelenskij-proviv-zasidanna-stavki.html" text:style-name="Internet_20_link" text:visited-style-name="Visited_20_Internet_20_Link">
 </text:a>
 </text:span>
 _</text:p>
      <text:p text:style-name="P4">
Source: <text:a xlink:type="simple" xlink:href="https://www.ukrinform.ua/rubric-ato/3694656-zelenskij-zaklikav-ukrainciv-ne-ignoruvati-vijnu-ta-dopomagati-derzavi.html" text:style-name="Internet_20_link" text:visited-style-name="Visited_20_Internet_20_Link">
https://www.ukrinform.ua/rubric-ato/3694656-zelenskij-zaklikav-ukrainciv-ne-ignoruvati-vijnu-ta-dopomagati-derzavi.html</text:a>
</text:p>
      <!--NEWS-->
      <text:h text:style-name="P10" text:outline-level="1">
<text:span text:style-name="T4">
Війська рф надвечір обстріляли Бериславський район, спалахнула пожежа</text:span>
</text:h>
      <text:p text:style-name="P4">
Authors: Ukrinform (Person)</text:p>
      <text:p text:style-name="P4">
Publisher: Укринформ (Organization)</text:p>
      <text:p text:style-name="P4">
Published Time: 2023-04-11T23:32:00+03:00</text:p>
      <text:p text:style-name="P4">
Modified Time: 2023-04-11T23:32:00+03:00</text:p>
      <text:p text:style-name="P4">
Description: російські військові вчергове обстріляли території Бериславського района, в місцях влучання спалахнула пожежа. — Укрінформ.</text:p>
      <text:p text:style-name="P4">
Images: ["<text:a xlink:type="simple" xlink:href="https://static.ukrinform.com/photos/2022_12/thumb_files/630_360_1670571938-949.jpg" text:style-name="Internet_20_link" text:visited-style-name="Visited_20_Internet_20_Link">
630_360_16705...</text:a>
"]</text:p>
      <text:p text:style-name="P4">
Tags: ['Херсонщина', 'Обстріл', 'Війна з росією', 'Берислав']</text:p>
      <text:p text:style-name="P4">
Type: Article</text:p>
      <!--METADATA-->
      <text:p text:style-name="P4">
<draw:frame draw:style-name="fr1" draw:name="Image251" text:anchor-type="as-char" svg:width="6.9236in" svg:height="3.956343in" draw:z-index="0">
<draw:image xlink:href="../Images/yкринформ/2023-04-11T23-32-00-03-00/630_360_1670571938-949.jpg" xlink:type="simple" xlink:show="embed" xlink:actuate="onLoad" draw:mime-type="image/jpeg"/>
</draw:frame>
 російськівійськові вчергове обстріляли території Бериславського района, в місцяхвлучання спалахнула пожежа.</text:p>
      <text:p text:style-name="P4">
Про це <text:a xlink:type="simple" xlink:href="https://www.facebook.com/OperationalCommandSouth/posts/pfbid02xg386oUyYGYZyzizjb8LWssRP3dsH7Bae7NaAu3GPf4Cos9TZmPAjiaFhe8w6UeAl" text:style-name="Internet_20_link" text:visited-style-name="Visited_20_Internet_20_Link">
</text:a>
повідомляє Оперативне командування "Південь", передає Укрінформ.</text:p>
      <text:p text:style-name="P4">
"Продовжуючи обстріли мирного населення, ворог намагається маневруватиартилерією по лівому берегу, і має намір продовжувати застосування авіації ізпуском керованих авіаційних бомб. Надвечір знов, як і минулої ночі, атакованоБериславський район. В місцях влучання спалахнула <text:a xlink:type="simple" xlink:href="https://www.ukrinform.ua/tag-pozeza" text:style-name="Internet_20_link" text:visited-style-name="Visited_20_Internet_20_Link">
</text:a>
 , її приборкують рятувальники" -йдеться у повідомленни.</text:p>
      <text:p text:style-name="P4">
Інформація про руйнування уточнюється, попередньо – без постраждалих.</text:p>
      <text:p text:style-name="P4">
<text:span text:style-name="T4">
Читайте також:</text:span>
 <text:a xlink:type="simple" xlink:href="https://www.ukrinform.ua/rubric-regions/3694366-vorog-iz-aviacii-obstrilav-berislav-cimalo-budinkiv-zrujnovani-vsent.html" text:style-name="Internet_20_link" text:visited-style-name="Visited_20_Internet_20_Link">
 <text:span text:style-name="T4">
Ворог</text:span>
 <text:span text:style-name="T4">
авіації</text:span>
 <text:span text:style-name="T4">
обстріляв</text:span>
 <text:span text:style-name="T4">
Берислав</text:span>
<text:span text:style-name="T4">
чимало</text:span>
 <text:span text:style-name="T4">
будинків</text:span>
 <text:span text:style-name="T4">
зруйновані</text:span>
 <text:span text:style-name="T4">
вщент</text:span>
</text:a>
</text:p>
      <text:p text:style-name="P4">
Водночас, за даними розвідки, було підтверджено ураження одного з ворожихпунктів управління в Скадовському і пункту боєпостачання в Каховськомурайонах.</text:p>
      <text:p text:style-name="P4">
Як повідомляв Укрінформ, на Херсонщині <text:a xlink:type="simple" xlink:href="https://www.ukrinform.ua/rubric-ato/3694158-rosiani-atakuvali-civilnij-coven-na-hersonsini-dvoe-poranenih.html" text:style-name="Internet_20_link" text:visited-style-name="Visited_20_Internet_20_Link">
 </text:a>
 , двоє місцевих жителів отримали важкі поранення.</text:p>
      <text:p text:style-name="P4">
Source: <text:a xlink:type="simple" xlink:href="https://www.ukrinform.ua/rubric-ato/3694657-vijska-rf-nadvecir-obstrilali-berislavskij-rajon-spalahnula-pozeza.html" text:style-name="Internet_20_link" text:visited-style-name="Visited_20_Internet_20_Link">
https://www.ukrinform.ua/rubric-ato/3694657-vijska-rf-nadvecir-obstrilali-berislavskij-rajon-spalahnula-pozeza.html</text:a>
</text:p>
      <!--NEWS-->
      <text:h text:style-name="P10" text:outline-level="1">
<text:span text:style-name="T4">
«Манчестер Сіті» переграв «Баварію» у першому матчі 1/4 фіналу Ліги чемпіонів УЄФА</text:span>
</text:h>
      <text:p text:style-name="P4">
Authors: Ukrinform (Person)</text:p>
      <text:p text:style-name="P4">
Publisher: Укринформ (Organization)</text:p>
      <text:p text:style-name="P4">
Published Time: 2023-04-11T23:47:00+03:00</text:p>
      <text:p text:style-name="P4">
Modified Time: 2023-04-11T23:47:00+03:00</text:p>
      <text:p text:style-name="P4">
Description: У Лізі чемпіонів УЄФА пройшли перші матчі 1/4 фіналу.</text:p>
      <text:p text:style-name="P4">
— Укрінформ.</text:p>
      <text:p text:style-name="P4">
Images: ["<text:a xlink:type="simple" xlink:href="https://static.ukrinform.com/photos/2023_04/thumb_files/630_360_1681245822-113.jpg" text:style-name="Internet_20_link" text:visited-style-name="Visited_20_Internet_20_Link">
630_360_16812...</text:a>
"]</text:p>
      <text:p text:style-name="P4">
Tags: ['Футбол', 'Ліга чемпіонів']</text:p>
      <text:p text:style-name="P4">
Type: Article</text:p>
      <!--METADATA-->
      <text:p text:style-name="P4">
<draw:frame draw:style-name="fr1" draw:name="Image252" text:anchor-type="as-char" svg:width="6.9236in" svg:height="3.956343in" draw:z-index="0">
<draw:image xlink:href="../Images/yкринформ/2023-04-11T23-47-00-03-00/630_360_1681245822-113.jpg" xlink:type="simple" xlink:show="embed" xlink:actuate="onLoad" draw:mime-type="image/jpeg"/>
</draw:frame>
 У Лізічемпіонів УЄФА пройшли перші матчі 1/4 фіналу.</text:p>
      <text:p text:style-name="P4">
Футболісти англійського «Манчестер Сіті» вдома здобули переконливу перемогунад німецькою «Баварію» з рахунком 3:0, передає Укрінформ.</text:p>
      <text:p text:style-name="P4">
М'ячі на арені «Етіхад» забили Родрі (27-ма хвилина), Бернарду Сілва (70) таЕрлінг Голанд (77).</text:p>
      <text:p text:style-name="P4">
У паралельному поєдинку футбольного вечора португальська «Бенфіка» на «Ештадіуда Луш» у Лісабоні поступилася італійському «Інтеру» - 0:2.</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2357-nacionalna-zbirna-ukraini-rozpocala-rik-na-30u-misci-rejtingu-fifa.html" text:style-name="Internet_20_link" text:visited-style-name="Visited_20_Internet_20_Link">
 </text:a>
</text:p>
      <text:p text:style-name="P4">
Нагадаємо, фінальний поєдинок Ліги чемпіонів УЄФА відбудеться 10 червня на«Олімпійському стадіоні Ататюрка» у Стамбулі.</text:p>
      <text:p text:style-name="P4">
Фото: AFP.</text:p>
      <text:p text:style-name="P4">
Source: <text:a xlink:type="simple" xlink:href="https://www.ukrinform.ua/rubric-sports/3694658-mancester-siti-peregrav-bavariu-u-persomu-matci-14-finalu-ligi-cempioniv-uefa.html" text:style-name="Internet_20_link" text:visited-style-name="Visited_20_Internet_20_Link">
https://www.ukrinform.ua/rubric-sports/3694658-mancester-siti-peregrav-bavariu-u-persomu-matci-14-finalu-ligi-cempioniv-uefa.html</text:a>
</text:p>
      <!--NEWS-->
      <text:h text:style-name="P10" text:outline-level="1">
<text:span text:style-name="T4">
Ліга чемпіонів УЄФА: «Бенфіка» у Лісабоні програла «Інтеру»</text:span>
</text:h>
      <text:p text:style-name="P4">
Authors: Ukrinform (Person)</text:p>
      <text:p text:style-name="P4">
Publisher: Укринформ (Organization)</text:p>
      <text:p text:style-name="P4">
Published Time: 2023-04-11T23:53:21+03:00</text:p>
      <text:p text:style-name="P4">
Modified Time: 2023-04-11T23:53:21+03:00</text:p>
      <text:p text:style-name="P4">
Description: У Лізі чемпіонів УЄФА завершилися перші матчі 1/4 фіналу. — Укрінформ.</text:p>
      <text:p text:style-name="P4">
Images: ["<text:a xlink:type="simple" xlink:href="https://static.ukrinform.com/photos/2023_04/thumb_files/630_360_1681246121-507.jpg" text:style-name="Internet_20_link" text:visited-style-name="Visited_20_Internet_20_Link">
630_360_16812...</text:a>
"]</text:p>
      <text:p text:style-name="P4">
Tags: ['Футбол', 'Ліга чемпіонів', 'Інтер Мілан']</text:p>
      <text:p text:style-name="P4">
Type: Article</text:p>
      <!--METADATA-->
      <text:p text:style-name="P4">
<draw:frame draw:style-name="fr1" draw:name="Image253" text:anchor-type="as-char" svg:width="6.9236in" svg:height="3.956343in" draw:z-index="0">
<draw:image xlink:href="../Images/yкринформ/2023-04-11T23-53-21-03-00/630_360_1681246121-507.jpg" xlink:type="simple" xlink:show="embed" xlink:actuate="onLoad" draw:mime-type="image/jpeg"/>
</draw:frame>
 У Лізічемпіонів УЄФА завершилися перші матчі 1/4 фіналу.</text:p>
      <text:p text:style-name="P4">
Футболісти португальської «Бенфіки» на «Ештадіу да Луш» у Лісабоні поступилисяіталійському «Інтеру» - 0:2, передає Укрінформ.</text:p>
      <text:p text:style-name="P4">
Авторами голів стали Ніколо Барелла, якому асистував Алессандро Бастоні на51-й хвилині, та Ромелу Лукаку (82, з пенальті).</text:p>
      <text:p text:style-name="P4">
У паралельному поєдинку футбольного вечора англійський «Манчестер Сіті» надомашній арені «Етіхад» упевнено переміг німецьку «Баварію» - 3:0.</text:p>
      <text:p text:style-name="P4">
У середу, 12 квітня, чинний володар титулу іспанський «Реал» зіграє у Мадридіз англійським «Челсі», а в італійському дербі зійдуться «Мілан» та «Наполі».</text:p>
      <text:p text:style-name="P4">
Поєдинки у відповідь 1/4 фіналу відбудуться 18 та 19 квітня.</text:p>
      <text:p text:style-name="P4">
Переможці протистоянь за сумою двох матчів вийдуть до півфіналу.</text:p>
      <text:p text:style-name="P4">
Перші зустрічі 1/2 фіналу пройдуть 9-10 травня, повторні - 16-17 травня.</text:p>
      <text:p text:style-name="P4">
<text:span text:style-name="T4">
Читайте також:</text:span>
 <text:a xlink:type="simple" xlink:href="https://www.ukrinform.ua/rubric-sports/3693735-guculak-najkrasij-futbolist-20go-turu-upl-vernidub-najkrasij-trener.html" text:style-name="Internet_20_link" text:visited-style-name="Visited_20_Internet_20_Link">
 <text:span text:style-name="T4">
футбол</text:span>
 </text:a>
</text:p>
      <text:p text:style-name="P4">
Нагадаємо, фінальний поєдинок Ліги чемпіонів УЄФА відбудеться 10 червня на«Олімпійському стадіоні Ататюрка» у Стамбулі.</text:p>
      <text:p text:style-name="P4">
Фото: AFP.</text:p>
      <text:p text:style-name="P4">
Source: <text:a xlink:type="simple" xlink:href="https://www.ukrinform.ua/rubric-sports/3694659-liga-cempioniv-uefa-benfika-u-lisaboni-prograla-interu.html" text:style-name="Internet_20_link" text:visited-style-name="Visited_20_Internet_20_Link">
https://www.ukrinform.ua/rubric-sports/3694659-liga-cempioniv-uefa-benfika-u-lisaboni-prograla-interu.html</text:a>
</text:p>
      <!--NEWS-->
      <text:h text:style-name="P10" text:outline-level="1">
<text:span text:style-name="T4">
У ЄС більшає симпатиків ідеї Макрона щодо «стратегічної автономії» від США – Мішель</text:span>
</text:h>
      <text:p text:style-name="P4">
Authors: Ukrinform (Person)</text:p>
      <text:p text:style-name="P4">
Publisher: Укринформ (Organization)</text:p>
      <text:p text:style-name="P4">
Published Time: 2023-04-11T23:54:00+03:00</text:p>
      <text:p text:style-name="P4">
Modified Time: 2023-04-11T23:54:00+03:00</text:p>
      <text:p text:style-name="P4">
Description: Президент Європейської ради Шарль Мішель вважає, що європейські лідери стають все більш прихильними до прагнення президента Франції Емманюеля Макрона до "стратегічної автономії" від Сполучених Штатів. — Укрінформ.</text:p>
      <text:p text:style-name="P4">
Images: ["<text:a xlink:type="simple" xlink:href="https://static.ukrinform.com/photos/2022_11/thumb_files/630_360_1668516893-852.jpg" text:style-name="Internet_20_link" text:visited-style-name="Visited_20_Internet_20_Link">
630_360_16685...</text:a>
"]</text:p>
      <text:p text:style-name="P4">
Tags: ['Євросоюз', 'Макрон', 'США', 'Тайвань', 'Автономія', 'Мішель']</text:p>
      <text:p text:style-name="P4">
Type: Article</text:p>
      <!--METADATA-->
      <text:p text:style-name="P4">
<draw:frame draw:style-name="fr1" draw:name="Image254" text:anchor-type="as-char" svg:width="6.9236in" svg:height="3.956343in" draw:z-index="0">
<draw:image xlink:href="../Images/yкринформ/2023-04-11T23-54-00-03-00/630_360_1668516893-852.jpg" xlink:type="simple" xlink:show="embed" xlink:actuate="onLoad" draw:mime-type="image/jpeg"/>
</draw:frame>
 ПрезидентЄвропейської ради Шарль Мішель вважає, що європейські лідери стають все більшприхильними до прагнення президента Франції Емманюеля Макрона до "стратегічноїавтономії" від Сполучених Штатів.</text:p>
      <text:p text:style-name="P4">
Про це Мішель сказав в інтерв’ю французькому телешоу La Faute à l'Europe,передає Укрінформ із посиланням на " <text:a xlink:type="simple" xlink:href="https://www.eurointegration.com.ua/news/2023/04/11/7159637/" text:style-name="Internet_20_link" text:visited-style-name="Visited_20_Internet_20_Link">
</text:a>
 ".</text:p>
      <text:p text:style-name="P4">
Очільник Євроради припустив, що позиція французького лідера не є ізольованою вЄС, і хоча Макрон виступав як президент Франції, його погляди відображають усебільше зміни серед європейських лідерів.</text:p>
      <text:p text:style-name="P4">
"Відбувся стрибок вперед у питанні стратегічної автономії, якщо порівняти зтим, що було кілька років тому", – сказав Мішель.</text:p>
      <text:p text:style-name="P4">
<text:span text:style-name="T4">
Читайте також:</text:span>
 <text:span text:style-name="T4">
<text:a xlink:type="simple" xlink:href="https://www.ukrinform.ua/rubric-world/3694606-u-gaazi-protestuvalniki-namagalisa-zirvati-vistup-makrona.html" text:style-name="Internet_20_link" text:visited-style-name="Visited_20_Internet_20_Link">
 </text:a>
</text:span>
</text:p>
      <text:p text:style-name="P4">
"Що стосується питання відносин зі Сполученими Штатами, то зрозуміло, що напереговорах у Європейській раді можуть бути нюанси та делікатні питання. Деякієвропейські лідери не говорили б так, як Емманюель Макрон... Я думаю, щобагато хто справді думає так, як Емманюель Макрон", – додав він.</text:p>
      <text:p text:style-name="P4">
<text:span text:style-name="T4">
Читайте також:</text:span>
 <text:span text:style-name="T4">
<text:a xlink:type="simple" xlink:href="https://www.ukrinform.ua/rubric-world/3694442-u-nimeccini-ta-cehii-rozkritikuvali-zaavi-makrona-sodo-tajvanu.html" text:style-name="Internet_20_link" text:visited-style-name="Visited_20_Internet_20_Link">
 </text:a>
 </text:span>
</text:p>
      <text:p text:style-name="P4">
Президент Європейської ради зазначив, що сам підтримує розбудову тіснішихвідносин ЄС і США, але не якщо цей процес передбачає, що "ми сліпо,систематично будемо слідувати позиції Сполучених Штатів з усіх питань".</text:p>
      <text:p text:style-name="P4">
<text:span text:style-name="T4">
Читайте також:</text:span>
 <text:span text:style-name="T4">
<text:a xlink:type="simple" xlink:href="https://www.ukrinform.ua/rubric-world/3694372-moraveckij-makronu-zamist-strategicnoi-avtonomii-treba-buduvati-strategicnij-souz-iz-ssa.html" text:style-name="Internet_20_link" text:visited-style-name="Visited_20_Internet_20_Link">
 </text:a>
 </text:span>
</text:p>
      <text:p text:style-name="P4">
Нагадаємо: президент Франції Емманюель Макрон після повернення з триденногодержавного візиту до КНР заявив, що Європа не зацікавлена в ескалації кризинавколо Тайваню і повинна дотримуватися власної стратегії у відносинах зостровом, незалежної як від Сполучених Штатів, так і від Китаю.</text:p>
      <text:p text:style-name="P4">
Політики Німеччини та Чехії розкритикували заяви <text:span text:style-name="T4">
<text:a xlink:type="simple" xlink:href="https://www.ukrinform.ua/tag-makron" text:style-name="Internet_20_link" text:visited-style-name="Visited_20_Internet_20_Link">
</text:a>
 </text:span>
 щодо Тайваню, а також залежностікраїн Європи від США.</text:p>
      <text:p text:style-name="P4">
Глава польського уряду Матеуш Моравецький застеріг окремих європейськихлідерів від спроби просувати у Європі політику “стратегічної автономії” відСША, закликавши, навпаки, до розвитку стратегічної співпраці Європи зВашингтоном.</text:p>
      <text:p text:style-name="P4">
Source: <text:a xlink:type="simple" xlink:href="https://www.ukrinform.ua/rubric-world/3694660-u-es-bilsae-simpatikiv-idei-makrona-sodo-strategicnoi-avtonomii-vid-ssa-misel.html" text:style-name="Internet_20_link" text:visited-style-name="Visited_20_Internet_20_Link">
https://www.ukrinform.ua/rubric-world/3694660-u-es-bilsae-simpatikiv-idei-makrona-sodo-strategicnoi-avtonomii-vid-ssa-misel.html</text:a>
</text:p>
      <!--NEWS-->
      <text:h text:style-name="P10" text:outline-level="1">
<text:span text:style-name="T4">
Україна планує залучити мінімум 5 тисяч саперів для розмінування українських територій — Олексій Резніков</text:span>
</text:h>
      <text:p text:style-name="P4">
Author: ['Алла Рядинська']</text:p>
      <text:p text:style-name="P4">
Time: 2023-04-11T35:00:00-04:00</text:p>
      <text:p text:style-name="P4">
Description: На брифінгу Міністрів оборони України та Королівства Данія в Media Center Ukraine – Odesa...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istr_result.jpg" text:style-name="Internet_20_link" text:visited-style-name="Visited_20_Internet_20_Link">
ministr_result.jp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255" text:anchor-type="as-char" svg:width="6.9236in" svg:height="4.615733in" draw:z-index="0">
<draw:image xlink:href="../Images/AРМІЯINFORM/2023-04-11T35-00-00-04-00/ministr_result.jpg" xlink:type="simple" xlink:show="embed" xlink:actuate="onLoad" draw:mime-type="image/jpeg"/>
</draw:frame>
</text:p>
      <text:p text:style-name="P4">
На брифінгу Міністрів оборони України та Королівства Данія в Media CenterUkraine – Odesa Олексій Резніков поділився планами щодо убезпечення цивільнихгромадян від наслідків російського широкомасштабного вторгнення, а саме зрозмінування територій. Він зазначив, що процес буде складатись з декількохетапів.</text:p>
      <text:p text:style-name="P4">
— Після деокупації буде зроблений аудит землі і води. На сьогодні частобувають ситуації, коли навіть морські міни потрапляють на пляжі, і не лишеукраїнські. Друге — це обладнання для розмінування. Це не тількиідентифікація, встановлення і фіксація, а й одночасно можливість розмінуватиці елементи. І Королівство Данія може нам в цьому допомогти, — пояснює він.</text:p>
      <text:p text:style-name="P4">
За його словами, Данія має спеціалізовані дрони — підводні апарати, які маютьсенсори, що здатні виявляти, фіксувати та передавати координати саперам, якізможуть проводити саперні роботи під водою. В Україні ще з 2014 року працюєкомпанія, фонд якої представляє Королівство Данія. Ця компанія має великіможливості з експертизи для проводження гуманітарного розмінування, тобторозмінування на ділянках, які не знаходяться в зоні бойових дій.</text:p>
      <text:p text:style-name="P4">
Інша інституція, яка займається розмінуванням в Україні є ДСНС. Вонизаймаються розмінуванням цивільної інфраструктури.</text:p>
      <text:p text:style-name="P4">
— ДСНС є лідером у розмінуванні, але вони роблять оперативне розмінування.Умовно кажучи — звільнили територію, треба розмінувати лінію електропередач,щоб далі прийшли представники Міністерства енергетики і подали електрикумісцевому населенню. Але це оперативне розмінування. А повномасштабнерозмінування того ж аграрного сектору, коли наші фермери благають: «розмінуйтеполя, щоб ми могли сіяти та вирощувати їжу» — це величезне завдання, —прокоментував Міністр.</text:p>
      <text:p text:style-name="P4">
Наразі існує міжвідомча група, яку очолює Юлія Свириденко, Перший віцепрем’єрміністр та міністр економіки. Вона, як економіст, розуміє, які галузі єпріоритетними у цьому питанні. І досвід Королівства Данія буде незамінним дляефективної роботи наших саперів.</text:p>
      <text:p text:style-name="P4">
— У наших планах утворити власний потенціал принаймні у 5 тисяч українськихфахівців, які будуть займатись розмінуванням. І це з розрахунком, що такожбудуть залучені фахівці з інших країн, — розповів Олексій Резніков.</text:p>
      <text:p text:style-name="P4">
Окрім Данії, корисним буде також досвід Хорватії — країни, яка в кінціминулого сторіччя також пройшла через війну, і зіштовхнулась з проблемоюгуманітарного розмінування великих територій. На думку Міністра, якщо мибудемо рухатись такими самими темпами, то весь процес займе принаймні 30років.</text:p>
      <text:p text:style-name="P4">
— У Хорватії війна закінчилась 28 років тому. По цей час територія Хорватії нерозмінована повністю. Тобто хорватський національний центр досі має роботу. Зарік вони в середньому можуть розміновувати до 50 квадратних кілометрів землі,в тому числі пересічену місцевість — скелі, лісові хащі тощо, — підсумувавОлексій Резніков.</text:p>
      <text:p text:style-name="P4">
Source: <text:a xlink:type="simple" xlink:href="https://armyinform.com.ua/2023/04/11/ukrayina-planuye-zaluchyty-minimum-5-tysyach-saperiv-dlya-rozminuvannya-ukrayinskyh-terytorij-oleksij-reznikov/" text:style-name="Internet_20_link" text:visited-style-name="Visited_20_Internet_20_Link">
https://armyinform.com.ua/2023/04/11/ukrayina-planuye-zaluchyty-minimum-5-tysyach-saperiv-dlya-rozminuvannya-ukrayinskyh-terytorij-oleksij-reznikov/</text:a>
</text:p>
      <!--NEWS-->
      <text:h text:style-name="P10" text:outline-level="1">
<text:span text:style-name="T4">
Викрито шахраїв, які виманювали гроші в охочих виїхати із Бахмута</text:span>
</text:h>
      <text:p text:style-name="P4">
Author: ['АРМІЯINFORM']</text:p>
      <text:p text:style-name="P4">
Time: 2023-04-11T36:00:00-04:00</text:p>
      <text:p text:style-name="P4">
Description: Кіберфахівці Служби безпеки спільно з правоохоронними органами Республіки Польщ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bu11.jpeg" text:style-name="Internet_20_link" text:visited-style-name="Visited_20_Internet_20_Link">
sbu11.jpeg</text:a>
', '<text:a xlink:type="simple" xlink:href="https://armyinform.com.ua/wp-content/uploads/2023/04/sbu33.jpeg" text:style-name="Internet_20_link" text:visited-style-name="Visited_20_Internet_20_Link">
sbu33.jpeg</text:a>
', '<text:a xlink:type="simple" xlink:href="https://armyinform.com.ua/wp-content/uploads/2023/04/sbu22.jpeg" text:style-name="Internet_20_link" text:visited-style-name="Visited_20_Internet_20_Link">
sbu22.jpeg</text:a>
']</text:p>
      <text:p text:style-name="P4">
Tags: ['STOPRUSSIA', 'АГРЕСІЯ РФ', 'ВТОРГНЕННЯ РФ', 'СБУ']</text:p>
      <text:p text:style-name="P4">
Category: News</text:p>
      <!--METADATA-->
      <text:p text:style-name="P4">
<draw:frame draw:style-name="fr1" draw:name="Image256" text:anchor-type="as-char" svg:width="6.9236in" svg:height="4.615733in" draw:z-index="0">
<draw:image xlink:href="../Images/AРМІЯINFORM/2023-04-11T36-00-00-04-00/sbu11.jpeg" xlink:type="simple" xlink:show="embed" xlink:actuate="onLoad" draw:mime-type="image/jpeg"/>
</draw:frame>
</text:p>
      <text:p text:style-name="P4">
Кіберфахівці Служби безпеки спільно з правоохоронними органами РеспублікиПольща нейтралізували транснаціональне злочинне угруповання шахраїв.</text:p>
      <text:p text:style-name="P4">
Про це <text:a xlink:type="simple" xlink:href="https://ssu.gov.ua/novyny/sbu-ta-pravookhorontsi-polshchi-likviduvaly-shakhraisku-skhemu-vymaniuvannia-hroshei-iz-myrnykh-zhyteliv-yaki-khochut-vyikhaty-z-bakhmuta" text:style-name="Internet_20_link" text:visited-style-name="Visited_20_Internet_20_Link">
повідомляє</text:a>
 пресслужба СБУ.</text:p>
      <text:p text:style-name="P4">
Зловмисники видурювали гроші з мешканців фронтових регіонів України, якіпланували виїхати із зони бойових дій, у тому числі з Бахмута і Вугледара. Зарізні суми ділки «гарантували» місцевим жителям вивезти їх до безпечнішихрегіонів нашої держави. Середня вартість таких «послуг» становила 30 тис. грн.</text:p>
      <text:p text:style-name="P4">
В основному шахраї «роздавали» свої обіцянки інвалідам та батькам малолітніхдітей. Для цього використовували групи у соцмережах і популярних месенджерах.У своїх клієнтів брали «передоплату» у розмірі 50% від заявленої суми. Грошіотримували на банківські картки, оформлені на підставних осіб. Після отриманнякоштів ділки припиняли спілкування з потерпілими і більше не виходили назв’язок. Таким чином шахраї видурили у людей понад 1,5 млн грн.</text:p>
      <text:p text:style-name="P4">
<draw:frame draw:style-name="fr1" draw:name="Image257" text:anchor-type="as-char" svg:width="6.9236in" svg:height="4.615733in" draw:z-index="0">
<draw:image xlink:href="../Images/AРМІЯINFORM/2023-04-11T36-00-00-04-00/sbu33.jpeg" xlink:type="simple" xlink:show="embed" xlink:actuate="onLoad" draw:mime-type="image/jpeg"/>
</draw:frame>
</text:p>
      <text:p text:style-name="P4">
Ще однією «цільовою аудиторією» шахраїв були чоловіки призовного віку. За«окрему плату» зловмисники обіцяли військовозобов’язаним виготовити фальшивідокументи для виїзду за кордон.</text:p>
      <text:p text:style-name="P4">
У результаті спецоперації у різних регіонах України затримано одного зорганізаторів угруповання. Ним виявився мешканець Житомирщини, якийбезпосередньо контактував з клієнтами і пропонував їм «умови» для евакуації.За даними слідства, ще двоє українських громадян, організаторів злочинноїгрупи, наразі перебувають в одній з країн Євросоюзу.</text:p>
      <text:p text:style-name="P4">
Співробітники СБУ спільно з європейськими партнерами проводять комплекснізаходи щодо затримання обох зловмисників та їхньої екстрадиції в Україну.</text:p>
      <text:p text:style-name="P4">
<text:span text:style-name="T4">
Під час обшуків за адресами проживання фігурантів у декількох областяхУкраїни виявлено:</text:span>
</text:p>
      <ul>
        <li>
мобільні телефони із доказами незаконної діяльності;  * 10 банківських карток, на які зловмисники отримували гроші від потерпілих.</li>
      </ul>
      <text:p text:style-name="P4">
<draw:frame draw:style-name="fr1" draw:name="Image258" text:anchor-type="as-char" svg:width="6.9236in" svg:height="4.615733in" draw:z-index="0">
<draw:image xlink:href="../Images/AРМІЯINFORM/2023-04-11T36-00-00-04-00/sbu22.jpeg" xlink:type="simple" xlink:show="embed" xlink:actuate="onLoad" draw:mime-type="image/jpeg"/>
</draw:frame>
</text:p>
      <text:p text:style-name="P4">
Наразі одному із зловмисників, мешканцю Житомирщини, повідомлено про підозруза ч. 3 ст. 190 Кримінального кодексу України (шахрайство). Вирішуєтьсяпитання щодо обрання запобіжного заходу ˗ тримання під вартою. Триваєрозслідування для встановлення всіх обставин злочину і притягнення винних довідповідальності.</text:p>
      <text:p text:style-name="P4">
Заходи проводили спільно з Національною поліцією за процесуального керівництваКиївської міської прокуратури.</text:p>
      <text:p text:style-name="P4">
Source: <text:a xlink:type="simple" xlink:href="https://armyinform.com.ua/2023/04/11/vykryto-shahrayiv-yaki-vymanyuvaly-groshi-v-ohochyh-vyyihaty-iz-bahmuta/" text:style-name="Internet_20_link" text:visited-style-name="Visited_20_Internet_20_Link">
https://armyinform.com.ua/2023/04/11/vykryto-shahrayiv-yaki-vymanyuvaly-groshi-v-ohochyh-vyyihaty-iz-bahmuta/</text:a>
</text:p>
      <!--NEWS-->
      <text:h text:style-name="P10" text:outline-level="1">
<text:span text:style-name="T4">
Україна передала російській стороні ще п’ятьох важкопоранених полонених</text:span>
</text:h>
      <text:p text:style-name="P4">
Author: ['АРМІЯINFORM']</text:p>
      <text:p text:style-name="P4">
Time: 2023-04-11T37:00:00-04:00</text:p>
      <text:p text:style-name="P4">
Description: Згідно з нормами Женевських конвенцій, українська сторона репатріювала на територі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ooord.jpeg" text:style-name="Internet_20_link" text:visited-style-name="Visited_20_Internet_20_Link">
koooord.jpeg</text:a>
']</text:p>
      <text:p text:style-name="P4">
Tags: ['STOPRUSSIA', 'АГРЕСІЯ РФ', 'ВТОРГНЕННЯ РФ', 'КООРДИНАЦІЙНИЙ ШТАБ']</text:p>
      <text:p text:style-name="P4">
Category: News</text:p>
      <!--METADATA-->
      <text:p text:style-name="P4">
<draw:frame draw:style-name="fr1" draw:name="Image259" text:anchor-type="as-char" svg:width="6.9236in" svg:height="3.894525in" draw:z-index="0">
<draw:image xlink:href="../Images/AРМІЯINFORM/2023-04-11T37-00-00-04-00/koooord.jpeg" xlink:type="simple" xlink:show="embed" xlink:actuate="onLoad" draw:mime-type="image/jpeg"/>
</draw:frame>
</text:p>
      <text:p text:style-name="P4">
Згідно з нормами Женевських конвенцій, українська сторона репатріювала натериторію держави-агресорки ще п’ятьох важкопоранених полонених окупантів, втому числі єдину жінку, яка перебувала в українському полоні.</text:p>
      <text:p text:style-name="P4">
Про це <text:a xlink:type="simple" xlink:href="https://koordshtab.gov.ua/archive/1368" text:style-name="Internet_20_link" text:visited-style-name="Visited_20_Internet_20_Link">
повідомляє</text:a>
 Координаційнийштаб з питань поводження з військовополоненими.</text:p>
      <text:p text:style-name="P4">
Стан цих осіб вдалося стабілізувати, аби вони стали придатними длятранспортування. Репатріація, як і передбачає міжнародне гуманітарне право,відбулася без жодних умов для російської сторони.</text:p>
      <text:p text:style-name="P4">
Крім того, у Рамадан — священний місяць для всіх мусульман — Україна передаладвох військовополонених мусульман, які воювали у складі окупаційної армії. Цебуло зроблено на підтвердження нашої пропозиції державі-агресорці обмінятимусульман «всіх на всіх» з обох сторін на знак поваги до культури і традицій.</text:p>
      <text:p text:style-name="P4">
Нагадаємо, що 24 березня українська сторона вже репатріювала п’ятьохтранспортабельних важкопоранених російських окупантів. Проте в місцяхутримання в росії та на тимчасово окупованих територіях зараз перебуває значнобільше поранених військовополонених, яких держава-окупант згідно з Женевськимиконвенціями має негайно повернути без попередніх умов.</text:p>
      <text:p text:style-name="P4">
Source: <text:a xlink:type="simple" xlink:href="https://armyinform.com.ua/2023/04/11/ukrayina-peredala-rosijskij-storoni-shhe-pyatoh-vazhkoporanenyh-polonenyh/" text:style-name="Internet_20_link" text:visited-style-name="Visited_20_Internet_20_Link">
https://armyinform.com.ua/2023/04/11/ukrayina-peredala-rosijskij-storoni-shhe-pyatoh-vazhkoporanenyh-polonenyh/</text:a>
</text:p>
      <!--NEWS-->
      <text:h text:style-name="P10" text:outline-level="1">
<text:span text:style-name="T4">
Парламент рекомендував прийняти за основу та в цілому законопроєкти на підтримку потреб оборони</text:span>
</text:h>
      <text:p text:style-name="P4">
Author: ['АРМІЯINFORM']</text:p>
      <text:p text:style-name="P4">
Time: 2023-04-11T38:00:00-04:00</text:p>
      <text:p text:style-name="P4">
Description: Про це повідомляється на офіційній сторінці Верховної Ради України у Facebook.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erhovna-rada-rekomenduvala.jpg" text:style-name="Internet_20_link" text:visited-style-name="Visited_20_Internet_20_Link">
verhovna-rada-rekomenduvala.jpg</text:a>
']</text:p>
      <text:p text:style-name="P4">
Tags: ['STOPRUSSIA', 'ВЕРХОВНА РАДА УКРАЇНИ', 'ВІЙНА', 'ВТОРГНЕННЯ РФ', 'ЗАКОНОПРОЄКТИ', 'ОБОРОНА']</text:p>
      <text:p text:style-name="P4">
Category: News</text:p>
      <!--METADATA-->
      <text:p text:style-name="P4">
<draw:frame draw:style-name="fr1" draw:name="Image260" text:anchor-type="as-char" svg:width="6.9236in" svg:height="5.804039in" draw:z-index="0">
<draw:image xlink:href="../Images/AРМІЯINFORM/2023-04-11T38-00-00-04-00/verhovna-rada-rekomenduvala.jpg" xlink:type="simple" xlink:show="embed" xlink:actuate="onLoad" draw:mime-type="image/jpeg"/>
</draw:frame>
</text:p>
      <text:p text:style-name="P4">
Про це<text:a xlink:type="simple" xlink:href="https://www.facebook.com/verkhovna.rada.ukraine/posts/pfbid0aGYhaUnrJS9sK3FJgVytTqQrZGfvvWYmeAcur6QqvZrTsQV4DmHwgJsZwrGgkJMPl" text:style-name="Internet_20_link" text:visited-style-name="Visited_20_Internet_20_Link">
повідомляє</text:a>
<text:a xlink:type="simple" xlink:href="https://www.facebook.com/verkhovna.rada.ukraine/posts/pfbid0aGYhaUnrJS9sK3FJgVytTqQrZGfvvWYmeAcur6QqvZrTsQV4DmHwgJsZwrGgkJMPl" text:style-name="Internet_20_link" text:visited-style-name="Visited_20_Internet_20_Link">
ться</text:a>
на офіційній сторінці Верховної Ради України у Facebook.</text:p>
      <ul>
        <li>
№9061 щодо звільнення від оподаткування податком на додану вартість операцій з постачання/ввезення товарів для потреб безпеки і оборони у період воєнного стану;  * №9062 щодо особливостей ввезення на митну територію України товарів для потреб безпеки і оборони у період воєнного стану</li>
      </ul>
      <text:p text:style-name="P4">
Законопроєкти передбачають звільнення від оподаткування податком на доданувартість операцій з ввезення на митну територію України та постачання намитній території України товарів оборонного призначення, визначених такимизгідно з пунктом 29 частини першої статті 1 Закону України «Про обороннізакупівлі».</text:p>
      <text:p text:style-name="P4">
Окрім того, вони вдосконалюють норми оперативного задоволення потреб обороннихструктур та забезпечення ефективної відсічі агресору.</text:p>
      <text:p text:style-name="P4">
Source: <text:a xlink:type="simple" xlink:href="https://armyinform.com.ua/2023/04/11/parlament-rekomenduvav-pryjnyaty-za-osnovu-ta-v-czilomu-zakonoproyekty-na-pidtrymku-potreb-oborony/" text:style-name="Internet_20_link" text:visited-style-name="Visited_20_Internet_20_Link">
https://armyinform.com.ua/2023/04/11/parlament-rekomenduvav-pryjnyaty-za-osnovu-ta-v-czilomu-zakonoproyekty-na-pidtrymku-potreb-oborony/</text:a>
</text:p>
      <!--NEWS-->
      <text:h text:style-name="P10" text:outline-level="1">
<text:span text:style-name="T4">
Випускники з ТОТ мають право на безоплатне навчання у вишах</text:span>
</text:h>
      <text:p text:style-name="P4">
Author: ['АРМІЯINFORM']</text:p>
      <text:p text:style-name="P4">
Time: 2023-04-11T39:00:00-04:00</text:p>
      <text:p text:style-name="P4">
Description: Випускники з тимчасово окупованих територій і ті, хто покинув такі території післ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nzzz.png" text:style-name="Internet_20_link" text:visited-style-name="Visited_20_Internet_20_Link">
vnzzz.png</text:a>
']</text:p>
      <text:p text:style-name="P4">
Tags: ['STOPRUSSIA', 'АГРЕСІЯ РФ', 'ВТОРГНЕННЯ РФ', 'МІНРЕІНТЕГРАЦІЇ']</text:p>
      <text:p text:style-name="P4">
Category: News</text:p>
      <!--METADATA-->
      <text:p text:style-name="P4">
<draw:frame draw:style-name="fr1" draw:name="Image261" text:anchor-type="as-char" svg:width="6.9236in" svg:height="4.615733in" draw:z-index="0">
<draw:image xlink:href="../Images/AРМІЯINFORM/2023-04-11T39-00-00-04-00/vnzzz.png" xlink:type="simple" xlink:show="embed" xlink:actuate="onLoad" draw:mime-type="image/png"/>
</draw:frame>
</text:p>
      <text:p text:style-name="P4">
Випускники з тимчасово окупованих територій і ті, хто покинув такі територіїпісля 1 січня 2023 року, мають право на навчання за держзамовленням у вищихнавчальних закладах.</text:p>
      <text:p text:style-name="P4">
Про це <text:a xlink:type="simple" xlink:href="https://minre.gov.ua/2023/04/10/vypusknyky-z-tot-mayut-pravo-na-bezkoshtovne-navchannya-u-vyshah/" text:style-name="Internet_20_link" text:visited-style-name="Visited_20_Internet_20_Link">
повідомляє</text:a>
 Міністерство з питань реінтеграціїтимчасово окупованих територій України.</text:p>
      <text:p text:style-name="P4">
Для них передбачено зарахування до закладів освіти за КВОТОЮ-2.</text:p>
      <text:p text:style-name="P4">
Заяву на вступ можна подати онлайн, скориставшись електронним кабінетомвступника.</text:p>
      <text:p text:style-name="P4">
Реєстрація особистих електронних кабінетів розпочнеться 1 липня 2023 року навебсайті за <text:span text:style-name="T4">
<text:a xlink:type="simple" xlink:href="https://vstup.edbo.gov.ua/" text:style-name="Internet_20_link" text:visited-style-name="Visited_20_Internet_20_Link">
посиланням</text:a>
</text:span>
.</text:p>
      <text:p text:style-name="P4">
Вступники, які зареєстровані та перебувають на ТОТ, зможуть проходити усіпроцедури вступної кампанії дистанційно.</text:p>
      <text:p text:style-name="P4">
Після зарахування вступники з ТОТ можуть укласти договір із навчальнимзакладом упродовж наступних трьох місяців.</text:p>
      <text:p text:style-name="P4">
Source: <text:a xlink:type="simple" xlink:href="https://armyinform.com.ua/2023/04/11/vypusknyky-z-tot-mayut-pravo-na-bezkoshtovne-navchannya-u-vyshah/" text:style-name="Internet_20_link" text:visited-style-name="Visited_20_Internet_20_Link">
https://armyinform.com.ua/2023/04/11/vypusknyky-z-tot-mayut-pravo-na-bezkoshtovne-navchannya-u-vyshah/</text:a>
</text:p>
      <!--NEWS-->
      <text:h text:style-name="P10" text:outline-level="1">
<text:span text:style-name="T4">
«Танків немає, видали автомати і сказали, що ми тепер піхота» — перехоплення ГУР</text:span>
</text:h>
      <text:p text:style-name="P4">
Author: ['АРМІЯINFORM']</text:p>
      <text:p text:style-name="P4">
Time: 2023-04-11T40:00:00-04:00</text:p>
      <text:p text:style-name="P4">
Description: Головне управління розвідки Міністерства оборони на своє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337531944_232614265847457_8544501692430122370_n.jpg" text:style-name="Internet_20_link" text:visited-style-name="Visited_20_Internet_20_Link">
337531944_232614265847457_8544501692430122370_n.jpg</text:a>
']</text:p>
      <text:p text:style-name="P4">
Tags: ['STOPRUSSIA', 'АГРЕСІЯ РФ', 'ВІЙНА', 'ГУР ПЕРЕХОПЛЕННЯ']</text:p>
      <text:p text:style-name="P4">
Category: News</text:p>
      <!--METADATA-->
      <text:p text:style-name="P4">
<draw:frame draw:style-name="fr1" draw:name="Image262" text:anchor-type="as-char" svg:width="6.9236in" svg:height="3.894525in" draw:z-index="0">
<draw:image xlink:href="../Images/AРМІЯINFORM/2023-04-11T40-00-00-04-00/337531944_232614265847457_8544501692430122370_n.jpg" xlink:type="simple" xlink:show="embed" xlink:actuate="onLoad" draw:mime-type="image/jpeg"/>
</draw:frame>
</text:p>
      <text:p text:style-name="P4">
Головне управління розвідки Міністерства оборони на своєму Youtube-каналі<text:a xlink:type="simple" xlink:href="https://www.youtube.com/watch" text:style-name="Internet_20_link" text:visited-style-name="Visited_20_Internet_20_Link">
оприлюднило</text:a>
 черговеперехоплення. Військовослужбовець рф розповідає матері про швидкуперекваліфікацію в рядах російської армії:</text:p>
      <ul>
        <li>
«146-й полк був до нас… На силу відправили, п'яні всі були, тут вони всі спились. Ну, половина полку я не знаю де»;  * «їм сказали, танкістам, що танків немає, ви тепер піхота»;  * «ноги в нього немає, в шпиталі лежить».</li>
      </ul>
      <text:p text:style-name="P4">
Source: <text:a xlink:type="simple" xlink:href="https://armyinform.com.ua/2023/04/11/ony-tankyst%d1%8b-ym-skazaly-chto-tankov-net-v%d1%8b-teper-pehota-avtomat%d1%8b-v%d1%8bdaly-perehoplennya-gur/" text:style-name="Internet_20_link" text:visited-style-name="Visited_20_Internet_20_Link">
https://armyinform.com.ua/2023/04/11/ony-tankyst%d1%8b-ym-skazaly-chto-tankov-net-v%d1%8b-teper-pehota-avtomat%d1%8b-v%d1%8bdaly-perehoplennya-gur/</text:a>
</text:p>
      <!--NEWS-->
      <text:h text:style-name="P10" text:outline-level="1">
<text:span text:style-name="T4">
Судитимуть ще 56 депутатів держдуми рф, які голосували за визнання «лнр» та «днр»</text:span>
</text:h>
      <text:p text:style-name="P4">
Author: ['АРМІЯINFORM']</text:p>
      <text:p text:style-name="P4">
Time: 2023-04-11T41:00:00-04:00</text:p>
      <text:p text:style-name="P4">
Description: Служба безпеки зібрала беззаперечні докази вини ще 56 депутатів державної думи рф,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udd-e1681138106263.jpeg" text:style-name="Internet_20_link" text:visited-style-name="Visited_20_Internet_20_Link">
sudd-e1681138106263.jpeg</text:a>
']</text:p>
      <text:p text:style-name="P4">
Tags: ['STOPRUSSIA', 'АГРЕСІЯ РФ', 'ВТОРГНЕННЯ РФ', 'СЛУЖБА БЕЗПЕКИ УКРАЇНИ']</text:p>
      <text:p text:style-name="P4">
Category: News</text:p>
      <!--METADATA-->
      <text:p text:style-name="P4">
<draw:frame draw:style-name="fr1" draw:name="Image263" text:anchor-type="as-char" svg:width="6.9236in" svg:height="6.072622in" draw:z-index="0">
<draw:image xlink:href="../Images/AРМІЯINFORM/2023-04-11T41-00-00-04-00/sudd-e1681138106263.jpeg" xlink:type="simple" xlink:show="embed" xlink:actuate="onLoad" draw:mime-type="image/jpeg"/>
</draw:frame>
</text:p>
      <text:p text:style-name="P4">
Служба безпеки зібрала беззаперечні докази вини ще 56 депутатів державної думирф, які сприяли захопленню частини східних регіонів України.</text:p>
      <text:p text:style-name="P4">
Про це <text:a xlink:type="simple" xlink:href="https://ssu.gov.ua/novyny/za-materialamy-sbu-sudytymut-shche-56-deputativ-derzhdumy-rf-yaki-holosuvaly-za-vyznannia-ldnr" text:style-name="Internet_20_link" text:visited-style-name="Visited_20_Internet_20_Link">
повідомляє</text:a>
пресслужба СБУ.</text:p>
      <text:p text:style-name="P4">
15 лютого 2022 року вони підтримали постанову щодо звернення до президентаросії з проханням визнати «незалежність» тимчасово окупованих районівДонецької та Луганської областей. А вже 22 лютого проголосували за ратифікацію«договору про дружбу, співробітництво та взаємодопомогу» між країною-агресоромі терористичними організаціями «л/днр». Наступного дня на підставі ухвалених«договорів» ватажки терористів звернулися до президента рф з проханням надатиїм «збройну допомогу». Таким чином кремль використав ці рішення як формальнийпривід для початку повномасштабного вторгнення в Україну та виправдовуваннязбройної агресії.</text:p>
      <text:p text:style-name="P4">
На підставі зібраних доказів слідчі СБУ повідомили російським депутатам пропідозру за ч. 3 ст. 110 Кримінального кодексу України (посягання натериторіальну цілісність та недоторканність України). Наразі Служба безпекизавершила розслідування і направила до суду обвинувальні акти.</text:p>
      <text:p text:style-name="P4">
Посадовцям загрожує покарання до 15 років ув’язнення або довічне позбавленняволі з конфіскацією майна. Тривають комплексні заходи для притягнення виннихдо відповідальності за злочини проти України.</text:p>
      <text:p text:style-name="P4">
Розслідування проводили співробітники СБУ у Тернопільській, Хмельницькій,Івано-Франківській та Вінницькій областях за процесуального керівництваорганів прокуратури.</text:p>
      <text:p text:style-name="P4">
Source: <text:a xlink:type="simple" xlink:href="https://armyinform.com.ua/2023/04/11/sudytymut-shhe-56-deputativ-derzhdumy-rf-yaki-golosuvaly-za-vyznannya-lnr-ta-dnr/" text:style-name="Internet_20_link" text:visited-style-name="Visited_20_Internet_20_Link">
https://armyinform.com.ua/2023/04/11/sudytymut-shhe-56-deputativ-derzhdumy-rf-yaki-golosuvaly-za-vyznannya-lnr-ta-dnr/</text:a>
</text:p>
      <!--NEWS-->
      <text:h text:style-name="P10" text:outline-level="1">
<text:span text:style-name="T4">
єРобота: нові гранти на старт чи розвиток бізнесу для ветеранів</text:span>
</text:h>
      <text:p text:style-name="P4">
Author: ['АРМІЯINFORM']</text:p>
      <text:p text:style-name="P4">
Time: 2023-04-11T42:00:00-04:00</text:p>
      <text:p text:style-name="P4">
Description: Уряд розширює проєкт, з 10 квітня доступні нові програми для учасників та учасниц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erobota.jpg" text:style-name="Internet_20_link" text:visited-style-name="Visited_20_Internet_20_Link">
yerobota.jpg</text:a>
']</text:p>
      <text:p text:style-name="P4">
Tags: ['STOPRUSSIA', 'АГРЕСІЯ РФ', 'ВЕТЕРАНИ', 'ВТОРГНЕННЯ РФ', 'СОЦІАЛЬНИЙ ЗАХИСТ ПІД ЧАС ВІЙНИ']</text:p>
      <text:p text:style-name="P4">
Category: News</text:p>
      <!--METADATA-->
      <text:p text:style-name="P4">
<draw:frame draw:style-name="fr1" draw:name="Image264" text:anchor-type="as-char" svg:width="6.9236in" svg:height="6.9236in" draw:z-index="0">
<draw:image xlink:href="../Images/AРМІЯINFORM/2023-04-11T42-00-00-04-00/yerobota.jpg" xlink:type="simple" xlink:show="embed" xlink:actuate="onLoad" draw:mime-type="image/jpeg"/>
</draw:frame>
</text:p>
      <text:p text:style-name="P4">
Уряд розширює проєкт, з 10 квітня доступні нові програми для учасників таучасниць бойових дій. З грантами від єРобота ветерани можуть запустити або жмасштабувати власний бізнес.</text:p>
      <text:p text:style-name="P4">
Про це йдеться у <text:a xlink:type="simple" xlink:href="https://t.me/mintsyfra/3967" text:style-name="Internet_20_link" text:visited-style-name="Visited_20_Internet_20_Link">
повідомленні</text:a>
 та Офіційномутелеграм-каналі Міністерства цифрової трансформації України.</text:p>
      <text:p text:style-name="P4">
Заповнюйте заяву і завантажуйте бізнес-план за посиланням.Отримайте грант,якщо ви:</text:p>
      <text:p text:style-name="P4">
— маєте бездоганну ділову репутацію;</text:p>
      <text:p text:style-name="P4">
— не маєте боргів перед банком;</text:p>
      <text:p text:style-name="P4">
— успішно пройдете співбесіду в регіональному центрі зайнятості;</text:p>
      <text:p text:style-name="P4">
— відомості, які вказали в заяві, пройдуть перевірку на достовірність.</text:p>
      <text:p text:style-name="P4">
Рішення про надання гранту ухвалює Державний центр зайнятості.</text:p>
      <text:p text:style-name="P4">
Тепер детальніше про кожну з програм:</text:p>
      <ul>
        <li>
          <text:span text:style-name="T4">
250тис. грн</text:span>
        </li>
      </ul>
      <text:p text:style-name="P4">
Подати заяву можуть лише ветерани. Бізнес може бути будь-який, проте ви маєтепрацевлаштувати щонайменше одного нового співробітника.</text:p>
      <ul>
        <li>
          <text:span text:style-name="T4">
500тис. грн</text:span>
        </li>
      </ul>
      <text:p text:style-name="P4">
Податися може чоловік або дружина учасника чи учасниці бойових дій. Програмапокриває 70% від вартості проєкту, а одержувач гранту має створити 2 робочімісця.</text:p>
      <ul>
        <li>
          <text:span text:style-name="T4">
1млн грн</text:span>
        </li>
      </ul>
      <text:p text:style-name="P4">
Подати заяву може ветеран-ФОП. Програма покриває 70% від вартості проєкту.Отримувач гранту має створити 4 робочі місця, два з яких повинні зайнятиучасники бойових дій.</text:p>
      <text:p text:style-name="P4">
Також одержувачі грантів зможуть пройти безоплатне навчання для підприємців.Детальніше про грант &lt;https://erobota.diia.gov.ua/&gt;
</text:p>
      <text:p text:style-name="P4">
Проєкт запущено з ініціативи Прем’єр-міністра України Дениса Шмигаля,Міністерства економіки України спільно з Міністерством цифрової трансформаціїУкраїни, Міністерством аграрної політики та продовольства України, Державноюслужбою зайнятості України та Ощадбанком за підтримки «Проєкту підтримки Дія»,що реалізується Програмою розвитку ООН в Україні за фінансової підтримкиШвеції.</text:p>
      <text:p text:style-name="P4">
Source: <text:a xlink:type="simple" xlink:href="https://armyinform.com.ua/2023/04/11/yerobota-novi-granty-na-start-chy-rozvytok-biznesu-dlya-veteraniv/" text:style-name="Internet_20_link" text:visited-style-name="Visited_20_Internet_20_Link">
https://armyinform.com.ua/2023/04/11/yerobota-novi-granty-na-start-chy-rozvytok-biznesu-dlya-veteraniv/</text:a>
</text:p>
      <!--NEWS-->
      <text:h text:style-name="P10" text:outline-level="1">
<text:span text:style-name="T4">
кремль намагається об’єднати росіян навколо «священної війни» — ЦПД</text:span>
</text:h>
      <text:p text:style-name="P4">
Author: ['АРМІЯINFORM']</text:p>
      <text:p text:style-name="P4">
Time: 2023-04-11T43:00:00-04:00</text:p>
      <text:p text:style-name="P4">
Description: Центр протидії дезінформації при РНБО України оприлюднив основний наратив, який прос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ndyayev.jpeg" text:style-name="Internet_20_link" text:visited-style-name="Visited_20_Internet_20_Link">
gundyayev.jpeg</text:a>
']</text:p>
      <text:p text:style-name="P4">
Tags: ['STOPRUSSIA', 'АГРЕСІЯ РФ', 'ВТОРГНЕННЯ РФ', 'ЦПД РНБО']</text:p>
      <text:p text:style-name="P4">
Category: News</text:p>
      <!--METADATA-->
      <text:p text:style-name="P4">
<draw:frame draw:style-name="fr1" draw:name="Image265" text:anchor-type="as-char" svg:width="6.9236in" svg:height="6.9236in" draw:z-index="0">
<draw:image xlink:href="../Images/AРМІЯINFORM/2023-04-11T43-00-00-04-00/gundyayev.jpeg" xlink:type="simple" xlink:show="embed" xlink:actuate="onLoad" draw:mime-type="image/jpeg"/>
</draw:frame>
</text:p>
      <text:p text:style-name="P4">
Центр протидії дезінформації при РНБО України<text:a xlink:type="simple" xlink:href="https://www.facebook.com/protydiyadezinformatsiyi.cpd/posts/pfbid02VhiDNZ27jYMXu4MGCKrhqngGPdEVX7zY8miiQSqiGumJ1qvSUPyy485yQWpHMuu4l" text:style-name="Internet_20_link" text:visited-style-name="Visited_20_Internet_20_Link">
оприлюднив</text:a>
основний наратив, який просували російські ЗМІ.</text:p>
      <text:p text:style-name="P4">
«росія — на боці світла. І це можна легко довести, тому що росія не прагнестати багатшою, не прагне захопити інші країни, не прагне когось собіпідкорити», — зухвало заявив кирило гундяєв.</text:p>
      <text:p text:style-name="P4">
Цинічну заяву гундяєв доповнив словами, що нібито війна в Україні — «цемилість Божа» і тільки росія знайшла в собі сили протистояти злу.</text:p>
      <text:p text:style-name="P4">
Також, за словами московського попа, причиною війни в Україні стали неімперські бажання путіна, а конфлікт Заходу та росії на тлі відсутності«спільних християнських цінностей».</text:p>
      <text:p text:style-name="P4">
Заяви релігійних лідерів направлені на підігрівання внутрішнього конфлікту вУкраїні на фоні переходу до ПЦУ.</text:p>
      <text:p text:style-name="P4">
«Пов’язуючи війну з релігією, кремль намагається виправдати власні злочини таоб’єднати росіян навколо „священної війни“, що, на їхню думку, має сприятидобровільній мобілізації», — йдеться у повідомленні.</text:p>
      <text:p text:style-name="P4">
Source: <text:a xlink:type="simple" xlink:href="https://armyinform.com.ua/2023/04/11/kreml-namagayetsya-obyednaty-rosiyan-navkolo-svyashhennoyi-vijny-czpd/" text:style-name="Internet_20_link" text:visited-style-name="Visited_20_Internet_20_Link">
https://armyinform.com.ua/2023/04/11/kreml-namagayetsya-obyednaty-rosiyan-navkolo-svyashhennoyi-vijny-czpd/</text:a>
</text:p>
      <!--NEWS-->
      <text:h text:style-name="P10" text:outline-level="1">
<text:span text:style-name="T4">
Платформа допомоги врятованим — ключові сервіси підтримки постраждалих внаслідок війни</text:span>
</text:h>
      <text:p text:style-name="P4">
Author: ['АРМІЯINFORM']</text:p>
      <text:p text:style-name="P4">
Time: 2023-04-11T44:00:00-04:00</text:p>
      <text:p text:style-name="P4">
Description: Працює перший і єдиний в Україні онлайн-майданчик з повною інформацією про всі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soczpolityky-platforma.jpg" text:style-name="Internet_20_link" text:visited-style-name="Visited_20_Internet_20_Link">
minsoczpolityky-platforma.jpg</text:a>
']</text:p>
      <text:p text:style-name="P4">
Tags: ['STOPRUSSIA', 'АГРЕСІЯ РФ', 'ВІЙНА', 'ВТОРГНЕННЯ РФ', 'ДОПОМОГА ВРЯТОВАНИМ', 'МІНСОЦПОЛІТИКИ']</text:p>
      <text:p text:style-name="P4">
Category: News</text:p>
      <!--METADATA-->
      <text:p text:style-name="P4">
<draw:frame draw:style-name="fr1" draw:name="Image266" text:anchor-type="as-char" svg:width="6.9236in" svg:height="6.9236in" draw:z-index="0">
<draw:image xlink:href="../Images/AРМІЯINFORM/2023-04-11T44-00-00-04-00/minsoczpolityky-platforma.jpg" xlink:type="simple" xlink:show="embed" xlink:actuate="onLoad" draw:mime-type="image/jpeg"/>
</draw:frame>
</text:p>
      <text:p text:style-name="P4">
Працює перший і єдиний в Україні онлайн-майданчик з повною інформацією про всіосновні сервіси допомоги постраждалим під час війни — Платформа допомогиврятованим.</text:p>
      <text:p text:style-name="P4">
Про це на своєму офіційному сайті<text:a xlink:type="simple" xlink:href="https://www.msp.gov.ua/news/22727.html" text:style-name="Internet_20_link" text:visited-style-name="Visited_20_Internet_20_Link">
повідомляє</text:a>
 Міністерство соціальної політики.</text:p>
      <text:p text:style-name="P4">
На платформі зібрані служби, що надають українцям психологічну, юридичну тасоціальну допомогу.</text:p>
      <text:p text:style-name="P4">
Крім того, на сайті є буклети й інформаційні матеріали, щоб допомогтигромадянам розпізнати негативні наслідки насильства і вчасно впоратися з ними.</text:p>
      <text:p text:style-name="P4">
Також на Платформі є поради психологів Центрів допомоги врятованим, які будутьактуальними для кожного українця в умовах війни, для тих, хто був змушенийзмінити місце проживання тощо.</text:p>
      <text:p text:style-name="P4">
Усі ініціативи, розміщені на платформі, покликані забезпечити підтримкуукраїнцям у будь-якому куточку країни, а також за її межами.</text:p>
      <text:p text:style-name="P4">
Сервіси є перевіреними, конфіденційними та безоплатними. Водночаспредставлений на платформі перелік не є вичерпним, тому інші сервіси йорганізації за бажанням також можуть приєднатися.</text:p>
      <text:p text:style-name="P4">
Платформа допомоги врятованим створена з ініціативи Офісу Віцепрем’єрки зпитань європейської та євроатлантичної інтеграції, за сприяння Урядовоїуповноваженої з питань гендерної політики та підтримки UNFPA, Фонду ООН угалузі народонаселення в Україні</text:p>
      <text:p text:style-name="P4">
Посилання на Платформу допомоги: &lt;https://www.help-platform.in.ua/&gt;
</text:p>
      <text:p text:style-name="P4">
Source: <text:a xlink:type="simple" xlink:href="https://armyinform.com.ua/2023/04/11/platforma-dopomogy-vryatovanym-klyuchovi-servisy-pidtrymky-postrazhdalyh-vnaslidok-vijny-v-odnomu-misczi/" text:style-name="Internet_20_link" text:visited-style-name="Visited_20_Internet_20_Link">
https://armyinform.com.ua/2023/04/11/platforma-dopomogy-vryatovanym-klyuchovi-servisy-pidtrymky-postrazhdalyh-vnaslidok-vijny-v-odnomu-misczi/</text:a>
</text:p>
      <!--NEWS-->
      <text:h text:style-name="P10" text:outline-level="1">
<text:span text:style-name="T4">
Сили оборони збили ворожий гелікоптер Мі-24 та 9 БПЛА</text:span>
</text:h>
      <text:p text:style-name="P4">
Author: ['АРМІЯINFORM']</text:p>
      <text:p text:style-name="P4">
Time: 2023-04-11T45:00:00-04:00</text:p>
      <text:p text:style-name="P4">
Description: Авіація Сил оборони за минулу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24-znyshheno.jpg" text:style-name="Internet_20_link" text:visited-style-name="Visited_20_Internet_20_Link">
mi-24-znyshheno.jpg</text:a>
']</text:p>
      <text:p text:style-name="P4">
Tags: ['STOPRUSSIA', 'АГРЕСІЯ РФ', 'ВІЙНА', 'ВТОРГНЕННЯ РФ', 'ГШ ЗС УКРАЇНИ', 'РАНКОВЕ ЗВЕДЕННЯ', 'СИЛИ ОБОРОНИ УКРАЇНИ']</text:p>
      <text:p text:style-name="P4">
Category: News</text:p>
      <!--METADATA-->
      <text:p text:style-name="P4">
<draw:frame draw:style-name="fr1" draw:name="Image267" text:anchor-type="as-char" svg:width="6.9236in" svg:height="4.538804in" draw:z-index="0">
<draw:image xlink:href="../Images/AРМІЯINFORM/2023-04-11T45-00-00-04-00/mi-24-znyshheno.jpg" xlink:type="simple" xlink:show="embed" xlink:actuate="onLoad" draw:mime-type="image/jpeg"/>
</draw:frame>
<text:span text:style-name="T4">
🔥 Ситуація щодо російського вторгнення</text:span>
</text:p>
      <text:p text:style-name="P4">
Авіація Сил оборони за минулу добу завдала 8 ударів по районах зосередженняособового складу та військової техніки окупантів, а також удару по зенітно-ракетному комплексу противника.</text:p>
      <text:p text:style-name="P4">
Про це у своєму ранковому зведенні<text:a xlink:type="simple" xlink:href="https://www.facebook.com/GeneralStaff.ua/posts/pfbid02Nws9sP2kk34ZiQzntd3L12BCeDLm7W88SYHJb624Pv6zYDmKWt2nJypTfzS5hzWcl" text:style-name="Internet_20_link" text:visited-style-name="Visited_20_Internet_20_Link">
повідомляє</text:a>
Генеральний штаб Збройних Сил України.</text:p>
      <text:p text:style-name="P4">
Протягом минулої доби збито ворожий гелікоптер Мі-24, а також 9 БПЛА різнихтипів.</text:p>
      <text:p text:style-name="P4">
Підрозділи ракетних військ і артилерії уразили район зосередження живої сили,озброєння та військової техніки, а також склад боєприпасів противника.</text:p>
      <text:p text:style-name="P4">
Source: <text:a xlink:type="simple" xlink:href="https://armyinform.com.ua/2023/04/11/syly-oborony-zbyly-vorozhyj-gelikopter-mi-24-ta-9-bpla/" text:style-name="Internet_20_link" text:visited-style-name="Visited_20_Internet_20_Link">
https://armyinform.com.ua/2023/04/11/syly-oborony-zbyly-vorozhyj-gelikopter-mi-24-ta-9-bpla/</text:a>
</text:p>
      <!--NEWS-->
      <text:h text:style-name="P10" text:outline-level="1">
<text:span text:style-name="T4">
Протягом минулої доби рашисти обстріляли 60 населених пунктів України</text:span>
</text:h>
      <text:p text:style-name="P4">
Author: ['АРМІЯINFORM']</text:p>
      <text:p text:style-name="P4">
Time: 2023-04-11T46:00:00-04:00</text:p>
      <text:p text:style-name="P4">
Description: Протягом минулої доби противник завдав 39 авіаційних та 7 ракетних ударів, 4 з яких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ramatorsk.jpeg" text:style-name="Internet_20_link" text:visited-style-name="Visited_20_Internet_20_Link">
kramatorsk.jpeg</text:a>
']</text:p>
      <text:p text:style-name="P4">
Tags: ['STOPRUSSIA', 'АГРЕСІЯ РФ', 'ВІЙНА', 'ВОРОЖІ ОБСТРІЛИ', 'ВТОРГНЕННЯ РФ', 'ГШ ЗС УКРАЇНИ', 'РАНКОВЕ ЗВЕДЕННЯ']</text:p>
      <text:p text:style-name="P4">
Category: News</text:p>
      <!--METADATA-->
      <text:p text:style-name="P4">
<draw:frame draw:style-name="fr1" draw:name="Image268" text:anchor-type="as-char" svg:width="6.9236in" svg:height="4.32725in" draw:z-index="0">
<draw:image xlink:href="../Images/AРМІЯINFORM/2023-04-11T46-00-00-04-00/kramatorsk.jpeg" xlink:type="simple" xlink:show="embed" xlink:actuate="onLoad" draw:mime-type="image/jpeg"/>
</draw:frame>
</text:p>
      <text:p text:style-name="P4">
<text:span text:style-name="T4">
🔥 Ситуація щодо російського вторгнення</text:span>
</text:p>
      <text:p text:style-name="P4">
Протягом минулої доби противник завдав 39 авіаційних та 7 ракетних ударів, 4 зяких — із ЗРК С-300 по мирному місту Краматорськ. Здійснив 47 обстрілів зреактивних систем залпового вогню по позиціях наших військ та цивільнійінфраструктурі населених пунктів.</text:p>
      <text:p text:style-name="P4">
Про це<text:a xlink:type="simple" xlink:href="https://www.facebook.com/GeneralStaff.ua/posts/pfbid02Nws9sP2kk34ZiQzntd3L12BCeDLm7W88SYHJb624Pv6zYDmKWt2nJypTfzS5hzWcl" text:style-name="Internet_20_link" text:visited-style-name="Visited_20_Internet_20_Link">
йдеться</text:a>
в ранковому оперативному зведенні Генерального штабу Збройних Сил України найого офіційній сторінці у Facebook.</text:p>
      <text:p text:style-name="P4">
Російська федерація продовжує нехтувати законами та звичаями війни, томуймовірність завдання ракетних та авіаційних ударів і надалі залишаєтьсявисокою по всій території України.</text:p>
      <text:p text:style-name="P4">
Протягом минулої доби противник здійснив обстріли населених пунктів Грем’яч таКам’янська Слобода Чернігівської області; Катеринівка, Волфине, Андріївка таПопівка Сумської області, а також Ветеринарне, Стрілеча, Стариця, Гатище,Вовчанські Хутори, Охрімівка, Мала Вовча та Вільхуватка на Харківщині.</text:p>
      <text:p text:style-name="P4">
На Куп’янському напрямку ворожих обстрілів зазнали населені пункти Кам’янка,Колодязне, Красне Перше, Новомлинськ, Дворічна, Вільшана, Кіндрашівка,Кислівка та Берестове Харківської області.</text:p>
      <text:p text:style-name="P4">
На Лиманському напрямку артилерійських обстрілів зазнали Новоєгорівка,Макіївка, Невське, Білогорівка Луганської області, а також Торське, Спірне іБерестове Донецької області.</text:p>
      <text:p text:style-name="P4">
На Бахмутському напрямку від ворожих обстрілів постраждали Васюківка,Залізнянське, Міньківка, Оріхово-Василівка, Бахмут, Хромове, Іванівське,Предтечине, Часів Яр, Озарянівка, Дружба та Нью-Йорк Донецької області.</text:p>
      <text:p text:style-name="P4">
На Авдіївському та Мар’їнському напрямках ворожих обстрілів зазнали населеніпункти Новокалинове, Авдіївка, Первомайське, Красногорівка, Гостре,Георгіївка, Мар’їнка та Побєда Донецької області.</text:p>
      <text:p text:style-name="P4">
На Шахтарському напрямку, протягом доби, що минула, ворог здійснив обстрілинаселених пунктів Новомихайлівка, Вугледар, Богоявленка та Велика Новосілка наДонеччині.</text:p>
      <text:p text:style-name="P4">
На Запорізькому та Херсонському напрямках противник здійснив обстрілинаселених пунктів, що неподалік з лінією бойового зіткнення. Серед них —Времівка Донецької області; Новоданилівка, Оріхів, Новоандріївка та Кам’янськеЗапорізької області.</text:p>
      <text:p text:style-name="P4">
Source: <text:a xlink:type="simple" xlink:href="https://armyinform.com.ua/2023/04/11/protyagom-mynulogo-dnya-vorog-zdijsnyv-obstrily-60-naselenyh-punktiv-ukrayiny/" text:style-name="Internet_20_link" text:visited-style-name="Visited_20_Internet_20_Link">
https://armyinform.com.ua/2023/04/11/protyagom-mynulogo-dnya-vorog-zdijsnyv-obstrily-60-naselenyh-punktiv-ukrayiny/</text:a>
</text:p>
      <!--NEWS-->
      <text:h text:style-name="P10" text:outline-level="1">
<text:span text:style-name="T4">
Наші захисники відбили 52 атаки противника на Лиманському, Бахмутському, Авдіївському та Мар’їнському напрямках</text:span>
</text:h>
      <text:p text:style-name="P4">
Author: ['АРМІЯINFORM']</text:p>
      <text:p text:style-name="P4">
Time: 2023-04-11T47:00:00-04:00</text:p>
      <text:p text:style-name="P4">
Description: Не зважаючи на численні втрати в техніці та живій силі, противник не відмовляється в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a-1.jpg" text:style-name="Internet_20_link" text:visited-style-name="Visited_20_Internet_20_Link">
arta-1.jpg</text:a>
']</text:p>
      <text:p text:style-name="P4">
Tags: ['STOPRUSSIA', 'АВДІЇВСЬКИЙ НАПРЯМОК', 'БАХМУТСЬКИЙ НАПРЯМОК', 'ВІЙНА', 'ВТОРГНЕННЯ РФ', 'ГШ ЗС УКРАЇНИ', 'ЛИМАНСЬКИЙ НАПРЯМОК', 'МАР’ЇНКА', 'РАНКОВЕ ЗВЕДЕННЯ']</text:p>
      <text:p text:style-name="P4">
Category: News</text:p>
      <!--METADATA-->
      <text:p text:style-name="P4">
<draw:frame draw:style-name="fr1" draw:name="Image269" text:anchor-type="as-char" svg:width="6.9236in" svg:height="4.615733in" draw:z-index="0">
<draw:image xlink:href="../Images/AРМІЯINFORM/2023-04-11T47-00-00-04-00/arta-1.jpg" xlink:type="simple" xlink:show="embed" xlink:actuate="onLoad" draw:mime-type="image/jpeg"/>
</draw:frame>
</text:p>
      <text:p text:style-name="P4">
<text:span text:style-name="T4">
🔥 Ситуація щодо російського вторгнення</text:span>
</text:p>
      <text:p text:style-name="P4">
Не зважаючи на численні втрати в техніці та живій силі, противник невідмовляється від ведення загарбницької війни. Продовжує зосереджувати основнізусилля на ведені наступальних дій на Лиманському, Бахмутському, Авдіївськомута Мар’їнському напрямках. Минулої доби, нашими захисниками було відбито 52атаки противника на зазначених напрямках.</text:p>
      <text:p text:style-name="P4">
Про це у своєму ранковому зведенні<text:a xlink:type="simple" xlink:href="https://www.facebook.com/GeneralStaff.ua/posts/pfbid02Nws9sP2kk34ZiQzntd3L12BCeDLm7W88SYHJb624Pv6zYDmKWt2nJypTfzS5hzWcl" text:style-name="Internet_20_link" text:visited-style-name="Visited_20_Internet_20_Link">
повідомляє</text:a>
Генеральний штаб ЗСУ.</text:p>
      <text:p text:style-name="P4">
На Лиманському напрямку протягом минулої доби противник вів безуспішнінаступальні дії поблизу населених пунктів Макіївка, Червонопопівка таБілогорівка.</text:p>
      <text:p text:style-name="P4">
На Бахмутському напрямку ворог продовжує вести наступальні дії, намагаєтьсявзяти під повний контроль місто Бахмут, бої тривають. Протягом минулої добипротивник вів безуспішні наступальні дії неподалік населених пунктівГригорівка та Хромове.</text:p>
      <text:p text:style-name="P4">
На Авдіївському та Мар’їнському напрямках противник вів наступальні дії врайонах населених пунктів Авдіївка, Сєверне, Невельське та Мар’їнка Донецькоїобласті, успіху не мав.</text:p>
      <text:p text:style-name="P4">
На Запорізькому та Херсонському напрямках противник продовжує оборонятися.</text:p>
      <text:p text:style-name="P4">
Source: <text:a xlink:type="simple" xlink:href="https://armyinform.com.ua/2023/04/11/nashi-zahysnyky-vidbyly-52-ataky-protyvnyka-na-lymanskomu-bahmutskomu-avdiyivskomu-ta-maryinskomu-napryamkah/" text:style-name="Internet_20_link" text:visited-style-name="Visited_20_Internet_20_Link">
https://armyinform.com.ua/2023/04/11/nashi-zahysnyky-vidbyly-52-ataky-protyvnyka-na-lymanskomu-bahmutskomu-avdiyivskomu-ta-maryinskomu-napryamkah/</text:a>
</text:p>
      <!--NEWS-->
      <text:h text:style-name="P10" text:outline-level="1">
<text:span text:style-name="T4">
Ворог зберігає військову присутність у прикордонних з Україною районах</text:span>
</text:h>
      <text:p text:style-name="P4">
Author: ['АРМІЯINFORM']</text:p>
      <text:p text:style-name="P4">
Time: 2023-04-11T48:00:00-04:00</text:p>
      <text:p text:style-name="P4">
Description: Генеральний штаб Збройних Сил України оприлюднив оперативну інформацію щодо росій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27-2.jpg" text:style-name="Internet_20_link" text:visited-style-name="Visited_20_Internet_20_Link">
20221027-2.jpg</text:a>
']</text:p>
      <text:p text:style-name="P4">
Tags: ['STOPRUSSIA', 'АГРЕСІЯ РФ', 'БІЛОРУСЬ', 'ВІЙНА', 'ВТОРГНЕННЯ РФ', 'ГШ ЗС УКРАЇНИ', 'ОПЕРАТИВНА ІНФОРМАЦІЯ', 'РАНКОВЕ ЗВЕДЕННЯ']</text:p>
      <text:p text:style-name="P4">
Category: News</text:p>
      <!--METADATA-->
      <text:p text:style-name="P4">
<draw:frame draw:style-name="fr1" draw:name="Image270" text:anchor-type="as-char" svg:width="6.9236in" svg:height="4.367194in" draw:z-index="0">
<draw:image xlink:href="../Images/AРМІЯINFORM/2023-04-11T48-00-00-04-00/20221027-2.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Генеральний штаб Збройних Сил України<text:a xlink:type="simple" xlink:href="https://www.facebook.com/GeneralStaff.ua/posts/pfbid02Nws9sP2kk34ZiQzntd3L12BCeDLm7W88SYHJb624Pv6zYDmKWt2nJypTfzS5hzWcl" text:style-name="Internet_20_link" text:visited-style-name="Visited_20_Internet_20_Link">
оприлюднив</text:a>
оперативну інформацію щодо російського вторгнення станом на ранок 11 квітня.</text:p>
      <text:p text:style-name="P4">
У повідомленні на офіційній сторінці ГШ ЗСУ йдеться про те, що ворог і надалізберігає військову присутність у прикордонних з Україною районах Курської таБєлгородської областей, продовжує здійснювати інженерне обладнання місцевості.</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продовжують перебувати на територіїреспубліки білорусь.</text:p>
      <text:p text:style-name="P4">
Source: <text:a xlink:type="simple" xlink:href="https://armyinform.com.ua/2023/04/11/vorog-zberigaye-vijskovu-prysutnist-u-prykordonnyh-z-ukrayinoyu-rajonah/" text:style-name="Internet_20_link" text:visited-style-name="Visited_20_Internet_20_Link">
https://armyinform.com.ua/2023/04/11/vorog-zberigaye-vijskovu-prysutnist-u-prykordonnyh-z-ukrayinoyu-rajonah/</text:a>
</text:p>
      <!--NEWS-->
      <text:h text:style-name="P10" text:outline-level="1">
<text:span text:style-name="T4">
На тимчасово окупованих територіях загарбники посилюють тиск на мирних жителів</text:span>
</text:h>
      <text:p text:style-name="P4">
Author: ['АРМІЯINFORM']</text:p>
      <text:p text:style-name="P4">
Time: 2023-04-11T49:00:00-04:00</text:p>
      <text:p text:style-name="P4">
Description: Російські окупанти продовжують посилювати тиск на громадян України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jpg" text:style-name="Internet_20_link" text:visited-style-name="Visited_20_Internet_20_Link">
okupanty.jpg</text:a>
']</text:p>
      <text:p text:style-name="P4">
Tags: ['STOPRUSSIA', 'АГРЕСІЯ РФ', 'ВІЙНА', 'ВТОРГНЕННЯ РФ', 'ГЕНЕРАЛЬНИЙ ШТАБ ЗС УКРАЇНИ', 'РАНКОВЕ ЗВЕДЕННЯ', 'ТИМЧАСОВО ОКУПОВАНІ ТЕРИТОРІЇ']</text:p>
      <text:p text:style-name="P4">
Category: News</text:p>
      <!--METADATA-->
      <text:p text:style-name="P4">
<draw:frame draw:style-name="fr1" draw:name="Image271" text:anchor-type="as-char" svg:width="6.9236in" svg:height="3.896222in" draw:z-index="0">
<draw:image xlink:href="../Images/AРМІЯINFORM/2023-04-11T49-00-00-04-00/okupanty.jpg" xlink:type="simple" xlink:show="embed" xlink:actuate="onLoad" draw:mime-type="image/jpeg"/>
</draw:frame>
 Фото:Getty Images</text:p>
      <text:p text:style-name="P4">
Російські окупанти продовжують посилювати тиск на громадян України натимчасово захоплених територіях. Нещодавно, у Сніжному Донецької області, булозвільнено працівників міської лікарні, які не отримали російські паспорти.</text:p>
      <text:p text:style-name="P4">
Про це<text:a xlink:type="simple" xlink:href="https://www.facebook.com/GeneralStaff.ua/posts/pfbid02Nws9sP2kk34ZiQzntd3L12BCeDLm7W88SYHJb624Pv6zYDmKWt2nJypTfzS5hzWcl" text:style-name="Internet_20_link" text:visited-style-name="Visited_20_Internet_20_Link">
йдеться</text:a>
у ранковому зведенні Генерального штабу Збройних Сил України.</text:p>
      <text:p text:style-name="P4">
У місті Енергодар Запорізької області, місцеві жителі повинні отримуватидозвіл на пересування територією області. Ті, хто подав заявки на отриманняперепусток, піддаються посиленій перевірці з боку окупантів на предметпричетності до Сил оборони України. Подекуди загарбники обшукують навітьлюдські помешкання.</text:p>
      <text:p text:style-name="P4">
Source: <text:a xlink:type="simple" xlink:href="https://armyinform.com.ua/2023/04/11/na-tymchasovo-okupovanyh-terytoriyah-zagarbnyky-posylyuyut-tysk-na-myrnyh-zhyteliv/" text:style-name="Internet_20_link" text:visited-style-name="Visited_20_Internet_20_Link">
https://armyinform.com.ua/2023/04/11/na-tymchasovo-okupovanyh-terytoriyah-zagarbnyky-posylyuyut-tysk-na-myrnyh-zhyteliv/</text:a>
</text:p>
      <!--NEWS-->
      <text:h text:style-name="P10" text:outline-level="1">
<text:span text:style-name="T4">
Втрати ворога за добу: ліквідовано 500 окупантів, знищено 7 танків і 10 ББМ</text:span>
</text:h>
      <text:p text:style-name="P4">
Author: ['АРМІЯINFORM']</text:p>
      <text:p text:style-name="P4">
Time: 2023-04-11T50:00:00-04:00</text:p>
      <text:p text:style-name="P4">
Description: Загальні бойові втрати противника з 24.02.22 по 11.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d31358d-e18c-4aeb-9db2-4d18c0a07122-scaled.jpg" text:style-name="Internet_20_link" text:visited-style-name="Visited_20_Internet_20_Link">
cd31358d-e18c-4aeb-9db2-4d18c0a07122-scaled.jpg</text:a>
']</text:p>
      <text:p text:style-name="P4">
Tags: ['STOPRUSSIA', 'АГРЕСІЯ РФ', 'ВТОРГНЕННЯ РФ', 'ВТРАТИ ВОРОГА', 'ГШ ЗСУ']</text:p>
      <text:p text:style-name="P4">
Category: News</text:p>
      <!--METADATA-->
      <text:p text:style-name="P4">
<draw:frame draw:style-name="fr1" draw:name="Image272" text:anchor-type="as-char" svg:width="6.9236in" svg:height="6.975527in" draw:z-index="0">
<draw:image xlink:href="../Images/AРМІЯINFORM/2023-04-11T50-00-00-04-00/cd31358d-e18c-4aeb-9db2-4d18c0a07122-scaled.jpg" xlink:type="simple" xlink:show="embed" xlink:actuate="onLoad" draw:mime-type="image/jpeg"/>
</draw:frame>
</text:p>
      <text:p text:style-name="P4">
Загальні бойові втрати противника з 24.02.22 по 11.04.23 орієнтовностановлять:</text:p>
      <ul>
        <li>
<text:span text:style-name="T4">
особового складу ‒</text:span>
 179320 (+500) осіб ліквідовано  * <text:span text:style-name="T4">
танків ‒</text:span>
 3644 (+7)  * <text:span text:style-name="T4">
бойових броньованих машин ‒</text:span>
 7038 (+10)  * <text:span text:style-name="T4">
артилерійських систем ‒</text:span>
 2765 (+15)  * <text:span text:style-name="T4">
РСЗВ ‒</text:span>
 535 (+1)  * <text:span text:style-name="T4">
засоби ППО ‒</text:span>
 282 (0)  * <text:span text:style-name="T4">
літаків ‒</text:span>
 307 (0)  * <text:span text:style-name="T4">
гелікоптерів ‒</text:span>
 293 (+1)  * <text:span text:style-name="T4">
БПЛА оперативно-тактичного рівня ‒</text:span>
 2332 (+9)  * <text:span text:style-name="T4">
крилаті ракети ‒</text:span>
 911 (0)  * <text:span text:style-name="T4">
кораблі / катери ‒</text:span>
 18 (0)  * <text:span text:style-name="T4">
автомобільної техніки та автоцистерн ‒</text:span>
 5620 (+13)  * <text:span text:style-name="T4">
спеціальна техніка ‒</text:span>
 316 (+5)</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1.04.23.</text:p>
      <text:p text:style-name="P4">
Source: <text:a xlink:type="simple" xlink:href="https://armyinform.com.ua/2023/04/11/vtraty-voroga-za-dobu-likvidovano-500-okupantiv-znyshheno-7-tankiv-i-10-bbm/" text:style-name="Internet_20_link" text:visited-style-name="Visited_20_Internet_20_Link">
https://armyinform.com.ua/2023/04/11/vtraty-voroga-za-dobu-likvidovano-500-okupantiv-znyshheno-7-tankiv-i-10-bbm/</text:a>
</text:p>
      <!--NEWS-->
      <text:h text:style-name="P10" text:outline-level="1">
<text:span text:style-name="T4">
Затверджено склад Громадської антикорради при Міноборони</text:span>
</text:h>
      <text:p text:style-name="P4">
Author: ['АРМІЯINFORM']</text:p>
      <text:p text:style-name="P4">
Time: 2023-04-11T51:00:00-04:00</text:p>
      <text:p text:style-name="P4">
Description: Міністр оборони України Олексій Резніков підписав наказ «Про затвердження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АНТИКОРУПЦІЙНА РАДА ПРИ МОУ']</text:p>
      <text:p text:style-name="P4">
Category: News</text:p>
      <!--METADATA-->
      <text:p text:style-name="P4">
<draw:frame draw:style-name="fr1" draw:name="Image273" text:anchor-type="as-char" svg:width="6.9236in" svg:height="4.615733in" draw:z-index="0">
<draw:image xlink:href="../Images/AРМІЯINFORM/2023-04-11T51-00-00-04-00/77acfef9ac002e47cfc3020e10de49c60959d638.jpg" xlink:type="simple" xlink:show="embed" xlink:actuate="onLoad" draw:mime-type="image/jpeg"/>
</draw:frame>
</text:p>
      <text:p text:style-name="P4">
Міністр оборони України Олексій Резніков підписав наказ «Про затвердженняСкладу Громадської антикорупційної ради при Міністерстві оборони України».</text:p>
      <text:p text:style-name="P4">
Підписання наказу відбулося на підставі рішення, прийнятого Комісією іззабезпечення проведення конкурсу з формування Громадської антикорупційної радипри Міністерстві оборони України на засіданні 31 березня 2023 року, і згідно зпроцедурою, яка була розроблена громадською ініціативною робочою групою тазафіксована у п. 18 <text:a xlink:type="simple" xlink:href="https://www.mil.gov.ua/content/Nakaz_2023_Antikaryp.pdf" text:style-name="Internet_20_link" text:visited-style-name="Visited_20_Internet_20_Link">
Положення про Громадську антикорупційну раду приМіноборони</text:a>
.</text:p>
      <text:p text:style-name="P4">
Склад Комісії також було визначено членами зазначеної громадської ініціативноїробочої групи з числа членів цієї групи, які вирішили не брати участі увиборах до Антикорради, аби уникнути конфлікту інтересів.</text:p>
      <text:p text:style-name="P4">
Відповідна Комісія на своєму засіданні 31 березня на підставі п. 17 Положенняпро Громадську антикорупційну раду при Міноборони, вирішила вважати обранимикандидатів до складу Громадської антикорупційної ради, які набрали найбільшукількість голосів за результатами голосування, а саме:</text:p>
      <ol>
        <li>
Геращенко Олександр Володимирович – від ГО «Центр протидії рейдерству та корупції»;  2. Григорян Артак Володійович – від ГО «Всеукраїнське об’єднання «Автомайдан»;  3. Грушовець Євген Анатолійович – від ВГО «Асоціація правників України»;  4. Кальницький Віталій Володимирович – від ГО «АНТИКОРУПЦІЙНА СОКИРА»;  5. Кривошея Геннадій Григорович – від ГО «Разом проти корупції»;  6. Масюк Віталій Володимирович – від ГО «НОВА ЧЕСНА Україна»;  7. Ніколаєнко Тетяна Володимирівна – від ГО «СОРОРІТАС»;  8. Оджиковський Віталій Олегович – від ВГО «Асоціація правників України»;  9. Остапенко Дмитро Миколайович – від ВГО «Асоціація правників України»;  10. Піонтковський Костянтин Анатолійович – від ГО «Всеукраїнське об’єднання «Автомайдан»;  11. Прудковських Віктор Вячеславович – від ГО «АНТИКОРУПЦІЙНА СОКИРА»;  12. Свірко Олег Станіславович – від ГО «СОРОРІТАС»;  13. Трегуб Олена Миколаївна – від ГО «Незалежна антикорупційна комісія»;  14. Шуба Анастасія Вадимівна від – ГО «АНТИКОРУПЦІЙНА СОКИРА»;  15. Ярова Богдана Едуардівна – від ГО «СОРОРІТАС».</li>
      </ol>
      <text:p text:style-name="P4">
Тож, сьогодні наказом затверджено відповідний Склад Громадської антикоррадипри Міноборони.</text:p>
      <text:p text:style-name="P4">
Установче засідання Громадської антикорупційної ради відбудеться найближчимчасом після узгодження дати засідання з усіма обраними членами Ради.</text:p>
      <text:p text:style-name="P4">
Нагадаємо також, що 5 квітня 2023 року, у оборонному відомстві<text:a xlink:type="simple" xlink:href="https://armyinform.com.ua/2023/04/06/najblyzhchymy-dnyamy-bude-pidpysano-nakaz-pro-stvorennya-antykorupczijnoyi-rady-pry-minoborony/" text:style-name="Internet_20_link" text:visited-style-name="Visited_20_Internet_20_Link">
відбулася</text:a>
 зустрічпредставників громадськості щодо процесу формування Громадськоїантикорупційної ради при Міноборони України.</text:p>
      <text:p text:style-name="P4">
Під час зустрічі було повідомлено, що всі письмові звернення, що містилискарги та апеляції на результати голосування як від учасників конкурсу, так івід громадських організацій було розглянуто у встановленому порядку.</text:p>
      <text:p text:style-name="P4">
За результатами зустрічі та наданих під час неї розробником сервісу контролюза підрахунком голосів громадської організації «Електронна Демократія»інформації щодо перебігу голосування було констатовано, що процес формуванняГромадської антикорупційної ради при Міноборони України відбувся без порушень.Ознак суттєвого впливу на результати загальнонаціонального інтернет-голосування, що могли вплинути або змінити підсумковий рейтинг кандидатів, невиявлено.</text:p>
      <text:p text:style-name="P4">
Нагадаємо, для участі у конкурсі до складу Антикорради при Міноборони булоподано заявки від понад 50 кандидатів.</text:p>
      <text:p text:style-name="P4">
Комісія із забезпечення проведення конкурсу з формування Громадськоїантикорупційної ради на підставі Положення про Антикорраду допустила до участі29 кандидатів, які подали пакет документів, що відповідає визначенимПоложенням вимогам.</text:p>
      <text:p text:style-name="P4">
24 березня 2023 року на платформі Національного агентства з питань запобіганнякорупції відбулося загальнонаціональне онлайн голосування, за результатамиякого з-поміж 29 кандидатів було<text:a xlink:type="simple" xlink:href="https://www.mil.gov.ua/news/2023/03/31/povidomlennya-shhodo-pidsumkiv-vidboru-chleniv-gromadskoi-antikorupczijnoi-radi-minoboroni/" text:style-name="Internet_20_link" text:visited-style-name="Visited_20_Internet_20_Link">
обрано</text:a>
 15членів Антикорради.</text:p>
      <text:p text:style-name="P4">
Кожен з голосуючих міг підтримати до 15 кандидатів.</text:p>
      <text:p text:style-name="P4">
Source: <text:a xlink:type="simple" xlink:href="https://armyinform.com.ua/2023/04/11/zatverdzheno-sklad-gromadskoyi-antykorrady-pry-minoborony/" text:style-name="Internet_20_link" text:visited-style-name="Visited_20_Internet_20_Link">
https://armyinform.com.ua/2023/04/11/zatverdzheno-sklad-gromadskoyi-antykorrady-pry-minoborony/</text:a>
</text:p>
      <!--NEWS-->
      <text:h text:style-name="P10" text:outline-level="1">
<text:span text:style-name="T4">
Глава держави вніс зміни до складу Ставки Верховного Головнокомандувача</text:span>
</text:h>
      <text:p text:style-name="P4">
Author: ['АРМІЯINFORM']</text:p>
      <text:p text:style-name="P4">
Time: 2023-04-11T52:00:00-04:00</text:p>
      <text:p text:style-name="P4">
Description: Президент України Володимир Зеленський провів зміни у складі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СТАВКА ВЕРХОВНОГО ГОЛОВНОКОМАНДУВАЧА', 'УКАЗ ПРЕЗИДЕНТА УКРАЇНИ']</text:p>
      <text:p text:style-name="P4">
Category: News</text:p>
      <!--METADATA-->
      <text:p text:style-name="P4">
<draw:frame draw:style-name="fr1" draw:name="Image274" text:anchor-type="as-char" svg:width="6.9236in" svg:height="4.615733in" draw:z-index="0">
<draw:image xlink:href="../Images/AРМІЯINFORM/2023-04-11T52-00-00-04-00/ukaz.jpg" xlink:type="simple" xlink:show="embed" xlink:actuate="onLoad" draw:mime-type="image/jpeg"/>
</draw:frame>
</text:p>
      <text:p text:style-name="P4">
Президент України Володимир Зеленський провів зміни у складі Ставки ВерховногоГоловнокомандувача.</text:p>
      <text:p text:style-name="P4">
Про це йдеться у відповідному указі <text:a xlink:type="simple" xlink:href="https://www.president.gov.ua/documents/2052023-46421" text:style-name="Internet_20_link" text:visited-style-name="Visited_20_Internet_20_Link">
№205/2023</text:a>
.</text:p>
      <text:p text:style-name="P4">
Зокрема, Президент ввів до персонального складу Ставки Олександра Камишіна —Міністра з питань стратегічних галузей промисловості України.</text:p>
      <text:p text:style-name="P4">
Указ набирає чинності з дня його опублікування.</text:p>
      <text:p text:style-name="P4">
Source: <text:a xlink:type="simple" xlink:href="https://armyinform.com.ua/2023/04/11/glava-derzhavy-vnis-zminy-do-skladu-stavky-verhovnogo-golovnokomanduvacha-4/" text:style-name="Internet_20_link" text:visited-style-name="Visited_20_Internet_20_Link">
https://armyinform.com.ua/2023/04/11/glava-derzhavy-vnis-zminy-do-skladu-stavky-verhovnogo-golovnokomanduvacha-4/</text:a>
</text:p>
      <!--NEWS-->
      <text:h text:style-name="P10" text:outline-level="1">
<text:span text:style-name="T4">
В Україні хвилина мовчання</text:span>
</text:h>
      <text:p text:style-name="P4">
Author: ['АРМІЯINFORM']</text:p>
      <text:p text:style-name="P4">
Time: 2023-04-11T53: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75" text:anchor-type="as-char" svg:width="6.9236in" svg:height="3.895992in" draw:z-index="0">
<draw:image xlink:href="../Images/AРМІЯINFORM/2023-04-11T53-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1/v-ukrayini-hvylyna-movchannya/" text:style-name="Internet_20_link" text:visited-style-name="Visited_20_Internet_20_Link">
https://armyinform.com.ua/2023/04/11/v-ukrayini-hvylyna-movchannya/</text:a>
</text:p>
      <!--NEWS-->
      <text:h text:style-name="P10" text:outline-level="1">
<text:span text:style-name="T4">
Україна вийшла з протоколу СНД про спільні антитерористичні заходи</text:span>
</text:h>
      <text:p text:style-name="P4">
Author: ['АРМІЯINFORM']</text:p>
      <text:p text:style-name="P4">
Time: 2023-04-11T54:00:00-04:00</text:p>
      <text:p text:style-name="P4">
Description: Верховна Рада ухвалила Закон №0194 від 17.03.2023 «Про вихід України з Протоколу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2/verhovna-rada-scaled.jpg" text:style-name="Internet_20_link" text:visited-style-name="Visited_20_Internet_20_Link">
verhovna-rada-scaled.jpg</text:a>
']</text:p>
      <text:p text:style-name="P4">
Tags: ['ВРУ', 'ПРОТОКОЛ СНД']</text:p>
      <text:p text:style-name="P4">
Category: News</text:p>
      <!--METADATA-->
      <text:p text:style-name="P4">
<draw:frame draw:style-name="fr1" draw:name="Image276" text:anchor-type="as-char" svg:width="6.9236in" svg:height="4.615733in" draw:z-index="0">
<draw:image xlink:href="../Images/AРМІЯINFORM/2023-04-11T54-00-00-04-00/verhovna-rada-scaled.jpg" xlink:type="simple" xlink:show="embed" xlink:actuate="onLoad" draw:mime-type="image/jpeg"/>
</draw:frame>
</text:p>
      <text:p text:style-name="P4">
Верховна Рада ухвалила Закон№<text:a xlink:type="simple" xlink:href="https://itd.rada.gov.ua/billInfo/Bills/Card/41590" text:style-name="Internet_20_link" text:visited-style-name="Visited_20_Internet_20_Link">
0194</text:a>
 від 17.03.2023 «Провихід України з Протоколу про затвердження Положення про порядок організації іпроведення спільних антитерористичних заходів на територіях держав – учасницьСпівдружності незалежних держав».</text:p>
      <text:p text:style-name="P4">
Ухвалення відповідного законодавчого акту підтримали 293 парламентарії.</text:p>
      <text:p text:style-name="P4">
У пояснювальній записці до документу зазначається, що «враховуючи те, щоУкраїна починаючи з 2014 року не брала участі у практичних заходах,передбачених програмою співробітництва держав-учасниць СНД у боротьбі зтероризмом та іншими насильницькими проявами екстремізму, доцільним є вихідУкраїни з протоколу про затвердження положення щодо порядку організації іпроведення спільних антитерористичних i заходів на територіях держав-учасницьСНД».</text:p>
      <text:p text:style-name="P4">
Source: <text:a xlink:type="simple" xlink:href="https://armyinform.com.ua/2023/04/11/ukrayina-vyjshla-z-protokolu-snd-pro-spilni-antyterorystychni-zahody/" text:style-name="Internet_20_link" text:visited-style-name="Visited_20_Internet_20_Link">
https://armyinform.com.ua/2023/04/11/ukrayina-vyjshla-z-protokolu-snd-pro-spilni-antyterorystychni-zahody/</text:a>
</text:p>
      <!--NEWS-->
      <text:h text:style-name="P10" text:outline-level="1">
<text:span text:style-name="T4">
Злочини росіян в Бучі та Ірпені можна порівняти з Катинською трагедією — постпред Польщі в ООН</text:span>
</text:h>
      <text:p text:style-name="P4">
Author: ['АРМІЯINFORM']</text:p>
      <text:p text:style-name="P4">
Time: 2023-04-11T55:00:00-04:00</text:p>
      <text:p text:style-name="P4">
Description: Посол Польщі в ООН Кшиштоф Щерський на закиди росії в Раді Безпеки щодо загроз миру чере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atyn.jpg" text:style-name="Internet_20_link" text:visited-style-name="Visited_20_Internet_20_Link">
katyn.jpg</text:a>
']</text:p>
      <text:p text:style-name="P4">
Tags: ['STOPRUSSIA', 'АГРЕСІЯ РФ', 'СВІТ ПІДТРИМУЄ УКРАЇНУ']</text:p>
      <text:p text:style-name="P4">
Category: News</text:p>
      <!--METADATA-->
      <text:p text:style-name="P4">
<draw:frame draw:style-name="fr1" draw:name="Image277" text:anchor-type="as-char" svg:width="6.9236in" svg:height="3.894525in" draw:z-index="0">
<draw:image xlink:href="../Images/AРМІЯINFORM/2023-04-11T55-00-00-04-00/katyn.jpg" xlink:type="simple" xlink:show="embed" xlink:actuate="onLoad" draw:mime-type="image/jpeg"/>
</draw:frame>
</text:p>
      <text:p text:style-name="P4">
Посол Польщі в ООН Кшиштоф Щерський на закиди росії в Раді Безпеки щодо загрозмиру через постачання зброї Україні порівняв злочини росармії в Бучі та Ірпеніз Катинською трагедією та катастрофою літака під російським смоленськом.</text:p>
      <text:p text:style-name="P4">
Про це йдеться у<text:a xlink:type="simple" xlink:href="https://twitter.com/PLinUN/status/1645464044768309248" text:style-name="Internet_20_link" text:visited-style-name="Visited_20_Internet_20_Link">
повідомленні</text:a>
Представництва Польщі в ООН.</text:p>
      <text:p text:style-name="P4">
«Щороку в перших числах квітня ми вшановуємо одну з найтрагічніших подійновітньої історії Польщі — <text:a xlink:type="simple" xlink:href="https://armyinform.com.ua/2023/04/10/prezydent-ukrayiny-u-13-tu-richnyczyu-smolenskoyi-katastrofy-yednajmosya-v-skorboti-z-polskym-narodom/" text:style-name="Internet_20_link" text:visited-style-name="Visited_20_Internet_20_Link">
Катинськийрозстріл</text:a>
.У 1940 році за таємним наказом йосипа сталіна нквс (радянська таємна поліція),здійснила серію масових страт майже 22 000 польських офіцерів та представниківінтелігенції — військовополонених. Це сталося лише через кілька місяців післятого, як сталінська червона армія приєдналася до гітлерівського Вермахту підчас військового вторгнення до Польщі, що фактично почало Другу світову війну.Польських військовополонених зі зв’язаними руками розстрілювали в потилицю, апотім кидали в ями безіменних братських могил. Один за одним, двадцять двітисячі разів. Тож не дивуйтеся, що фотографії минулорічних подій у Бучі таІрпені повернули ці жахливі спогади з нашого власного минулого», — зазначивКшиштоф Щерський.</text:p>
      <text:p text:style-name="P4">
Він процитував пророчі слова, сказані польським президентом Лехом Качиньським,який загинув під російським смоленськом у 2010 році під час візиту длявшанування пам'яті польських офіцерів-жертв розстрілів нквс у Катині:</text:p>
      <text:p text:style-name="P4">
«росія вірить, що повертаються колишні часи імперії, яка розвалилася менше 20років тому. Що знову домінування буде характерною рисою цього регіону. Алецього не буде», — резюмував постійний представник Польщі в ООН.</text:p>
      <text:p text:style-name="P4">
Source: <text:a xlink:type="simple" xlink:href="https://armyinform.com.ua/2023/04/11/zlochyny-rosiyan-v-buchi-ta-irpeni-mozhna-porivnyaty-z-katynskoyu-tragediyeyu-postpred-polshhi-v-oon/" text:style-name="Internet_20_link" text:visited-style-name="Visited_20_Internet_20_Link">
https://armyinform.com.ua/2023/04/11/zlochyny-rosiyan-v-buchi-ta-irpeni-mozhna-porivnyaty-z-katynskoyu-tragediyeyu-postpred-polshhi-v-oon/</text:a>
</text:p>
      <!--NEWS-->
      <text:h text:style-name="P10" text:outline-level="1">
<text:span text:style-name="T4">
За добу рятувальники майже двісті разів виїжджали на ліквідацію наслідків ворожих обстрілів</text:span>
</text:h>
      <text:p text:style-name="P4">
Author: ['АРМІЯINFORM']</text:p>
      <text:p text:style-name="P4">
Time: 2023-04-11T56:00:00-04:00</text:p>
      <text:p text:style-name="P4">
Description: Протягом минулої доби, 10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78" text:anchor-type="as-char" svg:width="6.9236in" svg:height="3.888597in" draw:z-index="0">
<draw:image xlink:href="../Images/AРМІЯINFORM/2023-04-11T56-00-00-04-00/xzvev8dxadlvsx-pozhezha.jpg" xlink:type="simple" xlink:show="embed" xlink:actuate="onLoad" draw:mime-type="image/jpeg"/>
</draw:frame>
 Ілюстративне фото</text:p>
      <text:p text:style-name="P4">
Протягом минулої доби, <text:span text:style-name="T4">
10 квітня,</text:span>
 підрозділи Державної служби України знадзвичайних ситуацій <text:span text:style-name="T4">
здійснили 191 виїзд</text:span>
 на ліквідацію наслідківобстрілів окупантами населених пунктів та об’єктів інфраструктури. Ліквідовано2 пожежі, врятовано 1 особу. Надано психологічну допомогу 142 особам.</text:p>
      <text:p text:style-name="P4">
Про це йдеться у <text:a xlink:type="simple" xlink:href="https://dsns.gov.ua/uk/news/nadzvicaini-podiyi/operativna-informaciia-dsns-shhodo-naslidkiv-vedennia-boiovix-dii-rosiiskoiu-federacijeiu-122" text:style-name="Internet_20_link" text:visited-style-name="Visited_20_Internet_20_Link">
повідомленні</text:a>
 ДСНС України.</text:p>
      <text:p text:style-name="P4">
Довідково: З початку війни здійснено <text:span text:style-name="T4">
88 602 виїзди</text:span>
 на ліквідацію наслідківобстрілів, ліквідовано <text:span text:style-name="T4">
14 278 пожеж</text:span>
 , врятовано 3 990 осіб, наданопсихологічну допомогу 209 649 особам.</text:p>
      <text:p text:style-name="P4">
Source: <text:a xlink:type="simple" xlink:href="https://armyinform.com.ua/2023/04/11/za-dobu-ryatuvalnyky-majzhe-dvisti-raziv-vyyizhdzhaly-na-likvidacziyu-naslidkiv-vorozhyh-obstriliv/" text:style-name="Internet_20_link" text:visited-style-name="Visited_20_Internet_20_Link">
https://armyinform.com.ua/2023/04/11/za-dobu-ryatuvalnyky-majzhe-dvisti-raziv-vyyizhdzhaly-na-likvidacziyu-naslidkiv-vorozhyh-obstriliv/</text:a>
</text:p>
      <!--NEWS-->
      <text:h text:style-name="P10" text:outline-level="1">
<text:span text:style-name="T4">
США розпочинають навчання з ядерного стримування</text:span>
</text:h>
      <text:p text:style-name="P4">
Author: ['АРМІЯINFORM']</text:p>
      <text:p text:style-name="P4">
Time: 2023-04-11T57:00:00-04:00</text:p>
      <text:p text:style-name="P4">
Description: Стратегічне командування США розпочинає навчання з ядерного стримування та контрол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52.jpg" text:style-name="Internet_20_link" text:visited-style-name="Visited_20_Internet_20_Link">
b52.jpg</text:a>
']</text:p>
      <text:p text:style-name="P4">
Tags: ['STOPRUSSIA', 'США', 'ЯДЕРНА БЕЗПЕКА']</text:p>
      <text:p text:style-name="P4">
Category: News</text:p>
      <!--METADATA-->
      <text:p text:style-name="P4">
<draw:frame draw:style-name="fr1" draw:name="Image279" text:anchor-type="as-char" svg:width="6.9236in" svg:height="3.894525in" draw:z-index="0">
<draw:image xlink:href="../Images/AРМІЯINFORM/2023-04-11T57-00-00-04-00/b52.jpg" xlink:type="simple" xlink:show="embed" xlink:actuate="onLoad" draw:mime-type="image/jpeg"/>
</draw:frame>
</text:p>
      <text:p text:style-name="P4">
Стратегічне командування США розпочинає навчання з ядерного стримування таконтролю Global Thunder.</text:p>
      <text:p text:style-name="P4">
Про це йдеться у <text:a xlink:type="simple" xlink:href="https://www.stratcom.mil/Media/News/News-Article-View/Article/3356644/us-strategic-command-commences-annual-nuclear-command-and-control-exercise/" text:style-name="Internet_20_link" text:visited-style-name="Visited_20_Internet_20_Link">
повідомленні</text:a>
 командування Збройних сил США.</text:p>
      <text:p text:style-name="P4">
Метою навчань є посилення ядерної готовності та забезпечення безпечних інадійних сил стратегічного стримування.</text:p>
      <text:p text:style-name="P4">
У США наголошують, що це — щорічні навчання, які не є відповіддю на дії будь-якої країни чи інших учасників.</text:p>
      <text:p text:style-name="P4">
Крім американського персоналу, Global Thunder залучатиме ключовий персоналсоюзників і партнерів, зокрема персонал Сполученого Королівства, якийінтегруватиметься в команди вищого керівництва та працюватиме в широкомуспектрі сфер, пропонуючи підтримку політики та оперативне розуміння.</text:p>
      <text:p text:style-name="P4">
Стратегічне командування США має глобальні обов’язки, визначені Планом єдиногокомандування, які включають стратегічне стримування, ядерні операції, спільніоперації з використанням електромагнітного спектру, глобальний удар,протиракетну оборону, а також аналіз і цілевказування.</text:p>
      <text:p text:style-name="P4">
Як і в попередні роки, Global Thunder включатиме збільшення польотівбомбардувальників під час навчань.</text:p>
      <text:p text:style-name="P4">
Source: <text:a xlink:type="simple" xlink:href="https://armyinform.com.ua/2023/04/11/ssha-rozpochynayut-navchannya-z-yadernogo-strymuvannya/" text:style-name="Internet_20_link" text:visited-style-name="Visited_20_Internet_20_Link">
https://armyinform.com.ua/2023/04/11/ssha-rozpochynayut-navchannya-z-yadernogo-strymuvannya/</text:a>
</text:p>
      <!--NEWS-->
      <text:h text:style-name="P10" text:outline-level="1">
<text:span text:style-name="T4">
Верховна Рада закликала НАТО прискорити вступ України до Альянсу</text:span>
</text:h>
      <text:p text:style-name="P4">
Author: ['АРМІЯINFORM']</text:p>
      <text:p text:style-name="P4">
Time: 2023-04-11T58:00:00-04:00</text:p>
      <text:p text:style-name="P4">
Description: Верховна Рада звернулася до держав-членів Організації Північноатлантичного догов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b78eaf-c929dc3-ukraina-nato.jpg" text:style-name="Internet_20_link" text:visited-style-name="Visited_20_Internet_20_Link">
0b78eaf-c929dc3-ukraina-nato.jpg</text:a>
']</text:p>
      <text:p text:style-name="P4">
Tags: ['STOPRUSSIA', 'НАТО', 'УКРАЇНА – НАТО']</text:p>
      <text:p text:style-name="P4">
Category: News</text:p>
      <!--METADATA-->
      <text:p text:style-name="P4">
<draw:frame draw:style-name="fr1" draw:name="Image280" text:anchor-type="as-char" svg:width="6.9236in" svg:height="3.883237in" draw:z-index="0">
<draw:image xlink:href="../Images/AРМІЯINFORM/2023-04-11T58-00-00-04-00/0b78eaf-c929dc3-ukraina-nato.jpg" xlink:type="simple" xlink:show="embed" xlink:actuate="onLoad" draw:mime-type="image/jpeg"/>
</draw:frame>
</text:p>
      <text:p text:style-name="P4">
Верховна Рада звернулася до держав-членів Організації Північноатлантичногодоговору (НАТО) та Парламентської асамблеї НАТО щодо прискорення вступуУкраїни в Альянсі.</text:p>
      <text:p text:style-name="P4">
Про це йдеться у постанові<text:a xlink:type="simple" xlink:href="https://w1.c1.rada.gov.ua/pls/zweb2/webproc4_1" text:style-name="Internet_20_link" text:visited-style-name="Visited_20_Internet_20_Link">
№9192</text:a>
,<text:a xlink:type="simple" xlink:href="https%3A%2F%2Fwww.facebook.com%2Fstefanchuk.official%2Fposts%2Fpfbid0T9qoxbeXzbzQsontKidPcKfLPkeqR1mtEVvMtUHwsCAWqBAGDjvzF1N9oKGktrjJl&amp;show_text=true&amp;width=500" text:style-name="Internet_20_link" text:visited-style-name="Visited_20_Internet_20_Link">
повідомив</text:a>
Голова Верховної Ради України Руслан Стефанчук.</text:p>
      <text:p text:style-name="P4">
«Україна прагне бути членом НАТО. Від імені українського Парламенту мизакликаємо парламенти країн НАТО ухвалити рішення або резолюції, які бпідтвердили підтримку приєднання України до НАТО. До цього ж ми закликаємо іуряди країн-членів Альянсу», — йдеться у повідомленні.</text:p>
      <text:p text:style-name="P4">
Також у Верховній Раді закликали продемонструвати лідерство у виконанні рішеньБухарестського саміту НАТО 2008 року щодо нашого членства.</text:p>
      <text:p text:style-name="P4">
«І також вкрай важливо, аби напередодні доленосного саміту НАТО у Вільнюсі,всі держави-члени НАТО мали спільне бачення модальностей та часових рамоквступу України до Альянсу», — зазначив Руслан Стефанчук.</text:p>
      <text:p text:style-name="P4">
Як повідомялось, 30 вересня 2022 року Президент Володимир Зеленський, ГоловаВерховної Ради Руслан Стефанчук та прем'єр-міністр Денис Шмигаль<text:a xlink:type="simple" xlink:href="https://armyinform.com.ua/2022/09/30/de-fakto-my-vzhe-projshly-svij-shlyah-do-nato-volodymyr-zelenskyj/" text:style-name="Internet_20_link" text:visited-style-name="Visited_20_Internet_20_Link">
підписали</text:a>
 заявку України на вступ до НАТО упришвидшеному порядку.</text:p>
      <text:p text:style-name="P4">
Source: <text:a xlink:type="simple" xlink:href="https://armyinform.com.ua/2023/04/11/verhovna-rada-zaklykala-nato-pryskoryty-vstup-ukrayiny-do-alyansu/" text:style-name="Internet_20_link" text:visited-style-name="Visited_20_Internet_20_Link">
https://armyinform.com.ua/2023/04/11/verhovna-rada-zaklykala-nato-pryskoryty-vstup-ukrayiny-do-alyansu/</text:a>
</text:p>
      <!--NEWS-->
      <text:h text:style-name="P10" text:outline-level="1">
<text:span text:style-name="T4">
росія за добу обстріляла 117 населених пунктів України, є загиблі та поранені</text:span>
</text:h>
      <text:p text:style-name="P4">
Author: ['АРМІЯINFORM']</text:p>
      <text:p text:style-name="P4">
Time: 2023-04-11T59: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7678915080340631_y.jpg" text:style-name="Internet_20_link" text:visited-style-name="Visited_20_Internet_20_Link">
photo_5307678915080340631_y.jpg</text:a>
']</text:p>
      <text:p text:style-name="P4">
Tags: ['MILITARY MEDIA CENTER', 'STOPRUSSIA', 'ВОРОЖІ ОБСТРІЛИ']</text:p>
      <text:p text:style-name="P4">
Category: News</text:p>
      <!--METADATA-->
      <text:p text:style-name="P4">
<draw:frame draw:style-name="fr1" draw:name="Image281" text:anchor-type="as-char" svg:width="6.9236in" svg:height="5.172012in" draw:z-index="0">
<draw:image xlink:href="../Images/AРМІЯINFORM/2023-04-11T59-00-00-04-00/photo_5307678915080340631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1671" text:style-name="Internet_20_link" text:visited-style-name="Visited_20_Internet_20_Link">
повідомляє</text:a>
 Military MediaCenter.</text:p>
      <text:p text:style-name="P4">
«Загалом із різних видів озброєння (міномети, танки, артилерія, РСЗВ, БПЛА,тактична авіація) здійснено обстріли 114 населених пунктів, підтвердженоураження 40 об’єктів інфраструктури», — йдеться у повідомленні.</text:p>
      <text:p text:style-name="P4">
За попередньою інформацією, унаслідок обстрілів є загиблі та поранені,кількість жертв уточнюється.</text:p>
      <text:p text:style-name="P4">
Source: <text:a xlink:type="simple" xlink:href="https://armyinform.com.ua/2023/04/11/rosiya-za-dobu-obstrilyala-117-naselenyh-punktiv-ukrayiny-ye-zagybli-ta-poraneni/" text:style-name="Internet_20_link" text:visited-style-name="Visited_20_Internet_20_Link">
https://armyinform.com.ua/2023/04/11/rosiya-za-dobu-obstrilyala-117-naselenyh-punktiv-ukrayiny-ye-zagybli-ta-poraneni/</text:a>
</text:p>
      <!--NEWS-->
      <text:h text:style-name="P10" text:outline-level="1">
<text:span text:style-name="T4">
За добу піротехніки ДСНС знешкодили понад 400 вибухонебезпечних предметів та авіабомбу</text:span>
</text:h>
      <text:p text:style-name="P4">
Author: ['АРМІЯINFORM']</text:p>
      <text:p text:style-name="P4">
Time: 2023-04-11T60:00:00-04:00</text:p>
      <text:p text:style-name="P4">
Description: Протягом минулої доби, 10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y1.jpeg" text:style-name="Internet_20_link" text:visited-style-name="Visited_20_Internet_20_Link">
miny1.jpeg</text:a>
', '<text:a xlink:type="simple" xlink:href="https://armyinform.com.ua/wp-content/uploads/2023/04/340495897_586433183434159_8150637272053062147_n.jpg" text:style-name="Internet_20_link" text:visited-style-name="Visited_20_Internet_20_Link">
340495897_586433183434159_8150637272053062147_n.jpg</text:a>
']</text:p>
      <text:p text:style-name="P4">
Tags: ['STOPRUSSIA', 'АГРЕСІЯ РФ', 'ВІЙНА', 'ВТОРГНЕННЯ РФ', 'ДСНС УКРАЇНИ', 'РОЗМІНУВАННЯ']</text:p>
      <text:p text:style-name="P4">
Category: News</text:p>
      <!--METADATA-->
      <text:p text:style-name="P4">
<draw:frame draw:style-name="fr1" draw:name="Image282" text:anchor-type="as-char" svg:width="6.9236in" svg:height="4.32725in" draw:z-index="0">
<draw:image xlink:href="../Images/AРМІЯINFORM/2023-04-11T60-00-00-04-00/miny1.jpeg" xlink:type="simple" xlink:show="embed" xlink:actuate="onLoad" draw:mime-type="image/jpeg"/>
</draw:frame>
Ілюстративне фото</text:p>
      <text:p text:style-name="P4">
<text:span text:style-name="T4">
Протягом минулої доби,</text:span>
 <text:span text:style-name="T4">
10 квітня</text:span>
 <text:span text:style-name="T4">
,</text:span>
 піротехнічні підрозділиДержавної служби України з надзвичайних ситуацій <text:span text:style-name="T4">
147 разів</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99"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12вибухонебезпечних</text:span>
 <text:span text:style-name="T4">
предмети.</text:span>
 Обстежено (очищено) територію площею понад<text:span text:style-name="T4">
51 гектар</text:span>
.</text:p>
      <text:p text:style-name="P4">
Найчастіше піротехнічні підрозділи працювали: в Харківській області 16 630разів, Київщині — 7408, Чернігівщині — 4424, Донеччині — 4583, Миколаївщині —4283, Херсонщині — 4044, Сумщині — 1792, Черкащині — 1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0 361раз</text:span>
 до виконання завдань з розмінування. Знешкоджено <text:span text:style-name="T4">
343 508вибухонебезпечних предметів</text:span>
 , зокрема <text:span text:style-name="T4">
2 204 авіаційні бомби</text:span>
. Обстежено(очищено) територію площею <text:span text:style-name="T4">
81 864 гектарів</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283" text:anchor-type="as-char" svg:width="6.9236in" svg:height="5.804039in" draw:z-index="0">
<draw:image xlink:href="../Images/AРМІЯINFORM/2023-04-11T60-00-00-04-00/340495897_586433183434159_8150637272053062147_n.jpg" xlink:type="simple" xlink:show="embed" xlink:actuate="onLoad" draw:mime-type="image/jpeg"/>
</draw:frame>
</text:p>
      <text:p text:style-name="P4">
Source: <text:a xlink:type="simple" xlink:href="https://armyinform.com.ua/2023/04/11/za-dobu-pirotehniky-dsns-zneshkodyly-ponad-400-vybuhonebezpechnyh-predmetiv-ta-aviabombu/" text:style-name="Internet_20_link" text:visited-style-name="Visited_20_Internet_20_Link">
https://armyinform.com.ua/2023/04/11/za-dobu-pirotehniky-dsns-zneshkodyly-ponad-400-vybuhonebezpechnyh-predmetiv-ta-aviabombu/</text:a>
</text:p>
      <!--NEWS-->
      <text:h text:style-name="P10" text:outline-level="1">
<text:span text:style-name="T4">
На Харківщині нейтралізовано групу інформаторів фсб</text:span>
</text:h>
      <text:p text:style-name="P4">
Author: ['АРМІЯINFORM']</text:p>
      <text:p text:style-name="P4">
Time: 2023-04-11T61:00:00-04:00</text:p>
      <text:p text:style-name="P4">
Description: Контррозвідка Служби безпеки нейтралізувала групу інформаторів фсб під час спецоперації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145d0c92e1c512e5ee875b55cdd7497.jpg" text:style-name="Internet_20_link" text:visited-style-name="Visited_20_Internet_20_Link">
c145d0c92e1c512e5ee875b55cdd7497.jpg</text:a>
']</text:p>
      <text:p text:style-name="P4">
Tags: ['STOPRUSSIA', 'АГРЕСІЯ РФ', 'СБУ']</text:p>
      <text:p text:style-name="P4">
Category: News</text:p>
      <!--METADATA-->
      <text:p text:style-name="P4">
<draw:frame draw:style-name="fr1" draw:name="Image284" text:anchor-type="as-char" svg:width="6.9236in" svg:height="4.615733in" draw:z-index="0">
<draw:image xlink:href="../Images/AРМІЯINFORM/2023-04-11T61-00-00-04-00/c145d0c92e1c512e5ee875b55cdd7497.jpg" xlink:type="simple" xlink:show="embed" xlink:actuate="onLoad" draw:mime-type="image/jpeg"/>
</draw:frame>
</text:p>
      <text:p text:style-name="P4">
Контррозвідка Служби безпеки нейтралізувала групу інформаторів фсб під часспецоперації у звільнених районах Харківської області.</text:p>
      <text:p text:style-name="P4">
Фігурантами виявились двоє мешканців деокупованого Вовчанська, яких ворогзалучив до проведення розвідувально-підривної діяльності на сході регіону.</text:p>
      <text:p text:style-name="P4">
Зловмисники збирали для окупантів розвіддані про місця базування тапереміщення Сил оборони на території Вовчанської громади.</text:p>
      <text:p text:style-name="P4">
Насамперед їх цікавили відомості щодо облаштування оборонних ліній уздовжкордону з рф та пункти тимчасової дислокації підрозділів Служби безпеки таНаціональної поліції.</text:p>
      <text:p text:style-name="P4">
Також агресор розшукував інформація про поточну суспільно-політичну обстановкуу прикордонному регіоні, пункти видачі гуманітарної допомоги мирним мешканцям.</text:p>
      <text:p text:style-name="P4">
Розвіддані потрібні були окупантам для підготовки диверсій та здійсненняракетно-артилерійських обстрілів українських об’єктів.</text:p>
      <text:p text:style-name="P4">
За даними слідства, одним із учасників ворожої групи є місцевий житель, якийвідразу після захоплення частини регіону пішов на добровільну співпрацю загресором.</text:p>
      <text:p text:style-name="P4">
При цьому до виконання ворожих розвідувальних завдань він приступив лише напочатку цього року.</text:p>
      <text:p text:style-name="P4">
Згодом до підривної діяльності фігурант залучив свою знайому, яку потім вивівна прямий зв’язок з фсб.</text:p>
      <text:p text:style-name="P4">
Для комунікації з російською спецслужбою фігуранти використовували месенджерТелеграм із дотриманням заходів конспірації.</text:p>
      <text:p text:style-name="P4">
При обшуках за місцями проживання зловмисників виявлено мобільні телефони, яківони використовували для листування з фсб.</text:p>
      <text:p text:style-name="P4">
На підставі зібраних доказів слідчі Служби безпеки повідомили затриманим пропідозру.</text:p>
      <text:p text:style-name="P4">
Наразі їм обрано запобіжний захід – тримання під вартою без права внесеннязастави.</text:p>
      <text:p text:style-name="P4">
Триває розслідування для встановлення всіх обставин злочину.</text:p>
      <text:p text:style-name="P4">
Заходи проводили співробітники СБУ у Харківській області за процесуальногокерівництва обласної прокуратури.</text:p>
      <text:p text:style-name="P4">
<text:span text:style-name="T5">
Джерело:<text:a xlink:type="simple" xlink:href="https://ssu.gov.ua/novyny/sbu-vykryla-dvokh-informatoriv-na-kharkivshchyni-yaki-rozviduvaly-ukrainski-oboronni-rubezhi-na-kordoni-z-rf" text:style-name="Internet_20_link" text:visited-style-name="Visited_20_Internet_20_Link">
СБУ</text:a>
</text:span>
</text:p>
      <text:p text:style-name="P4">
Source: <text:a xlink:type="simple" xlink:href="https://armyinform.com.ua/2023/04/11/na-harkivshhyni-nejtralizovano-grupu-informatoriv-fsb/" text:style-name="Internet_20_link" text:visited-style-name="Visited_20_Internet_20_Link">
https://armyinform.com.ua/2023/04/11/na-harkivshhyni-nejtralizovano-grupu-informatoriv-fsb/</text:a>
</text:p>
      <!--NEWS-->
      <text:h text:style-name="P10" text:outline-level="1">
<text:span text:style-name="T4">
Німеччина передала Україні нову партію дронів-розвідників</text:span>
</text:h>
      <text:p text:style-name="P4">
Author: ['АРМІЯINFORM']</text:p>
      <text:p text:style-name="P4">
Time: 2023-04-11T62:00:00-04:00</text:p>
      <text:p text:style-name="P4">
Description: Про черговий пакет військової допомоги, який передали Україні, свідчить повідомлення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1595059_905.jpg" text:style-name="Internet_20_link" text:visited-style-name="Visited_20_Internet_20_Link">
61595059_905.jpg</text:a>
']</text:p>
      <text:p text:style-name="P4">
Tags: ['STOPRUSSIA', 'АГРЕСІЯ РФ', 'СВІТ ПІДТРИМУЄ УКРАЇНУ']</text:p>
      <text:p text:style-name="P4">
Category: News</text:p>
      <!--METADATA-->
      <text:p text:style-name="P4">
<draw:frame draw:style-name="fr1" draw:name="Image285" text:anchor-type="as-char" svg:width="6.9236in" svg:height="3.894525in" draw:z-index="0">
<draw:image xlink:href="../Images/AРМІЯINFORM/2023-04-11T62-00-00-04-00/61595059_905.jpg" xlink:type="simple" xlink:show="embed" xlink:actuate="onLoad" draw:mime-type="image/jpeg"/>
</draw:frame>
Ілюстративне фото</text:p>
      <text:p text:style-name="P4">
Про черговий пакет військової допомоги, який передали Україні, свідчить<text:a xlink:type="simple" xlink:href="https://www.bundesregierung.de/breg-en/news/military-support-ukraine-2054992" text:style-name="Internet_20_link" text:visited-style-name="Visited_20_Internet_20_Link">
повідомлення</text:a>
 на сайті німецького уряду.</text:p>
      <text:p text:style-name="P4">
Згідно з оприлюдненими на сайті даними, серед іншої техніки для фронтуНімеччина передала Україні вісім дронів-розвідників.</text:p>
      <text:p text:style-name="P4">
«Федеральний Уряд Німеччини підтримує українських військових у тіснійкоординації зі своїми партнерами та союзниками. Цей список містить оглядлетальної та нелетальної військової підтримки України Німеччиною. Він включаєпоставки з Бундесверу, а також поставки з німецької промисловості, щофінансуються з фондів Федерального Уряду Німеччини», – йдеться в повідомленніоборонного відомства ФРН.</text:p>
      <text:p text:style-name="P4">
<text:span text:style-name="T4">
Джерело:</text:span>
 <text:span text:style-name="T5">
<text:a xlink:type="simple" xlink:href="https://gur.gov.ua/content/nimechchyna-peredala-ukraini-novu-partiiu-droniv-rozvidnykiv.html" text:style-name="Internet_20_link" text:visited-style-name="Visited_20_Internet_20_Link">
ГУР</text:a>
</text:span>
</text:p>
      <text:p text:style-name="P4">
Source: <text:a xlink:type="simple" xlink:href="https://armyinform.com.ua/2023/04/11/nimechchyna-peredala-ukrayini-novu-partiyu-droniv-rozvidnykiv/" text:style-name="Internet_20_link" text:visited-style-name="Visited_20_Internet_20_Link">
https://armyinform.com.ua/2023/04/11/nimechchyna-peredala-ukrayini-novu-partiyu-droniv-rozvidnykiv/</text:a>
</text:p>
      <!--NEWS-->
      <text:h text:style-name="P10" text:outline-level="1">
<text:span text:style-name="T4">
Воїни Князівської бригади знищили ворожий гелікоптер у нетиповий спосіб — комбриг полковник Олександр Охріменко</text:span>
</text:h>
      <text:p text:style-name="P4">
Author: ['АРМІЯINFORM']</text:p>
      <text:p text:style-name="P4">
Time: 2023-04-11T63:00:00-04:00</text:p>
      <text:p text:style-name="P4">
Description: Нещодавно воїни бригади імені князя Романа Великого знищили ворожий гелікоптер. Урази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4dccc62-8cfa-4a50-9003-04b14ee5e491-e1681201952620.jpg" text:style-name="Internet_20_link" text:visited-style-name="Visited_20_Internet_20_Link">
d4dccc62-8cfa-4a50-9003-04b14ee5e491-e1681201952620.jpg</text:a>
']</text:p>
      <text:p text:style-name="P4">
Tags: ['MILITARY MEDIA CENTER', 'БРИГАДА ІМЕНІ КНЯЗЯ РОМАНА ВЕЛИКОГО', 'ОЛЕКСАНДР ОХРІМЕНКО']</text:p>
      <text:p text:style-name="P4">
Category: News</text:p>
      <!--METADATA-->
      <text:p text:style-name="P4">
<draw:frame draw:style-name="fr1" draw:name="Image286" text:anchor-type="as-char" svg:width="6.9236in" svg:height="3.699163in" draw:z-index="0">
<draw:image xlink:href="../Images/AРМІЯINFORM/2023-04-11T63-00-00-04-00/d4dccc62-8cfa-4a50-9003-04b14ee5e491-e1681201952620.jpg" xlink:type="simple" xlink:show="embed" xlink:actuate="onLoad" draw:mime-type="image/jpeg"/>
</draw:frame>
</text:p>
      <text:p text:style-name="P4">
Нещодавно воїни бригади імені князя Романа Великого знищили ворожийгелікоптер. Уразити його вдалося у нетиповий для даного виду цілей спосіб – задопомогою самохідної артилерії, яка миттєво відреагувала на інформаціюаеророзвідників про виявлення місця посадки ворожого гелікоптера з десантом.</text:p>
      <text:p text:style-name="P4">
Про це розповів командир окремої механізованої бригади імені князя РоманаВеликого полковник Олександр Охріменко,<text:a xlink:type="simple" xlink:href="https://t.me/militarymediacenter/1670" text:style-name="Internet_20_link" text:visited-style-name="Visited_20_Internet_20_Link">
повідомляє</text:a>
 Military Media Center.</text:p>
      <text:p text:style-name="P4">
«Наприкінці лютого минулого року наша Князівська бригада знаходилася наРівненському полігоні, де проходила бойове злагодження, ми освоювали ще новіна той час «Джавеліни. 23 лютого близько 23:00 бригада була піднята потривозі», — розповів він.</text:p>
      <text:p text:style-name="P4">
За словами командира, наступного дня його підрозділ вже приняв перший бій наКиївщині.</text:p>
      <text:p text:style-name="P4">
«Ми знали куди рухатися, ширину смуги оборони. Сотні кілометрів особовий складдолав на танках і бойових машинах, і вже 24 лютого 2022 року ми прийнялиперший бій на Київщині. російські загарбники переважали нас у техніці та вкількості особового складу 20, а то й у 30 разів. Тому ми застосували тактикуневеликих мобільних груп із засідок та завдавали ураження росіянам, якінаступали великими колонами, цілими полками і дивізіями.</text:p>
      <text:p text:style-name="P4">
Ми ж за допомогою «тактики наскоку» знищували кілька одиниць ворожої техніки івідходили на інший напрямок», — пригадав командир бригади.</text:p>
      <text:p text:style-name="P4">
Так, одна з наших маневрено-вогневих груп під командуванням старшоголейтенанта Ігоря Скучинського біля Макарова знищила до 30 одиниць техніки задобу. Живої сили ніхто не рахував.</text:p>
      <text:p text:style-name="P4">
Загалом за 412 днів війни, солдати бригади імені князя Романа Великого воювалина 6 напрямках: захищали південь країни, били ворога на Донбасі і наЗапоріжжі, звільняли Харківщину.</text:p>
      <text:p text:style-name="P4">
Він додав, що всіх мотивує сім’я, наші діти, рідні — своєю незламністю на полібою ми даємо можливість їм жити, розвиватися, відбудовувати країну, працювати,ходити в садочок, школу.</text:p>
      <text:p text:style-name="P4">
«Ми завершимо перемогою цю війну!» — наголосив комнадир бригади.</text:p>
      <text:p text:style-name="P4">
Source: <text:a xlink:type="simple" xlink:href="https://armyinform.com.ua/2023/04/11/voyiny-knyazivskoyi-brygady-znyshhyly-vorozhyj-gelikopter-u-netypovyj-sposib-kombryg-polkovnyk-oleksandr-ohrimenko/" text:style-name="Internet_20_link" text:visited-style-name="Visited_20_Internet_20_Link">
https://armyinform.com.ua/2023/04/11/voyiny-knyazivskoyi-brygady-znyshhyly-vorozhyj-gelikopter-u-netypovyj-sposib-kombryg-polkovnyk-oleksandr-ohrimenko/</text:a>
</text:p>
      <!--NEWS-->
      <text:h text:style-name="P10" text:outline-level="1">
<text:span text:style-name="T4">
На річницю потоплення «москви» музейники покажуть артефакти із крейсера</text:span>
</text:h>
      <text:p text:style-name="P4">
Author: ['АРМІЯINFORM']</text:p>
      <text:p text:style-name="P4">
Time: 2023-04-11T64:00:00-04:00</text:p>
      <text:p text:style-name="P4">
Description: У Києві 13 квітня о 13:30 у приміщенні Національного військово-історичного музею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46839_file-3085d364157af8d03161da36549d9ed0.jpg" text:style-name="Internet_20_link" text:visited-style-name="Visited_20_Internet_20_Link">
246839_file-3085d364157af8d03161da36549d9ed0.jpg</text:a>
']</text:p>
      <text:p text:style-name="P4">
Tags: ['КРЕЙСЕР «МОСКВА»', 'НАЦІОНАЛЬНИЙ ВІЙСЬКОВО-ІСТОРИЧНИЙ МУЗЕЙ УКРАЇНИ', 'РІЧНИЦЯ ЗНИЩЕННЯ']</text:p>
      <text:p text:style-name="P4">
Category: News</text:p>
      <!--METADATA-->
      <text:p text:style-name="P4">
<draw:frame draw:style-name="fr1" draw:name="Image287" text:anchor-type="as-char" svg:width="6.9236in" svg:height="3.606042in" draw:z-index="0">
<draw:image xlink:href="../Images/AРМІЯINFORM/2023-04-11T64-00-00-04-00/246839_file-3085d364157af8d03161da36549d9ed0.jpg" xlink:type="simple" xlink:show="embed" xlink:actuate="onLoad" draw:mime-type="image/jpeg"/>
</draw:frame>
</text:p>
      <text:p text:style-name="P4">
У Києві <text:span text:style-name="T4">
13 квітня о 13:30</text:span>
 у приміщенні Національного військово-історичногомузею України <text:a xlink:type="simple" xlink:href="http://nvimu.com.ua/novyny/view_news/467" text:style-name="Internet_20_link" text:visited-style-name="Visited_20_Internet_20_Link">
відбудеться</text:a>
відкриття оновленої виставки з нагоди річниці знищення крейсера «москва», якаприсвячена героїчній обороні нашої держави від російського агресора.</text:p>
      <text:p text:style-name="P4">
Під час заходу глядачі зможуть побачити оригінальний елемент ураження, а такожпрезентацію унікальних фактів про подію:</text:p>
      <ul>
        <li>
експертні характеристики бою,  * демонстрація точної дислокації,  * положення та розташування крейсера «москва».</li>
      </ul>
      <text:p text:style-name="P4">
Нагадаємо, що 13 квітня 2022 року Військово-Морські Сили Збройних Сил України<text:a xlink:type="simple" xlink:href="https://armyinform.com.ua/2022/04/14/krejser-moskva-krapka-v-bezslavnij-istoriyi/" text:style-name="Internet_20_link" text:visited-style-name="Visited_20_Internet_20_Link">
завдали</text:a>
 удару по флагману чорноморського флоту вмф рфгвардійському ракетному крейсеру «москва».</text:p>
      <text:p text:style-name="P4">
Source: <text:a xlink:type="simple" xlink:href="https://armyinform.com.ua/2023/04/11/vidkryttya-onovlenoyi-vystavky-z-nagody-richnyczi-znyshhennya-krejseru-moskva/" text:style-name="Internet_20_link" text:visited-style-name="Visited_20_Internet_20_Link">
https://armyinform.com.ua/2023/04/11/vidkryttya-onovlenoyi-vystavky-z-nagody-richnyczi-znyshhennya-krejseru-moskva/</text:a>
</text:p>
      <!--NEWS-->
      <text:h text:style-name="P10" text:outline-level="1">
<text:span text:style-name="T4">
У Чорному та Середземному морях ворог тримає чотири носії ракет «Калібр»</text:span>
</text:h>
      <text:p text:style-name="P4">
Author: ['АРМІЯINFORM']</text:p>
      <text:p text:style-name="P4">
Time: 2023-04-11T65:00:00-04:00</text:p>
      <text:p text:style-name="P4">
Description: російські війська тримають у Чорному морі до чотирьох кораблів, серед них оди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STOPRUSSIA', 'ВМС ЗС УКРАЇНИ', 'КАЛІБРИ']</text:p>
      <text:p text:style-name="P4">
Category: News</text:p>
      <!--METADATA-->
      <text:p text:style-name="P4">
<draw:frame draw:style-name="fr1" draw:name="Image288" text:anchor-type="as-char" svg:width="6.9236in" svg:height="4.615733in" draw:z-index="0">
<draw:image xlink:href="../Images/AРМІЯINFORM/2023-04-11T65-00-00-04-00/raketa-kalibr-pusk-chorne-more.jpg" xlink:type="simple" xlink:show="embed" xlink:actuate="onLoad" draw:mime-type="image/jpeg"/>
</draw:frame>
 Ілюстративне фото</text:p>
      <text:p text:style-name="P4">
російські війська тримають у Чорному морі до чотирьох кораблів, серед них одинракетоносій, загальний залп 4 ракети типу «Калібр».</text:p>
      <text:p text:style-name="P4">
Про це <text:a xlink:type="simple" xlink:href="https://t.me/ukrainian_navy/2714" text:style-name="Internet_20_link" text:visited-style-name="Visited_20_Internet_20_Link">
повідомляє</text:a>
 пресслужба Військово-Морських Сил ЗСУ.</text:p>
      <text:p text:style-name="P4">
В Азовському морі рф триває один ворожий корабель. У Середземному морі — до 7ворожих кораблів, з них 3 носія крилатих ракет «Калібр», загальний залп до 20ракет;</text:p>
      <text:p text:style-name="P4">
За добу, в інтересах рф, прохід Керч-Єнікальською протокою здійснили:</text:p>
      <ul>
        <li>
до Азовського моря — жодного судна.  * до Чорного моря — 14 суден, з них 6 суден продовжили рух у напрямку протоки Босфор.</li>
      </ul>
      <text:p text:style-name="P4">
Зазначається, що рф продовжує порушувати Міжнародну конвенцію з охоронилюдського життя на морі 1974 р. (SOLAS), вимикаючи системи автоматичноїідентифікації (AIS), на цивільних суднах в акваторії Азовського моря.</text:p>
      <text:p text:style-name="P4">
Source: <text:a xlink:type="simple" xlink:href="https://armyinform.com.ua/2023/04/11/u-chornomu-ta-seredzemnomu-moryah-vorog-trymaye-10-nosiyiv-raket-kalibr/" text:style-name="Internet_20_link" text:visited-style-name="Visited_20_Internet_20_Link">
https://armyinform.com.ua/2023/04/11/u-chornomu-ta-seredzemnomu-moryah-vorog-trymaye-10-nosiyiv-raket-kalibr/</text:a>
</text:p>
      <!--NEWS-->
      <text:h text:style-name="P10" text:outline-level="1">
<text:span text:style-name="T4">
У ВІКНУ відбувся випуск молодших лейтенантів</text:span>
</text:h>
      <text:p text:style-name="P4">
Author: ['Тетяна Головатюк']</text:p>
      <text:p text:style-name="P4">
Time: 2023-04-11T66:00:00-04:00</text:p>
      <text:p text:style-name="P4">
Description: У Військовому інституті КНУ імені Тараса Шевченка відбувся черговий випуск офіцер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a-16.jpg" text:style-name="Internet_20_link" text:visited-style-name="Visited_20_Internet_20_Link">
golovna-16.jpg</text:a>
', '<text:a xlink:type="simple" xlink:href="https://armyinform.com.ua/wp-content/uploads/2023/04/1h9a9074-150x150.jpg" text:style-name="Internet_20_link" text:visited-style-name="Visited_20_Internet_20_Link">
1h9a9074-150x150.jpg</text:a>
', '<text:a xlink:type="simple" xlink:href="https://armyinform.com.ua/wp-content/uploads/2023/04/1h9a9038-150x150.jpg" text:style-name="Internet_20_link" text:visited-style-name="Visited_20_Internet_20_Link">
1h9a9038-150x150.jpg</text:a>
', '<text:a xlink:type="simple" xlink:href="https://armyinform.com.ua/wp-content/uploads/2023/04/1h9a9050-150x150.jpg" text:style-name="Internet_20_link" text:visited-style-name="Visited_20_Internet_20_Link">
1h9a9050-150x150.jpg</text:a>
', '<text:a xlink:type="simple" xlink:href="https://armyinform.com.ua/wp-content/uploads/2023/04/1h9a9127-150x150.jpg" text:style-name="Internet_20_link" text:visited-style-name="Visited_20_Internet_20_Link">
1h9a9127-150x150.jpg</text:a>
', '<text:a xlink:type="simple" xlink:href="https://armyinform.com.ua/wp-content/uploads/2023/04/1h9a9109-150x150.jpg" text:style-name="Internet_20_link" text:visited-style-name="Visited_20_Internet_20_Link">
1h9a9109-150x150.jpg</text:a>
', '<text:a xlink:type="simple" xlink:href="https://armyinform.com.ua/wp-content/uploads/2023/04/1h9a9114-150x150.jpg" text:style-name="Internet_20_link" text:visited-style-name="Visited_20_Internet_20_Link">
1h9a9114-150x150.jpg</text:a>
', '<text:a xlink:type="simple" xlink:href="https://armyinform.com.ua/wp-content/uploads/2023/04/1h9a9205-150x150.jpg" text:style-name="Internet_20_link" text:visited-style-name="Visited_20_Internet_20_Link">
1h9a9205-150x150.jpg</text:a>
']</text:p>
      <text:p text:style-name="P4">
Tags: ['ВИПУСК ОФІЦЕРІВ', 'ВІКНУ']</text:p>
      <text:p text:style-name="P4">
Category: News</text:p>
      <!--METADATA-->
      <text:p text:style-name="P4">
<draw:frame draw:style-name="fr1" draw:name="Image289" text:anchor-type="as-char" svg:width="6.9236in" svg:height="4.615733in" draw:z-index="0">
<draw:image xlink:href="../Images/AРМІЯINFORM/2023-04-11T66-00-00-04-00/golovna-16.jpg" xlink:type="simple" xlink:show="embed" xlink:actuate="onLoad" draw:mime-type="image/jpeg"/>
</draw:frame>
</text:p>
      <text:p text:style-name="P4">
У Військовому інституті КНУ імені Тараса Шевченка відбувся черговий випускофіцерів Збройних Сил України.</text:p>
      <text:p text:style-name="P4">
За короткий термін мобілізовані військовослужбовці сержантського тасолдатського складу із вищою освітою пройшли підготовку офіцерів резерву заспеціальністю «морально-психологічне забезпечення та психологія». Вониотримали сертифікати про завершення цих курсів та первинне офіцерське звання —молодший лейтенант.</text:p>
      <text:p text:style-name="P4">
Начальник Військового інституту бригадний генерал Анатолій Шевченко привітавмолодших офіцерів, та підкреслив важливість військових психологів у теперішнійчас.</text:p>
      <text:p text:style-name="P4">
— У важкі для країни часи ви зробили свідомий вибір — пройти навчання та статиофіцером. Ваша робота необхідна на передових позиціях, щоб підтримуватиморально-психологічний стан військовослужбовців вашого підрозділу, допомагативашим командирам та підлеглим. Я впевнений, що ви впораєтеся із поставленимизавданнями, — наголосив начальник Військового інституту.</text:p>
      <text:p text:style-name="P4">
<text:a xlink:type="simple" xlink:href="https://armyinform.com.ua/wp-content/uploads/2023/04/1h9a9074.jpg" text:style-name="Internet_20_link" text:visited-style-name="Visited_20_Internet_20_Link">
<draw:frame draw:style-name="fr1" draw:name="Image290" text:anchor-type="as-char" svg:width="6.9236in" svg:height="6.9236in" draw:z-index="0">
<draw:image xlink:href="../Images/AРМІЯINFORM/2023-04-11T66-00-00-04-00/1h9a9074-150x150.jpg" xlink:type="simple" xlink:show="embed" xlink:actuate="onLoad" draw:mime-type="image/jpeg"/>
</draw:frame>
</text:a>
</text:p>
      <text:p text:style-name="P4">
<text:a xlink:type="simple" xlink:href="https://armyinform.com.ua/wp-content/uploads/2023/04/1h9a9038.jpg" text:style-name="Internet_20_link" text:visited-style-name="Visited_20_Internet_20_Link">
<draw:frame draw:style-name="fr1" draw:name="Image291" text:anchor-type="as-char" svg:width="6.9236in" svg:height="6.9236in" draw:z-index="0">
<draw:image xlink:href="../Images/AРМІЯINFORM/2023-04-11T66-00-00-04-00/1h9a9038-150x150.jpg" xlink:type="simple" xlink:show="embed" xlink:actuate="onLoad" draw:mime-type="image/jpeg"/>
</draw:frame>
</text:a>
</text:p>
      <text:p text:style-name="P4">
<text:a xlink:type="simple" xlink:href="https://armyinform.com.ua/wp-content/uploads/2023/04/1h9a9050.jpg" text:style-name="Internet_20_link" text:visited-style-name="Visited_20_Internet_20_Link">
<draw:frame draw:style-name="fr1" draw:name="Image292" text:anchor-type="as-char" svg:width="6.9236in" svg:height="6.9236in" draw:z-index="0">
<draw:image xlink:href="../Images/AРМІЯINFORM/2023-04-11T66-00-00-04-00/1h9a9050-150x150.jpg" xlink:type="simple" xlink:show="embed" xlink:actuate="onLoad" draw:mime-type="image/jpeg"/>
</draw:frame>
</text:a>
</text:p>
      <text:p text:style-name="P4">
Також бригадний генерал зазначив, що двері Військового інститут завждивідчинені для молодих офіцерів.</text:p>
      <text:p text:style-name="P4">
— Після служби у військах чекаю на вас у наших стінах, щоб ви могли продовжитинавчання та мали змогу вийти на новий рівень, — сказав він.</text:p>
      <text:p text:style-name="P4">
На випуску був присутній Начальник Головного управління морально-психологічного забезпечення ЗС України генерал-майор Владислав Клочков, якийтакож привітав офіцерів із випуском.</text:p>
      <text:p text:style-name="P4">
<text:a xlink:type="simple" xlink:href="https://armyinform.com.ua/wp-content/uploads/2023/04/1h9a9127.jpg" text:style-name="Internet_20_link" text:visited-style-name="Visited_20_Internet_20_Link">
<draw:frame draw:style-name="fr1" draw:name="Image293" text:anchor-type="as-char" svg:width="6.9236in" svg:height="6.9236in" draw:z-index="0">
<draw:image xlink:href="../Images/AРМІЯINFORM/2023-04-11T66-00-00-04-00/1h9a9127-150x150.jpg" xlink:type="simple" xlink:show="embed" xlink:actuate="onLoad" draw:mime-type="image/jpeg"/>
</draw:frame>
</text:a>
</text:p>
      <text:p text:style-name="P4">
<text:a xlink:type="simple" xlink:href="https://armyinform.com.ua/wp-content/uploads/2023/04/1h9a9109.jpg" text:style-name="Internet_20_link" text:visited-style-name="Visited_20_Internet_20_Link">
<draw:frame draw:style-name="fr1" draw:name="Image294" text:anchor-type="as-char" svg:width="6.9236in" svg:height="6.9236in" draw:z-index="0">
<draw:image xlink:href="../Images/AРМІЯINFORM/2023-04-11T66-00-00-04-00/1h9a9109-150x150.jpg" xlink:type="simple" xlink:show="embed" xlink:actuate="onLoad" draw:mime-type="image/jpeg"/>
</draw:frame>
</text:a>
</text:p>
      <text:p text:style-name="P4">
Деяких молодших лейтенантів нагородили за зразкове виконання посадовихобов’язків та поставлених завдань. Один із таких випускників — Юрій Петращук,який у лавах Збройних Сил України ще з 2014 року.</text:p>
      <text:p text:style-name="P4">
— Для мене особисто це визначний день, до якого я йшов ще з 2014 року. Колипотрапив у 24-ту бригаду, в мене з’явилася мрія — стати офіцером. Тоді, в очах18-річного юнака слово «офіцер» уособлювало всі найкращі якості людини. Целідер, який веде за собою та є опорою для свого особового складу. За цейперіод багато обставин змінило наше життя, але дещо залишається незмінним.Наша квітуча нація та люди, які борються за справедливість і майбутнє України.Я вірю, що кожен з нас гідно пройде цей шлях та стане прикладом длянаслідування, — сказав молодший лейтенант.</text:p>
      <text:p text:style-name="P4">
<text:a xlink:type="simple" xlink:href="https://armyinform.com.ua/wp-content/uploads/2023/04/1h9a9114.jpg" text:style-name="Internet_20_link" text:visited-style-name="Visited_20_Internet_20_Link">
<draw:frame draw:style-name="fr1" draw:name="Image295" text:anchor-type="as-char" svg:width="6.9236in" svg:height="6.9236in" draw:z-index="0">
<draw:image xlink:href="../Images/AРМІЯINFORM/2023-04-11T66-00-00-04-00/1h9a9114-150x150.jpg" xlink:type="simple" xlink:show="embed" xlink:actuate="onLoad" draw:mime-type="image/jpeg"/>
</draw:frame>
</text:a>
</text:p>
      <text:p text:style-name="P4">
<text:a xlink:type="simple" xlink:href="https://armyinform.com.ua/wp-content/uploads/2023/04/1h9a9205.jpg" text:style-name="Internet_20_link" text:visited-style-name="Visited_20_Internet_20_Link">
<draw:frame draw:style-name="fr1" draw:name="Image296" text:anchor-type="as-char" svg:width="6.9236in" svg:height="6.9236in" draw:z-index="0">
<draw:image xlink:href="../Images/AРМІЯINFORM/2023-04-11T66-00-00-04-00/1h9a9205-150x150.jpg" xlink:type="simple" xlink:show="embed" xlink:actuate="onLoad" draw:mime-type="image/jpeg"/>
</draw:frame>
</text:a>
</text:p>
      <text:p text:style-name="P4">
Також на святковому заході був присутній військовий капелан. Звертаючись домайбутніх захисників України, священнослужитель надав благословення на новий івідповідальний етап їхнього життя.</text:p>
      <text:p text:style-name="P4">
— Ми кожного дня молимося за вас. Ця молитва лунає у тисячах храмах України тамільйонах сердець. І, коли ми запитуємо у дітей «Ким би вони хотіли стати?»,вони завжди наводять приклад вас, як новітніх супергероїв. Ми впевнені, щоперемога буде за Україною! Тому що за нами Бог та правда, — сказав отецьМихайло Омелян.</text:p>
      <text:p text:style-name="P4">
Уже найближчим часом випускники Військового інституту захищатимуть Україну впідрозділах ЗСУ.</text:p>
      <text:p text:style-name="P4">
<text:span text:style-name="T5">
Фото автора</text:span>
</text:p>
      <text:p text:style-name="P4">
Source: <text:a xlink:type="simple" xlink:href="https://armyinform.com.ua/2023/04/11/u-viknu-vidbuvsya-vypusk-molodshyh-lejtenantiv/" text:style-name="Internet_20_link" text:visited-style-name="Visited_20_Internet_20_Link">
https://armyinform.com.ua/2023/04/11/u-viknu-vidbuvsya-vypusk-molodshyh-lejtenantiv/</text:a>
</text:p>
      <!--NEWS-->
      <text:h text:style-name="P10" text:outline-level="1">
<text:span text:style-name="T4">
Уряд дозволив вручати повістки військовозобов’язаним незалежно від місця перебування на обліку</text:span>
</text:h>
      <text:p text:style-name="P4">
Author: ['АРМІЯINFORM']</text:p>
      <text:p text:style-name="P4">
Time: 2023-04-11T67:00:00-04:00</text:p>
      <text:p text:style-name="P4">
Description: Кабінет Міністрів України дозволив територіальним центрам комплектування та соціаль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7556736145672423_y-1.jpg" text:style-name="Internet_20_link" text:visited-style-name="Visited_20_Internet_20_Link">
photo_5307556736145672423_y-1.jpg</text:a>
']</text:p>
      <text:p text:style-name="P4">
Tags: ['STOPRUSSIA', 'ВІЙСЬКОВИЙ ОБЛІК', 'ПОВІСТКА']</text:p>
      <text:p text:style-name="P4">
Category: News</text:p>
      <!--METADATA-->
      <text:p text:style-name="P4">
<draw:frame draw:style-name="fr1" draw:name="Image297" text:anchor-type="as-char" svg:width="6.9236in" svg:height="3.892602in" draw:z-index="0">
<draw:image xlink:href="../Images/AРМІЯINFORM/2023-04-11T67-00-00-04-00/photo_5307556736145672423_y-1.jpg" xlink:type="simple" xlink:show="embed" xlink:actuate="onLoad" draw:mime-type="image/jpeg"/>
</draw:frame>
</text:p>
      <text:p text:style-name="P4">
Кабінет Міністрів України дозволив територіальним центрам комплектування тасоціальної підтримки вручати повістки військовозобов’язаним незалежно відмісця перебування їх на військовому обліку.</text:p>
      <text:p text:style-name="P4">
Про відповідне рішення <text:a xlink:type="simple" xlink:href="https://www.kmu.gov.ua/npas/pro-vnesennia-zmin-do-polozhennia-pro-terytorialni-a318" text:style-name="Internet_20_link" text:visited-style-name="Visited_20_Internet_20_Link">
йдеться</text:a>
 у затвердженій постанові уряду№318.</text:p>
      <text:p text:style-name="P4">
Зазначеним документом внесено зміни до положення про територіальні центрикомплектування та соціальної підтримки та визначено, що територіальні центрикомплектування здійснюють заходи оповіщення та призову громадян (крімвійськовозобов’язаних та резервістів СБУ та Служби зовнішньої розвідки): навійськову службу за призовом осіб офіцерського складу; на військову службу запризовом осіб із числа резервістів в особливий період (зарахованих довійськового оперативного резерву); на військову службу за призовом під часмобілізації, на особливий період ( <text:span text:style-name="T4">
незалежно від місця їх перебування навійськовому обліку</text:span>
 ).</text:p>
      <text:p text:style-name="P4">
Source: <text:a xlink:type="simple" xlink:href="https://armyinform.com.ua/2023/04/11/uryad-dozvolyv-vruchaty-povistky-vijskovozobovyazanym-nezalezhno-vid-misczya-perebuvannya-na-obliku/" text:style-name="Internet_20_link" text:visited-style-name="Visited_20_Internet_20_Link">
https://armyinform.com.ua/2023/04/11/uryad-dozvolyv-vruchaty-povistky-vijskovozobovyazanym-nezalezhno-vid-misczya-perebuvannya-na-obliku/</text:a>
</text:p>
      <!--NEWS-->
      <text:h text:style-name="P10" text:outline-level="1">
<text:span text:style-name="T4">
Слухачів курсу підготовки офіцерів стратегічного рівня ознайомили з системою кібербезпеки України</text:span>
</text:h>
      <text:p text:style-name="P4">
Author: ['АРМІЯINFORM']</text:p>
      <text:p text:style-name="P4">
Time: 2023-04-11T68:00:00-04:00</text:p>
      <text:p text:style-name="P4">
Description: Понад 50 слухачів курсу підготовки офіцерів стратегічного рівня для сектора безпеки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10-at-16.13.43-e1681197671687.jpeg" text:style-name="Internet_20_link" text:visited-style-name="Visited_20_Internet_20_Link">
whatsapp-image-2023-04-10-at-16.13.43-e1681197671687.jpeg</text:a>
']</text:p>
      <text:p text:style-name="P4">
Tags: ['КІБЕРБЕЗПЕКА', 'КІБЕРІНЦИДЕНТИ', 'НКЦК', 'РНБО УКРАЇНИ']</text:p>
      <text:p text:style-name="P4">
Category: News</text:p>
      <!--METADATA-->
      <text:p text:style-name="P4">
<draw:frame draw:style-name="fr1" draw:name="Image298" text:anchor-type="as-char" svg:width="6.9236in" svg:height="4.483031in" draw:z-index="0">
<draw:image xlink:href="../Images/AРМІЯINFORM/2023-04-11T68-00-00-04-00/whatsapp-image-2023-04-10-at-16.13.43-e1681197671687.jpeg" xlink:type="simple" xlink:show="embed" xlink:actuate="onLoad" draw:mime-type="image/jpeg"/>
</draw:frame>
</text:p>
      <text:p text:style-name="P4">
Понад 50 слухачів курсу підготовки офіцерів стратегічного рівня для секторабезпеки і оборони Національного університету оборони України імені ІванаЧерняховського ознайомилися із засадами функціонування і розбудови системикібербезпеки України, а також технічними можливостями Національногокоординаційного центру кібербезпеки (НКЦК) при РНБО України.</text:p>
      <text:p text:style-name="P4">
Про це <text:a xlink:type="simple" xlink:href="https://www.rnbo.gov.ua/ua/Diialnist/6254.html" text:style-name="Internet_20_link" text:visited-style-name="Visited_20_Internet_20_Link">
повідомляє</text:a>
 АпаратРади національної безпеки і оборони України.</text:p>
      <text:p text:style-name="P4">
У зустрічі на технічному майданчику НКЦК взяли участь керівник служби з питаньінформаційної безпеки та кібербезпеки Апарату РНБО України Наталія Ткачук тафахівці НКЦК.</text:p>
      <text:p text:style-name="P4">
Під час заходу йшлося про національну систему кібербезпеки України таважливість координуючої ролі та місця НКЦК. Військовослужбовцямпродемонстрували технічні можливості НКЦК, які використовуються фахівцями дляоперативного виявлення та аналізу кіберінцидентів. Також обговорено проблемніпитання сфери кібербезпеки та шляхи їх вирішення.</text:p>
      <text:p text:style-name="P4">
«Кіберскладова цієї війни є не менш важливою, ніж військова. Усі представникисектору безпеки і оборони мають розуміти важливість кібербезпекової складовоїу системі національної безпеки та необхідність посилення кібероборони держави.Тому взаємодія з провідними навчальними інституціями України залишається однимз пріоритетів НКЦК у сфері розбудови потенціалу Національної системикібербезпеки України», — сказала Наталія Ткачук.</text:p>
      <text:p text:style-name="P4">
Особливу увагу було приділено питанню координації під час реагування накібератаки. Фахівці НКЦК поінформували слухачів про технічні можливості таінструменти для виявлення ознак кібератак. Також наголошувалося на важливостівзаємного обміну інформацією між усіма суб’єктами забезпечення кібербезпекиУкраїни, зокрема з використанням платформи MISP НКЦК.</text:p>
      <text:p text:style-name="P4">
Source: <text:a xlink:type="simple" xlink:href="https://armyinform.com.ua/2023/04/11/sluhachiv-kursu-pidgotovky-oficzeriv-strategichnogo-rivnya-oznajomyly-z-systemoyu-kiberbezpeky-ukrayiny/" text:style-name="Internet_20_link" text:visited-style-name="Visited_20_Internet_20_Link">
https://armyinform.com.ua/2023/04/11/sluhachiv-kursu-pidgotovky-oficzeriv-strategichnogo-rivnya-oznajomyly-z-systemoyu-kiberbezpeky-ukrayiny/</text:a>
</text:p>
      <!--NEWS-->
      <text:h text:style-name="P10" text:outline-level="1">
<text:span text:style-name="T4">
Президент подякував воїнам, які у боях наближають перемогу України</text:span>
</text:h>
      <text:p text:style-name="P4">
Author: ['АРМІЯINFORM']</text:p>
      <text:p text:style-name="P4">
Time: 2023-04-11T69:00:00-04:00</text:p>
      <text:p text:style-name="P4">
Description: Президент України Володимир Зеленський подякував військовим, які у боях по всьому фрон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08019394317764055_y-1.jpg" text:style-name="Internet_20_link" text:visited-style-name="Visited_20_Internet_20_Link">
photo_5308019394317764055_y-1.jpg</text:a>
', '<text:a xlink:type="simple" xlink:href="https://armyinform.com.ua/wp-content/uploads/2023/04/photo_5308019394317764058_y-150x150.jpg" text:style-name="Internet_20_link" text:visited-style-name="Visited_20_Internet_20_Link">
photo_5308019394317764058_y-150x150.jpg</text:a>
', '<text:a xlink:type="simple" xlink:href="https://armyinform.com.ua/wp-content/uploads/2023/04/photo_5308019394317764059_y-150x150.jpg" text:style-name="Internet_20_link" text:visited-style-name="Visited_20_Internet_20_Link">
photo_5308019394317764059_y-150x150.jpg</text:a>
', '<text:a xlink:type="simple" xlink:href="https://armyinform.com.ua/wp-content/uploads/2023/04/photo_5308019394317764056_y-150x150.jpg" text:style-name="Internet_20_link" text:visited-style-name="Visited_20_Internet_20_Link">
photo_5308019394317764056_y-150x150.jpg</text:a>
', '<text:a xlink:type="simple" xlink:href="https://armyinform.com.ua/wp-content/uploads/2023/04/photo_5308019394317764057_y-150x150.jpg" text:style-name="Internet_20_link" text:visited-style-name="Visited_20_Internet_20_Link">
photo_5308019394317764057_y-150x150.jpg</text:a>
', '<text:a xlink:type="simple" xlink:href="https://armyinform.com.ua/wp-content/uploads/2023/04/photo_5308019394317764053_y-150x150.jpg" text:style-name="Internet_20_link" text:visited-style-name="Visited_20_Internet_20_Link">
photo_5308019394317764053_y-150x150.jpg</text:a>
']</text:p>
      <text:p text:style-name="P4">
Tags: ['STOPRUSSIA', 'ВІЙНА', 'ВОЛОДИМИР ЗЕЛЕНСЬКИЙ', 'ПРЕЗИДЕНТ']</text:p>
      <text:p text:style-name="P4">
Category: News</text:p>
      <!--METADATA-->
      <text:p text:style-name="P4">
<draw:frame draw:style-name="fr1" draw:name="Image299" text:anchor-type="as-char" svg:width="6.9236in" svg:height="4.628555in" draw:z-index="0">
<draw:image xlink:href="../Images/AРМІЯINFORM/2023-04-11T69-00-00-04-00/photo_5308019394317764055_y-1.jpg" xlink:type="simple" xlink:show="embed" xlink:actuate="onLoad" draw:mime-type="image/jpeg"/>
</draw:frame>
</text:p>
      <text:p text:style-name="P4">
Президент України Володимир Зеленський подякував військовим, які у боях повсьому фронту наближають перемогу України.</text:p>
      <text:p text:style-name="P4">
Про глава держави <text:a xlink:type="simple" xlink:href="https://t.me/V_Zelenskiy_official/5830" text:style-name="Internet_20_link" text:visited-style-name="Visited_20_Internet_20_Link">
написав</text:a>
 у своємуТелеграмі.</text:p>
      <text:p text:style-name="P4">
«Термін «програш» має стати супутником терміна «агресор». І лише українськаперемога це забезпечить. Дякую всім, хто її реально наближає. Наближає в бояхзаради нашої держави — у Марʼїнці та Бахмуті, під Авдіївкою та Кремінною, уЗапоріжжі й на Херсонщині, на Харківщині – і завдяки міцності всього нашогоприкордоння», — йдеться у його дописі.</text:p>
      <text:p text:style-name="P4">
<text:a xlink:type="simple" xlink:href="https://armyinform.com.ua/wp-content/uploads/2023/04/photo_5308019394317764058_y.jpg" text:style-name="Internet_20_link" text:visited-style-name="Visited_20_Internet_20_Link">
<draw:frame draw:style-name="fr1" draw:name="Image300" text:anchor-type="as-char" svg:width="6.9236in" svg:height="6.9236in" draw:z-index="0">
<draw:image xlink:href="../Images/AРМІЯINFORM/2023-04-11T69-00-00-04-00/photo_5308019394317764058_y-150x150.jpg" xlink:type="simple" xlink:show="embed" xlink:actuate="onLoad" draw:mime-type="image/jpeg"/>
</draw:frame>
</text:a>
</text:p>
      <text:p text:style-name="P4">
<text:a xlink:type="simple" xlink:href="https://armyinform.com.ua/wp-content/uploads/2023/04/photo_5308019394317764059_y.jpg" text:style-name="Internet_20_link" text:visited-style-name="Visited_20_Internet_20_Link">
<draw:frame draw:style-name="fr1" draw:name="Image301" text:anchor-type="as-char" svg:width="6.9236in" svg:height="6.9236in" draw:z-index="0">
<draw:image xlink:href="../Images/AРМІЯINFORM/2023-04-11T69-00-00-04-00/photo_5308019394317764059_y-150x150.jpg" xlink:type="simple" xlink:show="embed" xlink:actuate="onLoad" draw:mime-type="image/jpeg"/>
</draw:frame>
</text:a>
</text:p>
      <text:p text:style-name="P4">
<text:a xlink:type="simple" xlink:href="https://armyinform.com.ua/wp-content/uploads/2023/04/photo_5308019394317764056_y.jpg" text:style-name="Internet_20_link" text:visited-style-name="Visited_20_Internet_20_Link">
<draw:frame draw:style-name="fr1" draw:name="Image302" text:anchor-type="as-char" svg:width="6.9236in" svg:height="6.9236in" draw:z-index="0">
<draw:image xlink:href="../Images/AРМІЯINFORM/2023-04-11T69-00-00-04-00/photo_5308019394317764056_y-150x150.jpg" xlink:type="simple" xlink:show="embed" xlink:actuate="onLoad" draw:mime-type="image/jpeg"/>
</draw:frame>
</text:a>
</text:p>
      <text:p text:style-name="P4">
<text:a xlink:type="simple" xlink:href="https://armyinform.com.ua/wp-content/uploads/2023/04/photo_5308019394317764057_y.jpg" text:style-name="Internet_20_link" text:visited-style-name="Visited_20_Internet_20_Link">
<draw:frame draw:style-name="fr1" draw:name="Image303" text:anchor-type="as-char" svg:width="6.9236in" svg:height="6.9236in" draw:z-index="0">
<draw:image xlink:href="../Images/AРМІЯINFORM/2023-04-11T69-00-00-04-00/photo_5308019394317764057_y-150x150.jpg" xlink:type="simple" xlink:show="embed" xlink:actuate="onLoad" draw:mime-type="image/jpeg"/>
</draw:frame>
</text:a>
</text:p>
      <text:p text:style-name="P4">
<text:a xlink:type="simple" xlink:href="https://armyinform.com.ua/wp-content/uploads/2023/04/photo_5308019394317764053_y.jpg" text:style-name="Internet_20_link" text:visited-style-name="Visited_20_Internet_20_Link">
<draw:frame draw:style-name="fr1" draw:name="Image304" text:anchor-type="as-char" svg:width="6.9236in" svg:height="6.9236in" draw:z-index="0">
<draw:image xlink:href="../Images/AРМІЯINFORM/2023-04-11T69-00-00-04-00/photo_5308019394317764053_y-150x150.jpg" xlink:type="simple" xlink:show="embed" xlink:actuate="onLoad" draw:mime-type="image/jpeg"/>
</draw:frame>
</text:a>
</text:p>
      <text:p text:style-name="P4">
Source: <text:a xlink:type="simple" xlink:href="https://armyinform.com.ua/2023/04/11/prezydent-podyakuvav-voyinam-yaki-u-boyah-nablyzhayut-peremogu-ukrayiny/" text:style-name="Internet_20_link" text:visited-style-name="Visited_20_Internet_20_Link">
https://armyinform.com.ua/2023/04/11/prezydent-podyakuvav-voyinam-yaki-u-boyah-nablyzhayut-peremogu-ukrayiny/</text:a>
</text:p>
      <!--NEWS-->
      <text:h text:style-name="P10" text:outline-level="1">
<text:span text:style-name="T4">
«Поліцейського» з Ізюма засудили до 12 років за співпрацю з окупантами</text:span>
</text:h>
      <text:p text:style-name="P4">
Author: ['АРМІЯINFORM']</text:p>
      <text:p text:style-name="P4">
Time: 2023-04-11T70:00:00-04:00</text:p>
      <text:p text:style-name="P4">
Description: Місцевий мешканець міста Ізюма (Харківська область) співпрацював з окупантами та обійня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1152-e1681205047294.jpg" text:style-name="Internet_20_link" text:visited-style-name="Visited_20_Internet_20_Link">
img-1152-e1681205047294.jpg</text:a>
']</text:p>
      <text:p text:style-name="P4">
Tags: ['STOPRUSSIA', 'АГРЕСІЯ РФ', 'КОЛАБОРАНТИ']</text:p>
      <text:p text:style-name="P4">
Category: News</text:p>
      <!--METADATA-->
      <text:p text:style-name="P4">
<draw:frame draw:style-name="fr1" draw:name="Image305" text:anchor-type="as-char" svg:width="6.9236in" svg:height="4.378536in" draw:z-index="0">
<draw:image xlink:href="../Images/AРМІЯINFORM/2023-04-11T70-00-00-04-00/img-1152-e1681205047294.jpg" xlink:type="simple" xlink:show="embed" xlink:actuate="onLoad" draw:mime-type="image/jpeg"/>
</draw:frame>
</text:p>
      <text:p text:style-name="P4">
Місцевий мешканець міста Ізюма (Харківська область) співпрацював з окупантамита обійняв посаду «поліцейського». Його затримали та засудили на 12 роківтюрми, з конфіскацією майна.</text:p>
      <text:p text:style-name="P4">
«Прокурори довели, що під час окупації м. Ізюм місцевий житель погодився напропозицію представників рф та обійняв посаду «поліцейського патрульно-постової служби» у псевдоправоохоронному органі – так званій «народній міліціїм. Ізюм», — йдеться в повідомленні.</text:p>
      <text:p text:style-name="P4">
У жовтні 2022 року правоохоронці затримали колаборанта на Харківщині.</text:p>
      <text:p text:style-name="P4">
<text:span text:style-name="T4">
Джерело:</text:span>
<text:a xlink:type="simple" xlink:href="https://gp.gov.ua/ua/posts/do-12-rokiv-za-gratami-zasudzeno-narodnogo-milicionera-yakii-namagavsya-pobuduvati-karjeru-psevdopravooxoroncya-pid-cas-okupaciyi-m-izyum" text:style-name="Internet_20_link" text:visited-style-name="Visited_20_Internet_20_Link">
 <text:span text:style-name="T5">
Офіс Генеральногопрокурора</text:span>
</text:a>
</text:p>
      <text:p text:style-name="P4">
Source: <text:a xlink:type="simple" xlink:href="https://armyinform.com.ua/2023/04/11/policzejskogo-z-izyuma-zasudyly-do-12-rokiv-za-spivpraczyu-z-okupantamy/" text:style-name="Internet_20_link" text:visited-style-name="Visited_20_Internet_20_Link">
https://armyinform.com.ua/2023/04/11/policzejskogo-z-izyuma-zasudyly-do-12-rokiv-za-spivpraczyu-z-okupantamy/</text:a>
</text:p>
      <!--NEWS-->
      <text:h text:style-name="P10" text:outline-level="1">
<text:span text:style-name="T4">
Глава держави вшанував пам’ять жертв нацистських концтаборів</text:span>
</text:h>
      <text:p text:style-name="P4">
Author: ['АРМІЯINFORM']</text:p>
      <text:p text:style-name="P4">
Time: 2023-04-11T71:00:00-04:00</text:p>
      <text:p text:style-name="P4">
Description: У Міжнародний день визволення в’язнів нацистських концтаборів було встановлено кош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86979c07b9a9ff055139a69d1e0db7d_1681203667_wysiwyg-e1681205895176.jpeg" text:style-name="Internet_20_link" text:visited-style-name="Visited_20_Internet_20_Link">
586979c07b9a9ff055139a69d1e0db7d_1681203667_wysiwyg-e1681205895176.jpeg</text:a>
']</text:p>
      <text:p text:style-name="P4">
Tags: ['STOPRUSSIA', 'ВОЛОДИМИР ЗЕЛЕНСЬКИЙ', "ВШАНУВАННЯ ПАМ'ЯТІ"]</text:p>
      <text:p text:style-name="P4">
Category: News</text:p>
      <!--METADATA-->
      <text:p text:style-name="P4">
<draw:frame draw:style-name="fr1" draw:name="Image306" text:anchor-type="as-char" svg:width="6.9236in" svg:height="5.954296in" draw:z-index="0">
<draw:image xlink:href="../Images/AРМІЯINFORM/2023-04-11T71-00-00-04-00/586979c07b9a9ff055139a69d1e0db7d_1681203667_wysiwyg-e1681205895176.jpeg" xlink:type="simple" xlink:show="embed" xlink:actuate="onLoad" draw:mime-type="image/jpeg"/>
</draw:frame>
</text:p>
      <text:p text:style-name="P4">
У Міжнародний день визволення в’язнів нацистських концтаборів було встановленокошик квітів від Президента України Володимира Зеленського до Меморіальногокомплексу «Бабин Яр» у місті Києві.</text:p>
      <text:p text:style-name="P4">
Про це <text:a xlink:type="simple" xlink:href="https://www.president.gov.ua/news/prezident-ukrayini-vshanuvav-pamyat-zhertv-nacistskih-koncta-82189" text:style-name="Internet_20_link" text:visited-style-name="Visited_20_Internet_20_Link">
повідомляє</text:a>
 Офіс Президента України.</text:p>
      <text:p text:style-name="P4">
Також відбулося покладання квітів до пам’ятного знака загиблим у Сирецькомуконцентраційному таборі та пам’ятного знака «Пам’ять заради майбутнього» натериторії Національного історико-меморіального заповідника «Бабин Яр».</text:p>
      <text:p text:style-name="P4">
«Україна пам’ятає всіх, кого вбив і скалічив нацистський режим у роки Другоїсвітової війни. Як пам’ятає про кожного українця й українку, які загинули уXXI сторіччі в концтаборах і катівнях російської держави-агресора», — йдетьсяу повідомленні.</text:p>
      <text:p text:style-name="P4">
Володимир Зеленський наголосив: «Ми зробимо все, щоб визволити нашихспіввітчизників із таборів і в’язниць новітніх нацистів – російськогототалітарного режиму. Лише спільними зусиллями всього цивілізованого світуможна подолати агресора та не допустити експансії тоталітаризму наЄвропейському континенті».</text:p>
      <text:p text:style-name="P4">
<text:span text:style-name="T5">
<text:span text:style-name="T4">
Довідка.</text:span>
</text:span>
 11 квітня у світі відзначається День визволення в’язнівнацистських концтаборів, започаткований у 1991 році рішенням ГенеральноїАсамблеї ООН. 11 квітня 1945-го в’язні нацистського концтабору в Бухенвальді,дізнавшись про підхід союзницьких військ, підняли інтернаціональне повстанняпроти гітлерівців, а коли у концтабір увійшли американські військові,повстанці повністю його контролювали.</text:p>
      <text:p text:style-name="P4">
Всього на території Німеччини та окупованих нею країн діяло понад 14 тисячконцтаборів, через які за роки війни пройшло більш як 18 мільйонів осіб,значна частина з яких загинула.</text:p>
      <text:p text:style-name="P4">
Source: <text:a xlink:type="simple" xlink:href="https://armyinform.com.ua/2023/04/11/prezydent-ukrayiny-vshanuvav-pamyat-zhertv-naczystskyh-koncztaboriv-2/" text:style-name="Internet_20_link" text:visited-style-name="Visited_20_Internet_20_Link">
https://armyinform.com.ua/2023/04/11/prezydent-ukrayiny-vshanuvav-pamyat-zhertv-naczystskyh-koncztaboriv-2/</text:a>
</text:p>
      <!--NEWS-->
      <text:h text:style-name="P10" text:outline-level="1">
<text:span text:style-name="T4">
У річницю деокупації Сумщини Головнокомандувач ЗСУ подякував її визволителям</text:span>
</text:h>
      <text:p text:style-name="P4">
Author: ['АРМІЯINFORM']</text:p>
      <text:p text:style-name="P4">
Time: 2023-04-11T72:00:00-04:00</text:p>
      <text:p text:style-name="P4">
Description: Головнокомандувач ЗСУ генерал Валерій Залужний у річницю деокупації Сумщини подяк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35_main-v1670826199.jpg" text:style-name="Internet_20_link" text:visited-style-name="Visited_20_Internet_20_Link">
35_main-v1670826199.jpg</text:a>
']</text:p>
      <text:p text:style-name="P4">
Tags: ['ВАЛЕРІЙ ЗАЛУЖНИЙ', 'ГОЛОВНОКОМАНДУВАЧ ЗБРОЙНИХ СИЛ УКРАЇНИ']</text:p>
      <text:p text:style-name="P4">
Category: News</text:p>
      <!--METADATA-->
      <text:p text:style-name="P4">
<draw:frame draw:style-name="fr1" draw:name="Image307" text:anchor-type="as-char" svg:width="6.9236in" svg:height="4.61903in" draw:z-index="0">
<draw:image xlink:href="../Images/AРМІЯINFORM/2023-04-11T72-00-00-04-00/35_main-v1670826199.jpg" xlink:type="simple" xlink:show="embed" xlink:actuate="onLoad" draw:mime-type="image/jpeg"/>
</draw:frame>
</text:p>
      <text:p text:style-name="P4">
Головнокомандувач ЗСУ генерал Валерій Залужний у річницю деокупації Сумщиниподякував усім воїнам, які її визволяли.</text:p>
      <text:p text:style-name="P4">
Про це він <text:a xlink:type="simple" xlink:href="https://t.me/CinCAFU/469" text:style-name="Internet_20_link" text:visited-style-name="Visited_20_Internet_20_Link">
написав</text:a>
 у своєму Телеграмі.</text:p>
      <text:p text:style-name="P4">
11 квітня 2022 року було повністю відновлено контроль над державним кордоном уСумській області.</text:p>
      <text:p text:style-name="P4">
«Дякую кожному, хто визволяв Сумщину. Сили оборони остаточно вибили ворога тадеокупували область. Міста і села Сумщини зупинили противника на шляху достолиці. Окупанти зазнали відчутних втрат у живій силі та військовій техніці.Своєю самовідданістю та героїзмом ви день у день наближаєте нашу Перемогу!» —йдеться у повідомленні.</text:p>
      <text:p text:style-name="P4">
Source: <text:a xlink:type="simple" xlink:href="https://armyinform.com.ua/2023/04/11/u-richnyczyu-deokupacziyi-sumshhyny-golovnokomanduvach-zsu-podyakuvav-yiyi-vyzvolytelyam/" text:style-name="Internet_20_link" text:visited-style-name="Visited_20_Internet_20_Link">
https://armyinform.com.ua/2023/04/11/u-richnyczyu-deokupacziyi-sumshhyny-golovnokomanduvach-zsu-podyakuvav-yiyi-vyzvolytelyam/</text:a>
</text:p>
      <!--NEWS-->
      <text:h text:style-name="P10" text:outline-level="1">
<text:span text:style-name="T4">
Офіс Генпрокурора України: задокументовано понад 17 тисяч злочинів проти нацбезпеки</text:span>
</text:h>
      <text:p text:style-name="P4">
Author: ['АРМІЯINFORM']</text:p>
      <text:p text:style-name="P4">
Time: 2023-04-11T73: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11042023ua.jpg" text:style-name="Internet_20_link" text:visited-style-name="Visited_20_Internet_20_Link">
warcrime-11042023ua.jpg</text:a>
', '<text:a xlink:type="simple" xlink:href="https://armyinform.com.ua/wp-content/uploads/2023/04/warcrime-11042023en.jpg" text:style-name="Internet_20_link" text:visited-style-name="Visited_20_Internet_20_Link">
warcrime-11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08" text:anchor-type="as-char" svg:width="6.9236in" svg:height="4.448413in" draw:z-index="0">
<draw:image xlink:href="../Images/AРМІЯINFORM/2023-04-11T73-00-00-04-00/warcrime-11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1 квітня</text:span>
 зареєстровано:</text:p>
      <ul>
        <li>
79 668 воєнних злочинів,  * 17 060 злочинів проти національної безпеки України.</li>
      </ul>
      <text:p text:style-name="P4">
Крім того, за офіційними даними ювенальних прокурорів, <text:span text:style-name="T4">
1415 дітейпостраждали</text:span>
 внаслідок агресії рф, з них:</text:p>
      <ul>
        <li>
468 — дітей загинули,  * 94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09" text:anchor-type="as-char" svg:width="6.9236in" svg:height="4.448413in" draw:z-index="0">
<draw:image xlink:href="../Images/AРМІЯINFORM/2023-04-11T73-00-00-04-00/warcrime-11042023en.jpg" xlink:type="simple" xlink:show="embed" xlink:actuate="onLoad" draw:mime-type="image/jpeg"/>
</draw:frame>
</text:p>
      <text:p text:style-name="P4">
Source: <text:a xlink:type="simple" xlink:href="https://armyinform.com.ua/2023/04/11/ofis-genprokurora-ukrayiny-zadokumentovano-ponad-17-tysyach-zlochyniv-proty-naczbezpeky/" text:style-name="Internet_20_link" text:visited-style-name="Visited_20_Internet_20_Link">
https://armyinform.com.ua/2023/04/11/ofis-genprokurora-ukrayiny-zadokumentovano-ponad-17-tysyach-zlochyniv-proty-naczbezpeky/</text:a>
</text:p>
      <!--NEWS-->
      <text:h text:style-name="P10" text:outline-level="1">
<text:span text:style-name="T4">
російська сторона гальмує повернення «азовців» — Координаційний штаб</text:span>
</text:h>
      <text:p text:style-name="P4">
Author: ['АРМІЯINFORM']</text:p>
      <text:p text:style-name="P4">
Time: 2023-04-11T74:00:00-04:00</text:p>
      <text:p text:style-name="P4">
Description: За ініціативи громадської організації «Жінки зі сталі» в Координаційному штабі відбула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3.jpg" text:style-name="Internet_20_link" text:visited-style-name="Visited_20_Internet_20_Link">
bez-imeni-3.jpg</text:a>
']</text:p>
      <text:p text:style-name="P4">
Tags: ['КООРДИНАЦІЙНИЙ ШТАБ З ПИТАНЬ ПОВОДЖЕННЯ З ВІЙСЬКОВОПОЛОНЕНИМИ', 'ПОЛОНЕНІ АЗОВЦІ']</text:p>
      <text:p text:style-name="P4">
Category: News</text:p>
      <!--METADATA-->
      <text:p text:style-name="P4">
<draw:frame draw:style-name="fr1" draw:name="Image310" text:anchor-type="as-char" svg:width="6.9236in" svg:height="3.744514in" draw:z-index="0">
<draw:image xlink:href="../Images/AРМІЯINFORM/2023-04-11T74-00-00-04-00/bez-imeni-3.jpg" xlink:type="simple" xlink:show="embed" xlink:actuate="onLoad" draw:mime-type="image/jpeg"/>
</draw:frame>
</text:p>
      <text:p text:style-name="P4">
За ініціативи громадської організації «Жінки зі сталі» в Координаційному штабівідбулася зустріч з родинами військовослужбовців штурмової бригадиНаціональної гвардії України «Азов». На запитання близьких відповілипредставники Координаційного штабу, НГУ, Національної поліції та бригади«Азов».</text:p>
      <text:p text:style-name="P4">
Про це <text:a xlink:type="simple" xlink:href="https://t.me/Koord_shtab/828" text:style-name="Internet_20_link" text:visited-style-name="Visited_20_Internet_20_Link">
повідомляє</text:a>
 Координаційний штаб з питаньповодження з військовополоненими.</text:p>
      <text:p text:style-name="P4">
Представник штабу повідомив, що російська сторона гальмує повернення«азовців»: «Ми можемо хоч щодня вимагати повернення, але це нічого незмінить».</text:p>
      <text:p text:style-name="P4">
Порушили на зустрічі також питання підтверджень полону російською стороною.Представник «Азову» розповів, що не всі виходили з Азовсталі під наглядомміжнародних організацій. 16 і 17 травня 2022-го захисники евакуйовувалися безпредставників Міжнародного комітету Червоного Хреста (МКЧХ). Але на виході всіїхні прізвища записували й переліки передали в НГУ. 18 – 20 травняспостерігачі МКЧХ анкетували тих, хто залишав укріплення заводу.</text:p>
      <text:p text:style-name="P4">
«Додаткова інформація у нас від тих, кого вдалося звільнити з полону, –наголосив представник Штабу. — Для нас важливо знати, де наші хлопці, і мивимагаємо їхнього звільнення. Вид обліку не має значення, бо росія не веде знами жодного листування. Тобто ми не можемо написати в рф: ану підтвердить намнегайно того і того. Ворог не реагує навіть на запити міжнароднихорганізацій».</text:p>
      <text:p text:style-name="P4">
Source: <text:a xlink:type="simple" xlink:href="https://armyinform.com.ua/2023/04/11/rosijska-storona-galmuye-povernennya-azovcziv-koordynaczijnyj-shtab/" text:style-name="Internet_20_link" text:visited-style-name="Visited_20_Internet_20_Link">
https://armyinform.com.ua/2023/04/11/rosijska-storona-galmuye-povernennya-azovcziv-koordynaczijnyj-shtab/</text:a>
</text:p>
      <!--NEWS-->
      <text:h text:style-name="P10" text:outline-level="1">
<text:span text:style-name="T4">
На Харківщині збили черговий російський безпілотник</text:span>
</text:h>
      <text:p text:style-name="P4">
Author: ['АРМІЯINFORM']</text:p>
      <text:p text:style-name="P4">
Time: 2023-04-11T75:00:00-04:00</text:p>
      <text:p text:style-name="P4">
Description: Українські воїни знищили черговий ворожий безпілотник у Харківській області.    Про 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_main-v1654342498.jpg" text:style-name="Internet_20_link" text:visited-style-name="Visited_20_Internet_20_Link">
3_main-v1654342498.jpg</text:a>
']</text:p>
      <text:p text:style-name="P4">
Tags: ['ПОВІТРЯНЕ КОМАНДУВАННЯ «СХІД»', 'ХРОНІКА ОБОРОНИ']</text:p>
      <text:p text:style-name="P4">
Category: News</text:p>
      <!--METADATA-->
      <text:p text:style-name="P4">
<draw:frame draw:style-name="fr1" draw:name="Image311" text:anchor-type="as-char" svg:width="6.9236in" svg:height="4.615733in" draw:z-index="0">
<draw:image xlink:href="../Images/AРМІЯINFORM/2023-04-11T75-00-00-04-00/3_main-v1654342498.jpg" xlink:type="simple" xlink:show="embed" xlink:actuate="onLoad" draw:mime-type="image/jpeg"/>
</draw:frame>
</text:p>
      <text:p text:style-name="P4">
Українські воїни знищили черговий ворожий безпілотник у Харківській області.</text:p>
      <text:p text:style-name="P4">
Про це<text:a xlink:type="simple" xlink:href="https://www.facebook.com/pvkshid/posts/pfbid037tcxvrumuiVoUuyCSYMR38nmzsZGH71CDkh6buoTg2PcWfMRr9ymwfK5Bg7q2Upwl" text:style-name="Internet_20_link" text:visited-style-name="Visited_20_Internet_20_Link">
повідомляє</text:a>
Оперативне командування «Схід».</text:p>
      <text:p text:style-name="P4">
Станом на 12:20 11 квітня знищено одна ворожа ціль — російський БПЛА», —йдеться у повідомленні.</text:p>
      <text:p text:style-name="P4">
Source: <text:a xlink:type="simple" xlink:href="https://armyinform.com.ua/2023/04/11/na-harkivshhyni-zbyly-chergovyj-rosijskyj-bezpilotnyk/" text:style-name="Internet_20_link" text:visited-style-name="Visited_20_Internet_20_Link">
https://armyinform.com.ua/2023/04/11/na-harkivshhyni-zbyly-chergovyj-rosijskyj-bezpilotnyk/</text:a>
</text:p>
      <!--NEWS-->
      <text:h text:style-name="P10" text:outline-level="1">
<text:span text:style-name="T4">
12 років за ґратами: Суд підтвердив вирок для трьох російських військових</text:span>
</text:h>
      <text:p text:style-name="P4">
Author: ['АРМІЯINFORM']</text:p>
      <text:p text:style-name="P4">
Time: 2023-04-11T76:00:00-04:00</text:p>
      <text:p text:style-name="P4">
Description: Апеляційний суд підтвердив вирок для військових рф за жорстоке поводження з цивіль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Tags: ['ОФІС ГЕНЕРАЛЬНОГО ПРОКУРОРА УКРАЇНИ']</text:p>
      <text:p text:style-name="P4">
Category: News</text:p>
      <!--METADATA-->
      <text:p text:style-name="P4">
<draw:frame draw:style-name="fr1" draw:name="Image312" text:anchor-type="as-char" svg:width="6.9236in" svg:height="4.486493in" draw:z-index="0">
<draw:image xlink:href="../ConvertedIMGs/AРМІЯINFORM/2023-04-11T76-00-00-04-00/l3yeyi-c17x11x50px50p-c17x11x50px50p-36059dd0fa5ff9e3037f437e7e135b04.png" xlink:type="simple" xlink:show="embed" xlink:actuate="onLoad" draw:mime-type="image/png"/>
</draw:frame>
</text:p>
      <text:p text:style-name="P4">
Апеляційний суд підтвердив вирок для військових рф за жорстоке поводження зцивільними під час окупації села Ягідного. Їм призначено покарання у виглядіпозбавлення волі строком на 12 років.</text:p>
      <text:p text:style-name="P4">
Про це <text:a xlink:type="simple" xlink:href="https://www.gp.gov.ua/ua/posts/apelyaciinii-sud-pidtverdiv-virok-dlya-viiskovix-rf-za-zorstoke-povodzennya-z-civilnimi-pid-cas-okupaciyi-sela-yagidnogo-12-rokiv-za-gratami" text:style-name="Internet_20_link" text:visited-style-name="Visited_20_Internet_20_Link">
інформує</text:a>
 Офіс Генерального прокурора України.</text:p>
      <text:p text:style-name="P4">
«Доведено, що під час окупації села Ягідного на Чернігівщині обвинуваченіжорстоко поводилися з цивільними. Військові країни-агресора проходили службу увзводах мінометної батареї 2-ї механізованої бригади військової частини 55115з дислокацією в місті кизил республіки тива рф. Зі зброєю в руках військові рфнасильно вдиралися до будинків мирних мешканців і автоматними чергами хаотичностріляли по приміщеннях, в яких переховувалися люди з дітьми. Такожобвинувачені виводили місцевих мешканців на вулицю при мінусовій температурі.Погрожуючи розстрілами, вони змушували їх роздягатися у присутності жінок тадітей», — йдеться в повідомленні.</text:p>
      <text:p text:style-name="P4">
Проявляючи надмірну жорстокість, військовослужбовці рф безпричиннозастосовували фізичне насильство до потерпілих, завдаючи побоїв автоматичноюзброєю. Окрім того, вони незаконно позбавили волі місцевих мешканців,замкнувши їх на 3 дні у погребі власного домоволодіння. При цьому обмежилицивільним доступ до води, їжі та свіжого повітря.</text:p>
      <text:p text:style-name="P4">
Source: <text:a xlink:type="simple" xlink:href="https://armyinform.com.ua/2023/04/11/12-rokiv-za-gratamy-sud-pidtverdyv-vyrok-dlya-troh-rosijskyh-vijskovyh/" text:style-name="Internet_20_link" text:visited-style-name="Visited_20_Internet_20_Link">
https://armyinform.com.ua/2023/04/11/12-rokiv-za-gratamy-sud-pidtverdyv-vyrok-dlya-troh-rosijskyh-vijskovyh/</text:a>
</text:p>
      <!--NEWS-->
      <text:h text:style-name="P10" text:outline-level="1">
<text:span text:style-name="T4">
12 квітня у Military Media Center відбудеться пресзустріч з військовими лікарями</text:span>
</text:h>
      <text:p text:style-name="P4">
Author: ['АРМІЯINFORM']</text:p>
      <text:p text:style-name="P4">
Time: 2023-04-11T77:00:00-04:00</text:p>
      <text:p text:style-name="P4">
Description: У середу, 12 квітня 2023 р. о 15:00 в Military Media Center відбудеться пресзустріч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litary-media-center-1.jpg" text:style-name="Internet_20_link" text:visited-style-name="Visited_20_Internet_20_Link">
military-media-center-1.jpg</text:a>
']</text:p>
      <text:p text:style-name="P4">
Tags: ['MILITARY MEDIA CENTER', 'ВІЙСЬКОВІ ЛІКАРІ']</text:p>
      <text:p text:style-name="P4">
Category: News</text:p>
      <!--METADATA-->
      <text:p text:style-name="P4">
<draw:frame draw:style-name="fr1" draw:name="Image313" text:anchor-type="as-char" svg:width="6.9236in" svg:height="3.894525in" draw:z-index="0">
<draw:image xlink:href="../Images/AРМІЯINFORM/2023-04-11T77-00-00-04-00/military-media-center-1.jpg" xlink:type="simple" xlink:show="embed" xlink:actuate="onLoad" draw:mime-type="image/jpeg"/>
</draw:frame>
</text:p>
      <text:p text:style-name="P4">
У середу, 12 квітня 2023 р. о 15:00 в <text:a xlink:type="simple" xlink:href="https://t.me/militarymediacenter/1675" text:style-name="Internet_20_link" text:visited-style-name="Visited_20_Internet_20_Link">
Military MediaCenter</text:a>
 відбудеться пресзустріч злікарями, які рятують життя поранених військовослужбовців.</text:p>
      <text:p text:style-name="P4">
Тема до обговорення — інновації цивільних медиків у порятунку та реабілітаціїукраїнських воїнів.</text:p>
      <text:p text:style-name="P4">
У заході також візьмуть участь президент Національної Академії медичних наукУкраїни Віталій Цимбалюк та начальник відділу з питань інновацій Департаментувисокотехнологічної медичної допомоги та інновацій МОЗ України Арман Качарян.</text:p>
      <text:p text:style-name="P4">
Акредитація представників ЗМІ обов’язкова і триватиме до 13:00 12 квітня.</text:p>
      <text:p text:style-name="P4">
Заявки на акредитацію надсилайте на електронну адресу: <text:a xlink:type="simple" xlink:href="https://armyinform.com.ua/cdn-cgi/l/email-protection" text:style-name="Internet_20_link" text:visited-style-name="Visited_20_Internet_20_Link">
[emailprotected]</text:a>
 із зазначенням прізвища, імені та побатькові журналіста, назви видання, контактного телефону, електронної адреси.</text:p>
      <text:p text:style-name="P4">
Source: <text:a xlink:type="simple" xlink:href="https://armyinform.com.ua/2023/04/11/12-kvitnya-u-military-media-center-vidbudetsya-preszustrich-z-vijskovymy-likaryamy/" text:style-name="Internet_20_link" text:visited-style-name="Visited_20_Internet_20_Link">
https://armyinform.com.ua/2023/04/11/12-kvitnya-u-military-media-center-vidbudetsya-preszustrich-z-vijskovymy-likaryamy/</text:a>
</text:p>
      <!--NEWS-->
      <text:h text:style-name="P10" text:outline-level="1">
<text:span text:style-name="T4">
Україна та Румунія співпрацюватимуть у сфері кібербезпеки</text:span>
</text:h>
      <text:p text:style-name="P4">
Author: ['АРМІЯINFORM']</text:p>
      <text:p text:style-name="P4">
Time: 2023-04-11T78:00:00-04:00</text:p>
      <text:p text:style-name="P4">
Description: Національний координаційний центр кібербезпеки (НКЦК) при РНБО України та Національ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7_05_2021_02_37_pm_2jrghg6javq23bth1gh9txai14ajy34aodqyde7z.jpeg" text:style-name="Internet_20_link" text:visited-style-name="Visited_20_Internet_20_Link">
07_05_2021_02_37_pm_2jrghg6javq23bth1gh9txai14ajy34aodqyde7z.jpeg</text:a>
']</text:p>
      <text:p text:style-name="P4">
Tags: ['STOPRUSSIA', 'АГРЕСІЯ РФ', 'СВІТ ПІДТРИМУЄ УКРАЇНУ']</text:p>
      <text:p text:style-name="P4">
Category: News</text:p>
      <!--METADATA-->
      <text:p text:style-name="P4">
<draw:frame draw:style-name="fr1" draw:name="Image314" text:anchor-type="as-char" svg:width="6.9236in" svg:height="3.897987in" draw:z-index="0">
<draw:image xlink:href="../Images/AРМІЯINFORM/2023-04-11T78-00-00-04-00/07_05_2021_02_37_pm_2jrghg6javq23bth1gh9txai14ajy34aodqyde7z.jpeg" xlink:type="simple" xlink:show="embed" xlink:actuate="onLoad" draw:mime-type="image/jpeg"/>
</draw:frame>
Ілюстративне фото</text:p>
      <text:p text:style-name="P4">
Національний координаційний центр кібербезпеки (НКЦК) при РНБО України таНаціональний Директорат з питань кібербезпеки Румунії підписали меморандум провзаєморозуміння у сфері співробітництва з кібербезпеки.</text:p>
      <text:p text:style-name="P4">
Про це <text:a xlink:type="simple" xlink:href="https://www.rnbo.gov.ua/ua/Diialnist/6256.html" text:style-name="Internet_20_link" text:visited-style-name="Visited_20_Internet_20_Link">
повідомляє</text:a>
 АпаратРади національної безпеки і оборони України.</text:p>
      <text:p text:style-name="P4">
«російські хакери — це загроза не лише для України, а й для всього світу. Вонипродовжують атакувати наших партнерів – держави, які надають всебічнупідтримку Україні для перемоги у цій війні. Тому об’єднання зусиль ікоординація у протидії кіберзагрозам надзвичайно важливі сьогодні. Крім того,Україна нині здобуває унікальний досвід, яким ми готові ділитися з міжнародноюспільнотою задля забезпечення миру та безпеки у кіберпросторі», – зазначивзаступник Секретаря РНБО України Сергій Демедюк.</text:p>
      <text:p text:style-name="P4">
**** Співпраця в рамках меморандуму передбачає:</text:p>
      <ul>
        <li>
обмін досвідом і найкращими практиками у сфері кібербезпеки;  * участь в освітніх та науково-технічних проєктах;  * обмін інформацією щодо кіберінцидентів, способів виявлення вразливостей та реагування на кіберзагрози тощо.</li>
      </ul>
      <text:p text:style-name="P4">
НКЦК постійно взаємодіє з міжнародними партнерами, посилює співпрацю дляобміну інформацією та проводить навчання з кібербезпеки. Ми вдячні урядам іприватним компаніям демократичних країн за підтримку та високо цінуємо їхнюдопомогу.</text:p>
      <text:p text:style-name="P4">
Source: <text:a xlink:type="simple" xlink:href="https://armyinform.com.ua/2023/04/11/ukrayina-ta-rumuniya-spivpraczyuvatymut-u-sferi-kiberbezpeky/" text:style-name="Internet_20_link" text:visited-style-name="Visited_20_Internet_20_Link">
https://armyinform.com.ua/2023/04/11/ukrayina-ta-rumuniya-spivpraczyuvatymut-u-sferi-kiberbezpeky/</text:a>
</text:p>
      <!--NEWS-->
      <text:h text:style-name="P10" text:outline-level="1">
<text:span text:style-name="T4">
Прикордоння Сумщини обстріляли з мінометів</text:span>
</text:h>
      <text:p text:style-name="P4">
Author: ['АРМІЯINFORM']</text:p>
      <text:p text:style-name="P4">
Time: 2023-04-11T79:00:00-04:00</text:p>
      <text:p text:style-name="P4">
Description: Сьогодні, 11 квітня, російські окупаційні війська вчергове обстріляли прикордо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АГРЕСІЯ РФ', 'ОБСТРІЛИ ПРИКОРДОННЯ', 'ОК «ПІВНІЧ»', 'СУМЩИНА']</text:p>
      <text:p text:style-name="P4">
Category: News</text:p>
      <!--METADATA-->
      <text:p text:style-name="P4">
<draw:frame draw:style-name="fr1" draw:name="Image315" text:anchor-type="as-char" svg:width="6.9236in" svg:height="5.490198in" draw:z-index="0">
<draw:image xlink:href="../Images/AРМІЯINFORM/2023-04-11T79-00-00-04-00/2022-12-06-obstrily-prykordonnya-ukrayiny-e1670330009167.jpeg" xlink:type="simple" xlink:show="embed" xlink:actuate="onLoad" draw:mime-type="image/jpeg"/>
</draw:frame>
 Ілюстративне фото</text:p>
      <text:p text:style-name="P4">
Сьогодні, 11 квітня, російські окупаційні війська вчергове обстрілялиприкордоння Сумської області з мінометів.</text:p>
      <text:p text:style-name="P4">
Про це <text:a xlink:type="simple" xlink:href="https://t.me/ok_pivnich1/1748" text:style-name="Internet_20_link" text:visited-style-name="Visited_20_Internet_20_Link">
повідомляє</text:a>
 Оперативне командування«Північ».</text:p>
      <text:p text:style-name="P4">
З 11:20 до 11:30 зафіксували 3 приходи, ймовірно з міномету 120 мм, в районнаселеного пункту Ходине. З 11:10 до 11:30 зафіксовано 7 приходів, ймовірно зміномету 120 мм, в район населеного пункту Бунякіне.</text:p>
      <text:p text:style-name="P4">
Про втрати серед місцевого населення чи пошкодження цивільної інфраструктуриінформація не надходила.</text:p>
      <text:p text:style-name="P4">
Нагадаємо, що протягом минулої доби російські війська<text:a xlink:type="simple" xlink:href="https://armyinform.com.ua/2023/04/11/rosiya-za-dobu-obstrilyala-117-naselenyh-punktiv-ukrayiny-ye-zagybli-ta-poraneni/" text:style-name="Internet_20_link" text:visited-style-name="Visited_20_Internet_20_Link">
обстріляли</text:a>
 територію9 областей України, загалом із різних видів озброєння (міномети, танки,артилерія, РСЗВ, БПЛА, тактична авіація) здійснено обстріли 114 населенихпунктів, підтверджено ураження 40 об’єктів інфраструктури</text:p>
      <text:p text:style-name="P4">
Source: <text:a xlink:type="simple" xlink:href="https://armyinform.com.ua/2023/04/11/prykordonnya-sumshhyny-obstrilyaly-z-minometiv/" text:style-name="Internet_20_link" text:visited-style-name="Visited_20_Internet_20_Link">
https://armyinform.com.ua/2023/04/11/prykordonnya-sumshhyny-obstrilyaly-z-minometiv/</text:a>
</text:p>
      <!--NEWS-->
      <text:h text:style-name="P10" text:outline-level="1">
<text:span text:style-name="T4">
Військовослужбовця рф судитимуть за жорстоке вбивство мирних мешканців Ірпеня</text:span>
</text:h>
      <text:p text:style-name="P4">
Author: ['АРМІЯINFORM']</text:p>
      <text:p text:style-name="P4">
Time: 2023-04-11T80:00:00-04:00</text:p>
      <text:p text:style-name="P4">
Description: За процесуального керівництва прокурорів Офісу Генерального прокурора скеровано до су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2.jpg" text:style-name="Internet_20_link" text:visited-style-name="Visited_20_Internet_20_Link">
22.jpg</text:a>
']</text:p>
      <text:p text:style-name="P4">
Tags: ['STOPRUSSIA', 'АГРЕСІЯ РФ', 'ХАРКІВСЬКИЙ ТРИБУНАЛ']</text:p>
      <text:p text:style-name="P4">
Category: News</text:p>
      <!--METADATA-->
      <text:p text:style-name="P4">
<draw:frame draw:style-name="fr1" draw:name="Image316" text:anchor-type="as-char" svg:width="6.9236in" svg:height="8.945536in" draw:z-index="0">
<draw:image xlink:href="../Images/AРМІЯINFORM/2023-04-11T80-00-00-04-00/22.jpg" xlink:type="simple" xlink:show="embed" xlink:actuate="onLoad" draw:mime-type="image/jpeg"/>
</draw:frame>
</text:p>
      <text:p text:style-name="P4">
За процесуального керівництва прокурорів Офісу Генерального прокурораскеровано до суду обвинувальний акт стосовно командира роти 173-го окремогорозвідувального батальйону 106-ї дивізії зс рф за фактом жорстокого поводженняз цивільним населенням, поєднаним з умисним вбивством та інших порушеньзаконів та звичаїв війни.</text:p>
      <text:p text:style-name="P4">
Розслідуванням встановлено, що 5 березня 2022 року російські військові 173-гоокремого розвідувального батальйону та 137-го гвардійського парашутно-десантного полку захопили будівлю в м. Ірпіні по вул. Федора Кричевського.Вони перевіряли людей на блокпосту на виїзді з міста.</text:p>
      <text:p text:style-name="P4">
Захопивши об’єкти, окупанти встановили вогневий контроль над проїжджоючастиною вул Олега Кошового. На той час це була єдина дорога, якою можна булоевакуюватися на транспорті з міста.</text:p>
      <text:p text:style-name="P4">
Наступного дня, 6 березня 2022 року, о 07:30 цивільні жителі м. Ірпіньспробували евакуюватися з міста на власних автомобілях. Люди наклеїли на нихлисти з написами «ДІТИ» та «ЕВАКУАЦІЯ», щоб позначити, що це саме цивільнітранспортні засоби.</text:p>
      <text:p text:style-name="P4">
Колона рухалася по вулиці Незалежності та повернула на вулицю Олега Кошового унапрямку Житомирської траси. Коли автомобілі доїхали до ЖК «Кошовий» по них ізгранатометів та стрілецької зброї відкрили вогонь російські військові. Врезультаті обстрілу шести автівок загинуло п’ять осіб та ще сім, у тому числімалолітня дитина, отримали поранення різного ступеню тяжкості.</text:p>
      <text:p text:style-name="P4">
Окупанти жорстоко ставилися до поранених та не давали можливості надати їмдопомогу.</text:p>
      <text:p text:style-name="P4">
Досудове розслідування здійснювалося групою слідчих Головного слідчогоуправління Нацполіції України.</text:p>
      <text:p text:style-name="P4">
<text:span text:style-name="T4">
Джерело:</text:span>
 <text:a xlink:type="simple" xlink:href="https://gp.gov.ua/ua/posts/viiskovosluzbovcya-rf-suditimut-za-zorstoke-vbivstvo-mirnix-meskanciv-irpenya-yaki-namagalisya-evakuyuvatisya" text:style-name="Internet_20_link" text:visited-style-name="Visited_20_Internet_20_Link">
<text:span text:style-name="T5">
Офіс Генерального прокурораУкраїни</text:span>
</text:a>
</text:p>
      <text:p text:style-name="P4">
Source: <text:a xlink:type="simple" xlink:href="https://armyinform.com.ua/2023/04/11/vijskovosluzhbovczya-rf-sudytymut-za-zhorstoke-vbyvstvo-myrnyh-meshkancziv-irpenya/" text:style-name="Internet_20_link" text:visited-style-name="Visited_20_Internet_20_Link">
https://armyinform.com.ua/2023/04/11/vijskovosluzhbovczya-rf-sudytymut-za-zhorstoke-vbyvstvo-myrnyh-meshkancziv-irpenya/</text:a>
</text:p>
      <!--NEWS-->
      <text:h text:style-name="P10" text:outline-level="1">
<text:span text:style-name="T4">
Захопити Київ росіяни хотіли за 3-5 діб, але Сили оборони вщент розбили наміри ворога — Олександр Павлюк</text:span>
</text:h>
      <text:p text:style-name="P4">
Author: ['АРМІЯINFORM']</text:p>
      <text:p text:style-name="P4">
Time: 2023-04-11T81:00:00-04:00</text:p>
      <text:p text:style-name="P4">
Description: Початковий план захопити Київ був розрахований на 3-5 днів. У знищеній техніці росія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30752_pavliuk_rfe.png" text:style-name="Internet_20_link" text:visited-style-name="Visited_20_Internet_20_Link">
230752_pavliuk_rfe.png</text:a>
']</text:p>
      <text:p text:style-name="P4">
Tags: ['STOPRUSSIA', 'ГЕНЕРАЛ-ЛЕЙТЕНАНТ ОЛЕКСАНДР ПАВЛЮК']</text:p>
      <text:p text:style-name="P4">
Category: News</text:p>
      <!--METADATA-->
      <text:p text:style-name="P4">
<draw:frame draw:style-name="fr1" draw:name="Image317" text:anchor-type="as-char" svg:width="6.9236in" svg:height="3.606042in" draw:z-index="0">
<draw:image xlink:href="../Images/AРМІЯINFORM/2023-04-11T81-00-00-04-00/230752_pavliuk_rfe.png" xlink:type="simple" xlink:show="embed" xlink:actuate="onLoad" draw:mime-type="image/png"/>
</draw:frame>
</text:p>
      <text:p text:style-name="P4">
Початковий план захопити Київ був розрахований на 3-5 днів. У знищеній техніціросіян була парадна форма одягу: вони готувались до параду на Хрещатику, а недо вуличних боїв.</text:p>
      <text:p text:style-name="P4">
Про це в інтерв’ю РБК-Україна <text:a xlink:type="simple" xlink:href="https://cutt.ly/67RgJrm" text:style-name="Internet_20_link" text:visited-style-name="Visited_20_Internet_20_Link">
розповів</text:a>
 першийзаступник Міністра оборони України генерал-лейтенант Олександр Павлюк.</text:p>
      <text:p text:style-name="P4">
«Під виглядом проведення стратегічного командно-штабного навчання рф здійснилапідготовку та розпочала широкомасштабну збройну агресію з метою знищення нашоїдержави. Початковий план захоплення Києва був розрахований на короткостроковуоперацію тривалістю в 3-5 діб. Подібний план був використаний СРСР в Угорщинів 1956-му, Чехословаччині в 1968-му та в Афганістані у 1979 році», — повідомиввін.</text:p>
      <text:p text:style-name="P4">
За його словами, окупанти за звичним для себе принципом планували щонайшвидшевисадити ССО і повітряні десанти на аеродромах Гостомель і Васильків.</text:p>
      <text:p text:style-name="P4">
«Ракетними та авіаційними ударами — знищити нашу систему ППО, пунктиуправління військових частин ЗСУ та Національної гвардії, обʼєкти критичноїінфраструктури.</text:p>
      <text:p text:style-name="P4">
Далі, за умов дезорганізації і краху системи управління, — захопити урядовийквартал та встановити свій маріонеточний уряд. Наміри противника було вщентрозбито Силами оборони, як і всі подальші спроби зміни тактики наступу. Ворогнедооцінив наших громадян, і зрештою – був змушений стрімголов тікати», —зазначив Олександр Павлюк.</text:p>
      <text:p text:style-name="P4">
Source: <text:a xlink:type="simple" xlink:href="https://armyinform.com.ua/2023/04/11/zahopyty-kyyiv-rosiyany-hotily-za-3-5-dib-ale-syly-oborony-vshhent-rozbyly-namiry-voroga-oleksandr-pavlyuk/" text:style-name="Internet_20_link" text:visited-style-name="Visited_20_Internet_20_Link">
https://armyinform.com.ua/2023/04/11/zahopyty-kyyiv-rosiyany-hotily-za-3-5-dib-ale-syly-oborony-vshhent-rozbyly-namiry-voroga-oleksandr-pavlyuk/</text:a>
</text:p>
      <!--NEWS-->
      <text:h text:style-name="P10" text:outline-level="1">
<text:span text:style-name="T4">
Президент провів засідання Ставки — проаналізували стан забезпечення підрозділів боєприпасами</text:span>
</text:h>
      <text:p text:style-name="P4">
Author: ['АРМІЯINFORM']</text:p>
      <text:p text:style-name="P4">
Time: 2023-04-11T82:00:00-04:00</text:p>
      <text:p text:style-name="P4">
Description: Президент України Володимир Зеленський у вівторок провів чергове засідання Став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zelenskyj_videozvern.jpeg" text:style-name="Internet_20_link" text:visited-style-name="Visited_20_Internet_20_Link">
zelenskyj_videozvern.jpeg</text:a>
']</text:p>
      <text:p text:style-name="P4">
Tags: ['СТАВКА ВЕРХОВНОГО ГОЛОВНОКОМАНДУВАЧА']</text:p>
      <text:p text:style-name="P4">
Category: News</text:p>
      <!--METADATA-->
      <text:p text:style-name="P4">
<draw:frame draw:style-name="fr1" draw:name="Image318" text:anchor-type="as-char" svg:width="6.9236in" svg:height="3.956343in" draw:z-index="0">
<draw:image xlink:href="../Images/AРМІЯINFORM/2023-04-11T82-00-00-04-00/zelenskyj_videozvern.jpeg" xlink:type="simple" xlink:show="embed" xlink:actuate="onLoad" draw:mime-type="image/jpeg"/>
</draw:frame>
</text:p>
      <text:p text:style-name="P4">
Президент України Володимир Зеленський у вівторок провів чергове засіданняСтавки Верховного Головнокомандувача. Учасники засідання проаналізували станзабезпечення підрозділів боєприпасами.</text:p>
      <text:p text:style-name="P4">
Про це <text:a xlink:type="simple" xlink:href="https://www.president.gov.ua/news/pid-golovuvannyam-volodimira-zelenskogo-vidbulosya-zasidanny-82193" text:style-name="Internet_20_link" text:visited-style-name="Visited_20_Internet_20_Link">
інформує</text:a>
 Офіс Президента України.</text:p>
      <text:p text:style-name="P4">
Також учасники Ставки заслухали доповіді щодо загальної оперативної обстановкина передовій та ситуації на ділянках фронту в межах зон відповідальностіоперативно-стратегічних угруповань військ.</text:p>
      <text:p text:style-name="P4">
Керівництво розвідки поінформувало про ймовірні дії держави-агресора внайближчій перспективі.</text:p>
      <text:p text:style-name="P4">
Крім того, було продовжено розгляд питання щодо комплектування особовимскладом, озброєнням та військовою технікою новостворених бригад Сил оборони.</text:p>
      <text:p text:style-name="P4">
Серед іншого члени Ставки обговорили питання підвищення ефективності системикерування та взаємодії різних угруповань Сил безпеки й оборони України під часвиконання бойових завдань.</text:p>
      <text:p text:style-name="P4">
У засіданні взяли участь: керівник Офісу Президента Андрій Єрмак, начальникГоловного управління розвідки Міноборони Кирило Буданов, ГоловнокомандувачЗбройних Сил України Валерій Залужний, Прем’єр-міністр Денис Шмигаль, СекретарРади національної безпеки і оборони Олексій Данілов, командувачі родів військта оперативних напрямків. До засідання Ставки також долучилися члени уряду,очільники силових відомств і правоохоронних органів.</text:p>
      <text:p text:style-name="P4">
Source: <text:a xlink:type="simple" xlink:href="https://armyinform.com.ua/2023/04/11/prezydent-proviv-zasidannya-stavky-proanalizuvaly-stan-zabezpechennya-pidrozdiliv-boyeprypasamy/" text:style-name="Internet_20_link" text:visited-style-name="Visited_20_Internet_20_Link">
https://armyinform.com.ua/2023/04/11/prezydent-proviv-zasidannya-stavky-proanalizuvaly-stan-zabezpechennya-pidrozdiliv-boyeprypasamy/</text:a>
</text:p>
      <!--NEWS-->
      <text:h text:style-name="P10" text:outline-level="1">
<text:span text:style-name="T4">
Польща споруджує склади НАТО, де розмістять тисячі одиниць техніки</text:span>
</text:h>
      <text:p text:style-name="P4">
Author: ['АРМІЯINFORM']</text:p>
      <text:p text:style-name="P4">
Time: 2023-04-11T83:00:00-04:00</text:p>
      <text:p text:style-name="P4">
Description: Польський прем’єр-міністр Матеуш Моравецький заявив, що кілька днів тому були зробле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agazyn.jpg" text:style-name="Internet_20_link" text:visited-style-name="Visited_20_Internet_20_Link">
magazyn.jpg</text:a>
']</text:p>
      <text:p text:style-name="P4">
Tags: ['STOPRUSSIA', 'АГРЕСІЯ РФ', 'НАТО']</text:p>
      <text:p text:style-name="P4">
Category: News</text:p>
      <!--METADATA-->
      <text:p text:style-name="P4">
<draw:frame draw:style-name="fr1" draw:name="Image319" text:anchor-type="as-char" svg:width="6.9236in" svg:height="3.894525in" draw:z-index="0">
<draw:image xlink:href="../Images/AРМІЯINFORM/2023-04-11T83-00-00-04-00/magazyn.jpg" xlink:type="simple" xlink:show="embed" xlink:actuate="onLoad" draw:mime-type="image/jpeg"/>
</draw:frame>
Ілюстративне фото</text:p>
      <text:p text:style-name="P4">
Польський прем’єр-міністр Матеуш Моравецький заявив, що кілька днів тому булизроблені кроки щодо будівництва складів озброєнь у Польщі.</text:p>
      <text:p text:style-name="P4">
Про це <text:a xlink:type="simple" xlink:href="https://www.gov.pl/web/premier/zapowiedz-premier-mateusz-morawiecki-z-wizyta-w-stanach-zjednoczonych-ameryki" text:style-name="Internet_20_link" text:visited-style-name="Visited_20_Internet_20_Link">
повідомляє</text:a>
 Канцелярія польськогопрем’єра.</text:p>
      <text:p text:style-name="P4">
«Створимо відповідну матеріально-технічну базу та обладнання. Буде розміщенокілька тисяч одиниць військової техніки НАТО. Завдяки цьому ми будемо набагатобезпечнішими. Це танки, бойові машини, різні види військової техніки, якідопоможуть швидко активізувати східний фланг НАТО. Разом з американськимипартнерами ми створюватимемо логістичну базу, базу озброєння. Кілька тисячодиниць військової техніки НАТО зберігатиметься в Повідзі та в інших місцяхПольщі», —<text:a xlink:type="simple" xlink:href="https://www.youtube.com/watch" text:style-name="Internet_20_link" text:visited-style-name="Visited_20_Internet_20_Link">
зазначив</text:a>
Матеуш Моравецький перед відбуттям з офіційним візитом до Сполучених ШтатівАмерики.</text:p>
      <text:p text:style-name="P4">
Він підкреслив, що сама можливість спорудження таких складів відлякуватимеворогів.</text:p>
      <text:p text:style-name="P4">
«Моя перша зустріч у США була з Камалою Гарріс ( <text:span text:style-name="T5">
віцепрезидент США</text:span>
 <text:span text:style-name="T5">
.</text:span>
 <text:span text:style-name="T5">
—__Р</text:span>
 <text:span text:style-name="T5">
ед.</text:span>
 ). Там ми будемо говорити про Україну і підтримку України. Цяпідтримка є нашим прагматичним змістом», — повідомив прем’єр Польщі.</text:p>
      <text:p text:style-name="P4">
Нагадаємо, 5 квітня 2023 року під час офіційного візиту до Польщі ПрезидентУкраїни Володимир Зеленський<text:a xlink:type="simple" xlink:href="https://armyinform.com.ua/2023/04/05/my-domovylysya-pro-te-shho-dast-ukrayinskym-voyinam-bilshe-syly-volodymyr-zelenskyj-pro-peregovory-u-varshavi/" text:style-name="Internet_20_link" text:visited-style-name="Visited_20_Internet_20_Link">
зустрівся</text:a>
 з прем’єр-міністром Польщі Матеушем Моравецьким. Під час зустрічісторони обговорили економічні та інфраструктурні питання, а також можливостіщодо відбудови України.</text:p>
      <text:p text:style-name="P4">
Source: <text:a xlink:type="simple" xlink:href="https://armyinform.com.ua/2023/04/11/polshha-sporudzhuye-sklady-nato-de-rozmistyat-tysyachi-odynycz-tehniky/" text:style-name="Internet_20_link" text:visited-style-name="Visited_20_Internet_20_Link">
https://armyinform.com.ua/2023/04/11/polshha-sporudzhuye-sklady-nato-de-rozmistyat-tysyachi-odynycz-tehniky/</text:a>
</text:p>
      <!--NEWS-->
      <text:h text:style-name="P10" text:outline-level="1">
<text:span text:style-name="T4">
Генштаб ЗСУ оприлюднив кадри навчання наших військових у Британії</text:span>
</text:h>
      <text:p text:style-name="P4">
Author: ['АРМІЯINFORM']</text:p>
      <text:p text:style-name="P4">
Time: 2023-04-11T84:00:00-04:00</text:p>
      <text:p text:style-name="P4">
Description: Захопливе відео служби зв’язків із громадськістю опера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enshtab-2.jpg" text:style-name="Internet_20_link" text:visited-style-name="Visited_20_Internet_20_Link">
genshtab-2.jpg</text:a>
']</text:p>
      <text:p text:style-name="P4">
Tags: ['АВСТРАЛІЙСЬКІ СИЛИ ОБОРОНИ']</text:p>
      <text:p text:style-name="P4">
Category: News</text:p>
      <!--METADATA-->
      <text:p text:style-name="P4">
<draw:frame draw:style-name="fr1" draw:name="Image320" text:anchor-type="as-char" svg:width="6.9236in" svg:height="3.894525in" draw:z-index="0">
<draw:image xlink:href="../Images/AРМІЯINFORM/2023-04-11T84-00-00-04-00/genshtab-2.jpg" xlink:type="simple" xlink:show="embed" xlink:actuate="onLoad" draw:mime-type="image/jpeg"/>
</draw:frame>
</text:p>
      <text:p text:style-name="P4">
Захопливе відео служби зв’язків із громадськістю <text:a xlink:type="simple" xlink:href="https://armyinform.com.ua/2023/01/29/vogon-i-ruh-genshtab-oprylyudnyv-kadry-z-navchan-nashyh-voyiniv-u-velykij-brytaniyi/" text:style-name="Internet_20_link" text:visited-style-name="Visited_20_Internet_20_Link">
операції«Куду»</text:a>
 Австралійських силоборони оприлюднив Генеральний штаб ЗСУ. Її інструктори зі складу 5-гобатальйону Королівського австралійського полку 1-ї бригади сухопутних військАвстралійських сил оборони продовжують навчати воїнів ЗС України в рамкахбазової загальновійськової підготовки у Великій Британії.</text:p>
      <text:p text:style-name="P4">
Прибувши до Сполученого Королівства в січні 2023 року, контингент, у складіякого до 70 військовослужбовців Австралійських сил оборони, приєднався докраїн-партнерів у програмі підготовки українських новобранців під керівництвомВеликої Британії.</text:p>
      <text:p text:style-name="P4">
Жоден військовослужбовець Австралійських сил оборони не в’їжджатиме в Українув рамках операції «Куду».</text:p>
      <text:p text:style-name="P4">
Один із командирів взводу 5-го батальйону Королівського австралійського полкусказав, що вони навчали новобранців основним солдатським навичкам, коли йшовсніг.</text:p>
      <text:p text:style-name="P4">
«З огляду на те, що ми всі з Австралії, це не зовсім той клімат, в якому мизвикли служити, і зміна навколишнього середовища призвела до того, щопроводити демонстрації та давати уроки виявилося складно», — сказав командир.</text:p>
      <text:p text:style-name="P4">
Поки австралійські солдати проводили уроки, мінливе середовище призвело дотого, що ролі вчителя та учня помінялися місцями, і слухачі надавали своїмінструкторам поради щодо виживання в холодну погоду.</text:p>
      <text:p text:style-name="P4">
«Новобранці та інструктори Збройних Сил України, які звикли до сніжних умов ібагато з яких бачили бойові дії, навчали нас — як краще виживати таприховувати наше пересування по снігу. Ми використовуємо уроки, засвоєні підчас попередньої ротації, а також нещодавній реальний досвід командирівукраїнських підрозділів, аби удосконалити та покращити навчання», — сказаввін.</text:p>
      <text:p text:style-name="P4">
Австралія продовжує підтримувати народ України та надає постійну підтримку увідповідь на триваючі порушення росією міжнародного права.</text:p>
      <text:p text:style-name="P4">
Прибувши до Сполученого Королівства в січні 2023 року, контингент до 70військовослужбовців Австралійських сили оборони приєднався до країн-партнеріву програмі підготовки українських новобранців під керівництвом ВеликоїБританії.</text:p>
      <text:p text:style-name="P4">
Жоден військовослужбовець Австралійських сили оборони не в’їжджатиме в Українув рамках операції «Куду».</text:p>
      <text:p text:style-name="P4">
Source: <text:a xlink:type="simple" xlink:href="https://armyinform.com.ua/2023/04/11/genshtab-zsu-oprylyudnyv-atmosferni-kadry-navchannya-nashyh-vijskovyh-u-brytaniyi/" text:style-name="Internet_20_link" text:visited-style-name="Visited_20_Internet_20_Link">
https://armyinform.com.ua/2023/04/11/genshtab-zsu-oprylyudnyv-atmosferni-kadry-navchannya-nashyh-vijskovyh-u-brytaniyi/</text:a>
</text:p>
      <!--NEWS-->
      <text:h text:style-name="P10" text:outline-level="1">
<text:span text:style-name="T4">
Родини полонених десантників зустрілися з представниками Координаційного штабу</text:span>
</text:h>
      <text:p text:style-name="P4">
Author: ['АРМІЯINFORM']</text:p>
      <text:p text:style-name="P4">
Time: 2023-04-11T85:00:00-04:00</text:p>
      <text:p text:style-name="P4">
Description: У Координаційному штабі відбулася зустріч з родинами полонених і зниклих безвіс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4.jpg" text:style-name="Internet_20_link" text:visited-style-name="Visited_20_Internet_20_Link">
bez-imeni-4.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21" text:anchor-type="as-char" svg:width="6.9236in" svg:height="4.179251in" draw:z-index="0">
<draw:image xlink:href="../Images/AРМІЯINFORM/2023-04-11T85-00-00-04-00/bez-imeni-4.jpg" xlink:type="simple" xlink:show="embed" xlink:actuate="onLoad" draw:mime-type="image/jpeg"/>
</draw:frame>
</text:p>
      <text:p text:style-name="P4">
У Координаційному штабі відбулася зустріч з родинами полонених і зниклихбезвісти оборонців з окремої аеромобільної бригади ДШВ ЗСУ. Участь у заходівзяли представники Координаційного штабу та військової частини.</text:p>
      <text:p text:style-name="P4">
Про це <text:a xlink:type="simple" xlink:href="https://t.me/Koord_shtab/829" text:style-name="Internet_20_link" text:visited-style-name="Visited_20_Internet_20_Link">
повідомляє</text:a>
 Координаційний штаб з питаньповодження з військовополоненими.</text:p>
      <text:p text:style-name="P4">
Представник Штабу звернув увагу на те, що облікова категорія не маєбезпосереднього впливу на залучення в процеси обміну: і полон, і ймовірно,полон, і зниклий безвісти – усі захисники й захисниці, які внесені в єдинийреєстр оборонців, подаються на обмін.</text:p>
      <text:p text:style-name="P4">
За словами представника військової частини, щоб отримати певні довідки чиматеріали, треба оформити відповідне звернення до військової частини черезтериторіальні центри комплектування та соціальної підтримки (ТЦК та СП —колишні військкомати). Він запевнив, що родичі, які зробили відповідні запити,отримують витяги з актів службового розслідування.</text:p>
      <text:p text:style-name="P4">
Представник фінансового відділу прокоментував питання, які стосуються порядкунарахування грошового забезпечення і додаткової щомісячної винагороди під часвиконання бойового завдання, а також виплату коштів у тому разі, коливійськовослужбовець зник безвісти чи потрапив у полон.</text:p>
      <text:p text:style-name="P4">
Що стосується повернення тіл загиблих захисників, представник Штабу зауважив,що цей процес належить до повноважень Офісу Уповноваженого з питань осіб,зниклих безвісти за особливих обставин. Після деокупації територіївідбуваються пошукові заходи за участі відповідних груп. Окремо ведутьсяперемовини про обмін тілами з країною-агресоркою.</text:p>
      <text:p text:style-name="P4">
Source: <text:a xlink:type="simple" xlink:href="https://armyinform.com.ua/2023/04/11/rodyny-polonenyh-desantnykiv-zustrilysya-z-predstavnykamy-koordynaczijnogo-shtabu-2/" text:style-name="Internet_20_link" text:visited-style-name="Visited_20_Internet_20_Link">
https://armyinform.com.ua/2023/04/11/rodyny-polonenyh-desantnykiv-zustrilysya-z-predstavnykamy-koordynaczijnogo-shtabu-2/</text:a>
</text:p>
      <!--NEWS-->
      <text:h text:style-name="P10" text:outline-level="1">
<text:span text:style-name="T4">
Дмитро Кулеба та голова ОБСЄ обговорили найближчі та довгострокові потреби ЗСУ</text:span>
</text:h>
      <text:p text:style-name="P4">
Author: ['АРМІЯINFORM']</text:p>
      <text:p text:style-name="P4">
Time: 2023-04-11T86:00:00-04:00</text:p>
      <text:p text:style-name="P4">
Description: Міністр закордонних справ Дмитро Кулеба обговорив з головою ОБСЄ, міністром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creenshot-2022-02-10-at-20-43-58-golova-mzs-polshhi-zbignyev-rau-zustrivsya-z-ministrom-dmitrom-kuleboyu-u-mezhah-obsye.png" text:style-name="Internet_20_link" text:visited-style-name="Visited_20_Internet_20_Link">
screenshot-2022-02-10-at-20-43-58-golova-mzs-polshhi-zbignyev-rau-zustrivsya-z-ministrom-dmitrom-kuleboyu-u-mezhah-obsye.png</text:a>
']</text:p>
      <text:p text:style-name="P4">
Tags: ['ГЛАВА МЗС УКРАЇНИ', 'ЗБІҐНЄВ РАУ']</text:p>
      <text:p text:style-name="P4">
Category: News</text:p>
      <!--METADATA-->
      <text:p text:style-name="P4">
<draw:frame draw:style-name="fr1" draw:name="Image322" text:anchor-type="as-char" svg:width="6.9236in" svg:height="4.765979in" draw:z-index="0">
<draw:image xlink:href="../Images/AРМІЯINFORM/2023-04-11T86-00-00-04-00/screenshot-2022-02-10-at-20-43-58-golova-mzs-polshhi-zbignyev-rau-zustrivsya-z-ministrom-dmitrom-kuleboyu-u-mezhah-obsye.png" xlink:type="simple" xlink:show="embed" xlink:actuate="onLoad" draw:mime-type="image/png"/>
</draw:frame>
</text:p>
      <text:p text:style-name="P4">
Міністр закордонних справ Дмитро Кулеба обговорив з головою ОБСЄ, міністромзакордонних справ Республіки Польща Збіґнєвом Рау найближчі та довгостроковіпотреби Збройних Сил України, які може забезпечити Польща.</text:p>
      <text:p text:style-name="P4">
Про це<text:a xlink:type="simple" xlink:href="https://twitter.com/DmytroKuleba/status/1645779819592835072" text:style-name="Internet_20_link" text:visited-style-name="Visited_20_Internet_20_Link">
повідомляє</text:a>
глава МЗС України.</text:p>
      <text:p text:style-name="P4">
«Поговорив зі Збіґнєвом Рау, щоб подякувати нашим польським друзям запідтримку. Ми розглянули найближчі та довгострокові потреби Збройних СилУкраїни, які може забезпечити Польща. Ми обоє згодні з необхідністю рішучихкроків щодо України на саміті НАТО у Вільнюсі», — йдеться у повідомленні.</text:p>
      <text:p text:style-name="P4">
Source: <text:a xlink:type="simple" xlink:href="https://armyinform.com.ua/2023/04/11/dmytro-kuleba-ta-golova-obsye-obgovoryly-najblyzhchi-ta-dovgostrokovi-potreby-zsu/" text:style-name="Internet_20_link" text:visited-style-name="Visited_20_Internet_20_Link">
https://armyinform.com.ua/2023/04/11/dmytro-kuleba-ta-golova-obsye-obgovoryly-najblyzhchi-ta-dovgostrokovi-potreby-zsu/</text:a>
</text:p>
      <!--NEWS-->
      <text:h text:style-name="P10" text:outline-level="1">
<text:span text:style-name="T4">
Парламент ухвалив у першому читанні два законопроєкти, які передбачають удосконалення роботи ВЛК</text:span>
</text:h>
      <text:p text:style-name="P4">
Author: ['АРМІЯINFORM']</text:p>
      <text:p text:style-name="P4">
Time: 2023-04-11T87:00:00-04:00</text:p>
      <text:p text:style-name="P4">
Description: Сьогодні у першому читанні Парламент проголосував два законопроекти, які мають на ме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eformiviyskovolikarskikhkomisiybuti.jpg" text:style-name="Internet_20_link" text:visited-style-name="Visited_20_Internet_20_Link">
reformiviyskovolikarskikhkomisiybuti.jpg</text:a>
']</text:p>
      <text:p text:style-name="P4">
Tags: ['ВЛК', 'ГАННА МАЛЯР']</text:p>
      <text:p text:style-name="P4">
Category: News</text:p>
      <!--METADATA-->
      <text:p text:style-name="P4">
<draw:frame draw:style-name="fr1" draw:name="Image323" text:anchor-type="as-char" svg:width="6.9236in" svg:height="4.621847in" draw:z-index="0">
<draw:image xlink:href="../Images/AРМІЯINFORM/2023-04-11T87-00-00-04-00/reformiviyskovolikarskikhkomisiybuti.jpg" xlink:type="simple" xlink:show="embed" xlink:actuate="onLoad" draw:mime-type="image/jpeg"/>
</draw:frame>
</text:p>
      <text:p text:style-name="P4">
Сьогодні у першому читанні Парламент проголосував два законопроекти, які маютьна меті спростити та пришвидшити процедуру проходження військово-лікарськоїкомісії.</text:p>
      <text:p text:style-name="P4">
Про це <text:a xlink:type="simple" xlink:href="https://t.me/annamaliar/632" text:style-name="Internet_20_link" text:visited-style-name="Visited_20_Internet_20_Link">
повідомила</text:a>
 заступник Міністра оборониУкраїни Ганна Маляр.</text:p>
      <text:p text:style-name="P4">
«Дорожня карта змін у роботі військово-лікарських комісій реалізовується запланом», — зазначила вона.</text:p>
      <text:p text:style-name="P4">
Зокрема <text:span text:style-name="T4">
, у законопроекті 9158</text:span>
 пропонується спростити оформленнявійськовослужбовцями довідки про обставини травми (поранення, контузії,каліцтва) та оформлення й направлення медичних документів між військовимичастинами та закладами охорони здоров’я.</text:p>
      <text:p text:style-name="P4">
<text:span text:style-name="T4">
Законопроект 9154</text:span>
 пропонує розширити перелік військових формувань таспеціальних органів, де створюються військово-лікарські комісії, і дозволитиїх створення всім учасникам сектору безпеки та оборони.</text:p>
      <text:p text:style-name="P4">
Також пропонується надати право створювати ВЛК при «цивільних» закладахохорони здоров’я державної та комунальної форм власності.</text:p>
      <text:p text:style-name="P4">
«Над удосконаленням процедури ВЛК працює робоча група з декількох міністерств,представників громадськсткості та народних депутатів. Напрацьовано цілийкомплекс заходів, які поетапно реалізовуються», — наголосила Ганна Маляр.</text:p>
      <text:p text:style-name="P4">
Source: <text:a xlink:type="simple" xlink:href="https://armyinform.com.ua/2023/04/11/parlament-uhvalyv-u-pershomu-chytanni-dva-zakonoproyekty-yaki-peredbachayut-udoskonalennya-roboty-vijskovo-likarskyh-komisij/" text:style-name="Internet_20_link" text:visited-style-name="Visited_20_Internet_20_Link">
https://armyinform.com.ua/2023/04/11/parlament-uhvalyv-u-pershomu-chytanni-dva-zakonoproyekty-yaki-peredbachayut-udoskonalennya-roboty-vijskovo-likarskyh-komisij/</text:a>
</text:p>
      <!--NEWS-->
      <text:h text:style-name="P10" text:outline-level="1">
<text:span text:style-name="T4">
Сили оборони за добу відбили понад 50 ворожих атак — Генштаб ЗСУ</text:span>
</text:h>
      <text:p text:style-name="P4">
Author: ['АРМІЯINFORM']</text:p>
      <text:p text:style-name="P4">
Time: 2023-04-11T88:00:00-04:00</text:p>
      <text:p text:style-name="P4">
Description: Протягом 11 квітня Сили оборони України відбили понад 50 атак противника на чотирь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776871_9587847981226990_4573178674754998368_n.jpg" text:style-name="Internet_20_link" text:visited-style-name="Visited_20_Internet_20_Link">
340776871_9587847981226990_4573178674754998368_n.jpg</text:a>
']</text:p>
      <text:p text:style-name="P4">
Tags: ['ГЕНШТАБ ЗС УКРАЇНИ', 'ЗВЕДЕННЯ']</text:p>
      <text:p text:style-name="P4">
Category: News</text:p>
      <!--METADATA-->
      <text:p text:style-name="P4">
<draw:frame draw:style-name="fr1" draw:name="Image324" text:anchor-type="as-char" svg:width="6.9236in" svg:height="4.622945in" draw:z-index="0">
<draw:image xlink:href="../Images/AРМІЯINFORM/2023-04-11T88-00-00-04-00/340776871_9587847981226990_4573178674754998368_n.jpg" xlink:type="simple" xlink:show="embed" xlink:actuate="onLoad" draw:mime-type="image/jpeg"/>
</draw:frame>
</text:p>
      <text:p text:style-name="P4">
Протягом 11 квітня Сили оборони України відбили понад 50 атак противника начотирьох напрямках.</text:p>
      <text:p text:style-name="P4">
Про це<text:a xlink:type="simple" xlink:href="https%3A%2F%2Fwww.facebook.com%2FGeneralStaff.ua%2Fposts%2Fpfbid02XF3dNofxpZF7uXvQ4bDtVpxecCa9oiBfVbskkyUfQTHiPrnh6Gp1tktxfU3TTvoLl&amp;show_text=true&amp;width=500" text:style-name="Internet_20_link" text:visited-style-name="Visited_20_Internet_20_Link">
йдеться</text:a>
в оперативній інформації Генерального штабу ЗСУ.</text:p>
      <text:p text:style-name="P4">
Протягом доби окупанти обстріляли населені пункти Блешня, Кам'янська Слобода іГрем’яч Чернігівської області; Волфине і Катеринівка Сумської області, а такожВетеринарне, Глибоке, Гатище, Вовчанськ, Зибине, Волохівка, Охрімівка,Черняків, Комісарове, Бударки та Довжанка на Харківщині.</text:p>
      <text:p text:style-name="P4">
На Куп’янському напрямку ворожих обстрілів зазнали населені пункти Колодязне,Кам'янка, Тополі, Красне Перше, Рідкодуб, Новомлинськ, Дворічна, Кіндрашівка,Піщане та Берестове Харківської області та Новоселівське на Луганщині.</text:p>
      <text:p text:style-name="P4">
На Лиманському напрямку протягом доби противник вів безуспішні наступальні діїв районі південніше Білогорівки та Спірного. Артилерійських обстрілів зазналиМакіївка, Невське, Білогорівка Луганської області та Ямполівка, Торське іСпірне — Донецької.</text:p>
      <text:p text:style-name="Horizontal_20_Line"/>
      <text:p text:style-name="P4">
__</text:p>
      <text:p text:style-name="P4">
Source: <text:a xlink:type="simple" xlink:href="https://armyinform.com.ua/2023/04/11/syly-oborony-za-dobu-vidbyly-ponad-50-vorozhyh-atak-genshtab-zsu/" text:style-name="Internet_20_link" text:visited-style-name="Visited_20_Internet_20_Link">
https://armyinform.com.ua/2023/04/11/syly-oborony-za-dobu-vidbyly-ponad-50-vorozhyh-atak-genshtab-zsu/</text:a>
</text:p>
      <!--NEWS-->
      <text:h text:style-name="P10" text:outline-level="1">
<text:span text:style-name="T4">
Через великі втрати росіяни у Кряківці на Луганщині розгорнули наметове містечко для поранених</text:span>
</text:h>
      <text:p text:style-name="P4">
Author: ['АРМІЯINFORM']</text:p>
      <text:p text:style-name="P4">
Time: 2023-04-11T89:00:00-04:00</text:p>
      <text:p text:style-name="P4">
Description: Противник продовжує використовувати медичні заклади тимчасово захоплених територій.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b52617-48be8ee-fotor-2023-2-11-7-4-47.jpg" text:style-name="Internet_20_link" text:visited-style-name="Visited_20_Internet_20_Link">
7b52617-48be8ee-fotor-2023-2-11-7-4-47.jpg</text:a>
']</text:p>
      <text:p text:style-name="P4">
Tags: ['ГШ ЗСУ']</text:p>
      <text:p text:style-name="P4">
Category: News</text:p>
      <!--METADATA-->
      <text:p text:style-name="P4">
<draw:frame draw:style-name="fr1" draw:name="Image325" text:anchor-type="as-char" svg:width="6.9236in" svg:height="3.883237in" draw:z-index="0">
<draw:image xlink:href="../Images/AРМІЯINFORM/2023-04-11T89-00-00-04-00/7b52617-48be8ee-fotor-2023-2-11-7-4-47.jpg" xlink:type="simple" xlink:show="embed" xlink:actuate="onLoad" draw:mime-type="image/jpeg"/>
</draw:frame>
</text:p>
      <text:p text:style-name="P4">
Противник продовжує використовувати медичні заклади тимчасово захопленихтериторій.</text:p>
      <text:p text:style-name="P4">
Про це <text:a xlink:type="simple" xlink:href="https://www.facebook.com/plugins/post.php" text:style-name="Internet_20_link" text:visited-style-name="Visited_20_Internet_20_Link">
йдеться</text:a>
 в оперативнійінформації Генерального штабу ЗСУ.</text:p>
      <text:p text:style-name="P4">
Так, будівлю центру первинної медико-санітарної допомоги у Новопскові тафельдшерсько-акушерський пункт Кряківки, що на Луганщині, окупантивикористовують як військовий шпиталь.</text:p>
      <text:p text:style-name="P4">
«У Кряківці, з метою збільшення кількості ліжкомісць, загарбники додатковорозгорнули наметове містечко. Отримати медичну допомогу у цих цивільнихмедичних закладах можуть виключно представники російських окупаційних військ»,— йдеться у повідомленні.</text:p>
      <text:p text:style-name="P4">
Source: <text:a xlink:type="simple" xlink:href="https://armyinform.com.ua/2023/04/11/cherez-velyki-vtraty-rf-u-kryakivczi-na-luganshhyni-rozgornuly-nametove-mistechko-dlya-poranenyh/" text:style-name="Internet_20_link" text:visited-style-name="Visited_20_Internet_20_Link">
https://armyinform.com.ua/2023/04/11/cherez-velyki-vtraty-rf-u-kryakivczi-na-luganshhyni-rozgornuly-nametove-mistechko-dlya-poranenyh/</text:a>
</text:p>
      <!--NEWS-->
      <text:h text:style-name="P10" text:outline-level="1">
<text:span text:style-name="T4">
Українська авіація за добу завдала 13 ударів по противнику та його техніці</text:span>
</text:h>
      <text:p text:style-name="P4">
Author: ['АРМІЯINFORM']</text:p>
      <text:p text:style-name="P4">
Time: 2023-04-11T90:00:00-04:00</text:p>
      <text:p text:style-name="P4">
Description: Авіація Сил оборони за добу завдала 13 ударів по районах зосередження особового склад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75457180_328794299288525_494648559806518878_n_650x410.jpg" text:style-name="Internet_20_link" text:visited-style-name="Visited_20_Internet_20_Link">
275457180_328794299288525_494648559806518878_n_650x410.jpg</text:a>
']</text:p>
      <text:p text:style-name="P4">
Tags: ['STOPRUSSIA', 'АВІАЦІЯ']</text:p>
      <text:p text:style-name="P4">
Category: News</text:p>
      <!--METADATA-->
      <text:p text:style-name="P4">
<draw:frame draw:style-name="fr1" draw:name="Image326" text:anchor-type="as-char" svg:width="6.9236in" svg:height="4.367194in" draw:z-index="0">
<draw:image xlink:href="../Images/AРМІЯINFORM/2023-04-11T90-00-00-04-00/275457180_328794299288525_494648559806518878_n_650x410.jpg" xlink:type="simple" xlink:show="embed" xlink:actuate="onLoad" draw:mime-type="image/jpeg"/>
</draw:frame>
</text:p>
      <text:p text:style-name="P4">
Авіація Сил оборони за добу завдала 13 ударів по районах зосередженняособового складу та військової техніки окупантів.</text:p>
      <text:p text:style-name="P4">
Про це <text:a xlink:type="simple" xlink:href="https://www.facebook.com/plugins/post.php" text:style-name="Internet_20_link" text:visited-style-name="Visited_20_Internet_20_Link">
йдеться</text:a>
 в оперативнійінформації Генерального штабу ЗСУ.</text:p>
      <text:p text:style-name="P4">
Також наші воїни збили 2 ворожих БПЛА типу «Орлан-10».</text:p>
      <text:p text:style-name="P4">
Підрозділи ракетних військ і артилерії протягом доби уразили 4 районизосередження живої сили, озброєння та військової техніки, а також 2 станціїрадіоелектронної боротьби противника.</text:p>
      <text:p text:style-name="P4">
Source: <text:a xlink:type="simple" xlink:href="https://armyinform.com.ua/2023/04/11/ukrayinska-aviacziya-za-dobu-zavdala-13-udariv-po-protyvnyku-ta-jogo-tehniczi/" text:style-name="Internet_20_link" text:visited-style-name="Visited_20_Internet_20_Link">
https://armyinform.com.ua/2023/04/11/ukrayinska-aviacziya-za-dobu-zavdala-13-udariv-po-protyvnyku-ta-jogo-tehniczi/</text:a>
</text:p>
      <!--NEWS-->
      <text:h text:style-name="P10" text:outline-level="1">
<text:span text:style-name="T4">
Дмитро Кулеба і глава МЗС Італії обговорили нову військову допомогу для України</text:span>
</text:h>
      <text:p text:style-name="P4">
Author: ['АРМІЯINFORM']</text:p>
      <text:p text:style-name="P4">
Time: 2023-04-11T91:00:00-04:00</text:p>
      <text:p text:style-name="P4">
Description: Міністр закордонних справ України Дмитро Кулеба під час телефонної розмови обговорив нов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69810316-646.jpeg" text:style-name="Internet_20_link" text:visited-style-name="Visited_20_Internet_20_Link">
630_360_1669810316-646.jpeg</text:a>
']</text:p>
      <text:p text:style-name="P4">
Tags: ['ДОПОМОГА', 'ІТАЛІЯ', 'МЗС']</text:p>
      <text:p text:style-name="P4">
Category: News</text:p>
      <!--METADATA-->
      <text:p text:style-name="P4">
<draw:frame draw:style-name="fr1" draw:name="Image327" text:anchor-type="as-char" svg:width="6.9236in" svg:height="3.956343in" draw:z-index="0">
<draw:image xlink:href="../Images/AРМІЯINFORM/2023-04-11T91-00-00-04-00/630_360_1669810316-646.jpeg" xlink:type="simple" xlink:show="embed" xlink:actuate="onLoad" draw:mime-type="image/jpeg"/>
</draw:frame>
</text:p>
      <text:p text:style-name="P4">
Міністр закордонних справ України Дмитро Кулеба під час телефонної розмовиобговорив нову військову допомогу з міністром закордонних справ Італії АнтоніоТаяні.</text:p>
      <text:p text:style-name="P4">
Про це глава МЗС України<text:a xlink:type="simple" xlink:href="https://twitter.com/DmytroKuleba/status/1645751584419094530" text:style-name="Internet_20_link" text:visited-style-name="Visited_20_Internet_20_Link">
повідомив</text:a>
 утвіттері.</text:p>
      <text:p text:style-name="P4">
«Сьогодні я розмовляв зі своїм італійським колегою Антоніо Таяні. Миобговорили нову допомогу, яку Італія може надати для забезпечення перемогиУкраїни над російською агресією», — йдеться у дописі.</text:p>
      <text:p text:style-name="P4">
Source: <text:a xlink:type="simple" xlink:href="https://armyinform.com.ua/2023/04/11/dmytro-kuleba-i-glava-mzs-italiyi-obgovoryly-novu-vijskovu-dopomogu-ukrayini/" text:style-name="Internet_20_link" text:visited-style-name="Visited_20_Internet_20_Link">
https://armyinform.com.ua/2023/04/11/dmytro-kuleba-i-glava-mzs-italiyi-obgovoryly-novu-vijskovu-dopomogu-ukrayini/</text:a>
</text:p>
      <!--NEWS-->
      <text:h text:style-name="P10" text:outline-level="1">
<text:span text:style-name="T4">
В Україні засуджено вісьмох загарбників: штурмували Бахмут і розвідували позиції ЗСУ</text:span>
</text:h>
      <text:p text:style-name="P4">
Author: ['АРМІЯINFORM']</text:p>
      <text:p text:style-name="P4">
Time: 2023-04-11T92:00:00-04:00</text:p>
      <text:p text:style-name="P4">
Description: В Україні за ґрати відправили вісьмох бойовиків, які штурмували Бахмут та розвід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84764_photo_2023-04-11_16.28.56_new_960x380_0.jpeg" text:style-name="Internet_20_link" text:visited-style-name="Visited_20_Internet_20_Link">
284764_photo_2023-04-11_16.28.56_new_960x380_0.jpeg</text:a>
']</text:p>
      <text:p text:style-name="P4">
Tags: ['АГЕНТИ РФ', 'СБУ']</text:p>
      <text:p text:style-name="P4">
Category: News</text:p>
      <!--METADATA-->
      <text:p text:style-name="P4">
<draw:frame draw:style-name="fr1" draw:name="Image328" text:anchor-type="as-char" svg:width="6.9236in" svg:height="3.894525in" draw:z-index="0">
<draw:image xlink:href="../Images/AРМІЯINFORM/2023-04-11T92-00-00-04-00/284764_photo_2023-04-11_16.28.56_new_960x380_0.jpeg" xlink:type="simple" xlink:show="embed" xlink:actuate="onLoad" draw:mime-type="image/jpeg"/>
</draw:frame>
</text:p>
      <text:p text:style-name="P4">
В Україні за ґрати відправили вісьмох бойовиків, які штурмували Бахмут тарозвідували позиції ЗСУ на Херсонщині.</text:p>
      <text:p text:style-name="P4">
Про це <text:a xlink:type="simple" xlink:href="https://ssu.gov.ua/novyny/za-materialamy-sbu-tiuremni-stroky-otrymaly-shche-8-boiovykiv-yaki-shturmuvaly-bakhmut-ta-rozviduvaly-pozytsii-zsu-na-khersonshchyni" text:style-name="Internet_20_link" text:visited-style-name="Visited_20_Internet_20_Link">
повідомляє</text:a>
 Служба безпеки України.</text:p>
      <text:p text:style-name="P4">
​​За матеріалами СБУ тюремні строки отримали 8 бойовиків, які штурмувалиБахмут та розвідували позиції ЗСУ на Херсонщині. В український полон вонипотрапили під час бойових зіткнень на східному та південному фронтах.</text:p>
      <text:p text:style-name="P4">
Зазначається, що серед засуджених — помічник гранатометника так званого«батальйону прізрак». З 2014 року він воював проти сил АТО, а післяширокомасштабного вторгнення штурмував міста в Донецькій та Луганськійобластях.</text:p>
      <text:p text:style-name="P4">
Крім того, тюремні строки отримали двоє бойовиків-росіян. Разом із іншимиокупантами вони чергували на російських блокпостах у захоплених містахДонеччини, проводили артобстріли позицій українських військ на територіїрегіону.</text:p>
      <text:p text:style-name="P4">
Ще один зловмисник мав завдання виявляти безпілотні літальні апарати Силоборони на тимчасово окупованій території Луганщини.</text:p>
      <text:p text:style-name="P4">
«До 15 років ув’язнення також засуджено бойовика, який на початкуповномасштабного вторгнення перебував у тюрмі на території тимчасовозахопленої частини Донеччини. Згодом загарбники запропонували йому амністію.Упродовж 20 днів колишній в’язень брав участь у штурмі Бахмута і потрапив таму полон», — ідеться у повідомленні.</text:p>
      <text:p text:style-name="P4">
Також на Полтавщині за матеріалами СБУ до 15 років тюрми засуджено двохмешканців Горлівки, які напередодні 24 лютого минулого року добровільновступили до лав окупантів. Пізніше вони брали участь у штурмі населенихпунктів Донеччини.</text:p>
      <text:p text:style-name="P4">
Source: <text:a xlink:type="simple" xlink:href="https://armyinform.com.ua/2023/04/11/v-ukrayini-zasudzheno-vismoh-bojovykiv-shturmuvaly-bahmut-i-rozviduvaly-pozycziyi-zsu/" text:style-name="Internet_20_link" text:visited-style-name="Visited_20_Internet_20_Link">
https://armyinform.com.ua/2023/04/11/v-ukrayini-zasudzheno-vismoh-bojovykiv-shturmuvaly-bahmut-i-rozviduvaly-pozycziyi-zsu/</text:a>
</text:p>
      <!--NEWS-->
      <text:h text:style-name="P10" text:outline-level="1">
<text:span text:style-name="T4">
Митрополит Епіфаній освятив паски для українських захисників</text:span>
</text:h>
      <text:p text:style-name="P4">
Author: ['АРМІЯINFORM']</text:p>
      <text:p text:style-name="P4">
Time: 2023-04-11T93:00:00-04:00</text:p>
      <text:p text:style-name="P4">
Description: Блаженнійший Митрополит Київський і всієї України Епіфаній у Свято-Михайлів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sc_6582-1536x1022-1.jpg" text:style-name="Internet_20_link" text:visited-style-name="Visited_20_Internet_20_Link">
dsc_6582-1536x1022-1.jpg</text:a>
', '<text:a xlink:type="simple" xlink:href="https://armyinform.com.ua/wp-content/uploads/2023/04/dsc_6617-1536x1022-1.jpg" text:style-name="Internet_20_link" text:visited-style-name="Visited_20_Internet_20_Link">
dsc_6617-1536x1022-1.jpg</text:a>
', '<text:a xlink:type="simple" xlink:href="https://armyinform.com.ua/wp-content/uploads/2023/04/1-5-1536x1022-1.jpg" text:style-name="Internet_20_link" text:visited-style-name="Visited_20_Internet_20_Link">
1-5-1536x1022-1.jpg</text:a>
']</text:p>
      <text:p text:style-name="P4">
Tags: []</text:p>
      <text:p text:style-name="P4">
Category: News</text:p>
      <!--METADATA-->
      <text:p text:style-name="P4">
<draw:frame draw:style-name="fr1" draw:name="Image329" text:anchor-type="as-char" svg:width="6.9236in" svg:height="4.604194in" draw:z-index="0">
<draw:image xlink:href="../Images/AРМІЯINFORM/2023-04-11T93-00-00-04-00/dsc_6582-1536x1022-1.jpg" xlink:type="simple" xlink:show="embed" xlink:actuate="onLoad" draw:mime-type="image/jpeg"/>
</draw:frame>
</text:p>
      <text:p text:style-name="P4">
Блаженнійший Митрополит Київський і всієї України Епіфаній у Свято-Михайлівському Золотоверхому соборі освятив 3 тисячі пасок, які відправлятьзахисникам України.</text:p>
      <text:p text:style-name="P4">
Про це <text:a xlink:type="simple" xlink:href="https://www.pomisna.info/uk/vsi-novyny/predstoyatel-osvyatyv-velykodni-pasky-dlya-zahysnykiv-batkivshhyny/" text:style-name="Internet_20_link" text:visited-style-name="Visited_20_Internet_20_Link">
пресслужба </text:a>
Православної церквиУкраїни.</text:p>
      <text:p text:style-name="P4">
<draw:frame draw:style-name="fr1" draw:name="Image330" text:anchor-type="as-char" svg:width="6.9236in" svg:height="4.604194in" draw:z-index="0">
<draw:image xlink:href="../Images/AРМІЯINFORM/2023-04-11T93-00-00-04-00/dsc_6617-1536x1022-1.jpg" xlink:type="simple" xlink:show="embed" xlink:actuate="onLoad" draw:mime-type="image/jpeg"/>
</draw:frame>
</text:p>
      <text:p text:style-name="P4">
«Ми молимося за наше доблесне військо і хочемо через ці паски поділитисяВеликодньою радістю з нашими захисниками. Ми прагнемо, щоб вони відчули, щопро них не забувають. Дякуємо всім, хто долучається до цієї доброї справи.Через згуртованість ми неодмінно переможемо, бо ми захищаємо тих, кого любимо,і Господь благословляє нашу справедливу боротьбу», — зазначив МитрополитЕпіфаній.</text:p>
      <text:p text:style-name="P4">
<draw:frame draw:style-name="fr1" draw:name="Image331" text:anchor-type="as-char" svg:width="6.9236in" svg:height="4.604194in" draw:z-index="0">
<draw:image xlink:href="../Images/AРМІЯINFORM/2023-04-11T93-00-00-04-00/1-5-1536x1022-1.jpg" xlink:type="simple" xlink:show="embed" xlink:actuate="onLoad" draw:mime-type="image/jpeg"/>
</draw:frame>
</text:p>
      <text:p text:style-name="P4">
Разом з Предстоятелем автокефальної Української Православної Церкви молилисяархієпископ Вишгородський Агапіт, військовослужбовці Національної гвардіїУкраїни, капелани ПЦУ та представники благодійного фонду.</text:p>
      <text:p text:style-name="P4">
Source: <text:a xlink:type="simple" xlink:href="https://armyinform.com.ua/2023/04/11/mytropolyt-epifanij-osvyatyv-pasky-dlya-ukrayinskyh-zahysnykiv/" text:style-name="Internet_20_link" text:visited-style-name="Visited_20_Internet_20_Link">
https://armyinform.com.ua/2023/04/11/mytropolyt-epifanij-osvyatyv-pasky-dlya-ukrayinskyh-zahysnykiv/</text:a>
</text:p>
      <!--NEWS-->
      <text:h text:style-name="P10" text:outline-level="1">
<text:span text:style-name="T4">
У США впевнені, що Україна переможе на полі бою — Дмитро Кулеба</text:span>
</text:h>
      <text:p text:style-name="P4">
Author: ['АРМІЯINFORM']</text:p>
      <text:p text:style-name="P4">
Time: 2023-04-11T94:00:00-04:00</text:p>
      <text:p text:style-name="P4">
Description: Міністр закордонних справ України Дмитро Кулеба провів телефонну розмову з держсекретаре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f4a0fc1487a6ef2df2265b840f43a98.webp" text:style-name="Internet_20_link" text:visited-style-name="Visited_20_Internet_20_Link">
bf4a0fc1487a6ef2df2265b840f43a98.webp</text:a>
']</text:p>
      <text:p text:style-name="P4">
Tags: ['ДЕРЖАВНИЙ СЕКРЕТАР США ЕНТОНІ\xa0БЛІНКЕН', 'ДМИТРО КУЛЕБА']</text:p>
      <text:p text:style-name="P4">
Category: News</text:p>
      <!--METADATA-->
      <text:p text:style-name="P4">
<draw:frame draw:style-name="fr1" draw:name="Image332" text:anchor-type="as-char" svg:width="6.9236in" svg:height="3.4618in" draw:z-index="0">
<draw:image xlink:href="../ConvertedIMGs/AРМІЯINFORM/2023-04-11T94-00-00-04-00/bf4a0fc1487a6ef2df2265b840f43a98.png" xlink:type="simple" xlink:show="embed" xlink:actuate="onLoad" draw:mime-type="image/png"/>
</draw:frame>
</text:p>
      <text:p text:style-name="P4">
Міністр закордонних справ України Дмитро Кулеба провів телефонну розмову здержсекретарем США Ентоні Блінкеном.</text:p>
      <text:p text:style-name="P4">
Про це Дмитро Кулеба<text:a xlink:type="simple" xlink:href="https://twitter.com/DmytroKuleba/status/1645798247372566537" text:style-name="Internet_20_link" text:visited-style-name="Visited_20_Internet_20_Link">
повідомив</text:a>
у своєму Twitter.</text:p>
      <text:p text:style-name="P4">
«Ентоні Блінкен підтвердив непохитну підтримку США і рішуче відкинув будь-якіспроби поставити під сумнів здатність України перемагати на полі бою», —написав очільник українського МЗС.</text:p>
      <text:p text:style-name="P4">
Він додав, що США залишаються надійним партнером України, зосередженим «напросуванні нашої перемоги та забезпеченні справедливого миру».</text:p>
      <text:p text:style-name="P4">
Source: <text:a xlink:type="simple" xlink:href="https://armyinform.com.ua/2023/04/11/u-ssha-vpevneni-shho-ukrayina-mozhe-peremogty-na-poli-boyu-dmytro-kuleba/" text:style-name="Internet_20_link" text:visited-style-name="Visited_20_Internet_20_Link">
https://armyinform.com.ua/2023/04/11/u-ssha-vpevneni-shho-ukrayina-mozhe-peremogty-na-poli-boyu-dmytro-kuleba/</text:a>
</text:p>
      <!--NEWS-->
      <text:h text:style-name="P10" text:outline-level="1">
<text:span text:style-name="T4">
З небезпечних регіонів України за останні місяці евакуювали більше сотні тисяч осіб</text:span>
</text:h>
      <text:p text:style-name="P4">
Author: ['АРМІЯINFORM']</text:p>
      <text:p text:style-name="P4">
Time: 2023-04-11T95:00:00-04:00</text:p>
      <text:p text:style-name="P4">
Description: З небезпечних регіонів України за останні місяці евакуювалися більше 100 тисяч громадя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668265939-146.jpg" text:style-name="Internet_20_link" text:visited-style-name="Visited_20_Internet_20_Link">
630_360_1668265939-146.jpg</text:a>
']</text:p>
      <text:p text:style-name="P4">
Tags: ['STOPRUSSIA', 'МІНРЕІНТЕГРАЦІЇ']</text:p>
      <text:p text:style-name="P4">
Category: News</text:p>
      <!--METADATA-->
      <text:p text:style-name="P4">
<draw:frame draw:style-name="fr1" draw:name="Image333" text:anchor-type="as-char" svg:width="6.9236in" svg:height="3.956343in" draw:z-index="0">
<draw:image xlink:href="../Images/AРМІЯINFORM/2023-04-11T95-00-00-04-00/630_360_1668265939-146.jpg" xlink:type="simple" xlink:show="embed" xlink:actuate="onLoad" draw:mime-type="image/jpeg"/>
</draw:frame>
</text:p>
      <text:p text:style-name="P4">
З небезпечних регіонів України за останні місяці евакуювалися більше 100 тисячгромадян.</text:p>
      <text:p text:style-name="P4">
Про це <text:a xlink:type="simple" xlink:href="https://www.kmu.gov.ua/news/tryvaie-evakuatsiia-z1-nebezpechnykh-terytorii-ukrainy" text:style-name="Internet_20_link" text:visited-style-name="Visited_20_Internet_20_Link">
повідомляє</text:a>
 Міністерство з питаньреінтеграції тимчасово окупованих територій України.</text:p>
      <text:p text:style-name="P4">
«З серпня 2022 року триває обов’язкова евакуація з Донеччини. Таким чином добезпечних регіонів перемістилися більше ніж 60 тисяч громадян. Серед них —понад 7 тисяч дітей і більш як 2,5 тисячі маломобільних.</text:p>
      <text:p text:style-name="P4">
З Харківщини за 7 місяців виїхали майже 25 тисяч людей.</text:p>
      <text:p text:style-name="P4">
З нещодавно звільнених територій Херсонщини за 5 місяців евакуювалася понад 21тисяча громадян», — йдеться у повідомленні.</text:p>
      <text:p text:style-name="P4">
У Мінреінтеграції зазначили, що для централізованого переміщення громадян убезпечні регіони України завчасно проводиться підготовка і плануєтьсяпроведення усіх заходів. Президент, Уряд, місцева влада, міжнародніорганізації та волонтери докладають максимум зусиль, щоб наші співгромадянибули у безпеці.</text:p>
      <text:p text:style-name="P4">
Source: <text:a xlink:type="simple" xlink:href="https://armyinform.com.ua/2023/04/11/z-nebezpechnyh-regioniv-ukrayiny-za-ostanni-misyaczi-evakuyuvaly-bilshe-sotni-tysyach-osib/" text:style-name="Internet_20_link" text:visited-style-name="Visited_20_Internet_20_Link">
https://armyinform.com.ua/2023/04/11/z-nebezpechnyh-regioniv-ukrayiny-za-ostanni-misyaczi-evakuyuvaly-bilshe-sotni-tysyach-osib/</text:a>
</text:p>
      <!--NEWS-->
      <text:h text:style-name="P10" text:outline-level="1">
<text:span text:style-name="T4">
Під Лиманом українські артилеристи знищили два російських танки</text:span>
</text:h>
      <text:p text:style-name="P4">
Author: ['АРМІЯINFORM']</text:p>
      <text:p text:style-name="P4">
Time: 2023-04-11T96:00:00-04:00</text:p>
      <text:p text:style-name="P4">
Description: Артилерійська бригада імені гетьмана Тараса Трясила мінуснула два російські танки,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creenshot_2-1.png" text:style-name="Internet_20_link" text:visited-style-name="Visited_20_Internet_20_Link">
screenshot_2-1.png</text:a>
']</text:p>
      <text:p text:style-name="P4">
Tags: ['STOPRUSSIA', 'АГРЕСІЯ РФ']</text:p>
      <text:p text:style-name="P4">
Category: News</text:p>
      <!--METADATA-->
      <text:p text:style-name="P4">
<draw:frame draw:style-name="fr1" draw:name="Image334" text:anchor-type="as-char" svg:width="6.9236in" svg:height="4.269217in" draw:z-index="0">
<draw:image xlink:href="../Images/AРМІЯINFORM/2023-04-11T96-00-00-04-00/screenshot_2-1.png" xlink:type="simple" xlink:show="embed" xlink:actuate="onLoad" draw:mime-type="image/png"/>
</draw:frame>
</text:p>
      <text:p text:style-name="P4">
Артилерійська бригада імені гетьмана Тараса Трясила мінуснула два російськітанки, які намагались атакувати українські позиції під Лиманом.</text:p>
      <text:p text:style-name="P4">
Про це у Facebook <text:a xlink:type="simple" xlink:href="https://www.facebook.com/43oabr" text:style-name="Internet_20_link" text:visited-style-name="Visited_20_Internet_20_Link">
повідомила</text:a>
пресслужба бригади.</text:p>
      <text:p text:style-name="P4">
Можливо, на них навіть було написано традиційно ідіотське: «На Киев» або «НаБерлин». У будь-якому разі їхні написи залишились лише написами, які нічого немають спільного з реальністю.</text:p>
      <text:p text:style-name="P4">
Завдяки нашим гарматам PzH 2000.</text:p>
      <text:p text:style-name="P4">
Завдяки нашим воїнам-артилеристам.</text:p>
      <text:p text:style-name="P4">
Завдяки нашій Україні, за яку варто боротись.</text:p>
      <text:p text:style-name="P4">
Source: <text:a xlink:type="simple" xlink:href="https://armyinform.com.ua/2023/04/11/pid-lymanom-ukrayinski-artylerysty-znyshhyly-dva-rosijskyh-tanky/" text:style-name="Internet_20_link" text:visited-style-name="Visited_20_Internet_20_Link">
https://armyinform.com.ua/2023/04/11/pid-lymanom-ukrayinski-artylerysty-znyshhyly-dva-rosijskyh-tanky/</text:a>
</text:p>
      <!--NEWS-->
      <text:h text:style-name="P10" text:outline-level="1">
<text:span text:style-name="T4">
Наші мужні воїни 8-й місяць стримують росармію у Бахмуті від просування вглиб — Ганна Маляр</text:span>
</text:h>
      <text:p text:style-name="P4">
Author: ['АРМІЯINFORM']</text:p>
      <text:p text:style-name="P4">
Time: 2023-04-11T97:00:00-04:00</text:p>
      <text:p text:style-name="P4">
Description: Кілька тижнів поспіль ситуація на полі бою не змінюється. Епіцентром бойових дій є сх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15_12-35-57.jpg" text:style-name="Internet_20_link" text:visited-style-name="Visited_20_Internet_20_Link">
photo_2022-12-15_12-35-57.jpg</text:a>
']</text:p>
      <text:p text:style-name="P4">
Tags: ['БАХМУТ', 'ГАННА МАЛЯР']</text:p>
      <text:p text:style-name="P4">
Category: News</text:p>
      <!--METADATA-->
      <text:p text:style-name="P4">
<draw:frame draw:style-name="fr1" draw:name="Image335" text:anchor-type="as-char" svg:width="6.9236in" svg:height="4.615733in" draw:z-index="0">
<draw:image xlink:href="../Images/AРМІЯINFORM/2023-04-11T97-00-00-04-00/photo_2022-12-15_12-35-57.jpg" xlink:type="simple" xlink:show="embed" xlink:actuate="onLoad" draw:mime-type="image/jpeg"/>
</draw:frame>
 Заступник Міністраоборони Ганна Маляр. Фото Дмитра Юрченка.</text:p>
      <text:p text:style-name="P4">
Кілька тижнів поспіль ситуація на полі бою не змінюється. Епіцентром бойовихдій є схід. Наступ триває на чотирьох напрямках одночасно, ЗСУ всіма силамизупиняють ворога, але Бахмут прийняв на себе основний удар.</text:p>
      <text:p text:style-name="P4">
Про це <text:a xlink:type="simple" xlink:href="https://t.me/annamaliar/633" text:style-name="Internet_20_link" text:visited-style-name="Visited_20_Internet_20_Link">
розповіла</text:a>
 заступниця Міністра оборониУкраїни Ганна Маляр.</text:p>
      <text:p text:style-name="P4">
«Саме там ворог сконцентрував найбільші зусилля. А отже і нам доводиться дляоборони використовувати багато сил», — зазначила вона.</text:p>
      <text:p text:style-name="P4">
За її словами, ворог програє нам, зазвичай, у вуличних боях, тому росіянипросто фізично знищують всі будівлі і споруди. Але наші мужні воїни тапрофесійне військове командування 8-й місяць стримують ворога у Бахмуті відпросування вглиб території.</text:p>
      <text:p text:style-name="P4">
«Якби ми весь цей час не обороняли Бахмут, ворог би просунувся углиб територіїУкраїни, тому значення оборони міста треба розуміти саме в такому контексті.</text:p>
      <text:p text:style-name="P4">
рф там зосередив приватну армію вагнерівців. Здебільшого вони вже знищені ЗСУі ворог змушений туди підтягувати свої десантні підрозділи іспецпризначенців», — пояснила Ганна Маляр.</text:p>
      <text:p text:style-name="P4">
Source: <text:a xlink:type="simple" xlink:href="https://armyinform.com.ua/2023/04/11/nashi-muzhni-voyiny-8-j-misyacz-strymuyut-rosarmiyu-u-bahmuti-vid-prosuvannya-vglyb-ganna-malyar/" text:style-name="Internet_20_link" text:visited-style-name="Visited_20_Internet_20_Link">
https://armyinform.com.ua/2023/04/11/nashi-muzhni-voyiny-8-j-misyacz-strymuyut-rosarmiyu-u-bahmuti-vid-prosuvannya-vglyb-ganna-malyar/</text:a>
</text:p>
      <!--NEWS-->
      <text:h text:style-name="P10" text:outline-level="1">
<text:span text:style-name="T4">
Зараз важливо не втрачати відчуття шляху, яким маємо пройти – Президент України</text:span>
</text:h>
      <text:p text:style-name="P4">
Author: ['АРМІЯINFORM']</text:p>
      <text:p text:style-name="P4">
Time: 2023-04-11T98:00:00-04:00</text:p>
      <text:p text:style-name="P4">
Description: Президент України Володимир Зеленський звернувся до українців у 412-й день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e664e67a43e9d5c9c8387bea8a1bca1_1681241138_extra_large.png" text:style-name="Internet_20_link" text:visited-style-name="Visited_20_Internet_20_Link">
8e664e67a43e9d5c9c8387bea8a1bca1_1681241138_extra_large.png</text:a>
']</text:p>
      <text:p text:style-name="P4">
Tags: ['STOPRUSSIA', 'ВОЛОДИМИР ЗЕЛЕНСЬКИЙ']</text:p>
      <text:p text:style-name="P4">
Category: News</text:p>
      <!--METADATA-->
      <text:p text:style-name="P4">
<draw:frame draw:style-name="fr1" draw:name="Image336" text:anchor-type="as-char" svg:width="6.9236in" svg:height="4.095236in" draw:z-index="0">
<draw:image xlink:href="../Images/AРМІЯINFORM/2023-04-11T98-00-00-04-00/8e664e67a43e9d5c9c8387bea8a1bca1_1681241138_extra_large.png" xlink:type="simple" xlink:show="embed" xlink:actuate="onLoad" draw:mime-type="image/png"/>
</draw:frame>
</text:p>
      <text:p text:style-name="P4">
Президент України Володимир Зеленський<text:a xlink:type="simple" xlink:href="https://www.president.gov.ua/news/mi-zaraz-na-takomu-etapi-vijni-koli-vazhlivo-ne-vtrachati-vi-82205" text:style-name="Internet_20_link" text:visited-style-name="Visited_20_Internet_20_Link">
звернувся</text:a>
 до українців у 412-й день оборониУкраїни:</text:p>
      <text:p text:style-name="P4">
<text:span text:style-name="T4">
<text:span text:style-name="T5">
Бажаю здоровʼя, шановні українці!</text:span>
</text:span>
</text:p>
      <text:p text:style-name="P4">
Провів сьогодні чергове засідання Ставки. Передусім розглянули бойовуситуацію. Те, що вдається на основних напрямках, на тяжких напрямках, таких якБахмут і Авдіївка, Донеччина загалом, таких як Кремінна й Луганщина загалом.</text:p>
      <text:p text:style-name="P4">
Розглянули на Ставці й те, що тільки має вдатися. Те, над чим працюємо.</text:p>
      <text:p text:style-name="P4">
Були доповіді генерала Сирського, генерала Тарнавського, Головкома, ГУР.</text:p>
      <text:p text:style-name="P4">
Генштаб і міністр внутрішніх справ доповіли щодо комплектації новихпідрозділів наших сил оборони – нових бригад.</text:p>
      <text:p text:style-name="P4">
Керівник СБУ генерал Малюк зробив доповідь щодо своєї частини – щодо того, щостосується нашої внутрішньої стійкості, захисту від внутрішнього ворога тапротидії колаборантам.</text:p>
      <text:p text:style-name="P4">
Ми зараз на такому етапі війни, коли важливо й нашому суспільству, і партнерамне втрачати відчуття шляху, яким маємо пройти. Саме шляху. Шляху, якийпопереду.</text:p>
      <text:p text:style-name="P4">
Порівняно з минулим роком у багатьох місцях зараз тихіше. Але це не означає,що можна десь там ігнорувати війну чи бути менш сконцентрованими на допомозідержаві.</text:p>
      <text:p text:style-name="P4">
Нам вдалося зробити багато разом із партнерами для захисту людей, України,всієї Європи. Але це не означає, що зараз час спочивати на лаврах. Шлях –попереду. Рух – попереду. Те, для чого ми потребуємо не меншої єдності, ніжраніше. Не меншої зосередженості, ніж раніше.</text:p>
      <text:p text:style-name="P4">
Так само, як і раніше, наші позиції на фронті, всі наші воїни на позиціяхмають підтримуватися українськими позиціями політично й інформаційно, силоюзброї та силою нашою суспільного єднання, нашою внутрішньою стійкістю таміцністю звʼязків України зі світом. І це те, що є завданням як держави, так івсіх у державі, як України, так і всіх у світі, хто цінує вільне життя йміжнародний порядок, заснований на правилах.</text:p>
      <text:p text:style-name="P4">
Це нерозумно просто пасивно сподіватися, що перемогу принесе хтось інший, той,хто зараз в окопах, хто зараз у штурмах. Це спільне завдання. Перемогаздобувається всіма. Тими, хто за неї бʼється, і тими, хто дає зброю. Тими, хтоскорочує можливості держави-терориста, і тими, хто збільшує можливостіУкраїни.</text:p>
      <text:p text:style-name="P4">
Так само, як у складі Ставки кожен відповідає за свою частину оборони держави,на шляху до перемоги кожному й кожній варто розуміти: а що є вашими кроками доперемоги? Та чи на увесь шлях вистачає цих кроків?</text:p>
      <text:p text:style-name="P4">
Дякую всім нашим партнерам у світі, хто не збавляє активності в допомозі.</text:p>
      <text:p text:style-name="P4">
Дякую всім українцям і українкам, хто розуміє, що маємо пройти цей шлях разом– до перемоги, і у справжній єдності, підтримуючи одне одного й державу.</text:p>
      <text:p text:style-name="P4">
<text:span text:style-name="T4">
<text:span text:style-name="T5">
Слава всім нашим воїнам!</text:span>
</text:span>
</text:p>
      <text:p text:style-name="P4">
<text:span text:style-name="T4">
<text:span text:style-name="T5">
Слава нашому міцному народу!</text:span>
</text:span>
</text:p>
      <text:p text:style-name="P4">
<text:span text:style-name="T4">
<text:span text:style-name="T5">
Слава Україні!</text:span>
</text:span>
</text:p>
      <text:p text:style-name="P4">
Source: <text:a xlink:type="simple" xlink:href="https://armyinform.com.ua/2023/04/11/zaraz-vazhlyvo-ne-vtrachaty-vidchuttya-shlyahu-yakym-mayemo-projty-zvernennya-prezydenta-ukrayiny/" text:style-name="Internet_20_link" text:visited-style-name="Visited_20_Internet_20_Link">
https://armyinform.com.ua/2023/04/11/zaraz-vazhlyvo-ne-vtrachaty-vidchuttya-shlyahu-yakym-mayemo-projty-zvernennya-prezydenta-ukrayiny/</text:a>
</text:p>
      <!--NEWS-->
      <text:h text:style-name="P10" text:outline-level="1">
<text:span text:style-name="T4">
Канада оголосила про надання Україні додаткової військової допомоги</text:span>
</text:h>
      <text:p text:style-name="P4">
Author: ['АРМІЯINFORM']</text:p>
      <text:p text:style-name="P4">
Time: 2023-04-11T99:00:00-04:00</text:p>
      <text:p text:style-name="P4">
Description: Канада надасть Україні додаткову військову допомогу.    Про це повідомила міністр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5065-uk.png" text:style-name="Internet_20_link" text:visited-style-name="Visited_20_Internet_20_Link">
155065-uk.png</text:a>
']</text:p>
      <text:p text:style-name="P4">
Tags: ['STOPRUSSIA', 'ВІЙСЬКОВА ДОПОМОГА', 'КАНАДА']</text:p>
      <text:p text:style-name="P4">
Category: News</text:p>
      <!--METADATA-->
      <text:p text:style-name="P4">
<draw:frame draw:style-name="fr1" draw:name="Image337" text:anchor-type="as-char" svg:width="6.9236in" svg:height="3.865677in" draw:z-index="0">
<draw:image xlink:href="../Images/AРМІЯINFORM/2023-04-11T99-00-00-04-00/155065-uk.png" xlink:type="simple" xlink:show="embed" xlink:actuate="onLoad" draw:mime-type="image/png"/>
</draw:frame>
</text:p>
      <text:p text:style-name="P4">
Канада надасть Україні додаткову військову допомогу.</text:p>
      <text:p text:style-name="P4">
Про це<text:a xlink:type="simple" xlink:href="https://twitter.com/AnitaAnandMP/status/1645832093669130252" text:style-name="Internet_20_link" text:visited-style-name="Visited_20_Internet_20_Link">
повідомила</text:a>
міністр оборони Канади Аніта Ананд у Твіттері.</text:p>
      <text:p text:style-name="P4">
Йдеться про передачу 38 кулеметів, 21 тисячі штурмових гвинтівок та понад 2,4мільйона набоїв.</text:p>
      <text:p text:style-name="P4">
«Сьогодні ми оголошуємо про відправку ще більшої кількості зброї від компаніїColt Canada. Ця зброя допоможе Україні захистити себе та наші спільніцінності», — наголосила вона.</text:p>
      <text:p text:style-name="P4">
Source: <text:a xlink:type="simple" xlink:href="https://armyinform.com.ua/2023/04/11/kanada-ogolosyla-pro-nadannya-ukrayini-dodatkovoyi-vijskovoyi-dopomogy/" text:style-name="Internet_20_link" text:visited-style-name="Visited_20_Internet_20_Link">
https://armyinform.com.ua/2023/04/11/kanada-ogolosyla-pro-nadannya-ukrayini-dodatkovoyi-vijskovoyi-dopomogy/</text:a>
</text:p>
      <!--NEWS-->
      <text:h text:style-name="P10" text:outline-level="1">
<text:span text:style-name="T4">
Укрзалізниця повністю відновила міст через річку Ірпінь</text:span>
</text:h>
      <text:p text:style-name="P4">
Authors: Ukrinform (Person)</text:p>
      <text:p text:style-name="P4">
Publisher: Укринформ (Organization)</text:p>
      <text:p text:style-name="P4">
Published Time: 2023-04-12T00:38:00+03:00</text:p>
      <text:p text:style-name="P4">
Modified Time: 2023-04-12T00:38:00+03:00</text:p>
      <text:p text:style-name="P4">
Description: АТ «Укрзалізниця» завершило капітальний ремонт залізничного мосту через річку Ірпінь, що на Київщині. — Укрінформ.</text:p>
      <text:p text:style-name="P4">
Images: ["<text:a xlink:type="simple" xlink:href="https://static.ukrinform.com/photos/2023_04/thumb_files/630_360_1681226592-240.jpg" text:style-name="Internet_20_link" text:visited-style-name="Visited_20_Internet_20_Link">
630_360_16812...</text:a>
"]</text:p>
      <text:p text:style-name="P4">
Tags: ['Ірпінь', 'Укрзалізниця', 'Міст']</text:p>
      <text:p text:style-name="P4">
Type: Article</text:p>
      <!--METADATA-->
      <text:p text:style-name="P4">
<draw:frame draw:style-name="fr1" draw:name="Image338" text:anchor-type="as-char" svg:width="6.9236in" svg:height="3.956343in" draw:z-index="0">
<draw:image xlink:href="../Images/yкринформ/2023-04-12T00-38-00-03-00/630_360_1681226592-240.jpg" xlink:type="simple" xlink:show="embed" xlink:actuate="onLoad" draw:mime-type="image/jpeg"/>
</draw:frame>
 АТ«Укрзалізниця» завершило капітальний ремонт залізничного мосту через річкуІрпінь, що на Київщині.</text:p>
      <text:p text:style-name="P4">
Про це повідомив член правління компанії Роман Черніцький, передає Укрінформіз посиланням на <text:a xlink:type="simple" xlink:href="https://www.uz.gov.ua/press_center/up_to_date_topic/602838/" text:style-name="Internet_20_link" text:visited-style-name="Visited_20_Internet_20_Link">
</text:a>
 .</text:p>
      <text:p text:style-name="P4">
"Рух поїздів через міст відкрито двома коліями, це дозволить найближчим часомзбільшити кількість пасажирських поїздів у напрямку Коростеня та міст —сателітів Києва", - йдеться в повідомленні.</text:p>
      <text:p text:style-name="P4">
Черніцький зазначив, що спочатку впродовж місяця <text:a xlink:type="simple" xlink:href="https://www.ukrinform.ua/tag-mist" text:style-name="Internet_20_link" text:visited-style-name="Visited_20_Internet_20_Link">
</text:a>
 через річку Ірпінь було відновлено затимчасовою схемою. Це дозволило вже на початку травня минулого року запуститипоїзди до Ірпеня, Бучі, Бородянки та інших населених пунктів. У липні 2022року було розпочато роботи з капітального відновлення залізничного мосту. Вжеу листопаді було відновлено рух поїздів непарною колією мосту, а наприкінціберезня 2023 року завершено всі роботи з відновлення мосту та відкрито рухпарною колією.</text:p>
      <text:p text:style-name="P4">
<text:span text:style-name="T4">
Читайте також:</text:span>
 <text:a xlink:type="simple" xlink:href="https://www.ukrinform.ua/rubric-vidbudova/3694542-ukrzaliznica-vidnovila-tretinu-zaliznicnih-mostiv-zrujnovanih-z-pocatku-povnomasstabnoi-vijni.html" text:style-name="Internet_20_link" text:visited-style-name="Visited_20_Internet_20_Link">
 <text:span text:style-name="T4">
Укрзалізниця</text:span>
 </text:a>
</text:p>
      <text:p text:style-name="P4">
Як повідомлялось, залізничний міст через річку Ірпінь в однойменному містіКиївської області було зруйновано 21 березня 2022 року.</text:p>
      <text:p text:style-name="P4">
Source: <text:a xlink:type="simple" xlink:href="https://www.ukrinform.ua/rubric-vidbudova/3694550-ukrzaliznica-povnistu-vidnovila-mist-cerez-ricku-irpin.html" text:style-name="Internet_20_link" text:visited-style-name="Visited_20_Internet_20_Link">
https://www.ukrinform.ua/rubric-vidbudova/3694550-ukrzaliznica-povnistu-vidnovila-mist-cerez-ricku-irpin.html</text:a>
</text:p>
      <!--NEWS-->
      <text:h text:style-name="P10" text:outline-level="1">
<text:span text:style-name="T4">
Верховна Рада заборонила використання феєрверків та салютів в Україні</text:span>
</text:h>
      <text:p text:style-name="P4">
Author: ['АРМІЯINFORM']</text:p>
      <text:p text:style-name="P4">
Time: 2023-04-12T98:00:00-04:00</text:p>
      <text:p text:style-name="P4">
Description: Верховна Рада України заборонила використання на території України феєрверків та салю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erverky.jpg" text:style-name="Internet_20_link" text:visited-style-name="Visited_20_Internet_20_Link">
fejerverky.jpg</text:a>
']</text:p>
      <text:p text:style-name="P4">
Tags: ['STOPRUSSIA', 'АГРЕСІЯ РФ', 'ВЕРХОВНА РАДА УКРАЇНИ']</text:p>
      <text:p text:style-name="P4">
Category: News</text:p>
      <!--METADATA-->
      <text:p text:style-name="P4">
<draw:frame draw:style-name="fr1" draw:name="Image339" text:anchor-type="as-char" svg:width="6.9236in" svg:height="4.235614in" draw:z-index="0">
<draw:image xlink:href="../Images/AРМІЯINFORM/2023-04-12T98-00-00-04-00/fejerverky.jpg" xlink:type="simple" xlink:show="embed" xlink:actuate="onLoad" draw:mime-type="image/jpeg"/>
</draw:frame>
</text:p>
      <text:p text:style-name="P4">
Верховна Рада України заборонила використання на території України феєрверківта салютів.</text:p>
      <text:p text:style-name="P4">
За законопроєкт <text:a xlink:type="simple" xlink:href="https://itd.rada.gov.ua/billInfo/Bills/Card/39750" text:style-name="Internet_20_link" text:visited-style-name="Visited_20_Internet_20_Link">
№ 7438</text:a>
проголосувало 290 народних депутатів України.</text:p>
      <text:p text:style-name="P4">
Метою прийняття Закону є впровадження європейських гуманних цінностей тастандартів щодо людей і тварин у сфері використання піротехнічних виробів.</text:p>
      <text:p text:style-name="P4">
Документ спрямований на посилення контролю за використанням та обігомпіротехнічних виробів. Йдеться про заборону використання, продаж та передачуфеєрверків, салютів та петард.</text:p>
      <text:p text:style-name="P4">
«Безпечне використання та контрольований обіг піротехнічних виробів натериторії України є важливою запорукою підтримання громадського порядку всуспільстві, захисту життя та здоров’я людей, а також охорони довкілля,зокрема тварин, від негативних наслідків такого використання», — йдеться упояснювальній записці до законопроєкту.</text:p>
      <text:p text:style-name="P4">
Однак під час встановлених законом святкових і неробочих днів, днів міст,інших свят відповідно до рішення місцевої ради, проведення спортивних змаганьдозволяється використання феєрверків лише класу F1, що мають дуже низькийрівень небезпеки і незначний рівень шуму, який не перевищує 60 дБ, а такожсценічних піротехнічних виробів.</text:p>
      <text:p text:style-name="P4">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NEWS-->
      <text:h text:style-name="P10" text:outline-level="1">
<text:span text:style-name="T4">
Володимир Зеленський з американським бізнесменом обговорили допомогу Україні</text:span>
</text:h>
      <text:p text:style-name="P4">
Author: ['АРМІЯINFORM']</text:p>
      <text:p text:style-name="P4">
Time: 2023-04-12T99:00:00-04:00</text:p>
      <text:p text:style-name="P4">
Description: Президент України Володимир Зеленський провів зустріч з американським бізнесменом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c9cbd6a234adb68e70cdac981ad4cac_1681236630_extra_large.jpeg" text:style-name="Internet_20_link" text:visited-style-name="Visited_20_Internet_20_Link">
3c9cbd6a234adb68e70cdac981ad4cac_1681236630_extra_large.jpeg</text:a>
']</text:p>
      <text:p text:style-name="P4">
Tags: ['ПРЕЗИДЕНТ']</text:p>
      <text:p text:style-name="P4">
Category: News</text:p>
      <!--METADATA-->
      <text:p text:style-name="P4">
<draw:frame draw:style-name="fr1" draw:name="Image340" text:anchor-type="as-char" svg:width="6.9236in" svg:height="4.617948in" draw:z-index="0">
<draw:image xlink:href="../Images/AРМІЯINFORM/2023-04-12T99-00-00-04-00/3c9cbd6a234adb68e70cdac981ad4cac_1681236630_extra_large.jpeg" xlink:type="simple" xlink:show="embed" xlink:actuate="onLoad" draw:mime-type="image/jpeg"/>
</draw:frame>
</text:p>
      <text:p text:style-name="P4">
Президент України Володимир Зеленський провів зустріч з американськимбізнесменом і філантропом Говардом Баффетом, який перебуває в нашій країні звізитом.</text:p>
      <text:p text:style-name="P4">
Про це <text:a xlink:type="simple" xlink:href="https://www.president.gov.ua/news/volodimir-zelenskij-i-govard-baffet-obgovorili-dopomogu-ukra-82201" text:style-name="Internet_20_link" text:visited-style-name="Visited_20_Internet_20_Link">
повідомляє</text:a>
 Офіс Президента України.</text:p>
      <text:p text:style-name="P4">
Глава держави подякував Говарду Баффету за підтримку українського народу тапроекти, які благодійник втілює в Україні. Зокрема, Президент відзначив проектфабрики-кухні, який є частиною реформи шкільного харчування, ініційованоїпершою леді Оленою Зеленською, а також допомогу в реалізації «зерновоїініціативи», підтримку розмінування, закупівлі генераторів і ліквідаціїнаслідків ворожих обстрілів цивільної інфраструктури України.</text:p>
      <text:p text:style-name="P4">
Володимир Зеленський поінформував бізнесмена про ситуацію в нашій країні тавідсіч російській збройній агресії на полі бою. Він наголосив на прагненніщодня робити кроки, які б забезпечували стійкість українських воїнів,підтримували суспільство та бізнес.</text:p>
      <text:p text:style-name="P4">
«Ми намагаємося наближати перемогу щодня», – констатував глава держави.</text:p>
      <text:p text:style-name="P4">
Зі свого боку американський бізнесмен зазначив, що, крім підтримки низкипроектів безпосередньо в нашій країні, він намагається розповідати про Українута український народ у США на різноманітних публічних майданчиках.</text:p>
      <text:p text:style-name="P4">
Під час зустрічі Володимир Зеленський і Говард Баффет обговорили питаннядопомоги в гуманітарному розмінуванні українських земель, зокрема територіїХерсонської області.</text:p>
      <text:p text:style-name="P4">
Source: <text:a xlink:type="simple" xlink:href="https://armyinform.com.ua/2023/04/12/volodymyr-zelenskyj-z-amerykanskym-biznesmenom-obgovoryly-dopomogu-ukrayini/" text:style-name="Internet_20_link" text:visited-style-name="Visited_20_Internet_20_Link">
https://armyinform.com.ua/2023/04/12/volodymyr-zelenskyj-z-amerykanskym-biznesmenom-obgovoryly-dopomogu-ukrayi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